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20.78mm"/>
    </style:style>
    <style:style style:name="co3" style:family="table-column">
      <style:table-column-properties fo:break-before="auto" style:column-width="13.32mm"/>
    </style:style>
    <style:style style:name="co4" style:family="table-column">
      <style:table-column-properties fo:break-before="auto" style:column-width="23.55mm"/>
    </style:style>
    <style:style style:name="co5" style:family="table-column">
      <style:table-column-properties fo:break-before="auto" style:column-width="21.6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log_Cube_270217_13354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4" table:default-cell-style-name="Default"/>
        <table:table-column table:style-name="co6" table:default-cell-style-name="ce2"/>
        <table:table-column table:style-name="co6" table:default-cell-style-name="Default"/>
        <table:table-row table:style-name="ro1">
          <table:table-cell office:value-type="string" calcext:value-type="string">
            <text:p>nowTS</text:p>
          </table:table-cell>
          <table:table-cell office:value-type="string" calcext:value-type="string">
            <text:p>nowX</text:p>
          </table:table-cell>
          <table:table-cell office:value-type="string" calcext:value-type="string">
            <text:p>lastTS</text:p>
          </table:table-cell>
          <table:table-cell office:value-type="string" calcext:value-type="string">
            <text:p>lastX</text:p>
          </table:table-cell>
          <table:table-cell office:value-type="string" calcext:value-type="string">
            <text:p>pupilDela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pupilTS</text:p>
          </table:table-cell>
          <table:table-cell office:value-type="string" calcext:value-type="string">
            <text:p>deltaX</text:p>
          </table:table-cell>
          <table:table-cell office:value-type="string" calcext:value-type="string">
            <text:p>deltaLastNow</text:p>
          </table:table-cell>
          <table:table-cell office:value-type="string" calcext:value-type="string">
            <text:p>deltaPupilLast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orrectedX</text:p>
          </table:table-cell>
        </table:table-row>
        <table:table-row table:style-name="ro1">
          <table:table-cell office:value-type="float" office:value="1.9029026" calcext:value-type="float">
            <text:p>1,9029026</text:p>
          </table:table-cell>
          <table:table-cell office:value-type="float" office:value="0.5500016" calcext:value-type="float">
            <text:p>0,5500016</text:p>
          </table:table-cell>
          <table:table-cell office:value-type="float" office:value="1.902" calcext:value-type="float">
            <text:p>1,902</text:p>
          </table:table-cell>
          <table:table-cell office:value-type="float" office:value="0.5500016" calcext:value-type="float">
            <text:p>0,5500016</text:p>
          </table:table-cell>
          <table:table-cell office:value-type="float" office:value="0.00075195" calcext:value-type="float">
            <text:p>0,00075195</text:p>
          </table:table-cell>
          <table:table-cell office:value-type="float" office:value="0.1669067" calcext:value-type="float">
            <text:p>0,1669067</text:p>
          </table:table-cell>
          <table:table-cell table:formula="of:=[.A2]-[.E2]" office:value-type="float" office:value="1.90215065" calcext:value-type="float">
            <text:p>1,90215065</text:p>
          </table:table-cell>
          <table:table-cell table:formula="of:=[.B2]-[.D2]" office:value-type="float" office:value="0" calcext:value-type="float">
            <text:p>0</text:p>
          </table:table-cell>
          <table:table-cell table:formula="of:=[.A2]-[.C2]" office:value-type="float" office:value="0.000902599999999865" calcext:value-type="float">
            <text:p>0,0009026</text:p>
          </table:table-cell>
          <table:table-cell table:formula="of:=[.G2]-[.C2]" office:value-type="float" office:value="0.000150649999999919" calcext:value-type="float">
            <text:p>0,00015065</text:p>
          </table:table-cell>
          <table:table-cell table:formula="of:=[.J2]/[.I2]" office:value-type="float" office:value="0.166906713937449" calcext:value-type="float">
            <text:p>0,1669067139</text:p>
          </table:table-cell>
          <table:table-cell table:formula="of:=[.D2]+[.H2]*[.K2]" office:value-type="float" office:value="0.5500016" calcext:value-type="float">
            <text:p>0,5500016</text:p>
          </table:table-cell>
        </table:table-row>
        <table:table-row table:style-name="ro1">
          <table:table-cell office:value-type="float" office:value="1.9034044" calcext:value-type="float">
            <text:p>1,9034044</text:p>
          </table:table-cell>
          <table:table-cell office:value-type="float" office:value="0.5500016" calcext:value-type="float">
            <text:p>0,5500016</text:p>
          </table:table-cell>
          <table:table-cell office:value-type="float" office:value="1.902" calcext:value-type="float">
            <text:p>1,902</text:p>
          </table:table-cell>
          <table:table-cell office:value-type="float" office:value="0.5500016" calcext:value-type="float">
            <text:p>0,5500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]-[.E3]" office:value-type="float" office:value="1.9034044" calcext:value-type="float">
            <text:p>1,9034044</text:p>
          </table:table-cell>
          <table:table-cell table:formula="of:=[.B3]-[.D3]" office:value-type="float" office:value="0" calcext:value-type="float">
            <text:p>0</text:p>
          </table:table-cell>
          <table:table-cell table:formula="of:=[.A3]-[.C3]" office:value-type="float" office:value="0.00140439999999975" calcext:value-type="float">
            <text:p>0,0014044</text:p>
          </table:table-cell>
          <table:table-cell table:formula="of:=[.G3]-[.C3]" office:value-type="float" office:value="0.00140439999999975" calcext:value-type="float">
            <text:p>0,0014044</text:p>
          </table:table-cell>
          <table:table-cell table:formula="of:=[.J3]/[.I3]" office:value-type="float" office:value="1" calcext:value-type="float">
            <text:p>1</text:p>
          </table:table-cell>
          <table:table-cell table:formula="of:=[.D3]+[.H3]*[.K3]" office:value-type="float" office:value="0.5500016" calcext:value-type="float">
            <text:p>0,5500016</text:p>
          </table:table-cell>
        </table:table-row>
        <table:table-row table:style-name="ro1">
          <table:table-cell office:value-type="float" office:value="1.9323264" calcext:value-type="float">
            <text:p>1,9323264</text:p>
          </table:table-cell>
          <table:table-cell office:value-type="float" office:value="1.000002" calcext:value-type="float">
            <text:p>1,000002</text:p>
          </table:table-cell>
          <table:table-cell office:value-type="float" office:value="1.903" calcext:value-type="float">
            <text:p>1,903</text:p>
          </table:table-cell>
          <table:table-cell office:value-type="float" office:value="0.5500016" calcext:value-type="float">
            <text:p>0,5500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]-[.E4]" office:value-type="float" office:value="1.9323264" calcext:value-type="float">
            <text:p>1,9323264</text:p>
          </table:table-cell>
          <table:table-cell table:formula="of:=[.B4]-[.D4]" office:value-type="float" office:value="0.4500004" calcext:value-type="float">
            <text:p>0,4500004</text:p>
          </table:table-cell>
          <table:table-cell table:formula="of:=[.A4]-[.C4]" office:value-type="float" office:value="0.0293264" calcext:value-type="float">
            <text:p>0,0293264</text:p>
          </table:table-cell>
          <table:table-cell table:formula="of:=[.G4]-[.C4]" office:value-type="float" office:value="0.0293264" calcext:value-type="float">
            <text:p>0,0293264</text:p>
          </table:table-cell>
          <table:table-cell table:formula="of:=[.J4]/[.I4]" office:value-type="float" office:value="1" calcext:value-type="float">
            <text:p>1</text:p>
          </table:table-cell>
          <table:table-cell table:formula="of:=[.D4]+[.H4]*[.K4]" office:value-type="float" office:value="1.000002" calcext:value-type="float">
            <text:p>1,000002</text:p>
          </table:table-cell>
        </table:table-row>
        <table:table-row table:style-name="ro1">
          <table:table-cell office:value-type="float" office:value="1.9348327" calcext:value-type="float">
            <text:p>1,9348327</text:p>
          </table:table-cell>
          <table:table-cell office:value-type="float" office:value="1.000002" calcext:value-type="float">
            <text:p>1,000002</text:p>
          </table:table-cell>
          <table:table-cell office:value-type="float" office:value="1.932" calcext:value-type="float">
            <text:p>1,932</text:p>
          </table:table-cell>
          <table:table-cell office:value-type="float" office:value="1.450001" calcext:value-type="float">
            <text:p>1,450001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6460444" calcext:value-type="float">
            <text:p>0,6460444</text:p>
          </table:table-cell>
          <table:table-cell table:formula="of:=[.A5]-[.E5]" office:value-type="float" office:value="1.93383005" calcext:value-type="float">
            <text:p>1,93383005</text:p>
          </table:table-cell>
          <table:table-cell table:formula="of:=[.B5]-[.D5]" office:value-type="float" office:value="-0.449999" calcext:value-type="float">
            <text:p>-0,449999</text:p>
          </table:table-cell>
          <table:table-cell table:formula="of:=[.A5]-[.C5]" office:value-type="float" office:value="0.00283269999999991" calcext:value-type="float">
            <text:p>0,0028327</text:p>
          </table:table-cell>
          <table:table-cell table:formula="of:=[.G5]-[.C5]" office:value-type="float" office:value="0.00183004999999992" calcext:value-type="float">
            <text:p>0,00183005</text:p>
          </table:table-cell>
          <table:table-cell table:formula="of:=[.J5]/[.I5]" office:value-type="float" office:value="0.646044409926916" calcext:value-type="float">
            <text:p>0,6460444099</text:p>
          </table:table-cell>
          <table:table-cell table:formula="of:=[.D5]+[.H5]*[.K5]" office:value-type="float" office:value="1.1592816615773" calcext:value-type="float">
            <text:p>1,1592816616</text:p>
          </table:table-cell>
        </table:table-row>
        <table:table-row table:style-name="ro1">
          <table:table-cell office:value-type="float" office:value="1.9373394" calcext:value-type="float">
            <text:p>1,9373394</text:p>
          </table:table-cell>
          <table:table-cell office:value-type="float" office:value="1.000002" calcext:value-type="float">
            <text:p>1,000002</text:p>
          </table:table-cell>
          <table:table-cell office:value-type="float" office:value="1.934" calcext:value-type="float">
            <text:p>1,934</text:p>
          </table:table-cell>
          <table:table-cell office:value-type="float" office:value="0.7092816" calcext:value-type="float">
            <text:p>0,7092816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6997514" calcext:value-type="float">
            <text:p>0,6997514</text:p>
          </table:table-cell>
          <table:table-cell table:formula="of:=[.A6]-[.E6]" office:value-type="float" office:value="1.93633675" calcext:value-type="float">
            <text:p>1,93633675</text:p>
          </table:table-cell>
          <table:table-cell table:formula="of:=[.B6]-[.D6]" office:value-type="float" office:value="0.2907204" calcext:value-type="float">
            <text:p>0,2907204</text:p>
          </table:table-cell>
          <table:table-cell table:formula="of:=[.A6]-[.C6]" office:value-type="float" office:value="0.00333939999999977" calcext:value-type="float">
            <text:p>0,0033394</text:p>
          </table:table-cell>
          <table:table-cell table:formula="of:=[.G6]-[.C6]" office:value-type="float" office:value="0.00233674999999978" calcext:value-type="float">
            <text:p>0,00233675</text:p>
          </table:table-cell>
          <table:table-cell table:formula="of:=[.J6]/[.I6]" office:value-type="float" office:value="0.699751452356692" calcext:value-type="float">
            <text:p>0,6997514524</text:p>
          </table:table-cell>
          <table:table-cell table:formula="of:=[.D6]+[.H6]*[.K6]" office:value-type="float" office:value="0.912713622129719" calcext:value-type="float">
            <text:p>0,9127136221</text:p>
          </table:table-cell>
        </table:table-row>
        <table:table-row table:style-name="ro1">
          <table:table-cell office:value-type="float" office:value="1.9378406" calcext:value-type="float">
            <text:p>1,9378406</text:p>
          </table:table-cell>
          <table:table-cell office:value-type="float" office:value="1.000002" calcext:value-type="float">
            <text:p>1,000002</text:p>
          </table:table-cell>
          <table:table-cell office:value-type="float" office:value="1.936" calcext:value-type="float">
            <text:p>1,936</text:p>
          </table:table-cell>
          <table:table-cell office:value-type="float" office:value="1.203433" calcext:value-type="float">
            <text:p>1,2034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]-[.E7]" office:value-type="float" office:value="1.9378406" calcext:value-type="float">
            <text:p>1,9378406</text:p>
          </table:table-cell>
          <table:table-cell table:formula="of:=[.B7]-[.D7]" office:value-type="float" office:value="-0.203431" calcext:value-type="float">
            <text:p>-0,203431</text:p>
          </table:table-cell>
          <table:table-cell table:formula="of:=[.A7]-[.C7]" office:value-type="float" office:value="0.00184059999999997" calcext:value-type="float">
            <text:p>0,0018406</text:p>
          </table:table-cell>
          <table:table-cell table:formula="of:=[.G7]-[.C7]" office:value-type="float" office:value="0.00184059999999997" calcext:value-type="float">
            <text:p>0,0018406</text:p>
          </table:table-cell>
          <table:table-cell table:formula="of:=[.J7]/[.I7]" office:value-type="float" office:value="1" calcext:value-type="float">
            <text:p>1</text:p>
          </table:table-cell>
          <table:table-cell table:formula="of:=[.D7]+[.H7]*[.K7]" office:value-type="float" office:value="1.000002" calcext:value-type="float">
            <text:p>1,000002</text:p>
          </table:table-cell>
        </table:table-row>
        <table:table-row table:style-name="ro1">
          <table:table-cell office:value-type="float" office:value="1.9383419" calcext:value-type="float">
            <text:p>1,9383419</text:p>
          </table:table-cell>
          <table:table-cell office:value-type="float" office:value="1.000002" calcext:value-type="float">
            <text:p>1,000002</text:p>
          </table:table-cell>
          <table:table-cell office:value-type="float" office:value="1.938" calcext:value-type="float">
            <text:p>1,938</text:p>
          </table:table-cell>
          <table:table-cell office:value-type="float" office:value="0.7965698" calcext:value-type="float">
            <text:p>0,79656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]-[.E8]" office:value-type="float" office:value="1.9383419" calcext:value-type="float">
            <text:p>1,9383419</text:p>
          </table:table-cell>
          <table:table-cell table:formula="of:=[.B8]-[.D8]" office:value-type="float" office:value="0.2034322" calcext:value-type="float">
            <text:p>0,2034322</text:p>
          </table:table-cell>
          <table:table-cell table:formula="of:=[.A8]-[.C8]" office:value-type="float" office:value="0.000341899999999784" calcext:value-type="float">
            <text:p>0,0003419</text:p>
          </table:table-cell>
          <table:table-cell table:formula="of:=[.G8]-[.C8]" office:value-type="float" office:value="0.000341899999999784" calcext:value-type="float">
            <text:p>0,0003419</text:p>
          </table:table-cell>
          <table:table-cell table:formula="of:=[.J8]/[.I8]" office:value-type="float" office:value="1" calcext:value-type="float">
            <text:p>1</text:p>
          </table:table-cell>
          <table:table-cell table:formula="of:=[.D8]+[.H8]*[.K8]" office:value-type="float" office:value="1.000002" calcext:value-type="float">
            <text:p>1,000002</text:p>
          </table:table-cell>
        </table:table-row>
        <table:table-row table:style-name="ro1">
          <table:table-cell office:value-type="float" office:value="1.9393447" calcext:value-type="float">
            <text:p>1,9393447</text:p>
          </table:table-cell>
          <table:table-cell office:value-type="float" office:value="1.000002" calcext:value-type="float">
            <text:p>1,000002</text:p>
          </table:table-cell>
          <table:table-cell office:value-type="float" office:value="1.938" calcext:value-type="float">
            <text:p>1,938</text:p>
          </table:table-cell>
          <table:table-cell office:value-type="float" office:value="1.203433" calcext:value-type="float">
            <text:p>1,2034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]-[.E9]" office:value-type="float" office:value="1.9393447" calcext:value-type="float">
            <text:p>1,9393447</text:p>
          </table:table-cell>
          <table:table-cell table:formula="of:=[.B9]-[.D9]" office:value-type="float" office:value="-0.203431" calcext:value-type="float">
            <text:p>-0,203431</text:p>
          </table:table-cell>
          <table:table-cell table:formula="of:=[.A9]-[.C9]" office:value-type="float" office:value="0.00134469999999975" calcext:value-type="float">
            <text:p>0,0013447</text:p>
          </table:table-cell>
          <table:table-cell table:formula="of:=[.G9]-[.C9]" office:value-type="float" office:value="0.00134469999999975" calcext:value-type="float">
            <text:p>0,0013447</text:p>
          </table:table-cell>
          <table:table-cell table:formula="of:=[.J9]/[.I9]" office:value-type="float" office:value="1" calcext:value-type="float">
            <text:p>1</text:p>
          </table:table-cell>
          <table:table-cell table:formula="of:=[.D9]+[.H9]*[.K9]" office:value-type="float" office:value="1.000002" calcext:value-type="float">
            <text:p>1,000002</text:p>
          </table:table-cell>
        </table:table-row>
        <table:table-row table:style-name="ro1">
          <table:table-cell office:value-type="float" office:value="1.967272" calcext:value-type="float">
            <text:p>1,967272</text:p>
          </table:table-cell>
          <table:table-cell office:value-type="float" office:value="1.450001" calcext:value-type="float">
            <text:p>1,450001</text:p>
          </table:table-cell>
          <table:table-cell office:value-type="float" office:value="1.939" calcext:value-type="float">
            <text:p>1,939</text:p>
          </table:table-cell>
          <table:table-cell office:value-type="float" office:value="0.7965698" calcext:value-type="float">
            <text:p>0,79656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0]-[.E10]" office:value-type="float" office:value="1.967272" calcext:value-type="float">
            <text:p>1,967272</text:p>
          </table:table-cell>
          <table:table-cell table:formula="of:=[.B10]-[.D10]" office:value-type="float" office:value="0.6534312" calcext:value-type="float">
            <text:p>0,6534312</text:p>
          </table:table-cell>
          <table:table-cell table:formula="of:=[.A10]-[.C10]" office:value-type="float" office:value="0.0282719999999999" calcext:value-type="float">
            <text:p>0,028272</text:p>
          </table:table-cell>
          <table:table-cell table:formula="of:=[.G10]-[.C10]" office:value-type="float" office:value="0.0282719999999999" calcext:value-type="float">
            <text:p>0,028272</text:p>
          </table:table-cell>
          <table:table-cell table:formula="of:=[.J10]/[.I10]" office:value-type="float" office:value="1" calcext:value-type="float">
            <text:p>1</text:p>
          </table:table-cell>
          <table:table-cell table:formula="of:=[.D10]+[.H10]*[.K10]" office:value-type="float" office:value="1.450001" calcext:value-type="float">
            <text:p>1,450001</text:p>
          </table:table-cell>
        </table:table-row>
        <table:table-row table:style-name="ro1">
          <table:table-cell office:value-type="float" office:value="1.9697828" calcext:value-type="float">
            <text:p>1,9697828</text:p>
          </table:table-cell>
          <table:table-cell office:value-type="float" office:value="1.450001" calcext:value-type="float">
            <text:p>1,450001</text:p>
          </table:table-cell>
          <table:table-cell office:value-type="float" office:value="1.967" calcext:value-type="float">
            <text:p>1,967</text:p>
          </table:table-cell>
          <table:table-cell office:value-type="float" office:value="2.103433" calcext:value-type="float">
            <text:p>2,1034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1]-[.E11]" office:value-type="float" office:value="1.9697828" calcext:value-type="float">
            <text:p>1,9697828</text:p>
          </table:table-cell>
          <table:table-cell table:formula="of:=[.B11]-[.D11]" office:value-type="float" office:value="-0.653432" calcext:value-type="float">
            <text:p>-0,653432</text:p>
          </table:table-cell>
          <table:table-cell table:formula="of:=[.A11]-[.C11]" office:value-type="float" office:value="0.00278279999999986" calcext:value-type="float">
            <text:p>0,0027828</text:p>
          </table:table-cell>
          <table:table-cell table:formula="of:=[.G11]-[.C11]" office:value-type="float" office:value="0.00278279999999986" calcext:value-type="float">
            <text:p>0,0027828</text:p>
          </table:table-cell>
          <table:table-cell table:formula="of:=[.J11]/[.I11]" office:value-type="float" office:value="1" calcext:value-type="float">
            <text:p>1</text:p>
          </table:table-cell>
          <table:table-cell table:formula="of:=[.D11]+[.H11]*[.K11]" office:value-type="float" office:value="1.450001" calcext:value-type="float">
            <text:p>1,450001</text:p>
          </table:table-cell>
        </table:table-row>
        <table:table-row table:style-name="ro1">
          <table:table-cell office:value-type="float" office:value="1.9717881" calcext:value-type="float">
            <text:p>1,9717881</text:p>
          </table:table-cell>
          <table:table-cell office:value-type="float" office:value="1.450001" calcext:value-type="float">
            <text:p>1,450001</text:p>
          </table:table-cell>
          <table:table-cell office:value-type="float" office:value="1.97" calcext:value-type="float">
            <text:p>1,97</text:p>
          </table:table-cell>
          <table:table-cell office:value-type="float" office:value="0.7965698" calcext:value-type="float">
            <text:p>0,79656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2]-[.E12]" office:value-type="float" office:value="1.9717881" calcext:value-type="float">
            <text:p>1,9717881</text:p>
          </table:table-cell>
          <table:table-cell table:formula="of:=[.B12]-[.D12]" office:value-type="float" office:value="0.6534312" calcext:value-type="float">
            <text:p>0,6534312</text:p>
          </table:table-cell>
          <table:table-cell table:formula="of:=[.A12]-[.C12]" office:value-type="float" office:value="0.00178809999999996" calcext:value-type="float">
            <text:p>0,0017881</text:p>
          </table:table-cell>
          <table:table-cell table:formula="of:=[.G12]-[.C12]" office:value-type="float" office:value="0.00178809999999996" calcext:value-type="float">
            <text:p>0,0017881</text:p>
          </table:table-cell>
          <table:table-cell table:formula="of:=[.J12]/[.I12]" office:value-type="float" office:value="1" calcext:value-type="float">
            <text:p>1</text:p>
          </table:table-cell>
          <table:table-cell table:formula="of:=[.D12]+[.H12]*[.K12]" office:value-type="float" office:value="1.450001" calcext:value-type="float">
            <text:p>1,450001</text:p>
          </table:table-cell>
        </table:table-row>
        <table:table-row table:style-name="ro1">
          <table:table-cell office:value-type="float" office:value="1.9722896" calcext:value-type="float">
            <text:p>1,9722896</text:p>
          </table:table-cell>
          <table:table-cell office:value-type="float" office:value="1.450001" calcext:value-type="float">
            <text:p>1,450001</text:p>
          </table:table-cell>
          <table:table-cell office:value-type="float" office:value="1.972" calcext:value-type="float">
            <text:p>1,972</text:p>
          </table:table-cell>
          <table:table-cell office:value-type="float" office:value="2.103433" calcext:value-type="float">
            <text:p>2,1034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3]-[.E13]" office:value-type="float" office:value="1.9722896" calcext:value-type="float">
            <text:p>1,9722896</text:p>
          </table:table-cell>
          <table:table-cell table:formula="of:=[.B13]-[.D13]" office:value-type="float" office:value="-0.653432" calcext:value-type="float">
            <text:p>-0,653432</text:p>
          </table:table-cell>
          <table:table-cell table:formula="of:=[.A13]-[.C13]" office:value-type="float" office:value="0.00028959999999989" calcext:value-type="float">
            <text:p>0,0002896</text:p>
          </table:table-cell>
          <table:table-cell table:formula="of:=[.G13]-[.C13]" office:value-type="float" office:value="0.00028959999999989" calcext:value-type="float">
            <text:p>0,0002896</text:p>
          </table:table-cell>
          <table:table-cell table:formula="of:=[.J13]/[.I13]" office:value-type="float" office:value="1" calcext:value-type="float">
            <text:p>1</text:p>
          </table:table-cell>
          <table:table-cell table:formula="of:=[.D13]+[.H13]*[.K13]" office:value-type="float" office:value="1.450001" calcext:value-type="float">
            <text:p>1,450001</text:p>
          </table:table-cell>
        </table:table-row>
        <table:table-row table:style-name="ro1">
          <table:table-cell office:value-type="float" office:value="2.0033094" calcext:value-type="float">
            <text:p>2,0033094</text:p>
          </table:table-cell>
          <table:table-cell office:value-type="float" office:value="1.900001" calcext:value-type="float">
            <text:p>1,900001</text:p>
          </table:table-cell>
          <table:table-cell office:value-type="float" office:value="1.972" calcext:value-type="float">
            <text:p>1,972</text:p>
          </table:table-cell>
          <table:table-cell office:value-type="float" office:value="0.7965698" calcext:value-type="float">
            <text:p>0,79656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4]-[.E14]" office:value-type="float" office:value="2.0033094" calcext:value-type="float">
            <text:p>2,0033094</text:p>
          </table:table-cell>
          <table:table-cell table:formula="of:=[.B14]-[.D14]" office:value-type="float" office:value="1.1034312" calcext:value-type="float">
            <text:p>1,1034312</text:p>
          </table:table-cell>
          <table:table-cell table:formula="of:=[.A14]-[.C14]" office:value-type="float" office:value="0.0313094" calcext:value-type="float">
            <text:p>0,0313094</text:p>
          </table:table-cell>
          <table:table-cell table:formula="of:=[.G14]-[.C14]" office:value-type="float" office:value="0.0313094" calcext:value-type="float">
            <text:p>0,0313094</text:p>
          </table:table-cell>
          <table:table-cell table:formula="of:=[.J14]/[.I14]" office:value-type="float" office:value="1" calcext:value-type="float">
            <text:p>1</text:p>
          </table:table-cell>
          <table:table-cell table:formula="of:=[.D14]+[.H14]*[.K14]" office:value-type="float" office:value="1.900001" calcext:value-type="float">
            <text:p>1,900001</text:p>
          </table:table-cell>
        </table:table-row>
        <table:table-row table:style-name="ro1">
          <table:table-cell office:value-type="float" office:value="2.0138411" calcext:value-type="float">
            <text:p>2,0138411</text:p>
          </table:table-cell>
          <table:table-cell office:value-type="float" office:value="2.050001" calcext:value-type="float">
            <text:p>2,050001</text:p>
          </table:table-cell>
          <table:table-cell office:value-type="float" office:value="2.003" calcext:value-type="float">
            <text:p>2,003</text:p>
          </table:table-cell>
          <table:table-cell office:value-type="float" office:value="3.003433" calcext:value-type="float">
            <text:p>3,0034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5]-[.E15]" office:value-type="float" office:value="2.0138411" calcext:value-type="float">
            <text:p>2,0138411</text:p>
          </table:table-cell>
          <table:table-cell table:formula="of:=[.B15]-[.D15]" office:value-type="float" office:value="-0.953432" calcext:value-type="float">
            <text:p>-0,953432</text:p>
          </table:table-cell>
          <table:table-cell table:formula="of:=[.A15]-[.C15]" office:value-type="float" office:value="0.0108410999999999" calcext:value-type="float">
            <text:p>0,0108411</text:p>
          </table:table-cell>
          <table:table-cell table:formula="of:=[.G15]-[.C15]" office:value-type="float" office:value="0.0108410999999999" calcext:value-type="float">
            <text:p>0,0108411</text:p>
          </table:table-cell>
          <table:table-cell table:formula="of:=[.J15]/[.I15]" office:value-type="float" office:value="1" calcext:value-type="float">
            <text:p>1</text:p>
          </table:table-cell>
          <table:table-cell table:formula="of:=[.D15]+[.H15]*[.K15]" office:value-type="float" office:value="2.050001" calcext:value-type="float">
            <text:p>2,050001</text:p>
          </table:table-cell>
        </table:table-row>
        <table:table-row table:style-name="ro1">
          <table:table-cell office:value-type="float" office:value="2.0148436" calcext:value-type="float">
            <text:p>2,0148436</text:p>
          </table:table-cell>
          <table:table-cell office:value-type="float" office:value="2.050001" calcext:value-type="float">
            <text:p>2,050001</text:p>
          </table:table-cell>
          <table:table-cell office:value-type="float" office:value="2.014" calcext:value-type="float">
            <text:p>2,014</text:p>
          </table:table-cell>
          <table:table-cell office:value-type="float" office:value="1.09657" calcext:value-type="float">
            <text:p>1,09657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028805" calcext:value-type="float">
            <text:p>0,7028805</text:p>
          </table:table-cell>
          <table:table-cell table:formula="of:=[.A16]-[.E16]" office:value-type="float" office:value="2.01459295" calcext:value-type="float">
            <text:p>2,01459295</text:p>
          </table:table-cell>
          <table:table-cell table:formula="of:=[.B16]-[.D16]" office:value-type="float" office:value="0.953431" calcext:value-type="float">
            <text:p>0,953431</text:p>
          </table:table-cell>
          <table:table-cell table:formula="of:=[.A16]-[.C16]" office:value-type="float" office:value="0.000843600000000055" calcext:value-type="float">
            <text:p>0,0008436</text:p>
          </table:table-cell>
          <table:table-cell table:formula="of:=[.G16]-[.C16]" office:value-type="float" office:value="0.000592950000000148" calcext:value-type="float">
            <text:p>0,00059295</text:p>
          </table:table-cell>
          <table:table-cell table:formula="of:=[.J16]/[.I16]" office:value-type="float" office:value="0.702880512091167" calcext:value-type="float">
            <text:p>0,7028805121</text:p>
          </table:table-cell>
          <table:table-cell table:formula="of:=[.D16]+[.H16]*[.K16]" office:value-type="float" office:value="1.76671806952359" calcext:value-type="float">
            <text:p>1,7667180695</text:p>
          </table:table-cell>
        </table:table-row>
        <table:table-row table:style-name="ro1">
          <table:table-cell office:value-type="float" office:value="2.0158462" calcext:value-type="float">
            <text:p>2,0158462</text:p>
          </table:table-cell>
          <table:table-cell office:value-type="float" office:value="2.050001" calcext:value-type="float">
            <text:p>2,050001</text:p>
          </table:table-cell>
          <table:table-cell office:value-type="float" office:value="2.015" calcext:value-type="float">
            <text:p>2,015</text:p>
          </table:table-cell>
          <table:table-cell office:value-type="float" office:value="2.72015" calcext:value-type="float">
            <text:p>2,72015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037935" calcext:value-type="float">
            <text:p>0,7037935</text:p>
          </table:table-cell>
          <table:table-cell table:formula="of:=[.A17]-[.E17]" office:value-type="float" office:value="2.01559555" calcext:value-type="float">
            <text:p>2,01559555</text:p>
          </table:table-cell>
          <table:table-cell table:formula="of:=[.B17]-[.D17]" office:value-type="float" office:value="-0.670149" calcext:value-type="float">
            <text:p>-0,670149</text:p>
          </table:table-cell>
          <table:table-cell table:formula="of:=[.A17]-[.C17]" office:value-type="float" office:value="0.000846199999999797" calcext:value-type="float">
            <text:p>0,0008462</text:p>
          </table:table-cell>
          <table:table-cell table:formula="of:=[.G17]-[.C17]" office:value-type="float" office:value="0.000595549999999889" calcext:value-type="float">
            <text:p>0,00059555</text:p>
          </table:table-cell>
          <table:table-cell table:formula="of:=[.J17]/[.I17]" office:value-type="float" office:value="0.703793429449341" calcext:value-type="float">
            <text:p>0,7037934294</text:p>
          </table:table-cell>
          <table:table-cell table:formula="of:=[.D17]+[.H17]*[.K17]" office:value-type="float" office:value="2.24850353704795" calcext:value-type="float">
            <text:p>2,248503537</text:p>
          </table:table-cell>
        </table:table-row>
        <table:table-row table:style-name="ro1">
          <table:table-cell office:value-type="float" office:value="2.0359" calcext:value-type="float">
            <text:p>2,0359</text:p>
          </table:table-cell>
          <table:table-cell office:value-type="float" office:value="2.350002" calcext:value-type="float">
            <text:p>2,350002</text:p>
          </table:table-cell>
          <table:table-cell office:value-type="float" office:value="2.016" calcext:value-type="float">
            <text:p>2,016</text:p>
          </table:table-cell>
          <table:table-cell office:value-type="float" office:value="1.578355" calcext:value-type="float">
            <text:p>1,578355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874045" calcext:value-type="float">
            <text:p>0,9874045</text:p>
          </table:table-cell>
          <table:table-cell table:formula="of:=[.A18]-[.E18]" office:value-type="float" office:value="2.03564935" calcext:value-type="float">
            <text:p>2,03564935</text:p>
          </table:table-cell>
          <table:table-cell table:formula="of:=[.B18]-[.D18]" office:value-type="float" office:value="0.771647" calcext:value-type="float">
            <text:p>0,771647</text:p>
          </table:table-cell>
          <table:table-cell table:formula="of:=[.A18]-[.C18]" office:value-type="float" office:value="0.0198999999999998" calcext:value-type="float">
            <text:p>0,0199</text:p>
          </table:table-cell>
          <table:table-cell table:formula="of:=[.G18]-[.C18]" office:value-type="float" office:value="0.0196493499999999" calcext:value-type="float">
            <text:p>0,01964935</text:p>
          </table:table-cell>
          <table:table-cell table:formula="of:=[.J18]/[.I18]" office:value-type="float" office:value="0.98740452261307" calcext:value-type="float">
            <text:p>0,9874045226</text:p>
          </table:table-cell>
          <table:table-cell table:formula="of:=[.D18]+[.H18]*[.K18]" office:value-type="float" office:value="2.34028273766081" calcext:value-type="float">
            <text:p>2,3402827377</text:p>
          </table:table-cell>
        </table:table-row>
        <table:table-row table:style-name="ro1">
          <table:table-cell office:value-type="float" office:value="2.0379051" calcext:value-type="float">
            <text:p>2,0379051</text:p>
          </table:table-cell>
          <table:table-cell office:value-type="float" office:value="2.350002" calcext:value-type="float">
            <text:p>2,350002</text:p>
          </table:table-cell>
          <table:table-cell office:value-type="float" office:value="2.036" calcext:value-type="float">
            <text:p>2,036</text:p>
          </table:table-cell>
          <table:table-cell office:value-type="float" office:value="3.111929" calcext:value-type="float">
            <text:p>3,111929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684321" calcext:value-type="float">
            <text:p>0,8684321</text:p>
          </table:table-cell>
          <table:table-cell table:formula="of:=[.A19]-[.E19]" office:value-type="float" office:value="2.03765445" calcext:value-type="float">
            <text:p>2,03765445</text:p>
          </table:table-cell>
          <table:table-cell table:formula="of:=[.B19]-[.D19]" office:value-type="float" office:value="-0.761927" calcext:value-type="float">
            <text:p>-0,761927</text:p>
          </table:table-cell>
          <table:table-cell table:formula="of:=[.A19]-[.C19]" office:value-type="float" office:value="0.0019051000000001" calcext:value-type="float">
            <text:p>0,0019051</text:p>
          </table:table-cell>
          <table:table-cell table:formula="of:=[.G19]-[.C19]" office:value-type="float" office:value="0.0016544500000002" calcext:value-type="float">
            <text:p>0,00165445</text:p>
          </table:table-cell>
          <table:table-cell table:formula="of:=[.J19]/[.I19]" office:value-type="float" office:value="0.86843210330172" calcext:value-type="float">
            <text:p>0,8684321033</text:p>
          </table:table-cell>
          <table:table-cell table:formula="of:=[.D19]+[.H19]*[.K19]" office:value-type="float" office:value="2.45024713282763" calcext:value-type="float">
            <text:p>2,4502471328</text:p>
          </table:table-cell>
        </table:table-row>
        <table:table-row table:style-name="ro1">
          <table:table-cell office:value-type="float" office:value="2.068991" calcext:value-type="float">
            <text:p>2,068991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2.038" calcext:value-type="float">
            <text:p>2,038</text:p>
          </table:table-cell>
          <table:table-cell office:value-type="float" office:value="1.68832" calcext:value-type="float">
            <text:p>1,6883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19122" calcext:value-type="float">
            <text:p>0,9919122</text:p>
          </table:table-cell>
          <table:table-cell table:formula="of:=[.A20]-[.E20]" office:value-type="float" office:value="2.06874035" calcext:value-type="float">
            <text:p>2,06874035</text:p>
          </table:table-cell>
          <table:table-cell table:formula="of:=[.B20]-[.D20]" office:value-type="float" office:value="1.111682" calcext:value-type="float">
            <text:p>1,111682</text:p>
          </table:table-cell>
          <table:table-cell table:formula="of:=[.A20]-[.C20]" office:value-type="float" office:value="0.0309910000000002" calcext:value-type="float">
            <text:p>0,030991</text:p>
          </table:table-cell>
          <table:table-cell table:formula="of:=[.G20]-[.C20]" office:value-type="float" office:value="0.0307403500000003" calcext:value-type="float">
            <text:p>0,03074035</text:p>
          </table:table-cell>
          <table:table-cell table:formula="of:=[.J20]/[.I20]" office:value-type="float" office:value="0.991912168048791" calcext:value-type="float">
            <text:p>0,991912168</text:p>
          </table:table-cell>
          <table:table-cell table:formula="of:=[.D20]+[.H20]*[.K20]" office:value-type="float" office:value="2.79101090280082" calcext:value-type="float">
            <text:p>2,7910109028</text:p>
          </table:table-cell>
        </table:table-row>
        <table:table-row table:style-name="ro1">
          <table:table-cell office:value-type="float" office:value="2.0704949" calcext:value-type="float">
            <text:p>2,0704949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2.069" calcext:value-type="float">
            <text:p>2,069</text:p>
          </table:table-cell>
          <table:table-cell office:value-type="float" office:value="3.902693" calcext:value-type="float">
            <text:p>3,902693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323299" calcext:value-type="float">
            <text:p>0,8323299</text:p>
          </table:table-cell>
          <table:table-cell table:formula="of:=[.A21]-[.E21]" office:value-type="float" office:value="2.07024425" calcext:value-type="float">
            <text:p>2,07024425</text:p>
          </table:table-cell>
          <table:table-cell table:formula="of:=[.B21]-[.D21]" office:value-type="float" office:value="-1.102691" calcext:value-type="float">
            <text:p>-1,102691</text:p>
          </table:table-cell>
          <table:table-cell table:formula="of:=[.A21]-[.C21]" office:value-type="float" office:value="0.00149489999999997" calcext:value-type="float">
            <text:p>0,0014949</text:p>
          </table:table-cell>
          <table:table-cell table:formula="of:=[.G21]-[.C21]" office:value-type="float" office:value="0.00124425000000006" calcext:value-type="float">
            <text:p>0,00124425</text:p>
          </table:table-cell>
          <table:table-cell table:formula="of:=[.J21]/[.I21]" office:value-type="float" office:value="0.832329921733953" calcext:value-type="float">
            <text:p>0,8323299217</text:p>
          </table:table-cell>
          <table:table-cell table:formula="of:=[.D21]+[.H21]*[.K21]" office:value-type="float" office:value="2.98489028627327" calcext:value-type="float">
            <text:p>2,9848902863</text:p>
          </table:table-cell>
        </table:table-row>
        <table:table-row table:style-name="ro1">
          <table:table-cell office:value-type="float" office:value="2.0725005" calcext:value-type="float">
            <text:p>2,0725005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2.07" calcext:value-type="float">
            <text:p>2,07</text:p>
          </table:table-cell>
          <table:table-cell office:value-type="float" office:value="1.882199" calcext:value-type="float">
            <text:p>1,882199</text:p>
          </table:table-cell>
          <table:table-cell office:value-type="float" office:value="0.0007522" calcext:value-type="float">
            <text:p>0,0007522</text:p>
          </table:table-cell>
          <table:table-cell office:value-type="float" office:value="0.6991801" calcext:value-type="float">
            <text:p>0,6991801</text:p>
          </table:table-cell>
          <table:table-cell table:formula="of:=[.A22]-[.E22]" office:value-type="float" office:value="2.0717483" calcext:value-type="float">
            <text:p>2,0717483</text:p>
          </table:table-cell>
          <table:table-cell table:formula="of:=[.B22]-[.D22]" office:value-type="float" office:value="0.917803" calcext:value-type="float">
            <text:p>0,917803</text:p>
          </table:table-cell>
          <table:table-cell table:formula="of:=[.A22]-[.C22]" office:value-type="float" office:value="0.00250050000000002" calcext:value-type="float">
            <text:p>0,0025005</text:p>
          </table:table-cell>
          <table:table-cell table:formula="of:=[.G22]-[.C22]" office:value-type="float" office:value="0.00174830000000004" calcext:value-type="float">
            <text:p>0,0017483</text:p>
          </table:table-cell>
          <table:table-cell table:formula="of:=[.J22]/[.I22]" office:value-type="float" office:value="0.699180163967216" calcext:value-type="float">
            <text:p>0,699180164</text:p>
          </table:table-cell>
          <table:table-cell table:formula="of:=[.D22]+[.H22]*[.K22]" office:value-type="float" office:value="2.5239086520296" calcext:value-type="float">
            <text:p>2,523908652</text:p>
          </table:table-cell>
        </table:table-row>
        <table:table-row table:style-name="ro1">
          <table:table-cell office:value-type="float" office:value="2.0730017" calcext:value-type="float">
            <text:p>2,0730017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2.072" calcext:value-type="float">
            <text:p>2,072</text:p>
          </table:table-cell>
          <table:table-cell office:value-type="float" office:value="3.441711" calcext:value-type="float">
            <text:p>3,441711</text:p>
          </table:table-cell>
          <table:table-cell office:value-type="float" office:value="0.0007522" calcext:value-type="float">
            <text:p>0,0007522</text:p>
          </table:table-cell>
          <table:table-cell office:value-type="float" office:value="0.2490765" calcext:value-type="float">
            <text:p>0,2490765</text:p>
          </table:table-cell>
          <table:table-cell table:formula="of:=[.A23]-[.E23]" office:value-type="float" office:value="2.0722495" calcext:value-type="float">
            <text:p>2,0722495</text:p>
          </table:table-cell>
          <table:table-cell table:formula="of:=[.B23]-[.D23]" office:value-type="float" office:value="-0.641709" calcext:value-type="float">
            <text:p>-0,641709</text:p>
          </table:table-cell>
          <table:table-cell table:formula="of:=[.A23]-[.C23]" office:value-type="float" office:value="0.00100169999999977" calcext:value-type="float">
            <text:p>0,0010017</text:p>
          </table:table-cell>
          <table:table-cell table:formula="of:=[.G23]-[.C23]" office:value-type="float" office:value="0.000249499999999792" calcext:value-type="float">
            <text:p>0,0002495</text:p>
          </table:table-cell>
          <table:table-cell table:formula="of:=[.J23]/[.I23]" office:value-type="float" office:value="0.249076569831135" calcext:value-type="float">
            <text:p>0,2490765698</text:p>
          </table:table-cell>
          <table:table-cell table:formula="of:=[.D23]+[.H23]*[.K23]" office:value-type="float" office:value="3.28187632345023" calcext:value-type="float">
            <text:p>3,2818763235</text:p>
          </table:table-cell>
        </table:table-row>
        <table:table-row table:style-name="ro1">
          <table:table-cell office:value-type="float" office:value="2.073503" calcext:value-type="float">
            <text:p>2,073503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2.072" calcext:value-type="float">
            <text:p>2,072</text:p>
          </table:table-cell>
          <table:table-cell office:value-type="float" office:value="2.640167" calcext:value-type="float">
            <text:p>2,6401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4]-[.E24]" office:value-type="float" office:value="2.073503" calcext:value-type="float">
            <text:p>2,073503</text:p>
          </table:table-cell>
          <table:table-cell table:formula="of:=[.B24]-[.D24]" office:value-type="float" office:value="0.159835" calcext:value-type="float">
            <text:p>0,159835</text:p>
          </table:table-cell>
          <table:table-cell table:formula="of:=[.A24]-[.C24]" office:value-type="float" office:value="0.00150300000000003" calcext:value-type="float">
            <text:p>0,001503</text:p>
          </table:table-cell>
          <table:table-cell table:formula="of:=[.G24]-[.C24]" office:value-type="float" office:value="0.00150300000000003" calcext:value-type="float">
            <text:p>0,001503</text:p>
          </table:table-cell>
          <table:table-cell table:formula="of:=[.J24]/[.I24]" office:value-type="float" office:value="1" calcext:value-type="float">
            <text:p>1</text:p>
          </table:table-cell>
          <table:table-cell table:formula="of:=[.D24]+[.H24]*[.K24]" office:value-type="float" office:value="2.800002" calcext:value-type="float">
            <text:p>2,800002</text:p>
          </table:table-cell>
        </table:table-row>
        <table:table-row table:style-name="ro1">
          <table:table-cell office:value-type="float" office:value="2.1038445" calcext:value-type="float">
            <text:p>2,1038445</text:p>
          </table:table-cell>
          <table:table-cell office:value-type="float" office:value="3.250002" calcext:value-type="float">
            <text:p>3,250002</text:p>
          </table:table-cell>
          <table:table-cell office:value-type="float" office:value="2.074" calcext:value-type="float">
            <text:p>2,074</text:p>
          </table:table-cell>
          <table:table-cell office:value-type="float" office:value="2.959836" calcext:value-type="float">
            <text:p>2,959836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9748061" calcext:value-type="float">
            <text:p>0,9748061</text:p>
          </table:table-cell>
          <table:table-cell table:formula="of:=[.A25]-[.E25]" office:value-type="float" office:value="2.1030926" calcext:value-type="float">
            <text:p>2,1030926</text:p>
          </table:table-cell>
          <table:table-cell table:formula="of:=[.B25]-[.D25]" office:value-type="float" office:value="0.290166" calcext:value-type="float">
            <text:p>0,290166</text:p>
          </table:table-cell>
          <table:table-cell table:formula="of:=[.A25]-[.C25]" office:value-type="float" office:value="0.0298445000000003" calcext:value-type="float">
            <text:p>0,0298445</text:p>
          </table:table-cell>
          <table:table-cell table:formula="of:=[.G25]-[.C25]" office:value-type="float" office:value="0.0290926000000002" calcext:value-type="float">
            <text:p>0,0290926</text:p>
          </table:table-cell>
          <table:table-cell table:formula="of:=[.J25]/[.I25]" office:value-type="float" office:value="0.974806078171857" calcext:value-type="float">
            <text:p>0,9748060782</text:p>
          </table:table-cell>
          <table:table-cell table:formula="of:=[.D25]+[.H25]*[.K25]" office:value-type="float" office:value="3.24269158047881" calcext:value-type="float">
            <text:p>3,2426915805</text:p>
          </table:table-cell>
        </table:table-row>
        <table:table-row table:style-name="ro1">
          <table:table-cell office:value-type="float" office:value="2.1063511" calcext:value-type="float">
            <text:p>2,1063511</text:p>
          </table:table-cell>
          <table:table-cell office:value-type="float" office:value="3.250002" calcext:value-type="float">
            <text:p>3,250002</text:p>
          </table:table-cell>
          <table:table-cell office:value-type="float" office:value="2.103" calcext:value-type="float">
            <text:p>2,103</text:p>
          </table:table-cell>
          <table:table-cell office:value-type="float" office:value="3.532857" calcext:value-type="float">
            <text:p>3,532857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7756259" calcext:value-type="float">
            <text:p>0,7756259</text:p>
          </table:table-cell>
          <table:table-cell table:formula="of:=[.A26]-[.E26]" office:value-type="float" office:value="2.1055992" calcext:value-type="float">
            <text:p>2,1055992</text:p>
          </table:table-cell>
          <table:table-cell table:formula="of:=[.B26]-[.D26]" office:value-type="float" office:value="-0.282855" calcext:value-type="float">
            <text:p>-0,282855</text:p>
          </table:table-cell>
          <table:table-cell table:formula="of:=[.A26]-[.C26]" office:value-type="float" office:value="0.00335109999999972" calcext:value-type="float">
            <text:p>0,0033511</text:p>
          </table:table-cell>
          <table:table-cell table:formula="of:=[.G26]-[.C26]" office:value-type="float" office:value="0.00259919999999969" calcext:value-type="float">
            <text:p>0,0025992</text:p>
          </table:table-cell>
          <table:table-cell table:formula="of:=[.J26]/[.I26]" office:value-type="float" office:value="0.775625913878998" calcext:value-type="float">
            <text:p>0,7756259139</text:p>
          </table:table-cell>
          <table:table-cell table:formula="of:=[.D26]+[.H26]*[.K26]" office:value-type="float" office:value="3.31346733212976" calcext:value-type="float">
            <text:p>3,3134673321</text:p>
          </table:table-cell>
        </table:table-row>
        <table:table-row table:style-name="ro1">
          <table:table-cell office:value-type="float" office:value="2.1078547" calcext:value-type="float">
            <text:p>2,1078547</text:p>
          </table:table-cell>
          <table:table-cell office:value-type="float" office:value="3.250002" calcext:value-type="float">
            <text:p>3,250002</text:p>
          </table:table-cell>
          <table:table-cell office:value-type="float" office:value="2.106" calcext:value-type="float">
            <text:p>2,106</text:p>
          </table:table-cell>
          <table:table-cell office:value-type="float" office:value="3.030612" calcext:value-type="float">
            <text:p>3,030612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5945975" calcext:value-type="float">
            <text:p>0,5945975</text:p>
          </table:table-cell>
          <table:table-cell table:formula="of:=[.A27]-[.E27]" office:value-type="float" office:value="2.1071028" calcext:value-type="float">
            <text:p>2,1071028</text:p>
          </table:table-cell>
          <table:table-cell table:formula="of:=[.B27]-[.D27]" office:value-type="float" office:value="0.21939" calcext:value-type="float">
            <text:p>0,21939</text:p>
          </table:table-cell>
          <table:table-cell table:formula="of:=[.A27]-[.C27]" office:value-type="float" office:value="0.00185469999999999" calcext:value-type="float">
            <text:p>0,0018547</text:p>
          </table:table-cell>
          <table:table-cell table:formula="of:=[.G27]-[.C27]" office:value-type="float" office:value="0.00110279999999996" calcext:value-type="float">
            <text:p>0,0011028</text:p>
          </table:table-cell>
          <table:table-cell table:formula="of:=[.J27]/[.I27]" office:value-type="float" office:value="0.594597509031092" calcext:value-type="float">
            <text:p>0,594597509</text:p>
          </table:table-cell>
          <table:table-cell table:formula="of:=[.D27]+[.H27]*[.K27]" office:value-type="float" office:value="3.16106074750633" calcext:value-type="float">
            <text:p>3,1610607475</text:p>
          </table:table-cell>
        </table:table-row>
        <table:table-row table:style-name="ro1">
          <table:table-cell office:value-type="float" office:value="2.1083565" calcext:value-type="float">
            <text:p>2,1083565</text:p>
          </table:table-cell>
          <table:table-cell office:value-type="float" office:value="3.250002" calcext:value-type="float">
            <text:p>3,250002</text:p>
          </table:table-cell>
          <table:table-cell office:value-type="float" office:value="2.107" calcext:value-type="float">
            <text:p>2,107</text:p>
          </table:table-cell>
          <table:table-cell office:value-type="float" office:value="3.380451" calcext:value-type="float">
            <text:p>3,3804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8]-[.E28]" office:value-type="float" office:value="2.1083565" calcext:value-type="float">
            <text:p>2,1083565</text:p>
          </table:table-cell>
          <table:table-cell table:formula="of:=[.B28]-[.D28]" office:value-type="float" office:value="-0.130449" calcext:value-type="float">
            <text:p>-0,130449</text:p>
          </table:table-cell>
          <table:table-cell table:formula="of:=[.A28]-[.C28]" office:value-type="float" office:value="0.00135649999999998" calcext:value-type="float">
            <text:p>0,0013565</text:p>
          </table:table-cell>
          <table:table-cell table:formula="of:=[.G28]-[.C28]" office:value-type="float" office:value="0.00135649999999998" calcext:value-type="float">
            <text:p>0,0013565</text:p>
          </table:table-cell>
          <table:table-cell table:formula="of:=[.J28]/[.I28]" office:value-type="float" office:value="1" calcext:value-type="float">
            <text:p>1</text:p>
          </table:table-cell>
          <table:table-cell table:formula="of:=[.D28]+[.H28]*[.K28]" office:value-type="float" office:value="3.250002" calcext:value-type="float">
            <text:p>3,250002</text:p>
          </table:table-cell>
        </table:table-row>
        <table:table-row table:style-name="ro1">
          <table:table-cell office:value-type="float" office:value="2.1093595" calcext:value-type="float">
            <text:p>2,1093595</text:p>
          </table:table-cell>
          <table:table-cell office:value-type="float" office:value="3.250002" calcext:value-type="float">
            <text:p>3,250002</text:p>
          </table:table-cell>
          <table:table-cell office:value-type="float" office:value="2.108" calcext:value-type="float">
            <text:p>2,108</text:p>
          </table:table-cell>
          <table:table-cell office:value-type="float" office:value="3.119554" calcext:value-type="float">
            <text:p>3,1195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9]-[.E29]" office:value-type="float" office:value="2.1093595" calcext:value-type="float">
            <text:p>2,1093595</text:p>
          </table:table-cell>
          <table:table-cell table:formula="of:=[.B29]-[.D29]" office:value-type="float" office:value="0.130448" calcext:value-type="float">
            <text:p>0,130448</text:p>
          </table:table-cell>
          <table:table-cell table:formula="of:=[.A29]-[.C29]" office:value-type="float" office:value="0.00135949999999996" calcext:value-type="float">
            <text:p>0,0013595</text:p>
          </table:table-cell>
          <table:table-cell table:formula="of:=[.G29]-[.C29]" office:value-type="float" office:value="0.00135949999999996" calcext:value-type="float">
            <text:p>0,0013595</text:p>
          </table:table-cell>
          <table:table-cell table:formula="of:=[.J29]/[.I29]" office:value-type="float" office:value="1" calcext:value-type="float">
            <text:p>1</text:p>
          </table:table-cell>
          <table:table-cell table:formula="of:=[.D29]+[.H29]*[.K29]" office:value-type="float" office:value="3.250002" calcext:value-type="float">
            <text:p>3,250002</text:p>
          </table:table-cell>
        </table:table-row>
        <table:table-row table:style-name="ro1">
          <table:table-cell office:value-type="float" office:value="2.1368423" calcext:value-type="float">
            <text:p>2,1368423</text:p>
          </table:table-cell>
          <table:table-cell office:value-type="float" office:value="3.700002" calcext:value-type="float">
            <text:p>3,700002</text:p>
          </table:table-cell>
          <table:table-cell office:value-type="float" office:value="2.109" calcext:value-type="float">
            <text:p>2,109</text:p>
          </table:table-cell>
          <table:table-cell office:value-type="float" office:value="3.380451" calcext:value-type="float">
            <text:p>3,380451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09975" calcext:value-type="float">
            <text:p>0,9909975</text:p>
          </table:table-cell>
          <table:table-cell table:formula="of:=[.A30]-[.E30]" office:value-type="float" office:value="2.13659165" calcext:value-type="float">
            <text:p>2,13659165</text:p>
          </table:table-cell>
          <table:table-cell table:formula="of:=[.B30]-[.D30]" office:value-type="float" office:value="0.319551" calcext:value-type="float">
            <text:p>0,319551</text:p>
          </table:table-cell>
          <table:table-cell table:formula="of:=[.A30]-[.C30]" office:value-type="float" office:value="0.0278423000000001" calcext:value-type="float">
            <text:p>0,0278423</text:p>
          </table:table-cell>
          <table:table-cell table:formula="of:=[.G30]-[.C30]" office:value-type="float" office:value="0.0275916500000002" calcext:value-type="float">
            <text:p>0,02759165</text:p>
          </table:table-cell>
          <table:table-cell table:formula="of:=[.J30]/[.I30]" office:value-type="float" office:value="0.990997510981495" calcext:value-type="float">
            <text:p>0,990997511</text:p>
          </table:table-cell>
          <table:table-cell table:formula="of:=[.D30]+[.H30]*[.K30]" office:value-type="float" office:value="3.69712524563165" calcext:value-type="float">
            <text:p>3,6971252456</text:p>
          </table:table-cell>
        </table:table-row>
        <table:table-row table:style-name="ro1">
          <table:table-cell office:value-type="float" office:value="2.1383459" calcext:value-type="float">
            <text:p>2,1383459</text:p>
          </table:table-cell>
          <table:table-cell office:value-type="float" office:value="3.700002" calcext:value-type="float">
            <text:p>3,700002</text:p>
          </table:table-cell>
          <table:table-cell office:value-type="float" office:value="2.137" calcext:value-type="float">
            <text:p>2,137</text:p>
          </table:table-cell>
          <table:table-cell office:value-type="float" office:value="4.016677" calcext:value-type="float">
            <text:p>4,016677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137677" calcext:value-type="float">
            <text:p>0,8137677</text:p>
          </table:table-cell>
          <table:table-cell table:formula="of:=[.A31]-[.E31]" office:value-type="float" office:value="2.13809525" calcext:value-type="float">
            <text:p>2,13809525</text:p>
          </table:table-cell>
          <table:table-cell table:formula="of:=[.B31]-[.D31]" office:value-type="float" office:value="-0.316675" calcext:value-type="float">
            <text:p>-0,316675</text:p>
          </table:table-cell>
          <table:table-cell table:formula="of:=[.A31]-[.C31]" office:value-type="float" office:value="0.00134590000000001" calcext:value-type="float">
            <text:p>0,0013459</text:p>
          </table:table-cell>
          <table:table-cell table:formula="of:=[.G31]-[.C31]" office:value-type="float" office:value="0.0010952500000001" calcext:value-type="float">
            <text:p>0,00109525</text:p>
          </table:table-cell>
          <table:table-cell table:formula="of:=[.J31]/[.I31]" office:value-type="float" office:value="0.813767739059435" calcext:value-type="float">
            <text:p>0,8137677391</text:p>
          </table:table-cell>
          <table:table-cell table:formula="of:=[.D31]+[.H31]*[.K31]" office:value-type="float" office:value="3.75897710123335" calcext:value-type="float">
            <text:p>3,7589771012</text:p>
          </table:table-cell>
        </table:table-row>
        <table:table-row table:style-name="ro1">
          <table:table-cell office:value-type="float" office:value="2.1403512" calcext:value-type="float">
            <text:p>2,1403512</text:p>
          </table:table-cell>
          <table:table-cell office:value-type="float" office:value="3.700002" calcext:value-type="float">
            <text:p>3,700002</text:p>
          </table:table-cell>
          <table:table-cell office:value-type="float" office:value="2.138" calcext:value-type="float">
            <text:p>2,138</text:p>
          </table:table-cell>
          <table:table-cell office:value-type="float" office:value="3.442303" calcext:value-type="float">
            <text:p>3,442303</text:p>
          </table:table-cell>
          <table:table-cell office:value-type="float" office:value="0.00075165" calcext:value-type="float">
            <text:p>0,00075165</text:p>
          </table:table-cell>
          <table:table-cell office:value-type="float" office:value="0.6803122" calcext:value-type="float">
            <text:p>0,6803122</text:p>
          </table:table-cell>
          <table:table-cell table:formula="of:=[.A32]-[.E32]" office:value-type="float" office:value="2.13959955" calcext:value-type="float">
            <text:p>2,13959955</text:p>
          </table:table-cell>
          <table:table-cell table:formula="of:=[.B32]-[.D32]" office:value-type="float" office:value="0.257699" calcext:value-type="float">
            <text:p>0,257699</text:p>
          </table:table-cell>
          <table:table-cell table:formula="of:=[.A32]-[.C32]" office:value-type="float" office:value="0.00235120000000011" calcext:value-type="float">
            <text:p>0,0023512</text:p>
          </table:table-cell>
          <table:table-cell table:formula="of:=[.G32]-[.C32]" office:value-type="float" office:value="0.00159954999999989" calcext:value-type="float">
            <text:p>0,00159955</text:p>
          </table:table-cell>
          <table:table-cell table:formula="of:=[.J32]/[.I32]" office:value-type="float" office:value="0.680312181013874" calcext:value-type="float">
            <text:p>0,680312181</text:p>
          </table:table-cell>
          <table:table-cell table:formula="of:=[.D32]+[.H32]*[.K32]" office:value-type="float" office:value="3.61761876873509" calcext:value-type="float">
            <text:p>3,6176187687</text:p>
          </table:table-cell>
        </table:table-row>
        <table:table-row table:style-name="ro1">
          <table:table-cell office:value-type="float" office:value="2.1428584" calcext:value-type="float">
            <text:p>2,1428584</text:p>
          </table:table-cell>
          <table:table-cell office:value-type="float" office:value="3.700002" calcext:value-type="float">
            <text:p>3,700002</text:p>
          </table:table-cell>
          <table:table-cell office:value-type="float" office:value="2.14" calcext:value-type="float">
            <text:p>2,14</text:p>
          </table:table-cell>
          <table:table-cell office:value-type="float" office:value="3.875319" calcext:value-type="float">
            <text:p>3,875319</text:p>
          </table:table-cell>
          <table:table-cell office:value-type="float" office:value="0.00075165" calcext:value-type="float">
            <text:p>0,00075165</text:p>
          </table:table-cell>
          <table:table-cell office:value-type="float" office:value="0.7370382" calcext:value-type="float">
            <text:p>0,7370382</text:p>
          </table:table-cell>
          <table:table-cell table:formula="of:=[.A33]-[.E33]" office:value-type="float" office:value="2.14210675" calcext:value-type="float">
            <text:p>2,14210675</text:p>
          </table:table-cell>
          <table:table-cell table:formula="of:=[.B33]-[.D33]" office:value-type="float" office:value="-0.175317" calcext:value-type="float">
            <text:p>-0,175317</text:p>
          </table:table-cell>
          <table:table-cell table:formula="of:=[.A33]-[.C33]" office:value-type="float" office:value="0.00285840000000004" calcext:value-type="float">
            <text:p>0,0028584</text:p>
          </table:table-cell>
          <table:table-cell table:formula="of:=[.G33]-[.C33]" office:value-type="float" office:value="0.00210674999999982" calcext:value-type="float">
            <text:p>0,00210675</text:p>
          </table:table-cell>
          <table:table-cell table:formula="of:=[.J33]/[.I33]" office:value-type="float" office:value="0.737038203190525" calcext:value-type="float">
            <text:p>0,7370382032</text:p>
          </table:table-cell>
          <table:table-cell table:formula="of:=[.D33]+[.H33]*[.K33]" office:value-type="float" office:value="3.74610367333125" calcext:value-type="float">
            <text:p>3,7461036733</text:p>
          </table:table-cell>
        </table:table-row>
        <table:table-row table:style-name="ro1">
          <table:table-cell office:value-type="float" office:value="2.1438612" calcext:value-type="float">
            <text:p>2,1438612</text:p>
          </table:table-cell>
          <table:table-cell office:value-type="float" office:value="3.850003" calcext:value-type="float">
            <text:p>3,850003</text:p>
          </table:table-cell>
          <table:table-cell office:value-type="float" office:value="2.142" calcext:value-type="float">
            <text:p>2,142</text:p>
          </table:table-cell>
          <table:table-cell office:value-type="float" office:value="3.570788" calcext:value-type="float">
            <text:p>3,570788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653288" calcext:value-type="float">
            <text:p>0,8653288</text:p>
          </table:table-cell>
          <table:table-cell table:formula="of:=[.A34]-[.E34]" office:value-type="float" office:value="2.14361055" calcext:value-type="float">
            <text:p>2,14361055</text:p>
          </table:table-cell>
          <table:table-cell table:formula="of:=[.B34]-[.D34]" office:value-type="float" office:value="0.279215" calcext:value-type="float">
            <text:p>0,279215</text:p>
          </table:table-cell>
          <table:table-cell table:formula="of:=[.A34]-[.C34]" office:value-type="float" office:value="0.00186120000000001" calcext:value-type="float">
            <text:p>0,0018612</text:p>
          </table:table-cell>
          <table:table-cell table:formula="of:=[.G34]-[.C34]" office:value-type="float" office:value="0.0016105500000001" calcext:value-type="float">
            <text:p>0,00161055</text:p>
          </table:table-cell>
          <table:table-cell table:formula="of:=[.J34]/[.I34]" office:value-type="float" office:value="0.865328820116104" calcext:value-type="float">
            <text:p>0,8653288201</text:p>
          </table:table-cell>
          <table:table-cell table:formula="of:=[.D34]+[.H34]*[.K34]" office:value-type="float" office:value="3.81240078650872" calcext:value-type="float">
            <text:p>3,8124007865</text:p>
          </table:table-cell>
        </table:table-row>
        <table:table-row table:style-name="ro1">
          <table:table-cell office:value-type="float" office:value="2.1443627" calcext:value-type="float">
            <text:p>2,1443627</text:p>
          </table:table-cell>
          <table:table-cell office:value-type="float" office:value="3.850003" calcext:value-type="float">
            <text:p>3,850003</text:p>
          </table:table-cell>
          <table:table-cell office:value-type="float" office:value="2.144" calcext:value-type="float">
            <text:p>2,144</text:p>
          </table:table-cell>
          <table:table-cell office:value-type="float" office:value="4.091615" calcext:value-type="float">
            <text:p>4,091615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308933" calcext:value-type="float">
            <text:p>0,308933</text:p>
          </table:table-cell>
          <table:table-cell table:formula="of:=[.A35]-[.E35]" office:value-type="float" office:value="2.14411205" calcext:value-type="float">
            <text:p>2,14411205</text:p>
          </table:table-cell>
          <table:table-cell table:formula="of:=[.B35]-[.D35]" office:value-type="float" office:value="-0.241612" calcext:value-type="float">
            <text:p>-0,241612</text:p>
          </table:table-cell>
          <table:table-cell table:formula="of:=[.A35]-[.C35]" office:value-type="float" office:value="0.000362699999999716" calcext:value-type="float">
            <text:p>0,0003627</text:p>
          </table:table-cell>
          <table:table-cell table:formula="of:=[.G35]-[.C35]" office:value-type="float" office:value="0.000112049999999808" calcext:value-type="float">
            <text:p>0,00011205</text:p>
          </table:table-cell>
          <table:table-cell table:formula="of:=[.J35]/[.I35]" office:value-type="float" office:value="0.308933002481102" calcext:value-type="float">
            <text:p>0,3089330025</text:p>
          </table:table-cell>
          <table:table-cell table:formula="of:=[.D35]+[.H35]*[.K35]" office:value-type="float" office:value="4.01697307940454" calcext:value-type="float">
            <text:p>4,0169730794</text:p>
          </table:table-cell>
        </table:table-row>
        <table:table-row table:style-name="ro1">
          <table:table-cell office:value-type="float" office:value="2.1453657" calcext:value-type="float">
            <text:p>2,1453657</text:p>
          </table:table-cell>
          <table:table-cell office:value-type="float" office:value="3.850003" calcext:value-type="float">
            <text:p>3,850003</text:p>
          </table:table-cell>
          <table:table-cell office:value-type="float" office:value="2.144" calcext:value-type="float">
            <text:p>2,144</text:p>
          </table:table-cell>
          <table:table-cell office:value-type="float" office:value="3.77536" calcext:value-type="float">
            <text:p>3,77536</text:p>
          </table:table-cell>
          <table:table-cell office:value-type="float" office:value="0.000251" calcext:value-type="float">
            <text:p>0,000251</text:p>
          </table:table-cell>
          <table:table-cell office:value-type="float" office:value="0.8162115" calcext:value-type="float">
            <text:p>0,8162115</text:p>
          </table:table-cell>
          <table:table-cell table:formula="of:=[.A36]-[.E36]" office:value-type="float" office:value="2.1451147" calcext:value-type="float">
            <text:p>2,1451147</text:p>
          </table:table-cell>
          <table:table-cell table:formula="of:=[.B36]-[.D36]" office:value-type="float" office:value="0.074643" calcext:value-type="float">
            <text:p>0,074643</text:p>
          </table:table-cell>
          <table:table-cell table:formula="of:=[.A36]-[.C36]" office:value-type="float" office:value="0.00136570000000003" calcext:value-type="float">
            <text:p>0,0013657</text:p>
          </table:table-cell>
          <table:table-cell table:formula="of:=[.G36]-[.C36]" office:value-type="float" office:value="0.00111470000000002" calcext:value-type="float">
            <text:p>0,0011147</text:p>
          </table:table-cell>
          <table:table-cell table:formula="of:=[.J36]/[.I36]" office:value-type="float" office:value="0.816211466647143" calcext:value-type="float">
            <text:p>0,8162114666</text:p>
          </table:table-cell>
          <table:table-cell table:formula="of:=[.D36]+[.H36]*[.K36]" office:value-type="float" office:value="3.83628447250494" calcext:value-type="float">
            <text:p>3,8362844725</text:p>
          </table:table-cell>
        </table:table-row>
        <table:table-row table:style-name="ro1">
          <table:table-cell office:value-type="float" office:value="2.1708475" calcext:value-type="float">
            <text:p>2,1708475</text:p>
          </table:table-cell>
          <table:table-cell office:value-type="float" office:value="4.150002" calcext:value-type="float">
            <text:p>4,150002</text:p>
          </table:table-cell>
          <table:table-cell office:value-type="float" office:value="2.145" calcext:value-type="float">
            <text:p>2,145</text:p>
          </table:table-cell>
          <table:table-cell office:value-type="float" office:value="3.910926" calcext:value-type="float">
            <text:p>3,910926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03027" calcext:value-type="float">
            <text:p>0,9903027</text:p>
          </table:table-cell>
          <table:table-cell table:formula="of:=[.A37]-[.E37]" office:value-type="float" office:value="2.17059685" calcext:value-type="float">
            <text:p>2,17059685</text:p>
          </table:table-cell>
          <table:table-cell table:formula="of:=[.B37]-[.D37]" office:value-type="float" office:value="0.239076" calcext:value-type="float">
            <text:p>0,239076</text:p>
          </table:table-cell>
          <table:table-cell table:formula="of:=[.A37]-[.C37]" office:value-type="float" office:value="0.0258474999999998" calcext:value-type="float">
            <text:p>0,0258475</text:p>
          </table:table-cell>
          <table:table-cell table:formula="of:=[.G37]-[.C37]" office:value-type="float" office:value="0.0255968499999999" calcext:value-type="float">
            <text:p>0,02559685</text:p>
          </table:table-cell>
          <table:table-cell table:formula="of:=[.J37]/[.I37]" office:value-type="float" office:value="0.990302737208631" calcext:value-type="float">
            <text:p>0,9903027372</text:p>
          </table:table-cell>
          <table:table-cell table:formula="of:=[.D37]+[.H37]*[.K37]" office:value-type="float" office:value="4.14768361720089" calcext:value-type="float">
            <text:p>4,1476836172</text:p>
          </table:table-cell>
        </table:table-row>
        <table:table-row table:style-name="ro1">
          <table:table-cell office:value-type="float" office:value="2.1718503" calcext:value-type="float">
            <text:p>2,1718503</text:p>
          </table:table-cell>
          <table:table-cell office:value-type="float" office:value="4.150002" calcext:value-type="float">
            <text:p>4,150002</text:p>
          </table:table-cell>
          <table:table-cell office:value-type="float" office:value="2.171" calcext:value-type="float">
            <text:p>2,171</text:p>
          </table:table-cell>
          <table:table-cell office:value-type="float" office:value="4.38676" calcext:value-type="float">
            <text:p>4,38676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052217" calcext:value-type="float">
            <text:p>0,7052217</text:p>
          </table:table-cell>
          <table:table-cell table:formula="of:=[.A38]-[.E38]" office:value-type="float" office:value="2.17159965" calcext:value-type="float">
            <text:p>2,17159965</text:p>
          </table:table-cell>
          <table:table-cell table:formula="of:=[.B38]-[.D38]" office:value-type="float" office:value="-0.236758" calcext:value-type="float">
            <text:p>-0,236758</text:p>
          </table:table-cell>
          <table:table-cell table:formula="of:=[.A38]-[.C38]" office:value-type="float" office:value="0.000850300000000193" calcext:value-type="float">
            <text:p>0,0008503</text:p>
          </table:table-cell>
          <table:table-cell table:formula="of:=[.G38]-[.C38]" office:value-type="float" office:value="0.000599650000000285" calcext:value-type="float">
            <text:p>0,00059965</text:p>
          </table:table-cell>
          <table:table-cell table:formula="of:=[.J38]/[.I38]" office:value-type="float" office:value="0.705221686463776" calcext:value-type="float">
            <text:p>0,7052216865</text:p>
          </table:table-cell>
          <table:table-cell table:formula="of:=[.D38]+[.H38]*[.K38]" office:value-type="float" office:value="4.21979312395621" calcext:value-type="float">
            <text:p>4,219793124</text:p>
          </table:table-cell>
        </table:table-row>
        <table:table-row table:style-name="ro1">
          <table:table-cell office:value-type="float" office:value="2.1738551" calcext:value-type="float">
            <text:p>2,1738551</text:p>
          </table:table-cell>
          <table:table-cell office:value-type="float" office:value="4.150002" calcext:value-type="float">
            <text:p>4,150002</text:p>
          </table:table-cell>
          <table:table-cell office:value-type="float" office:value="2.172" calcext:value-type="float">
            <text:p>2,172</text:p>
          </table:table-cell>
          <table:table-cell office:value-type="float" office:value="3.983036" calcext:value-type="float">
            <text:p>3,983036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64886" calcext:value-type="float">
            <text:p>0,864886</text:p>
          </table:table-cell>
          <table:table-cell table:formula="of:=[.A39]-[.E39]" office:value-type="float" office:value="2.17360445" calcext:value-type="float">
            <text:p>2,17360445</text:p>
          </table:table-cell>
          <table:table-cell table:formula="of:=[.B39]-[.D39]" office:value-type="float" office:value="0.166966" calcext:value-type="float">
            <text:p>0,166966</text:p>
          </table:table-cell>
          <table:table-cell table:formula="of:=[.A39]-[.C39]" office:value-type="float" office:value="0.00185509999999978" calcext:value-type="float">
            <text:p>0,0018551</text:p>
          </table:table-cell>
          <table:table-cell table:formula="of:=[.G39]-[.C39]" office:value-type="float" office:value="0.00160444999999987" calcext:value-type="float">
            <text:p>0,00160445</text:p>
          </table:table-cell>
          <table:table-cell table:formula="of:=[.J39]/[.I39]" office:value-type="float" office:value="0.86488598997362" calcext:value-type="float">
            <text:p>0,86488599</text:p>
          </table:table-cell>
          <table:table-cell table:formula="of:=[.D39]+[.H39]*[.K39]" office:value-type="float" office:value="4.12744255420194" calcext:value-type="float">
            <text:p>4,1274425542</text:p>
          </table:table-cell>
        </table:table-row>
        <table:table-row table:style-name="ro1">
          <table:table-cell office:value-type="float" office:value="2.175861" calcext:value-type="float">
            <text:p>2,175861</text:p>
          </table:table-cell>
          <table:table-cell office:value-type="float" office:value="4.150002" calcext:value-type="float">
            <text:p>4,150002</text:p>
          </table:table-cell>
          <table:table-cell office:value-type="float" office:value="2.174" calcext:value-type="float">
            <text:p>2,174</text:p>
          </table:table-cell>
          <table:table-cell office:value-type="float" office:value="4.29441" calcext:value-type="float">
            <text:p>4,29441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7306556" calcext:value-type="float">
            <text:p>0,7306556</text:p>
          </table:table-cell>
          <table:table-cell table:formula="of:=[.A40]-[.E40]" office:value-type="float" office:value="2.17535975" calcext:value-type="float">
            <text:p>2,17535975</text:p>
          </table:table-cell>
          <table:table-cell table:formula="of:=[.B40]-[.D40]" office:value-type="float" office:value="-0.144408" calcext:value-type="float">
            <text:p>-0,144408</text:p>
          </table:table-cell>
          <table:table-cell table:formula="of:=[.A40]-[.C40]" office:value-type="float" office:value="0.00186099999999989" calcext:value-type="float">
            <text:p>0,001861</text:p>
          </table:table-cell>
          <table:table-cell table:formula="of:=[.G40]-[.C40]" office:value-type="float" office:value="0.00135974999999977" calcext:value-type="float">
            <text:p>0,00135975</text:p>
          </table:table-cell>
          <table:table-cell table:formula="of:=[.J40]/[.I40]" office:value-type="float" office:value="0.730655561525981" calcext:value-type="float">
            <text:p>0,7306555615</text:p>
          </table:table-cell>
          <table:table-cell table:formula="of:=[.D40]+[.H40]*[.K40]" office:value-type="float" office:value="4.18889749167116" calcext:value-type="float">
            <text:p>4,1888974917</text:p>
          </table:table-cell>
        </table:table-row>
        <table:table-row table:style-name="ro1">
          <table:table-cell office:value-type="float" office:value="2.2049143" calcext:value-type="float">
            <text:p>2,2049143</text:p>
          </table:table-cell>
          <table:table-cell office:value-type="float" office:value="4.600003" calcext:value-type="float">
            <text:p>4,600003</text:p>
          </table:table-cell>
          <table:table-cell office:value-type="float" office:value="2.175" calcext:value-type="float">
            <text:p>2,175</text:p>
          </table:table-cell>
          <table:table-cell office:value-type="float" office:value="4.04449" calcext:value-type="float">
            <text:p>4,04449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9832438" calcext:value-type="float">
            <text:p>0,9832438</text:p>
          </table:table-cell>
          <table:table-cell table:formula="of:=[.A41]-[.E41]" office:value-type="float" office:value="2.20441305" calcext:value-type="float">
            <text:p>2,20441305</text:p>
          </table:table-cell>
          <table:table-cell table:formula="of:=[.B41]-[.D41]" office:value-type="float" office:value="0.555513" calcext:value-type="float">
            <text:p>0,555513</text:p>
          </table:table-cell>
          <table:table-cell table:formula="of:=[.A41]-[.C41]" office:value-type="float" office:value="0.0299143000000002" calcext:value-type="float">
            <text:p>0,0299143</text:p>
          </table:table-cell>
          <table:table-cell table:formula="of:=[.G41]-[.C41]" office:value-type="float" office:value="0.0294130500000001" calcext:value-type="float">
            <text:p>0,02941305</text:p>
          </table:table-cell>
          <table:table-cell table:formula="of:=[.J41]/[.I41]" office:value-type="float" office:value="0.983243799788057" calcext:value-type="float">
            <text:p>0,9832437998</text:p>
          </table:table-cell>
          <table:table-cell table:formula="of:=[.D41]+[.H41]*[.K41]" office:value-type="float" office:value="4.59069471295166" calcext:value-type="float">
            <text:p>4,590694713</text:p>
          </table:table-cell>
        </table:table-row>
        <table:table-row table:style-name="ro1">
          <table:table-cell office:value-type="float" office:value="2.2059176" calcext:value-type="float">
            <text:p>2,2059176</text:p>
          </table:table-cell>
          <table:table-cell office:value-type="float" office:value="4.600003" calcext:value-type="float">
            <text:p>4,600003</text:p>
          </table:table-cell>
          <table:table-cell office:value-type="float" office:value="2.204" calcext:value-type="float">
            <text:p>2,204</text:p>
          </table:table-cell>
          <table:table-cell office:value-type="float" office:value="5.146207" calcext:value-type="float">
            <text:p>5,146207</text:p>
          </table:table-cell>
          <table:table-cell office:value-type="float" office:value="0.00050165" calcext:value-type="float">
            <text:p>0,00050165</text:p>
          </table:table-cell>
          <table:table-cell office:value-type="float" office:value="0.7383969" calcext:value-type="float">
            <text:p>0,7383969</text:p>
          </table:table-cell>
          <table:table-cell table:formula="of:=[.A42]-[.E42]" office:value-type="float" office:value="2.20541595" calcext:value-type="float">
            <text:p>2,20541595</text:p>
          </table:table-cell>
          <table:table-cell table:formula="of:=[.B42]-[.D42]" office:value-type="float" office:value="-0.546204" calcext:value-type="float">
            <text:p>-0,546204</text:p>
          </table:table-cell>
          <table:table-cell table:formula="of:=[.A42]-[.C42]" office:value-type="float" office:value="0.00191759999999963" calcext:value-type="float">
            <text:p>0,0019176</text:p>
          </table:table-cell>
          <table:table-cell table:formula="of:=[.G42]-[.C42]" office:value-type="float" office:value="0.00141594999999972" calcext:value-type="float">
            <text:p>0,00141595</text:p>
          </table:table-cell>
          <table:table-cell table:formula="of:=[.J42]/[.I42]" office:value-type="float" office:value="0.738396954526488" calcext:value-type="float">
            <text:p>0,7383969545</text:p>
          </table:table-cell>
          <table:table-cell table:formula="of:=[.D42]+[.H42]*[.K42]" office:value-type="float" office:value="4.74289162984981" calcext:value-type="float">
            <text:p>4,7428916298</text:p>
          </table:table-cell>
        </table:table-row>
        <table:table-row table:style-name="ro1">
          <table:table-cell office:value-type="float" office:value="2.2074207" calcext:value-type="float">
            <text:p>2,2074207</text:p>
          </table:table-cell>
          <table:table-cell office:value-type="float" office:value="4.600003" calcext:value-type="float">
            <text:p>4,600003</text:p>
          </table:table-cell>
          <table:table-cell office:value-type="float" office:value="2.205" calcext:value-type="float">
            <text:p>2,205</text:p>
          </table:table-cell>
          <table:table-cell office:value-type="float" office:value="4.196687" calcext:value-type="float">
            <text:p>4,196687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7929731" calcext:value-type="float">
            <text:p>0,7929731</text:p>
          </table:table-cell>
          <table:table-cell table:formula="of:=[.A43]-[.E43]" office:value-type="float" office:value="2.20691955" calcext:value-type="float">
            <text:p>2,20691955</text:p>
          </table:table-cell>
          <table:table-cell table:formula="of:=[.B43]-[.D43]" office:value-type="float" office:value="0.403316" calcext:value-type="float">
            <text:p>0,403316</text:p>
          </table:table-cell>
          <table:table-cell table:formula="of:=[.A43]-[.C43]" office:value-type="float" office:value="0.00242070000000005" calcext:value-type="float">
            <text:p>0,0024207</text:p>
          </table:table-cell>
          <table:table-cell table:formula="of:=[.G43]-[.C43]" office:value-type="float" office:value="0.00191955000000021" calcext:value-type="float">
            <text:p>0,00191955</text:p>
          </table:table-cell>
          <table:table-cell table:formula="of:=[.J43]/[.I43]" office:value-type="float" office:value="0.792973106952605" calcext:value-type="float">
            <text:p>0,792973107</text:p>
          </table:table-cell>
          <table:table-cell table:formula="of:=[.D43]+[.H43]*[.K43]" office:value-type="float" office:value="4.5165057416037" calcext:value-type="float">
            <text:p>4,5165057416</text:p>
          </table:table-cell>
        </table:table-row>
        <table:table-row table:style-name="ro1">
          <table:table-cell office:value-type="float" office:value="2.209426" calcext:value-type="float">
            <text:p>2,209426</text:p>
          </table:table-cell>
          <table:table-cell office:value-type="float" office:value="4.600003" calcext:value-type="float">
            <text:p>4,600003</text:p>
          </table:table-cell>
          <table:table-cell office:value-type="float" office:value="2.207" calcext:value-type="float">
            <text:p>2,207</text:p>
          </table:table-cell>
          <table:table-cell office:value-type="float" office:value="4.919821" calcext:value-type="float">
            <text:p>4,919821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7934254" calcext:value-type="float">
            <text:p>0,7934254</text:p>
          </table:table-cell>
          <table:table-cell table:formula="of:=[.A44]-[.E44]" office:value-type="float" office:value="2.20892485" calcext:value-type="float">
            <text:p>2,20892485</text:p>
          </table:table-cell>
          <table:table-cell table:formula="of:=[.B44]-[.D44]" office:value-type="float" office:value="-0.319818" calcext:value-type="float">
            <text:p>-0,319818</text:p>
          </table:table-cell>
          <table:table-cell table:formula="of:=[.A44]-[.C44]" office:value-type="float" office:value="0.00242600000000026" calcext:value-type="float">
            <text:p>0,002426</text:p>
          </table:table-cell>
          <table:table-cell table:formula="of:=[.G44]-[.C44]" office:value-type="float" office:value="0.00192485000000042" calcext:value-type="float">
            <text:p>0,00192485</text:p>
          </table:table-cell>
          <table:table-cell table:formula="of:=[.J44]/[.I44]" office:value-type="float" office:value="0.793425391591185" calcext:value-type="float">
            <text:p>0,7934253916</text:p>
          </table:table-cell>
          <table:table-cell table:formula="of:=[.D44]+[.H44]*[.K44]" office:value-type="float" office:value="4.66606927811209" calcext:value-type="float">
            <text:p>4,6660692781</text:p>
          </table:table-cell>
        </table:table-row>
        <table:table-row table:style-name="ro1">
          <table:table-cell office:value-type="float" office:value="2.2109303" calcext:value-type="float">
            <text:p>2,2109303</text:p>
          </table:table-cell>
          <table:table-cell office:value-type="float" office:value="4.750003" calcext:value-type="float">
            <text:p>4,750003</text:p>
          </table:table-cell>
          <table:table-cell office:value-type="float" office:value="2.209" calcext:value-type="float">
            <text:p>2,209</text:p>
          </table:table-cell>
          <table:table-cell office:value-type="float" office:value="4.346251" calcext:value-type="float">
            <text:p>4,346251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7403771" calcext:value-type="float">
            <text:p>0,7403771</text:p>
          </table:table-cell>
          <table:table-cell table:formula="of:=[.A45]-[.E45]" office:value-type="float" office:value="2.21042915" calcext:value-type="float">
            <text:p>2,21042915</text:p>
          </table:table-cell>
          <table:table-cell table:formula="of:=[.B45]-[.D45]" office:value-type="float" office:value="0.403752" calcext:value-type="float">
            <text:p>0,403752</text:p>
          </table:table-cell>
          <table:table-cell table:formula="of:=[.A45]-[.C45]" office:value-type="float" office:value="0.00193029999999972" calcext:value-type="float">
            <text:p>0,0019303</text:p>
          </table:table-cell>
          <table:table-cell table:formula="of:=[.G45]-[.C45]" office:value-type="float" office:value="0.00142914999999988" calcext:value-type="float">
            <text:p>0,00142915</text:p>
          </table:table-cell>
          <table:table-cell table:formula="of:=[.J45]/[.I45]" office:value-type="float" office:value="0.74037714344925" calcext:value-type="float">
            <text:p>0,7403771434</text:p>
          </table:table-cell>
          <table:table-cell table:formula="of:=[.D45]+[.H45]*[.K45]" office:value-type="float" office:value="4.64517975242192" calcext:value-type="float">
            <text:p>4,6451797524</text:p>
          </table:table-cell>
        </table:table-row>
        <table:table-row table:style-name="ro1">
          <table:table-cell office:value-type="float" office:value="2.2114321" calcext:value-type="float">
            <text:p>2,2114321</text:p>
          </table:table-cell>
          <table:table-cell office:value-type="float" office:value="4.750003" calcext:value-type="float">
            <text:p>4,750003</text:p>
          </table:table-cell>
          <table:table-cell office:value-type="float" office:value="2.21" calcext:value-type="float">
            <text:p>2,21</text:p>
          </table:table-cell>
          <table:table-cell office:value-type="float" office:value="5.048932" calcext:value-type="float">
            <text:p>5,048932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6500593" calcext:value-type="float">
            <text:p>0,6500593</text:p>
          </table:table-cell>
          <table:table-cell table:formula="of:=[.A46]-[.E46]" office:value-type="float" office:value="2.21093095" calcext:value-type="float">
            <text:p>2,21093095</text:p>
          </table:table-cell>
          <table:table-cell table:formula="of:=[.B46]-[.D46]" office:value-type="float" office:value="-0.298929" calcext:value-type="float">
            <text:p>-0,298929</text:p>
          </table:table-cell>
          <table:table-cell table:formula="of:=[.A46]-[.C46]" office:value-type="float" office:value="0.00143210000000016" calcext:value-type="float">
            <text:p>0,0014321</text:p>
          </table:table-cell>
          <table:table-cell table:formula="of:=[.G46]-[.C46]" office:value-type="float" office:value="0.000930950000000319" calcext:value-type="float">
            <text:p>0,00093095</text:p>
          </table:table-cell>
          <table:table-cell table:formula="of:=[.J46]/[.I46]" office:value-type="float" office:value="0.65005935339726" calcext:value-type="float">
            <text:p>0,6500593534</text:p>
          </table:table-cell>
          <table:table-cell table:formula="of:=[.D46]+[.H46]*[.K46]" office:value-type="float" office:value="4.85461040754831" calcext:value-type="float">
            <text:p>4,8546104075</text:p>
          </table:table-cell>
        </table:table-row>
        <table:table-row table:style-name="ro1">
          <table:table-cell office:value-type="float" office:value="2.2409897" calcext:value-type="float">
            <text:p>2,2409897</text:p>
          </table:table-cell>
          <table:table-cell office:value-type="float" office:value="5.050003" calcext:value-type="float">
            <text:p>5,050003</text:p>
          </table:table-cell>
          <table:table-cell office:value-type="float" office:value="2.211" calcext:value-type="float">
            <text:p>2,211</text:p>
          </table:table-cell>
          <table:table-cell office:value-type="float" office:value="4.555681" calcext:value-type="float">
            <text:p>4,555681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9832892" calcext:value-type="float">
            <text:p>0,9832892</text:p>
          </table:table-cell>
          <table:table-cell table:formula="of:=[.A47]-[.E47]" office:value-type="float" office:value="2.24048855" calcext:value-type="float">
            <text:p>2,24048855</text:p>
          </table:table-cell>
          <table:table-cell table:formula="of:=[.B47]-[.D47]" office:value-type="float" office:value="0.494322" calcext:value-type="float">
            <text:p>0,494322</text:p>
          </table:table-cell>
          <table:table-cell table:formula="of:=[.A47]-[.C47]" office:value-type="float" office:value="0.0299897000000002" calcext:value-type="float">
            <text:p>0,0299897</text:p>
          </table:table-cell>
          <table:table-cell table:formula="of:=[.G47]-[.C47]" office:value-type="float" office:value="0.0294885500000004" calcext:value-type="float">
            <text:p>0,02948855</text:p>
          </table:table-cell>
          <table:table-cell table:formula="of:=[.J47]/[.I47]" office:value-type="float" office:value="0.983289262646847" calcext:value-type="float">
            <text:p>0,9832892626</text:p>
          </table:table-cell>
          <table:table-cell table:formula="of:=[.D47]+[.H47]*[.K47]" office:value-type="float" office:value="5.04174251489012" calcext:value-type="float">
            <text:p>5,0417425149</text:p>
          </table:table-cell>
        </table:table-row>
        <table:table-row table:style-name="ro1">
          <table:table-cell office:value-type="float" office:value="2.2439976" calcext:value-type="float">
            <text:p>2,2439976</text:p>
          </table:table-cell>
          <table:table-cell office:value-type="float" office:value="5" calcext:value-type="float">
            <text:p>5</text:p>
          </table:table-cell>
          <table:table-cell office:value-type="float" office:value="2.24" calcext:value-type="float">
            <text:p>2,24</text:p>
          </table:table-cell>
          <table:table-cell office:value-type="float" office:value="5.536064" calcext:value-type="float">
            <text:p>5,536064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8746373" calcext:value-type="float">
            <text:p>0,8746373</text:p>
          </table:table-cell>
          <table:table-cell table:formula="of:=[.A48]-[.E48]" office:value-type="float" office:value="2.24349645" calcext:value-type="float">
            <text:p>2,24349645</text:p>
          </table:table-cell>
          <table:table-cell table:formula="of:=[.B48]-[.D48]" office:value-type="float" office:value="-0.536064" calcext:value-type="float">
            <text:p>-0,536064</text:p>
          </table:table-cell>
          <table:table-cell table:formula="of:=[.A48]-[.C48]" office:value-type="float" office:value="0.00399759999999993" calcext:value-type="float">
            <text:p>0,0039976</text:p>
          </table:table-cell>
          <table:table-cell table:formula="of:=[.G48]-[.C48]" office:value-type="float" office:value="0.0034964500000001" calcext:value-type="float">
            <text:p>0,00349645</text:p>
          </table:table-cell>
          <table:table-cell table:formula="of:=[.J48]/[.I48]" office:value-type="float" office:value="0.87463728236946" calcext:value-type="float">
            <text:p>0,8746372824</text:p>
          </table:table-cell>
          <table:table-cell table:formula="of:=[.D48]+[.H48]*[.K48]" office:value-type="float" office:value="5.0672024398639" calcext:value-type="float">
            <text:p>5,0672024399</text:p>
          </table:table-cell>
        </table:table-row>
        <table:table-row table:style-name="ro1">
          <table:table-cell office:value-type="float" office:value="2.2730759" calcext:value-type="float">
            <text:p>2,2730759</text:p>
          </table:table-cell>
          <table:table-cell office:value-type="float" office:value="4.7" calcext:value-type="float">
            <text:p>4,7</text:p>
          </table:table-cell>
          <table:table-cell office:value-type="float" office:value="2.243" calcext:value-type="float">
            <text:p>2,243</text:p>
          </table:table-cell>
          <table:table-cell office:value-type="float" office:value="4.531138" calcext:value-type="float">
            <text:p>4,531138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9833372" calcext:value-type="float">
            <text:p>0,9833372</text:p>
          </table:table-cell>
          <table:table-cell table:formula="of:=[.A49]-[.E49]" office:value-type="float" office:value="2.27257475" calcext:value-type="float">
            <text:p>2,27257475</text:p>
          </table:table-cell>
          <table:table-cell table:formula="of:=[.B49]-[.D49]" office:value-type="float" office:value="0.168862" calcext:value-type="float">
            <text:p>0,168862</text:p>
          </table:table-cell>
          <table:table-cell table:formula="of:=[.A49]-[.C49]" office:value-type="float" office:value="0.0300758999999999" calcext:value-type="float">
            <text:p>0,0300759</text:p>
          </table:table-cell>
          <table:table-cell table:formula="of:=[.G49]-[.C49]" office:value-type="float" office:value="0.0295747500000001" calcext:value-type="float">
            <text:p>0,02957475</text:p>
          </table:table-cell>
          <table:table-cell table:formula="of:=[.J49]/[.I49]" office:value-type="float" office:value="0.983337156992813" calcext:value-type="float">
            <text:p>0,983337157</text:p>
          </table:table-cell>
          <table:table-cell table:formula="of:=[.D49]+[.H49]*[.K49]" office:value-type="float" office:value="4.69718627900412" calcext:value-type="float">
            <text:p>4,697186279</text:p>
          </table:table-cell>
        </table:table-row>
        <table:table-row table:style-name="ro1">
          <table:table-cell office:value-type="float" office:value="2.2750808" calcext:value-type="float">
            <text:p>2,2750808</text:p>
          </table:table-cell>
          <table:table-cell office:value-type="float" office:value="4.7" calcext:value-type="float">
            <text:p>4,7</text:p>
          </table:table-cell>
          <table:table-cell office:value-type="float" office:value="2.273" calcext:value-type="float">
            <text:p>2,273</text:p>
          </table:table-cell>
          <table:table-cell office:value-type="float" office:value="4.866047" calcext:value-type="float">
            <text:p>4,866047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7591552" calcext:value-type="float">
            <text:p>0,7591552</text:p>
          </table:table-cell>
          <table:table-cell table:formula="of:=[.A50]-[.E50]" office:value-type="float" office:value="2.27457965" calcext:value-type="float">
            <text:p>2,27457965</text:p>
          </table:table-cell>
          <table:table-cell table:formula="of:=[.B50]-[.D50]" office:value-type="float" office:value="-0.166047" calcext:value-type="float">
            <text:p>-0,166047</text:p>
          </table:table-cell>
          <table:table-cell table:formula="of:=[.A50]-[.C50]" office:value-type="float" office:value="0.00208079999999988" calcext:value-type="float">
            <text:p>0,0020808</text:p>
          </table:table-cell>
          <table:table-cell table:formula="of:=[.G50]-[.C50]" office:value-type="float" office:value="0.00157965000000004" calcext:value-type="float">
            <text:p>0,00157965</text:p>
          </table:table-cell>
          <table:table-cell table:formula="of:=[.J50]/[.I50]" office:value-type="float" office:value="0.759155132641356" calcext:value-type="float">
            <text:p>0,7591551326</text:p>
          </table:table-cell>
          <table:table-cell table:formula="of:=[.D50]+[.H50]*[.K50]" office:value-type="float" office:value="4.7399915676903" calcext:value-type="float">
            <text:p>4,7399915677</text:p>
          </table:table-cell>
        </table:table-row>
        <table:table-row table:style-name="ro1">
          <table:table-cell office:value-type="float" office:value="2.2790925" calcext:value-type="float">
            <text:p>2,2790925</text:p>
          </table:table-cell>
          <table:table-cell office:value-type="float" office:value="4.55" calcext:value-type="float">
            <text:p>4,55</text:p>
          </table:table-cell>
          <table:table-cell office:value-type="float" office:value="2.275" calcext:value-type="float">
            <text:p>2,275</text:p>
          </table:table-cell>
          <table:table-cell office:value-type="float" office:value="4.573944" calcext:value-type="float">
            <text:p>4,573944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8775443" calcext:value-type="float">
            <text:p>0,8775443</text:p>
          </table:table-cell>
          <table:table-cell table:formula="of:=[.A51]-[.E51]" office:value-type="float" office:value="2.27859135" calcext:value-type="float">
            <text:p>2,27859135</text:p>
          </table:table-cell>
          <table:table-cell table:formula="of:=[.B51]-[.D51]" office:value-type="float" office:value="-0.0239440000000002" calcext:value-type="float">
            <text:p>-0,023944</text:p>
          </table:table-cell>
          <table:table-cell table:formula="of:=[.A51]-[.C51]" office:value-type="float" office:value="0.00409250000000005" calcext:value-type="float">
            <text:p>0,0040925</text:p>
          </table:table-cell>
          <table:table-cell table:formula="of:=[.G51]-[.C51]" office:value-type="float" office:value="0.00359135000000022" calcext:value-type="float">
            <text:p>0,00359135</text:p>
          </table:table-cell>
          <table:table-cell table:formula="of:=[.J51]/[.I51]" office:value-type="float" office:value="0.877544288332356" calcext:value-type="float">
            <text:p>0,8775442883</text:p>
          </table:table-cell>
          <table:table-cell table:formula="of:=[.D51]+[.H51]*[.K51]" office:value-type="float" office:value="4.55293207956017" calcext:value-type="float">
            <text:p>4,5529320796</text:p>
          </table:table-cell>
        </table:table-row>
        <table:table-row table:style-name="ro1">
          <table:table-cell office:value-type="float" office:value="2.3072873" calcext:value-type="float">
            <text:p>2,3072873</text:p>
          </table:table-cell>
          <table:table-cell office:value-type="float" office:value="4.25" calcext:value-type="float">
            <text:p>4,25</text:p>
          </table:table-cell>
          <table:table-cell office:value-type="float" office:value="2.279" calcext:value-type="float">
            <text:p>2,279</text:p>
          </table:table-cell>
          <table:table-cell office:value-type="float" office:value="4.528987" calcext:value-type="float">
            <text:p>4,528987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98228" calcext:value-type="float">
            <text:p>0,98228</text:p>
          </table:table-cell>
          <table:table-cell table:formula="of:=[.A52]-[.E52]" office:value-type="float" office:value="2.30678605" calcext:value-type="float">
            <text:p>2,30678605</text:p>
          </table:table-cell>
          <table:table-cell table:formula="of:=[.B52]-[.D52]" office:value-type="float" office:value="-0.278987" calcext:value-type="float">
            <text:p>-0,278987</text:p>
          </table:table-cell>
          <table:table-cell table:formula="of:=[.A52]-[.C52]" office:value-type="float" office:value="0.0282873000000001" calcext:value-type="float">
            <text:p>0,0282873</text:p>
          </table:table-cell>
          <table:table-cell table:formula="of:=[.G52]-[.C52]" office:value-type="float" office:value="0.02778605" calcext:value-type="float">
            <text:p>0,02778605</text:p>
          </table:table-cell>
          <table:table-cell table:formula="of:=[.J52]/[.I52]" office:value-type="float" office:value="0.982280033796081" calcext:value-type="float">
            <text:p>0,9822800338</text:p>
          </table:table-cell>
          <table:table-cell table:formula="of:=[.D52]+[.H52]*[.K52]" office:value-type="float" office:value="4.25494364021133" calcext:value-type="float">
            <text:p>4,2549436402</text:p>
          </table:table-cell>
        </table:table-row>
        <table:table-row table:style-name="ro1">
          <table:table-cell office:value-type="float" office:value="2.3087947" calcext:value-type="float">
            <text:p>2,3087947</text:p>
          </table:table-cell>
          <table:table-cell office:value-type="float" office:value="4.25" calcext:value-type="float">
            <text:p>4,25</text:p>
          </table:table-cell>
          <table:table-cell office:value-type="float" office:value="2.307" calcext:value-type="float">
            <text:p>2,307</text:p>
          </table:table-cell>
          <table:table-cell office:value-type="float" office:value="3.975955" calcext:value-type="float">
            <text:p>3,975955</text:p>
          </table:table-cell>
          <table:table-cell office:value-type="float" office:value="0.0007537" calcext:value-type="float">
            <text:p>0,0007537</text:p>
          </table:table-cell>
          <table:table-cell office:value-type="float" office:value="0.5800412" calcext:value-type="float">
            <text:p>0,5800412</text:p>
          </table:table-cell>
          <table:table-cell table:formula="of:=[.A53]-[.E53]" office:value-type="float" office:value="2.308041" calcext:value-type="float">
            <text:p>2,308041</text:p>
          </table:table-cell>
          <table:table-cell table:formula="of:=[.B53]-[.D53]" office:value-type="float" office:value="0.274045" calcext:value-type="float">
            <text:p>0,274045</text:p>
          </table:table-cell>
          <table:table-cell table:formula="of:=[.A53]-[.C53]" office:value-type="float" office:value="0.00179470000000004" calcext:value-type="float">
            <text:p>0,0017947</text:p>
          </table:table-cell>
          <table:table-cell table:formula="of:=[.G53]-[.C53]" office:value-type="float" office:value="0.00104099999999985" calcext:value-type="float">
            <text:p>0,001041</text:p>
          </table:table-cell>
          <table:table-cell table:formula="of:=[.J53]/[.I53]" office:value-type="float" office:value="0.580041232517872" calcext:value-type="float">
            <text:p>0,5800412325</text:p>
          </table:table-cell>
          <table:table-cell table:formula="of:=[.D53]+[.H53]*[.K53]" office:value-type="float" office:value="4.13491239956536" calcext:value-type="float">
            <text:p>4,1349123996</text:p>
          </table:table-cell>
        </table:table-row>
        <table:table-row table:style-name="ro1">
          <table:table-cell office:value-type="float" office:value="2.3108006" calcext:value-type="float">
            <text:p>2,3108006</text:p>
          </table:table-cell>
          <table:table-cell office:value-type="float" office:value="4.25" calcext:value-type="float">
            <text:p>4,25</text:p>
          </table:table-cell>
          <table:table-cell office:value-type="float" office:value="2.308" calcext:value-type="float">
            <text:p>2,308</text:p>
          </table:table-cell>
          <table:table-cell office:value-type="float" office:value="4.408957" calcext:value-type="float">
            <text:p>4,408957</text:p>
          </table:table-cell>
          <table:table-cell office:value-type="float" office:value="0.0007537" calcext:value-type="float">
            <text:p>0,0007537</text:p>
          </table:table-cell>
          <table:table-cell office:value-type="float" office:value="0.7308791" calcext:value-type="float">
            <text:p>0,7308791</text:p>
          </table:table-cell>
          <table:table-cell table:formula="of:=[.A54]-[.E54]" office:value-type="float" office:value="2.3100469" calcext:value-type="float">
            <text:p>2,3100469</text:p>
          </table:table-cell>
          <table:table-cell table:formula="of:=[.B54]-[.D54]" office:value-type="float" office:value="-0.158957" calcext:value-type="float">
            <text:p>-0,158957</text:p>
          </table:table-cell>
          <table:table-cell table:formula="of:=[.A54]-[.C54]" office:value-type="float" office:value="0.00280060000000004" calcext:value-type="float">
            <text:p>0,0028006</text:p>
          </table:table-cell>
          <table:table-cell table:formula="of:=[.G54]-[.C54]" office:value-type="float" office:value="0.00204689999999985" calcext:value-type="float">
            <text:p>0,0020469</text:p>
          </table:table-cell>
          <table:table-cell table:formula="of:=[.J54]/[.I54]" office:value-type="float" office:value="0.730879097336221" calcext:value-type="float">
            <text:p>0,7308790973</text:p>
          </table:table-cell>
          <table:table-cell table:formula="of:=[.D54]+[.H54]*[.K54]" office:value-type="float" office:value="4.29277865132473" calcext:value-type="float">
            <text:p>4,2927786513</text:p>
          </table:table-cell>
        </table:table-row>
        <table:table-row table:style-name="ro1">
          <table:table-cell office:value-type="float" office:value="2.3113019" calcext:value-type="float">
            <text:p>2,3113019</text:p>
          </table:table-cell>
          <table:table-cell office:value-type="float" office:value="4.099999" calcext:value-type="float">
            <text:p>4,099999</text:p>
          </table:table-cell>
          <table:table-cell office:value-type="float" office:value="2.31" calcext:value-type="float">
            <text:p>2,31</text:p>
          </table:table-cell>
          <table:table-cell office:value-type="float" office:value="4.133821" calcext:value-type="float">
            <text:p>4,133821</text:p>
          </table:table-cell>
          <table:table-cell office:value-type="float" office:value="0.0007537" calcext:value-type="float">
            <text:p>0,0007537</text:p>
          </table:table-cell>
          <table:table-cell office:value-type="float" office:value="0.4210769" calcext:value-type="float">
            <text:p>0,4210769</text:p>
          </table:table-cell>
          <table:table-cell table:formula="of:=[.A55]-[.E55]" office:value-type="float" office:value="2.3105482" calcext:value-type="float">
            <text:p>2,3105482</text:p>
          </table:table-cell>
          <table:table-cell table:formula="of:=[.B55]-[.D55]" office:value-type="float" office:value="-0.0338219999999998" calcext:value-type="float">
            <text:p>-0,033822</text:p>
          </table:table-cell>
          <table:table-cell table:formula="of:=[.A55]-[.C55]" office:value-type="float" office:value="0.00130190000000008" calcext:value-type="float">
            <text:p>0,0013019</text:p>
          </table:table-cell>
          <table:table-cell table:formula="of:=[.G55]-[.C55]" office:value-type="float" office:value="0.000548199999999888" calcext:value-type="float">
            <text:p>0,0005482</text:p>
          </table:table-cell>
          <table:table-cell table:formula="of:=[.J55]/[.I55]" office:value-type="float" office:value="0.421076887625666" calcext:value-type="float">
            <text:p>0,4210768876</text:p>
          </table:table-cell>
          <table:table-cell table:formula="of:=[.D55]+[.H55]*[.K55]" office:value-type="float" office:value="4.11957933750672" calcext:value-type="float">
            <text:p>4,1195793375</text:p>
          </table:table-cell>
        </table:table-row>
        <table:table-row table:style-name="ro1">
          <table:table-cell office:value-type="float" office:value="2.3123047" calcext:value-type="float">
            <text:p>2,3123047</text:p>
          </table:table-cell>
          <table:table-cell office:value-type="float" office:value="4.099999" calcext:value-type="float">
            <text:p>4,099999</text:p>
          </table:table-cell>
          <table:table-cell office:value-type="float" office:value="2.311" calcext:value-type="float">
            <text:p>2,311</text:p>
          </table:table-cell>
          <table:table-cell office:value-type="float" office:value="4.085758" calcext:value-type="float">
            <text:p>4,085758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078869" calcext:value-type="float">
            <text:p>0,8078869</text:p>
          </table:table-cell>
          <table:table-cell table:formula="of:=[.A56]-[.E56]" office:value-type="float" office:value="2.31205405" calcext:value-type="float">
            <text:p>2,31205405</text:p>
          </table:table-cell>
          <table:table-cell table:formula="of:=[.B56]-[.D56]" office:value-type="float" office:value="0.0142410000000002" calcext:value-type="float">
            <text:p>0,014241</text:p>
          </table:table-cell>
          <table:table-cell table:formula="of:=[.A56]-[.C56]" office:value-type="float" office:value="0.00130469999999994" calcext:value-type="float">
            <text:p>0,0013047</text:p>
          </table:table-cell>
          <table:table-cell table:formula="of:=[.G56]-[.C56]" office:value-type="float" office:value="0.00105405000000003" calcext:value-type="float">
            <text:p>0,00105405</text:p>
          </table:table-cell>
          <table:table-cell table:formula="of:=[.J56]/[.I56]" office:value-type="float" office:value="0.807886870545014" calcext:value-type="float">
            <text:p>0,8078868705</text:p>
          </table:table-cell>
          <table:table-cell table:formula="of:=[.D56]+[.H56]*[.K56]" office:value-type="float" office:value="4.09726311692343" calcext:value-type="float">
            <text:p>4,0972631169</text:p>
          </table:table-cell>
        </table:table-row>
        <table:table-row table:style-name="ro1">
          <table:table-cell office:value-type="float" office:value="2.3128057" calcext:value-type="float">
            <text:p>2,3128057</text:p>
          </table:table-cell>
          <table:table-cell office:value-type="float" office:value="4.099999" calcext:value-type="float">
            <text:p>4,099999</text:p>
          </table:table-cell>
          <table:table-cell office:value-type="float" office:value="2.312" calcext:value-type="float">
            <text:p>2,312</text:p>
          </table:table-cell>
          <table:table-cell office:value-type="float" office:value="4.111505" calcext:value-type="float">
            <text:p>4,111505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688904" calcext:value-type="float">
            <text:p>0,688904</text:p>
          </table:table-cell>
          <table:table-cell table:formula="of:=[.A57]-[.E57]" office:value-type="float" office:value="2.31255505" calcext:value-type="float">
            <text:p>2,31255505</text:p>
          </table:table-cell>
          <table:table-cell table:formula="of:=[.B57]-[.D57]" office:value-type="float" office:value="-0.0115059999999998" calcext:value-type="float">
            <text:p>-0,011506</text:p>
          </table:table-cell>
          <table:table-cell table:formula="of:=[.A57]-[.C57]" office:value-type="float" office:value="0.000805700000000353" calcext:value-type="float">
            <text:p>0,0008057</text:p>
          </table:table-cell>
          <table:table-cell table:formula="of:=[.G57]-[.C57]" office:value-type="float" office:value="0.000555050000000445" calcext:value-type="float">
            <text:p>0,00055505</text:p>
          </table:table-cell>
          <table:table-cell table:formula="of:=[.J57]/[.I57]" office:value-type="float" office:value="0.68890405858285" calcext:value-type="float">
            <text:p>0,6889040586</text:p>
          </table:table-cell>
          <table:table-cell table:formula="of:=[.D57]+[.H57]*[.K57]" office:value-type="float" office:value="4.10357846990195" calcext:value-type="float">
            <text:p>4,1035784699</text:p>
          </table:table-cell>
        </table:table-row>
        <table:table-row table:style-name="ro1">
          <table:table-cell office:value-type="float" office:value="2.3133075" calcext:value-type="float">
            <text:p>2,3133075</text:p>
          </table:table-cell>
          <table:table-cell office:value-type="float" office:value="4.099999" calcext:value-type="float">
            <text:p>4,099999</text:p>
          </table:table-cell>
          <table:table-cell office:value-type="float" office:value="2.313" calcext:value-type="float">
            <text:p>2,313</text:p>
          </table:table-cell>
          <table:table-cell office:value-type="float" office:value="4.092073" calcext:value-type="float">
            <text:p>4,0920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8]-[.E58]" office:value-type="float" office:value="2.3133075" calcext:value-type="float">
            <text:p>2,3133075</text:p>
          </table:table-cell>
          <table:table-cell table:formula="of:=[.B58]-[.D58]" office:value-type="float" office:value="0.00792600000000032" calcext:value-type="float">
            <text:p>0,007926</text:p>
          </table:table-cell>
          <table:table-cell table:formula="of:=[.A58]-[.C58]" office:value-type="float" office:value="0.000307499999999905" calcext:value-type="float">
            <text:p>0,0003075</text:p>
          </table:table-cell>
          <table:table-cell table:formula="of:=[.G58]-[.C58]" office:value-type="float" office:value="0.000307499999999905" calcext:value-type="float">
            <text:p>0,0003075</text:p>
          </table:table-cell>
          <table:table-cell table:formula="of:=[.J58]/[.I58]" office:value-type="float" office:value="1" calcext:value-type="float">
            <text:p>1</text:p>
          </table:table-cell>
          <table:table-cell table:formula="of:=[.D58]+[.H58]*[.K58]" office:value-type="float" office:value="4.099999" calcext:value-type="float">
            <text:p>4,099999</text:p>
          </table:table-cell>
        </table:table-row>
        <table:table-row table:style-name="ro1">
          <table:table-cell office:value-type="float" office:value="2.3403587" calcext:value-type="float">
            <text:p>2,3403587</text:p>
          </table:table-cell>
          <table:table-cell office:value-type="float" office:value="3.799999" calcext:value-type="float">
            <text:p>3,799999</text:p>
          </table:table-cell>
          <table:table-cell office:value-type="float" office:value="2.313" calcext:value-type="float">
            <text:p>2,313</text:p>
          </table:table-cell>
          <table:table-cell office:value-type="float" office:value="4.107926" calcext:value-type="float">
            <text:p>4,1079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9]-[.E59]" office:value-type="float" office:value="2.3403587" calcext:value-type="float">
            <text:p>2,3403587</text:p>
          </table:table-cell>
          <table:table-cell table:formula="of:=[.B59]-[.D59]" office:value-type="float" office:value="-0.307927" calcext:value-type="float">
            <text:p>-0,307927</text:p>
          </table:table-cell>
          <table:table-cell table:formula="of:=[.A59]-[.C59]" office:value-type="float" office:value="0.0273586999999997" calcext:value-type="float">
            <text:p>0,0273587</text:p>
          </table:table-cell>
          <table:table-cell table:formula="of:=[.G59]-[.C59]" office:value-type="float" office:value="0.0273586999999997" calcext:value-type="float">
            <text:p>0,0273587</text:p>
          </table:table-cell>
          <table:table-cell table:formula="of:=[.J59]/[.I59]" office:value-type="float" office:value="1" calcext:value-type="float">
            <text:p>1</text:p>
          </table:table-cell>
          <table:table-cell table:formula="of:=[.D59]+[.H59]*[.K59]" office:value-type="float" office:value="3.799999" calcext:value-type="float">
            <text:p>3,799999</text:p>
          </table:table-cell>
        </table:table-row>
        <table:table-row table:style-name="ro1">
          <table:table-cell office:value-type="float" office:value="2.3408605" calcext:value-type="float">
            <text:p>2,3408605</text:p>
          </table:table-cell>
          <table:table-cell office:value-type="float" office:value="3.799999" calcext:value-type="float">
            <text:p>3,799999</text:p>
          </table:table-cell>
          <table:table-cell office:value-type="float" office:value="2.34" calcext:value-type="float">
            <text:p>2,34</text:p>
          </table:table-cell>
          <table:table-cell office:value-type="float" office:value="3.492073" calcext:value-type="float">
            <text:p>3,492073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7084253" calcext:value-type="float">
            <text:p>0,7084253</text:p>
          </table:table-cell>
          <table:table-cell table:formula="of:=[.A60]-[.E60]" office:value-type="float" office:value="2.3406096" calcext:value-type="float">
            <text:p>2,3406096</text:p>
          </table:table-cell>
          <table:table-cell table:formula="of:=[.B60]-[.D60]" office:value-type="float" office:value="0.307926" calcext:value-type="float">
            <text:p>0,307926</text:p>
          </table:table-cell>
          <table:table-cell table:formula="of:=[.A60]-[.C60]" office:value-type="float" office:value="0.000860499999999931" calcext:value-type="float">
            <text:p>0,0008605</text:p>
          </table:table-cell>
          <table:table-cell table:formula="of:=[.G60]-[.C60]" office:value-type="float" office:value="0.000609599999999766" calcext:value-type="float">
            <text:p>0,0006096</text:p>
          </table:table-cell>
          <table:table-cell table:formula="of:=[.J60]/[.I60]" office:value-type="float" office:value="0.708425334107862" calcext:value-type="float">
            <text:p>0,7084253341</text:p>
          </table:table-cell>
          <table:table-cell table:formula="of:=[.D60]+[.H60]*[.K60]" office:value-type="float" office:value="3.7102155794305" calcext:value-type="float">
            <text:p>3,7102155794</text:p>
          </table:table-cell>
        </table:table-row>
        <table:table-row table:style-name="ro1">
          <table:table-cell office:value-type="float" office:value="2.3428654" calcext:value-type="float">
            <text:p>2,3428654</text:p>
          </table:table-cell>
          <table:table-cell office:value-type="float" office:value="3.799999" calcext:value-type="float">
            <text:p>3,799999</text:p>
          </table:table-cell>
          <table:table-cell office:value-type="float" office:value="2.341" calcext:value-type="float">
            <text:p>2,341</text:p>
          </table:table-cell>
          <table:table-cell office:value-type="float" office:value="4.018142" calcext:value-type="float">
            <text:p>4,018142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865498" calcext:value-type="float">
            <text:p>0,865498</text:p>
          </table:table-cell>
          <table:table-cell table:formula="of:=[.A61]-[.E61]" office:value-type="float" office:value="2.3426145" calcext:value-type="float">
            <text:p>2,3426145</text:p>
          </table:table-cell>
          <table:table-cell table:formula="of:=[.B61]-[.D61]" office:value-type="float" office:value="-0.218143" calcext:value-type="float">
            <text:p>-0,218143</text:p>
          </table:table-cell>
          <table:table-cell table:formula="of:=[.A61]-[.C61]" office:value-type="float" office:value="0.0018653999999998" calcext:value-type="float">
            <text:p>0,0018654</text:p>
          </table:table-cell>
          <table:table-cell table:formula="of:=[.G61]-[.C61]" office:value-type="float" office:value="0.00161449999999963" calcext:value-type="float">
            <text:p>0,0016145</text:p>
          </table:table-cell>
          <table:table-cell table:formula="of:=[.J61]/[.I61]" office:value-type="float" office:value="0.865498016511101" calcext:value-type="float">
            <text:p>0,8654980165</text:p>
          </table:table-cell>
          <table:table-cell table:formula="of:=[.D61]+[.H61]*[.K61]" office:value-type="float" office:value="3.82933966618422" calcext:value-type="float">
            <text:p>3,8293396662</text:p>
          </table:table-cell>
        </table:table-row>
        <table:table-row table:style-name="ro1">
          <table:table-cell office:value-type="float" office:value="2.3448707" calcext:value-type="float">
            <text:p>2,3448707</text:p>
          </table:table-cell>
          <table:table-cell office:value-type="float" office:value="3.649999" calcext:value-type="float">
            <text:p>3,649999</text:p>
          </table:table-cell>
          <table:table-cell office:value-type="float" office:value="2.343" calcext:value-type="float">
            <text:p>2,343</text:p>
          </table:table-cell>
          <table:table-cell office:value-type="float" office:value="3.611197" calcext:value-type="float">
            <text:p>3,611197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4640242" calcext:value-type="float">
            <text:p>0,4640242</text:p>
          </table:table-cell>
          <table:table-cell table:formula="of:=[.A62]-[.E62]" office:value-type="float" office:value="2.34386805" calcext:value-type="float">
            <text:p>2,34386805</text:p>
          </table:table-cell>
          <table:table-cell table:formula="of:=[.B62]-[.D62]" office:value-type="float" office:value="0.0388020000000004" calcext:value-type="float">
            <text:p>0,038802</text:p>
          </table:table-cell>
          <table:table-cell table:formula="of:=[.A62]-[.C62]" office:value-type="float" office:value="0.0018707" calcext:value-type="float">
            <text:p>0,0018707</text:p>
          </table:table-cell>
          <table:table-cell table:formula="of:=[.G62]-[.C62]" office:value-type="float" office:value="0.000868049999999787" calcext:value-type="float">
            <text:p>0,00086805</text:p>
          </table:table-cell>
          <table:table-cell table:formula="of:=[.J62]/[.I62]" office:value-type="float" office:value="0.464024162078252" calcext:value-type="float">
            <text:p>0,4640241621</text:p>
          </table:table-cell>
          <table:table-cell table:formula="of:=[.D62]+[.H62]*[.K62]" office:value-type="float" office:value="3.62920206553696" calcext:value-type="float">
            <text:p>3,6292020655</text:p>
          </table:table-cell>
        </table:table-row>
        <table:table-row table:style-name="ro1">
          <table:table-cell office:value-type="float" office:value="2.3458735" calcext:value-type="float">
            <text:p>2,3458735</text:p>
          </table:table-cell>
          <table:table-cell office:value-type="float" office:value="3.649999" calcext:value-type="float">
            <text:p>3,649999</text:p>
          </table:table-cell>
          <table:table-cell office:value-type="float" office:value="2.344" calcext:value-type="float">
            <text:p>2,344</text:p>
          </table:table-cell>
          <table:table-cell office:value-type="float" office:value="3.668004" calcext:value-type="float">
            <text:p>3,668004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66213" calcext:value-type="float">
            <text:p>0,866213</text:p>
          </table:table-cell>
          <table:table-cell table:formula="of:=[.A63]-[.E63]" office:value-type="float" office:value="2.34562285" calcext:value-type="float">
            <text:p>2,34562285</text:p>
          </table:table-cell>
          <table:table-cell table:formula="of:=[.B63]-[.D63]" office:value-type="float" office:value="-0.0180049999999996" calcext:value-type="float">
            <text:p>-0,018005</text:p>
          </table:table-cell>
          <table:table-cell table:formula="of:=[.A63]-[.C63]" office:value-type="float" office:value="0.00187350000000031" calcext:value-type="float">
            <text:p>0,0018735</text:p>
          </table:table-cell>
          <table:table-cell table:formula="of:=[.G63]-[.C63]" office:value-type="float" office:value="0.0016228500000004" calcext:value-type="float">
            <text:p>0,00162285</text:p>
          </table:table-cell>
          <table:table-cell table:formula="of:=[.J63]/[.I63]" office:value-type="float" office:value="0.866212970376372" calcext:value-type="float">
            <text:p>0,8662129704</text:p>
          </table:table-cell>
          <table:table-cell table:formula="of:=[.D63]+[.H63]*[.K63]" office:value-type="float" office:value="3.65240783546837" calcext:value-type="float">
            <text:p>3,6524078355</text:p>
          </table:table-cell>
        </table:table-row>
        <table:table-row table:style-name="ro1">
          <table:table-cell office:value-type="float" office:value="2.346375" calcext:value-type="float">
            <text:p>2,346375</text:p>
          </table:table-cell>
          <table:table-cell office:value-type="float" office:value="3.649999" calcext:value-type="float">
            <text:p>3,649999</text:p>
          </table:table-cell>
          <table:table-cell office:value-type="float" office:value="2.346" calcext:value-type="float">
            <text:p>2,346</text:p>
          </table:table-cell>
          <table:table-cell office:value-type="float" office:value="3.634403" calcext:value-type="float">
            <text:p>3,634403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3316" calcext:value-type="float">
            <text:p>0,3316</text:p>
          </table:table-cell>
          <table:table-cell table:formula="of:=[.A64]-[.E64]" office:value-type="float" office:value="2.34612435" calcext:value-type="float">
            <text:p>2,34612435</text:p>
          </table:table-cell>
          <table:table-cell table:formula="of:=[.B64]-[.D64]" office:value-type="float" office:value="0.0155960000000004" calcext:value-type="float">
            <text:p>0,015596</text:p>
          </table:table-cell>
          <table:table-cell table:formula="of:=[.A64]-[.C64]" office:value-type="float" office:value="0.000375000000000014" calcext:value-type="float">
            <text:p>0,000375</text:p>
          </table:table-cell>
          <table:table-cell table:formula="of:=[.G64]-[.C64]" office:value-type="float" office:value="0.000124350000000106" calcext:value-type="float">
            <text:p>0,00012435</text:p>
          </table:table-cell>
          <table:table-cell table:formula="of:=[.J64]/[.I64]" office:value-type="float" office:value="0.331600000000271" calcext:value-type="float">
            <text:p>0,3316</text:p>
          </table:table-cell>
          <table:table-cell table:formula="of:=[.D64]+[.H64]*[.K64]" office:value-type="float" office:value="3.6395746336" calcext:value-type="float">
            <text:p>3,6395746336</text:p>
          </table:table-cell>
        </table:table-row>
        <table:table-row table:style-name="ro1">
          <table:table-cell office:value-type="float" office:value="2.3758785" calcext:value-type="float">
            <text:p>2,3758785</text:p>
          </table:table-cell>
          <table:table-cell office:value-type="float" office:value="3.349999" calcext:value-type="float">
            <text:p>3,349999</text:p>
          </table:table-cell>
          <table:table-cell office:value-type="float" office:value="2.346" calcext:value-type="float">
            <text:p>2,346</text:p>
          </table:table-cell>
          <table:table-cell office:value-type="float" office:value="3.655171" calcext:value-type="float">
            <text:p>3,655171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1611" calcext:value-type="float">
            <text:p>0,991611</text:p>
          </table:table-cell>
          <table:table-cell table:formula="of:=[.A65]-[.E65]" office:value-type="float" office:value="2.37562785" calcext:value-type="float">
            <text:p>2,37562785</text:p>
          </table:table-cell>
          <table:table-cell table:formula="of:=[.B65]-[.D65]" office:value-type="float" office:value="-0.305172" calcext:value-type="float">
            <text:p>-0,305172</text:p>
          </table:table-cell>
          <table:table-cell table:formula="of:=[.A65]-[.C65]" office:value-type="float" office:value="0.0298784999999997" calcext:value-type="float">
            <text:p>0,0298785</text:p>
          </table:table-cell>
          <table:table-cell table:formula="of:=[.G65]-[.C65]" office:value-type="float" office:value="0.0296278499999998" calcext:value-type="float">
            <text:p>0,02962785</text:p>
          </table:table-cell>
          <table:table-cell table:formula="of:=[.J65]/[.I65]" office:value-type="float" office:value="0.991611024649835" calcext:value-type="float">
            <text:p>0,9916110246</text:p>
          </table:table-cell>
          <table:table-cell table:formula="of:=[.D65]+[.H65]*[.K65]" office:value-type="float" office:value="3.35255908038556" calcext:value-type="float">
            <text:p>3,3525590804</text:p>
          </table:table-cell>
        </table:table-row>
        <table:table-row table:style-name="ro1">
          <table:table-cell office:value-type="float" office:value="2.3768815" calcext:value-type="float">
            <text:p>2,3768815</text:p>
          </table:table-cell>
          <table:table-cell office:value-type="float" office:value="3.199999" calcext:value-type="float">
            <text:p>3,199999</text:p>
          </table:table-cell>
          <table:table-cell office:value-type="float" office:value="2.376" calcext:value-type="float">
            <text:p>2,376</text:p>
          </table:table-cell>
          <table:table-cell office:value-type="float" office:value="3.047387" calcext:value-type="float">
            <text:p>3,047387</text:p>
          </table:table-cell>
          <table:table-cell office:value-type="float" office:value="0.00097345" calcext:value-type="float">
            <text:p>0,00097345</text:p>
          </table:table-cell>
          <table:table-cell office:value-type="float" office:value="-0.1043109" calcext:value-type="float">
            <text:p>-0,1043109</text:p>
          </table:table-cell>
          <table:table-cell table:formula="of:=[.A66]-[.E66]" office:value-type="float" office:value="2.37590805" calcext:value-type="float">
            <text:p>2,37590805</text:p>
          </table:table-cell>
          <table:table-cell table:formula="of:=[.B66]-[.D66]" office:value-type="float" office:value="0.152612" calcext:value-type="float">
            <text:p>0,152612</text:p>
          </table:table-cell>
          <table:table-cell table:formula="of:=[.A66]-[.C66]" office:value-type="float" office:value="0.000881500000000202" calcext:value-type="float">
            <text:p>0,0008815</text:p>
          </table:table-cell>
          <table:table-cell table:formula="of:=[.G66]-[.C66]" office:value-type="float" office:value="-0.0000919499999998408" calcext:value-type="float">
            <text:p>-0,00009195</text:p>
          </table:table-cell>
          <table:table-cell table:formula="of:=[.J66]/[.I66]" office:value-type="float" office:value="-0.104310833805808" calcext:value-type="float">
            <text:p>-0,1043108338</text:p>
          </table:table-cell>
          <table:table-cell table:formula="of:=[.D66]+[.H66]*[.K66]" office:value-type="float" office:value="3.03146791503123" calcext:value-type="float">
            <text:p>3,031467915</text:p>
          </table:table-cell>
        </table:table-row>
        <table:table-row table:style-name="ro1">
          <table:table-cell office:value-type="float" office:value="2.380335" calcext:value-type="float">
            <text:p>2,380335</text:p>
          </table:table-cell>
          <table:table-cell office:value-type="float" office:value="3.199999" calcext:value-type="float">
            <text:p>3,199999</text:p>
          </table:table-cell>
          <table:table-cell office:value-type="float" office:value="2.376" calcext:value-type="float">
            <text:p>2,376</text:p>
          </table:table-cell>
          <table:table-cell office:value-type="float" office:value="3.18408" calcext:value-type="float">
            <text:p>3,18408</text:p>
          </table:table-cell>
          <table:table-cell office:value-type="float" office:value="0.00097345" calcext:value-type="float">
            <text:p>0,00097345</text:p>
          </table:table-cell>
          <table:table-cell office:value-type="float" office:value="0.775444" calcext:value-type="float">
            <text:p>0,775444</text:p>
          </table:table-cell>
          <table:table-cell table:formula="of:=[.A67]-[.E67]" office:value-type="float" office:value="2.37936155" calcext:value-type="float">
            <text:p>2,37936155</text:p>
          </table:table-cell>
          <table:table-cell table:formula="of:=[.B67]-[.D67]" office:value-type="float" office:value="0.0159190000000002" calcext:value-type="float">
            <text:p>0,015919</text:p>
          </table:table-cell>
          <table:table-cell table:formula="of:=[.A67]-[.C67]" office:value-type="float" office:value="0.0043350000000002" calcext:value-type="float">
            <text:p>0,004335</text:p>
          </table:table-cell>
          <table:table-cell table:formula="of:=[.G67]-[.C67]" office:value-type="float" office:value="0.00336155000000016" calcext:value-type="float">
            <text:p>0,00336155</text:p>
          </table:table-cell>
          <table:table-cell table:formula="of:=[.J67]/[.I67]" office:value-type="float" office:value="0.775444059976933" calcext:value-type="float">
            <text:p>0,77544406</text:p>
          </table:table-cell>
          <table:table-cell table:formula="of:=[.D67]+[.H67]*[.K67]" office:value-type="float" office:value="3.19642429399077" calcext:value-type="float">
            <text:p>3,196424294</text:p>
          </table:table-cell>
        </table:table-row>
        <table:table-row table:style-name="ro1">
          <table:table-cell office:value-type="float" office:value="2.3813381" calcext:value-type="float">
            <text:p>2,3813381</text:p>
          </table:table-cell>
          <table:table-cell office:value-type="float" office:value="3.199999" calcext:value-type="float">
            <text:p>3,199999</text:p>
          </table:table-cell>
          <table:table-cell office:value-type="float" office:value="2.379" calcext:value-type="float">
            <text:p>2,379</text:p>
          </table:table-cell>
          <table:table-cell office:value-type="float" office:value="3.212343" calcext:value-type="float">
            <text:p>3,212343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927548" calcext:value-type="float">
            <text:p>0,8927548</text:p>
          </table:table-cell>
          <table:table-cell table:formula="of:=[.A68]-[.E68]" office:value-type="float" office:value="2.38108735" calcext:value-type="float">
            <text:p>2,38108735</text:p>
          </table:table-cell>
          <table:table-cell table:formula="of:=[.B68]-[.D68]" office:value-type="float" office:value="-0.0123440000000001" calcext:value-type="float">
            <text:p>-0,012344</text:p>
          </table:table-cell>
          <table:table-cell table:formula="of:=[.A68]-[.C68]" office:value-type="float" office:value="0.00233809999999979" calcext:value-type="float">
            <text:p>0,0023381</text:p>
          </table:table-cell>
          <table:table-cell table:formula="of:=[.G68]-[.C68]" office:value-type="float" office:value="0.0020873499999996" calcext:value-type="float">
            <text:p>0,00208735</text:p>
          </table:table-cell>
          <table:table-cell table:formula="of:=[.J68]/[.I68]" office:value-type="float" office:value="0.892754800906629" calcext:value-type="float">
            <text:p>0,8927548009</text:p>
          </table:table-cell>
          <table:table-cell table:formula="of:=[.D68]+[.H68]*[.K68]" office:value-type="float" office:value="3.20132283473761" calcext:value-type="float">
            <text:p>3,2013228347</text:p>
          </table:table-cell>
        </table:table-row>
        <table:table-row table:style-name="ro1">
          <table:table-cell office:value-type="float" office:value="2.3818394" calcext:value-type="float">
            <text:p>2,3818394</text:p>
          </table:table-cell>
          <table:table-cell office:value-type="float" office:value="3.199999" calcext:value-type="float">
            <text:p>3,199999</text:p>
          </table:table-cell>
          <table:table-cell office:value-type="float" office:value="2.381" calcext:value-type="float">
            <text:p>2,381</text:p>
          </table:table-cell>
          <table:table-cell office:value-type="float" office:value="3.188978" calcext:value-type="float">
            <text:p>3,188978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7012748" calcext:value-type="float">
            <text:p>0,7012748</text:p>
          </table:table-cell>
          <table:table-cell table:formula="of:=[.A69]-[.E69]" office:value-type="float" office:value="2.38158865" calcext:value-type="float">
            <text:p>2,38158865</text:p>
          </table:table-cell>
          <table:table-cell table:formula="of:=[.B69]-[.D69]" office:value-type="float" office:value="0.0110209999999999" calcext:value-type="float">
            <text:p>0,011021</text:p>
          </table:table-cell>
          <table:table-cell table:formula="of:=[.A69]-[.C69]" office:value-type="float" office:value="0.000839399999999824" calcext:value-type="float">
            <text:p>0,0008394</text:p>
          </table:table-cell>
          <table:table-cell table:formula="of:=[.G69]-[.C69]" office:value-type="float" office:value="0.000588649999999635" calcext:value-type="float">
            <text:p>0,00058865</text:p>
          </table:table-cell>
          <table:table-cell table:formula="of:=[.J69]/[.I69]" office:value-type="float" office:value="0.701274720037835" calcext:value-type="float">
            <text:p>0,70127472</text:p>
          </table:table-cell>
          <table:table-cell table:formula="of:=[.D69]+[.H69]*[.K69]" office:value-type="float" office:value="3.19670674868954" calcext:value-type="float">
            <text:p>3,1967067487</text:p>
          </table:table-cell>
        </table:table-row>
        <table:table-row table:style-name="ro1">
          <table:table-cell office:value-type="float" office:value="2.3828417" calcext:value-type="float">
            <text:p>2,3828417</text:p>
          </table:table-cell>
          <table:table-cell office:value-type="float" office:value="3.199999" calcext:value-type="float">
            <text:p>3,199999</text:p>
          </table:table-cell>
          <table:table-cell office:value-type="float" office:value="2.382" calcext:value-type="float">
            <text:p>2,382</text:p>
          </table:table-cell>
          <table:table-cell office:value-type="float" office:value="3.207727" calcext:value-type="float">
            <text:p>3,207727</text:p>
          </table:table-cell>
          <table:table-cell office:value-type="float" office:value="0.00025055" calcext:value-type="float">
            <text:p>0,00025055</text:p>
          </table:table-cell>
          <table:table-cell office:value-type="float" office:value="0.7023286" calcext:value-type="float">
            <text:p>0,7023286</text:p>
          </table:table-cell>
          <table:table-cell table:formula="of:=[.A70]-[.E70]" office:value-type="float" office:value="2.38259115" calcext:value-type="float">
            <text:p>2,38259115</text:p>
          </table:table-cell>
          <table:table-cell table:formula="of:=[.B70]-[.D70]" office:value-type="float" office:value="-0.00772800000000018" calcext:value-type="float">
            <text:p>-0,007728</text:p>
          </table:table-cell>
          <table:table-cell table:formula="of:=[.A70]-[.C70]" office:value-type="float" office:value="0.000841700000000056" calcext:value-type="float">
            <text:p>0,0008417</text:p>
          </table:table-cell>
          <table:table-cell table:formula="of:=[.G70]-[.C70]" office:value-type="float" office:value="0.000591149999999985" calcext:value-type="float">
            <text:p>0,00059115</text:p>
          </table:table-cell>
          <table:table-cell table:formula="of:=[.J70]/[.I70]" office:value-type="float" office:value="0.702328620648622" calcext:value-type="float">
            <text:p>0,7023286206</text:p>
          </table:table-cell>
          <table:table-cell table:formula="of:=[.D70]+[.H70]*[.K70]" office:value-type="float" office:value="3.20229940441963" calcext:value-type="float">
            <text:p>3,2022994044</text:p>
          </table:table-cell>
        </table:table-row>
        <table:table-row table:style-name="ro1">
          <table:table-cell office:value-type="float" office:value="2.4089141" calcext:value-type="float">
            <text:p>2,4089141</text:p>
          </table:table-cell>
          <table:table-cell office:value-type="float" office:value="2.899999" calcext:value-type="float">
            <text:p>2,899999</text:p>
          </table:table-cell>
          <table:table-cell office:value-type="float" office:value="2.383" calcext:value-type="float">
            <text:p>2,383</text:p>
          </table:table-cell>
          <table:table-cell office:value-type="float" office:value="3.194571" calcext:value-type="float">
            <text:p>3,194571</text:p>
          </table:table-cell>
          <table:table-cell office:value-type="float" office:value="0.00025055" calcext:value-type="float">
            <text:p>0,00025055</text:p>
          </table:table-cell>
          <table:table-cell office:value-type="float" office:value="0.9903315" calcext:value-type="float">
            <text:p>0,9903315</text:p>
          </table:table-cell>
          <table:table-cell table:formula="of:=[.A71]-[.E71]" office:value-type="float" office:value="2.40866355" calcext:value-type="float">
            <text:p>2,40866355</text:p>
          </table:table-cell>
          <table:table-cell table:formula="of:=[.B71]-[.D71]" office:value-type="float" office:value="-0.294572" calcext:value-type="float">
            <text:p>-0,294572</text:p>
          </table:table-cell>
          <table:table-cell table:formula="of:=[.A71]-[.C71]" office:value-type="float" office:value="0.0259141" calcext:value-type="float">
            <text:p>0,0259141</text:p>
          </table:table-cell>
          <table:table-cell table:formula="of:=[.G71]-[.C71]" office:value-type="float" office:value="0.02566355" calcext:value-type="float">
            <text:p>0,02566355</text:p>
          </table:table-cell>
          <table:table-cell table:formula="of:=[.J71]/[.I71]" office:value-type="float" office:value="0.990331518362587" calcext:value-type="float">
            <text:p>0,9903315184</text:p>
          </table:table-cell>
          <table:table-cell table:formula="of:=[.D71]+[.H71]*[.K71]" office:value-type="float" office:value="2.9028470639729" calcext:value-type="float">
            <text:p>2,902847064</text:p>
          </table:table-cell>
        </table:table-row>
        <table:table-row table:style-name="ro1">
          <table:table-cell office:value-type="float" office:value="2.4099164" calcext:value-type="float">
            <text:p>2,4099164</text:p>
          </table:table-cell>
          <table:table-cell office:value-type="float" office:value="2.899999" calcext:value-type="float">
            <text:p>2,899999</text:p>
          </table:table-cell>
          <table:table-cell office:value-type="float" office:value="2.409" calcext:value-type="float">
            <text:p>2,409</text:p>
          </table:table-cell>
          <table:table-cell office:value-type="float" office:value="2.608274" calcext:value-type="float">
            <text:p>2,608274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264841" calcext:value-type="float">
            <text:p>0,7264841</text:p>
          </table:table-cell>
          <table:table-cell table:formula="of:=[.A72]-[.E72]" office:value-type="float" office:value="2.40966575" calcext:value-type="float">
            <text:p>2,40966575</text:p>
          </table:table-cell>
          <table:table-cell table:formula="of:=[.B72]-[.D72]" office:value-type="float" office:value="0.291725" calcext:value-type="float">
            <text:p>0,291725</text:p>
          </table:table-cell>
          <table:table-cell table:formula="of:=[.A72]-[.C72]" office:value-type="float" office:value="0.000916400000000373" calcext:value-type="float">
            <text:p>0,0009164</text:p>
          </table:table-cell>
          <table:table-cell table:formula="of:=[.G72]-[.C72]" office:value-type="float" office:value="0.000665750000000465" calcext:value-type="float">
            <text:p>0,00066575</text:p>
          </table:table-cell>
          <table:table-cell table:formula="of:=[.J72]/[.I72]" office:value-type="float" office:value="0.726484068092748" calcext:value-type="float">
            <text:p>0,7264840681</text:p>
          </table:table-cell>
          <table:table-cell table:formula="of:=[.D72]+[.H72]*[.K72]" office:value-type="float" office:value="2.82020756476436" calcext:value-type="float">
            <text:p>2,8202075648</text:p>
          </table:table-cell>
        </table:table-row>
        <table:table-row table:style-name="ro1">
          <table:table-cell office:value-type="float" office:value="2.4124233" calcext:value-type="float">
            <text:p>2,4124233</text:p>
          </table:table-cell>
          <table:table-cell office:value-type="float" office:value="2.749999" calcext:value-type="float">
            <text:p>2,749999</text:p>
          </table:table-cell>
          <table:table-cell office:value-type="float" office:value="2.41" calcext:value-type="float">
            <text:p>2,41</text:p>
          </table:table-cell>
          <table:table-cell office:value-type="float" office:value="3.111932" calcext:value-type="float">
            <text:p>3,11193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965667" calcext:value-type="float">
            <text:p>0,8965667</text:p>
          </table:table-cell>
          <table:table-cell table:formula="of:=[.A73]-[.E73]" office:value-type="float" office:value="2.41217265" calcext:value-type="float">
            <text:p>2,41217265</text:p>
          </table:table-cell>
          <table:table-cell table:formula="of:=[.B73]-[.D73]" office:value-type="float" office:value="-0.361933" calcext:value-type="float">
            <text:p>-0,361933</text:p>
          </table:table-cell>
          <table:table-cell table:formula="of:=[.A73]-[.C73]" office:value-type="float" office:value="0.00242329999999979" calcext:value-type="float">
            <text:p>0,0024233</text:p>
          </table:table-cell>
          <table:table-cell table:formula="of:=[.G73]-[.C73]" office:value-type="float" office:value="0.00217264999999989" calcext:value-type="float">
            <text:p>0,00217265</text:p>
          </table:table-cell>
          <table:table-cell table:formula="of:=[.J73]/[.I73]" office:value-type="float" office:value="0.896566665291161" calcext:value-type="float">
            <text:p>0,8965666653</text:p>
          </table:table-cell>
          <table:table-cell table:formula="of:=[.D73]+[.H73]*[.K73]" office:value-type="float" office:value="2.78743493713117" calcext:value-type="float">
            <text:p>2,7874349371</text:p>
          </table:table-cell>
        </table:table-row>
        <table:table-row table:style-name="ro1">
          <table:table-cell office:value-type="float" office:value="2.4149302" calcext:value-type="float">
            <text:p>2,4149302</text:p>
          </table:table-cell>
          <table:table-cell office:value-type="float" office:value="2.749999" calcext:value-type="float">
            <text:p>2,749999</text:p>
          </table:table-cell>
          <table:table-cell office:value-type="float" office:value="2.412" calcext:value-type="float">
            <text:p>2,412</text:p>
          </table:table-cell>
          <table:table-cell office:value-type="float" office:value="2.425502" calcext:value-type="float">
            <text:p>2,425502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6578561" calcext:value-type="float">
            <text:p>0,6578561</text:p>
          </table:table-cell>
          <table:table-cell table:formula="of:=[.A74]-[.E74]" office:value-type="float" office:value="2.41392765" calcext:value-type="float">
            <text:p>2,41392765</text:p>
          </table:table-cell>
          <table:table-cell table:formula="of:=[.B74]-[.D74]" office:value-type="float" office:value="0.324497" calcext:value-type="float">
            <text:p>0,324497</text:p>
          </table:table-cell>
          <table:table-cell table:formula="of:=[.A74]-[.C74]" office:value-type="float" office:value="0.00293020000000022" calcext:value-type="float">
            <text:p>0,0029302</text:p>
          </table:table-cell>
          <table:table-cell table:formula="of:=[.G74]-[.C74]" office:value-type="float" office:value="0.00192765000000028" calcext:value-type="float">
            <text:p>0,00192765</text:p>
          </table:table-cell>
          <table:table-cell table:formula="of:=[.J74]/[.I74]" office:value-type="float" office:value="0.65785611903629" calcext:value-type="float">
            <text:p>0,657856119</text:p>
          </table:table-cell>
          <table:table-cell table:formula="of:=[.D74]+[.H74]*[.K74]" office:value-type="float" office:value="2.63897433705892" calcext:value-type="float">
            <text:p>2,6389743371</text:p>
          </table:table-cell>
        </table:table-row>
        <table:table-row table:style-name="ro1">
          <table:table-cell office:value-type="float" office:value="2.415933" calcext:value-type="float">
            <text:p>2,415933</text:p>
          </table:table-cell>
          <table:table-cell office:value-type="float" office:value="2.749999" calcext:value-type="float">
            <text:p>2,749999</text:p>
          </table:table-cell>
          <table:table-cell office:value-type="float" office:value="2.414" calcext:value-type="float">
            <text:p>2,414</text:p>
          </table:table-cell>
          <table:table-cell office:value-type="float" office:value="2.963471" calcext:value-type="float">
            <text:p>2,963471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4813502" calcext:value-type="float">
            <text:p>0,4813502</text:p>
          </table:table-cell>
          <table:table-cell table:formula="of:=[.A75]-[.E75]" office:value-type="float" office:value="2.41493045" calcext:value-type="float">
            <text:p>2,41493045</text:p>
          </table:table-cell>
          <table:table-cell table:formula="of:=[.B75]-[.D75]" office:value-type="float" office:value="-0.213472" calcext:value-type="float">
            <text:p>-0,213472</text:p>
          </table:table-cell>
          <table:table-cell table:formula="of:=[.A75]-[.C75]" office:value-type="float" office:value="0.00193299999999974" calcext:value-type="float">
            <text:p>0,001933</text:p>
          </table:table-cell>
          <table:table-cell table:formula="of:=[.G75]-[.C75]" office:value-type="float" office:value="0.000930449999999805" calcext:value-type="float">
            <text:p>0,00093045</text:p>
          </table:table-cell>
          <table:table-cell table:formula="of:=[.J75]/[.I75]" office:value-type="float" office:value="0.481350232798722" calcext:value-type="float">
            <text:p>0,4813502328</text:p>
          </table:table-cell>
          <table:table-cell table:formula="of:=[.D75]+[.H75]*[.K75]" office:value-type="float" office:value="2.86071620310399" calcext:value-type="float">
            <text:p>2,8607162031</text:p>
          </table:table-cell>
        </table:table-row>
        <table:table-row table:style-name="ro1">
          <table:table-cell office:value-type="float" office:value="2.4169355" calcext:value-type="float">
            <text:p>2,4169355</text:p>
          </table:table-cell>
          <table:table-cell office:value-type="float" office:value="2.749999" calcext:value-type="float">
            <text:p>2,749999</text:p>
          </table:table-cell>
          <table:table-cell office:value-type="float" office:value="2.415" calcext:value-type="float">
            <text:p>2,415</text:p>
          </table:table-cell>
          <table:table-cell office:value-type="float" office:value="2.647243" calcext:value-type="float">
            <text:p>2,647243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8705244" calcext:value-type="float">
            <text:p>0,8705244</text:p>
          </table:table-cell>
          <table:table-cell table:formula="of:=[.A76]-[.E76]" office:value-type="float" office:value="2.4166849" calcext:value-type="float">
            <text:p>2,4166849</text:p>
          </table:table-cell>
          <table:table-cell table:formula="of:=[.B76]-[.D76]" office:value-type="float" office:value="0.102756" calcext:value-type="float">
            <text:p>0,102756</text:p>
          </table:table-cell>
          <table:table-cell table:formula="of:=[.A76]-[.C76]" office:value-type="float" office:value="0.00193550000000009" calcext:value-type="float">
            <text:p>0,0019355</text:p>
          </table:table-cell>
          <table:table-cell table:formula="of:=[.G76]-[.C76]" office:value-type="float" office:value="0.00168489999999988" calcext:value-type="float">
            <text:p>0,0016849</text:p>
          </table:table-cell>
          <table:table-cell table:formula="of:=[.J76]/[.I76]" office:value-type="float" office:value="0.870524412296461" calcext:value-type="float">
            <text:p>0,8705244123</text:p>
          </table:table-cell>
          <table:table-cell table:formula="of:=[.D76]+[.H76]*[.K76]" office:value-type="float" office:value="2.73669460650994" calcext:value-type="float">
            <text:p>2,7366946065</text:p>
          </table:table-cell>
        </table:table-row>
        <table:table-row table:style-name="ro1">
          <table:table-cell office:value-type="float" office:value="2.4435108" calcext:value-type="float">
            <text:p>2,4435108</text:p>
          </table:table-cell>
          <table:table-cell office:value-type="float" office:value="2.449998" calcext:value-type="float">
            <text:p>2,449998</text:p>
          </table:table-cell>
          <table:table-cell office:value-type="float" office:value="2.417" calcext:value-type="float">
            <text:p>2,417</text:p>
          </table:table-cell>
          <table:table-cell office:value-type="float" office:value="2.839449" calcext:value-type="float">
            <text:p>2,839449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9905472" calcext:value-type="float">
            <text:p>0,9905472</text:p>
          </table:table-cell>
          <table:table-cell table:formula="of:=[.A77]-[.E77]" office:value-type="float" office:value="2.4432602" calcext:value-type="float">
            <text:p>2,4432602</text:p>
          </table:table-cell>
          <table:table-cell table:formula="of:=[.B77]-[.D77]" office:value-type="float" office:value="-0.389451" calcext:value-type="float">
            <text:p>-0,389451</text:p>
          </table:table-cell>
          <table:table-cell table:formula="of:=[.A77]-[.C77]" office:value-type="float" office:value="0.0265108000000001" calcext:value-type="float">
            <text:p>0,0265108</text:p>
          </table:table-cell>
          <table:table-cell table:formula="of:=[.G77]-[.C77]" office:value-type="float" office:value="0.0262601999999998" calcext:value-type="float">
            <text:p>0,0262602</text:p>
          </table:table-cell>
          <table:table-cell table:formula="of:=[.J77]/[.I77]" office:value-type="float" office:value="0.990547248668459" calcext:value-type="float">
            <text:p>0,9905472487</text:p>
          </table:table-cell>
          <table:table-cell table:formula="of:=[.D77]+[.H77]*[.K77]" office:value-type="float" office:value="2.45367938345882" calcext:value-type="float">
            <text:p>2,4536793835</text:p>
          </table:table-cell>
        </table:table-row>
        <table:table-row table:style-name="ro1">
          <table:table-cell office:value-type="float" office:value="2.4460174" calcext:value-type="float">
            <text:p>2,4460174</text:p>
          </table:table-cell>
          <table:table-cell office:value-type="float" office:value="2.299998" calcext:value-type="float">
            <text:p>2,299998</text:p>
          </table:table-cell>
          <table:table-cell office:value-type="float" office:value="2.443" calcext:value-type="float">
            <text:p>2,443</text:p>
          </table:table-cell>
          <table:table-cell office:value-type="float" office:value="2.064229" calcext:value-type="float">
            <text:p>2,064229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6677437" calcext:value-type="float">
            <text:p>0,6677437</text:p>
          </table:table-cell>
          <table:table-cell table:formula="of:=[.A78]-[.E78]" office:value-type="float" office:value="2.44501485" calcext:value-type="float">
            <text:p>2,44501485</text:p>
          </table:table-cell>
          <table:table-cell table:formula="of:=[.B78]-[.D78]" office:value-type="float" office:value="0.235769" calcext:value-type="float">
            <text:p>0,235769</text:p>
          </table:table-cell>
          <table:table-cell table:formula="of:=[.A78]-[.C78]" office:value-type="float" office:value="0.00301740000000006" calcext:value-type="float">
            <text:p>0,0030174</text:p>
          </table:table-cell>
          <table:table-cell table:formula="of:=[.G78]-[.C78]" office:value-type="float" office:value="0.00201485000000012" calcext:value-type="float">
            <text:p>0,00201485</text:p>
          </table:table-cell>
          <table:table-cell table:formula="of:=[.J78]/[.I78]" office:value-type="float" office:value="0.667743752899875" calcext:value-type="float">
            <text:p>0,6677437529</text:p>
          </table:table-cell>
          <table:table-cell table:formula="of:=[.D78]+[.H78]*[.K78]" office:value-type="float" office:value="2.22166227687745" calcext:value-type="float">
            <text:p>2,2216622769</text:p>
          </table:table-cell>
        </table:table-row>
        <table:table-row table:style-name="ro1">
          <table:table-cell office:value-type="float" office:value="2.448023" calcext:value-type="float">
            <text:p>2,448023</text:p>
          </table:table-cell>
          <table:table-cell office:value-type="float" office:value="2.299998" calcext:value-type="float">
            <text:p>2,299998</text:p>
          </table:table-cell>
          <table:table-cell office:value-type="float" office:value="2.445" calcext:value-type="float">
            <text:p>2,445</text:p>
          </table:table-cell>
          <table:table-cell office:value-type="float" office:value="2.457432" calcext:value-type="float">
            <text:p>2,457432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6683592" calcext:value-type="float">
            <text:p>0,6683592</text:p>
          </table:table-cell>
          <table:table-cell table:formula="of:=[.A79]-[.E79]" office:value-type="float" office:value="2.44702045" calcext:value-type="float">
            <text:p>2,44702045</text:p>
          </table:table-cell>
          <table:table-cell table:formula="of:=[.B79]-[.D79]" office:value-type="float" office:value="-0.157434" calcext:value-type="float">
            <text:p>-0,157434</text:p>
          </table:table-cell>
          <table:table-cell table:formula="of:=[.A79]-[.C79]" office:value-type="float" office:value="0.00302300000000022" calcext:value-type="float">
            <text:p>0,003023</text:p>
          </table:table-cell>
          <table:table-cell table:formula="of:=[.G79]-[.C79]" office:value-type="float" office:value="0.00202045000000028" calcext:value-type="float">
            <text:p>0,00202045</text:p>
          </table:table-cell>
          <table:table-cell table:formula="of:=[.J79]/[.I79]" office:value-type="float" office:value="0.668359245782381" calcext:value-type="float">
            <text:p>0,6683592458</text:p>
          </table:table-cell>
          <table:table-cell table:formula="of:=[.D79]+[.H79]*[.K79]" office:value-type="float" office:value="2.3522095304995" calcext:value-type="float">
            <text:p>2,3522095305</text:p>
          </table:table-cell>
        </table:table-row>
        <table:table-row table:style-name="ro1">
          <table:table-cell office:value-type="float" office:value="2.4490256" calcext:value-type="float">
            <text:p>2,4490256</text:p>
          </table:table-cell>
          <table:table-cell office:value-type="float" office:value="2.299998" calcext:value-type="float">
            <text:p>2,299998</text:p>
          </table:table-cell>
          <table:table-cell office:value-type="float" office:value="2.447" calcext:value-type="float">
            <text:p>2,447</text:p>
          </table:table-cell>
          <table:table-cell office:value-type="float" office:value="2.194776" calcext:value-type="float">
            <text:p>2,194776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762589" calcext:value-type="float">
            <text:p>0,8762589</text:p>
          </table:table-cell>
          <table:table-cell table:formula="of:=[.A80]-[.E80]" office:value-type="float" office:value="2.44877495" calcext:value-type="float">
            <text:p>2,44877495</text:p>
          </table:table-cell>
          <table:table-cell table:formula="of:=[.B80]-[.D80]" office:value-type="float" office:value="0.105222" calcext:value-type="float">
            <text:p>0,105222</text:p>
          </table:table-cell>
          <table:table-cell table:formula="of:=[.A80]-[.C80]" office:value-type="float" office:value="0.00202560000000007" calcext:value-type="float">
            <text:p>0,0020256</text:p>
          </table:table-cell>
          <table:table-cell table:formula="of:=[.G80]-[.C80]" office:value-type="float" office:value="0.00177495000000016" calcext:value-type="float">
            <text:p>0,00177495</text:p>
          </table:table-cell>
          <table:table-cell table:formula="of:=[.J80]/[.I80]" office:value-type="float" office:value="0.876258886255974" calcext:value-type="float">
            <text:p>0,8762588863</text:p>
          </table:table-cell>
          <table:table-cell table:formula="of:=[.D80]+[.H80]*[.K80]" office:value-type="float" office:value="2.28697771252963" calcext:value-type="float">
            <text:p>2,2869777125</text:p>
          </table:table-cell>
        </table:table-row>
        <table:table-row table:style-name="ro1">
          <table:table-cell office:value-type="float" office:value="2.4500281" calcext:value-type="float">
            <text:p>2,4500281</text:p>
          </table:table-cell>
          <table:table-cell office:value-type="float" office:value="2.299998" calcext:value-type="float">
            <text:p>2,299998</text:p>
          </table:table-cell>
          <table:table-cell office:value-type="float" office:value="2.449" calcext:value-type="float">
            <text:p>2,449</text:p>
          </table:table-cell>
          <table:table-cell office:value-type="float" office:value="2.3922" calcext:value-type="float">
            <text:p>2,392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562008" calcext:value-type="float">
            <text:p>0,7562008</text:p>
          </table:table-cell>
          <table:table-cell table:formula="of:=[.A81]-[.E81]" office:value-type="float" office:value="2.44977745" calcext:value-type="float">
            <text:p>2,44977745</text:p>
          </table:table-cell>
          <table:table-cell table:formula="of:=[.B81]-[.D81]" office:value-type="float" office:value="-0.0922019999999999" calcext:value-type="float">
            <text:p>-0,092202</text:p>
          </table:table-cell>
          <table:table-cell table:formula="of:=[.A81]-[.C81]" office:value-type="float" office:value="0.00102810000000009" calcext:value-type="float">
            <text:p>0,0010281</text:p>
          </table:table-cell>
          <table:table-cell table:formula="of:=[.G81]-[.C81]" office:value-type="float" office:value="0.000777450000000179" calcext:value-type="float">
            <text:p>0,00077745</text:p>
          </table:table-cell>
          <table:table-cell table:formula="of:=[.J81]/[.I81]" office:value-type="float" office:value="0.756200758681172" calcext:value-type="float">
            <text:p>0,7562007587</text:p>
          </table:table-cell>
          <table:table-cell table:formula="of:=[.D81]+[.H81]*[.K81]" office:value-type="float" office:value="2.32247677764808" calcext:value-type="float">
            <text:p>2,3224767776</text:p>
          </table:table-cell>
        </table:table-row>
        <table:table-row table:style-name="ro1">
          <table:table-cell office:value-type="float" office:value="2.4771003" calcext:value-type="float">
            <text:p>2,4771003</text:p>
          </table:table-cell>
          <table:table-cell office:value-type="float" office:value="1.999998" calcext:value-type="float">
            <text:p>1,999998</text:p>
          </table:table-cell>
          <table:table-cell office:value-type="float" office:value="2.45" calcext:value-type="float">
            <text:p>2,45</text:p>
          </table:table-cell>
          <table:table-cell office:value-type="float" office:value="2.230275" calcext:value-type="float">
            <text:p>2,230275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9815076" calcext:value-type="float">
            <text:p>0,9815076</text:p>
          </table:table-cell>
          <table:table-cell table:formula="of:=[.A82]-[.E82]" office:value-type="float" office:value="2.47659915" calcext:value-type="float">
            <text:p>2,47659915</text:p>
          </table:table-cell>
          <table:table-cell table:formula="of:=[.B82]-[.D82]" office:value-type="float" office:value="-0.230277" calcext:value-type="float">
            <text:p>-0,230277</text:p>
          </table:table-cell>
          <table:table-cell table:formula="of:=[.A82]-[.C82]" office:value-type="float" office:value="0.0271002999999999" calcext:value-type="float">
            <text:p>0,0271003</text:p>
          </table:table-cell>
          <table:table-cell table:formula="of:=[.G82]-[.C82]" office:value-type="float" office:value="0.02659915" calcext:value-type="float">
            <text:p>0,02659915</text:p>
          </table:table-cell>
          <table:table-cell table:formula="of:=[.J82]/[.I82]" office:value-type="float" office:value="0.98150758478689" calcext:value-type="float">
            <text:p>0,9815075848</text:p>
          </table:table-cell>
          <table:table-cell table:formula="of:=[.D82]+[.H82]*[.K82]" office:value-type="float" office:value="2.00425637789803" calcext:value-type="float">
            <text:p>2,0042563779</text:p>
          </table:table-cell>
        </table:table-row>
        <table:table-row table:style-name="ro1">
          <table:table-cell office:value-type="float" office:value="2.4801092" calcext:value-type="float">
            <text:p>2,4801092</text:p>
          </table:table-cell>
          <table:table-cell office:value-type="float" office:value="1.849998" calcext:value-type="float">
            <text:p>1,849998</text:p>
          </table:table-cell>
          <table:table-cell office:value-type="float" office:value="2.477" calcext:value-type="float">
            <text:p>2,477</text:p>
          </table:table-cell>
          <table:table-cell office:value-type="float" office:value="1.77398" calcext:value-type="float">
            <text:p>1,77398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8388171" calcext:value-type="float">
            <text:p>0,8388171</text:p>
          </table:table-cell>
          <table:table-cell table:formula="of:=[.A83]-[.E83]" office:value-type="float" office:value="2.47960805" calcext:value-type="float">
            <text:p>2,47960805</text:p>
          </table:table-cell>
          <table:table-cell table:formula="of:=[.B83]-[.D83]" office:value-type="float" office:value="0.0760179999999997" calcext:value-type="float">
            <text:p>0,076018</text:p>
          </table:table-cell>
          <table:table-cell table:formula="of:=[.A83]-[.C83]" office:value-type="float" office:value="0.00310919999999992" calcext:value-type="float">
            <text:p>0,0031092</text:p>
          </table:table-cell>
          <table:table-cell table:formula="of:=[.G83]-[.C83]" office:value-type="float" office:value="0.00260805000000008" calcext:value-type="float">
            <text:p>0,00260805</text:p>
          </table:table-cell>
          <table:table-cell table:formula="of:=[.J83]/[.I83]" office:value-type="float" office:value="0.838817059050607" calcext:value-type="float">
            <text:p>0,8388170591</text:p>
          </table:table-cell>
          <table:table-cell table:formula="of:=[.D83]+[.H83]*[.K83]" office:value-type="float" office:value="1.83774519519491" calcext:value-type="float">
            <text:p>1,8377451952</text:p>
          </table:table-cell>
        </table:table-row>
        <table:table-row table:style-name="ro1">
          <table:table-cell office:value-type="float" office:value="2.4816133" calcext:value-type="float">
            <text:p>2,4816133</text:p>
          </table:table-cell>
          <table:table-cell office:value-type="float" office:value="1.849998" calcext:value-type="float">
            <text:p>1,849998</text:p>
          </table:table-cell>
          <table:table-cell office:value-type="float" office:value="2.48" calcext:value-type="float">
            <text:p>2,48</text:p>
          </table:table-cell>
          <table:table-cell office:value-type="float" office:value="1.913764" calcext:value-type="float">
            <text:p>1,913764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5338436" calcext:value-type="float">
            <text:p>0,5338436</text:p>
          </table:table-cell>
          <table:table-cell table:formula="of:=[.A84]-[.E84]" office:value-type="float" office:value="2.48086125" calcext:value-type="float">
            <text:p>2,48086125</text:p>
          </table:table-cell>
          <table:table-cell table:formula="of:=[.B84]-[.D84]" office:value-type="float" office:value="-0.0637660000000002" calcext:value-type="float">
            <text:p>-0,063766</text:p>
          </table:table-cell>
          <table:table-cell table:formula="of:=[.A84]-[.C84]" office:value-type="float" office:value="0.00161329999999982" calcext:value-type="float">
            <text:p>0,0016133</text:p>
          </table:table-cell>
          <table:table-cell table:formula="of:=[.G84]-[.C84]" office:value-type="float" office:value="0.000861249999999814" calcext:value-type="float">
            <text:p>0,00086125</text:p>
          </table:table-cell>
          <table:table-cell table:formula="of:=[.J84]/[.I84]" office:value-type="float" office:value="0.533843674456029" calcext:value-type="float">
            <text:p>0,5338436745</text:p>
          </table:table-cell>
          <table:table-cell table:formula="of:=[.D84]+[.H84]*[.K84]" office:value-type="float" office:value="1.87972292425464" calcext:value-type="float">
            <text:p>1,8797229243</text:p>
          </table:table-cell>
        </table:table-row>
        <table:table-row table:style-name="ro1">
          <table:table-cell office:value-type="float" office:value="2.4826153" calcext:value-type="float">
            <text:p>2,4826153</text:p>
          </table:table-cell>
          <table:table-cell office:value-type="float" office:value="1.849998" calcext:value-type="float">
            <text:p>1,849998</text:p>
          </table:table-cell>
          <table:table-cell office:value-type="float" office:value="2.481" calcext:value-type="float">
            <text:p>2,481</text:p>
          </table:table-cell>
          <table:table-cell office:value-type="float" office:value="1.815957" calcext:value-type="float">
            <text:p>1,815957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5344208" calcext:value-type="float">
            <text:p>0,5344208</text:p>
          </table:table-cell>
          <table:table-cell table:formula="of:=[.A85]-[.E85]" office:value-type="float" office:value="2.48186325" calcext:value-type="float">
            <text:p>2,48186325</text:p>
          </table:table-cell>
          <table:table-cell table:formula="of:=[.B85]-[.D85]" office:value-type="float" office:value="0.0340409999999998" calcext:value-type="float">
            <text:p>0,034041</text:p>
          </table:table-cell>
          <table:table-cell table:formula="of:=[.A85]-[.C85]" office:value-type="float" office:value="0.0016153000000001" calcext:value-type="float">
            <text:p>0,0016153</text:p>
          </table:table-cell>
          <table:table-cell table:formula="of:=[.G85]-[.C85]" office:value-type="float" office:value="0.000863250000000093" calcext:value-type="float">
            <text:p>0,00086325</text:p>
          </table:table-cell>
          <table:table-cell table:formula="of:=[.J85]/[.I85]" office:value-type="float" office:value="0.53442085061601" calcext:value-type="float">
            <text:p>0,5344208506</text:p>
          </table:table-cell>
          <table:table-cell table:formula="of:=[.D85]+[.H85]*[.K85]" office:value-type="float" office:value="1.83414922017582" calcext:value-type="float">
            <text:p>1,8341492202</text:p>
          </table:table-cell>
        </table:table-row>
        <table:table-row table:style-name="ro1">
          <table:table-cell office:value-type="float" office:value="2.4906368" calcext:value-type="float">
            <text:p>2,4906368</text:p>
          </table:table-cell>
          <table:table-cell office:value-type="float" office:value="1.849998" calcext:value-type="float">
            <text:p>1,849998</text:p>
          </table:table-cell>
          <table:table-cell office:value-type="float" office:value="2.482" calcext:value-type="float">
            <text:p>2,482</text:p>
          </table:table-cell>
          <table:table-cell office:value-type="float" office:value="1.86819" calcext:value-type="float">
            <text:p>1,86819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9129249" calcext:value-type="float">
            <text:p>0,9129249</text:p>
          </table:table-cell>
          <table:table-cell table:formula="of:=[.A86]-[.E86]" office:value-type="float" office:value="2.48988475" calcext:value-type="float">
            <text:p>2,48988475</text:p>
          </table:table-cell>
          <table:table-cell table:formula="of:=[.B86]-[.D86]" office:value-type="float" office:value="-0.0181920000000002" calcext:value-type="float">
            <text:p>-0,018192</text:p>
          </table:table-cell>
          <table:table-cell table:formula="of:=[.A86]-[.C86]" office:value-type="float" office:value="0.00863679999999967" calcext:value-type="float">
            <text:p>0,0086368</text:p>
          </table:table-cell>
          <table:table-cell table:formula="of:=[.G86]-[.C86]" office:value-type="float" office:value="0.00788474999999966" calcext:value-type="float">
            <text:p>0,00788475</text:p>
          </table:table-cell>
          <table:table-cell table:formula="of:=[.J86]/[.I86]" office:value-type="float" office:value="0.912924925898477" calcext:value-type="float">
            <text:p>0,9129249259</text:p>
          </table:table-cell>
          <table:table-cell table:formula="of:=[.D86]+[.H86]*[.K86]" office:value-type="float" office:value="1.85158206974805" calcext:value-type="float">
            <text:p>1,8515820697</text:p>
          </table:table-cell>
        </table:table-row>
        <table:table-row table:style-name="ro1">
          <table:table-cell office:value-type="float" office:value="2.5109841" calcext:value-type="float">
            <text:p>2,5109841</text:p>
          </table:table-cell>
          <table:table-cell office:value-type="float" office:value="1.549998" calcext:value-type="float">
            <text:p>1,549998</text:p>
          </table:table-cell>
          <table:table-cell office:value-type="float" office:value="2.49" calcext:value-type="float">
            <text:p>2,49</text:p>
          </table:table-cell>
          <table:table-cell office:value-type="float" office:value="1.83339" calcext:value-type="float">
            <text:p>1,83339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9880505" calcext:value-type="float">
            <text:p>0,9880505</text:p>
          </table:table-cell>
          <table:table-cell table:formula="of:=[.A87]-[.E87]" office:value-type="float" office:value="2.51073335" calcext:value-type="float">
            <text:p>2,51073335</text:p>
          </table:table-cell>
          <table:table-cell table:formula="of:=[.B87]-[.D87]" office:value-type="float" office:value="-0.283392" calcext:value-type="float">
            <text:p>-0,283392</text:p>
          </table:table-cell>
          <table:table-cell table:formula="of:=[.A87]-[.C87]" office:value-type="float" office:value="0.0209840999999997" calcext:value-type="float">
            <text:p>0,0209841</text:p>
          </table:table-cell>
          <table:table-cell table:formula="of:=[.G87]-[.C87]" office:value-type="float" office:value="0.0207333499999995" calcext:value-type="float">
            <text:p>0,02073335</text:p>
          </table:table-cell>
          <table:table-cell table:formula="of:=[.J87]/[.I87]" office:value-type="float" office:value="0.988050476313009" calcext:value-type="float">
            <text:p>0,9880504763</text:p>
          </table:table-cell>
          <table:table-cell table:formula="of:=[.D87]+[.H87]*[.K87]" office:value-type="float" office:value="1.5533843994167" calcext:value-type="float">
            <text:p>1,5533843994</text:p>
          </table:table-cell>
        </table:table-row>
        <table:table-row table:style-name="ro1">
          <table:table-cell office:value-type="float" office:value="2.511987" calcext:value-type="float">
            <text:p>2,511987</text:p>
          </table:table-cell>
          <table:table-cell office:value-type="float" office:value="1.399998" calcext:value-type="float">
            <text:p>1,399998</text:p>
          </table:table-cell>
          <table:table-cell office:value-type="float" office:value="2.511" calcext:value-type="float">
            <text:p>2,511</text:p>
          </table:table-cell>
          <table:table-cell office:value-type="float" office:value="1.269993" calcext:value-type="float">
            <text:p>1,269993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7459473" calcext:value-type="float">
            <text:p>0,7459473</text:p>
          </table:table-cell>
          <table:table-cell table:formula="of:=[.A88]-[.E88]" office:value-type="float" office:value="2.51173625" calcext:value-type="float">
            <text:p>2,51173625</text:p>
          </table:table-cell>
          <table:table-cell table:formula="of:=[.B88]-[.D88]" office:value-type="float" office:value="0.130005" calcext:value-type="float">
            <text:p>0,130005</text:p>
          </table:table-cell>
          <table:table-cell table:formula="of:=[.A88]-[.C88]" office:value-type="float" office:value="0.000986999999999849" calcext:value-type="float">
            <text:p>0,000987</text:p>
          </table:table-cell>
          <table:table-cell table:formula="of:=[.G88]-[.C88]" office:value-type="float" office:value="0.000736249999999661" calcext:value-type="float">
            <text:p>0,00073625</text:p>
          </table:table-cell>
          <table:table-cell table:formula="of:=[.J88]/[.I88]" office:value-type="float" office:value="0.745947315096022" calcext:value-type="float">
            <text:p>0,7459473151</text:p>
          </table:table-cell>
          <table:table-cell table:formula="of:=[.D88]+[.H88]*[.K88]" office:value-type="float" office:value="1.36696988069906" calcext:value-type="float">
            <text:p>1,3669698807</text:p>
          </table:table-cell>
        </table:table-row>
        <table:table-row table:style-name="ro1">
          <table:table-cell office:value-type="float" office:value="2.5149946" calcext:value-type="float">
            <text:p>2,5149946</text:p>
          </table:table-cell>
          <table:table-cell office:value-type="float" office:value="1.399998" calcext:value-type="float">
            <text:p>1,399998</text:p>
          </table:table-cell>
          <table:table-cell office:value-type="float" office:value="2.512" calcext:value-type="float">
            <text:p>2,512</text:p>
          </table:table-cell>
          <table:table-cell office:value-type="float" office:value="1.496976" calcext:value-type="float">
            <text:p>1,496976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916266" calcext:value-type="float">
            <text:p>0,916266</text:p>
          </table:table-cell>
          <table:table-cell table:formula="of:=[.A89]-[.E89]" office:value-type="float" office:value="2.51474385" calcext:value-type="float">
            <text:p>2,51474385</text:p>
          </table:table-cell>
          <table:table-cell table:formula="of:=[.B89]-[.D89]" office:value-type="float" office:value="-0.096978" calcext:value-type="float">
            <text:p>-0,096978</text:p>
          </table:table-cell>
          <table:table-cell table:formula="of:=[.A89]-[.C89]" office:value-type="float" office:value="0.00299460000000007" calcext:value-type="float">
            <text:p>0,0029946</text:p>
          </table:table-cell>
          <table:table-cell table:formula="of:=[.G89]-[.C89]" office:value-type="float" office:value="0.00274384999999988" calcext:value-type="float">
            <text:p>0,00274385</text:p>
          </table:table-cell>
          <table:table-cell table:formula="of:=[.J89]/[.I89]" office:value-type="float" office:value="0.916265945368269" calcext:value-type="float">
            <text:p>0,9162659454</text:p>
          </table:table-cell>
          <table:table-cell table:formula="of:=[.D89]+[.H89]*[.K89]" office:value-type="float" office:value="1.40811836115008" calcext:value-type="float">
            <text:p>1,4081183612</text:p>
          </table:table-cell>
        </table:table-row>
        <table:table-row table:style-name="ro1">
          <table:table-cell office:value-type="float" office:value="2.5169997" calcext:value-type="float">
            <text:p>2,5169997</text:p>
          </table:table-cell>
          <table:table-cell office:value-type="float" office:value="1.399998" calcext:value-type="float">
            <text:p>1,399998</text:p>
          </table:table-cell>
          <table:table-cell office:value-type="float" office:value="2.515" calcext:value-type="float">
            <text:p>2,515</text:p>
          </table:table-cell>
          <table:table-cell office:value-type="float" office:value="1.311141" calcext:value-type="float">
            <text:p>1,311141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746062" calcext:value-type="float">
            <text:p>0,8746062</text:p>
          </table:table-cell>
          <table:table-cell table:formula="of:=[.A90]-[.E90]" office:value-type="float" office:value="2.51674895" calcext:value-type="float">
            <text:p>2,51674895</text:p>
          </table:table-cell>
          <table:table-cell table:formula="of:=[.B90]-[.D90]" office:value-type="float" office:value="0.088857" calcext:value-type="float">
            <text:p>0,088857</text:p>
          </table:table-cell>
          <table:table-cell table:formula="of:=[.A90]-[.C90]" office:value-type="float" office:value="0.00199969999999983" calcext:value-type="float">
            <text:p>0,0019997</text:p>
          </table:table-cell>
          <table:table-cell table:formula="of:=[.G90]-[.C90]" office:value-type="float" office:value="0.00174894999999964" calcext:value-type="float">
            <text:p>0,00174895</text:p>
          </table:table-cell>
          <table:table-cell table:formula="of:=[.J90]/[.I90]" office:value-type="float" office:value="0.874606190928534" calcext:value-type="float">
            <text:p>0,8746061909</text:p>
          </table:table-cell>
          <table:table-cell table:formula="of:=[.D90]+[.H90]*[.K90]" office:value-type="float" office:value="1.38885588230734" calcext:value-type="float">
            <text:p>1,3888558823</text:p>
          </table:table-cell>
        </table:table-row>
        <table:table-row table:style-name="ro1">
          <table:table-cell office:value-type="float" office:value="2.5458695" calcext:value-type="float">
            <text:p>2,5458695</text:p>
          </table:table-cell>
          <table:table-cell office:value-type="float" office:value="0.9499984" calcext:value-type="float">
            <text:p>0,9499984</text:p>
          </table:table-cell>
          <table:table-cell office:value-type="float" office:value="2.517" calcext:value-type="float">
            <text:p>2,517</text:p>
          </table:table-cell>
          <table:table-cell office:value-type="float" office:value="1.477713" calcext:value-type="float">
            <text:p>1,477713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9826374" calcext:value-type="float">
            <text:p>0,9826374</text:p>
          </table:table-cell>
          <table:table-cell table:formula="of:=[.A91]-[.E91]" office:value-type="float" office:value="2.54536825" calcext:value-type="float">
            <text:p>2,54536825</text:p>
          </table:table-cell>
          <table:table-cell table:formula="of:=[.B91]-[.D91]" office:value-type="float" office:value="-0.5277146" calcext:value-type="float">
            <text:p>-0,5277146</text:p>
          </table:table-cell>
          <table:table-cell table:formula="of:=[.A91]-[.C91]" office:value-type="float" office:value="0.0288695000000003" calcext:value-type="float">
            <text:p>0,0288695</text:p>
          </table:table-cell>
          <table:table-cell table:formula="of:=[.G91]-[.C91]" office:value-type="float" office:value="0.0283682500000002" calcext:value-type="float">
            <text:p>0,02836825</text:p>
          </table:table-cell>
          <table:table-cell table:formula="of:=[.J91]/[.I91]" office:value-type="float" office:value="0.982637385476017" calcext:value-type="float">
            <text:p>0,9826373855</text:p>
          </table:table-cell>
          <table:table-cell table:formula="of:=[.D91]+[.H91]*[.K91]" office:value-type="float" office:value="0.959160905178477" calcext:value-type="float">
            <text:p>0,9591609052</text:p>
          </table:table-cell>
        </table:table-row>
        <table:table-row table:style-name="ro1">
          <table:table-cell office:value-type="float" office:value="2.5483759" calcext:value-type="float">
            <text:p>2,5483759</text:p>
          </table:table-cell>
          <table:table-cell office:value-type="float" office:value="0.9499984" calcext:value-type="float">
            <text:p>0,9499984</text:p>
          </table:table-cell>
          <table:table-cell office:value-type="float" office:value="2.545" calcext:value-type="float">
            <text:p>2,545</text:p>
          </table:table-cell>
          <table:table-cell office:value-type="float" office:value="0.4314461" calcext:value-type="float">
            <text:p>0,4314461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8515211" calcext:value-type="float">
            <text:p>0,8515211</text:p>
          </table:table-cell>
          <table:table-cell table:formula="of:=[.A92]-[.E92]" office:value-type="float" office:value="2.54787465" calcext:value-type="float">
            <text:p>2,54787465</text:p>
          </table:table-cell>
          <table:table-cell table:formula="of:=[.B92]-[.D92]" office:value-type="float" office:value="0.5185523" calcext:value-type="float">
            <text:p>0,5185523</text:p>
          </table:table-cell>
          <table:table-cell table:formula="of:=[.A92]-[.C92]" office:value-type="float" office:value="0.00337589999999999" calcext:value-type="float">
            <text:p>0,0033759</text:p>
          </table:table-cell>
          <table:table-cell table:formula="of:=[.G92]-[.C92]" office:value-type="float" office:value="0.00287464999999987" calcext:value-type="float">
            <text:p>0,00287465</text:p>
          </table:table-cell>
          <table:table-cell table:formula="of:=[.J92]/[.I92]" office:value-type="float" office:value="0.851521075861216" calcext:value-type="float">
            <text:p>0,8515210759</text:p>
          </table:table-cell>
          <table:table-cell table:formula="of:=[.D92]+[.H92]*[.K92]" office:value-type="float" office:value="0.873004312386308" calcext:value-type="float">
            <text:p>0,8730043124</text:p>
          </table:table-cell>
        </table:table-row>
        <table:table-row table:style-name="ro1">
          <table:table-cell office:value-type="float" office:value="2.5503813" calcext:value-type="float">
            <text:p>2,5503813</text:p>
          </table:table-cell>
          <table:table-cell office:value-type="float" office:value="0.9499984" calcext:value-type="float">
            <text:p>0,9499984</text:p>
          </table:table-cell>
          <table:table-cell office:value-type="float" office:value="2.548" calcext:value-type="float">
            <text:p>2,548</text:p>
          </table:table-cell>
          <table:table-cell office:value-type="float" office:value="1.391557" calcext:value-type="float">
            <text:p>1,391557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7895057" calcext:value-type="float">
            <text:p>0,7895057</text:p>
          </table:table-cell>
          <table:table-cell table:formula="of:=[.A93]-[.E93]" office:value-type="float" office:value="2.54988005" calcext:value-type="float">
            <text:p>2,54988005</text:p>
          </table:table-cell>
          <table:table-cell table:formula="of:=[.B93]-[.D93]" office:value-type="float" office:value="-0.4415586" calcext:value-type="float">
            <text:p>-0,4415586</text:p>
          </table:table-cell>
          <table:table-cell table:formula="of:=[.A93]-[.C93]" office:value-type="float" office:value="0.0023812999999997" calcext:value-type="float">
            <text:p>0,0023813</text:p>
          </table:table-cell>
          <table:table-cell table:formula="of:=[.G93]-[.C93]" office:value-type="float" office:value="0.00188004999999958" calcext:value-type="float">
            <text:p>0,00188005</text:p>
          </table:table-cell>
          <table:table-cell table:formula="of:=[.J93]/[.I93]" office:value-type="float" office:value="0.789505732163027" calcext:value-type="float">
            <text:p>0,7895057322</text:p>
          </table:table-cell>
          <table:table-cell table:formula="of:=[.D93]+[.H93]*[.K93]" office:value-type="float" office:value="1.04294395421412" calcext:value-type="float">
            <text:p>1,0429439542</text:p>
          </table:table-cell>
        </table:table-row>
        <table:table-row table:style-name="ro1">
          <table:table-cell office:value-type="float" office:value="2.5508825" calcext:value-type="float">
            <text:p>2,5508825</text:p>
          </table:table-cell>
          <table:table-cell office:value-type="float" office:value="0.9499984" calcext:value-type="float">
            <text:p>0,9499984</text:p>
          </table:table-cell>
          <table:table-cell office:value-type="float" office:value="2.55" calcext:value-type="float">
            <text:p>2,55</text:p>
          </table:table-cell>
          <table:table-cell office:value-type="float" office:value="0.6013857" calcext:value-type="float">
            <text:p>0,60138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4]-[.E94]" office:value-type="float" office:value="2.5508825" calcext:value-type="float">
            <text:p>2,5508825</text:p>
          </table:table-cell>
          <table:table-cell table:formula="of:=[.B94]-[.D94]" office:value-type="float" office:value="0.3486127" calcext:value-type="float">
            <text:p>0,3486127</text:p>
          </table:table-cell>
          <table:table-cell table:formula="of:=[.A94]-[.C94]" office:value-type="float" office:value="0.000882500000000341" calcext:value-type="float">
            <text:p>0,0008825</text:p>
          </table:table-cell>
          <table:table-cell table:formula="of:=[.G94]-[.C94]" office:value-type="float" office:value="0.000882500000000341" calcext:value-type="float">
            <text:p>0,0008825</text:p>
          </table:table-cell>
          <table:table-cell table:formula="of:=[.J94]/[.I94]" office:value-type="float" office:value="1" calcext:value-type="float">
            <text:p>1</text:p>
          </table:table-cell>
          <table:table-cell table:formula="of:=[.D94]+[.H94]*[.K94]" office:value-type="float" office:value="0.9499984" calcext:value-type="float">
            <text:p>0,9499984</text:p>
          </table:table-cell>
        </table:table-row>
        <table:table-row table:style-name="ro1">
          <table:table-cell office:value-type="float" office:value="2.5518856" calcext:value-type="float">
            <text:p>2,5518856</text:p>
          </table:table-cell>
          <table:table-cell office:value-type="float" office:value="0.9499984" calcext:value-type="float">
            <text:p>0,9499984</text:p>
          </table:table-cell>
          <table:table-cell office:value-type="float" office:value="2.551" calcext:value-type="float">
            <text:p>2,551</text:p>
          </table:table-cell>
          <table:table-cell office:value-type="float" office:value="1.298611" calcext:value-type="float">
            <text:p>1,2986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5]-[.E95]" office:value-type="float" office:value="2.5518856" calcext:value-type="float">
            <text:p>2,5518856</text:p>
          </table:table-cell>
          <table:table-cell table:formula="of:=[.B95]-[.D95]" office:value-type="float" office:value="-0.3486126" calcext:value-type="float">
            <text:p>-0,3486126</text:p>
          </table:table-cell>
          <table:table-cell table:formula="of:=[.A95]-[.C95]" office:value-type="float" office:value="0.000885599999999709" calcext:value-type="float">
            <text:p>0,0008856</text:p>
          </table:table-cell>
          <table:table-cell table:formula="of:=[.G95]-[.C95]" office:value-type="float" office:value="0.000885599999999709" calcext:value-type="float">
            <text:p>0,0008856</text:p>
          </table:table-cell>
          <table:table-cell table:formula="of:=[.J95]/[.I95]" office:value-type="float" office:value="1" calcext:value-type="float">
            <text:p>1</text:p>
          </table:table-cell>
          <table:table-cell table:formula="of:=[.D95]+[.H95]*[.K95]" office:value-type="float" office:value="0.9499984" calcext:value-type="float">
            <text:p>0,9499984</text:p>
          </table:table-cell>
        </table:table-row>
        <table:table-row table:style-name="ro1">
          <table:table-cell office:value-type="float" office:value="2.5793288" calcext:value-type="float">
            <text:p>2,5793288</text:p>
          </table:table-cell>
          <table:table-cell office:value-type="float" office:value="0.4999984" calcext:value-type="float">
            <text:p>0,4999984</text:p>
          </table:table-cell>
          <table:table-cell office:value-type="float" office:value="2.552" calcext:value-type="float">
            <text:p>2,552</text:p>
          </table:table-cell>
          <table:table-cell office:value-type="float" office:value="0.6013857" calcext:value-type="float">
            <text:p>0,60138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6]-[.E96]" office:value-type="float" office:value="2.5793288" calcext:value-type="float">
            <text:p>2,5793288</text:p>
          </table:table-cell>
          <table:table-cell table:formula="of:=[.B96]-[.D96]" office:value-type="float" office:value="-0.1013873" calcext:value-type="float">
            <text:p>-0,1013873</text:p>
          </table:table-cell>
          <table:table-cell table:formula="of:=[.A96]-[.C96]" office:value-type="float" office:value="0.0273287999999998" calcext:value-type="float">
            <text:p>0,0273288</text:p>
          </table:table-cell>
          <table:table-cell table:formula="of:=[.G96]-[.C96]" office:value-type="float" office:value="0.0273287999999998" calcext:value-type="float">
            <text:p>0,0273288</text:p>
          </table:table-cell>
          <table:table-cell table:formula="of:=[.J96]/[.I96]" office:value-type="float" office:value="1" calcext:value-type="float">
            <text:p>1</text:p>
          </table:table-cell>
          <table:table-cell table:formula="of:=[.D96]+[.H96]*[.K96]" office:value-type="float" office:value="0.4999984" calcext:value-type="float">
            <text:p>0,4999984</text:p>
          </table:table-cell>
        </table:table-row>
        <table:table-row table:style-name="ro1">
          <table:table-cell office:value-type="float" office:value="2.5808326" calcext:value-type="float">
            <text:p>2,5808326</text:p>
          </table:table-cell>
          <table:table-cell office:value-type="float" office:value="0.4999984" calcext:value-type="float">
            <text:p>0,4999984</text:p>
          </table:table-cell>
          <table:table-cell office:value-type="float" office:value="2.579" calcext:value-type="float">
            <text:p>2,579</text:p>
          </table:table-cell>
          <table:table-cell office:value-type="float" office:value="0.3986111" calcext:value-type="float">
            <text:p>0,3986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7]-[.E97]" office:value-type="float" office:value="2.5808326" calcext:value-type="float">
            <text:p>2,5808326</text:p>
          </table:table-cell>
          <table:table-cell table:formula="of:=[.B97]-[.D97]" office:value-type="float" office:value="0.1013873" calcext:value-type="float">
            <text:p>0,1013873</text:p>
          </table:table-cell>
          <table:table-cell table:formula="of:=[.A97]-[.C97]" office:value-type="float" office:value="0.00183260000000018" calcext:value-type="float">
            <text:p>0,0018326</text:p>
          </table:table-cell>
          <table:table-cell table:formula="of:=[.G97]-[.C97]" office:value-type="float" office:value="0.00183260000000018" calcext:value-type="float">
            <text:p>0,0018326</text:p>
          </table:table-cell>
          <table:table-cell table:formula="of:=[.J97]/[.I97]" office:value-type="float" office:value="1" calcext:value-type="float">
            <text:p>1</text:p>
          </table:table-cell>
          <table:table-cell table:formula="of:=[.D97]+[.H97]*[.K97]" office:value-type="float" office:value="0.4999984" calcext:value-type="float">
            <text:p>0,4999984</text:p>
          </table:table-cell>
        </table:table-row>
        <table:table-row table:style-name="ro1">
          <table:table-cell office:value-type="float" office:value="2.5828382" calcext:value-type="float">
            <text:p>2,5828382</text:p>
          </table:table-cell>
          <table:table-cell office:value-type="float" office:value="0.4999984" calcext:value-type="float">
            <text:p>0,4999984</text:p>
          </table:table-cell>
          <table:table-cell office:value-type="float" office:value="2.581" calcext:value-type="float">
            <text:p>2,581</text:p>
          </table:table-cell>
          <table:table-cell office:value-type="float" office:value="0.6013857" calcext:value-type="float">
            <text:p>0,6013857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5908769" calcext:value-type="float">
            <text:p>0,5908769</text:p>
          </table:table-cell>
          <table:table-cell table:formula="of:=[.A98]-[.E98]" office:value-type="float" office:value="2.58208615" calcext:value-type="float">
            <text:p>2,58208615</text:p>
          </table:table-cell>
          <table:table-cell table:formula="of:=[.B98]-[.D98]" office:value-type="float" office:value="-0.1013873" calcext:value-type="float">
            <text:p>-0,1013873</text:p>
          </table:table-cell>
          <table:table-cell table:formula="of:=[.A98]-[.C98]" office:value-type="float" office:value="0.0018381999999999" calcext:value-type="float">
            <text:p>0,0018382</text:p>
          </table:table-cell>
          <table:table-cell table:formula="of:=[.G98]-[.C98]" office:value-type="float" office:value="0.0010861499999999" calcext:value-type="float">
            <text:p>0,00108615</text:p>
          </table:table-cell>
          <table:table-cell table:formula="of:=[.J98]/[.I98]" office:value-type="float" office:value="0.590876944837317" calcext:value-type="float">
            <text:p>0,5908769448</text:p>
          </table:table-cell>
          <table:table-cell table:formula="of:=[.D98]+[.H98]*[.K98]" office:value-type="float" office:value="0.541478281930695" calcext:value-type="float">
            <text:p>0,5414782819</text:p>
          </table:table-cell>
        </table:table-row>
        <table:table-row table:style-name="ro1">
          <table:table-cell office:value-type="float" office:value="2.584843" calcext:value-type="float">
            <text:p>2,584843</text:p>
          </table:table-cell>
          <table:table-cell office:value-type="float" office:value="0.4999984" calcext:value-type="float">
            <text:p>0,4999984</text:p>
          </table:table-cell>
          <table:table-cell office:value-type="float" office:value="2.582" calcext:value-type="float">
            <text:p>2,582</text:p>
          </table:table-cell>
          <table:table-cell office:value-type="float" office:value="0.440091" calcext:value-type="float">
            <text:p>0,440091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7354731" calcext:value-type="float">
            <text:p>0,7354731</text:p>
          </table:table-cell>
          <table:table-cell table:formula="of:=[.A99]-[.E99]" office:value-type="float" office:value="2.58409095" calcext:value-type="float">
            <text:p>2,58409095</text:p>
          </table:table-cell>
          <table:table-cell table:formula="of:=[.B99]-[.D99]" office:value-type="float" office:value="0.0599074" calcext:value-type="float">
            <text:p>0,0599074</text:p>
          </table:table-cell>
          <table:table-cell table:formula="of:=[.A99]-[.C99]" office:value-type="float" office:value="0.00284300000000037" calcext:value-type="float">
            <text:p>0,002843</text:p>
          </table:table-cell>
          <table:table-cell table:formula="of:=[.G99]-[.C99]" office:value-type="float" office:value="0.00209095000000037" calcext:value-type="float">
            <text:p>0,00209095</text:p>
          </table:table-cell>
          <table:table-cell table:formula="of:=[.J99]/[.I99]" office:value-type="float" office:value="0.735473091804465" calcext:value-type="float">
            <text:p>0,7354730918</text:p>
          </table:table-cell>
          <table:table-cell table:formula="of:=[.D99]+[.H99]*[.K99]" office:value-type="float" office:value="0.484151280699967" calcext:value-type="float">
            <text:p>0,4841512807</text:p>
          </table:table-cell>
        </table:table-row>
        <table:table-row table:style-name="ro1">
          <table:table-cell office:value-type="float" office:value="2.5858461" calcext:value-type="float">
            <text:p>2,5858461</text:p>
          </table:table-cell>
          <table:table-cell office:value-type="float" office:value="0.4999984" calcext:value-type="float">
            <text:p>0,4999984</text:p>
          </table:table-cell>
          <table:table-cell office:value-type="float" office:value="2.584" calcext:value-type="float">
            <text:p>2,584</text:p>
          </table:table-cell>
          <table:table-cell office:value-type="float" office:value="0.5440587" calcext:value-type="float">
            <text:p>0,5440587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641731" calcext:value-type="float">
            <text:p>0,8641731</text:p>
          </table:table-cell>
          <table:table-cell table:formula="of:=[.A100]-[.E100]" office:value-type="float" office:value="2.58559535" calcext:value-type="float">
            <text:p>2,58559535</text:p>
          </table:table-cell>
          <table:table-cell table:formula="of:=[.B100]-[.D100]" office:value-type="float" office:value="-0.0440603000000001" calcext:value-type="float">
            <text:p>-0,0440603</text:p>
          </table:table-cell>
          <table:table-cell table:formula="of:=[.A100]-[.C100]" office:value-type="float" office:value="0.00184609999999985" calcext:value-type="float">
            <text:p>0,0018461</text:p>
          </table:table-cell>
          <table:table-cell table:formula="of:=[.G100]-[.C100]" office:value-type="float" office:value="0.00159534999999966" calcext:value-type="float">
            <text:p>0,00159535</text:p>
          </table:table-cell>
          <table:table-cell table:formula="of:=[.J100]/[.I100]" office:value-type="float" office:value="0.864173121715937" calcext:value-type="float">
            <text:p>0,8641731217</text:p>
          </table:table-cell>
          <table:table-cell table:formula="of:=[.D100]+[.H100]*[.K100]" office:value-type="float" office:value="0.505982973005259" calcext:value-type="float">
            <text:p>0,505982973</text:p>
          </table:table-cell>
        </table:table-row>
        <table:table-row table:style-name="ro1">
          <table:table-cell office:value-type="float" office:value="2.6128498" calcext:value-type="float">
            <text:p>2,6128498</text:p>
          </table:table-cell>
          <table:table-cell office:value-type="float" office:value="0.0499984" calcext:value-type="float">
            <text:p>0,0499984</text:p>
          </table:table-cell>
          <table:table-cell office:value-type="float" office:value="2.586" calcext:value-type="float">
            <text:p>2,586</text:p>
          </table:table-cell>
          <table:table-cell office:value-type="float" office:value="0.4619227" calcext:value-type="float">
            <text:p>0,4619227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990661" calcext:value-type="float">
            <text:p>0,990661</text:p>
          </table:table-cell>
          <table:table-cell table:formula="of:=[.A101]-[.E101]" office:value-type="float" office:value="2.61259905" calcext:value-type="float">
            <text:p>2,61259905</text:p>
          </table:table-cell>
          <table:table-cell table:formula="of:=[.B101]-[.D101]" office:value-type="float" office:value="-0.4119243" calcext:value-type="float">
            <text:p>-0,4119243</text:p>
          </table:table-cell>
          <table:table-cell table:formula="of:=[.A101]-[.C101]" office:value-type="float" office:value="0.0268498000000004" calcext:value-type="float">
            <text:p>0,0268498</text:p>
          </table:table-cell>
          <table:table-cell table:formula="of:=[.G101]-[.C101]" office:value-type="float" office:value="0.0265990500000002" calcext:value-type="float">
            <text:p>0,02659905</text:p>
          </table:table-cell>
          <table:table-cell table:formula="of:=[.J101]/[.I101]" office:value-type="float" office:value="0.990661010510313" calcext:value-type="float">
            <text:p>0,9906610105</text:p>
          </table:table-cell>
          <table:table-cell table:formula="of:=[.D101]+[.H101]*[.K101]" office:value-type="float" office:value="0.0538453567082465" calcext:value-type="float">
            <text:p>0,0538453567</text:p>
          </table:table-cell>
        </table:table-row>
        <table:table-row table:style-name="ro1">
          <table:table-cell office:value-type="float" office:value="2.6133513" calcext:value-type="float">
            <text:p>2,6133513</text:p>
          </table:table-cell>
          <table:table-cell office:value-type="float" office:value="0.0499984" calcext:value-type="float">
            <text:p>0,0499984</text:p>
          </table:table-cell>
          <table:table-cell office:value-type="float" office:value="2.613" calcext:value-type="float">
            <text:p>2,613</text:p>
          </table:table-cell>
          <table:table-cell office:value-type="float" office:value="-0.358079" calcext:value-type="float">
            <text:p>-0,3580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02]-[.E102]" office:value-type="float" office:value="2.6133513" calcext:value-type="float">
            <text:p>2,6133513</text:p>
          </table:table-cell>
          <table:table-cell table:formula="of:=[.B102]-[.D102]" office:value-type="float" office:value="0.4080774" calcext:value-type="float">
            <text:p>0,4080774</text:p>
          </table:table-cell>
          <table:table-cell table:formula="of:=[.A102]-[.C102]" office:value-type="float" office:value="0.000351299999999721" calcext:value-type="float">
            <text:p>0,0003513</text:p>
          </table:table-cell>
          <table:table-cell table:formula="of:=[.G102]-[.C102]" office:value-type="float" office:value="0.000351299999999721" calcext:value-type="float">
            <text:p>0,0003513</text:p>
          </table:table-cell>
          <table:table-cell table:formula="of:=[.J102]/[.I102]" office:value-type="float" office:value="1" calcext:value-type="float">
            <text:p>1</text:p>
          </table:table-cell>
          <table:table-cell table:formula="of:=[.D102]+[.H102]*[.K102]" office:value-type="float" office:value="0.0499984" calcext:value-type="float">
            <text:p>0,0499984</text:p>
          </table:table-cell>
        </table:table-row>
        <table:table-row table:style-name="ro1">
          <table:table-cell office:value-type="float" office:value="2.615858" calcext:value-type="float">
            <text:p>2,615858</text:p>
          </table:table-cell>
          <table:table-cell office:value-type="float" office:value="0.0499984" calcext:value-type="float">
            <text:p>0,0499984</text:p>
          </table:table-cell>
          <table:table-cell office:value-type="float" office:value="2.613" calcext:value-type="float">
            <text:p>2,613</text:p>
          </table:table-cell>
          <table:table-cell office:value-type="float" office:value="0.4580758" calcext:value-type="float">
            <text:p>0,45807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03]-[.E103]" office:value-type="float" office:value="2.615858" calcext:value-type="float">
            <text:p>2,615858</text:p>
          </table:table-cell>
          <table:table-cell table:formula="of:=[.B103]-[.D103]" office:value-type="float" office:value="-0.4080774" calcext:value-type="float">
            <text:p>-0,4080774</text:p>
          </table:table-cell>
          <table:table-cell table:formula="of:=[.A103]-[.C103]" office:value-type="float" office:value="0.00285800000000025" calcext:value-type="float">
            <text:p>0,002858</text:p>
          </table:table-cell>
          <table:table-cell table:formula="of:=[.G103]-[.C103]" office:value-type="float" office:value="0.00285800000000025" calcext:value-type="float">
            <text:p>0,002858</text:p>
          </table:table-cell>
          <table:table-cell table:formula="of:=[.J103]/[.I103]" office:value-type="float" office:value="1" calcext:value-type="float">
            <text:p>1</text:p>
          </table:table-cell>
          <table:table-cell table:formula="of:=[.D103]+[.H103]*[.K103]" office:value-type="float" office:value="0.0499984" calcext:value-type="float">
            <text:p>0,0499984</text:p>
          </table:table-cell>
        </table:table-row>
        <table:table-row table:style-name="ro1">
          <table:table-cell office:value-type="float" office:value="2.6193717" calcext:value-type="float">
            <text:p>2,6193717</text:p>
          </table:table-cell>
          <table:table-cell office:value-type="float" office:value="0.0499984" calcext:value-type="float">
            <text:p>0,0499984</text:p>
          </table:table-cell>
          <table:table-cell office:value-type="float" office:value="2.616" calcext:value-type="float">
            <text:p>2,616</text:p>
          </table:table-cell>
          <table:table-cell office:value-type="float" office:value="-0.358079" calcext:value-type="float">
            <text:p>-0,358079</text:p>
          </table:table-cell>
          <table:table-cell office:value-type="float" office:value="0.0015061" calcext:value-type="float">
            <text:p>0,0015061</text:p>
          </table:table-cell>
          <table:table-cell office:value-type="float" office:value="0.5533114" calcext:value-type="float">
            <text:p>0,5533114</text:p>
          </table:table-cell>
          <table:table-cell table:formula="of:=[.A104]-[.E104]" office:value-type="float" office:value="2.6178656" calcext:value-type="float">
            <text:p>2,6178656</text:p>
          </table:table-cell>
          <table:table-cell table:formula="of:=[.B104]-[.D104]" office:value-type="float" office:value="0.4080774" calcext:value-type="float">
            <text:p>0,4080774</text:p>
          </table:table-cell>
          <table:table-cell table:formula="of:=[.A104]-[.C104]" office:value-type="float" office:value="0.00337169999999976" calcext:value-type="float">
            <text:p>0,0033717</text:p>
          </table:table-cell>
          <table:table-cell table:formula="of:=[.G104]-[.C104]" office:value-type="float" office:value="0.00186559999999991" calcext:value-type="float">
            <text:p>0,0018656</text:p>
          </table:table-cell>
          <table:table-cell table:formula="of:=[.J104]/[.I104]" office:value-type="float" office:value="0.553311385947755" calcext:value-type="float">
            <text:p>0,5533113859</text:p>
          </table:table-cell>
          <table:table-cell table:formula="of:=[.D104]+[.H104]*[.K104]" office:value-type="float" office:value="-0.132285128232043" calcext:value-type="float">
            <text:p>-0,1322851282</text:p>
          </table:table-cell>
        </table:table-row>
        <table:table-row table:style-name="ro1">
          <table:table-cell office:value-type="float" office:value="2.6198733" calcext:value-type="float">
            <text:p>2,6198733</text:p>
          </table:table-cell>
          <table:table-cell office:value-type="float" office:value="0.0499984" calcext:value-type="float">
            <text:p>0,0499984</text:p>
          </table:table-cell>
          <table:table-cell office:value-type="float" office:value="2.618" calcext:value-type="float">
            <text:p>2,618</text:p>
          </table:table-cell>
          <table:table-cell office:value-type="float" office:value="0.2757923" calcext:value-type="float">
            <text:p>0,2757923</text:p>
          </table:table-cell>
          <table:table-cell office:value-type="float" office:value="0.0015061" calcext:value-type="float">
            <text:p>0,0015061</text:p>
          </table:table-cell>
          <table:table-cell office:value-type="float" office:value="0.1960178" calcext:value-type="float">
            <text:p>0,1960178</text:p>
          </table:table-cell>
          <table:table-cell table:formula="of:=[.A105]-[.E105]" office:value-type="float" office:value="2.6183672" calcext:value-type="float">
            <text:p>2,6183672</text:p>
          </table:table-cell>
          <table:table-cell table:formula="of:=[.B105]-[.D105]" office:value-type="float" office:value="-0.2257939" calcext:value-type="float">
            <text:p>-0,2257939</text:p>
          </table:table-cell>
          <table:table-cell table:formula="of:=[.A105]-[.C105]" office:value-type="float" office:value="0.00187330000000019" calcext:value-type="float">
            <text:p>0,0018733</text:p>
          </table:table-cell>
          <table:table-cell table:formula="of:=[.G105]-[.C105]" office:value-type="float" office:value="0.000367200000000345" calcext:value-type="float">
            <text:p>0,0003672</text:p>
          </table:table-cell>
          <table:table-cell table:formula="of:=[.J105]/[.I105]" office:value-type="float" office:value="0.196017722735444" calcext:value-type="float">
            <text:p>0,1960177227</text:p>
          </table:table-cell>
          <table:table-cell table:formula="of:=[.D105]+[.H105]*[.K105]" office:value-type="float" office:value="0.231532693914445" calcext:value-type="float">
            <text:p>0,2315326939</text:p>
          </table:table-cell>
        </table:table-row>
        <table:table-row table:style-name="ro1">
          <table:table-cell office:value-type="float" office:value="2.6208758" calcext:value-type="float">
            <text:p>2,6208758</text:p>
          </table:table-cell>
          <table:table-cell office:value-type="float" office:value="0.0499984" calcext:value-type="float">
            <text:p>0,0499984</text:p>
          </table:table-cell>
          <table:table-cell office:value-type="float" office:value="2.618" calcext:value-type="float">
            <text:p>2,618</text:p>
          </table:table-cell>
          <table:table-cell office:value-type="float" office:value="0.005738795" calcext:value-type="float">
            <text:p>0,005738795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9128938" calcext:value-type="float">
            <text:p>0,9128938</text:p>
          </table:table-cell>
          <table:table-cell table:formula="of:=[.A106]-[.E106]" office:value-type="float" office:value="2.6206253" calcext:value-type="float">
            <text:p>2,6206253</text:p>
          </table:table-cell>
          <table:table-cell table:formula="of:=[.B106]-[.D106]" office:value-type="float" office:value="0.044259605" calcext:value-type="float">
            <text:p>0,044259605</text:p>
          </table:table-cell>
          <table:table-cell table:formula="of:=[.A106]-[.C106]" office:value-type="float" office:value="0.00287579999999998" calcext:value-type="float">
            <text:p>0,0028758</text:p>
          </table:table-cell>
          <table:table-cell table:formula="of:=[.G106]-[.C106]" office:value-type="float" office:value="0.00262530000000005" calcext:value-type="float">
            <text:p>0,0026253</text:p>
          </table:table-cell>
          <table:table-cell table:formula="of:=[.J106]/[.I106]" office:value-type="float" office:value="0.912893803463408" calcext:value-type="float">
            <text:p>0,9128938035</text:p>
          </table:table-cell>
          <table:table-cell table:formula="of:=[.D106]+[.H106]*[.K106]" office:value-type="float" office:value="0.046143114148238" calcext:value-type="float">
            <text:p>0,0461431141</text:p>
          </table:table-cell>
        </table:table-row>
        <table:table-row table:style-name="ro1">
          <table:table-cell office:value-type="float" office:value="2.648389" calcext:value-type="float">
            <text:p>2,648389</text:p>
          </table:table-cell>
          <table:table-cell office:value-type="float" office:value="-0.4000016" calcext:value-type="float">
            <text:p>-0,4000016</text:p>
          </table:table-cell>
          <table:table-cell office:value-type="float" office:value="2.621" calcext:value-type="float">
            <text:p>2,621</text:p>
          </table:table-cell>
          <table:table-cell office:value-type="float" office:value="0.09040272" calcext:value-type="float">
            <text:p>0,09040272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990854" calcext:value-type="float">
            <text:p>0,990854</text:p>
          </table:table-cell>
          <table:table-cell table:formula="of:=[.A107]-[.E107]" office:value-type="float" office:value="2.6481385" calcext:value-type="float">
            <text:p>2,6481385</text:p>
          </table:table-cell>
          <table:table-cell table:formula="of:=[.B107]-[.D107]" office:value-type="float" office:value="-0.49040432" calcext:value-type="float">
            <text:p>-0,49040432</text:p>
          </table:table-cell>
          <table:table-cell table:formula="of:=[.A107]-[.C107]" office:value-type="float" office:value="0.0273889999999999" calcext:value-type="float">
            <text:p>0,027389</text:p>
          </table:table-cell>
          <table:table-cell table:formula="of:=[.G107]-[.C107]" office:value-type="float" office:value="0.0271385" calcext:value-type="float">
            <text:p>0,0271385</text:p>
          </table:table-cell>
          <table:table-cell table:formula="of:=[.J107]/[.I107]" office:value-type="float" office:value="0.990853992478735" calcext:value-type="float">
            <text:p>0,9908539925</text:p>
          </table:table-cell>
          <table:table-cell table:formula="of:=[.D107]+[.H107]*[.K107]" office:value-type="float" office:value="-0.395516358400819" calcext:value-type="float">
            <text:p>-0,3955163584</text:p>
          </table:table-cell>
        </table:table-row>
        <table:table-row table:style-name="ro1">
          <table:table-cell office:value-type="float" office:value="2.6503943" calcext:value-type="float">
            <text:p>2,6503943</text:p>
          </table:table-cell>
          <table:table-cell office:value-type="float" office:value="-0.4000016" calcext:value-type="float">
            <text:p>-0,4000016</text:p>
          </table:table-cell>
          <table:table-cell office:value-type="float" office:value="2.648" calcext:value-type="float">
            <text:p>2,648</text:p>
          </table:table-cell>
          <table:table-cell office:value-type="float" office:value="-0.8859207" calcext:value-type="float">
            <text:p>-0,8859207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5812346" calcext:value-type="float">
            <text:p>0,5812346</text:p>
          </table:table-cell>
          <table:table-cell table:formula="of:=[.A108]-[.E108]" office:value-type="float" office:value="2.64939165" calcext:value-type="float">
            <text:p>2,64939165</text:p>
          </table:table-cell>
          <table:table-cell table:formula="of:=[.B108]-[.D108]" office:value-type="float" office:value="0.4859191" calcext:value-type="float">
            <text:p>0,4859191</text:p>
          </table:table-cell>
          <table:table-cell table:formula="of:=[.A108]-[.C108]" office:value-type="float" office:value="0.00239429999999974" calcext:value-type="float">
            <text:p>0,0023943</text:p>
          </table:table-cell>
          <table:table-cell table:formula="of:=[.G108]-[.C108]" office:value-type="float" office:value="0.00139164999999952" calcext:value-type="float">
            <text:p>0,00139165</text:p>
          </table:table-cell>
          <table:table-cell table:formula="of:=[.J108]/[.I108]" office:value-type="float" office:value="0.581234598838773" calcext:value-type="float">
            <text:p>0,5812345988</text:p>
          </table:table-cell>
          <table:table-cell table:formula="of:=[.D108]+[.H108]*[.K108]" office:value-type="float" office:value="-0.603487706843402" calcext:value-type="float">
            <text:p>-0,6034877068</text:p>
          </table:table-cell>
        </table:table-row>
        <table:table-row table:style-name="ro1">
          <table:table-cell office:value-type="float" office:value="2.6523997" calcext:value-type="float">
            <text:p>2,6523997</text:p>
          </table:table-cell>
          <table:table-cell office:value-type="float" office:value="-0.4000016" calcext:value-type="float">
            <text:p>-0,4000016</text:p>
          </table:table-cell>
          <table:table-cell office:value-type="float" office:value="2.649" calcext:value-type="float">
            <text:p>2,649</text:p>
          </table:table-cell>
          <table:table-cell office:value-type="float" office:value="-0.1175686" calcext:value-type="float">
            <text:p>-0,1175686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7050769" calcext:value-type="float">
            <text:p>0,7050769</text:p>
          </table:table-cell>
          <table:table-cell table:formula="of:=[.A109]-[.E109]" office:value-type="float" office:value="2.65139705" calcext:value-type="float">
            <text:p>2,65139705</text:p>
          </table:table-cell>
          <table:table-cell table:formula="of:=[.B109]-[.D109]" office:value-type="float" office:value="-0.282433" calcext:value-type="float">
            <text:p>-0,282433</text:p>
          </table:table-cell>
          <table:table-cell table:formula="of:=[.A109]-[.C109]" office:value-type="float" office:value="0.00339970000000012" calcext:value-type="float">
            <text:p>0,0033997</text:p>
          </table:table-cell>
          <table:table-cell table:formula="of:=[.G109]-[.C109]" office:value-type="float" office:value="0.0023970499999999" calcext:value-type="float">
            <text:p>0,00239705</text:p>
          </table:table-cell>
          <table:table-cell table:formula="of:=[.J109]/[.I109]" office:value-type="float" office:value="0.705076918551583" calcext:value-type="float">
            <text:p>0,7050769186</text:p>
          </table:table-cell>
          <table:table-cell table:formula="of:=[.D109]+[.H109]*[.K109]" office:value-type="float" office:value="-0.316705589337279" calcext:value-type="float">
            <text:p>-0,3167055893</text:p>
          </table:table-cell>
        </table:table-row>
        <table:table-row table:style-name="ro1">
          <table:table-cell office:value-type="float" office:value="2.6534022" calcext:value-type="float">
            <text:p>2,6534022</text:p>
          </table:table-cell>
          <table:table-cell office:value-type="float" office:value="-0.4000016" calcext:value-type="float">
            <text:p>-0,4000016</text:p>
          </table:table-cell>
          <table:table-cell office:value-type="float" office:value="2.651" calcext:value-type="float">
            <text:p>2,651</text:p>
          </table:table-cell>
          <table:table-cell office:value-type="float" office:value="-0.5991386" calcext:value-type="float">
            <text:p>-0,5991386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8956789" calcext:value-type="float">
            <text:p>0,8956789</text:p>
          </table:table-cell>
          <table:table-cell table:formula="of:=[.A110]-[.E110]" office:value-type="float" office:value="2.6531516" calcext:value-type="float">
            <text:p>2,6531516</text:p>
          </table:table-cell>
          <table:table-cell table:formula="of:=[.B110]-[.D110]" office:value-type="float" office:value="0.199137" calcext:value-type="float">
            <text:p>0,199137</text:p>
          </table:table-cell>
          <table:table-cell table:formula="of:=[.A110]-[.C110]" office:value-type="float" office:value="0.00240220000000013" calcext:value-type="float">
            <text:p>0,0024022</text:p>
          </table:table-cell>
          <table:table-cell table:formula="of:=[.G110]-[.C110]" office:value-type="float" office:value="0.00215159999999992" calcext:value-type="float">
            <text:p>0,0021516</text:p>
          </table:table-cell>
          <table:table-cell table:formula="of:=[.J110]/[.I110]" office:value-type="float" office:value="0.895678960952378" calcext:value-type="float">
            <text:p>0,895678961</text:p>
          </table:table-cell>
          <table:table-cell table:formula="of:=[.D110]+[.H110]*[.K110]" office:value-type="float" office:value="-0.420775778752826" calcext:value-type="float">
            <text:p>-0,4207757788</text:p>
          </table:table-cell>
        </table:table-row>
        <table:table-row table:style-name="ro1">
          <table:table-cell office:value-type="float" office:value="2.6539035" calcext:value-type="float">
            <text:p>2,6539035</text:p>
          </table:table-cell>
          <table:table-cell office:value-type="float" office:value="-0.4000016" calcext:value-type="float">
            <text:p>-0,4000016</text:p>
          </table:table-cell>
          <table:table-cell office:value-type="float" office:value="2.653" calcext:value-type="float">
            <text:p>2,653</text:p>
          </table:table-cell>
          <table:table-cell office:value-type="float" office:value="-0.2216388" calcext:value-type="float">
            <text:p>-0,2216388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7226342" calcext:value-type="float">
            <text:p>0,7226342</text:p>
          </table:table-cell>
          <table:table-cell table:formula="of:=[.A111]-[.E111]" office:value-type="float" office:value="2.6536529" calcext:value-type="float">
            <text:p>2,6536529</text:p>
          </table:table-cell>
          <table:table-cell table:formula="of:=[.B111]-[.D111]" office:value-type="float" office:value="-0.1783628" calcext:value-type="float">
            <text:p>-0,1783628</text:p>
          </table:table-cell>
          <table:table-cell table:formula="of:=[.A111]-[.C111]" office:value-type="float" office:value="0.000903500000000168" calcext:value-type="float">
            <text:p>0,0009035</text:p>
          </table:table-cell>
          <table:table-cell table:formula="of:=[.G111]-[.C111]" office:value-type="float" office:value="0.000652899999999956" calcext:value-type="float">
            <text:p>0,0006529</text:p>
          </table:table-cell>
          <table:table-cell table:formula="of:=[.J111]/[.I111]" office:value-type="float" office:value="0.722634200331859" calcext:value-type="float">
            <text:p>0,7226342003</text:p>
          </table:table-cell>
          <table:table-cell table:formula="of:=[.D111]+[.H111]*[.K111]" office:value-type="float" office:value="-0.350529859346951" calcext:value-type="float">
            <text:p>-0,3505298593</text:p>
          </table:table-cell>
        </table:table-row>
        <table:table-row table:style-name="ro1">
          <table:table-cell office:value-type="float" office:value="2.6549063" calcext:value-type="float">
            <text:p>2,6549063</text:p>
          </table:table-cell>
          <table:table-cell office:value-type="float" office:value="-0.4000016" calcext:value-type="float">
            <text:p>-0,4000016</text:p>
          </table:table-cell>
          <table:table-cell office:value-type="float" office:value="2.654" calcext:value-type="float">
            <text:p>2,654</text:p>
          </table:table-cell>
          <table:table-cell office:value-type="float" office:value="-0.5288927" calcext:value-type="float">
            <text:p>-0,5288927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7236015" calcext:value-type="float">
            <text:p>0,7236015</text:p>
          </table:table-cell>
          <table:table-cell table:formula="of:=[.A112]-[.E112]" office:value-type="float" office:value="2.6546558" calcext:value-type="float">
            <text:p>2,6546558</text:p>
          </table:table-cell>
          <table:table-cell table:formula="of:=[.B112]-[.D112]" office:value-type="float" office:value="0.1288911" calcext:value-type="float">
            <text:p>0,1288911</text:p>
          </table:table-cell>
          <table:table-cell table:formula="of:=[.A112]-[.C112]" office:value-type="float" office:value="0.000906300000000027" calcext:value-type="float">
            <text:p>0,0009063</text:p>
          </table:table-cell>
          <table:table-cell table:formula="of:=[.G112]-[.C112]" office:value-type="float" office:value="0.000655800000000095" calcext:value-type="float">
            <text:p>0,0006558</text:p>
          </table:table-cell>
          <table:table-cell table:formula="of:=[.J112]/[.I112]" office:value-type="float" office:value="0.723601456471451" calcext:value-type="float">
            <text:p>0,7236014565</text:p>
          </table:table-cell>
          <table:table-cell table:formula="of:=[.D112]+[.H112]*[.K112]" office:value-type="float" office:value="-0.435626912313793" calcext:value-type="float">
            <text:p>-0,4356269123</text:p>
          </table:table-cell>
        </table:table-row>
        <table:table-row table:style-name="ro1">
          <table:table-cell office:value-type="float" office:value="2.6814333" calcext:value-type="float">
            <text:p>2,6814333</text:p>
          </table:table-cell>
          <table:table-cell office:value-type="float" office:value="-0.8500016" calcext:value-type="float">
            <text:p>-0,8500016</text:p>
          </table:table-cell>
          <table:table-cell office:value-type="float" office:value="2.655" calcext:value-type="float">
            <text:p>2,655</text:p>
          </table:table-cell>
          <table:table-cell office:value-type="float" office:value="-0.3067358" calcext:value-type="float">
            <text:p>-0,3067358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9905233" calcext:value-type="float">
            <text:p>0,9905233</text:p>
          </table:table-cell>
          <table:table-cell table:formula="of:=[.A113]-[.E113]" office:value-type="float" office:value="2.6811828" calcext:value-type="float">
            <text:p>2,6811828</text:p>
          </table:table-cell>
          <table:table-cell table:formula="of:=[.B113]-[.D113]" office:value-type="float" office:value="-0.5432658" calcext:value-type="float">
            <text:p>-0,5432658</text:p>
          </table:table-cell>
          <table:table-cell table:formula="of:=[.A113]-[.C113]" office:value-type="float" office:value="0.0264332999999999" calcext:value-type="float">
            <text:p>0,0264333</text:p>
          </table:table-cell>
          <table:table-cell table:formula="of:=[.G113]-[.C113]" office:value-type="float" office:value="0.0261827999999999" calcext:value-type="float">
            <text:p>0,0261828</text:p>
          </table:table-cell>
          <table:table-cell table:formula="of:=[.J113]/[.I113]" office:value-type="float" office:value="0.990523317179469" calcext:value-type="float">
            <text:p>0,9905233172</text:p>
          </table:table-cell>
          <table:table-cell table:formula="of:=[.D113]+[.H113]*[.K113]" office:value-type="float" office:value="-0.844853242326158" calcext:value-type="float">
            <text:p>-0,8448532423</text:p>
          </table:table-cell>
        </table:table-row>
        <table:table-row table:style-name="ro1">
          <table:table-cell office:value-type="float" office:value="2.6824358" calcext:value-type="float">
            <text:p>2,6824358</text:p>
          </table:table-cell>
          <table:table-cell office:value-type="float" office:value="-0.8500016" calcext:value-type="float">
            <text:p>-0,8500016</text:p>
          </table:table-cell>
          <table:table-cell office:value-type="float" office:value="2.681" calcext:value-type="float">
            <text:p>2,681</text:p>
          </table:table-cell>
          <table:table-cell office:value-type="float" office:value="-1.388119" calcext:value-type="float">
            <text:p>-1,388119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8254632" calcext:value-type="float">
            <text:p>0,8254632</text:p>
          </table:table-cell>
          <table:table-cell table:formula="of:=[.A114]-[.E114]" office:value-type="float" office:value="2.6821852" calcext:value-type="float">
            <text:p>2,6821852</text:p>
          </table:table-cell>
          <table:table-cell table:formula="of:=[.B114]-[.D114]" office:value-type="float" office:value="0.5381174" calcext:value-type="float">
            <text:p>0,5381174</text:p>
          </table:table-cell>
          <table:table-cell table:formula="of:=[.A114]-[.C114]" office:value-type="float" office:value="0.00143579999999988" calcext:value-type="float">
            <text:p>0,0014358</text:p>
          </table:table-cell>
          <table:table-cell table:formula="of:=[.G114]-[.C114]" office:value-type="float" office:value="0.00118519999999966" calcext:value-type="float">
            <text:p>0,0011852</text:p>
          </table:table-cell>
          <table:table-cell table:formula="of:=[.J114]/[.I114]" office:value-type="float" office:value="0.825463156428309" calcext:value-type="float">
            <text:p>0,8254631564</text:p>
          </table:table-cell>
          <table:table-cell table:formula="of:=[.D114]+[.H114]*[.K114]" office:value-type="float" office:value="-0.943922912467005" calcext:value-type="float">
            <text:p>-0,9439229125</text:p>
          </table:table-cell>
        </table:table-row>
        <table:table-row table:style-name="ro1">
          <table:table-cell office:value-type="float" office:value="2.6844407" calcext:value-type="float">
            <text:p>2,6844407</text:p>
          </table:table-cell>
          <table:table-cell office:value-type="float" office:value="-0.8500016" calcext:value-type="float">
            <text:p>-0,8500016</text:p>
          </table:table-cell>
          <table:table-cell office:value-type="float" office:value="2.682" calcext:value-type="float">
            <text:p>2,682</text:p>
          </table:table-cell>
          <table:table-cell office:value-type="float" office:value="-0.4058055" calcext:value-type="float">
            <text:p>-0,4058055</text:p>
          </table:table-cell>
          <table:table-cell office:value-type="float" office:value="0.0007518" calcext:value-type="float">
            <text:p>0,0007518</text:p>
          </table:table-cell>
          <table:table-cell office:value-type="float" office:value="0.6919736" calcext:value-type="float">
            <text:p>0,6919736</text:p>
          </table:table-cell>
          <table:table-cell table:formula="of:=[.A115]-[.E115]" office:value-type="float" office:value="2.6836889" calcext:value-type="float">
            <text:p>2,6836889</text:p>
          </table:table-cell>
          <table:table-cell table:formula="of:=[.B115]-[.D115]" office:value-type="float" office:value="-0.4441961" calcext:value-type="float">
            <text:p>-0,4441961</text:p>
          </table:table-cell>
          <table:table-cell table:formula="of:=[.A115]-[.C115]" office:value-type="float" office:value="0.00244070000000018" calcext:value-type="float">
            <text:p>0,0024407</text:p>
          </table:table-cell>
          <table:table-cell table:formula="of:=[.G115]-[.C115]" office:value-type="float" office:value="0.00168889999999999" calcext:value-type="float">
            <text:p>0,0016889</text:p>
          </table:table-cell>
          <table:table-cell table:formula="of:=[.J115]/[.I115]" office:value-type="float" office:value="0.69197361412704" calcext:value-type="float">
            <text:p>0,6919736141</text:p>
          </table:table-cell>
          <table:table-cell table:formula="of:=[.D115]+[.H115]*[.K115]" office:value-type="float" office:value="-0.713177480698136" calcext:value-type="float">
            <text:p>-0,7131774807</text:p>
          </table:table-cell>
        </table:table-row>
        <table:table-row table:style-name="ro1">
          <table:table-cell office:value-type="float" office:value="2.6869473" calcext:value-type="float">
            <text:p>2,6869473</text:p>
          </table:table-cell>
          <table:table-cell office:value-type="float" office:value="-0.8500016" calcext:value-type="float">
            <text:p>-0,8500016</text:p>
          </table:table-cell>
          <table:table-cell office:value-type="float" office:value="2.684" calcext:value-type="float">
            <text:p>2,684</text:p>
          </table:table-cell>
          <table:table-cell office:value-type="float" office:value="-1.157374" calcext:value-type="float">
            <text:p>-1,157374</text:p>
          </table:table-cell>
          <table:table-cell office:value-type="float" office:value="0.0007518" calcext:value-type="float">
            <text:p>0,0007518</text:p>
          </table:table-cell>
          <table:table-cell office:value-type="float" office:value="0.7449191" calcext:value-type="float">
            <text:p>0,7449191</text:p>
          </table:table-cell>
          <table:table-cell table:formula="of:=[.A116]-[.E116]" office:value-type="float" office:value="2.6861955" calcext:value-type="float">
            <text:p>2,6861955</text:p>
          </table:table-cell>
          <table:table-cell table:formula="of:=[.B116]-[.D116]" office:value-type="float" office:value="0.3073724" calcext:value-type="float">
            <text:p>0,3073724</text:p>
          </table:table-cell>
          <table:table-cell table:formula="of:=[.A116]-[.C116]" office:value-type="float" office:value="0.00294729999999976" calcext:value-type="float">
            <text:p>0,0029473</text:p>
          </table:table-cell>
          <table:table-cell table:formula="of:=[.G116]-[.C116]" office:value-type="float" office:value="0.00219549999999957" calcext:value-type="float">
            <text:p>0,0021955</text:p>
          </table:table-cell>
          <table:table-cell table:formula="of:=[.J116]/[.I116]" office:value-type="float" office:value="0.744919078478522" calcext:value-type="float">
            <text:p>0,7449190785</text:p>
          </table:table-cell>
          <table:table-cell table:formula="of:=[.D116]+[.H116]*[.K116]" office:value-type="float" office:value="-0.928406435042268" calcext:value-type="float">
            <text:p>-0,928406435</text:p>
          </table:table-cell>
        </table:table-row>
        <table:table-row table:style-name="ro1">
          <table:table-cell office:value-type="float" office:value="2.6879504" calcext:value-type="float">
            <text:p>2,6879504</text:p>
          </table:table-cell>
          <table:table-cell office:value-type="float" office:value="-0.8500016" calcext:value-type="float">
            <text:p>-0,8500016</text:p>
          </table:table-cell>
          <table:table-cell office:value-type="float" office:value="2.686" calcext:value-type="float">
            <text:p>2,686</text:p>
          </table:table-cell>
          <table:table-cell office:value-type="float" office:value="-0.6210343" calcext:value-type="float">
            <text:p>-0,6210343</text:p>
          </table:table-cell>
          <table:table-cell office:value-type="float" office:value="0.0007518" calcext:value-type="float">
            <text:p>0,0007518</text:p>
          </table:table-cell>
          <table:table-cell office:value-type="float" office:value="0.6145406" calcext:value-type="float">
            <text:p>0,6145406</text:p>
          </table:table-cell>
          <table:table-cell table:formula="of:=[.A117]-[.E117]" office:value-type="float" office:value="2.6871986" calcext:value-type="float">
            <text:p>2,6871986</text:p>
          </table:table-cell>
          <table:table-cell table:formula="of:=[.B117]-[.D117]" office:value-type="float" office:value="-0.2289673" calcext:value-type="float">
            <text:p>-0,2289673</text:p>
          </table:table-cell>
          <table:table-cell table:formula="of:=[.A117]-[.C117]" office:value-type="float" office:value="0.00195040000000013" calcext:value-type="float">
            <text:p>0,0019504</text:p>
          </table:table-cell>
          <table:table-cell table:formula="of:=[.G117]-[.C117]" office:value-type="float" office:value="0.00119859999999994" calcext:value-type="float">
            <text:p>0,0011986</text:p>
          </table:table-cell>
          <table:table-cell table:formula="of:=[.J117]/[.I117]" office:value-type="float" office:value="0.614540607054891" calcext:value-type="float">
            <text:p>0,6145406071</text:p>
          </table:table-cell>
          <table:table-cell table:formula="of:=[.D117]+[.H117]*[.K117]" office:value-type="float" office:value="-0.761744003537719" calcext:value-type="float">
            <text:p>-0,7617440035</text:p>
          </table:table-cell>
        </table:table-row>
        <table:table-row table:style-name="ro1">
          <table:table-cell office:value-type="float" office:value="2.7152985" calcext:value-type="float">
            <text:p>2,7152985</text:p>
          </table:table-cell>
          <table:table-cell office:value-type="float" office:value="-1.300002" calcext:value-type="float">
            <text:p>-1,300002</text:p>
          </table:table-cell>
          <table:table-cell office:value-type="float" office:value="2.687" calcext:value-type="float">
            <text:p>2,687</text:p>
          </table:table-cell>
          <table:table-cell office:value-type="float" office:value="-0.9907112" calcext:value-type="float">
            <text:p>-0,9907112</text:p>
          </table:table-cell>
          <table:table-cell office:value-type="float" office:value="0.00050155" calcext:value-type="float">
            <text:p>0,00050155</text:p>
          </table:table-cell>
          <table:table-cell office:value-type="float" office:value="0.9822764" calcext:value-type="float">
            <text:p>0,9822764</text:p>
          </table:table-cell>
          <table:table-cell table:formula="of:=[.A118]-[.E118]" office:value-type="float" office:value="2.71479695" calcext:value-type="float">
            <text:p>2,71479695</text:p>
          </table:table-cell>
          <table:table-cell table:formula="of:=[.B118]-[.D118]" office:value-type="float" office:value="-0.3092908" calcext:value-type="float">
            <text:p>-0,3092908</text:p>
          </table:table-cell>
          <table:table-cell table:formula="of:=[.A118]-[.C118]" office:value-type="float" office:value="0.0282984999999996" calcext:value-type="float">
            <text:p>0,0282985</text:p>
          </table:table-cell>
          <table:table-cell table:formula="of:=[.G118]-[.C118]" office:value-type="float" office:value="0.0277969499999995" calcext:value-type="float">
            <text:p>0,02779695</text:p>
          </table:table-cell>
          <table:table-cell table:formula="of:=[.J118]/[.I118]" office:value-type="float" office:value="0.982276445748005" calcext:value-type="float">
            <text:p>0,9822764457</text:p>
          </table:table-cell>
          <table:table-cell table:formula="of:=[.D118]+[.H118]*[.K118]" office:value-type="float" office:value="-1.29452026772656" calcext:value-type="float">
            <text:p>-1,2945202677</text:p>
          </table:table-cell>
        </table:table-row>
        <table:table-row table:style-name="ro1">
          <table:table-cell office:value-type="float" office:value="2.7173033" calcext:value-type="float">
            <text:p>2,7173033</text:p>
          </table:table-cell>
          <table:table-cell office:value-type="float" office:value="-1.300002" calcext:value-type="float">
            <text:p>-1,300002</text:p>
          </table:table-cell>
          <table:table-cell office:value-type="float" office:value="2.715" calcext:value-type="float">
            <text:p>2,715</text:p>
          </table:table-cell>
          <table:table-cell office:value-type="float" office:value="-1.60381" calcext:value-type="float">
            <text:p>-1,60381</text:p>
          </table:table-cell>
          <table:table-cell office:value-type="float" office:value="0.00050155" calcext:value-type="float">
            <text:p>0,00050155</text:p>
          </table:table-cell>
          <table:table-cell office:value-type="float" office:value="0.7822472" calcext:value-type="float">
            <text:p>0,7822472</text:p>
          </table:table-cell>
          <table:table-cell table:formula="of:=[.A119]-[.E119]" office:value-type="float" office:value="2.71680175" calcext:value-type="float">
            <text:p>2,71680175</text:p>
          </table:table-cell>
          <table:table-cell table:formula="of:=[.B119]-[.D119]" office:value-type="float" office:value="0.303808" calcext:value-type="float">
            <text:p>0,303808</text:p>
          </table:table-cell>
          <table:table-cell table:formula="of:=[.A119]-[.C119]" office:value-type="float" office:value="0.00230330000000034" calcext:value-type="float">
            <text:p>0,0023033</text:p>
          </table:table-cell>
          <table:table-cell table:formula="of:=[.G119]-[.C119]" office:value-type="float" office:value="0.00180175000000027" calcext:value-type="float">
            <text:p>0,00180175</text:p>
          </table:table-cell>
          <table:table-cell table:formula="of:=[.J119]/[.I119]" office:value-type="float" office:value="0.782247210524031" calcext:value-type="float">
            <text:p>0,7822472105</text:p>
          </table:table-cell>
          <table:table-cell table:formula="of:=[.D119]+[.H119]*[.K119]" office:value-type="float" office:value="-1.36615703946512" calcext:value-type="float">
            <text:p>-1,3661570395</text:p>
          </table:table-cell>
        </table:table-row>
        <table:table-row table:style-name="ro1">
          <table:table-cell office:value-type="float" office:value="2.7193118" calcext:value-type="float">
            <text:p>2,7193118</text:p>
          </table:table-cell>
          <table:table-cell office:value-type="float" office:value="-1.300002" calcext:value-type="float">
            <text:p>-1,300002</text:p>
          </table:table-cell>
          <table:table-cell office:value-type="float" office:value="2.717" calcext:value-type="float">
            <text:p>2,717</text:p>
          </table:table-cell>
          <table:table-cell office:value-type="float" office:value="-1.062348" calcext:value-type="float">
            <text:p>-1,062348</text:p>
          </table:table-cell>
          <table:table-cell office:value-type="float" office:value="0.00050155" calcext:value-type="float">
            <text:p>0,00050155</text:p>
          </table:table-cell>
          <table:table-cell office:value-type="float" office:value="0.7830479" calcext:value-type="float">
            <text:p>0,7830479</text:p>
          </table:table-cell>
          <table:table-cell table:formula="of:=[.A120]-[.E120]" office:value-type="float" office:value="2.71881025" calcext:value-type="float">
            <text:p>2,71881025</text:p>
          </table:table-cell>
          <table:table-cell table:formula="of:=[.B120]-[.D120]" office:value-type="float" office:value="-0.237654" calcext:value-type="float">
            <text:p>-0,237654</text:p>
          </table:table-cell>
          <table:table-cell table:formula="of:=[.A120]-[.C120]" office:value-type="float" office:value="0.00231179999999975" calcext:value-type="float">
            <text:p>0,0023118</text:p>
          </table:table-cell>
          <table:table-cell table:formula="of:=[.G120]-[.C120]" office:value-type="float" office:value="0.00181024999999968" calcext:value-type="float">
            <text:p>0,00181025</text:p>
          </table:table-cell>
          <table:table-cell table:formula="of:=[.J120]/[.I120]" office:value-type="float" office:value="0.783047841508726" calcext:value-type="float">
            <text:p>0,7830478415</text:p>
          </table:table-cell>
          <table:table-cell table:formula="of:=[.D120]+[.H120]*[.K120]" office:value-type="float" office:value="-1.24844245172592" calcext:value-type="float">
            <text:p>-1,2484424517</text:p>
          </table:table-cell>
        </table:table-row>
        <table:table-row table:style-name="ro1">
          <table:table-cell office:value-type="float" office:value="2.7218186" calcext:value-type="float">
            <text:p>2,7218186</text:p>
          </table:table-cell>
          <table:table-cell office:value-type="float" office:value="-1.300002" calcext:value-type="float">
            <text:p>-1,300002</text:p>
          </table:table-cell>
          <table:table-cell office:value-type="float" office:value="2.719" calcext:value-type="float">
            <text:p>2,719</text:p>
          </table:table-cell>
          <table:table-cell office:value-type="float" office:value="-1.486095" calcext:value-type="float">
            <text:p>-1,486095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7331831" calcext:value-type="float">
            <text:p>0,7331831</text:p>
          </table:table-cell>
          <table:table-cell table:formula="of:=[.A121]-[.E121]" office:value-type="float" office:value="2.72106655" calcext:value-type="float">
            <text:p>2,72106655</text:p>
          </table:table-cell>
          <table:table-cell table:formula="of:=[.B121]-[.D121]" office:value-type="float" office:value="0.186093" calcext:value-type="float">
            <text:p>0,186093</text:p>
          </table:table-cell>
          <table:table-cell table:formula="of:=[.A121]-[.C121]" office:value-type="float" office:value="0.00281859999999989" calcext:value-type="float">
            <text:p>0,0028186</text:p>
          </table:table-cell>
          <table:table-cell table:formula="of:=[.G121]-[.C121]" office:value-type="float" office:value="0.00206654999999989" calcext:value-type="float">
            <text:p>0,00206655</text:p>
          </table:table-cell>
          <table:table-cell table:formula="of:=[.J121]/[.I121]" office:value-type="float" office:value="0.733183140566227" calcext:value-type="float">
            <text:p>0,7331831406</text:p>
          </table:table-cell>
          <table:table-cell table:formula="of:=[.D121]+[.H121]*[.K121]" office:value-type="float" office:value="-1.34965474982261" calcext:value-type="float">
            <text:p>-1,3496547498</text:p>
          </table:table-cell>
        </table:table-row>
        <table:table-row table:style-name="ro1">
          <table:table-cell office:value-type="float" office:value="2.7223202" calcext:value-type="float">
            <text:p>2,7223202</text:p>
          </table:table-cell>
          <table:table-cell office:value-type="float" office:value="-1.300002" calcext:value-type="float">
            <text:p>-1,300002</text:p>
          </table:table-cell>
          <table:table-cell office:value-type="float" office:value="2.721" calcext:value-type="float">
            <text:p>2,721</text:p>
          </table:table-cell>
          <table:table-cell office:value-type="float" office:value="-1.163561" calcext:value-type="float">
            <text:p>-1,163561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4303514" calcext:value-type="float">
            <text:p>0,4303514</text:p>
          </table:table-cell>
          <table:table-cell table:formula="of:=[.A122]-[.E122]" office:value-type="float" office:value="2.72156815" calcext:value-type="float">
            <text:p>2,72156815</text:p>
          </table:table-cell>
          <table:table-cell table:formula="of:=[.B122]-[.D122]" office:value-type="float" office:value="-0.136441" calcext:value-type="float">
            <text:p>-0,136441</text:p>
          </table:table-cell>
          <table:table-cell table:formula="of:=[.A122]-[.C122]" office:value-type="float" office:value="0.00132019999999988" calcext:value-type="float">
            <text:p>0,0013202</text:p>
          </table:table-cell>
          <table:table-cell table:formula="of:=[.G122]-[.C122]" office:value-type="float" office:value="0.000568149999999879" calcext:value-type="float">
            <text:p>0,00056815</text:p>
          </table:table-cell>
          <table:table-cell table:formula="of:=[.J122]/[.I122]" office:value-type="float" office:value="0.430351461899658" calcext:value-type="float">
            <text:p>0,4303514619</text:p>
          </table:table-cell>
          <table:table-cell table:formula="of:=[.D122]+[.H122]*[.K122]" office:value-type="float" office:value="-1.22227858381305" calcext:value-type="float">
            <text:p>-1,2222785838</text:p>
          </table:table-cell>
        </table:table-row>
        <table:table-row table:style-name="ro1">
          <table:table-cell office:value-type="float" office:value="2.7508883" calcext:value-type="float">
            <text:p>2,7508883</text:p>
          </table:table-cell>
          <table:table-cell office:value-type="float" office:value="-1.750001" calcext:value-type="float">
            <text:p>-1,750001</text:p>
          </table:table-cell>
          <table:table-cell office:value-type="float" office:value="2.722" calcext:value-type="float">
            <text:p>2,722</text:p>
          </table:table-cell>
          <table:table-cell office:value-type="float" office:value="-1.358719" calcext:value-type="float">
            <text:p>-1,358719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973967" calcext:value-type="float">
            <text:p>0,973967</text:p>
          </table:table-cell>
          <table:table-cell table:formula="of:=[.A123]-[.E123]" office:value-type="float" office:value="2.75013625" calcext:value-type="float">
            <text:p>2,75013625</text:p>
          </table:table-cell>
          <table:table-cell table:formula="of:=[.B123]-[.D123]" office:value-type="float" office:value="-0.391282" calcext:value-type="float">
            <text:p>-0,391282</text:p>
          </table:table-cell>
          <table:table-cell table:formula="of:=[.A123]-[.C123]" office:value-type="float" office:value="0.0288882999999998" calcext:value-type="float">
            <text:p>0,0288883</text:p>
          </table:table-cell>
          <table:table-cell table:formula="of:=[.G123]-[.C123]" office:value-type="float" office:value="0.0281362499999998" calcext:value-type="float">
            <text:p>0,02813625</text:p>
          </table:table-cell>
          <table:table-cell table:formula="of:=[.J123]/[.I123]" office:value-type="float" office:value="0.973966969326682" calcext:value-type="float">
            <text:p>0,9739669693</text:p>
          </table:table-cell>
          <table:table-cell table:formula="of:=[.D123]+[.H123]*[.K123]" office:value-type="float" office:value="-1.73981474369208" calcext:value-type="float">
            <text:p>-1,7398147437</text:p>
          </table:table-cell>
        </table:table-row>
        <table:table-row table:style-name="ro1">
          <table:table-cell office:value-type="float" office:value="2.7528934" calcext:value-type="float">
            <text:p>2,7528934</text:p>
          </table:table-cell>
          <table:table-cell office:value-type="float" office:value="-1.750001" calcext:value-type="float">
            <text:p>-1,750001</text:p>
          </table:table-cell>
          <table:table-cell office:value-type="float" office:value="2.75" calcext:value-type="float">
            <text:p>2,75</text:p>
          </table:table-cell>
          <table:table-cell office:value-type="float" office:value="-2.131098" calcext:value-type="float">
            <text:p>-2,131098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8267436" calcext:value-type="float">
            <text:p>0,8267436</text:p>
          </table:table-cell>
          <table:table-cell table:formula="of:=[.A124]-[.E124]" office:value-type="float" office:value="2.7523921" calcext:value-type="float">
            <text:p>2,7523921</text:p>
          </table:table-cell>
          <table:table-cell table:formula="of:=[.B124]-[.D124]" office:value-type="float" office:value="0.381097" calcext:value-type="float">
            <text:p>0,381097</text:p>
          </table:table-cell>
          <table:table-cell table:formula="of:=[.A124]-[.C124]" office:value-type="float" office:value="0.00289340000000005" calcext:value-type="float">
            <text:p>0,0028934</text:p>
          </table:table-cell>
          <table:table-cell table:formula="of:=[.G124]-[.C124]" office:value-type="float" office:value="0.00239210000000023" calcext:value-type="float">
            <text:p>0,0023921</text:p>
          </table:table-cell>
          <table:table-cell table:formula="of:=[.J124]/[.I124]" office:value-type="float" office:value="0.826743623418882" calcext:value-type="float">
            <text:p>0,8267436234</text:p>
          </table:table-cell>
          <table:table-cell table:formula="of:=[.D124]+[.H124]*[.K124]" office:value-type="float" office:value="-1.81602848534593" calcext:value-type="float">
            <text:p>-1,8160284853</text:p>
          </table:table-cell>
        </table:table-row>
        <table:table-row table:style-name="ro1">
          <table:table-cell office:value-type="float" office:value="2.7543982" calcext:value-type="float">
            <text:p>2,7543982</text:p>
          </table:table-cell>
          <table:table-cell office:value-type="float" office:value="-1.750001" calcext:value-type="float">
            <text:p>-1,750001</text:p>
          </table:table-cell>
          <table:table-cell office:value-type="float" office:value="2.752" calcext:value-type="float">
            <text:p>2,752</text:p>
          </table:table-cell>
          <table:table-cell office:value-type="float" office:value="-1.434933" calcext:value-type="float">
            <text:p>-1,434933</text:p>
          </table:table-cell>
          <table:table-cell office:value-type="float" office:value="0.0007524" calcext:value-type="float">
            <text:p>0,0007524</text:p>
          </table:table-cell>
          <table:table-cell office:value-type="float" office:value="0.6862647" calcext:value-type="float">
            <text:p>0,6862647</text:p>
          </table:table-cell>
          <table:table-cell table:formula="of:=[.A125]-[.E125]" office:value-type="float" office:value="2.7536458" calcext:value-type="float">
            <text:p>2,7536458</text:p>
          </table:table-cell>
          <table:table-cell table:formula="of:=[.B125]-[.D125]" office:value-type="float" office:value="-0.315068" calcext:value-type="float">
            <text:p>-0,315068</text:p>
          </table:table-cell>
          <table:table-cell table:formula="of:=[.A125]-[.C125]" office:value-type="float" office:value="0.00239820000000002" calcext:value-type="float">
            <text:p>0,0023982</text:p>
          </table:table-cell>
          <table:table-cell table:formula="of:=[.G125]-[.C125]" office:value-type="float" office:value="0.00164579999999992" calcext:value-type="float">
            <text:p>0,0016458</text:p>
          </table:table-cell>
          <table:table-cell table:formula="of:=[.J125]/[.I125]" office:value-type="float" office:value="0.686264698523855" calcext:value-type="float">
            <text:p>0,6862646985</text:p>
          </table:table-cell>
          <table:table-cell table:formula="of:=[.D125]+[.H125]*[.K125]" office:value-type="float" office:value="-1.65115304603451" calcext:value-type="float">
            <text:p>-1,651153046</text:p>
          </table:table-cell>
        </table:table-row>
        <table:table-row table:style-name="ro1">
          <table:table-cell office:value-type="float" office:value="2.7548987" calcext:value-type="float">
            <text:p>2,7548987</text:p>
          </table:table-cell>
          <table:table-cell office:value-type="float" office:value="-1.750001" calcext:value-type="float">
            <text:p>-1,750001</text:p>
          </table:table-cell>
          <table:table-cell office:value-type="float" office:value="2.754" calcext:value-type="float">
            <text:p>2,754</text:p>
          </table:table-cell>
          <table:table-cell office:value-type="float" office:value="-1.966222" calcext:value-type="float">
            <text:p>-1,966222</text:p>
          </table:table-cell>
          <table:table-cell office:value-type="float" office:value="0.0007524" calcext:value-type="float">
            <text:p>0,0007524</text:p>
          </table:table-cell>
          <table:table-cell office:value-type="float" office:value="0.1627907" calcext:value-type="float">
            <text:p>0,1627907</text:p>
          </table:table-cell>
          <table:table-cell table:formula="of:=[.A126]-[.E126]" office:value-type="float" office:value="2.7541463" calcext:value-type="float">
            <text:p>2,7541463</text:p>
          </table:table-cell>
          <table:table-cell table:formula="of:=[.B126]-[.D126]" office:value-type="float" office:value="0.216221" calcext:value-type="float">
            <text:p>0,216221</text:p>
          </table:table-cell>
          <table:table-cell table:formula="of:=[.A126]-[.C126]" office:value-type="float" office:value="0.00089870000000003" calcext:value-type="float">
            <text:p>0,0008987</text:p>
          </table:table-cell>
          <table:table-cell table:formula="of:=[.G126]-[.C126]" office:value-type="float" office:value="0.000146299999999933" calcext:value-type="float">
            <text:p>0,0001463</text:p>
          </table:table-cell>
          <table:table-cell table:formula="of:=[.J126]/[.I126]" office:value-type="float" office:value="0.162790697674338" calcext:value-type="float">
            <text:p>0,1627906977</text:p>
          </table:table-cell>
          <table:table-cell table:formula="of:=[.D126]+[.H126]*[.K126]" office:value-type="float" office:value="-1.93102323255816" calcext:value-type="float">
            <text:p>-1,9310232326</text:p>
          </table:table-cell>
        </table:table-row>
        <table:table-row table:style-name="ro1">
          <table:table-cell office:value-type="float" office:value="2.7554002" calcext:value-type="float">
            <text:p>2,7554002</text:p>
          </table:table-cell>
          <table:table-cell office:value-type="float" office:value="-1.750001" calcext:value-type="float">
            <text:p>-1,750001</text:p>
          </table:table-cell>
          <table:table-cell office:value-type="float" office:value="2.754" calcext:value-type="float">
            <text:p>2,754</text:p>
          </table:table-cell>
          <table:table-cell office:value-type="float" office:value="-1.714803" calcext:value-type="float">
            <text:p>-1,714803</text:p>
          </table:table-cell>
          <table:table-cell office:value-type="float" office:value="0.0007524" calcext:value-type="float">
            <text:p>0,0007524</text:p>
          </table:table-cell>
          <table:table-cell office:value-type="float" office:value="0.4626482" calcext:value-type="float">
            <text:p>0,4626482</text:p>
          </table:table-cell>
          <table:table-cell table:formula="of:=[.A127]-[.E127]" office:value-type="float" office:value="2.7546478" calcext:value-type="float">
            <text:p>2,7546478</text:p>
          </table:table-cell>
          <table:table-cell table:formula="of:=[.B127]-[.D127]" office:value-type="float" office:value="-0.0351980000000001" calcext:value-type="float">
            <text:p>-0,035198</text:p>
          </table:table-cell>
          <table:table-cell table:formula="of:=[.A127]-[.C127]" office:value-type="float" office:value="0.00140019999999996" calcext:value-type="float">
            <text:p>0,0014002</text:p>
          </table:table-cell>
          <table:table-cell table:formula="of:=[.G127]-[.C127]" office:value-type="float" office:value="0.000647799999999865" calcext:value-type="float">
            <text:p>0,0006478</text:p>
          </table:table-cell>
          <table:table-cell table:formula="of:=[.J127]/[.I127]" office:value-type="float" office:value="0.462648193115185" calcext:value-type="float">
            <text:p>0,4626481931</text:p>
          </table:table-cell>
          <table:table-cell table:formula="of:=[.D127]+[.H127]*[.K127]" office:value-type="float" office:value="-1.73108729110127" calcext:value-type="float">
            <text:p>-1,7310872911</text:p>
          </table:table-cell>
        </table:table-row>
        <table:table-row table:style-name="ro1">
          <table:table-cell office:value-type="float" office:value="2.7559015" calcext:value-type="float">
            <text:p>2,7559015</text:p>
          </table:table-cell>
          <table:table-cell office:value-type="float" office:value="-1.750001" calcext:value-type="float">
            <text:p>-1,750001</text:p>
          </table:table-cell>
          <table:table-cell office:value-type="float" office:value="2.755" calcext:value-type="float">
            <text:p>2,755</text:p>
          </table:table-cell>
          <table:table-cell office:value-type="float" office:value="-1.766286" calcext:value-type="float">
            <text:p>-1,766286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219634" calcext:value-type="float">
            <text:p>0,7219634</text:p>
          </table:table-cell>
          <table:table-cell table:formula="of:=[.A128]-[.E128]" office:value-type="float" office:value="2.75565085" calcext:value-type="float">
            <text:p>2,75565085</text:p>
          </table:table-cell>
          <table:table-cell table:formula="of:=[.B128]-[.D128]" office:value-type="float" office:value="0.0162850000000001" calcext:value-type="float">
            <text:p>0,016285</text:p>
          </table:table-cell>
          <table:table-cell table:formula="of:=[.A128]-[.C128]" office:value-type="float" office:value="0.000901500000000333" calcext:value-type="float">
            <text:p>0,0009015</text:p>
          </table:table-cell>
          <table:table-cell table:formula="of:=[.G128]-[.C128]" office:value-type="float" office:value="0.000650850000000425" calcext:value-type="float">
            <text:p>0,00065085</text:p>
          </table:table-cell>
          <table:table-cell table:formula="of:=[.J128]/[.I128]" office:value-type="float" office:value="0.721963394342967" calcext:value-type="float">
            <text:p>0,7219633943</text:p>
          </table:table-cell>
          <table:table-cell table:formula="of:=[.D128]+[.H128]*[.K128]" office:value-type="float" office:value="-1.75452882612312" calcext:value-type="float">
            <text:p>-1,7545288261</text:p>
          </table:table-cell>
        </table:table-row>
        <table:table-row table:style-name="ro1">
          <table:table-cell office:value-type="float" office:value="2.7838396" calcext:value-type="float">
            <text:p>2,7838396</text:p>
          </table:table-cell>
          <table:table-cell office:value-type="float" office:value="-2.200001" calcext:value-type="float">
            <text:p>-2,200001</text:p>
          </table:table-cell>
          <table:table-cell office:value-type="float" office:value="2.756" calcext:value-type="float">
            <text:p>2,756</text:p>
          </table:table-cell>
          <table:table-cell office:value-type="float" office:value="-1.738245" calcext:value-type="float">
            <text:p>-1,738245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09967" calcext:value-type="float">
            <text:p>0,9909967</text:p>
          </table:table-cell>
          <table:table-cell table:formula="of:=[.A129]-[.E129]" office:value-type="float" office:value="2.78358895" calcext:value-type="float">
            <text:p>2,78358895</text:p>
          </table:table-cell>
          <table:table-cell table:formula="of:=[.B129]-[.D129]" office:value-type="float" office:value="-0.461756" calcext:value-type="float">
            <text:p>-0,461756</text:p>
          </table:table-cell>
          <table:table-cell table:formula="of:=[.A129]-[.C129]" office:value-type="float" office:value="0.0278395999999996" calcext:value-type="float">
            <text:p>0,0278396</text:p>
          </table:table-cell>
          <table:table-cell table:formula="of:=[.G129]-[.C129]" office:value-type="float" office:value="0.0275889499999997" calcext:value-type="float">
            <text:p>0,02758895</text:p>
          </table:table-cell>
          <table:table-cell table:formula="of:=[.J129]/[.I129]" office:value-type="float" office:value="0.990996637882731" calcext:value-type="float">
            <text:p>0,9909966379</text:p>
          </table:table-cell>
          <table:table-cell table:formula="of:=[.D129]+[.H129]*[.K129]" office:value-type="float" office:value="-2.19584364352218" calcext:value-type="float">
            <text:p>-2,1958436435</text:p>
          </table:table-cell>
        </table:table-row>
        <table:table-row table:style-name="ro1">
          <table:table-cell office:value-type="float" office:value="2.7848416" calcext:value-type="float">
            <text:p>2,7848416</text:p>
          </table:table-cell>
          <table:table-cell office:value-type="float" office:value="-2.200001" calcext:value-type="float">
            <text:p>-2,200001</text:p>
          </table:table-cell>
          <table:table-cell office:value-type="float" office:value="2.784" calcext:value-type="float">
            <text:p>2,784</text:p>
          </table:table-cell>
          <table:table-cell office:value-type="float" office:value="-2.657601" calcext:value-type="float">
            <text:p>-2,657601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7023527" calcext:value-type="float">
            <text:p>0,7023527</text:p>
          </table:table-cell>
          <table:table-cell table:formula="of:=[.A130]-[.E130]" office:value-type="float" office:value="2.7845911" calcext:value-type="float">
            <text:p>2,7845911</text:p>
          </table:table-cell>
          <table:table-cell table:formula="of:=[.B130]-[.D130]" office:value-type="float" office:value="0.4576" calcext:value-type="float">
            <text:p>0,4576</text:p>
          </table:table-cell>
          <table:table-cell table:formula="of:=[.A130]-[.C130]" office:value-type="float" office:value="0.00084160000000022" calcext:value-type="float">
            <text:p>0,0008416</text:p>
          </table:table-cell>
          <table:table-cell table:formula="of:=[.G130]-[.C130]" office:value-type="float" office:value="0.000591100000000289" calcext:value-type="float">
            <text:p>0,0005911</text:p>
          </table:table-cell>
          <table:table-cell table:formula="of:=[.J130]/[.I130]" office:value-type="float" office:value="0.702352661597118" calcext:value-type="float">
            <text:p>0,7023526616</text:p>
          </table:table-cell>
          <table:table-cell table:formula="of:=[.D130]+[.H130]*[.K130]" office:value-type="float" office:value="-2.33620442205316" calcext:value-type="float">
            <text:p>-2,3362044221</text:p>
          </table:table-cell>
        </table:table-row>
        <table:table-row table:style-name="ro1">
          <table:table-cell office:value-type="float" office:value="2.7858442" calcext:value-type="float">
            <text:p>2,7858442</text:p>
          </table:table-cell>
          <table:table-cell office:value-type="float" office:value="-2.200001" calcext:value-type="float">
            <text:p>-2,200001</text:p>
          </table:table-cell>
          <table:table-cell office:value-type="float" office:value="2.785" calcext:value-type="float">
            <text:p>2,785</text:p>
          </table:table-cell>
          <table:table-cell office:value-type="float" office:value="-1.878605" calcext:value-type="float">
            <text:p>-1,878605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4061834" calcext:value-type="float">
            <text:p>0,4061834</text:p>
          </table:table-cell>
          <table:table-cell table:formula="of:=[.A131]-[.E131]" office:value-type="float" office:value="2.7853429" calcext:value-type="float">
            <text:p>2,7853429</text:p>
          </table:table-cell>
          <table:table-cell table:formula="of:=[.B131]-[.D131]" office:value-type="float" office:value="-0.321396" calcext:value-type="float">
            <text:p>-0,321396</text:p>
          </table:table-cell>
          <table:table-cell table:formula="of:=[.A131]-[.C131]" office:value-type="float" office:value="0.000844199999999962" calcext:value-type="float">
            <text:p>0,0008442</text:p>
          </table:table-cell>
          <table:table-cell table:formula="of:=[.G131]-[.C131]" office:value-type="float" office:value="0.000342900000000146" calcext:value-type="float">
            <text:p>0,0003429</text:p>
          </table:table-cell>
          <table:table-cell table:formula="of:=[.J131]/[.I131]" office:value-type="float" office:value="0.406183368870127" calcext:value-type="float">
            <text:p>0,4061833689</text:p>
          </table:table-cell>
          <table:table-cell table:formula="of:=[.D131]+[.H131]*[.K131]" office:value-type="float" office:value="-2.00915071002138" calcext:value-type="float">
            <text:p>-2,00915071</text:p>
          </table:table-cell>
        </table:table-row>
        <table:table-row table:style-name="ro1">
          <table:table-cell office:value-type="float" office:value="2.7873495" calcext:value-type="float">
            <text:p>2,7873495</text:p>
          </table:table-cell>
          <table:table-cell office:value-type="float" office:value="-2.200001" calcext:value-type="float">
            <text:p>-2,200001</text:p>
          </table:table-cell>
          <table:table-cell office:value-type="float" office:value="2.785" calcext:value-type="float">
            <text:p>2,785</text:p>
          </table:table-cell>
          <table:table-cell office:value-type="float" office:value="-2.330547" calcext:value-type="float">
            <text:p>-2,330547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7866355" calcext:value-type="float">
            <text:p>0,7866355</text:p>
          </table:table-cell>
          <table:table-cell table:formula="of:=[.A132]-[.E132]" office:value-type="float" office:value="2.7868482" calcext:value-type="float">
            <text:p>2,7868482</text:p>
          </table:table-cell>
          <table:table-cell table:formula="of:=[.B132]-[.D132]" office:value-type="float" office:value="0.130546" calcext:value-type="float">
            <text:p>0,130546</text:p>
          </table:table-cell>
          <table:table-cell table:formula="of:=[.A132]-[.C132]" office:value-type="float" office:value="0.00234949999999978" calcext:value-type="float">
            <text:p>0,0023495</text:p>
          </table:table-cell>
          <table:table-cell table:formula="of:=[.G132]-[.C132]" office:value-type="float" office:value="0.00184819999999997" calcext:value-type="float">
            <text:p>0,0018482</text:p>
          </table:table-cell>
          <table:table-cell table:formula="of:=[.J132]/[.I132]" office:value-type="float" office:value="0.786635454352048" calcext:value-type="float">
            <text:p>0,7866354544</text:p>
          </table:table-cell>
          <table:table-cell table:formula="of:=[.D132]+[.H132]*[.K132]" office:value-type="float" office:value="-2.22785488797616" calcext:value-type="float">
            <text:p>-2,227854888</text:p>
          </table:table-cell>
        </table:table-row>
        <table:table-row table:style-name="ro1">
          <table:table-cell office:value-type="float" office:value="2.7883521" calcext:value-type="float">
            <text:p>2,7883521</text:p>
          </table:table-cell>
          <table:table-cell office:value-type="float" office:value="-2.200001" calcext:value-type="float">
            <text:p>-2,200001</text:p>
          </table:table-cell>
          <table:table-cell office:value-type="float" office:value="2.787" calcext:value-type="float">
            <text:p>2,787</text:p>
          </table:table-cell>
          <table:table-cell office:value-type="float" office:value="-2.09731" calcext:value-type="float">
            <text:p>-2,09731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6292434" calcext:value-type="float">
            <text:p>0,6292434</text:p>
          </table:table-cell>
          <table:table-cell table:formula="of:=[.A133]-[.E133]" office:value-type="float" office:value="2.7878508" calcext:value-type="float">
            <text:p>2,7878508</text:p>
          </table:table-cell>
          <table:table-cell table:formula="of:=[.B133]-[.D133]" office:value-type="float" office:value="-0.102691" calcext:value-type="float">
            <text:p>-0,102691</text:p>
          </table:table-cell>
          <table:table-cell table:formula="of:=[.A133]-[.C133]" office:value-type="float" office:value="0.00135210000000008" calcext:value-type="float">
            <text:p>0,0013521</text:p>
          </table:table-cell>
          <table:table-cell table:formula="of:=[.G133]-[.C133]" office:value-type="float" office:value="0.000850800000000262" calcext:value-type="float">
            <text:p>0,0008508</text:p>
          </table:table-cell>
          <table:table-cell table:formula="of:=[.J133]/[.I133]" office:value-type="float" office:value="0.629243399157025" calcext:value-type="float">
            <text:p>0,6292433992</text:p>
          </table:table-cell>
          <table:table-cell table:formula="of:=[.D133]+[.H133]*[.K133]" office:value-type="float" office:value="-2.16192763390283" calcext:value-type="float">
            <text:p>-2,1619276339</text:p>
          </table:table-cell>
        </table:table-row>
        <table:table-row table:style-name="ro1">
          <table:table-cell office:value-type="float" office:value="2.7888556" calcext:value-type="float">
            <text:p>2,7888556</text:p>
          </table:table-cell>
          <table:table-cell office:value-type="float" office:value="-2.200001" calcext:value-type="float">
            <text:p>-2,200001</text:p>
          </table:table-cell>
          <table:table-cell office:value-type="float" office:value="2.788" calcext:value-type="float">
            <text:p>2,788</text:p>
          </table:table-cell>
          <table:table-cell office:value-type="float" office:value="-2.26462" calcext:value-type="float">
            <text:p>-2,26462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4140954" calcext:value-type="float">
            <text:p>0,4140954</text:p>
          </table:table-cell>
          <table:table-cell table:formula="of:=[.A134]-[.E134]" office:value-type="float" office:value="2.7883543" calcext:value-type="float">
            <text:p>2,7883543</text:p>
          </table:table-cell>
          <table:table-cell table:formula="of:=[.B134]-[.D134]" office:value-type="float" office:value="0.064619" calcext:value-type="float">
            <text:p>0,064619</text:p>
          </table:table-cell>
          <table:table-cell table:formula="of:=[.A134]-[.C134]" office:value-type="float" office:value="0.000855599999999512" calcext:value-type="float">
            <text:p>0,0008556</text:p>
          </table:table-cell>
          <table:table-cell table:formula="of:=[.G134]-[.C134]" office:value-type="float" office:value="0.000354299999999697" calcext:value-type="float">
            <text:p>0,0003543</text:p>
          </table:table-cell>
          <table:table-cell table:formula="of:=[.J134]/[.I134]" office:value-type="float" office:value="0.414095371668886" calcext:value-type="float">
            <text:p>0,4140953717</text:p>
          </table:table-cell>
          <table:table-cell table:formula="of:=[.D134]+[.H134]*[.K134]" office:value-type="float" office:value="-2.23786157117813" calcext:value-type="float">
            <text:p>-2,2378615712</text:p>
          </table:table-cell>
        </table:table-row>
        <table:table-row table:style-name="ro1">
          <table:table-cell office:value-type="float" office:value="2.8184388" calcext:value-type="float">
            <text:p>2,8184388</text:p>
          </table:table-cell>
          <table:table-cell office:value-type="float" office:value="-2.650002" calcext:value-type="float">
            <text:p>-2,650002</text:p>
          </table:table-cell>
          <table:table-cell office:value-type="float" office:value="2.788" calcext:value-type="float">
            <text:p>2,788</text:p>
          </table:table-cell>
          <table:table-cell office:value-type="float" office:value="-2.173244" calcext:value-type="float">
            <text:p>-2,173244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9835309" calcext:value-type="float">
            <text:p>0,9835309</text:p>
          </table:table-cell>
          <table:table-cell table:formula="of:=[.A135]-[.E135]" office:value-type="float" office:value="2.8179375" calcext:value-type="float">
            <text:p>2,8179375</text:p>
          </table:table-cell>
          <table:table-cell table:formula="of:=[.B135]-[.D135]" office:value-type="float" office:value="-0.476758" calcext:value-type="float">
            <text:p>-0,476758</text:p>
          </table:table-cell>
          <table:table-cell table:formula="of:=[.A135]-[.C135]" office:value-type="float" office:value="0.0304387999999998" calcext:value-type="float">
            <text:p>0,0304388</text:p>
          </table:table-cell>
          <table:table-cell table:formula="of:=[.G135]-[.C135]" office:value-type="float" office:value="0.0299375" calcext:value-type="float">
            <text:p>0,0299375</text:p>
          </table:table-cell>
          <table:table-cell table:formula="of:=[.J135]/[.I135]" office:value-type="float" office:value="0.983530888208477" calcext:value-type="float">
            <text:p>0,9835308882</text:p>
          </table:table-cell>
          <table:table-cell table:formula="of:=[.D135]+[.H135]*[.K135]" office:value-type="float" office:value="-2.6421502192005" calcext:value-type="float">
            <text:p>-2,6421502192</text:p>
          </table:table-cell>
        </table:table-row>
        <table:table-row table:style-name="ro1">
          <table:table-cell office:value-type="float" office:value="2.8199431" calcext:value-type="float">
            <text:p>2,8199431</text:p>
          </table:table-cell>
          <table:table-cell office:value-type="float" office:value="-2.650002" calcext:value-type="float">
            <text:p>-2,650002</text:p>
          </table:table-cell>
          <table:table-cell office:value-type="float" office:value="2.818" calcext:value-type="float">
            <text:p>2,818</text:p>
          </table:table-cell>
          <table:table-cell office:value-type="float" office:value="-3.118908" calcext:value-type="float">
            <text:p>-3,118908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7419587" calcext:value-type="float">
            <text:p>0,7419587</text:p>
          </table:table-cell>
          <table:table-cell table:formula="of:=[.A136]-[.E136]" office:value-type="float" office:value="2.8194417" calcext:value-type="float">
            <text:p>2,8194417</text:p>
          </table:table-cell>
          <table:table-cell table:formula="of:=[.B136]-[.D136]" office:value-type="float" office:value="0.468906" calcext:value-type="float">
            <text:p>0,468906</text:p>
          </table:table-cell>
          <table:table-cell table:formula="of:=[.A136]-[.C136]" office:value-type="float" office:value="0.00194309999999964" calcext:value-type="float">
            <text:p>0,0019431</text:p>
          </table:table-cell>
          <table:table-cell table:formula="of:=[.G136]-[.C136]" office:value-type="float" office:value="0.00144169999999955" calcext:value-type="float">
            <text:p>0,0014417</text:p>
          </table:table-cell>
          <table:table-cell table:formula="of:=[.J136]/[.I136]" office:value-type="float" office:value="0.74195872574742" calcext:value-type="float">
            <text:p>0,7419587257</text:p>
          </table:table-cell>
          <table:table-cell table:formula="of:=[.D136]+[.H136]*[.K136]" office:value-type="float" office:value="-2.77099910174468" calcext:value-type="float">
            <text:p>-2,7709991017</text:p>
          </table:table-cell>
        </table:table-row>
        <table:table-row table:style-name="ro1">
          <table:table-cell office:value-type="float" office:value="2.821948" calcext:value-type="float">
            <text:p>2,821948</text:p>
          </table:table-cell>
          <table:table-cell office:value-type="float" office:value="-2.650002" calcext:value-type="float">
            <text:p>-2,650002</text:p>
          </table:table-cell>
          <table:table-cell office:value-type="float" office:value="2.819" calcext:value-type="float">
            <text:p>2,819</text:p>
          </table:table-cell>
          <table:table-cell office:value-type="float" office:value="-2.302093" calcext:value-type="float">
            <text:p>-2,302093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8299186" calcext:value-type="float">
            <text:p>0,8299186</text:p>
          </table:table-cell>
          <table:table-cell table:formula="of:=[.A137]-[.E137]" office:value-type="float" office:value="2.8214466" calcext:value-type="float">
            <text:p>2,8214466</text:p>
          </table:table-cell>
          <table:table-cell table:formula="of:=[.B137]-[.D137]" office:value-type="float" office:value="-0.347909" calcext:value-type="float">
            <text:p>-0,347909</text:p>
          </table:table-cell>
          <table:table-cell table:formula="of:=[.A137]-[.C137]" office:value-type="float" office:value="0.00294799999999995" calcext:value-type="float">
            <text:p>0,002948</text:p>
          </table:table-cell>
          <table:table-cell table:formula="of:=[.G137]-[.C137]" office:value-type="float" office:value="0.00244659999999985" calcext:value-type="float">
            <text:p>0,0024466</text:p>
          </table:table-cell>
          <table:table-cell table:formula="of:=[.J137]/[.I137]" office:value-type="float" office:value="0.829918588873777" calcext:value-type="float">
            <text:p>0,8299185889</text:p>
          </table:table-cell>
          <table:table-cell table:formula="of:=[.D137]+[.H137]*[.K137]" office:value-type="float" office:value="-2.59082914633649" calcext:value-type="float">
            <text:p>-2,5908291463</text:p>
          </table:table-cell>
        </table:table-row>
        <table:table-row table:style-name="ro1">
          <table:table-cell office:value-type="float" office:value="2.8224495" calcext:value-type="float">
            <text:p>2,8224495</text:p>
          </table:table-cell>
          <table:table-cell office:value-type="float" office:value="-2.650002" calcext:value-type="float">
            <text:p>-2,650002</text:p>
          </table:table-cell>
          <table:table-cell office:value-type="float" office:value="2.821" calcext:value-type="float">
            <text:p>2,821</text:p>
          </table:table-cell>
          <table:table-cell office:value-type="float" office:value="-2.938738" calcext:value-type="float">
            <text:p>-2,9387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38]-[.E138]" office:value-type="float" office:value="2.8224495" calcext:value-type="float">
            <text:p>2,8224495</text:p>
          </table:table-cell>
          <table:table-cell table:formula="of:=[.B138]-[.D138]" office:value-type="float" office:value="0.288736" calcext:value-type="float">
            <text:p>0,288736</text:p>
          </table:table-cell>
          <table:table-cell table:formula="of:=[.A138]-[.C138]" office:value-type="float" office:value="0.00144949999999966" calcext:value-type="float">
            <text:p>0,0014495</text:p>
          </table:table-cell>
          <table:table-cell table:formula="of:=[.G138]-[.C138]" office:value-type="float" office:value="0.00144949999999966" calcext:value-type="float">
            <text:p>0,0014495</text:p>
          </table:table-cell>
          <table:table-cell table:formula="of:=[.J138]/[.I138]" office:value-type="float" office:value="1" calcext:value-type="float">
            <text:p>1</text:p>
          </table:table-cell>
          <table:table-cell table:formula="of:=[.D138]+[.H138]*[.K138]" office:value-type="float" office:value="-2.650002" calcext:value-type="float">
            <text:p>-2,650002</text:p>
          </table:table-cell>
        </table:table-row>
        <table:table-row table:style-name="ro1">
          <table:table-cell office:value-type="float" office:value="2.8234521" calcext:value-type="float">
            <text:p>2,8234521</text:p>
          </table:table-cell>
          <table:table-cell office:value-type="float" office:value="-2.650002" calcext:value-type="float">
            <text:p>-2,650002</text:p>
          </table:table-cell>
          <table:table-cell office:value-type="float" office:value="2.822" calcext:value-type="float">
            <text:p>2,822</text:p>
          </table:table-cell>
          <table:table-cell office:value-type="float" office:value="-2.361265" calcext:value-type="float">
            <text:p>-2,3612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39]-[.E139]" office:value-type="float" office:value="2.8234521" calcext:value-type="float">
            <text:p>2,8234521</text:p>
          </table:table-cell>
          <table:table-cell table:formula="of:=[.B139]-[.D139]" office:value-type="float" office:value="-0.288737" calcext:value-type="float">
            <text:p>-0,288737</text:p>
          </table:table-cell>
          <table:table-cell table:formula="of:=[.A139]-[.C139]" office:value-type="float" office:value="0.00145209999999985" calcext:value-type="float">
            <text:p>0,0014521</text:p>
          </table:table-cell>
          <table:table-cell table:formula="of:=[.G139]-[.C139]" office:value-type="float" office:value="0.00145209999999985" calcext:value-type="float">
            <text:p>0,0014521</text:p>
          </table:table-cell>
          <table:table-cell table:formula="of:=[.J139]/[.I139]" office:value-type="float" office:value="1" calcext:value-type="float">
            <text:p>1</text:p>
          </table:table-cell>
          <table:table-cell table:formula="of:=[.D139]+[.H139]*[.K139]" office:value-type="float" office:value="-2.650002" calcext:value-type="float">
            <text:p>-2,650002</text:p>
          </table:table-cell>
        </table:table-row>
        <table:table-row table:style-name="ro1">
          <table:table-cell office:value-type="float" office:value="2.8239538" calcext:value-type="float">
            <text:p>2,8239538</text:p>
          </table:table-cell>
          <table:table-cell office:value-type="float" office:value="-2.650002" calcext:value-type="float">
            <text:p>-2,650002</text:p>
          </table:table-cell>
          <table:table-cell office:value-type="float" office:value="2.823" calcext:value-type="float">
            <text:p>2,823</text:p>
          </table:table-cell>
          <table:table-cell office:value-type="float" office:value="-2.938738" calcext:value-type="float">
            <text:p>-2,938738</text:p>
          </table:table-cell>
          <table:table-cell office:value-type="float" office:value="0.00025085" calcext:value-type="float">
            <text:p>0,00025085</text:p>
          </table:table-cell>
          <table:table-cell office:value-type="float" office:value="0.7369994" calcext:value-type="float">
            <text:p>0,7369994</text:p>
          </table:table-cell>
          <table:table-cell table:formula="of:=[.A140]-[.E140]" office:value-type="float" office:value="2.82370295" calcext:value-type="float">
            <text:p>2,82370295</text:p>
          </table:table-cell>
          <table:table-cell table:formula="of:=[.B140]-[.D140]" office:value-type="float" office:value="0.288736" calcext:value-type="float">
            <text:p>0,288736</text:p>
          </table:table-cell>
          <table:table-cell table:formula="of:=[.A140]-[.C140]" office:value-type="float" office:value="0.000953800000000005" calcext:value-type="float">
            <text:p>0,0009538</text:p>
          </table:table-cell>
          <table:table-cell table:formula="of:=[.G140]-[.C140]" office:value-type="float" office:value="0.00070294999999998" calcext:value-type="float">
            <text:p>0,00070295</text:p>
          </table:table-cell>
          <table:table-cell table:formula="of:=[.J140]/[.I140]" office:value-type="float" office:value="0.736999370937279" calcext:value-type="float">
            <text:p>0,7369993709</text:p>
          </table:table-cell>
          <table:table-cell table:formula="of:=[.D140]+[.H140]*[.K140]" office:value-type="float" office:value="-2.72593974963305" calcext:value-type="float">
            <text:p>-2,7259397496</text:p>
          </table:table-cell>
        </table:table-row>
        <table:table-row table:style-name="ro1">
          <table:table-cell office:value-type="float" office:value="2.8525296" calcext:value-type="float">
            <text:p>2,8525296</text:p>
          </table:table-cell>
          <table:table-cell office:value-type="float" office:value="-3.100002" calcext:value-type="float">
            <text:p>-3,100002</text:p>
          </table:table-cell>
          <table:table-cell office:value-type="float" office:value="2.824" calcext:value-type="float">
            <text:p>2,824</text:p>
          </table:table-cell>
          <table:table-cell office:value-type="float" office:value="-2.437203" calcext:value-type="float">
            <text:p>-2,437203</text:p>
          </table:table-cell>
          <table:table-cell office:value-type="float" office:value="0.00025085" calcext:value-type="float">
            <text:p>0,00025085</text:p>
          </table:table-cell>
          <table:table-cell office:value-type="float" office:value="0.9912074" calcext:value-type="float">
            <text:p>0,9912074</text:p>
          </table:table-cell>
          <table:table-cell table:formula="of:=[.A141]-[.E141]" office:value-type="float" office:value="2.85227875" calcext:value-type="float">
            <text:p>2,85227875</text:p>
          </table:table-cell>
          <table:table-cell table:formula="of:=[.B141]-[.D141]" office:value-type="float" office:value="-0.662799" calcext:value-type="float">
            <text:p>-0,662799</text:p>
          </table:table-cell>
          <table:table-cell table:formula="of:=[.A141]-[.C141]" office:value-type="float" office:value="0.0285296000000002" calcext:value-type="float">
            <text:p>0,0285296</text:p>
          </table:table-cell>
          <table:table-cell table:formula="of:=[.G141]-[.C141]" office:value-type="float" office:value="0.0282787500000001" calcext:value-type="float">
            <text:p>0,02827875</text:p>
          </table:table-cell>
          <table:table-cell table:formula="of:=[.J141]/[.I141]" office:value-type="float" office:value="0.991207377600807" calcext:value-type="float">
            <text:p>0,9912073776</text:p>
          </table:table-cell>
          <table:table-cell table:formula="of:=[.D141]+[.H141]*[.K141]" office:value-type="float" office:value="-3.09417425866644" calcext:value-type="float">
            <text:p>-3,0941742587</text:p>
          </table:table-cell>
        </table:table-row>
        <table:table-row table:style-name="ro1">
          <table:table-cell office:value-type="float" office:value="2.8545355" calcext:value-type="float">
            <text:p>2,8545355</text:p>
          </table:table-cell>
          <table:table-cell office:value-type="float" office:value="-3.100002" calcext:value-type="float">
            <text:p>-3,100002</text:p>
          </table:table-cell>
          <table:table-cell office:value-type="float" office:value="2.852" calcext:value-type="float">
            <text:p>2,852</text:p>
          </table:table-cell>
          <table:table-cell office:value-type="float" office:value="-3.756973" calcext:value-type="float">
            <text:p>-3,756973</text:p>
          </table:table-cell>
          <table:table-cell office:value-type="float" office:value="0.00025085" calcext:value-type="float">
            <text:p>0,00025085</text:p>
          </table:table-cell>
          <table:table-cell office:value-type="float" office:value="0.9010649" calcext:value-type="float">
            <text:p>0,9010649</text:p>
          </table:table-cell>
          <table:table-cell table:formula="of:=[.A142]-[.E142]" office:value-type="float" office:value="2.85428465" calcext:value-type="float">
            <text:p>2,85428465</text:p>
          </table:table-cell>
          <table:table-cell table:formula="of:=[.B142]-[.D142]" office:value-type="float" office:value="0.656971" calcext:value-type="float">
            <text:p>0,656971</text:p>
          </table:table-cell>
          <table:table-cell table:formula="of:=[.A142]-[.C142]" office:value-type="float" office:value="0.00253550000000002" calcext:value-type="float">
            <text:p>0,0025355</text:p>
          </table:table-cell>
          <table:table-cell table:formula="of:=[.G142]-[.C142]" office:value-type="float" office:value="0.00228465" calcext:value-type="float">
            <text:p>0,00228465</text:p>
          </table:table-cell>
          <table:table-cell table:formula="of:=[.J142]/[.I142]" office:value-type="float" office:value="0.901064878722137" calcext:value-type="float">
            <text:p>0,9010648787</text:p>
          </table:table-cell>
          <table:table-cell table:formula="of:=[.D142]+[.H142]*[.K142]" office:value-type="float" office:value="-3.16499950556104" calcext:value-type="float">
            <text:p>-3,1649995056</text:p>
          </table:table-cell>
        </table:table-row>
        <table:table-row table:style-name="ro1">
          <table:table-cell office:value-type="float" office:value="2.8570418" calcext:value-type="float">
            <text:p>2,8570418</text:p>
          </table:table-cell>
          <table:table-cell office:value-type="float" office:value="-3.100002" calcext:value-type="float">
            <text:p>-3,100002</text:p>
          </table:table-cell>
          <table:table-cell office:value-type="float" office:value="2.854" calcext:value-type="float">
            <text:p>2,854</text:p>
          </table:table-cell>
          <table:table-cell office:value-type="float" office:value="-2.508029" calcext:value-type="float">
            <text:p>-2,508029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670409" calcext:value-type="float">
            <text:p>0,670409</text:p>
          </table:table-cell>
          <table:table-cell table:formula="of:=[.A143]-[.E143]" office:value-type="float" office:value="2.85603925" calcext:value-type="float">
            <text:p>2,85603925</text:p>
          </table:table-cell>
          <table:table-cell table:formula="of:=[.B143]-[.D143]" office:value-type="float" office:value="-0.591973" calcext:value-type="float">
            <text:p>-0,591973</text:p>
          </table:table-cell>
          <table:table-cell table:formula="of:=[.A143]-[.C143]" office:value-type="float" office:value="0.00304180000000009" calcext:value-type="float">
            <text:p>0,0030418</text:p>
          </table:table-cell>
          <table:table-cell table:formula="of:=[.G143]-[.C143]" office:value-type="float" office:value="0.00203925000000016" calcext:value-type="float">
            <text:p>0,00203925</text:p>
          </table:table-cell>
          <table:table-cell table:formula="of:=[.J143]/[.I143]" office:value-type="float" office:value="0.67040896837402" calcext:value-type="float">
            <text:p>0,6704089684</text:p>
          </table:table-cell>
          <table:table-cell table:formula="of:=[.D143]+[.H143]*[.K143]" office:value-type="float" office:value="-2.90489300823527" calcext:value-type="float">
            <text:p>-2,9048930082</text:p>
          </table:table-cell>
        </table:table-row>
        <table:table-row table:style-name="ro1">
          <table:table-cell office:value-type="float" office:value="2.8860205" calcext:value-type="float">
            <text:p>2,8860205</text:p>
          </table:table-cell>
          <table:table-cell office:value-type="float" office:value="-3.550002" calcext:value-type="float">
            <text:p>-3,550002</text:p>
          </table:table-cell>
          <table:table-cell office:value-type="float" office:value="2.856" calcext:value-type="float">
            <text:p>2,856</text:p>
          </table:table-cell>
          <table:table-cell office:value-type="float" office:value="-3.496866" calcext:value-type="float">
            <text:p>-3,496866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9833014" calcext:value-type="float">
            <text:p>0,9833014</text:p>
          </table:table-cell>
          <table:table-cell table:formula="of:=[.A144]-[.E144]" office:value-type="float" office:value="2.8855192" calcext:value-type="float">
            <text:p>2,8855192</text:p>
          </table:table-cell>
          <table:table-cell table:formula="of:=[.B144]-[.D144]" office:value-type="float" office:value="-0.0531360000000003" calcext:value-type="float">
            <text:p>-0,053136</text:p>
          </table:table-cell>
          <table:table-cell table:formula="of:=[.A144]-[.C144]" office:value-type="float" office:value="0.0300205" calcext:value-type="float">
            <text:p>0,0300205</text:p>
          </table:table-cell>
          <table:table-cell table:formula="of:=[.G144]-[.C144]" office:value-type="float" office:value="0.0295192000000002" calcext:value-type="float">
            <text:p>0,0295192</text:p>
          </table:table-cell>
          <table:table-cell table:formula="of:=[.J144]/[.I144]" office:value-type="float" office:value="0.983301410702693" calcext:value-type="float">
            <text:p>0,9833014107</text:p>
          </table:table-cell>
          <table:table-cell table:formula="of:=[.D144]+[.H144]*[.K144]" office:value-type="float" office:value="-3.5491147037591" calcext:value-type="float">
            <text:p>-3,5491147038</text:p>
          </table:table-cell>
        </table:table-row>
        <table:table-row table:style-name="ro1">
          <table:table-cell office:value-type="float" office:value="2.8885271" calcext:value-type="float">
            <text:p>2,8885271</text:p>
          </table:table-cell>
          <table:table-cell office:value-type="float" office:value="-3.550002" calcext:value-type="float">
            <text:p>-3,550002</text:p>
          </table:table-cell>
          <table:table-cell office:value-type="float" office:value="2.886" calcext:value-type="float">
            <text:p>2,886</text:p>
          </table:table-cell>
          <table:table-cell office:value-type="float" office:value="-3.602251" calcext:value-type="float">
            <text:p>-3,602251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8016303" calcext:value-type="float">
            <text:p>0,8016303</text:p>
          </table:table-cell>
          <table:table-cell table:formula="of:=[.A145]-[.E145]" office:value-type="float" office:value="2.8880258" calcext:value-type="float">
            <text:p>2,8880258</text:p>
          </table:table-cell>
          <table:table-cell table:formula="of:=[.B145]-[.D145]" office:value-type="float" office:value="0.0522489999999998" calcext:value-type="float">
            <text:p>0,052249</text:p>
          </table:table-cell>
          <table:table-cell table:formula="of:=[.A145]-[.C145]" office:value-type="float" office:value="0.0025271" calcext:value-type="float">
            <text:p>0,0025271</text:p>
          </table:table-cell>
          <table:table-cell table:formula="of:=[.G145]-[.C145]" office:value-type="float" office:value="0.00202580000000019" calcext:value-type="float">
            <text:p>0,0020258</text:p>
          </table:table-cell>
          <table:table-cell table:formula="of:=[.J145]/[.I145]" office:value-type="float" office:value="0.801630327252655" calcext:value-type="float">
            <text:p>0,8016303273</text:p>
          </table:table-cell>
          <table:table-cell table:formula="of:=[.D145]+[.H145]*[.K145]" office:value-type="float" office:value="-3.56036661703138" calcext:value-type="float">
            <text:p>-3,560366617</text:p>
          </table:table-cell>
        </table:table-row>
        <table:table-row table:style-name="ro1">
          <table:table-cell office:value-type="float" office:value="2.8900315" calcext:value-type="float">
            <text:p>2,8900315</text:p>
          </table:table-cell>
          <table:table-cell office:value-type="float" office:value="-3.550002" calcext:value-type="float">
            <text:p>-3,550002</text:p>
          </table:table-cell>
          <table:table-cell office:value-type="float" office:value="2.888" calcext:value-type="float">
            <text:p>2,888</text:p>
          </table:table-cell>
          <table:table-cell office:value-type="float" office:value="-3.508118" calcext:value-type="float">
            <text:p>-3,508118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7531873" calcext:value-type="float">
            <text:p>0,7531873</text:p>
          </table:table-cell>
          <table:table-cell table:formula="of:=[.A146]-[.E146]" office:value-type="float" office:value="2.8895301" calcext:value-type="float">
            <text:p>2,8895301</text:p>
          </table:table-cell>
          <table:table-cell table:formula="of:=[.B146]-[.D146]" office:value-type="float" office:value="-0.041884" calcext:value-type="float">
            <text:p>-0,041884</text:p>
          </table:table-cell>
          <table:table-cell table:formula="of:=[.A146]-[.C146]" office:value-type="float" office:value="0.00203150000000019" calcext:value-type="float">
            <text:p>0,0020315</text:p>
          </table:table-cell>
          <table:table-cell table:formula="of:=[.G146]-[.C146]" office:value-type="float" office:value="0.00153010000000009" calcext:value-type="float">
            <text:p>0,0015301</text:p>
          </table:table-cell>
          <table:table-cell table:formula="of:=[.J146]/[.I146]" office:value-type="float" office:value="0.753187300024588" calcext:value-type="float">
            <text:p>0,7531873</text:p>
          </table:table-cell>
          <table:table-cell table:formula="of:=[.D146]+[.H146]*[.K146]" office:value-type="float" office:value="-3.53966449687423" calcext:value-type="float">
            <text:p>-3,5396644969</text:p>
          </table:table-cell>
        </table:table-row>
        <table:table-row table:style-name="ro1">
          <table:table-cell office:value-type="float" office:value="2.891034" calcext:value-type="float">
            <text:p>2,891034</text:p>
          </table:table-cell>
          <table:table-cell office:value-type="float" office:value="-3.550002" calcext:value-type="float">
            <text:p>-3,550002</text:p>
          </table:table-cell>
          <table:table-cell office:value-type="float" office:value="2.89" calcext:value-type="float">
            <text:p>2,89</text:p>
          </table:table-cell>
          <table:table-cell office:value-type="float" office:value="-3.581549" calcext:value-type="float">
            <text:p>-3,581549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5150871" calcext:value-type="float">
            <text:p>0,5150871</text:p>
          </table:table-cell>
          <table:table-cell table:formula="of:=[.A147]-[.E147]" office:value-type="float" office:value="2.8905326" calcext:value-type="float">
            <text:p>2,8905326</text:p>
          </table:table-cell>
          <table:table-cell table:formula="of:=[.B147]-[.D147]" office:value-type="float" office:value="0.0315469999999998" calcext:value-type="float">
            <text:p>0,031547</text:p>
          </table:table-cell>
          <table:table-cell table:formula="of:=[.A147]-[.C147]" office:value-type="float" office:value="0.00103399999999976" calcext:value-type="float">
            <text:p>0,001034</text:p>
          </table:table-cell>
          <table:table-cell table:formula="of:=[.G147]-[.C147]" office:value-type="float" office:value="0.000532599999999661" calcext:value-type="float">
            <text:p>0,0005326</text:p>
          </table:table-cell>
          <table:table-cell table:formula="of:=[.J147]/[.I147]" office:value-type="float" office:value="0.515087040618749" calcext:value-type="float">
            <text:p>0,5150870406</text:p>
          </table:table-cell>
          <table:table-cell table:formula="of:=[.D147]+[.H147]*[.K147]" office:value-type="float" office:value="-3.5652995491296" calcext:value-type="float">
            <text:p>-3,5652995491</text:p>
          </table:table-cell>
        </table:table-row>
        <table:table-row table:style-name="ro1">
          <table:table-cell office:value-type="float" office:value="2.8915355" calcext:value-type="float">
            <text:p>2,8915355</text:p>
          </table:table-cell>
          <table:table-cell office:value-type="float" office:value="-3.550002" calcext:value-type="float">
            <text:p>-3,550002</text:p>
          </table:table-cell>
          <table:table-cell office:value-type="float" office:value="2.891" calcext:value-type="float">
            <text:p>2,891</text:p>
          </table:table-cell>
          <table:table-cell office:value-type="float" office:value="-3.533753" calcext:value-type="float">
            <text:p>-3,5337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48]-[.E148]" office:value-type="float" office:value="2.8915355" calcext:value-type="float">
            <text:p>2,8915355</text:p>
          </table:table-cell>
          <table:table-cell table:formula="of:=[.B148]-[.D148]" office:value-type="float" office:value="-0.0162490000000002" calcext:value-type="float">
            <text:p>-0,016249</text:p>
          </table:table-cell>
          <table:table-cell table:formula="of:=[.A148]-[.C148]" office:value-type="float" office:value="0.0005354999999998" calcext:value-type="float">
            <text:p>0,0005355</text:p>
          </table:table-cell>
          <table:table-cell table:formula="of:=[.G148]-[.C148]" office:value-type="float" office:value="0.0005354999999998" calcext:value-type="float">
            <text:p>0,0005355</text:p>
          </table:table-cell>
          <table:table-cell table:formula="of:=[.J148]/[.I148]" office:value-type="float" office:value="1" calcext:value-type="float">
            <text:p>1</text:p>
          </table:table-cell>
          <table:table-cell table:formula="of:=[.D148]+[.H148]*[.K148]" office:value-type="float" office:value="-3.550002" calcext:value-type="float">
            <text:p>-3,550002</text:p>
          </table:table-cell>
        </table:table-row>
        <table:table-row table:style-name="ro1">
          <table:table-cell office:value-type="float" office:value="2.9201118" calcext:value-type="float">
            <text:p>2,9201118</text:p>
          </table:table-cell>
          <table:table-cell office:value-type="float" office:value="-4.000002" calcext:value-type="float">
            <text:p>-4,000002</text:p>
          </table:table-cell>
          <table:table-cell office:value-type="float" office:value="2.892" calcext:value-type="float">
            <text:p>2,892</text:p>
          </table:table-cell>
          <table:table-cell office:value-type="float" office:value="-3.566252" calcext:value-type="float">
            <text:p>-3,566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49]-[.E149]" office:value-type="float" office:value="2.9201118" calcext:value-type="float">
            <text:p>2,9201118</text:p>
          </table:table-cell>
          <table:table-cell table:formula="of:=[.B149]-[.D149]" office:value-type="float" office:value="-0.43375" calcext:value-type="float">
            <text:p>-0,43375</text:p>
          </table:table-cell>
          <table:table-cell table:formula="of:=[.A149]-[.C149]" office:value-type="float" office:value="0.0281118" calcext:value-type="float">
            <text:p>0,0281118</text:p>
          </table:table-cell>
          <table:table-cell table:formula="of:=[.G149]-[.C149]" office:value-type="float" office:value="0.0281118" calcext:value-type="float">
            <text:p>0,0281118</text:p>
          </table:table-cell>
          <table:table-cell table:formula="of:=[.J149]/[.I149]" office:value-type="float" office:value="1" calcext:value-type="float">
            <text:p>1</text:p>
          </table:table-cell>
          <table:table-cell table:formula="of:=[.D149]+[.H149]*[.K149]" office:value-type="float" office:value="-4.000002" calcext:value-type="float">
            <text:p>-4,000002</text:p>
          </table:table-cell>
        </table:table-row>
        <table:table-row table:style-name="ro1">
          <table:table-cell office:value-type="float" office:value="2.9216156" calcext:value-type="float">
            <text:p>2,9216156</text:p>
          </table:table-cell>
          <table:table-cell office:value-type="float" office:value="-4.000002" calcext:value-type="float">
            <text:p>-4,000002</text:p>
          </table:table-cell>
          <table:table-cell office:value-type="float" office:value="2.92" calcext:value-type="float">
            <text:p>2,92</text:p>
          </table:table-cell>
          <table:table-cell office:value-type="float" office:value="-4.433753" calcext:value-type="float">
            <text:p>-4,433753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6896509" calcext:value-type="float">
            <text:p>0,6896509</text:p>
          </table:table-cell>
          <table:table-cell table:formula="of:=[.A150]-[.E150]" office:value-type="float" office:value="2.9211142" calcext:value-type="float">
            <text:p>2,9211142</text:p>
          </table:table-cell>
          <table:table-cell table:formula="of:=[.B150]-[.D150]" office:value-type="float" office:value="0.433751" calcext:value-type="float">
            <text:p>0,433751</text:p>
          </table:table-cell>
          <table:table-cell table:formula="of:=[.A150]-[.C150]" office:value-type="float" office:value="0.00161560000000005" calcext:value-type="float">
            <text:p>0,0016156</text:p>
          </table:table-cell>
          <table:table-cell table:formula="of:=[.G150]-[.C150]" office:value-type="float" office:value="0.00111419999999995" calcext:value-type="float">
            <text:p>0,0011142</text:p>
          </table:table-cell>
          <table:table-cell table:formula="of:=[.J150]/[.I150]" office:value-type="float" office:value="0.689650903688982" calcext:value-type="float">
            <text:p>0,6896509037</text:p>
          </table:table-cell>
          <table:table-cell table:formula="of:=[.D150]+[.H150]*[.K150]" office:value-type="float" office:value="-4.134616230874" calcext:value-type="float">
            <text:p>-4,1346162309</text:p>
          </table:table-cell>
        </table:table-row>
        <table:table-row table:style-name="ro1">
          <table:table-cell office:value-type="float" office:value="2.92312" calcext:value-type="float">
            <text:p>2,92312</text:p>
          </table:table-cell>
          <table:table-cell office:value-type="float" office:value="-4.000002" calcext:value-type="float">
            <text:p>-4,000002</text:p>
          </table:table-cell>
          <table:table-cell office:value-type="float" office:value="2.921" calcext:value-type="float">
            <text:p>2,921</text:p>
          </table:table-cell>
          <table:table-cell office:value-type="float" office:value="-3.700866" calcext:value-type="float">
            <text:p>-3,700866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7634906" calcext:value-type="float">
            <text:p>0,7634906</text:p>
          </table:table-cell>
          <table:table-cell table:formula="of:=[.A151]-[.E151]" office:value-type="float" office:value="2.9226186" calcext:value-type="float">
            <text:p>2,9226186</text:p>
          </table:table-cell>
          <table:table-cell table:formula="of:=[.B151]-[.D151]" office:value-type="float" office:value="-0.299136" calcext:value-type="float">
            <text:p>-0,299136</text:p>
          </table:table-cell>
          <table:table-cell table:formula="of:=[.A151]-[.C151]" office:value-type="float" office:value="0.00211999999999968" calcext:value-type="float">
            <text:p>0,00212</text:p>
          </table:table-cell>
          <table:table-cell table:formula="of:=[.G151]-[.C151]" office:value-type="float" office:value="0.00161859999999958" calcext:value-type="float">
            <text:p>0,0016186</text:p>
          </table:table-cell>
          <table:table-cell table:formula="of:=[.J151]/[.I151]" office:value-type="float" office:value="0.763490566037655" calcext:value-type="float">
            <text:p>0,763490566</text:p>
          </table:table-cell>
          <table:table-cell table:formula="of:=[.D151]+[.H151]*[.K151]" office:value-type="float" office:value="-3.92925351396224" calcext:value-type="float">
            <text:p>-3,929253514</text:p>
          </table:table-cell>
        </table:table-row>
        <table:table-row table:style-name="ro1">
          <table:table-cell office:value-type="float" office:value="2.923621" calcext:value-type="float">
            <text:p>2,923621</text:p>
          </table:table-cell>
          <table:table-cell office:value-type="float" office:value="-4.000002" calcext:value-type="float">
            <text:p>-4,000002</text:p>
          </table:table-cell>
          <table:table-cell office:value-type="float" office:value="2.923" calcext:value-type="float">
            <text:p>2,923</text:p>
          </table:table-cell>
          <table:table-cell office:value-type="float" office:value="-4.22839" calcext:value-type="float">
            <text:p>-4,228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52]-[.E152]" office:value-type="float" office:value="2.923621" calcext:value-type="float">
            <text:p>2,923621</text:p>
          </table:table-cell>
          <table:table-cell table:formula="of:=[.B152]-[.D152]" office:value-type="float" office:value="0.228388" calcext:value-type="float">
            <text:p>0,228388</text:p>
          </table:table-cell>
          <table:table-cell table:formula="of:=[.A152]-[.C152]" office:value-type="float" office:value="0.000620999999999761" calcext:value-type="float">
            <text:p>0,000621</text:p>
          </table:table-cell>
          <table:table-cell table:formula="of:=[.G152]-[.C152]" office:value-type="float" office:value="0.000620999999999761" calcext:value-type="float">
            <text:p>0,000621</text:p>
          </table:table-cell>
          <table:table-cell table:formula="of:=[.J152]/[.I152]" office:value-type="float" office:value="1" calcext:value-type="float">
            <text:p>1</text:p>
          </table:table-cell>
          <table:table-cell table:formula="of:=[.D152]+[.H152]*[.K152]" office:value-type="float" office:value="-4.000002" calcext:value-type="float">
            <text:p>-4,000002</text:p>
          </table:table-cell>
        </table:table-row>
        <table:table-row table:style-name="ro1">
          <table:table-cell office:value-type="float" office:value="2.9246238" calcext:value-type="float">
            <text:p>2,9246238</text:p>
          </table:table-cell>
          <table:table-cell office:value-type="float" office:value="-4.000002" calcext:value-type="float">
            <text:p>-4,000002</text:p>
          </table:table-cell>
          <table:table-cell office:value-type="float" office:value="2.924" calcext:value-type="float">
            <text:p>2,924</text:p>
          </table:table-cell>
          <table:table-cell office:value-type="float" office:value="-3.771615" calcext:value-type="float">
            <text:p>-3,7716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53]-[.E153]" office:value-type="float" office:value="2.9246238" calcext:value-type="float">
            <text:p>2,9246238</text:p>
          </table:table-cell>
          <table:table-cell table:formula="of:=[.B153]-[.D153]" office:value-type="float" office:value="-0.228387000000001" calcext:value-type="float">
            <text:p>-0,228387</text:p>
          </table:table-cell>
          <table:table-cell table:formula="of:=[.A153]-[.C153]" office:value-type="float" office:value="0.000623800000000063" calcext:value-type="float">
            <text:p>0,0006238</text:p>
          </table:table-cell>
          <table:table-cell table:formula="of:=[.G153]-[.C153]" office:value-type="float" office:value="0.000623800000000063" calcext:value-type="float">
            <text:p>0,0006238</text:p>
          </table:table-cell>
          <table:table-cell table:formula="of:=[.J153]/[.I153]" office:value-type="float" office:value="1" calcext:value-type="float">
            <text:p>1</text:p>
          </table:table-cell>
          <table:table-cell table:formula="of:=[.D153]+[.H153]*[.K153]" office:value-type="float" office:value="-4.000002" calcext:value-type="float">
            <text:p>-4,000002</text:p>
          </table:table-cell>
        </table:table-row>
        <table:table-row table:style-name="ro1">
          <table:table-cell office:value-type="float" office:value="2.9547039" calcext:value-type="float">
            <text:p>2,9547039</text:p>
          </table:table-cell>
          <table:table-cell office:value-type="float" office:value="-4.450003" calcext:value-type="float">
            <text:p>-4,450003</text:p>
          </table:table-cell>
          <table:table-cell office:value-type="float" office:value="2.925" calcext:value-type="float">
            <text:p>2,925</text:p>
          </table:table-cell>
          <table:table-cell office:value-type="float" office:value="-4.22839" calcext:value-type="float">
            <text:p>-4,228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54]-[.E154]" office:value-type="float" office:value="2.9547039" calcext:value-type="float">
            <text:p>2,9547039</text:p>
          </table:table-cell>
          <table:table-cell table:formula="of:=[.B154]-[.D154]" office:value-type="float" office:value="-0.221613" calcext:value-type="float">
            <text:p>-0,221613</text:p>
          </table:table-cell>
          <table:table-cell table:formula="of:=[.A154]-[.C154]" office:value-type="float" office:value="0.0297039000000003" calcext:value-type="float">
            <text:p>0,0297039</text:p>
          </table:table-cell>
          <table:table-cell table:formula="of:=[.G154]-[.C154]" office:value-type="float" office:value="0.0297039000000003" calcext:value-type="float">
            <text:p>0,0297039</text:p>
          </table:table-cell>
          <table:table-cell table:formula="of:=[.J154]/[.I154]" office:value-type="float" office:value="1" calcext:value-type="float">
            <text:p>1</text:p>
          </table:table-cell>
          <table:table-cell table:formula="of:=[.D154]+[.H154]*[.K154]" office:value-type="float" office:value="-4.450003" calcext:value-type="float">
            <text:p>-4,450003</text:p>
          </table:table-cell>
        </table:table-row>
        <table:table-row table:style-name="ro1">
          <table:table-cell office:value-type="float" office:value="2.9562077" calcext:value-type="float">
            <text:p>2,9562077</text:p>
          </table:table-cell>
          <table:table-cell office:value-type="float" office:value="-4.450003" calcext:value-type="float">
            <text:p>-4,450003</text:p>
          </table:table-cell>
          <table:table-cell office:value-type="float" office:value="2.955" calcext:value-type="float">
            <text:p>2,955</text:p>
          </table:table-cell>
          <table:table-cell office:value-type="float" office:value="-4.671615" calcext:value-type="float">
            <text:p>-4,671615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3774116" calcext:value-type="float">
            <text:p>0,3774116</text:p>
          </table:table-cell>
          <table:table-cell table:formula="of:=[.A155]-[.E155]" office:value-type="float" office:value="2.9554558" calcext:value-type="float">
            <text:p>2,9554558</text:p>
          </table:table-cell>
          <table:table-cell table:formula="of:=[.B155]-[.D155]" office:value-type="float" office:value="0.221612" calcext:value-type="float">
            <text:p>0,221612</text:p>
          </table:table-cell>
          <table:table-cell table:formula="of:=[.A155]-[.C155]" office:value-type="float" office:value="0.00120770000000014" calcext:value-type="float">
            <text:p>0,0012077</text:p>
          </table:table-cell>
          <table:table-cell table:formula="of:=[.G155]-[.C155]" office:value-type="float" office:value="0.000455800000000117" calcext:value-type="float">
            <text:p>0,0004558</text:p>
          </table:table-cell>
          <table:table-cell table:formula="of:=[.J155]/[.I155]" office:value-type="float" office:value="0.377411608843308" calcext:value-type="float">
            <text:p>0,3774116088</text:p>
          </table:table-cell>
          <table:table-cell table:formula="of:=[.D155]+[.H155]*[.K155]" office:value-type="float" office:value="-4.58797605854102" calcext:value-type="float">
            <text:p>-4,5879760585</text:p>
          </table:table-cell>
        </table:table-row>
        <table:table-row table:style-name="ro1">
          <table:table-cell office:value-type="float" office:value="2.9582138" calcext:value-type="float">
            <text:p>2,9582138</text:p>
          </table:table-cell>
          <table:table-cell office:value-type="float" office:value="-4.450003" calcext:value-type="float">
            <text:p>-4,450003</text:p>
          </table:table-cell>
          <table:table-cell office:value-type="float" office:value="2.955" calcext:value-type="float">
            <text:p>2,955</text:p>
          </table:table-cell>
          <table:table-cell office:value-type="float" office:value="-4.366364" calcext:value-type="float">
            <text:p>-4,366364</text:p>
          </table:table-cell>
          <table:table-cell office:value-type="float" office:value="0.0007523" calcext:value-type="float">
            <text:p>0,0007523</text:p>
          </table:table-cell>
          <table:table-cell office:value-type="float" office:value="0.7659158" calcext:value-type="float">
            <text:p>0,7659158</text:p>
          </table:table-cell>
          <table:table-cell table:formula="of:=[.A156]-[.E156]" office:value-type="float" office:value="2.9574615" calcext:value-type="float">
            <text:p>2,9574615</text:p>
          </table:table-cell>
          <table:table-cell table:formula="of:=[.B156]-[.D156]" office:value-type="float" office:value="-0.0836389999999998" calcext:value-type="float">
            <text:p>-0,083639</text:p>
          </table:table-cell>
          <table:table-cell table:formula="of:=[.A156]-[.C156]" office:value-type="float" office:value="0.00321380000000016" calcext:value-type="float">
            <text:p>0,0032138</text:p>
          </table:table-cell>
          <table:table-cell table:formula="of:=[.G156]-[.C156]" office:value-type="float" office:value="0.00246150000000034" calcext:value-type="float">
            <text:p>0,0024615</text:p>
          </table:table-cell>
          <table:table-cell table:formula="of:=[.J156]/[.I156]" office:value-type="float" office:value="0.765915738378312" calcext:value-type="float">
            <text:p>0,7659157384</text:p>
          </table:table-cell>
          <table:table-cell table:formula="of:=[.D156]+[.H156]*[.K156]" office:value-type="float" office:value="-4.43042442644222" calcext:value-type="float">
            <text:p>-4,4304244264</text:p>
          </table:table-cell>
        </table:table-row>
        <table:table-row table:style-name="ro1">
          <table:table-cell office:value-type="float" office:value="2.9597174" calcext:value-type="float">
            <text:p>2,9597174</text:p>
          </table:table-cell>
          <table:table-cell office:value-type="float" office:value="-4.600003" calcext:value-type="float">
            <text:p>-4,600003</text:p>
          </table:table-cell>
          <table:table-cell office:value-type="float" office:value="2.957" calcext:value-type="float">
            <text:p>2,957</text:p>
          </table:table-cell>
          <table:table-cell office:value-type="float" office:value="-4.514063" calcext:value-type="float">
            <text:p>-4,514063</text:p>
          </table:table-cell>
          <table:table-cell office:value-type="float" office:value="0.0007523" calcext:value-type="float">
            <text:p>0,0007523</text:p>
          </table:table-cell>
          <table:table-cell office:value-type="float" office:value="0.7231545" calcext:value-type="float">
            <text:p>0,7231545</text:p>
          </table:table-cell>
          <table:table-cell table:formula="of:=[.A157]-[.E157]" office:value-type="float" office:value="2.9589651" calcext:value-type="float">
            <text:p>2,9589651</text:p>
          </table:table-cell>
          <table:table-cell table:formula="of:=[.B157]-[.D157]" office:value-type="float" office:value="-0.0859399999999999" calcext:value-type="float">
            <text:p>-0,08594</text:p>
          </table:table-cell>
          <table:table-cell table:formula="of:=[.A157]-[.C157]" office:value-type="float" office:value="0.00271739999999987" calcext:value-type="float">
            <text:p>0,0027174</text:p>
          </table:table-cell>
          <table:table-cell table:formula="of:=[.G157]-[.C157]" office:value-type="float" office:value="0.00196510000000005" calcext:value-type="float">
            <text:p>0,0019651</text:p>
          </table:table-cell>
          <table:table-cell table:formula="of:=[.J157]/[.I157]" office:value-type="float" office:value="0.723154485905699" calcext:value-type="float">
            <text:p>0,7231544859</text:p>
          </table:table-cell>
          <table:table-cell table:formula="of:=[.D157]+[.H157]*[.K157]" office:value-type="float" office:value="-4.57621089651874" calcext:value-type="float">
            <text:p>-4,5762108965</text:p>
          </table:table-cell>
        </table:table-row>
        <table:table-row table:style-name="ro1">
          <table:table-cell office:value-type="float" office:value="2.9687416" calcext:value-type="float">
            <text:p>2,9687416</text:p>
          </table:table-cell>
          <table:table-cell office:value-type="float" office:value="-4.600003" calcext:value-type="float">
            <text:p>-4,600003</text:p>
          </table:table-cell>
          <table:table-cell office:value-type="float" office:value="2.959" calcext:value-type="float">
            <text:p>2,959</text:p>
          </table:table-cell>
          <table:table-cell office:value-type="float" office:value="-4.66215" calcext:value-type="float">
            <text:p>-4,66215</text:p>
          </table:table-cell>
          <table:table-cell office:value-type="float" office:value="0.0007523" calcext:value-type="float">
            <text:p>0,0007523</text:p>
          </table:table-cell>
          <table:table-cell office:value-type="float" office:value="0.9227745" calcext:value-type="float">
            <text:p>0,9227745</text:p>
          </table:table-cell>
          <table:table-cell table:formula="of:=[.A158]-[.E158]" office:value-type="float" office:value="2.9679893" calcext:value-type="float">
            <text:p>2,9679893</text:p>
          </table:table-cell>
          <table:table-cell table:formula="of:=[.B158]-[.D158]" office:value-type="float" office:value="0.0621470000000004" calcext:value-type="float">
            <text:p>0,062147</text:p>
          </table:table-cell>
          <table:table-cell table:formula="of:=[.A158]-[.C158]" office:value-type="float" office:value="0.00974159999999991" calcext:value-type="float">
            <text:p>0,0097416</text:p>
          </table:table-cell>
          <table:table-cell table:formula="of:=[.G158]-[.C158]" office:value-type="float" office:value="0.00898930000000009" calcext:value-type="float">
            <text:p>0,0089893</text:p>
          </table:table-cell>
          <table:table-cell table:formula="of:=[.J158]/[.I158]" office:value-type="float" office:value="0.922774492896462" calcext:value-type="float">
            <text:p>0,9227744929</text:p>
          </table:table-cell>
          <table:table-cell table:formula="of:=[.D158]+[.H158]*[.K158]" office:value-type="float" office:value="-4.60480233358996" calcext:value-type="float">
            <text:p>-4,6048023336</text:p>
          </table:table-cell>
        </table:table-row>
        <table:table-row table:style-name="ro1">
          <table:table-cell office:value-type="float" office:value="2.9882993" calcext:value-type="float">
            <text:p>2,9882993</text:p>
          </table:table-cell>
          <table:table-cell office:value-type="float" office:value="-4.900003" calcext:value-type="float">
            <text:p>-4,900003</text:p>
          </table:table-cell>
          <table:table-cell office:value-type="float" office:value="2.968" calcext:value-type="float">
            <text:p>2,968</text:p>
          </table:table-cell>
          <table:table-cell office:value-type="float" office:value="-4.542655" calcext:value-type="float">
            <text:p>-4,542655</text:p>
          </table:table-cell>
          <table:table-cell office:value-type="float" office:value="0.0007523" calcext:value-type="float">
            <text:p>0,0007523</text:p>
          </table:table-cell>
          <table:table-cell office:value-type="float" office:value="0.9629396" calcext:value-type="float">
            <text:p>0,9629396</text:p>
          </table:table-cell>
          <table:table-cell table:formula="of:=[.A159]-[.E159]" office:value-type="float" office:value="2.987547" calcext:value-type="float">
            <text:p>2,987547</text:p>
          </table:table-cell>
          <table:table-cell table:formula="of:=[.B159]-[.D159]" office:value-type="float" office:value="-0.357348" calcext:value-type="float">
            <text:p>-0,357348</text:p>
          </table:table-cell>
          <table:table-cell table:formula="of:=[.A159]-[.C159]" office:value-type="float" office:value="0.0202993" calcext:value-type="float">
            <text:p>0,0202993</text:p>
          </table:table-cell>
          <table:table-cell table:formula="of:=[.G159]-[.C159]" office:value-type="float" office:value="0.0195470000000002" calcext:value-type="float">
            <text:p>0,019547</text:p>
          </table:table-cell>
          <table:table-cell table:formula="of:=[.J159]/[.I159]" office:value-type="float" office:value="0.962939608754991" calcext:value-type="float">
            <text:p>0,9629396088</text:p>
          </table:table-cell>
          <table:table-cell table:formula="of:=[.D159]+[.H159]*[.K159]" office:value-type="float" office:value="-4.88675954330938" calcext:value-type="float">
            <text:p>-4,8867595433</text:p>
          </table:table-cell>
        </table:table-row>
        <table:table-row table:style-name="ro1">
          <table:table-cell office:value-type="float" office:value="2.9908077" calcext:value-type="float">
            <text:p>2,9908077</text:p>
          </table:table-cell>
          <table:table-cell office:value-type="float" office:value="-4.900003" calcext:value-type="float">
            <text:p>-4,900003</text:p>
          </table:table-cell>
          <table:table-cell office:value-type="float" office:value="2.988" calcext:value-type="float">
            <text:p>2,988</text:p>
          </table:table-cell>
          <table:table-cell office:value-type="float" office:value="-5.244108" calcext:value-type="float">
            <text:p>-5,244108</text:p>
          </table:table-cell>
          <table:table-cell office:value-type="float" office:value="0.0007523" calcext:value-type="float">
            <text:p>0,0007523</text:p>
          </table:table-cell>
          <table:table-cell office:value-type="float" office:value="0.7320583" calcext:value-type="float">
            <text:p>0,7320583</text:p>
          </table:table-cell>
          <table:table-cell table:formula="of:=[.A160]-[.E160]" office:value-type="float" office:value="2.9900554" calcext:value-type="float">
            <text:p>2,9900554</text:p>
          </table:table-cell>
          <table:table-cell table:formula="of:=[.B160]-[.D160]" office:value-type="float" office:value="0.344105" calcext:value-type="float">
            <text:p>0,344105</text:p>
          </table:table-cell>
          <table:table-cell table:formula="of:=[.A160]-[.C160]" office:value-type="float" office:value="0.00280769999999997" calcext:value-type="float">
            <text:p>0,0028077</text:p>
          </table:table-cell>
          <table:table-cell table:formula="of:=[.G160]-[.C160]" office:value-type="float" office:value="0.00205540000000015" calcext:value-type="float">
            <text:p>0,0020554</text:p>
          </table:table-cell>
          <table:table-cell table:formula="of:=[.J160]/[.I160]" office:value-type="float" office:value="0.732058268333574" calcext:value-type="float">
            <text:p>0,7320582683</text:p>
          </table:table-cell>
          <table:table-cell table:formula="of:=[.D160]+[.H160]*[.K160]" office:value-type="float" office:value="-4.99220308957508" calcext:value-type="float">
            <text:p>-4,9922030896</text:p>
          </table:table-cell>
        </table:table-row>
        <table:table-row table:style-name="ro1">
          <table:table-cell office:value-type="float" office:value="2.9943176" calcext:value-type="float">
            <text:p>2,9943176</text:p>
          </table:table-cell>
          <table:table-cell office:value-type="float" office:value="-5.050003" calcext:value-type="float">
            <text:p>-5,050003</text:p>
          </table:table-cell>
          <table:table-cell office:value-type="float" office:value="2.99" calcext:value-type="float">
            <text:p>2,99</text:p>
          </table:table-cell>
          <table:table-cell office:value-type="float" office:value="-4.648098" calcext:value-type="float">
            <text:p>-4,648098</text:p>
          </table:table-cell>
          <table:table-cell office:value-type="float" office:value="0.00150395" calcext:value-type="float">
            <text:p>0,00150395</text:p>
          </table:table-cell>
          <table:table-cell office:value-type="float" office:value="0.6516699" calcext:value-type="float">
            <text:p>0,6516699</text:p>
          </table:table-cell>
          <table:table-cell table:formula="of:=[.A161]-[.E161]" office:value-type="float" office:value="2.99281365" calcext:value-type="float">
            <text:p>2,99281365</text:p>
          </table:table-cell>
          <table:table-cell table:formula="of:=[.B161]-[.D161]" office:value-type="float" office:value="-0.401905" calcext:value-type="float">
            <text:p>-0,401905</text:p>
          </table:table-cell>
          <table:table-cell table:formula="of:=[.A161]-[.C161]" office:value-type="float" office:value="0.00431759999999981" calcext:value-type="float">
            <text:p>0,0043176</text:p>
          </table:table-cell>
          <table:table-cell table:formula="of:=[.G161]-[.C161]" office:value-type="float" office:value="0.00281364999999978" calcext:value-type="float">
            <text:p>0,00281365</text:p>
          </table:table-cell>
          <table:table-cell table:formula="of:=[.J161]/[.I161]" office:value-type="float" office:value="0.651669909208797" calcext:value-type="float">
            <text:p>0,6516699092</text:p>
          </table:table-cell>
          <table:table-cell table:formula="of:=[.D161]+[.H161]*[.K161]" office:value-type="float" office:value="-4.91000739486056" calcext:value-type="float">
            <text:p>-4,9100073949</text:p>
          </table:table-cell>
        </table:table-row>
        <table:table-row table:style-name="ro1">
          <table:table-cell office:value-type="float" office:value="2.9953197" calcext:value-type="float">
            <text:p>2,9953197</text:p>
          </table:table-cell>
          <table:table-cell office:value-type="float" office:value="-5.050003" calcext:value-type="float">
            <text:p>-5,050003</text:p>
          </table:table-cell>
          <table:table-cell office:value-type="float" office:value="2.993" calcext:value-type="float">
            <text:p>2,993</text:p>
          </table:table-cell>
          <table:table-cell office:value-type="float" office:value="-5.311913" calcext:value-type="float">
            <text:p>-5,311913</text:p>
          </table:table-cell>
          <table:table-cell office:value-type="float" office:value="0.00150395" calcext:value-type="float">
            <text:p>0,00150395</text:p>
          </table:table-cell>
          <table:table-cell office:value-type="float" office:value="0.3516619" calcext:value-type="float">
            <text:p>0,3516619</text:p>
          </table:table-cell>
          <table:table-cell table:formula="of:=[.A162]-[.E162]" office:value-type="float" office:value="2.99381575" calcext:value-type="float">
            <text:p>2,99381575</text:p>
          </table:table-cell>
          <table:table-cell table:formula="of:=[.B162]-[.D162]" office:value-type="float" office:value="0.261909999999999" calcext:value-type="float">
            <text:p>0,26191</text:p>
          </table:table-cell>
          <table:table-cell table:formula="of:=[.A162]-[.C162]" office:value-type="float" office:value="0.00231970000000015" calcext:value-type="float">
            <text:p>0,0023197</text:p>
          </table:table-cell>
          <table:table-cell table:formula="of:=[.G162]-[.C162]" office:value-type="float" office:value="0.000815750000000115" calcext:value-type="float">
            <text:p>0,00081575</text:p>
          </table:table-cell>
          <table:table-cell table:formula="of:=[.J162]/[.I162]" office:value-type="float" office:value="0.351661852825824" calcext:value-type="float">
            <text:p>0,3516618528</text:p>
          </table:table-cell>
          <table:table-cell table:formula="of:=[.D162]+[.H162]*[.K162]" office:value-type="float" office:value="-5.21980924412639" calcext:value-type="float">
            <text:p>-5,2198092441</text:p>
          </table:table-cell>
        </table:table-row>
        <table:table-row table:style-name="ro1">
          <table:table-cell office:value-type="float" office:value="2.9958215" calcext:value-type="float">
            <text:p>2,9958215</text:p>
          </table:table-cell>
          <table:table-cell office:value-type="float" office:value="-5.050003" calcext:value-type="float">
            <text:p>-5,050003</text:p>
          </table:table-cell>
          <table:table-cell office:value-type="float" office:value="2.994" calcext:value-type="float">
            <text:p>2,994</text:p>
          </table:table-cell>
          <table:table-cell office:value-type="float" office:value="-4.9579" calcext:value-type="float">
            <text:p>-4,95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63]-[.E163]" office:value-type="float" office:value="2.9958215" calcext:value-type="float">
            <text:p>2,9958215</text:p>
          </table:table-cell>
          <table:table-cell table:formula="of:=[.B163]-[.D163]" office:value-type="float" office:value="-0.0921029999999998" calcext:value-type="float">
            <text:p>-0,092103</text:p>
          </table:table-cell>
          <table:table-cell table:formula="of:=[.A163]-[.C163]" office:value-type="float" office:value="0.00182150000000014" calcext:value-type="float">
            <text:p>0,0018215</text:p>
          </table:table-cell>
          <table:table-cell table:formula="of:=[.G163]-[.C163]" office:value-type="float" office:value="0.00182150000000014" calcext:value-type="float">
            <text:p>0,0018215</text:p>
          </table:table-cell>
          <table:table-cell table:formula="of:=[.J163]/[.I163]" office:value-type="float" office:value="1" calcext:value-type="float">
            <text:p>1</text:p>
          </table:table-cell>
          <table:table-cell table:formula="of:=[.D163]+[.H163]*[.K163]" office:value-type="float" office:value="-5.050003" calcext:value-type="float">
            <text:p>-5,050003</text:p>
          </table:table-cell>
        </table:table-row>
        <table:table-row table:style-name="ro1">
          <table:table-cell office:value-type="float" office:value="3.0223975" calcext:value-type="float">
            <text:p>3,0223975</text:p>
          </table:table-cell>
          <table:table-cell office:value-type="float" office:value="-4.85" calcext:value-type="float">
            <text:p>-4,85</text:p>
          </table:table-cell>
          <table:table-cell office:value-type="float" office:value="2.996" calcext:value-type="float">
            <text:p>2,996</text:p>
          </table:table-cell>
          <table:table-cell office:value-type="float" office:value="-5.142107" calcext:value-type="float">
            <text:p>-5,142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64]-[.E164]" office:value-type="float" office:value="3.0223975" calcext:value-type="float">
            <text:p>3,0223975</text:p>
          </table:table-cell>
          <table:table-cell table:formula="of:=[.B164]-[.D164]" office:value-type="float" office:value="0.292107000000001" calcext:value-type="float">
            <text:p>0,292107</text:p>
          </table:table-cell>
          <table:table-cell table:formula="of:=[.A164]-[.C164]" office:value-type="float" office:value="0.0263974999999999" calcext:value-type="float">
            <text:p>0,0263975</text:p>
          </table:table-cell>
          <table:table-cell table:formula="of:=[.G164]-[.C164]" office:value-type="float" office:value="0.0263974999999999" calcext:value-type="float">
            <text:p>0,0263975</text:p>
          </table:table-cell>
          <table:table-cell table:formula="of:=[.J164]/[.I164]" office:value-type="float" office:value="1" calcext:value-type="float">
            <text:p>1</text:p>
          </table:table-cell>
          <table:table-cell table:formula="of:=[.D164]+[.H164]*[.K164]" office:value-type="float" office:value="-4.85" calcext:value-type="float">
            <text:p>-4,85</text:p>
          </table:table-cell>
        </table:table-row>
        <table:table-row table:style-name="ro1">
          <table:table-cell office:value-type="float" office:value="3.0244028" calcext:value-type="float">
            <text:p>3,0244028</text:p>
          </table:table-cell>
          <table:table-cell office:value-type="float" office:value="-4.85" calcext:value-type="float">
            <text:p>-4,85</text:p>
          </table:table-cell>
          <table:table-cell office:value-type="float" office:value="3.022" calcext:value-type="float">
            <text:p>3,022</text:p>
          </table:table-cell>
          <table:table-cell office:value-type="float" office:value="-4.557893" calcext:value-type="float">
            <text:p>-4,5578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65]-[.E165]" office:value-type="float" office:value="3.0244028" calcext:value-type="float">
            <text:p>3,0244028</text:p>
          </table:table-cell>
          <table:table-cell table:formula="of:=[.B165]-[.D165]" office:value-type="float" office:value="-0.292107" calcext:value-type="float">
            <text:p>-0,292107</text:p>
          </table:table-cell>
          <table:table-cell table:formula="of:=[.A165]-[.C165]" office:value-type="float" office:value="0.00240280000000004" calcext:value-type="float">
            <text:p>0,0024028</text:p>
          </table:table-cell>
          <table:table-cell table:formula="of:=[.G165]-[.C165]" office:value-type="float" office:value="0.00240280000000004" calcext:value-type="float">
            <text:p>0,0024028</text:p>
          </table:table-cell>
          <table:table-cell table:formula="of:=[.J165]/[.I165]" office:value-type="float" office:value="1" calcext:value-type="float">
            <text:p>1</text:p>
          </table:table-cell>
          <table:table-cell table:formula="of:=[.D165]+[.H165]*[.K165]" office:value-type="float" office:value="-4.85" calcext:value-type="float">
            <text:p>-4,85</text:p>
          </table:table-cell>
        </table:table-row>
        <table:table-row table:style-name="ro1">
          <table:table-cell office:value-type="float" office:value="3.0269097" calcext:value-type="float">
            <text:p>3,0269097</text:p>
          </table:table-cell>
          <table:table-cell office:value-type="float" office:value="-4.7" calcext:value-type="float">
            <text:p>-4,7</text:p>
          </table:table-cell>
          <table:table-cell office:value-type="float" office:value="3.024" calcext:value-type="float">
            <text:p>3,024</text:p>
          </table:table-cell>
          <table:table-cell office:value-type="float" office:value="-5.142107" calcext:value-type="float">
            <text:p>-5,142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66]-[.E166]" office:value-type="float" office:value="3.0269097" calcext:value-type="float">
            <text:p>3,0269097</text:p>
          </table:table-cell>
          <table:table-cell table:formula="of:=[.B166]-[.D166]" office:value-type="float" office:value="0.442107" calcext:value-type="float">
            <text:p>0,442107</text:p>
          </table:table-cell>
          <table:table-cell table:formula="of:=[.A166]-[.C166]" office:value-type="float" office:value="0.00290970000000002" calcext:value-type="float">
            <text:p>0,0029097</text:p>
          </table:table-cell>
          <table:table-cell table:formula="of:=[.G166]-[.C166]" office:value-type="float" office:value="0.00290970000000002" calcext:value-type="float">
            <text:p>0,0029097</text:p>
          </table:table-cell>
          <table:table-cell table:formula="of:=[.J166]/[.I166]" office:value-type="float" office:value="1" calcext:value-type="float">
            <text:p>1</text:p>
          </table:table-cell>
          <table:table-cell table:formula="of:=[.D166]+[.H166]*[.K166]" office:value-type="float" office:value="-4.7" calcext:value-type="float">
            <text:p>-4,7</text:p>
          </table:table-cell>
        </table:table-row>
        <table:table-row table:style-name="ro1">
          <table:table-cell office:value-type="float" office:value="3.0564885" calcext:value-type="float">
            <text:p>3,0564885</text:p>
          </table:table-cell>
          <table:table-cell office:value-type="float" office:value="-4.4" calcext:value-type="float">
            <text:p>-4,4</text:p>
          </table:table-cell>
          <table:table-cell office:value-type="float" office:value="3.027" calcext:value-type="float">
            <text:p>3,027</text:p>
          </table:table-cell>
          <table:table-cell office:value-type="float" office:value="-4.257893" calcext:value-type="float">
            <text:p>-4,2578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67]-[.E167]" office:value-type="float" office:value="3.0564885" calcext:value-type="float">
            <text:p>3,0564885</text:p>
          </table:table-cell>
          <table:table-cell table:formula="of:=[.B167]-[.D167]" office:value-type="float" office:value="-0.142107" calcext:value-type="float">
            <text:p>-0,142107</text:p>
          </table:table-cell>
          <table:table-cell table:formula="of:=[.A167]-[.C167]" office:value-type="float" office:value="0.0294884999999998" calcext:value-type="float">
            <text:p>0,0294885</text:p>
          </table:table-cell>
          <table:table-cell table:formula="of:=[.G167]-[.C167]" office:value-type="float" office:value="0.0294884999999998" calcext:value-type="float">
            <text:p>0,0294885</text:p>
          </table:table-cell>
          <table:table-cell table:formula="of:=[.J167]/[.I167]" office:value-type="float" office:value="1" calcext:value-type="float">
            <text:p>1</text:p>
          </table:table-cell>
          <table:table-cell table:formula="of:=[.D167]+[.H167]*[.K167]" office:value-type="float" office:value="-4.4" calcext:value-type="float">
            <text:p>-4,4</text:p>
          </table:table-cell>
        </table:table-row>
        <table:table-row table:style-name="ro1">
          <table:table-cell office:value-type="float" office:value="3.0584944" calcext:value-type="float">
            <text:p>3,0584944</text:p>
          </table:table-cell>
          <table:table-cell office:value-type="float" office:value="-4.4" calcext:value-type="float">
            <text:p>-4,4</text:p>
          </table:table-cell>
          <table:table-cell office:value-type="float" office:value="3.056" calcext:value-type="float">
            <text:p>3,056</text:p>
          </table:table-cell>
          <table:table-cell office:value-type="float" office:value="-4.542106" calcext:value-type="float">
            <text:p>-4,542106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6985046" calcext:value-type="float">
            <text:p>0,6985046</text:p>
          </table:table-cell>
          <table:table-cell table:formula="of:=[.A168]-[.E168]" office:value-type="float" office:value="3.05774235" calcext:value-type="float">
            <text:p>3,05774235</text:p>
          </table:table-cell>
          <table:table-cell table:formula="of:=[.B168]-[.D168]" office:value-type="float" office:value="0.142106" calcext:value-type="float">
            <text:p>0,142106</text:p>
          </table:table-cell>
          <table:table-cell table:formula="of:=[.A168]-[.C168]" office:value-type="float" office:value="0.00249439999999979" calcext:value-type="float">
            <text:p>0,0024944</text:p>
          </table:table-cell>
          <table:table-cell table:formula="of:=[.G168]-[.C168]" office:value-type="float" office:value="0.00174234999999978" calcext:value-type="float">
            <text:p>0,00174235</text:p>
          </table:table-cell>
          <table:table-cell table:formula="of:=[.J168]/[.I168]" office:value-type="float" office:value="0.698504650416906" calcext:value-type="float">
            <text:p>0,6985046504</text:p>
          </table:table-cell>
          <table:table-cell table:formula="of:=[.D168]+[.H168]*[.K168]" office:value-type="float" office:value="-4.44284429814786" calcext:value-type="float">
            <text:p>-4,4428442981</text:p>
          </table:table-cell>
        </table:table-row>
        <table:table-row table:style-name="ro1">
          <table:table-cell office:value-type="float" office:value="3.0610008" calcext:value-type="float">
            <text:p>3,0610008</text:p>
          </table:table-cell>
          <table:table-cell office:value-type="float" office:value="-4.25" calcext:value-type="float">
            <text:p>-4,25</text:p>
          </table:table-cell>
          <table:table-cell office:value-type="float" office:value="3.058" calcext:value-type="float">
            <text:p>3,058</text:p>
          </table:table-cell>
          <table:table-cell office:value-type="float" office:value="-4.300737" calcext:value-type="float">
            <text:p>-4,300737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7493835" calcext:value-type="float">
            <text:p>0,7493835</text:p>
          </table:table-cell>
          <table:table-cell table:formula="of:=[.A169]-[.E169]" office:value-type="float" office:value="3.06024875" calcext:value-type="float">
            <text:p>3,06024875</text:p>
          </table:table-cell>
          <table:table-cell table:formula="of:=[.B169]-[.D169]" office:value-type="float" office:value="0.0507369999999998" calcext:value-type="float">
            <text:p>0,050737</text:p>
          </table:table-cell>
          <table:table-cell table:formula="of:=[.A169]-[.C169]" office:value-type="float" office:value="0.00300080000000014" calcext:value-type="float">
            <text:p>0,0030008</text:p>
          </table:table-cell>
          <table:table-cell table:formula="of:=[.G169]-[.C169]" office:value-type="float" office:value="0.00224875000000013" calcext:value-type="float">
            <text:p>0,00224875</text:p>
          </table:table-cell>
          <table:table-cell table:formula="of:=[.J169]/[.I169]" office:value-type="float" office:value="0.749383497733948" calcext:value-type="float">
            <text:p>0,7493834977</text:p>
          </table:table-cell>
          <table:table-cell table:formula="of:=[.D169]+[.H169]*[.K169]" office:value-type="float" office:value="-4.26271552947547" calcext:value-type="float">
            <text:p>-4,2627155295</text:p>
          </table:table-cell>
        </table:table-row>
        <table:table-row table:style-name="ro1">
          <table:table-cell office:value-type="float" office:value="3.0620038" calcext:value-type="float">
            <text:p>3,0620038</text:p>
          </table:table-cell>
          <table:table-cell office:value-type="float" office:value="-4.25" calcext:value-type="float">
            <text:p>-4,25</text:p>
          </table:table-cell>
          <table:table-cell office:value-type="float" office:value="3.06" calcext:value-type="float">
            <text:p>3,06</text:p>
          </table:table-cell>
          <table:table-cell office:value-type="float" office:value="-4.211977" calcext:value-type="float">
            <text:p>-4,211977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8749377" calcext:value-type="float">
            <text:p>0,8749377</text:p>
          </table:table-cell>
          <table:table-cell table:formula="of:=[.A170]-[.E170]" office:value-type="float" office:value="3.0617532" calcext:value-type="float">
            <text:p>3,0617532</text:p>
          </table:table-cell>
          <table:table-cell table:formula="of:=[.B170]-[.D170]" office:value-type="float" office:value="-0.0380229999999999" calcext:value-type="float">
            <text:p>-0,038023</text:p>
          </table:table-cell>
          <table:table-cell table:formula="of:=[.A170]-[.C170]" office:value-type="float" office:value="0.00200379999999978" calcext:value-type="float">
            <text:p>0,0020038</text:p>
          </table:table-cell>
          <table:table-cell table:formula="of:=[.G170]-[.C170]" office:value-type="float" office:value="0.00175319999999957" calcext:value-type="float">
            <text:p>0,0017532</text:p>
          </table:table-cell>
          <table:table-cell table:formula="of:=[.J170]/[.I170]" office:value-type="float" office:value="0.874937618524683" calcext:value-type="float">
            <text:p>0,8749376185</text:p>
          </table:table-cell>
          <table:table-cell table:formula="of:=[.D170]+[.H170]*[.K170]" office:value-type="float" office:value="-4.24524475306916" calcext:value-type="float">
            <text:p>-4,2452447531</text:p>
          </table:table-cell>
        </table:table-row>
        <table:table-row table:style-name="ro1">
          <table:table-cell office:value-type="float" office:value="3.0625049" calcext:value-type="float">
            <text:p>3,0625049</text:p>
          </table:table-cell>
          <table:table-cell office:value-type="float" office:value="-4.25" calcext:value-type="float">
            <text:p>-4,25</text:p>
          </table:table-cell>
          <table:table-cell office:value-type="float" office:value="3.062" calcext:value-type="float">
            <text:p>3,062</text:p>
          </table:table-cell>
          <table:table-cell office:value-type="float" office:value="-4.283267" calcext:value-type="float">
            <text:p>-4,283267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5036641" calcext:value-type="float">
            <text:p>0,5036641</text:p>
          </table:table-cell>
          <table:table-cell table:formula="of:=[.A171]-[.E171]" office:value-type="float" office:value="3.0622543" calcext:value-type="float">
            <text:p>3,0622543</text:p>
          </table:table-cell>
          <table:table-cell table:formula="of:=[.B171]-[.D171]" office:value-type="float" office:value="0.0332670000000004" calcext:value-type="float">
            <text:p>0,033267</text:p>
          </table:table-cell>
          <table:table-cell table:formula="of:=[.A171]-[.C171]" office:value-type="float" office:value="0.000504900000000141" calcext:value-type="float">
            <text:p>0,0005049</text:p>
          </table:table-cell>
          <table:table-cell table:formula="of:=[.G171]-[.C171]" office:value-type="float" office:value="0.00025429999999993" calcext:value-type="float">
            <text:p>0,0002543</text:p>
          </table:table-cell>
          <table:table-cell table:formula="of:=[.J171]/[.I171]" office:value-type="float" office:value="0.503664091899106" calcext:value-type="float">
            <text:p>0,5036640919</text:p>
          </table:table-cell>
          <table:table-cell table:formula="of:=[.D171]+[.H171]*[.K171]" office:value-type="float" office:value="-4.26651160665479" calcext:value-type="float">
            <text:p>-4,2665116067</text:p>
          </table:table-cell>
        </table:table-row>
        <table:table-row table:style-name="ro1">
          <table:table-cell office:value-type="float" office:value="3.0630069" calcext:value-type="float">
            <text:p>3,0630069</text:p>
          </table:table-cell>
          <table:table-cell office:value-type="float" office:value="-4.25" calcext:value-type="float">
            <text:p>-4,25</text:p>
          </table:table-cell>
          <table:table-cell office:value-type="float" office:value="3.062" calcext:value-type="float">
            <text:p>3,062</text:p>
          </table:table-cell>
          <table:table-cell office:value-type="float" office:value="-4.233244" calcext:value-type="float">
            <text:p>-4,2332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72]-[.E172]" office:value-type="float" office:value="3.0630069" calcext:value-type="float">
            <text:p>3,0630069</text:p>
          </table:table-cell>
          <table:table-cell table:formula="of:=[.B172]-[.D172]" office:value-type="float" office:value="-0.016756" calcext:value-type="float">
            <text:p>-0,016756</text:p>
          </table:table-cell>
          <table:table-cell table:formula="of:=[.A172]-[.C172]" office:value-type="float" office:value="0.00100690000000014" calcext:value-type="float">
            <text:p>0,0010069</text:p>
          </table:table-cell>
          <table:table-cell table:formula="of:=[.G172]-[.C172]" office:value-type="float" office:value="0.00100690000000014" calcext:value-type="float">
            <text:p>0,0010069</text:p>
          </table:table-cell>
          <table:table-cell table:formula="of:=[.J172]/[.I172]" office:value-type="float" office:value="1" calcext:value-type="float">
            <text:p>1</text:p>
          </table:table-cell>
          <table:table-cell table:formula="of:=[.D172]+[.H172]*[.K172]" office:value-type="float" office:value="-4.25" calcext:value-type="float">
            <text:p>-4,25</text:p>
          </table:table-cell>
        </table:table-row>
        <table:table-row table:style-name="ro1">
          <table:table-cell office:value-type="float" office:value="3.0908364" calcext:value-type="float">
            <text:p>3,0908364</text:p>
          </table:table-cell>
          <table:table-cell office:value-type="float" office:value="-3.949999" calcext:value-type="float">
            <text:p>-3,949999</text:p>
          </table:table-cell>
          <table:table-cell office:value-type="float" office:value="3.063" calcext:value-type="float">
            <text:p>3,063</text:p>
          </table:table-cell>
          <table:table-cell office:value-type="float" office:value="-4.266755" calcext:value-type="float">
            <text:p>-4,2667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73]-[.E173]" office:value-type="float" office:value="3.0908364" calcext:value-type="float">
            <text:p>3,0908364</text:p>
          </table:table-cell>
          <table:table-cell table:formula="of:=[.B173]-[.D173]" office:value-type="float" office:value="0.316756" calcext:value-type="float">
            <text:p>0,316756</text:p>
          </table:table-cell>
          <table:table-cell table:formula="of:=[.A173]-[.C173]" office:value-type="float" office:value="0.0278364" calcext:value-type="float">
            <text:p>0,0278364</text:p>
          </table:table-cell>
          <table:table-cell table:formula="of:=[.G173]-[.C173]" office:value-type="float" office:value="0.0278364" calcext:value-type="float">
            <text:p>0,0278364</text:p>
          </table:table-cell>
          <table:table-cell table:formula="of:=[.J173]/[.I173]" office:value-type="float" office:value="1" calcext:value-type="float">
            <text:p>1</text:p>
          </table:table-cell>
          <table:table-cell table:formula="of:=[.D173]+[.H173]*[.K173]" office:value-type="float" office:value="-3.949999" calcext:value-type="float">
            <text:p>-3,949999</text:p>
          </table:table-cell>
        </table:table-row>
        <table:table-row table:style-name="ro1">
          <table:table-cell office:value-type="float" office:value="3.0923399" calcext:value-type="float">
            <text:p>3,0923399</text:p>
          </table:table-cell>
          <table:table-cell office:value-type="float" office:value="-3.949999" calcext:value-type="float">
            <text:p>-3,949999</text:p>
          </table:table-cell>
          <table:table-cell office:value-type="float" office:value="3.091" calcext:value-type="float">
            <text:p>3,091</text:p>
          </table:table-cell>
          <table:table-cell office:value-type="float" office:value="-3.633244" calcext:value-type="float">
            <text:p>-3,633244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625793" calcext:value-type="float">
            <text:p>0,625793</text:p>
          </table:table-cell>
          <table:table-cell table:formula="of:=[.A174]-[.E174]" office:value-type="float" office:value="3.0918385" calcext:value-type="float">
            <text:p>3,0918385</text:p>
          </table:table-cell>
          <table:table-cell table:formula="of:=[.B174]-[.D174]" office:value-type="float" office:value="-0.316755" calcext:value-type="float">
            <text:p>-0,316755</text:p>
          </table:table-cell>
          <table:table-cell table:formula="of:=[.A174]-[.C174]" office:value-type="float" office:value="0.00133989999999962" calcext:value-type="float">
            <text:p>0,0013399</text:p>
          </table:table-cell>
          <table:table-cell table:formula="of:=[.G174]-[.C174]" office:value-type="float" office:value="0.00083849999999952" calcext:value-type="float">
            <text:p>0,0008385</text:p>
          </table:table-cell>
          <table:table-cell table:formula="of:=[.J174]/[.I174]" office:value-type="float" office:value="0.62579296962442" calcext:value-type="float">
            <text:p>0,6257929696</text:p>
          </table:table-cell>
          <table:table-cell table:formula="of:=[.D174]+[.H174]*[.K174]" office:value-type="float" office:value="-3.83146705209338" calcext:value-type="float">
            <text:p>-3,8314670521</text:p>
          </table:table-cell>
        </table:table-row>
        <table:table-row table:style-name="ro1">
          <table:table-cell office:value-type="float" office:value="3.0943455" calcext:value-type="float">
            <text:p>3,0943455</text:p>
          </table:table-cell>
          <table:table-cell office:value-type="float" office:value="-3.799999" calcext:value-type="float">
            <text:p>-3,799999</text:p>
          </table:table-cell>
          <table:table-cell office:value-type="float" office:value="3.092" calcext:value-type="float">
            <text:p>3,092</text:p>
          </table:table-cell>
          <table:table-cell office:value-type="float" office:value="-4.148223" calcext:value-type="float">
            <text:p>-4,148223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786229" calcext:value-type="float">
            <text:p>0,786229</text:p>
          </table:table-cell>
          <table:table-cell table:formula="of:=[.A175]-[.E175]" office:value-type="float" office:value="3.0938441" calcext:value-type="float">
            <text:p>3,0938441</text:p>
          </table:table-cell>
          <table:table-cell table:formula="of:=[.B175]-[.D175]" office:value-type="float" office:value="0.348224" calcext:value-type="float">
            <text:p>0,348224</text:p>
          </table:table-cell>
          <table:table-cell table:formula="of:=[.A175]-[.C175]" office:value-type="float" office:value="0.00234550000000011" calcext:value-type="float">
            <text:p>0,0023455</text:p>
          </table:table-cell>
          <table:table-cell table:formula="of:=[.G175]-[.C175]" office:value-type="float" office:value="0.00184410000000002" calcext:value-type="float">
            <text:p>0,0018441</text:p>
          </table:table-cell>
          <table:table-cell table:formula="of:=[.J175]/[.I175]" office:value-type="float" office:value="0.786228949051344" calcext:value-type="float">
            <text:p>0,7862289491</text:p>
          </table:table-cell>
          <table:table-cell table:formula="of:=[.D175]+[.H175]*[.K175]" office:value-type="float" office:value="-3.87443921044554" calcext:value-type="float">
            <text:p>-3,8744392104</text:p>
          </table:table-cell>
        </table:table-row>
        <table:table-row table:style-name="ro1">
          <table:table-cell office:value-type="float" office:value="3.0963504" calcext:value-type="float">
            <text:p>3,0963504</text:p>
          </table:table-cell>
          <table:table-cell office:value-type="float" office:value="-3.799999" calcext:value-type="float">
            <text:p>-3,799999</text:p>
          </table:table-cell>
          <table:table-cell office:value-type="float" office:value="3.094" calcext:value-type="float">
            <text:p>3,094</text:p>
          </table:table-cell>
          <table:table-cell office:value-type="float" office:value="-3.526216" calcext:value-type="float">
            <text:p>-3,526216</text:p>
          </table:table-cell>
          <table:table-cell office:value-type="float" office:value="0.00100245" calcext:value-type="float">
            <text:p>0,00100245</text:p>
          </table:table-cell>
          <table:table-cell office:value-type="float" office:value="0.5734981" calcext:value-type="float">
            <text:p>0,5734981</text:p>
          </table:table-cell>
          <table:table-cell table:formula="of:=[.A176]-[.E176]" office:value-type="float" office:value="3.09534795" calcext:value-type="float">
            <text:p>3,09534795</text:p>
          </table:table-cell>
          <table:table-cell table:formula="of:=[.B176]-[.D176]" office:value-type="float" office:value="-0.273783" calcext:value-type="float">
            <text:p>-0,273783</text:p>
          </table:table-cell>
          <table:table-cell table:formula="of:=[.A176]-[.C176]" office:value-type="float" office:value="0.00235040000000009" calcext:value-type="float">
            <text:p>0,0023504</text:p>
          </table:table-cell>
          <table:table-cell table:formula="of:=[.G176]-[.C176]" office:value-type="float" office:value="0.00134794999999999" calcext:value-type="float">
            <text:p>0,00134795</text:p>
          </table:table-cell>
          <table:table-cell table:formula="of:=[.J176]/[.I176]" office:value-type="float" office:value="0.57349812797819" calcext:value-type="float">
            <text:p>0,573498128</text:p>
          </table:table-cell>
          <table:table-cell table:formula="of:=[.D176]+[.H176]*[.K176]" office:value-type="float" office:value="-3.68323003797225" calcext:value-type="float">
            <text:p>-3,683230038</text:p>
          </table:table-cell>
        </table:table-row>
        <table:table-row table:style-name="ro1">
          <table:table-cell office:value-type="float" office:value="3.0973532" calcext:value-type="float">
            <text:p>3,0973532</text:p>
          </table:table-cell>
          <table:table-cell office:value-type="float" office:value="-3.799999" calcext:value-type="float">
            <text:p>-3,799999</text:p>
          </table:table-cell>
          <table:table-cell office:value-type="float" office:value="3.095" calcext:value-type="float">
            <text:p>3,095</text:p>
          </table:table-cell>
          <table:table-cell office:value-type="float" office:value="-3.957014" calcext:value-type="float">
            <text:p>-3,957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77]-[.E177]" office:value-type="float" office:value="3.0973532" calcext:value-type="float">
            <text:p>3,0973532</text:p>
          </table:table-cell>
          <table:table-cell table:formula="of:=[.B177]-[.D177]" office:value-type="float" office:value="0.157015" calcext:value-type="float">
            <text:p>0,157015</text:p>
          </table:table-cell>
          <table:table-cell table:formula="of:=[.A177]-[.C177]" office:value-type="float" office:value="0.00235319999999994" calcext:value-type="float">
            <text:p>0,0023532</text:p>
          </table:table-cell>
          <table:table-cell table:formula="of:=[.G177]-[.C177]" office:value-type="float" office:value="0.00235319999999994" calcext:value-type="float">
            <text:p>0,0023532</text:p>
          </table:table-cell>
          <table:table-cell table:formula="of:=[.J177]/[.I177]" office:value-type="float" office:value="1" calcext:value-type="float">
            <text:p>1</text:p>
          </table:table-cell>
          <table:table-cell table:formula="of:=[.D177]+[.H177]*[.K177]" office:value-type="float" office:value="-3.799999" calcext:value-type="float">
            <text:p>-3,799999</text:p>
          </table:table-cell>
        </table:table-row>
        <table:table-row table:style-name="ro1">
          <table:table-cell office:value-type="float" office:value="3.0973532" calcext:value-type="float">
            <text:p>3,0973532</text:p>
          </table:table-cell>
          <table:table-cell office:value-type="float" office:value="-3.799999" calcext:value-type="float">
            <text:p>-3,799999</text:p>
          </table:table-cell>
          <table:table-cell office:value-type="float" office:value="3.097" calcext:value-type="float">
            <text:p>3,097</text:p>
          </table:table-cell>
          <table:table-cell office:value-type="float" office:value="-3.642985" calcext:value-type="float">
            <text:p>-3,6429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78]-[.E178]" office:value-type="float" office:value="3.0973532" calcext:value-type="float">
            <text:p>3,0973532</text:p>
          </table:table-cell>
          <table:table-cell table:formula="of:=[.B178]-[.D178]" office:value-type="float" office:value="-0.157014" calcext:value-type="float">
            <text:p>-0,157014</text:p>
          </table:table-cell>
          <table:table-cell table:formula="of:=[.A178]-[.C178]" office:value-type="float" office:value="0.000353200000000164" calcext:value-type="float">
            <text:p>0,0003532</text:p>
          </table:table-cell>
          <table:table-cell table:formula="of:=[.G178]-[.C178]" office:value-type="float" office:value="0.000353200000000164" calcext:value-type="float">
            <text:p>0,0003532</text:p>
          </table:table-cell>
          <table:table-cell table:formula="of:=[.J178]/[.I178]" office:value-type="float" office:value="1" calcext:value-type="float">
            <text:p>1</text:p>
          </table:table-cell>
          <table:table-cell table:formula="of:=[.D178]+[.H178]*[.K178]" office:value-type="float" office:value="-3.799999" calcext:value-type="float">
            <text:p>-3,799999</text:p>
          </table:table-cell>
        </table:table-row>
        <table:table-row table:style-name="ro1">
          <table:table-cell office:value-type="float" office:value="3.0983575" calcext:value-type="float">
            <text:p>3,0983575</text:p>
          </table:table-cell>
          <table:table-cell office:value-type="float" office:value="-3.799999" calcext:value-type="float">
            <text:p>-3,799999</text:p>
          </table:table-cell>
          <table:table-cell office:value-type="float" office:value="3.097" calcext:value-type="float">
            <text:p>3,097</text:p>
          </table:table-cell>
          <table:table-cell office:value-type="float" office:value="-3.957014" calcext:value-type="float">
            <text:p>-3,957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79]-[.E179]" office:value-type="float" office:value="3.0983575" calcext:value-type="float">
            <text:p>3,0983575</text:p>
          </table:table-cell>
          <table:table-cell table:formula="of:=[.B179]-[.D179]" office:value-type="float" office:value="0.157015" calcext:value-type="float">
            <text:p>0,157015</text:p>
          </table:table-cell>
          <table:table-cell table:formula="of:=[.A179]-[.C179]" office:value-type="float" office:value="0.00135750000000012" calcext:value-type="float">
            <text:p>0,0013575</text:p>
          </table:table-cell>
          <table:table-cell table:formula="of:=[.G179]-[.C179]" office:value-type="float" office:value="0.00135750000000012" calcext:value-type="float">
            <text:p>0,0013575</text:p>
          </table:table-cell>
          <table:table-cell table:formula="of:=[.J179]/[.I179]" office:value-type="float" office:value="1" calcext:value-type="float">
            <text:p>1</text:p>
          </table:table-cell>
          <table:table-cell table:formula="of:=[.D179]+[.H179]*[.K179]" office:value-type="float" office:value="-3.799999" calcext:value-type="float">
            <text:p>-3,799999</text:p>
          </table:table-cell>
        </table:table-row>
        <table:table-row table:style-name="ro1">
          <table:table-cell office:value-type="float" office:value="3.124431" calcext:value-type="float">
            <text:p>3,124431</text:p>
          </table:table-cell>
          <table:table-cell office:value-type="float" office:value="-3.499999" calcext:value-type="float">
            <text:p>-3,499999</text:p>
          </table:table-cell>
          <table:table-cell office:value-type="float" office:value="3.098" calcext:value-type="float">
            <text:p>3,098</text:p>
          </table:table-cell>
          <table:table-cell office:value-type="float" office:value="-3.642985" calcext:value-type="float">
            <text:p>-3,642985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9810393" calcext:value-type="float">
            <text:p>0,9810393</text:p>
          </table:table-cell>
          <table:table-cell table:formula="of:=[.A180]-[.E180]" office:value-type="float" office:value="3.12392985" calcext:value-type="float">
            <text:p>3,12392985</text:p>
          </table:table-cell>
          <table:table-cell table:formula="of:=[.B180]-[.D180]" office:value-type="float" office:value="0.142986" calcext:value-type="float">
            <text:p>0,142986</text:p>
          </table:table-cell>
          <table:table-cell table:formula="of:=[.A180]-[.C180]" office:value-type="float" office:value="0.0264310000000001" calcext:value-type="float">
            <text:p>0,026431</text:p>
          </table:table-cell>
          <table:table-cell table:formula="of:=[.G180]-[.C180]" office:value-type="float" office:value="0.0259298500000003" calcext:value-type="float">
            <text:p>0,02592985</text:p>
          </table:table-cell>
          <table:table-cell table:formula="of:=[.J180]/[.I180]" office:value-type="float" office:value="0.981039309901258" calcext:value-type="float">
            <text:p>0,9810393099</text:p>
          </table:table-cell>
          <table:table-cell table:formula="of:=[.D180]+[.H180]*[.K180]" office:value-type="float" office:value="-3.50271011323446" calcext:value-type="float">
            <text:p>-3,5027101132</text:p>
          </table:table-cell>
        </table:table-row>
        <table:table-row table:style-name="ro1">
          <table:table-cell office:value-type="float" office:value="3.1264369" calcext:value-type="float">
            <text:p>3,1264369</text:p>
          </table:table-cell>
          <table:table-cell office:value-type="float" office:value="-3.349999" calcext:value-type="float">
            <text:p>-3,349999</text:p>
          </table:table-cell>
          <table:table-cell office:value-type="float" office:value="3.124" calcext:value-type="float">
            <text:p>3,124</text:p>
          </table:table-cell>
          <table:table-cell office:value-type="float" office:value="-3.359724" calcext:value-type="float">
            <text:p>-3,359724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7943494" calcext:value-type="float">
            <text:p>0,7943494</text:p>
          </table:table-cell>
          <table:table-cell table:formula="of:=[.A181]-[.E181]" office:value-type="float" office:value="3.12593575" calcext:value-type="float">
            <text:p>3,12593575</text:p>
          </table:table-cell>
          <table:table-cell table:formula="of:=[.B181]-[.D181]" office:value-type="float" office:value="0.00972499999999998" calcext:value-type="float">
            <text:p>0,009725</text:p>
          </table:table-cell>
          <table:table-cell table:formula="of:=[.A181]-[.C181]" office:value-type="float" office:value="0.00243689999999974" calcext:value-type="float">
            <text:p>0,0024369</text:p>
          </table:table-cell>
          <table:table-cell table:formula="of:=[.G181]-[.C181]" office:value-type="float" office:value="0.0019357499999999" calcext:value-type="float">
            <text:p>0,00193575</text:p>
          </table:table-cell>
          <table:table-cell table:formula="of:=[.J181]/[.I181]" office:value-type="float" office:value="0.794349378308551" calcext:value-type="float">
            <text:p>0,7943493783</text:p>
          </table:table-cell>
          <table:table-cell table:formula="of:=[.D181]+[.H181]*[.K181]" office:value-type="float" office:value="-3.35199895229595" calcext:value-type="float">
            <text:p>-3,3519989523</text:p>
          </table:table-cell>
        </table:table-row>
        <table:table-row table:style-name="ro1">
          <table:table-cell office:value-type="float" office:value="3.1289435" calcext:value-type="float">
            <text:p>3,1289435</text:p>
          </table:table-cell>
          <table:table-cell office:value-type="float" office:value="-3.349999" calcext:value-type="float">
            <text:p>-3,349999</text:p>
          </table:table-cell>
          <table:table-cell office:value-type="float" office:value="3.126" calcext:value-type="float">
            <text:p>3,126</text:p>
          </table:table-cell>
          <table:table-cell office:value-type="float" office:value="-3.342274" calcext:value-type="float">
            <text:p>-3,342274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6594021" calcext:value-type="float">
            <text:p>0,6594021</text:p>
          </table:table-cell>
          <table:table-cell table:formula="of:=[.A182]-[.E182]" office:value-type="float" office:value="3.12794095" calcext:value-type="float">
            <text:p>3,12794095</text:p>
          </table:table-cell>
          <table:table-cell table:formula="of:=[.B182]-[.D182]" office:value-type="float" office:value="-0.0077250000000002" calcext:value-type="float">
            <text:p>-0,007725</text:p>
          </table:table-cell>
          <table:table-cell table:formula="of:=[.A182]-[.C182]" office:value-type="float" office:value="0.00294350000000021" calcext:value-type="float">
            <text:p>0,0029435</text:p>
          </table:table-cell>
          <table:table-cell table:formula="of:=[.G182]-[.C182]" office:value-type="float" office:value="0.00194095000000027" calcext:value-type="float">
            <text:p>0,00194095</text:p>
          </table:table-cell>
          <table:table-cell table:formula="of:=[.J182]/[.I182]" office:value-type="float" office:value="0.65940207236288" calcext:value-type="float">
            <text:p>0,6594020724</text:p>
          </table:table-cell>
          <table:table-cell table:formula="of:=[.D182]+[.H182]*[.K182]" office:value-type="float" office:value="-3.347367881009" calcext:value-type="float">
            <text:p>-3,347367881</text:p>
          </table:table-cell>
        </table:table-row>
        <table:table-row table:style-name="ro1">
          <table:table-cell office:value-type="float" office:value="3.1299463" calcext:value-type="float">
            <text:p>3,1299463</text:p>
          </table:table-cell>
          <table:table-cell office:value-type="float" office:value="-3.349999" calcext:value-type="float">
            <text:p>-3,349999</text:p>
          </table:table-cell>
          <table:table-cell office:value-type="float" office:value="3.128" calcext:value-type="float">
            <text:p>3,128</text:p>
          </table:table-cell>
          <table:table-cell office:value-type="float" office:value="-3.355093" calcext:value-type="float">
            <text:p>-3,355093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4848944" calcext:value-type="float">
            <text:p>0,4848944</text:p>
          </table:table-cell>
          <table:table-cell table:formula="of:=[.A183]-[.E183]" office:value-type="float" office:value="3.12894375" calcext:value-type="float">
            <text:p>3,12894375</text:p>
          </table:table-cell>
          <table:table-cell table:formula="of:=[.B183]-[.D183]" office:value-type="float" office:value="0.00509400000000015" calcext:value-type="float">
            <text:p>0,005094</text:p>
          </table:table-cell>
          <table:table-cell table:formula="of:=[.A183]-[.C183]" office:value-type="float" office:value="0.00194629999999973" calcext:value-type="float">
            <text:p>0,0019463</text:p>
          </table:table-cell>
          <table:table-cell table:formula="of:=[.G183]-[.C183]" office:value-type="float" office:value="0.000943749999999799" calcext:value-type="float">
            <text:p>0,00094375</text:p>
          </table:table-cell>
          <table:table-cell table:formula="of:=[.J183]/[.I183]" office:value-type="float" office:value="0.484894415043892" calcext:value-type="float">
            <text:p>0,484894415</text:p>
          </table:table-cell>
          <table:table-cell table:formula="of:=[.D183]+[.H183]*[.K183]" office:value-type="float" office:value="-3.35262294784977" calcext:value-type="float">
            <text:p>-3,3526229478</text:p>
          </table:table-cell>
        </table:table-row>
        <table:table-row table:style-name="ro1">
          <table:table-cell office:value-type="float" office:value="3.1304476" calcext:value-type="float">
            <text:p>3,1304476</text:p>
          </table:table-cell>
          <table:table-cell office:value-type="float" office:value="-3.349999" calcext:value-type="float">
            <text:p>-3,349999</text:p>
          </table:table-cell>
          <table:table-cell office:value-type="float" office:value="3.129" calcext:value-type="float">
            <text:p>3,129</text:p>
          </table:table-cell>
          <table:table-cell office:value-type="float" office:value="-3.347529" calcext:value-type="float">
            <text:p>-3,347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84]-[.E184]" office:value-type="float" office:value="3.1304476" calcext:value-type="float">
            <text:p>3,1304476</text:p>
          </table:table-cell>
          <table:table-cell table:formula="of:=[.B184]-[.D184]" office:value-type="float" office:value="-0.00247000000000019" calcext:value-type="float">
            <text:p>-0,00247</text:p>
          </table:table-cell>
          <table:table-cell table:formula="of:=[.A184]-[.C184]" office:value-type="float" office:value="0.0014476000000001" calcext:value-type="float">
            <text:p>0,0014476</text:p>
          </table:table-cell>
          <table:table-cell table:formula="of:=[.G184]-[.C184]" office:value-type="float" office:value="0.0014476000000001" calcext:value-type="float">
            <text:p>0,0014476</text:p>
          </table:table-cell>
          <table:table-cell table:formula="of:=[.J184]/[.I184]" office:value-type="float" office:value="1" calcext:value-type="float">
            <text:p>1</text:p>
          </table:table-cell>
          <table:table-cell table:formula="of:=[.D184]+[.H184]*[.K184]" office:value-type="float" office:value="-3.349999" calcext:value-type="float">
            <text:p>-3,349999</text:p>
          </table:table-cell>
        </table:table-row>
        <table:table-row table:style-name="ro1">
          <table:table-cell office:value-type="float" office:value="3.158021" calcext:value-type="float">
            <text:p>3,158021</text:p>
          </table:table-cell>
          <table:table-cell office:value-type="float" office:value="-3.049999" calcext:value-type="float">
            <text:p>-3,049999</text:p>
          </table:table-cell>
          <table:table-cell office:value-type="float" office:value="3.13" calcext:value-type="float">
            <text:p>3,13</text:p>
          </table:table-cell>
          <table:table-cell office:value-type="float" office:value="-3.352469" calcext:value-type="float">
            <text:p>-3,3524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85]-[.E185]" office:value-type="float" office:value="3.158021" calcext:value-type="float">
            <text:p>3,158021</text:p>
          </table:table-cell>
          <table:table-cell table:formula="of:=[.B185]-[.D185]" office:value-type="float" office:value="0.30247" calcext:value-type="float">
            <text:p>0,30247</text:p>
          </table:table-cell>
          <table:table-cell table:formula="of:=[.A185]-[.C185]" office:value-type="float" office:value="0.0280210000000003" calcext:value-type="float">
            <text:p>0,028021</text:p>
          </table:table-cell>
          <table:table-cell table:formula="of:=[.G185]-[.C185]" office:value-type="float" office:value="0.0280210000000003" calcext:value-type="float">
            <text:p>0,028021</text:p>
          </table:table-cell>
          <table:table-cell table:formula="of:=[.J185]/[.I185]" office:value-type="float" office:value="1" calcext:value-type="float">
            <text:p>1</text:p>
          </table:table-cell>
          <table:table-cell table:formula="of:=[.D185]+[.H185]*[.K185]" office:value-type="float" office:value="-3.049999" calcext:value-type="float">
            <text:p>-3,049999</text:p>
          </table:table-cell>
        </table:table-row>
        <table:table-row table:style-name="ro1">
          <table:table-cell office:value-type="float" office:value="3.1590236" calcext:value-type="float">
            <text:p>3,1590236</text:p>
          </table:table-cell>
          <table:table-cell office:value-type="float" office:value="-3.049999" calcext:value-type="float">
            <text:p>-3,049999</text:p>
          </table:table-cell>
          <table:table-cell office:value-type="float" office:value="3.158" calcext:value-type="float">
            <text:p>3,158</text:p>
          </table:table-cell>
          <table:table-cell office:value-type="float" office:value="-2.747529" calcext:value-type="float">
            <text:p>-2,747529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55129" calcext:value-type="float">
            <text:p>0,755129</text:p>
          </table:table-cell>
          <table:table-cell table:formula="of:=[.A186]-[.E186]" office:value-type="float" office:value="3.15877295" calcext:value-type="float">
            <text:p>3,15877295</text:p>
          </table:table-cell>
          <table:table-cell table:formula="of:=[.B186]-[.D186]" office:value-type="float" office:value="-0.30247" calcext:value-type="float">
            <text:p>-0,30247</text:p>
          </table:table-cell>
          <table:table-cell table:formula="of:=[.A186]-[.C186]" office:value-type="float" office:value="0.0010235999999999" calcext:value-type="float">
            <text:p>0,0010236</text:p>
          </table:table-cell>
          <table:table-cell table:formula="of:=[.G186]-[.C186]" office:value-type="float" office:value="0.000772949999999995" calcext:value-type="float">
            <text:p>0,00077295</text:p>
          </table:table-cell>
          <table:table-cell table:formula="of:=[.J186]/[.I186]" office:value-type="float" office:value="0.755128956623748" calcext:value-type="float">
            <text:p>0,7551289566</text:p>
          </table:table-cell>
          <table:table-cell table:formula="of:=[.D186]+[.H186]*[.K186]" office:value-type="float" office:value="-2.97593285550999" calcext:value-type="float">
            <text:p>-2,9759328555</text:p>
          </table:table-cell>
        </table:table-row>
        <table:table-row table:style-name="ro1">
          <table:table-cell office:value-type="float" office:value="3.1595249" calcext:value-type="float">
            <text:p>3,1595249</text:p>
          </table:table-cell>
          <table:table-cell office:value-type="float" office:value="-3.049999" calcext:value-type="float">
            <text:p>-3,049999</text:p>
          </table:table-cell>
          <table:table-cell office:value-type="float" office:value="3.159" calcext:value-type="float">
            <text:p>3,159</text:p>
          </table:table-cell>
          <table:table-cell office:value-type="float" office:value="-3.278403" calcext:value-type="float">
            <text:p>-3,278403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5224805" calcext:value-type="float">
            <text:p>0,5224805</text:p>
          </table:table-cell>
          <table:table-cell table:formula="of:=[.A187]-[.E187]" office:value-type="float" office:value="3.15927425" calcext:value-type="float">
            <text:p>3,15927425</text:p>
          </table:table-cell>
          <table:table-cell table:formula="of:=[.B187]-[.D187]" office:value-type="float" office:value="0.228404" calcext:value-type="float">
            <text:p>0,228404</text:p>
          </table:table-cell>
          <table:table-cell table:formula="of:=[.A187]-[.C187]" office:value-type="float" office:value="0.000524900000000272" calcext:value-type="float">
            <text:p>0,0005249</text:p>
          </table:table-cell>
          <table:table-cell table:formula="of:=[.G187]-[.C187]" office:value-type="float" office:value="0.000274250000000364" calcext:value-type="float">
            <text:p>0,00027425</text:p>
          </table:table-cell>
          <table:table-cell table:formula="of:=[.J187]/[.I187]" office:value-type="float" office:value="0.52248047247137" calcext:value-type="float">
            <text:p>0,5224804725</text:p>
          </table:table-cell>
          <table:table-cell table:formula="of:=[.D187]+[.H187]*[.K187]" office:value-type="float" office:value="-3.15906637016565" calcext:value-type="float">
            <text:p>-3,1590663702</text:p>
          </table:table-cell>
        </table:table-row>
        <table:table-row table:style-name="ro1">
          <table:table-cell office:value-type="float" office:value="3.161531" calcext:value-type="float">
            <text:p>3,161531</text:p>
          </table:table-cell>
          <table:table-cell office:value-type="float" office:value="-2.899999" calcext:value-type="float">
            <text:p>-2,899999</text:p>
          </table:table-cell>
          <table:table-cell office:value-type="float" office:value="3.159" calcext:value-type="float">
            <text:p>3,159</text:p>
          </table:table-cell>
          <table:table-cell office:value-type="float" office:value="-2.930662" calcext:value-type="float">
            <text:p>-2,93066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00968" calcext:value-type="float">
            <text:p>0,900968</text:p>
          </table:table-cell>
          <table:table-cell table:formula="of:=[.A188]-[.E188]" office:value-type="float" office:value="3.16128035" calcext:value-type="float">
            <text:p>3,16128035</text:p>
          </table:table-cell>
          <table:table-cell table:formula="of:=[.B188]-[.D188]" office:value-type="float" office:value="0.0306629999999997" calcext:value-type="float">
            <text:p>0,030663</text:p>
          </table:table-cell>
          <table:table-cell table:formula="of:=[.A188]-[.C188]" office:value-type="float" office:value="0.00253100000000028" calcext:value-type="float">
            <text:p>0,002531</text:p>
          </table:table-cell>
          <table:table-cell table:formula="of:=[.G188]-[.C188]" office:value-type="float" office:value="0.00228035000000038" calcext:value-type="float">
            <text:p>0,00228035</text:p>
          </table:table-cell>
          <table:table-cell table:formula="of:=[.J188]/[.I188]" office:value-type="float" office:value="0.900967996839241" calcext:value-type="float">
            <text:p>0,9009679968</text:p>
          </table:table-cell>
          <table:table-cell table:formula="of:=[.D188]+[.H188]*[.K188]" office:value-type="float" office:value="-2.90303561831292" calcext:value-type="float">
            <text:p>-2,9030356183</text:p>
          </table:table-cell>
        </table:table-row>
        <table:table-row table:style-name="ro1">
          <table:table-cell office:value-type="float" office:value="3.1640368" calcext:value-type="float">
            <text:p>3,1640368</text:p>
          </table:table-cell>
          <table:table-cell office:value-type="float" office:value="-2.899999" calcext:value-type="float">
            <text:p>-2,899999</text:p>
          </table:table-cell>
          <table:table-cell office:value-type="float" office:value="3.161" calcext:value-type="float">
            <text:p>3,161</text:p>
          </table:table-cell>
          <table:table-cell office:value-type="float" office:value="-2.872372" calcext:value-type="float">
            <text:p>-2,87237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174625" calcext:value-type="float">
            <text:p>0,9174625</text:p>
          </table:table-cell>
          <table:table-cell table:formula="of:=[.A189]-[.E189]" office:value-type="float" office:value="3.16378615" calcext:value-type="float">
            <text:p>3,16378615</text:p>
          </table:table-cell>
          <table:table-cell table:formula="of:=[.B189]-[.D189]" office:value-type="float" office:value="-0.0276270000000003" calcext:value-type="float">
            <text:p>-0,027627</text:p>
          </table:table-cell>
          <table:table-cell table:formula="of:=[.A189]-[.C189]" office:value-type="float" office:value="0.00303679999999984" calcext:value-type="float">
            <text:p>0,0030368</text:p>
          </table:table-cell>
          <table:table-cell table:formula="of:=[.G189]-[.C189]" office:value-type="float" office:value="0.00278614999999993" calcext:value-type="float">
            <text:p>0,00278615</text:p>
          </table:table-cell>
          <table:table-cell table:formula="of:=[.J189]/[.I189]" office:value-type="float" office:value="0.917462460484747" calcext:value-type="float">
            <text:p>0,9174624605</text:p>
          </table:table-cell>
          <table:table-cell table:formula="of:=[.D189]+[.H189]*[.K189]" office:value-type="float" office:value="-2.89771873539581" calcext:value-type="float">
            <text:p>-2,8977187354</text:p>
          </table:table-cell>
        </table:table-row>
        <table:table-row table:style-name="ro1">
          <table:table-cell office:value-type="float" office:value="3.1650396" calcext:value-type="float">
            <text:p>3,1650396</text:p>
          </table:table-cell>
          <table:table-cell office:value-type="float" office:value="-2.899999" calcext:value-type="float">
            <text:p>-2,899999</text:p>
          </table:table-cell>
          <table:table-cell office:value-type="float" office:value="3.164" calcext:value-type="float">
            <text:p>3,164</text:p>
          </table:table-cell>
          <table:table-cell office:value-type="float" office:value="-2.925345" calcext:value-type="float">
            <text:p>-2,925345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7589458" calcext:value-type="float">
            <text:p>0,7589458</text:p>
          </table:table-cell>
          <table:table-cell table:formula="of:=[.A190]-[.E190]" office:value-type="float" office:value="3.164789" calcext:value-type="float">
            <text:p>3,164789</text:p>
          </table:table-cell>
          <table:table-cell table:formula="of:=[.B190]-[.D190]" office:value-type="float" office:value="0.0253459999999999" calcext:value-type="float">
            <text:p>0,025346</text:p>
          </table:table-cell>
          <table:table-cell table:formula="of:=[.A190]-[.C190]" office:value-type="float" office:value="0.00103959999999992" calcext:value-type="float">
            <text:p>0,0010396</text:p>
          </table:table-cell>
          <table:table-cell table:formula="of:=[.G190]-[.C190]" office:value-type="float" office:value="0.000788999999999707" calcext:value-type="float">
            <text:p>0,000789</text:p>
          </table:table-cell>
          <table:table-cell table:formula="of:=[.J190]/[.I190]" office:value-type="float" office:value="0.758945748364533" calcext:value-type="float">
            <text:p>0,7589457484</text:p>
          </table:table-cell>
          <table:table-cell table:formula="of:=[.D190]+[.H190]*[.K190]" office:value-type="float" office:value="-2.90610876106195" calcext:value-type="float">
            <text:p>-2,9061087611</text:p>
          </table:table-cell>
        </table:table-row>
        <table:table-row table:style-name="ro1">
          <table:table-cell office:value-type="float" office:value="3.1655409" calcext:value-type="float">
            <text:p>3,1655409</text:p>
          </table:table-cell>
          <table:table-cell office:value-type="float" office:value="-2.899999" calcext:value-type="float">
            <text:p>-2,899999</text:p>
          </table:table-cell>
          <table:table-cell office:value-type="float" office:value="3.165" calcext:value-type="float">
            <text:p>3,165</text:p>
          </table:table-cell>
          <table:table-cell office:value-type="float" office:value="-2.880762" calcext:value-type="float">
            <text:p>-2,880762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5366981" calcext:value-type="float">
            <text:p>0,5366981</text:p>
          </table:table-cell>
          <table:table-cell table:formula="of:=[.A191]-[.E191]" office:value-type="float" office:value="3.1652903" calcext:value-type="float">
            <text:p>3,1652903</text:p>
          </table:table-cell>
          <table:table-cell table:formula="of:=[.B191]-[.D191]" office:value-type="float" office:value="-0.0192370000000004" calcext:value-type="float">
            <text:p>-0,019237</text:p>
          </table:table-cell>
          <table:table-cell table:formula="of:=[.A191]-[.C191]" office:value-type="float" office:value="0.000540899999999844" calcext:value-type="float">
            <text:p>0,0005409</text:p>
          </table:table-cell>
          <table:table-cell table:formula="of:=[.G191]-[.C191]" office:value-type="float" office:value="0.000290299999999633" calcext:value-type="float">
            <text:p>0,0002903</text:p>
          </table:table-cell>
          <table:table-cell table:formula="of:=[.J191]/[.I191]" office:value-type="float" office:value="0.536698095765791" calcext:value-type="float">
            <text:p>0,5366980958</text:p>
          </table:table-cell>
          <table:table-cell table:formula="of:=[.D191]+[.H191]*[.K191]" office:value-type="float" office:value="-2.89108646126825" calcext:value-type="float">
            <text:p>-2,8910864613</text:p>
          </table:table-cell>
        </table:table-row>
        <table:table-row table:style-name="ro1">
          <table:table-cell office:value-type="float" office:value="3.1928773" calcext:value-type="float">
            <text:p>3,1928773</text:p>
          </table:table-cell>
          <table:table-cell office:value-type="float" office:value="-2.599998" calcext:value-type="float">
            <text:p>-2,599998</text:p>
          </table:table-cell>
          <table:table-cell office:value-type="float" office:value="3.165" calcext:value-type="float">
            <text:p>3,165</text:p>
          </table:table-cell>
          <table:table-cell office:value-type="float" office:value="-2.910323" calcext:value-type="float">
            <text:p>-2,910323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9730229" calcext:value-type="float">
            <text:p>0,9730229</text:p>
          </table:table-cell>
          <table:table-cell table:formula="of:=[.A192]-[.E192]" office:value-type="float" office:value="3.19212525" calcext:value-type="float">
            <text:p>3,19212525</text:p>
          </table:table-cell>
          <table:table-cell table:formula="of:=[.B192]-[.D192]" office:value-type="float" office:value="0.310325" calcext:value-type="float">
            <text:p>0,310325</text:p>
          </table:table-cell>
          <table:table-cell table:formula="of:=[.A192]-[.C192]" office:value-type="float" office:value="0.0278773000000001" calcext:value-type="float">
            <text:p>0,0278773</text:p>
          </table:table-cell>
          <table:table-cell table:formula="of:=[.G192]-[.C192]" office:value-type="float" office:value="0.0271252500000001" calcext:value-type="float">
            <text:p>0,02712525</text:p>
          </table:table-cell>
          <table:table-cell table:formula="of:=[.J192]/[.I192]" office:value-type="float" office:value="0.973022853719693" calcext:value-type="float">
            <text:p>0,9730228537</text:p>
          </table:table-cell>
          <table:table-cell table:formula="of:=[.D192]+[.H192]*[.K192]" office:value-type="float" office:value="-2.60836968291944" calcext:value-type="float">
            <text:p>-2,6083696829</text:p>
          </table:table-cell>
        </table:table-row>
        <table:table-row table:style-name="ro1">
          <table:table-cell office:value-type="float" office:value="3.1948821" calcext:value-type="float">
            <text:p>3,1948821</text:p>
          </table:table-cell>
          <table:table-cell office:value-type="float" office:value="-2.449998" calcext:value-type="float">
            <text:p>-2,449998</text:p>
          </table:table-cell>
          <table:table-cell office:value-type="float" office:value="3.192" calcext:value-type="float">
            <text:p>3,192</text:p>
          </table:table-cell>
          <table:table-cell office:value-type="float" office:value="-2.298046" calcext:value-type="float">
            <text:p>-2,298046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7390618" calcext:value-type="float">
            <text:p>0,7390618</text:p>
          </table:table-cell>
          <table:table-cell table:formula="of:=[.A193]-[.E193]" office:value-type="float" office:value="3.19413005" calcext:value-type="float">
            <text:p>3,19413005</text:p>
          </table:table-cell>
          <table:table-cell table:formula="of:=[.B193]-[.D193]" office:value-type="float" office:value="-0.151952" calcext:value-type="float">
            <text:p>-0,151952</text:p>
          </table:table-cell>
          <table:table-cell table:formula="of:=[.A193]-[.C193]" office:value-type="float" office:value="0.00288209999999989" calcext:value-type="float">
            <text:p>0,0028821</text:p>
          </table:table-cell>
          <table:table-cell table:formula="of:=[.G193]-[.C193]" office:value-type="float" office:value="0.00213004999999988" calcext:value-type="float">
            <text:p>0,00213005</text:p>
          </table:table-cell>
          <table:table-cell table:formula="of:=[.J193]/[.I193]" office:value-type="float" office:value="0.739061795218752" calcext:value-type="float">
            <text:p>0,7390617952</text:p>
          </table:table-cell>
          <table:table-cell table:formula="of:=[.D193]+[.H193]*[.K193]" office:value-type="float" office:value="-2.41034791790708" calcext:value-type="float">
            <text:p>-2,4103479179</text:p>
          </table:table-cell>
        </table:table-row>
        <table:table-row table:style-name="ro1">
          <table:table-cell office:value-type="float" office:value="3.1968875" calcext:value-type="float">
            <text:p>3,1968875</text:p>
          </table:table-cell>
          <table:table-cell office:value-type="float" office:value="-2.449998" calcext:value-type="float">
            <text:p>-2,449998</text:p>
          </table:table-cell>
          <table:table-cell office:value-type="float" office:value="3.194" calcext:value-type="float">
            <text:p>3,194</text:p>
          </table:table-cell>
          <table:table-cell office:value-type="float" office:value="-2.562301" calcext:value-type="float">
            <text:p>-2,562301</text:p>
          </table:table-cell>
          <table:table-cell office:value-type="float" office:value="0.0007518" calcext:value-type="float">
            <text:p>0,0007518</text:p>
          </table:table-cell>
          <table:table-cell office:value-type="float" office:value="0.7396364" calcext:value-type="float">
            <text:p>0,7396364</text:p>
          </table:table-cell>
          <table:table-cell table:formula="of:=[.A194]-[.E194]" office:value-type="float" office:value="3.1961357" calcext:value-type="float">
            <text:p>3,1961357</text:p>
          </table:table-cell>
          <table:table-cell table:formula="of:=[.B194]-[.D194]" office:value-type="float" office:value="0.112303" calcext:value-type="float">
            <text:p>0,112303</text:p>
          </table:table-cell>
          <table:table-cell table:formula="of:=[.A194]-[.C194]" office:value-type="float" office:value="0.00288749999999993" calcext:value-type="float">
            <text:p>0,0028875</text:p>
          </table:table-cell>
          <table:table-cell table:formula="of:=[.G194]-[.C194]" office:value-type="float" office:value="0.00213569999999974" calcext:value-type="float">
            <text:p>0,0021357</text:p>
          </table:table-cell>
          <table:table-cell table:formula="of:=[.J194]/[.I194]" office:value-type="float" office:value="0.739636363636291" calcext:value-type="float">
            <text:p>0,7396363636</text:p>
          </table:table-cell>
          <table:table-cell table:formula="of:=[.D194]+[.H194]*[.K194]" office:value-type="float" office:value="-2.47923761745455" calcext:value-type="float">
            <text:p>-2,4792376175</text:p>
          </table:table-cell>
        </table:table-row>
        <table:table-row table:style-name="ro1">
          <table:table-cell office:value-type="float" office:value="3.1973893" calcext:value-type="float">
            <text:p>3,1973893</text:p>
          </table:table-cell>
          <table:table-cell office:value-type="float" office:value="-2.449998" calcext:value-type="float">
            <text:p>-2,449998</text:p>
          </table:table-cell>
          <table:table-cell office:value-type="float" office:value="3.196" calcext:value-type="float">
            <text:p>3,196</text:p>
          </table:table-cell>
          <table:table-cell office:value-type="float" office:value="-2.366935" calcext:value-type="float">
            <text:p>-2,366935</text:p>
          </table:table-cell>
          <table:table-cell office:value-type="float" office:value="0.0007518" calcext:value-type="float">
            <text:p>0,0007518</text:p>
          </table:table-cell>
          <table:table-cell office:value-type="float" office:value="0.4588642" calcext:value-type="float">
            <text:p>0,4588642</text:p>
          </table:table-cell>
          <table:table-cell table:formula="of:=[.A195]-[.E195]" office:value-type="float" office:value="3.1966375" calcext:value-type="float">
            <text:p>3,1966375</text:p>
          </table:table-cell>
          <table:table-cell table:formula="of:=[.B195]-[.D195]" office:value-type="float" office:value="-0.0830630000000001" calcext:value-type="float">
            <text:p>-0,083063</text:p>
          </table:table-cell>
          <table:table-cell table:formula="of:=[.A195]-[.C195]" office:value-type="float" office:value="0.00138930000000004" calcext:value-type="float">
            <text:p>0,0013893</text:p>
          </table:table-cell>
          <table:table-cell table:formula="of:=[.G195]-[.C195]" office:value-type="float" office:value="0.000637499999999847" calcext:value-type="float">
            <text:p>0,0006375</text:p>
          </table:table-cell>
          <table:table-cell table:formula="of:=[.J195]/[.I195]" office:value-type="float" office:value="0.458864176203721" calcext:value-type="float">
            <text:p>0,4588641762</text:p>
          </table:table-cell>
          <table:table-cell table:formula="of:=[.D195]+[.H195]*[.K195]" office:value-type="float" office:value="-2.40504963506801" calcext:value-type="float">
            <text:p>-2,4050496351</text:p>
          </table:table-cell>
        </table:table-row>
        <table:table-row table:style-name="ro1">
          <table:table-cell office:value-type="float" office:value="3.1983944" calcext:value-type="float">
            <text:p>3,1983944</text:p>
          </table:table-cell>
          <table:table-cell office:value-type="float" office:value="-2.449998" calcext:value-type="float">
            <text:p>-2,449998</text:p>
          </table:table-cell>
          <table:table-cell office:value-type="float" office:value="3.197" calcext:value-type="float">
            <text:p>3,197</text:p>
          </table:table-cell>
          <table:table-cell office:value-type="float" office:value="-2.488113" calcext:value-type="float">
            <text:p>-2,488113</text:p>
          </table:table-cell>
          <table:table-cell office:value-type="float" office:value="0.00050255" calcext:value-type="float">
            <text:p>0,00050255</text:p>
          </table:table-cell>
          <table:table-cell office:value-type="float" office:value="0.6395941" calcext:value-type="float">
            <text:p>0,6395941</text:p>
          </table:table-cell>
          <table:table-cell table:formula="of:=[.A196]-[.E196]" office:value-type="float" office:value="3.19789185" calcext:value-type="float">
            <text:p>3,19789185</text:p>
          </table:table-cell>
          <table:table-cell table:formula="of:=[.B196]-[.D196]" office:value-type="float" office:value="0.0381149999999999" calcext:value-type="float">
            <text:p>0,038115</text:p>
          </table:table-cell>
          <table:table-cell table:formula="of:=[.A196]-[.C196]" office:value-type="float" office:value="0.00139440000000013" calcext:value-type="float">
            <text:p>0,0013944</text:p>
          </table:table-cell>
          <table:table-cell table:formula="of:=[.G196]-[.C196]" office:value-type="float" office:value="0.000891849999999916" calcext:value-type="float">
            <text:p>0,00089185</text:p>
          </table:table-cell>
          <table:table-cell table:formula="of:=[.J196]/[.I196]" office:value-type="float" office:value="0.639594090648188" calcext:value-type="float">
            <text:p>0,6395940906</text:p>
          </table:table-cell>
          <table:table-cell table:formula="of:=[.D196]+[.H196]*[.K196]" office:value-type="float" office:value="-2.46373487123494" calcext:value-type="float">
            <text:p>-2,4637348712</text:p>
          </table:table-cell>
        </table:table-row>
        <table:table-row table:style-name="ro1">
          <table:table-cell office:value-type="float" office:value="3.1988972" calcext:value-type="float">
            <text:p>3,1988972</text:p>
          </table:table-cell>
          <table:table-cell office:value-type="float" office:value="-2.449998" calcext:value-type="float">
            <text:p>-2,449998</text:p>
          </table:table-cell>
          <table:table-cell office:value-type="float" office:value="3.198" calcext:value-type="float">
            <text:p>3,198</text:p>
          </table:table-cell>
          <table:table-cell office:value-type="float" office:value="-2.42562" calcext:value-type="float">
            <text:p>-2,42562</text:p>
          </table:table-cell>
          <table:table-cell office:value-type="float" office:value="0.0002514" calcext:value-type="float">
            <text:p>0,0002514</text:p>
          </table:table-cell>
          <table:table-cell office:value-type="float" office:value="0.7197949" calcext:value-type="float">
            <text:p>0,7197949</text:p>
          </table:table-cell>
          <table:table-cell table:formula="of:=[.A197]-[.E197]" office:value-type="float" office:value="3.1986458" calcext:value-type="float">
            <text:p>3,1986458</text:p>
          </table:table-cell>
          <table:table-cell table:formula="of:=[.B197]-[.D197]" office:value-type="float" office:value="-0.024378" calcext:value-type="float">
            <text:p>-0,024378</text:p>
          </table:table-cell>
          <table:table-cell table:formula="of:=[.A197]-[.C197]" office:value-type="float" office:value="0.000897200000000264" calcext:value-type="float">
            <text:p>0,0008972</text:p>
          </table:table-cell>
          <table:table-cell table:formula="of:=[.G197]-[.C197]" office:value-type="float" office:value="0.000645800000000474" calcext:value-type="float">
            <text:p>0,0006458</text:p>
          </table:table-cell>
          <table:table-cell table:formula="of:=[.J197]/[.I197]" office:value-type="float" office:value="0.719794917521493" calcext:value-type="float">
            <text:p>0,7197949175</text:p>
          </table:table-cell>
          <table:table-cell table:formula="of:=[.D197]+[.H197]*[.K197]" office:value-type="float" office:value="-2.44316716049934" calcext:value-type="float">
            <text:p>-2,4431671605</text:p>
          </table:table-cell>
        </table:table-row>
        <table:table-row table:style-name="ro1">
          <table:table-cell office:value-type="float" office:value="3.2298827" calcext:value-type="float">
            <text:p>3,2298827</text:p>
          </table:table-cell>
          <table:table-cell office:value-type="float" office:value="-1.999998" calcext:value-type="float">
            <text:p>-1,999998</text:p>
          </table:table-cell>
          <table:table-cell office:value-type="float" office:value="3.199" calcext:value-type="float">
            <text:p>3,199</text:p>
          </table:table-cell>
          <table:table-cell office:value-type="float" office:value="-2.467546" calcext:value-type="float">
            <text:p>-2,467546</text:p>
          </table:table-cell>
          <table:table-cell office:value-type="float" office:value="0.0002514" calcext:value-type="float">
            <text:p>0,0002514</text:p>
          </table:table-cell>
          <table:table-cell office:value-type="float" office:value="0.9918595" calcext:value-type="float">
            <text:p>0,9918595</text:p>
          </table:table-cell>
          <table:table-cell table:formula="of:=[.A198]-[.E198]" office:value-type="float" office:value="3.2296313" calcext:value-type="float">
            <text:p>3,2296313</text:p>
          </table:table-cell>
          <table:table-cell table:formula="of:=[.B198]-[.D198]" office:value-type="float" office:value="0.467548" calcext:value-type="float">
            <text:p>0,467548</text:p>
          </table:table-cell>
          <table:table-cell table:formula="of:=[.A198]-[.C198]" office:value-type="float" office:value="0.0308827000000003" calcext:value-type="float">
            <text:p>0,0308827</text:p>
          </table:table-cell>
          <table:table-cell table:formula="of:=[.G198]-[.C198]" office:value-type="float" office:value="0.0306313000000005" calcext:value-type="float">
            <text:p>0,0306313</text:p>
          </table:table-cell>
          <table:table-cell table:formula="of:=[.J198]/[.I198]" office:value-type="float" office:value="0.991859520054924" calcext:value-type="float">
            <text:p>0,9918595201</text:p>
          </table:table-cell>
          <table:table-cell table:formula="of:=[.D198]+[.H198]*[.K198]" office:value-type="float" office:value="-2.00380406511736" calcext:value-type="float">
            <text:p>-2,0038040651</text:p>
          </table:table-cell>
        </table:table-row>
        <table:table-row table:style-name="ro1">
          <table:table-cell office:value-type="float" office:value="3.2318878" calcext:value-type="float">
            <text:p>3,2318878</text:p>
          </table:table-cell>
          <table:table-cell office:value-type="float" office:value="-1.999998" calcext:value-type="float">
            <text:p>-1,999998</text:p>
          </table:table-cell>
          <table:table-cell office:value-type="float" office:value="3.23" calcext:value-type="float">
            <text:p>3,23</text:p>
          </table:table-cell>
          <table:table-cell office:value-type="float" office:value="-1.536257" calcext:value-type="float">
            <text:p>-1,536257</text:p>
          </table:table-cell>
          <table:table-cell office:value-type="float" office:value="0.0002514" calcext:value-type="float">
            <text:p>0,0002514</text:p>
          </table:table-cell>
          <table:table-cell office:value-type="float" office:value="0.8668291" calcext:value-type="float">
            <text:p>0,8668291</text:p>
          </table:table-cell>
          <table:table-cell table:formula="of:=[.A199]-[.E199]" office:value-type="float" office:value="3.2316364" calcext:value-type="float">
            <text:p>3,2316364</text:p>
          </table:table-cell>
          <table:table-cell table:formula="of:=[.B199]-[.D199]" office:value-type="float" office:value="-0.463741" calcext:value-type="float">
            <text:p>-0,463741</text:p>
          </table:table-cell>
          <table:table-cell table:formula="of:=[.A199]-[.C199]" office:value-type="float" office:value="0.0018878" calcext:value-type="float">
            <text:p>0,0018878</text:p>
          </table:table-cell>
          <table:table-cell table:formula="of:=[.G199]-[.C199]" office:value-type="float" office:value="0.0016364000000002" calcext:value-type="float">
            <text:p>0,0016364</text:p>
          </table:table-cell>
          <table:table-cell table:formula="of:=[.J199]/[.I199]" office:value-type="float" office:value="0.866829113253633" calcext:value-type="float">
            <text:p>0,8668291133</text:p>
          </table:table-cell>
          <table:table-cell table:formula="of:=[.D199]+[.H199]*[.K199]" office:value-type="float" office:value="-1.93824119980935" calcext:value-type="float">
            <text:p>-1,9382411998</text:p>
          </table:table-cell>
        </table:table-row>
        <table:table-row table:style-name="ro1">
          <table:table-cell office:value-type="float" office:value="3.2328909" calcext:value-type="float">
            <text:p>3,2328909</text:p>
          </table:table-cell>
          <table:table-cell office:value-type="float" office:value="-1.999998" calcext:value-type="float">
            <text:p>-1,999998</text:p>
          </table:table-cell>
          <table:table-cell office:value-type="float" office:value="3.232" calcext:value-type="float">
            <text:p>3,232</text:p>
          </table:table-cell>
          <table:table-cell office:value-type="float" office:value="-2.401983" calcext:value-type="float">
            <text:p>-2,401983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7185431" calcext:value-type="float">
            <text:p>0,7185431</text:p>
          </table:table-cell>
          <table:table-cell table:formula="of:=[.A200]-[.E200]" office:value-type="float" office:value="3.23264015" calcext:value-type="float">
            <text:p>3,23264015</text:p>
          </table:table-cell>
          <table:table-cell table:formula="of:=[.B200]-[.D200]" office:value-type="float" office:value="0.401985" calcext:value-type="float">
            <text:p>0,401985</text:p>
          </table:table-cell>
          <table:table-cell table:formula="of:=[.A200]-[.C200]" office:value-type="float" office:value="0.000890899999999917" calcext:value-type="float">
            <text:p>0,0008909</text:p>
          </table:table-cell>
          <table:table-cell table:formula="of:=[.G200]-[.C200]" office:value-type="float" office:value="0.000640149999999728" calcext:value-type="float">
            <text:p>0,00064015</text:p>
          </table:table-cell>
          <table:table-cell table:formula="of:=[.J200]/[.I200]" office:value-type="float" office:value="0.718543046357378" calcext:value-type="float">
            <text:p>0,7185430464</text:p>
          </table:table-cell>
          <table:table-cell table:formula="of:=[.D200]+[.H200]*[.K200]" office:value-type="float" office:value="-2.11313947351003" calcext:value-type="float">
            <text:p>-2,1131394735</text:p>
          </table:table-cell>
        </table:table-row>
        <table:table-row table:style-name="ro1">
          <table:table-cell office:value-type="float" office:value="3.2333922" calcext:value-type="float">
            <text:p>3,2333922</text:p>
          </table:table-cell>
          <table:table-cell office:value-type="float" office:value="-1.999998" calcext:value-type="float">
            <text:p>-1,999998</text:p>
          </table:table-cell>
          <table:table-cell office:value-type="float" office:value="3.233" calcext:value-type="float">
            <text:p>3,233</text:p>
          </table:table-cell>
          <table:table-cell office:value-type="float" office:value="-1.711155" calcext:value-type="float">
            <text:p>-1,711155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3606579" calcext:value-type="float">
            <text:p>0,3606579</text:p>
          </table:table-cell>
          <table:table-cell table:formula="of:=[.A201]-[.E201]" office:value-type="float" office:value="3.23314145" calcext:value-type="float">
            <text:p>3,23314145</text:p>
          </table:table-cell>
          <table:table-cell table:formula="of:=[.B201]-[.D201]" office:value-type="float" office:value="-0.288843" calcext:value-type="float">
            <text:p>-0,288843</text:p>
          </table:table-cell>
          <table:table-cell table:formula="of:=[.A201]-[.C201]" office:value-type="float" office:value="0.000392199999999843" calcext:value-type="float">
            <text:p>0,0003922</text:p>
          </table:table-cell>
          <table:table-cell table:formula="of:=[.G201]-[.C201]" office:value-type="float" office:value="0.000141449999999654" calcext:value-type="float">
            <text:p>0,00014145</text:p>
          </table:table-cell>
          <table:table-cell table:formula="of:=[.J201]/[.I201]" office:value-type="float" office:value="0.360657827638223" calcext:value-type="float">
            <text:p>0,3606578276</text:p>
          </table:table-cell>
          <table:table-cell table:formula="of:=[.D201]+[.H201]*[.K201]" office:value-type="float" office:value="-1.81532848890851" calcext:value-type="float">
            <text:p>-1,8153284889</text:p>
          </table:table-cell>
        </table:table-row>
        <table:table-row table:style-name="ro1">
          <table:table-cell office:value-type="float" office:value="3.234395" calcext:value-type="float">
            <text:p>3,234395</text:p>
          </table:table-cell>
          <table:table-cell office:value-type="float" office:value="-1.999998" calcext:value-type="float">
            <text:p>-1,999998</text:p>
          </table:table-cell>
          <table:table-cell office:value-type="float" office:value="3.233" calcext:value-type="float">
            <text:p>3,233</text:p>
          </table:table-cell>
          <table:table-cell office:value-type="float" office:value="-2.104172" calcext:value-type="float">
            <text:p>-2,104172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202509" calcext:value-type="float">
            <text:p>0,8202509</text:p>
          </table:table-cell>
          <table:table-cell table:formula="of:=[.A202]-[.E202]" office:value-type="float" office:value="3.23414425" calcext:value-type="float">
            <text:p>3,23414425</text:p>
          </table:table-cell>
          <table:table-cell table:formula="of:=[.B202]-[.D202]" office:value-type="float" office:value="0.104174" calcext:value-type="float">
            <text:p>0,104174</text:p>
          </table:table-cell>
          <table:table-cell table:formula="of:=[.A202]-[.C202]" office:value-type="float" office:value="0.00139500000000004" calcext:value-type="float">
            <text:p>0,001395</text:p>
          </table:table-cell>
          <table:table-cell table:formula="of:=[.G202]-[.C202]" office:value-type="float" office:value="0.00114424999999985" calcext:value-type="float">
            <text:p>0,00114425</text:p>
          </table:table-cell>
          <table:table-cell table:formula="of:=[.J202]/[.I202]" office:value-type="float" office:value="0.820250896057217" calcext:value-type="float">
            <text:p>0,8202508961</text:p>
          </table:table-cell>
          <table:table-cell table:formula="of:=[.D202]+[.H202]*[.K202]" office:value-type="float" office:value="-2.01872318315414" calcext:value-type="float">
            <text:p>-2,0187231832</text:p>
          </table:table-cell>
        </table:table-row>
        <table:table-row table:style-name="ro1">
          <table:table-cell office:value-type="float" office:value="3.2653637" calcext:value-type="float">
            <text:p>3,2653637</text:p>
          </table:table-cell>
          <table:table-cell office:value-type="float" office:value="-1.549998" calcext:value-type="float">
            <text:p>-1,549998</text:p>
          </table:table-cell>
          <table:table-cell office:value-type="float" office:value="3.234" calcext:value-type="float">
            <text:p>3,234</text:p>
          </table:table-cell>
          <table:table-cell office:value-type="float" office:value="-1.91455" calcext:value-type="float">
            <text:p>-1,91455</text:p>
          </table:table-cell>
          <table:table-cell office:value-type="float" office:value="0.0017545" calcext:value-type="float">
            <text:p>0,0017545</text:p>
          </table:table-cell>
          <table:table-cell office:value-type="float" office:value="0.9440596" calcext:value-type="float">
            <text:p>0,9440596</text:p>
          </table:table-cell>
          <table:table-cell table:formula="of:=[.A203]-[.E203]" office:value-type="float" office:value="3.2636092" calcext:value-type="float">
            <text:p>3,2636092</text:p>
          </table:table-cell>
          <table:table-cell table:formula="of:=[.B203]-[.D203]" office:value-type="float" office:value="0.364552" calcext:value-type="float">
            <text:p>0,364552</text:p>
          </table:table-cell>
          <table:table-cell table:formula="of:=[.A203]-[.C203]" office:value-type="float" office:value="0.0313637" calcext:value-type="float">
            <text:p>0,0313637</text:p>
          </table:table-cell>
          <table:table-cell table:formula="of:=[.G203]-[.C203]" office:value-type="float" office:value="0.0296091999999999" calcext:value-type="float">
            <text:p>0,0296092</text:p>
          </table:table-cell>
          <table:table-cell table:formula="of:=[.J203]/[.I203]" office:value-type="float" office:value="0.944059533792247" calcext:value-type="float">
            <text:p>0,9440595338</text:p>
          </table:table-cell>
          <table:table-cell table:formula="of:=[.D203]+[.H203]*[.K203]" office:value-type="float" office:value="-1.57039120883697" calcext:value-type="float">
            <text:p>-1,5703912088</text:p>
          </table:table-cell>
        </table:table-row>
        <table:table-row table:style-name="ro1">
          <table:table-cell office:value-type="float" office:value="3.2668675" calcext:value-type="float">
            <text:p>3,2668675</text:p>
          </table:table-cell>
          <table:table-cell office:value-type="float" office:value="-1.549998" calcext:value-type="float">
            <text:p>-1,549998</text:p>
          </table:table-cell>
          <table:table-cell office:value-type="float" office:value="3.264" calcext:value-type="float">
            <text:p>3,264</text:p>
          </table:table-cell>
          <table:table-cell office:value-type="float" office:value="-1.20584" calcext:value-type="float">
            <text:p>-1,20584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8251787" calcext:value-type="float">
            <text:p>0,8251787</text:p>
          </table:table-cell>
          <table:table-cell table:formula="of:=[.A204]-[.E204]" office:value-type="float" office:value="3.2663662" calcext:value-type="float">
            <text:p>3,2663662</text:p>
          </table:table-cell>
          <table:table-cell table:formula="of:=[.B204]-[.D204]" office:value-type="float" office:value="-0.344158" calcext:value-type="float">
            <text:p>-0,344158</text:p>
          </table:table-cell>
          <table:table-cell table:formula="of:=[.A204]-[.C204]" office:value-type="float" office:value="0.0028674999999998" calcext:value-type="float">
            <text:p>0,0028675</text:p>
          </table:table-cell>
          <table:table-cell table:formula="of:=[.G204]-[.C204]" office:value-type="float" office:value="0.00236619999999998" calcext:value-type="float">
            <text:p>0,0023662</text:p>
          </table:table-cell>
          <table:table-cell table:formula="of:=[.J204]/[.I204]" office:value-type="float" office:value="0.825178727114263" calcext:value-type="float">
            <text:p>0,8251787271</text:p>
          </table:table-cell>
          <table:table-cell table:formula="of:=[.D204]+[.H204]*[.K204]" office:value-type="float" office:value="-1.48983186036619" calcext:value-type="float">
            <text:p>-1,4898318604</text:p>
          </table:table-cell>
        </table:table-row>
        <table:table-row table:style-name="ro1">
          <table:table-cell office:value-type="float" office:value="3.2953681" calcext:value-type="float">
            <text:p>3,2953681</text:p>
          </table:table-cell>
          <table:table-cell office:value-type="float" office:value="-1.099998" calcext:value-type="float">
            <text:p>-1,099998</text:p>
          </table:table-cell>
          <table:table-cell office:value-type="float" office:value="3.266" calcext:value-type="float">
            <text:p>3,266</text:p>
          </table:table-cell>
          <table:table-cell office:value-type="float" office:value="-1.83399" calcext:value-type="float">
            <text:p>-1,83399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9829271" calcext:value-type="float">
            <text:p>0,9829271</text:p>
          </table:table-cell>
          <table:table-cell table:formula="of:=[.A205]-[.E205]" office:value-type="float" office:value="3.2948667" calcext:value-type="float">
            <text:p>3,2948667</text:p>
          </table:table-cell>
          <table:table-cell table:formula="of:=[.B205]-[.D205]" office:value-type="float" office:value="0.733992" calcext:value-type="float">
            <text:p>0,733992</text:p>
          </table:table-cell>
          <table:table-cell table:formula="of:=[.A205]-[.C205]" office:value-type="float" office:value="0.0293681000000001" calcext:value-type="float">
            <text:p>0,0293681</text:p>
          </table:table-cell>
          <table:table-cell table:formula="of:=[.G205]-[.C205]" office:value-type="float" office:value="0.0288667" calcext:value-type="float">
            <text:p>0,0288667</text:p>
          </table:table-cell>
          <table:table-cell table:formula="of:=[.J205]/[.I205]" office:value-type="float" office:value="0.982927053503628" calcext:value-type="float">
            <text:p>0,9829270535</text:p>
          </table:table-cell>
          <table:table-cell table:formula="of:=[.D205]+[.H205]*[.K205]" office:value-type="float" office:value="-1.11252940614476" calcext:value-type="float">
            <text:p>-1,1125294061</text:p>
          </table:table-cell>
        </table:table-row>
        <table:table-row table:style-name="ro1">
          <table:table-cell office:value-type="float" office:value="3.2963712" calcext:value-type="float">
            <text:p>3,2963712</text:p>
          </table:table-cell>
          <table:table-cell office:value-type="float" office:value="-1.099998" calcext:value-type="float">
            <text:p>-1,099998</text:p>
          </table:table-cell>
          <table:table-cell office:value-type="float" office:value="3.295" calcext:value-type="float">
            <text:p>3,295</text:p>
          </table:table-cell>
          <table:table-cell office:value-type="float" office:value="-0.3785377" calcext:value-type="float">
            <text:p>-0,3785377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6343349" calcext:value-type="float">
            <text:p>0,6343349</text:p>
          </table:table-cell>
          <table:table-cell table:formula="of:=[.A206]-[.E206]" office:value-type="float" office:value="3.2958698" calcext:value-type="float">
            <text:p>3,2958698</text:p>
          </table:table-cell>
          <table:table-cell table:formula="of:=[.B206]-[.D206]" office:value-type="float" office:value="-0.7214603" calcext:value-type="float">
            <text:p>-0,7214603</text:p>
          </table:table-cell>
          <table:table-cell table:formula="of:=[.A206]-[.C206]" office:value-type="float" office:value="0.00137119999999991" calcext:value-type="float">
            <text:p>0,0013712</text:p>
          </table:table-cell>
          <table:table-cell table:formula="of:=[.G206]-[.C206]" office:value-type="float" office:value="0.00086979999999981" calcext:value-type="float">
            <text:p>0,0008698</text:p>
          </table:table-cell>
          <table:table-cell table:formula="of:=[.J206]/[.I206]" office:value-type="float" office:value="0.634334889148096" calcext:value-type="float">
            <text:p>0,6343348891</text:p>
          </table:table-cell>
          <table:table-cell table:formula="of:=[.D206]+[.H206]*[.K206]" office:value-type="float" office:value="-0.836185139425252" calcext:value-type="float">
            <text:p>-0,8361851394</text:p>
          </table:table-cell>
        </table:table-row>
        <table:table-row table:style-name="ro1">
          <table:table-cell office:value-type="float" office:value="3.2973735" calcext:value-type="float">
            <text:p>3,2973735</text:p>
          </table:table-cell>
          <table:table-cell office:value-type="float" office:value="-1.099998" calcext:value-type="float">
            <text:p>-1,099998</text:p>
          </table:table-cell>
          <table:table-cell office:value-type="float" office:value="3.296" calcext:value-type="float">
            <text:p>3,296</text:p>
          </table:table-cell>
          <table:table-cell office:value-type="float" office:value="-1.557646" calcext:value-type="float">
            <text:p>-1,557646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1751" calcext:value-type="float">
            <text:p>0,81751</text:p>
          </table:table-cell>
          <table:table-cell table:formula="of:=[.A207]-[.E207]" office:value-type="float" office:value="3.29712285" calcext:value-type="float">
            <text:p>3,29712285</text:p>
          </table:table-cell>
          <table:table-cell table:formula="of:=[.B207]-[.D207]" office:value-type="float" office:value="0.457648" calcext:value-type="float">
            <text:p>0,457648</text:p>
          </table:table-cell>
          <table:table-cell table:formula="of:=[.A207]-[.C207]" office:value-type="float" office:value="0.00137350000000014" calcext:value-type="float">
            <text:p>0,0013735</text:p>
          </table:table-cell>
          <table:table-cell table:formula="of:=[.G207]-[.C207]" office:value-type="float" office:value="0.00112285000000023" calcext:value-type="float">
            <text:p>0,00112285</text:p>
          </table:table-cell>
          <table:table-cell table:formula="of:=[.J207]/[.I207]" office:value-type="float" office:value="0.81751001092109" calcext:value-type="float">
            <text:p>0,8175100109</text:p>
          </table:table-cell>
          <table:table-cell table:formula="of:=[.D207]+[.H207]*[.K207]" office:value-type="float" office:value="-1.18351417852199" calcext:value-type="float">
            <text:p>-1,1835141785</text:p>
          </table:table-cell>
        </table:table-row>
        <table:table-row table:style-name="ro1">
          <table:table-cell office:value-type="float" office:value="3.2993819" calcext:value-type="float">
            <text:p>3,2993819</text:p>
          </table:table-cell>
          <table:table-cell office:value-type="float" office:value="-1.099998" calcext:value-type="float">
            <text:p>-1,099998</text:p>
          </table:table-cell>
          <table:table-cell office:value-type="float" office:value="3.297" calcext:value-type="float">
            <text:p>3,297</text:p>
          </table:table-cell>
          <table:table-cell office:value-type="float" office:value="-0.7258668" calcext:value-type="float">
            <text:p>-0,7258668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947689" calcext:value-type="float">
            <text:p>0,8947689</text:p>
          </table:table-cell>
          <table:table-cell table:formula="of:=[.A208]-[.E208]" office:value-type="float" office:value="3.29913125" calcext:value-type="float">
            <text:p>3,29913125</text:p>
          </table:table-cell>
          <table:table-cell table:formula="of:=[.B208]-[.D208]" office:value-type="float" office:value="-0.3741312" calcext:value-type="float">
            <text:p>-0,3741312</text:p>
          </table:table-cell>
          <table:table-cell table:formula="of:=[.A208]-[.C208]" office:value-type="float" office:value="0.00238190000000005" calcext:value-type="float">
            <text:p>0,0023819</text:p>
          </table:table-cell>
          <table:table-cell table:formula="of:=[.G208]-[.C208]" office:value-type="float" office:value="0.00213125000000014" calcext:value-type="float">
            <text:p>0,00213125</text:p>
          </table:table-cell>
          <table:table-cell table:formula="of:=[.J208]/[.I208]" office:value-type="float" office:value="0.894768881985011" calcext:value-type="float">
            <text:p>0,894768882</text:p>
          </table:table-cell>
          <table:table-cell table:formula="of:=[.D208]+[.H208]*[.K208]" office:value-type="float" office:value="-1.06062775553971" calcext:value-type="float">
            <text:p>-1,0606277555</text:p>
          </table:table-cell>
        </table:table-row>
        <table:table-row table:style-name="ro1">
          <table:table-cell office:value-type="float" office:value="3.2998837" calcext:value-type="float">
            <text:p>3,2998837</text:p>
          </table:table-cell>
          <table:table-cell office:value-type="float" office:value="-1.099998" calcext:value-type="float">
            <text:p>-1,099998</text:p>
          </table:table-cell>
          <table:table-cell office:value-type="float" office:value="3.299" calcext:value-type="float">
            <text:p>3,299</text:p>
          </table:table-cell>
          <table:table-cell office:value-type="float" office:value="-1.43476" calcext:value-type="float">
            <text:p>-1,43476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16363" calcext:value-type="float">
            <text:p>0,716363</text:p>
          </table:table-cell>
          <table:table-cell table:formula="of:=[.A209]-[.E209]" office:value-type="float" office:value="3.29963305" calcext:value-type="float">
            <text:p>3,29963305</text:p>
          </table:table-cell>
          <table:table-cell table:formula="of:=[.B209]-[.D209]" office:value-type="float" office:value="0.334762" calcext:value-type="float">
            <text:p>0,334762</text:p>
          </table:table-cell>
          <table:table-cell table:formula="of:=[.A209]-[.C209]" office:value-type="float" office:value="0.000883700000000154" calcext:value-type="float">
            <text:p>0,0008837</text:p>
          </table:table-cell>
          <table:table-cell table:formula="of:=[.G209]-[.C209]" office:value-type="float" office:value="0.000633050000000246" calcext:value-type="float">
            <text:p>0,00063305</text:p>
          </table:table-cell>
          <table:table-cell table:formula="of:=[.J209]/[.I209]" office:value-type="float" office:value="0.716363019124291" calcext:value-type="float">
            <text:p>0,7163630191</text:p>
          </table:table-cell>
          <table:table-cell table:formula="of:=[.D209]+[.H209]*[.K209]" office:value-type="float" office:value="-1.19494888299191" calcext:value-type="float">
            <text:p>-1,194948883</text:p>
          </table:table-cell>
        </table:table-row>
        <table:table-row table:style-name="ro1">
          <table:table-cell office:value-type="float" office:value="3.300385" calcext:value-type="float">
            <text:p>3,300385</text:p>
          </table:table-cell>
          <table:table-cell office:value-type="float" office:value="-1.099998" calcext:value-type="float">
            <text:p>-1,099998</text:p>
          </table:table-cell>
          <table:table-cell office:value-type="float" office:value="3.3" calcext:value-type="float">
            <text:p>3,3</text:p>
          </table:table-cell>
          <table:table-cell office:value-type="float" office:value="-0.8601878" calcext:value-type="float">
            <text:p>-0,8601878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3490909" calcext:value-type="float">
            <text:p>0,3490909</text:p>
          </table:table-cell>
          <table:table-cell table:formula="of:=[.A210]-[.E210]" office:value-type="float" office:value="3.3001344" calcext:value-type="float">
            <text:p>3,3001344</text:p>
          </table:table-cell>
          <table:table-cell table:formula="of:=[.B210]-[.D210]" office:value-type="float" office:value="-0.2398102" calcext:value-type="float">
            <text:p>-0,2398102</text:p>
          </table:table-cell>
          <table:table-cell table:formula="of:=[.A210]-[.C210]" office:value-type="float" office:value="0.00038500000000008" calcext:value-type="float">
            <text:p>0,000385</text:p>
          </table:table-cell>
          <table:table-cell table:formula="of:=[.G210]-[.C210]" office:value-type="float" office:value="0.000134399999999868" calcext:value-type="float">
            <text:p>0,0001344</text:p>
          </table:table-cell>
          <table:table-cell table:formula="of:=[.J210]/[.I210]" office:value-type="float" office:value="0.349090909090494" calcext:value-type="float">
            <text:p>0,3490909091</text:p>
          </table:table-cell>
          <table:table-cell table:formula="of:=[.D210]+[.H210]*[.K210]" office:value-type="float" office:value="-0.943903360727173" calcext:value-type="float">
            <text:p>-0,9439033607</text:p>
          </table:table-cell>
        </table:table-row>
        <table:table-row table:style-name="ro1">
          <table:table-cell office:value-type="float" office:value="3.3288445" calcext:value-type="float">
            <text:p>3,3288445</text:p>
          </table:table-cell>
          <table:table-cell office:value-type="float" office:value="-0.6499984" calcext:value-type="float">
            <text:p>-0,6499984</text:p>
          </table:table-cell>
          <table:table-cell office:value-type="float" office:value="3.3" calcext:value-type="float">
            <text:p>3,3</text:p>
          </table:table-cell>
          <table:table-cell office:value-type="float" office:value="-1.183714" calcext:value-type="float">
            <text:p>-1,183714</text:p>
          </table:table-cell>
          <table:table-cell office:value-type="float" office:value="0.0002518" calcext:value-type="float">
            <text:p>0,0002518</text:p>
          </table:table-cell>
          <table:table-cell office:value-type="float" office:value="0.9912704" calcext:value-type="float">
            <text:p>0,9912704</text:p>
          </table:table-cell>
          <table:table-cell table:formula="of:=[.A211]-[.E211]" office:value-type="float" office:value="3.3285927" calcext:value-type="float">
            <text:p>3,3285927</text:p>
          </table:table-cell>
          <table:table-cell table:formula="of:=[.B211]-[.D211]" office:value-type="float" office:value="0.5337156" calcext:value-type="float">
            <text:p>0,5337156</text:p>
          </table:table-cell>
          <table:table-cell table:formula="of:=[.A211]-[.C211]" office:value-type="float" office:value="0.0288444999999999" calcext:value-type="float">
            <text:p>0,0288445</text:p>
          </table:table-cell>
          <table:table-cell table:formula="of:=[.G211]-[.C211]" office:value-type="float" office:value="0.0285926999999999" calcext:value-type="float">
            <text:p>0,0285927</text:p>
          </table:table-cell>
          <table:table-cell table:formula="of:=[.J211]/[.I211]" office:value-type="float" office:value="0.991270432838149" calcext:value-type="float">
            <text:p>0,9912704328</text:p>
          </table:table-cell>
          <table:table-cell table:formula="of:=[.D211]+[.H211]*[.K211]" office:value-type="float" office:value="-0.654657506175528" calcext:value-type="float">
            <text:p>-0,6546575062</text:p>
          </table:table-cell>
        </table:table-row>
        <table:table-row table:style-name="ro1">
          <table:table-cell office:value-type="float" office:value="3.3298478" calcext:value-type="float">
            <text:p>3,3298478</text:p>
          </table:table-cell>
          <table:table-cell office:value-type="float" office:value="-0.6499984" calcext:value-type="float">
            <text:p>-0,6499984</text:p>
          </table:table-cell>
          <table:table-cell office:value-type="float" office:value="3.329" calcext:value-type="float">
            <text:p>3,329</text:p>
          </table:table-cell>
          <table:table-cell office:value-type="float" office:value="-0.1209419" calcext:value-type="float">
            <text:p>-0,1209419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7040576" calcext:value-type="float">
            <text:p>0,7040576</text:p>
          </table:table-cell>
          <table:table-cell table:formula="of:=[.A212]-[.E212]" office:value-type="float" office:value="3.3295969" calcext:value-type="float">
            <text:p>3,3295969</text:p>
          </table:table-cell>
          <table:table-cell table:formula="of:=[.B212]-[.D212]" office:value-type="float" office:value="-0.5290565" calcext:value-type="float">
            <text:p>-0,5290565</text:p>
          </table:table-cell>
          <table:table-cell table:formula="of:=[.A212]-[.C212]" office:value-type="float" office:value="0.000847799999999843" calcext:value-type="float">
            <text:p>0,0008478</text:p>
          </table:table-cell>
          <table:table-cell table:formula="of:=[.G212]-[.C212]" office:value-type="float" office:value="0.000596899999999678" calcext:value-type="float">
            <text:p>0,0005969</text:p>
          </table:table-cell>
          <table:table-cell table:formula="of:=[.J212]/[.I212]" office:value-type="float" office:value="0.70405756074521" calcext:value-type="float">
            <text:p>0,7040575607</text:p>
          </table:table-cell>
          <table:table-cell table:formula="of:=[.D212]+[.H212]*[.K212]" office:value-type="float" office:value="-0.493428128886398" calcext:value-type="float">
            <text:p>-0,4934281289</text:p>
          </table:table-cell>
        </table:table-row>
        <table:table-row table:style-name="ro1">
          <table:table-cell office:value-type="float" office:value="3.3318524" calcext:value-type="float">
            <text:p>3,3318524</text:p>
          </table:table-cell>
          <table:table-cell office:value-type="float" office:value="-0.6499984" calcext:value-type="float">
            <text:p>-0,6499984</text:p>
          </table:table-cell>
          <table:table-cell office:value-type="float" office:value="3.33" calcext:value-type="float">
            <text:p>3,33</text:p>
          </table:table-cell>
          <table:table-cell office:value-type="float" office:value="-1.022485" calcext:value-type="float">
            <text:p>-1,022485</text:p>
          </table:table-cell>
          <table:table-cell office:value-type="float" office:value="0.00075195" calcext:value-type="float">
            <text:p>0,00075195</text:p>
          </table:table-cell>
          <table:table-cell office:value-type="float" office:value="0.5940672" calcext:value-type="float">
            <text:p>0,5940672</text:p>
          </table:table-cell>
          <table:table-cell table:formula="of:=[.A213]-[.E213]" office:value-type="float" office:value="3.33110045" calcext:value-type="float">
            <text:p>3,33110045</text:p>
          </table:table-cell>
          <table:table-cell table:formula="of:=[.B213]-[.D213]" office:value-type="float" office:value="0.3724866" calcext:value-type="float">
            <text:p>0,3724866</text:p>
          </table:table-cell>
          <table:table-cell table:formula="of:=[.A213]-[.C213]" office:value-type="float" office:value="0.00185239999999975" calcext:value-type="float">
            <text:p>0,0018524</text:p>
          </table:table-cell>
          <table:table-cell table:formula="of:=[.G213]-[.C213]" office:value-type="float" office:value="0.00110044999999959" calcext:value-type="float">
            <text:p>0,00110045</text:p>
          </table:table-cell>
          <table:table-cell table:formula="of:=[.J213]/[.I213]" office:value-type="float" office:value="0.594067156121644" calcext:value-type="float">
            <text:p>0,5940671561</text:p>
          </table:table-cell>
          <table:table-cell table:formula="of:=[.D213]+[.H213]*[.K213]" office:value-type="float" office:value="-0.80120294484458" calcext:value-type="float">
            <text:p>-0,8012029448</text:p>
          </table:table-cell>
        </table:table-row>
        <table:table-row table:style-name="ro1">
          <table:table-cell office:value-type="float" office:value="3.334359" calcext:value-type="float">
            <text:p>3,334359</text:p>
          </table:table-cell>
          <table:table-cell office:value-type="float" office:value="-0.6499984" calcext:value-type="float">
            <text:p>-0,6499984</text:p>
          </table:table-cell>
          <table:table-cell office:value-type="float" office:value="3.331" calcext:value-type="float">
            <text:p>3,331</text:p>
          </table:table-cell>
          <table:table-cell office:value-type="float" office:value="-0.4287166" calcext:value-type="float">
            <text:p>-0,4287166</text:p>
          </table:table-cell>
          <table:table-cell office:value-type="float" office:value="0.00075195" calcext:value-type="float">
            <text:p>0,00075195</text:p>
          </table:table-cell>
          <table:table-cell office:value-type="float" office:value="0.7761387" calcext:value-type="float">
            <text:p>0,7761387</text:p>
          </table:table-cell>
          <table:table-cell table:formula="of:=[.A214]-[.E214]" office:value-type="float" office:value="3.33360705" calcext:value-type="float">
            <text:p>3,33360705</text:p>
          </table:table-cell>
          <table:table-cell table:formula="of:=[.B214]-[.D214]" office:value-type="float" office:value="-0.2212818" calcext:value-type="float">
            <text:p>-0,2212818</text:p>
          </table:table-cell>
          <table:table-cell table:formula="of:=[.A214]-[.C214]" office:value-type="float" office:value="0.00335900000000011" calcext:value-type="float">
            <text:p>0,003359</text:p>
          </table:table-cell>
          <table:table-cell table:formula="of:=[.G214]-[.C214]" office:value-type="float" office:value="0.00260704999999994" calcext:value-type="float">
            <text:p>0,00260705</text:p>
          </table:table-cell>
          <table:table-cell table:formula="of:=[.J214]/[.I214]" office:value-type="float" office:value="0.776138731765364" calcext:value-type="float">
            <text:p>0,7761387318</text:p>
          </table:table-cell>
          <table:table-cell table:formula="of:=[.D214]+[.H214]*[.K214]" office:value-type="float" office:value="-0.600461975614757" calcext:value-type="float">
            <text:p>-0,6004619756</text:p>
          </table:table-cell>
        </table:table-row>
        <table:table-row table:style-name="ro1">
          <table:table-cell office:value-type="float" office:value="3.3348608" calcext:value-type="float">
            <text:p>3,3348608</text:p>
          </table:table-cell>
          <table:table-cell office:value-type="float" office:value="-0.6499984" calcext:value-type="float">
            <text:p>-0,6499984</text:p>
          </table:table-cell>
          <table:table-cell office:value-type="float" office:value="3.334" calcext:value-type="float">
            <text:p>3,334</text:p>
          </table:table-cell>
          <table:table-cell office:value-type="float" office:value="-0.8217438" calcext:value-type="float">
            <text:p>-0,8217438</text:p>
          </table:table-cell>
          <table:table-cell office:value-type="float" office:value="0.00075195" calcext:value-type="float">
            <text:p>0,00075195</text:p>
          </table:table-cell>
          <table:table-cell office:value-type="float" office:value="0.1264521" calcext:value-type="float">
            <text:p>0,1264521</text:p>
          </table:table-cell>
          <table:table-cell table:formula="of:=[.A215]-[.E215]" office:value-type="float" office:value="3.33410885" calcext:value-type="float">
            <text:p>3,33410885</text:p>
          </table:table-cell>
          <table:table-cell table:formula="of:=[.B215]-[.D215]" office:value-type="float" office:value="0.1717454" calcext:value-type="float">
            <text:p>0,1717454</text:p>
          </table:table-cell>
          <table:table-cell table:formula="of:=[.A215]-[.C215]" office:value-type="float" office:value="0.000860799999999884" calcext:value-type="float">
            <text:p>0,0008608</text:p>
          </table:table-cell>
          <table:table-cell table:formula="of:=[.G215]-[.C215]" office:value-type="float" office:value="0.000108849999999716" calcext:value-type="float">
            <text:p>0,00010885</text:p>
          </table:table-cell>
          <table:table-cell table:formula="of:=[.J215]/[.I215]" office:value-type="float" office:value="0.126452137546156" calcext:value-type="float">
            <text:p>0,1264521375</text:p>
          </table:table-cell>
          <table:table-cell table:formula="of:=[.D215]+[.H215]*[.K215]" office:value-type="float" office:value="-0.80002622705628" calcext:value-type="float">
            <text:p>-0,8000262271</text:p>
          </table:table-cell>
        </table:table-row>
        <table:table-row table:style-name="ro1">
          <table:table-cell office:value-type="float" office:value="3.3629365" calcext:value-type="float">
            <text:p>3,3629365</text:p>
          </table:table-cell>
          <table:table-cell office:value-type="float" office:value="-0.1999984" calcext:value-type="float">
            <text:p>-0,1999984</text:p>
          </table:table-cell>
          <table:table-cell office:value-type="float" office:value="3.334" calcext:value-type="float">
            <text:p>3,334</text:p>
          </table:table-cell>
          <table:table-cell office:value-type="float" office:value="-0.6282809" calcext:value-type="float">
            <text:p>-0,6282809</text:p>
          </table:table-cell>
          <table:table-cell office:value-type="float" office:value="0.00050175" calcext:value-type="float">
            <text:p>0,00050175</text:p>
          </table:table-cell>
          <table:table-cell office:value-type="float" office:value="0.9826603" calcext:value-type="float">
            <text:p>0,9826603</text:p>
          </table:table-cell>
          <table:table-cell table:formula="of:=[.A216]-[.E216]" office:value-type="float" office:value="3.36243475" calcext:value-type="float">
            <text:p>3,36243475</text:p>
          </table:table-cell>
          <table:table-cell table:formula="of:=[.B216]-[.D216]" office:value-type="float" office:value="0.4282825" calcext:value-type="float">
            <text:p>0,4282825</text:p>
          </table:table-cell>
          <table:table-cell table:formula="of:=[.A216]-[.C216]" office:value-type="float" office:value="0.0289364999999999" calcext:value-type="float">
            <text:p>0,0289365</text:p>
          </table:table-cell>
          <table:table-cell table:formula="of:=[.G216]-[.C216]" office:value-type="float" office:value="0.0284347499999997" calcext:value-type="float">
            <text:p>0,02843475</text:p>
          </table:table-cell>
          <table:table-cell table:formula="of:=[.J216]/[.I216]" office:value-type="float" office:value="0.982660307915602" calcext:value-type="float">
            <text:p>0,9826603079</text:p>
          </table:table-cell>
          <table:table-cell table:formula="of:=[.D216]+[.H216]*[.K216]" office:value-type="float" office:value="-0.207424686675136" calcext:value-type="float">
            <text:p>-0,2074246867</text:p>
          </table:table-cell>
        </table:table-row>
        <table:table-row table:style-name="ro1">
          <table:table-cell office:value-type="float" office:value="3.3649406" calcext:value-type="float">
            <text:p>3,3649406</text:p>
          </table:table-cell>
          <table:table-cell office:value-type="float" office:value="-0.1999984" calcext:value-type="float">
            <text:p>-0,1999984</text:p>
          </table:table-cell>
          <table:table-cell office:value-type="float" office:value="3.362" calcext:value-type="float">
            <text:p>3,362</text:p>
          </table:table-cell>
          <table:table-cell office:value-type="float" office:value="0.2208578" calcext:value-type="float">
            <text:p>0,2208578</text:p>
          </table:table-cell>
          <table:table-cell office:value-type="float" office:value="0.00075175" calcext:value-type="float">
            <text:p>0,00075175</text:p>
          </table:table-cell>
          <table:table-cell office:value-type="float" office:value="0.7443549" calcext:value-type="float">
            <text:p>0,7443549</text:p>
          </table:table-cell>
          <table:table-cell table:formula="of:=[.A217]-[.E217]" office:value-type="float" office:value="3.36418885" calcext:value-type="float">
            <text:p>3,36418885</text:p>
          </table:table-cell>
          <table:table-cell table:formula="of:=[.B217]-[.D217]" office:value-type="float" office:value="-0.4208562" calcext:value-type="float">
            <text:p>-0,4208562</text:p>
          </table:table-cell>
          <table:table-cell table:formula="of:=[.A217]-[.C217]" office:value-type="float" office:value="0.00294060000000007" calcext:value-type="float">
            <text:p>0,0029406</text:p>
          </table:table-cell>
          <table:table-cell table:formula="of:=[.G217]-[.C217]" office:value-type="float" office:value="0.00218885000000002" calcext:value-type="float">
            <text:p>0,00218885</text:p>
          </table:table-cell>
          <table:table-cell table:formula="of:=[.J217]/[.I217]" office:value-type="float" office:value="0.744354893559126" calcext:value-type="float">
            <text:p>0,7443548936</text:p>
          </table:table-cell>
          <table:table-cell table:formula="of:=[.D217]+[.H217]*[.K217]" office:value-type="float" office:value="-0.0924085719546984" calcext:value-type="float">
            <text:p>-0,092408572</text:p>
          </table:table-cell>
        </table:table-row>
        <table:table-row table:style-name="ro1">
          <table:table-cell office:value-type="float" office:value="3.3669462" calcext:value-type="float">
            <text:p>3,3669462</text:p>
          </table:table-cell>
          <table:table-cell office:value-type="float" office:value="-0.1999984" calcext:value-type="float">
            <text:p>-0,1999984</text:p>
          </table:table-cell>
          <table:table-cell office:value-type="float" office:value="3.364" calcext:value-type="float">
            <text:p>3,364</text:p>
          </table:table-cell>
          <table:table-cell office:value-type="float" office:value="-0.5132648" calcext:value-type="float">
            <text:p>-0,5132648</text:p>
          </table:table-cell>
          <table:table-cell office:value-type="float" office:value="0.00075175" calcext:value-type="float">
            <text:p>0,00075175</text:p>
          </table:table-cell>
          <table:table-cell office:value-type="float" office:value="0.7448408" calcext:value-type="float">
            <text:p>0,7448408</text:p>
          </table:table-cell>
          <table:table-cell table:formula="of:=[.A218]-[.E218]" office:value-type="float" office:value="3.36619445" calcext:value-type="float">
            <text:p>3,36619445</text:p>
          </table:table-cell>
          <table:table-cell table:formula="of:=[.B218]-[.D218]" office:value-type="float" office:value="0.3132664" calcext:value-type="float">
            <text:p>0,3132664</text:p>
          </table:table-cell>
          <table:table-cell table:formula="of:=[.A218]-[.C218]" office:value-type="float" office:value="0.00294620000000023" calcext:value-type="float">
            <text:p>0,0029462</text:p>
          </table:table-cell>
          <table:table-cell table:formula="of:=[.G218]-[.C218]" office:value-type="float" office:value="0.00219445000000018" calcext:value-type="float">
            <text:p>0,00219445</text:p>
          </table:table-cell>
          <table:table-cell table:formula="of:=[.J218]/[.I218]" office:value-type="float" office:value="0.744840811893289" calcext:value-type="float">
            <text:p>0,7448408119</text:p>
          </table:table-cell>
          <table:table-cell table:formula="of:=[.D218]+[.H218]*[.K218]" office:value-type="float" office:value="-0.279931200285112" calcext:value-type="float">
            <text:p>-0,2799312003</text:p>
          </table:table-cell>
        </table:table-row>
        <table:table-row table:style-name="ro1">
          <table:table-cell office:value-type="float" office:value="3.3679488" calcext:value-type="float">
            <text:p>3,3679488</text:p>
          </table:table-cell>
          <table:table-cell office:value-type="float" office:value="-0.1999984" calcext:value-type="float">
            <text:p>-0,1999984</text:p>
          </table:table-cell>
          <table:table-cell office:value-type="float" office:value="3.366" calcext:value-type="float">
            <text:p>3,366</text:p>
          </table:table-cell>
          <table:table-cell office:value-type="float" office:value="0.03333516" calcext:value-type="float">
            <text:p>0,03333516</text:p>
          </table:table-cell>
          <table:table-cell office:value-type="float" office:value="0.00075175" calcext:value-type="float">
            <text:p>0,00075175</text:p>
          </table:table-cell>
          <table:table-cell office:value-type="float" office:value="0.6142498" calcext:value-type="float">
            <text:p>0,6142498</text:p>
          </table:table-cell>
          <table:table-cell table:formula="of:=[.A219]-[.E219]" office:value-type="float" office:value="3.36719705" calcext:value-type="float">
            <text:p>3,36719705</text:p>
          </table:table-cell>
          <table:table-cell table:formula="of:=[.B219]-[.D219]" office:value-type="float" office:value="-0.23333356" calcext:value-type="float">
            <text:p>-0,23333356</text:p>
          </table:table-cell>
          <table:table-cell table:formula="of:=[.A219]-[.C219]" office:value-type="float" office:value="0.00194879999999964" calcext:value-type="float">
            <text:p>0,0019488</text:p>
          </table:table-cell>
          <table:table-cell table:formula="of:=[.G219]-[.C219]" office:value-type="float" office:value="0.00119704999999959" calcext:value-type="float">
            <text:p>0,00119705</text:p>
          </table:table-cell>
          <table:table-cell table:formula="of:=[.J219]/[.I219]" office:value-type="float" office:value="0.614249794745387" calcext:value-type="float">
            <text:p>0,6142497947</text:p>
          </table:table-cell>
          <table:table-cell table:formula="of:=[.D219]+[.H219]*[.K219]" office:value-type="float" office:value="-0.10998993133721" calcext:value-type="float">
            <text:p>-0,1099899313</text:p>
          </table:table-cell>
        </table:table-row>
        <table:table-row table:style-name="ro1">
          <table:table-cell office:value-type="float" office:value="3.3684503" calcext:value-type="float">
            <text:p>3,3684503</text:p>
          </table:table-cell>
          <table:table-cell office:value-type="float" office:value="-0.1999984" calcext:value-type="float">
            <text:p>-0,1999984</text:p>
          </table:table-cell>
          <table:table-cell office:value-type="float" office:value="3.367" calcext:value-type="float">
            <text:p>3,367</text:p>
          </table:table-cell>
          <table:table-cell office:value-type="float" office:value="-0.3433235" calcext:value-type="float">
            <text:p>-0,34332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20]-[.E220]" office:value-type="float" office:value="3.3684503" calcext:value-type="float">
            <text:p>3,3684503</text:p>
          </table:table-cell>
          <table:table-cell table:formula="of:=[.B220]-[.D220]" office:value-type="float" office:value="0.1433251" calcext:value-type="float">
            <text:p>0,1433251</text:p>
          </table:table-cell>
          <table:table-cell table:formula="of:=[.A220]-[.C220]" office:value-type="float" office:value="0.00145030000000013" calcext:value-type="float">
            <text:p>0,0014503</text:p>
          </table:table-cell>
          <table:table-cell table:formula="of:=[.G220]-[.C220]" office:value-type="float" office:value="0.00145030000000013" calcext:value-type="float">
            <text:p>0,0014503</text:p>
          </table:table-cell>
          <table:table-cell table:formula="of:=[.J220]/[.I220]" office:value-type="float" office:value="1" calcext:value-type="float">
            <text:p>1</text:p>
          </table:table-cell>
          <table:table-cell table:formula="of:=[.D220]+[.H220]*[.K220]" office:value-type="float" office:value="-0.1999984" calcext:value-type="float">
            <text:p>-0,1999984</text:p>
          </table:table-cell>
        </table:table-row>
        <table:table-row table:style-name="ro1">
          <table:table-cell office:value-type="float" office:value="3.3689516" calcext:value-type="float">
            <text:p>3,3689516</text:p>
          </table:table-cell>
          <table:table-cell office:value-type="float" office:value="-0.1999984" calcext:value-type="float">
            <text:p>-0,1999984</text:p>
          </table:table-cell>
          <table:table-cell office:value-type="float" office:value="3.368" calcext:value-type="float">
            <text:p>3,368</text:p>
          </table:table-cell>
          <table:table-cell office:value-type="float" office:value="-0.05667332" calcext:value-type="float">
            <text:p>-0,056673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21]-[.E221]" office:value-type="float" office:value="3.3689516" calcext:value-type="float">
            <text:p>3,3689516</text:p>
          </table:table-cell>
          <table:table-cell table:formula="of:=[.B221]-[.D221]" office:value-type="float" office:value="-0.14332508" calcext:value-type="float">
            <text:p>-0,14332508</text:p>
          </table:table-cell>
          <table:table-cell table:formula="of:=[.A221]-[.C221]" office:value-type="float" office:value="0.000951600000000052" calcext:value-type="float">
            <text:p>0,0009516</text:p>
          </table:table-cell>
          <table:table-cell table:formula="of:=[.G221]-[.C221]" office:value-type="float" office:value="0.000951600000000052" calcext:value-type="float">
            <text:p>0,0009516</text:p>
          </table:table-cell>
          <table:table-cell table:formula="of:=[.J221]/[.I221]" office:value-type="float" office:value="1" calcext:value-type="float">
            <text:p>1</text:p>
          </table:table-cell>
          <table:table-cell table:formula="of:=[.D221]+[.H221]*[.K221]" office:value-type="float" office:value="-0.1999984" calcext:value-type="float">
            <text:p>-0,1999984</text:p>
          </table:table-cell>
        </table:table-row>
        <table:table-row table:style-name="ro1">
          <table:table-cell office:value-type="float" office:value="3.3968426" calcext:value-type="float">
            <text:p>3,3968426</text:p>
          </table:table-cell>
          <table:table-cell office:value-type="float" office:value="0.2500016" calcext:value-type="float">
            <text:p>0,2500016</text:p>
          </table:table-cell>
          <table:table-cell office:value-type="float" office:value="3.369" calcext:value-type="float">
            <text:p>3,369</text:p>
          </table:table-cell>
          <table:table-cell office:value-type="float" office:value="-0.3433235" calcext:value-type="float">
            <text:p>-0,3433235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09976" calcext:value-type="float">
            <text:p>0,9909976</text:p>
          </table:table-cell>
          <table:table-cell table:formula="of:=[.A222]-[.E222]" office:value-type="float" office:value="3.39659195" calcext:value-type="float">
            <text:p>3,39659195</text:p>
          </table:table-cell>
          <table:table-cell table:formula="of:=[.B222]-[.D222]" office:value-type="float" office:value="0.5933251" calcext:value-type="float">
            <text:p>0,5933251</text:p>
          </table:table-cell>
          <table:table-cell table:formula="of:=[.A222]-[.C222]" office:value-type="float" office:value="0.0278426" calcext:value-type="float">
            <text:p>0,0278426</text:p>
          </table:table-cell>
          <table:table-cell table:formula="of:=[.G222]-[.C222]" office:value-type="float" office:value="0.0275919500000001" calcext:value-type="float">
            <text:p>0,02759195</text:p>
          </table:table-cell>
          <table:table-cell table:formula="of:=[.J222]/[.I222]" office:value-type="float" office:value="0.990997607982017" calcext:value-type="float">
            <text:p>0,990997608</text:p>
          </table:table-cell>
          <table:table-cell table:formula="of:=[.D222]+[.H222]*[.K222]" office:value-type="float" office:value="0.244660254855691" calcext:value-type="float">
            <text:p>0,2446602549</text:p>
          </table:table-cell>
        </table:table-row>
        <table:table-row table:style-name="ro1">
          <table:table-cell office:value-type="float" office:value="3.3998551" calcext:value-type="float">
            <text:p>3,3998551</text:p>
          </table:table-cell>
          <table:table-cell office:value-type="float" office:value="0.2500016" calcext:value-type="float">
            <text:p>0,2500016</text:p>
          </table:table-cell>
          <table:table-cell office:value-type="float" office:value="3.397" calcext:value-type="float">
            <text:p>3,397</text:p>
          </table:table-cell>
          <table:table-cell office:value-type="float" office:value="0.8379854" calcext:value-type="float">
            <text:p>0,8379854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122097" calcext:value-type="float">
            <text:p>0,9122097</text:p>
          </table:table-cell>
          <table:table-cell table:formula="of:=[.A223]-[.E223]" office:value-type="float" office:value="3.39960445" calcext:value-type="float">
            <text:p>3,39960445</text:p>
          </table:table-cell>
          <table:table-cell table:formula="of:=[.B223]-[.D223]" office:value-type="float" office:value="-0.5879838" calcext:value-type="float">
            <text:p>-0,5879838</text:p>
          </table:table-cell>
          <table:table-cell table:formula="of:=[.A223]-[.C223]" office:value-type="float" office:value="0.00285509999999967" calcext:value-type="float">
            <text:p>0,0028551</text:p>
          </table:table-cell>
          <table:table-cell table:formula="of:=[.G223]-[.C223]" office:value-type="float" office:value="0.00260444999999976" calcext:value-type="float">
            <text:p>0,00260445</text:p>
          </table:table-cell>
          <table:table-cell table:formula="of:=[.J223]/[.I223]" office:value-type="float" office:value="0.912209729956941" calcext:value-type="float">
            <text:p>0,91220973</text:p>
          </table:table-cell>
          <table:table-cell table:formula="of:=[.D223]+[.H223]*[.K223]" office:value-type="float" office:value="0.301620856582944" calcext:value-type="float">
            <text:p>0,3016208566</text:p>
          </table:table-cell>
        </table:table-row>
        <table:table-row table:style-name="ro1">
          <table:table-cell office:value-type="float" office:value="3.402362" calcext:value-type="float">
            <text:p>3,402362</text:p>
          </table:table-cell>
          <table:table-cell office:value-type="float" office:value="0.2500016" calcext:value-type="float">
            <text:p>0,2500016</text:p>
          </table:table-cell>
          <table:table-cell office:value-type="float" office:value="3.4" calcext:value-type="float">
            <text:p>3,4</text:p>
          </table:table-cell>
          <table:table-cell office:value-type="float" office:value="-0.2863629" calcext:value-type="float">
            <text:p>-0,2863629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5755081" calcext:value-type="float">
            <text:p>0,5755081</text:p>
          </table:table-cell>
          <table:table-cell table:formula="of:=[.A224]-[.E224]" office:value-type="float" office:value="3.40135935" calcext:value-type="float">
            <text:p>3,40135935</text:p>
          </table:table-cell>
          <table:table-cell table:formula="of:=[.B224]-[.D224]" office:value-type="float" office:value="0.5363645" calcext:value-type="float">
            <text:p>0,5363645</text:p>
          </table:table-cell>
          <table:table-cell table:formula="of:=[.A224]-[.C224]" office:value-type="float" office:value="0.0023620000000002" calcext:value-type="float">
            <text:p>0,002362</text:p>
          </table:table-cell>
          <table:table-cell table:formula="of:=[.G224]-[.C224]" office:value-type="float" office:value="0.00135934999999998" calcext:value-type="float">
            <text:p>0,00135935</text:p>
          </table:table-cell>
          <table:table-cell table:formula="of:=[.J224]/[.I224]" office:value-type="float" office:value="0.575508044030427" calcext:value-type="float">
            <text:p>0,575508044</text:p>
          </table:table-cell>
          <table:table-cell table:formula="of:=[.D224]+[.H224]*[.K224]" office:value-type="float" office:value="0.0223191842823577" calcext:value-type="float">
            <text:p>0,0223191843</text:p>
          </table:table-cell>
        </table:table-row>
        <table:table-row table:style-name="ro1">
          <table:table-cell office:value-type="float" office:value="3.4033648" calcext:value-type="float">
            <text:p>3,4033648</text:p>
          </table:table-cell>
          <table:table-cell office:value-type="float" office:value="0.2500016" calcext:value-type="float">
            <text:p>0,2500016</text:p>
          </table:table-cell>
          <table:table-cell office:value-type="float" office:value="3.401" calcext:value-type="float">
            <text:p>3,401</text:p>
          </table:table-cell>
          <table:table-cell office:value-type="float" office:value="0.5586838" calcext:value-type="float">
            <text:p>0,5586838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5760106" calcext:value-type="float">
            <text:p>0,5760106</text:p>
          </table:table-cell>
          <table:table-cell table:formula="of:=[.A225]-[.E225]" office:value-type="float" office:value="3.40236215" calcext:value-type="float">
            <text:p>3,40236215</text:p>
          </table:table-cell>
          <table:table-cell table:formula="of:=[.B225]-[.D225]" office:value-type="float" office:value="-0.3086822" calcext:value-type="float">
            <text:p>-0,3086822</text:p>
          </table:table-cell>
          <table:table-cell table:formula="of:=[.A225]-[.C225]" office:value-type="float" office:value="0.00236480000000006" calcext:value-type="float">
            <text:p>0,0023648</text:p>
          </table:table-cell>
          <table:table-cell table:formula="of:=[.G225]-[.C225]" office:value-type="float" office:value="0.00136214999999984" calcext:value-type="float">
            <text:p>0,00136215</text:p>
          </table:table-cell>
          <table:table-cell table:formula="of:=[.J225]/[.I225]" office:value-type="float" office:value="0.576010656292206" calcext:value-type="float">
            <text:p>0,5760106563</text:p>
          </table:table-cell>
          <table:table-cell table:formula="of:=[.D225]+[.H225]*[.K225]" office:value-type="float" office:value="0.380879563392278" calcext:value-type="float">
            <text:p>0,3808795634</text:p>
          </table:table-cell>
        </table:table-row>
        <table:table-row table:style-name="ro1">
          <table:table-cell office:value-type="float" office:value="3.4048694" calcext:value-type="float">
            <text:p>3,4048694</text:p>
          </table:table-cell>
          <table:table-cell office:value-type="float" office:value="0.2500016" calcext:value-type="float">
            <text:p>0,2500016</text:p>
          </table:table-cell>
          <table:table-cell office:value-type="float" office:value="3.402" calcext:value-type="float">
            <text:p>3,402</text:p>
          </table:table-cell>
          <table:table-cell office:value-type="float" office:value="0.07219741" calcext:value-type="float">
            <text:p>0,07219741</text:p>
          </table:table-cell>
          <table:table-cell office:value-type="float" office:value="0.00050165" calcext:value-type="float">
            <text:p>0,00050165</text:p>
          </table:table-cell>
          <table:table-cell office:value-type="float" office:value="0.8251725" calcext:value-type="float">
            <text:p>0,8251725</text:p>
          </table:table-cell>
          <table:table-cell table:formula="of:=[.A226]-[.E226]" office:value-type="float" office:value="3.40436775" calcext:value-type="float">
            <text:p>3,40436775</text:p>
          </table:table-cell>
          <table:table-cell table:formula="of:=[.B226]-[.D226]" office:value-type="float" office:value="0.17780419" calcext:value-type="float">
            <text:p>0,17780419</text:p>
          </table:table-cell>
          <table:table-cell table:formula="of:=[.A226]-[.C226]" office:value-type="float" office:value="0.0028693999999998" calcext:value-type="float">
            <text:p>0,0028694</text:p>
          </table:table-cell>
          <table:table-cell table:formula="of:=[.G226]-[.C226]" office:value-type="float" office:value="0.00236774999999989" calcext:value-type="float">
            <text:p>0,00236775</text:p>
          </table:table-cell>
          <table:table-cell table:formula="of:=[.J226]/[.I226]" office:value-type="float" office:value="0.825172509932409" calcext:value-type="float">
            <text:p>0,8251725099</text:p>
          </table:table-cell>
          <table:table-cell table:formula="of:=[.D226]+[.H226]*[.K226]" office:value-type="float" office:value="0.218916539738799" calcext:value-type="float">
            <text:p>0,2189165397</text:p>
          </table:table-cell>
        </table:table-row>
        <table:table-row table:style-name="ro1">
          <table:table-cell office:value-type="float" office:value="3.406874" calcext:value-type="float">
            <text:p>3,406874</text:p>
          </table:table-cell>
          <table:table-cell office:value-type="float" office:value="0.4000016" calcext:value-type="float">
            <text:p>0,4000016</text:p>
          </table:table-cell>
          <table:table-cell office:value-type="float" office:value="3.404" calcext:value-type="float">
            <text:p>3,404</text:p>
          </table:table-cell>
          <table:table-cell office:value-type="float" office:value="0.3967208" calcext:value-type="float">
            <text:p>0,3967208</text:p>
          </table:table-cell>
          <table:table-cell office:value-type="float" office:value="0.00050165" calcext:value-type="float">
            <text:p>0,00050165</text:p>
          </table:table-cell>
          <table:table-cell office:value-type="float" office:value="0.8254523" calcext:value-type="float">
            <text:p>0,8254523</text:p>
          </table:table-cell>
          <table:table-cell table:formula="of:=[.A227]-[.E227]" office:value-type="float" office:value="3.40637235" calcext:value-type="float">
            <text:p>3,40637235</text:p>
          </table:table-cell>
          <table:table-cell table:formula="of:=[.B227]-[.D227]" office:value-type="float" office:value="0.00328079999999997" calcext:value-type="float">
            <text:p>0,0032808</text:p>
          </table:table-cell>
          <table:table-cell table:formula="of:=[.A227]-[.C227]" office:value-type="float" office:value="0.00287400000000027" calcext:value-type="float">
            <text:p>0,002874</text:p>
          </table:table-cell>
          <table:table-cell table:formula="of:=[.G227]-[.C227]" office:value-type="float" office:value="0.00237235000000036" calcext:value-type="float">
            <text:p>0,00237235</text:p>
          </table:table-cell>
          <table:table-cell table:formula="of:=[.J227]/[.I227]" office:value-type="float" office:value="0.825452331245698" calcext:value-type="float">
            <text:p>0,8254523312</text:p>
          </table:table-cell>
          <table:table-cell table:formula="of:=[.D227]+[.H227]*[.K227]" office:value-type="float" office:value="0.399428944008351" calcext:value-type="float">
            <text:p>0,399428944</text:p>
          </table:table-cell>
        </table:table-row>
        <table:table-row table:style-name="ro1">
          <table:table-cell office:value-type="float" office:value="3.4304421" calcext:value-type="float">
            <text:p>3,4304421</text:p>
          </table:table-cell>
          <table:table-cell office:value-type="float" office:value="0.7000016" calcext:value-type="float">
            <text:p>0,7000016</text:p>
          </table:table-cell>
          <table:table-cell office:value-type="float" office:value="3.406" calcext:value-type="float">
            <text:p>3,406</text:p>
          </table:table-cell>
          <table:table-cell office:value-type="float" office:value="0.4027098" calcext:value-type="float">
            <text:p>0,4027098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897451" calcext:value-type="float">
            <text:p>0,9897451</text:p>
          </table:table-cell>
          <table:table-cell table:formula="of:=[.A228]-[.E228]" office:value-type="float" office:value="3.43019145" calcext:value-type="float">
            <text:p>3,43019145</text:p>
          </table:table-cell>
          <table:table-cell table:formula="of:=[.B228]-[.D228]" office:value-type="float" office:value="0.2972918" calcext:value-type="float">
            <text:p>0,2972918</text:p>
          </table:table-cell>
          <table:table-cell table:formula="of:=[.A228]-[.C228]" office:value-type="float" office:value="0.0244420999999999" calcext:value-type="float">
            <text:p>0,0244421</text:p>
          </table:table-cell>
          <table:table-cell table:formula="of:=[.G228]-[.C228]" office:value-type="float" office:value="0.02419145" calcext:value-type="float">
            <text:p>0,02419145</text:p>
          </table:table-cell>
          <table:table-cell table:formula="of:=[.J228]/[.I228]" office:value-type="float" office:value="0.989745152830571" calcext:value-type="float">
            <text:p>0,9897451528</text:p>
          </table:table-cell>
          <table:table-cell table:formula="of:=[.D228]+[.H228]*[.K228]" office:value-type="float" office:value="0.696952918026275" calcext:value-type="float">
            <text:p>0,696952918</text:p>
          </table:table-cell>
        </table:table-row>
        <table:table-row table:style-name="ro1">
          <table:table-cell office:value-type="float" office:value="3.4314452" calcext:value-type="float">
            <text:p>3,4314452</text:p>
          </table:table-cell>
          <table:table-cell office:value-type="float" office:value="0.7000016" calcext:value-type="float">
            <text:p>0,7000016</text:p>
          </table:table-cell>
          <table:table-cell office:value-type="float" office:value="3.43" calcext:value-type="float">
            <text:p>3,43</text:p>
          </table:table-cell>
          <table:table-cell office:value-type="float" office:value="0.9942447" calcext:value-type="float">
            <text:p>0,9942447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265638" calcext:value-type="float">
            <text:p>0,8265638</text:p>
          </table:table-cell>
          <table:table-cell table:formula="of:=[.A229]-[.E229]" office:value-type="float" office:value="3.43119455" calcext:value-type="float">
            <text:p>3,43119455</text:p>
          </table:table-cell>
          <table:table-cell table:formula="of:=[.B229]-[.D229]" office:value-type="float" office:value="-0.2942431" calcext:value-type="float">
            <text:p>-0,2942431</text:p>
          </table:table-cell>
          <table:table-cell table:formula="of:=[.A229]-[.C229]" office:value-type="float" office:value="0.00144519999999959" calcext:value-type="float">
            <text:p>0,0014452</text:p>
          </table:table-cell>
          <table:table-cell table:formula="of:=[.G229]-[.C229]" office:value-type="float" office:value="0.00119454999999968" calcext:value-type="float">
            <text:p>0,00119455</text:p>
          </table:table-cell>
          <table:table-cell table:formula="of:=[.J229]/[.I229]" office:value-type="float" office:value="0.826563797398299" calcext:value-type="float">
            <text:p>0,8265637974</text:p>
          </table:table-cell>
          <table:table-cell table:formula="of:=[.D229]+[.H229]*[.K229]" office:value-type="float" office:value="0.751034005905753" calcext:value-type="float">
            <text:p>0,7510340059</text:p>
          </table:table-cell>
        </table:table-row>
        <table:table-row table:style-name="ro1">
          <table:table-cell office:value-type="float" office:value="3.4334503" calcext:value-type="float">
            <text:p>3,4334503</text:p>
          </table:table-cell>
          <table:table-cell office:value-type="float" office:value="0.7000016" calcext:value-type="float">
            <text:p>0,7000016</text:p>
          </table:table-cell>
          <table:table-cell office:value-type="float" office:value="3.431" calcext:value-type="float">
            <text:p>3,431</text:p>
          </table:table-cell>
          <table:table-cell office:value-type="float" office:value="0.4567909" calcext:value-type="float">
            <text:p>0,4567909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6930784" calcext:value-type="float">
            <text:p>0,6930784</text:p>
          </table:table-cell>
          <table:table-cell table:formula="of:=[.A230]-[.E230]" office:value-type="float" office:value="3.43269825" calcext:value-type="float">
            <text:p>3,43269825</text:p>
          </table:table-cell>
          <table:table-cell table:formula="of:=[.B230]-[.D230]" office:value-type="float" office:value="0.2432107" calcext:value-type="float">
            <text:p>0,2432107</text:p>
          </table:table-cell>
          <table:table-cell table:formula="of:=[.A230]-[.C230]" office:value-type="float" office:value="0.00245030000000002" calcext:value-type="float">
            <text:p>0,0024503</text:p>
          </table:table-cell>
          <table:table-cell table:formula="of:=[.G230]-[.C230]" office:value-type="float" office:value="0.00169825000000001" calcext:value-type="float">
            <text:p>0,00169825</text:p>
          </table:table-cell>
          <table:table-cell table:formula="of:=[.J230]/[.I230]" office:value-type="float" office:value="0.693078398563442" calcext:value-type="float">
            <text:p>0,6930783986</text:p>
          </table:table-cell>
          <table:table-cell table:formula="of:=[.D230]+[.H230]*[.K230]" office:value-type="float" office:value="0.625354982469494" calcext:value-type="float">
            <text:p>0,6253549825</text:p>
          </table:table-cell>
        </table:table-row>
        <table:table-row table:style-name="ro1">
          <table:table-cell office:value-type="float" office:value="3.4349538" calcext:value-type="float">
            <text:p>3,4349538</text:p>
          </table:table-cell>
          <table:table-cell office:value-type="float" office:value="0.7000016" calcext:value-type="float">
            <text:p>0,7000016</text:p>
          </table:table-cell>
          <table:table-cell office:value-type="float" office:value="3.433" calcext:value-type="float">
            <text:p>3,433</text:p>
          </table:table-cell>
          <table:table-cell office:value-type="float" office:value="0.8685657" calcext:value-type="float">
            <text:p>0,8685657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7434999" calcext:value-type="float">
            <text:p>0,7434999</text:p>
          </table:table-cell>
          <table:table-cell table:formula="of:=[.A231]-[.E231]" office:value-type="float" office:value="3.43445265" calcext:value-type="float">
            <text:p>3,43445265</text:p>
          </table:table-cell>
          <table:table-cell table:formula="of:=[.B231]-[.D231]" office:value-type="float" office:value="-0.1685641" calcext:value-type="float">
            <text:p>-0,1685641</text:p>
          </table:table-cell>
          <table:table-cell table:formula="of:=[.A231]-[.C231]" office:value-type="float" office:value="0.00195380000000034" calcext:value-type="float">
            <text:p>0,0019538</text:p>
          </table:table-cell>
          <table:table-cell table:formula="of:=[.G231]-[.C231]" office:value-type="float" office:value="0.0014526500000005" calcext:value-type="float">
            <text:p>0,00145265</text:p>
          </table:table-cell>
          <table:table-cell table:formula="of:=[.J231]/[.I231]" office:value-type="float" office:value="0.743499846453193" calcext:value-type="float">
            <text:p>0,7434998465</text:p>
          </table:table-cell>
          <table:table-cell table:formula="of:=[.D231]+[.H231]*[.K231]" office:value-type="float" office:value="0.743238317532479" calcext:value-type="float">
            <text:p>0,7432383175</text:p>
          </table:table-cell>
        </table:table-row>
        <table:table-row table:style-name="ro1">
          <table:table-cell office:value-type="float" office:value="3.442474" calcext:value-type="float">
            <text:p>3,442474</text:p>
          </table:table-cell>
          <table:table-cell office:value-type="float" office:value="0.7000016" calcext:value-type="float">
            <text:p>0,7000016</text:p>
          </table:table-cell>
          <table:table-cell office:value-type="float" office:value="3.434" calcext:value-type="float">
            <text:p>3,434</text:p>
          </table:table-cell>
          <table:table-cell office:value-type="float" office:value="0.5746742" calcext:value-type="float">
            <text:p>0,5746742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9408603" calcext:value-type="float">
            <text:p>0,9408603</text:p>
          </table:table-cell>
          <table:table-cell table:formula="of:=[.A232]-[.E232]" office:value-type="float" office:value="3.44197285" calcext:value-type="float">
            <text:p>3,44197285</text:p>
          </table:table-cell>
          <table:table-cell table:formula="of:=[.B232]-[.D232]" office:value-type="float" office:value="0.1253274" calcext:value-type="float">
            <text:p>0,1253274</text:p>
          </table:table-cell>
          <table:table-cell table:formula="of:=[.A232]-[.C232]" office:value-type="float" office:value="0.00847399999999965" calcext:value-type="float">
            <text:p>0,008474</text:p>
          </table:table-cell>
          <table:table-cell table:formula="of:=[.G232]-[.C232]" office:value-type="float" office:value="0.00797284999999981" calcext:value-type="float">
            <text:p>0,00797285</text:p>
          </table:table-cell>
          <table:table-cell table:formula="of:=[.J232]/[.I232]" office:value-type="float" office:value="0.940860278498954" calcext:value-type="float">
            <text:p>0,9408602785</text:p>
          </table:table-cell>
          <table:table-cell table:formula="of:=[.D232]+[.H232]*[.K232]" office:value-type="float" office:value="0.69258977246755" calcext:value-type="float">
            <text:p>0,6925897725</text:p>
          </table:table-cell>
        </table:table-row>
        <table:table-row table:style-name="ro1">
          <table:table-cell office:value-type="float" office:value="3.4434771" calcext:value-type="float">
            <text:p>3,4434771</text:p>
          </table:table-cell>
          <table:table-cell office:value-type="float" office:value="0.8500016" calcext:value-type="float">
            <text:p>0,8500016</text:p>
          </table:table-cell>
          <table:table-cell office:value-type="float" office:value="3.442" calcext:value-type="float">
            <text:p>3,442</text:p>
          </table:table-cell>
          <table:table-cell office:value-type="float" office:value="0.8179171" calcext:value-type="float">
            <text:p>0,8179171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6607203" calcext:value-type="float">
            <text:p>0,6607203</text:p>
          </table:table-cell>
          <table:table-cell table:formula="of:=[.A233]-[.E233]" office:value-type="float" office:value="3.44297595" calcext:value-type="float">
            <text:p>3,44297595</text:p>
          </table:table-cell>
          <table:table-cell table:formula="of:=[.B233]-[.D233]" office:value-type="float" office:value="0.0320845" calcext:value-type="float">
            <text:p>0,0320845</text:p>
          </table:table-cell>
          <table:table-cell table:formula="of:=[.A233]-[.C233]" office:value-type="float" office:value="0.00147709999999979" calcext:value-type="float">
            <text:p>0,0014771</text:p>
          </table:table-cell>
          <table:table-cell table:formula="of:=[.G233]-[.C233]" office:value-type="float" office:value="0.000975949999999948" calcext:value-type="float">
            <text:p>0,00097595</text:p>
          </table:table-cell>
          <table:table-cell table:formula="of:=[.J233]/[.I233]" office:value-type="float" office:value="0.66072033037715" calcext:value-type="float">
            <text:p>0,6607203304</text:p>
          </table:table-cell>
          <table:table-cell table:formula="of:=[.D233]+[.H233]*[.K233]" office:value-type="float" office:value="0.839115981439985" calcext:value-type="float">
            <text:p>0,8391159814</text:p>
          </table:table-cell>
        </table:table-row>
        <table:table-row table:style-name="ro1">
          <table:table-cell office:value-type="float" office:value="3.4640319" calcext:value-type="float">
            <text:p>3,4640319</text:p>
          </table:table-cell>
          <table:table-cell office:value-type="float" office:value="1.150002" calcext:value-type="float">
            <text:p>1,150002</text:p>
          </table:table-cell>
          <table:table-cell office:value-type="float" office:value="3.443" calcext:value-type="float">
            <text:p>3,443</text:p>
          </table:table-cell>
          <table:table-cell office:value-type="float" office:value="0.8712004" calcext:value-type="float">
            <text:p>0,8712004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9761719" calcext:value-type="float">
            <text:p>0,9761719</text:p>
          </table:table-cell>
          <table:table-cell table:formula="of:=[.A234]-[.E234]" office:value-type="float" office:value="3.46353075" calcext:value-type="float">
            <text:p>3,46353075</text:p>
          </table:table-cell>
          <table:table-cell table:formula="of:=[.B234]-[.D234]" office:value-type="float" office:value="0.2788016" calcext:value-type="float">
            <text:p>0,2788016</text:p>
          </table:table-cell>
          <table:table-cell table:formula="of:=[.A234]-[.C234]" office:value-type="float" office:value="0.0210319000000001" calcext:value-type="float">
            <text:p>0,0210319</text:p>
          </table:table-cell>
          <table:table-cell table:formula="of:=[.G234]-[.C234]" office:value-type="float" office:value="0.0205307500000003" calcext:value-type="float">
            <text:p>0,02053075</text:p>
          </table:table-cell>
          <table:table-cell table:formula="of:=[.J234]/[.I234]" office:value-type="float" office:value="0.976171910288664" calcext:value-type="float">
            <text:p>0,9761719103</text:p>
          </table:table-cell>
          <table:table-cell table:formula="of:=[.D234]+[.H234]*[.K234]" office:value-type="float" office:value="1.14335869046354" calcext:value-type="float">
            <text:p>1,1433586905</text:p>
          </table:table-cell>
        </table:table-row>
        <table:table-row table:style-name="ro1">
          <table:table-cell office:value-type="float" office:value="3.4655357" calcext:value-type="float">
            <text:p>3,4655357</text:p>
          </table:table-cell>
          <table:table-cell office:value-type="float" office:value="1.150002" calcext:value-type="float">
            <text:p>1,150002</text:p>
          </table:table-cell>
          <table:table-cell office:value-type="float" office:value="3.464" calcext:value-type="float">
            <text:p>3,464</text:p>
          </table:table-cell>
          <table:table-cell office:value-type="float" office:value="1.422159" calcext:value-type="float">
            <text:p>1,422159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6736668" calcext:value-type="float">
            <text:p>0,6736668</text:p>
          </table:table-cell>
          <table:table-cell table:formula="of:=[.A235]-[.E235]" office:value-type="float" office:value="3.46503455" calcext:value-type="float">
            <text:p>3,46503455</text:p>
          </table:table-cell>
          <table:table-cell table:formula="of:=[.B235]-[.D235]" office:value-type="float" office:value="-0.272157" calcext:value-type="float">
            <text:p>-0,272157</text:p>
          </table:table-cell>
          <table:table-cell table:formula="of:=[.A235]-[.C235]" office:value-type="float" office:value="0.00153570000000025" calcext:value-type="float">
            <text:p>0,0015357</text:p>
          </table:table-cell>
          <table:table-cell table:formula="of:=[.G235]-[.C235]" office:value-type="float" office:value="0.00103455000000041" calcext:value-type="float">
            <text:p>0,00103455</text:p>
          </table:table-cell>
          <table:table-cell table:formula="of:=[.J235]/[.I235]" office:value-type="float" office:value="0.67366673178371" calcext:value-type="float">
            <text:p>0,6736667318</text:p>
          </table:table-cell>
          <table:table-cell table:formula="of:=[.D235]+[.H235]*[.K235]" office:value-type="float" office:value="1.23881588327794" calcext:value-type="float">
            <text:p>1,2388158833</text:p>
          </table:table-cell>
        </table:table-row>
        <table:table-row table:style-name="ro1">
          <table:table-cell office:value-type="float" office:value="3.4675408" calcext:value-type="float">
            <text:p>3,4675408</text:p>
          </table:table-cell>
          <table:table-cell office:value-type="float" office:value="1.150002" calcext:value-type="float">
            <text:p>1,150002</text:p>
          </table:table-cell>
          <table:table-cell office:value-type="float" office:value="3.465" calcext:value-type="float">
            <text:p>3,465</text:p>
          </table:table-cell>
          <table:table-cell office:value-type="float" office:value="0.9666579" calcext:value-type="float">
            <text:p>0,9666579</text:p>
          </table:table-cell>
          <table:table-cell office:value-type="float" office:value="0.00075165" calcext:value-type="float">
            <text:p>0,00075165</text:p>
          </table:table-cell>
          <table:table-cell office:value-type="float" office:value="0.704168" calcext:value-type="float">
            <text:p>0,704168</text:p>
          </table:table-cell>
          <table:table-cell table:formula="of:=[.A236]-[.E236]" office:value-type="float" office:value="3.46678915" calcext:value-type="float">
            <text:p>3,46678915</text:p>
          </table:table-cell>
          <table:table-cell table:formula="of:=[.B236]-[.D236]" office:value-type="float" office:value="0.1833441" calcext:value-type="float">
            <text:p>0,1833441</text:p>
          </table:table-cell>
          <table:table-cell table:formula="of:=[.A236]-[.C236]" office:value-type="float" office:value="0.00254080000000023" calcext:value-type="float">
            <text:p>0,0025408</text:p>
          </table:table-cell>
          <table:table-cell table:formula="of:=[.G236]-[.C236]" office:value-type="float" office:value="0.00178915000000002" calcext:value-type="float">
            <text:p>0,00178915</text:p>
          </table:table-cell>
          <table:table-cell table:formula="of:=[.J236]/[.I236]" office:value-type="float" office:value="0.704167978589363" calcext:value-type="float">
            <text:p>0,7041679786</text:p>
          </table:table-cell>
          <table:table-cell table:formula="of:=[.D236]+[.H236]*[.K236]" office:value-type="float" office:value="1.09576294428329" calcext:value-type="float">
            <text:p>1,0957629443</text:p>
          </table:table-cell>
        </table:table-row>
        <table:table-row table:style-name="ro1">
          <table:table-cell office:value-type="float" office:value="3.4695469" calcext:value-type="float">
            <text:p>3,4695469</text:p>
          </table:table-cell>
          <table:table-cell office:value-type="float" office:value="1.150002" calcext:value-type="float">
            <text:p>1,150002</text:p>
          </table:table-cell>
          <table:table-cell office:value-type="float" office:value="3.467" calcext:value-type="float">
            <text:p>3,467</text:p>
          </table:table-cell>
          <table:table-cell office:value-type="float" office:value="1.279106" calcext:value-type="float">
            <text:p>1,279106</text:p>
          </table:table-cell>
          <table:table-cell office:value-type="float" office:value="0.00075165" calcext:value-type="float">
            <text:p>0,00075165</text:p>
          </table:table-cell>
          <table:table-cell office:value-type="float" office:value="0.7048765" calcext:value-type="float">
            <text:p>0,7048765</text:p>
          </table:table-cell>
          <table:table-cell table:formula="of:=[.A237]-[.E237]" office:value-type="float" office:value="3.46879525" calcext:value-type="float">
            <text:p>3,46879525</text:p>
          </table:table-cell>
          <table:table-cell table:formula="of:=[.B237]-[.D237]" office:value-type="float" office:value="-0.129104" calcext:value-type="float">
            <text:p>-0,129104</text:p>
          </table:table-cell>
          <table:table-cell table:formula="of:=[.A237]-[.C237]" office:value-type="float" office:value="0.00254690000000002" calcext:value-type="float">
            <text:p>0,0025469</text:p>
          </table:table-cell>
          <table:table-cell table:formula="of:=[.G237]-[.C237]" office:value-type="float" office:value="0.0017952499999998" calcext:value-type="float">
            <text:p>0,00179525</text:p>
          </table:table-cell>
          <table:table-cell table:formula="of:=[.J237]/[.I237]" office:value-type="float" office:value="0.704876516549449" calcext:value-type="float">
            <text:p>0,7048765165</text:p>
          </table:table-cell>
          <table:table-cell table:formula="of:=[.D237]+[.H237]*[.K237]" office:value-type="float" office:value="1.1881036222074" calcext:value-type="float">
            <text:p>1,1881036222</text:p>
          </table:table-cell>
        </table:table-row>
        <table:table-row table:style-name="ro1">
          <table:table-cell office:value-type="float" office:value="3.4976273" calcext:value-type="float">
            <text:p>3,4976273</text:p>
          </table:table-cell>
          <table:table-cell office:value-type="float" office:value="1.600001" calcext:value-type="float">
            <text:p>1,600001</text:p>
          </table:table-cell>
          <table:table-cell office:value-type="float" office:value="3.469" calcext:value-type="float">
            <text:p>3,469</text:p>
          </table:table-cell>
          <table:table-cell office:value-type="float" office:value="1.058999" calcext:value-type="float">
            <text:p>1,058999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9912356" calcext:value-type="float">
            <text:p>0,9912356</text:p>
          </table:table-cell>
          <table:table-cell table:formula="of:=[.A238]-[.E238]" office:value-type="float" office:value="3.4973764" calcext:value-type="float">
            <text:p>3,4973764</text:p>
          </table:table-cell>
          <table:table-cell table:formula="of:=[.B238]-[.D238]" office:value-type="float" office:value="0.541002" calcext:value-type="float">
            <text:p>0,541002</text:p>
          </table:table-cell>
          <table:table-cell table:formula="of:=[.A238]-[.C238]" office:value-type="float" office:value="0.0286273000000001" calcext:value-type="float">
            <text:p>0,0286273</text:p>
          </table:table-cell>
          <table:table-cell table:formula="of:=[.G238]-[.C238]" office:value-type="float" office:value="0.0283764" calcext:value-type="float">
            <text:p>0,0283764</text:p>
          </table:table-cell>
          <table:table-cell table:formula="of:=[.J238]/[.I238]" office:value-type="float" office:value="0.9912356387085" calcext:value-type="float">
            <text:p>0,9912356387</text:p>
          </table:table-cell>
          <table:table-cell table:formula="of:=[.D238]+[.H238]*[.K238]" office:value-type="float" office:value="1.59525946301258" calcext:value-type="float">
            <text:p>1,595259463</text:p>
          </table:table-cell>
        </table:table-row>
        <table:table-row table:style-name="ro1">
          <table:table-cell office:value-type="float" office:value="3.4986296" calcext:value-type="float">
            <text:p>3,4986296</text:p>
          </table:table-cell>
          <table:table-cell office:value-type="float" office:value="1.600001" calcext:value-type="float">
            <text:p>1,600001</text:p>
          </table:table-cell>
          <table:table-cell office:value-type="float" office:value="3.497" calcext:value-type="float">
            <text:p>3,497</text:p>
          </table:table-cell>
          <table:table-cell office:value-type="float" office:value="2.136263" calcext:value-type="float">
            <text:p>2,136263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8460358" calcext:value-type="float">
            <text:p>0,8460358</text:p>
          </table:table-cell>
          <table:table-cell table:formula="of:=[.A239]-[.E239]" office:value-type="float" office:value="3.4983787" calcext:value-type="float">
            <text:p>3,4983787</text:p>
          </table:table-cell>
          <table:table-cell table:formula="of:=[.B239]-[.D239]" office:value-type="float" office:value="-0.536262" calcext:value-type="float">
            <text:p>-0,536262</text:p>
          </table:table-cell>
          <table:table-cell table:formula="of:=[.A239]-[.C239]" office:value-type="float" office:value="0.00162960000000023" calcext:value-type="float">
            <text:p>0,0016296</text:p>
          </table:table-cell>
          <table:table-cell table:formula="of:=[.G239]-[.C239]" office:value-type="float" office:value="0.00137870000000007" calcext:value-type="float">
            <text:p>0,0013787</text:p>
          </table:table-cell>
          <table:table-cell table:formula="of:=[.J239]/[.I239]" office:value-type="float" office:value="0.846035837015139" calcext:value-type="float">
            <text:p>0,846035837</text:p>
          </table:table-cell>
          <table:table-cell table:formula="of:=[.D239]+[.H239]*[.K239]" office:value-type="float" office:value="1.68256612997059" calcext:value-type="float">
            <text:p>1,68256613</text:p>
          </table:table-cell>
        </table:table-row>
        <table:table-row table:style-name="ro1">
          <table:table-cell office:value-type="float" office:value="3.5006342" calcext:value-type="float">
            <text:p>3,5006342</text:p>
          </table:table-cell>
          <table:table-cell office:value-type="float" office:value="1.600001" calcext:value-type="float">
            <text:p>1,600001</text:p>
          </table:table-cell>
          <table:table-cell office:value-type="float" office:value="3.498" calcext:value-type="float">
            <text:p>3,498</text:p>
          </table:table-cell>
          <table:table-cell office:value-type="float" office:value="1.146305" calcext:value-type="float">
            <text:p>1,146305</text:p>
          </table:table-cell>
          <table:table-cell office:value-type="float" office:value="0.00075165" calcext:value-type="float">
            <text:p>0,00075165</text:p>
          </table:table-cell>
          <table:table-cell office:value-type="float" office:value="0.7146572" calcext:value-type="float">
            <text:p>0,7146572</text:p>
          </table:table-cell>
          <table:table-cell table:formula="of:=[.A240]-[.E240]" office:value-type="float" office:value="3.49988255" calcext:value-type="float">
            <text:p>3,49988255</text:p>
          </table:table-cell>
          <table:table-cell table:formula="of:=[.B240]-[.D240]" office:value-type="float" office:value="0.453696" calcext:value-type="float">
            <text:p>0,453696</text:p>
          </table:table-cell>
          <table:table-cell table:formula="of:=[.A240]-[.C240]" office:value-type="float" office:value="0.0026341999999997" calcext:value-type="float">
            <text:p>0,0026342</text:p>
          </table:table-cell>
          <table:table-cell table:formula="of:=[.G240]-[.C240]" office:value-type="float" office:value="0.00188254999999948" calcext:value-type="float">
            <text:p>0,00188255</text:p>
          </table:table-cell>
          <table:table-cell table:formula="of:=[.J240]/[.I240]" office:value-type="float" office:value="0.714657201427264" calcext:value-type="float">
            <text:p>0,7146572014</text:p>
          </table:table-cell>
          <table:table-cell table:formula="of:=[.D240]+[.H240]*[.K240]" office:value-type="float" office:value="1.47054211365874" calcext:value-type="float">
            <text:p>1,4705421137</text:p>
          </table:table-cell>
        </table:table-row>
        <table:table-row table:style-name="ro1">
          <table:table-cell office:value-type="float" office:value="3.5021388" calcext:value-type="float">
            <text:p>3,5021388</text:p>
          </table:table-cell>
          <table:table-cell office:value-type="float" office:value="1.600001" calcext:value-type="float">
            <text:p>1,600001</text:p>
          </table:table-cell>
          <table:table-cell office:value-type="float" office:value="3.5" calcext:value-type="float">
            <text:p>3,5</text:p>
          </table:table-cell>
          <table:table-cell office:value-type="float" office:value="1.924239" calcext:value-type="float">
            <text:p>1,924239</text:p>
          </table:table-cell>
          <table:table-cell office:value-type="float" office:value="0.00075165" calcext:value-type="float">
            <text:p>0,00075165</text:p>
          </table:table-cell>
          <table:table-cell office:value-type="float" office:value="0.6485646" calcext:value-type="float">
            <text:p>0,6485646</text:p>
          </table:table-cell>
          <table:table-cell table:formula="of:=[.A241]-[.E241]" office:value-type="float" office:value="3.50138715" calcext:value-type="float">
            <text:p>3,50138715</text:p>
          </table:table-cell>
          <table:table-cell table:formula="of:=[.B241]-[.D241]" office:value-type="float" office:value="-0.324238" calcext:value-type="float">
            <text:p>-0,324238</text:p>
          </table:table-cell>
          <table:table-cell table:formula="of:=[.A241]-[.C241]" office:value-type="float" office:value="0.0021388" calcext:value-type="float">
            <text:p>0,0021388</text:p>
          </table:table-cell>
          <table:table-cell table:formula="of:=[.G241]-[.C241]" office:value-type="float" office:value="0.00138714999999978" calcext:value-type="float">
            <text:p>0,00138715</text:p>
          </table:table-cell>
          <table:table-cell table:formula="of:=[.J241]/[.I241]" office:value-type="float" office:value="0.648564615672239" calcext:value-type="float">
            <text:p>0,6485646157</text:p>
          </table:table-cell>
          <table:table-cell table:formula="of:=[.D241]+[.H241]*[.K241]" office:value-type="float" office:value="1.71394970614366" calcext:value-type="float">
            <text:p>1,7139497061</text:p>
          </table:table-cell>
        </table:table-row>
        <table:table-row table:style-name="ro1">
          <table:table-cell office:value-type="float" office:value="3.5031416" calcext:value-type="float">
            <text:p>3,5031416</text:p>
          </table:table-cell>
          <table:table-cell office:value-type="float" office:value="1.600001" calcext:value-type="float">
            <text:p>1,600001</text:p>
          </table:table-cell>
          <table:table-cell office:value-type="float" office:value="3.501" calcext:value-type="float">
            <text:p>3,501</text:p>
          </table:table-cell>
          <table:table-cell office:value-type="float" office:value="1.389713" calcext:value-type="float">
            <text:p>1,389713</text:p>
          </table:table-cell>
          <table:table-cell office:value-type="float" office:value="0.00075165" calcext:value-type="float">
            <text:p>0,00075165</text:p>
          </table:table-cell>
          <table:table-cell office:value-type="float" office:value="0.6490241" calcext:value-type="float">
            <text:p>0,6490241</text:p>
          </table:table-cell>
          <table:table-cell table:formula="of:=[.A242]-[.E242]" office:value-type="float" office:value="3.50238995" calcext:value-type="float">
            <text:p>3,50238995</text:p>
          </table:table-cell>
          <table:table-cell table:formula="of:=[.B242]-[.D242]" office:value-type="float" office:value="0.210288" calcext:value-type="float">
            <text:p>0,210288</text:p>
          </table:table-cell>
          <table:table-cell table:formula="of:=[.A242]-[.C242]" office:value-type="float" office:value="0.0021416000000003" calcext:value-type="float">
            <text:p>0,0021416</text:p>
          </table:table-cell>
          <table:table-cell table:formula="of:=[.G242]-[.C242]" office:value-type="float" office:value="0.00138995000000008" calcext:value-type="float">
            <text:p>0,00138995</text:p>
          </table:table-cell>
          <table:table-cell table:formula="of:=[.J242]/[.I242]" office:value-type="float" office:value="0.649024094135175" calcext:value-type="float">
            <text:p>0,6490240941</text:p>
          </table:table-cell>
          <table:table-cell table:formula="of:=[.D242]+[.H242]*[.K242]" office:value-type="float" office:value="1.5261949787075" calcext:value-type="float">
            <text:p>1,5261949787</text:p>
          </table:table-cell>
        </table:table-row>
        <table:table-row table:style-name="ro1">
          <table:table-cell office:value-type="float" office:value="3.5326258" calcext:value-type="float">
            <text:p>3,5326258</text:p>
          </table:table-cell>
          <table:table-cell office:value-type="float" office:value="2.050001" calcext:value-type="float">
            <text:p>2,050001</text:p>
          </table:table-cell>
          <table:table-cell office:value-type="float" office:value="3.502" calcext:value-type="float">
            <text:p>3,502</text:p>
          </table:table-cell>
          <table:table-cell office:value-type="float" office:value="1.736484" calcext:value-type="float">
            <text:p>1,736484</text:p>
          </table:table-cell>
          <table:table-cell office:value-type="float" office:value="0.00075165" calcext:value-type="float">
            <text:p>0,00075165</text:p>
          </table:table-cell>
          <table:table-cell office:value-type="float" office:value="0.975457" calcext:value-type="float">
            <text:p>0,975457</text:p>
          </table:table-cell>
          <table:table-cell table:formula="of:=[.A243]-[.E243]" office:value-type="float" office:value="3.53187415" calcext:value-type="float">
            <text:p>3,53187415</text:p>
          </table:table-cell>
          <table:table-cell table:formula="of:=[.B243]-[.D243]" office:value-type="float" office:value="0.313517" calcext:value-type="float">
            <text:p>0,313517</text:p>
          </table:table-cell>
          <table:table-cell table:formula="of:=[.A243]-[.C243]" office:value-type="float" office:value="0.0306258000000001" calcext:value-type="float">
            <text:p>0,0306258</text:p>
          </table:table-cell>
          <table:table-cell table:formula="of:=[.G243]-[.C243]" office:value-type="float" office:value="0.0298741499999999" calcext:value-type="float">
            <text:p>0,02987415</text:p>
          </table:table-cell>
          <table:table-cell table:formula="of:=[.J243]/[.I243]" office:value-type="float" office:value="0.975456967654715" calcext:value-type="float">
            <text:p>0,9754569677</text:p>
          </table:table-cell>
          <table:table-cell table:formula="of:=[.D243]+[.H243]*[.K243]" office:value-type="float" office:value="2.0423063421282" calcext:value-type="float">
            <text:p>2,0423063421</text:p>
          </table:table-cell>
        </table:table-row>
        <table:table-row table:style-name="ro1">
          <table:table-cell office:value-type="float" office:value="3.536135" calcext:value-type="float">
            <text:p>3,536135</text:p>
          </table:table-cell>
          <table:table-cell office:value-type="float" office:value="2.050001" calcext:value-type="float">
            <text:p>2,050001</text:p>
          </table:table-cell>
          <table:table-cell office:value-type="float" office:value="3.532" calcext:value-type="float">
            <text:p>3,532</text:p>
          </table:table-cell>
          <table:table-cell office:value-type="float" office:value="2.355824" calcext:value-type="float">
            <text:p>2,355824</text:p>
          </table:table-cell>
          <table:table-cell office:value-type="float" office:value="0.00075165" calcext:value-type="float">
            <text:p>0,00075165</text:p>
          </table:table-cell>
          <table:table-cell office:value-type="float" office:value="0.8182225" calcext:value-type="float">
            <text:p>0,8182225</text:p>
          </table:table-cell>
          <table:table-cell table:formula="of:=[.A244]-[.E244]" office:value-type="float" office:value="3.53538335" calcext:value-type="float">
            <text:p>3,53538335</text:p>
          </table:table-cell>
          <table:table-cell table:formula="of:=[.B244]-[.D244]" office:value-type="float" office:value="-0.305823" calcext:value-type="float">
            <text:p>-0,305823</text:p>
          </table:table-cell>
          <table:table-cell table:formula="of:=[.A244]-[.C244]" office:value-type="float" office:value="0.00413499999999978" calcext:value-type="float">
            <text:p>0,004135</text:p>
          </table:table-cell>
          <table:table-cell table:formula="of:=[.G244]-[.C244]" office:value-type="float" office:value="0.00338334999999956" calcext:value-type="float">
            <text:p>0,00338335</text:p>
          </table:table-cell>
          <table:table-cell table:formula="of:=[.J244]/[.I244]" office:value-type="float" office:value="0.818222490931015" calcext:value-type="float">
            <text:p>0,8182224909</text:p>
          </table:table-cell>
          <table:table-cell table:formula="of:=[.D244]+[.H244]*[.K244]" office:value-type="float" office:value="2.105592743156" calcext:value-type="float">
            <text:p>2,1055927432</text:p>
          </table:table-cell>
        </table:table-row>
        <table:table-row table:style-name="ro1">
          <table:table-cell office:value-type="float" office:value="3.5381406" calcext:value-type="float">
            <text:p>3,5381406</text:p>
          </table:table-cell>
          <table:table-cell office:value-type="float" office:value="2.050001" calcext:value-type="float">
            <text:p>2,050001</text:p>
          </table:table-cell>
          <table:table-cell office:value-type="float" office:value="3.535" calcext:value-type="float">
            <text:p>3,535</text:p>
          </table:table-cell>
          <table:table-cell office:value-type="float" office:value="1.79977" calcext:value-type="float">
            <text:p>1,79977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7605553" calcext:value-type="float">
            <text:p>0,7605553</text:p>
          </table:table-cell>
          <table:table-cell table:formula="of:=[.A245]-[.E245]" office:value-type="float" office:value="3.5373886" calcext:value-type="float">
            <text:p>3,5373886</text:p>
          </table:table-cell>
          <table:table-cell table:formula="of:=[.B245]-[.D245]" office:value-type="float" office:value="0.250231" calcext:value-type="float">
            <text:p>0,250231</text:p>
          </table:table-cell>
          <table:table-cell table:formula="of:=[.A245]-[.C245]" office:value-type="float" office:value="0.00314060000000005" calcext:value-type="float">
            <text:p>0,0031406</text:p>
          </table:table-cell>
          <table:table-cell table:formula="of:=[.G245]-[.C245]" office:value-type="float" office:value="0.00238860000000018" calcext:value-type="float">
            <text:p>0,0023886</text:p>
          </table:table-cell>
          <table:table-cell table:formula="of:=[.J245]/[.I245]" office:value-type="float" office:value="0.760555307902995" calcext:value-type="float">
            <text:p>0,7605553079</text:p>
          </table:table-cell>
          <table:table-cell table:formula="of:=[.D245]+[.H245]*[.K245]" office:value-type="float" office:value="1.99008451525187" calcext:value-type="float">
            <text:p>1,9900845153</text:p>
          </table:table-cell>
        </table:table-row>
        <table:table-row table:style-name="ro1">
          <table:table-cell office:value-type="float" office:value="3.5396445" calcext:value-type="float">
            <text:p>3,5396445</text:p>
          </table:table-cell>
          <table:table-cell office:value-type="float" office:value="2.050001" calcext:value-type="float">
            <text:p>2,050001</text:p>
          </table:table-cell>
          <table:table-cell office:value-type="float" office:value="3.537" calcext:value-type="float">
            <text:p>3,537</text:p>
          </table:table-cell>
          <table:table-cell office:value-type="float" office:value="2.240316" calcext:value-type="float">
            <text:p>2,240316</text:p>
          </table:table-cell>
          <table:table-cell office:value-type="float" office:value="0.0005009" calcext:value-type="float">
            <text:p>0,0005009</text:p>
          </table:table-cell>
          <table:table-cell office:value-type="float" office:value="0.810588" calcext:value-type="float">
            <text:p>0,810588</text:p>
          </table:table-cell>
          <table:table-cell table:formula="of:=[.A246]-[.E246]" office:value-type="float" office:value="3.5391436" calcext:value-type="float">
            <text:p>3,5391436</text:p>
          </table:table-cell>
          <table:table-cell table:formula="of:=[.B246]-[.D246]" office:value-type="float" office:value="-0.190315" calcext:value-type="float">
            <text:p>-0,190315</text:p>
          </table:table-cell>
          <table:table-cell table:formula="of:=[.A246]-[.C246]" office:value-type="float" office:value="0.00264450000000016" calcext:value-type="float">
            <text:p>0,0026445</text:p>
          </table:table-cell>
          <table:table-cell table:formula="of:=[.G246]-[.C246]" office:value-type="float" office:value="0.00214360000000013" calcext:value-type="float">
            <text:p>0,0021436</text:p>
          </table:table-cell>
          <table:table-cell table:formula="of:=[.J246]/[.I246]" office:value-type="float" office:value="0.810588012856874" calcext:value-type="float">
            <text:p>0,8105880129</text:p>
          </table:table-cell>
          <table:table-cell table:formula="of:=[.D246]+[.H246]*[.K246]" office:value-type="float" office:value="2.08604894233314" calcext:value-type="float">
            <text:p>2,0860489423</text:p>
          </table:table-cell>
        </table:table-row>
        <table:table-row table:style-name="ro1">
          <table:table-cell office:value-type="float" office:value="3.5401457" calcext:value-type="float">
            <text:p>3,5401457</text:p>
          </table:table-cell>
          <table:table-cell office:value-type="float" office:value="2.200001" calcext:value-type="float">
            <text:p>2,200001</text:p>
          </table:table-cell>
          <table:table-cell office:value-type="float" office:value="3.539" calcext:value-type="float">
            <text:p>3,539</text:p>
          </table:table-cell>
          <table:table-cell office:value-type="float" office:value="1.895735" calcext:value-type="float">
            <text:p>1,895735</text:p>
          </table:table-cell>
          <table:table-cell office:value-type="float" office:value="0.0005009" calcext:value-type="float">
            <text:p>0,0005009</text:p>
          </table:table-cell>
          <table:table-cell office:value-type="float" office:value="0.5628" calcext:value-type="float">
            <text:p>0,5628</text:p>
          </table:table-cell>
          <table:table-cell table:formula="of:=[.A247]-[.E247]" office:value-type="float" office:value="3.5396448" calcext:value-type="float">
            <text:p>3,5396448</text:p>
          </table:table-cell>
          <table:table-cell table:formula="of:=[.B247]-[.D247]" office:value-type="float" office:value="0.304266" calcext:value-type="float">
            <text:p>0,304266</text:p>
          </table:table-cell>
          <table:table-cell table:formula="of:=[.A247]-[.C247]" office:value-type="float" office:value="0.00114569999999992" calcext:value-type="float">
            <text:p>0,0011457</text:p>
          </table:table-cell>
          <table:table-cell table:formula="of:=[.G247]-[.C247]" office:value-type="float" office:value="0.00064479999999989" calcext:value-type="float">
            <text:p>0,0006448</text:p>
          </table:table-cell>
          <table:table-cell table:formula="of:=[.J247]/[.I247]" office:value-type="float" office:value="0.562800034913099" calcext:value-type="float">
            <text:p>0,5628000349</text:p>
          </table:table-cell>
          <table:table-cell table:formula="of:=[.D247]+[.H247]*[.K247]" office:value-type="float" office:value="2.06697591542287" calcext:value-type="float">
            <text:p>2,0669759154</text:p>
          </table:table-cell>
        </table:table-row>
        <table:table-row table:style-name="ro1">
          <table:table-cell office:value-type="float" office:value="3.5657144" calcext:value-type="float">
            <text:p>3,5657144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3.54" calcext:value-type="float">
            <text:p>3,54</text:p>
          </table:table-cell>
          <table:table-cell office:value-type="float" office:value="2.371243" calcext:value-type="float">
            <text:p>2,371243</text:p>
          </table:table-cell>
          <table:table-cell office:value-type="float" office:value="0.0005009" calcext:value-type="float">
            <text:p>0,0005009</text:p>
          </table:table-cell>
          <table:table-cell office:value-type="float" office:value="0.9805207" calcext:value-type="float">
            <text:p>0,9805207</text:p>
          </table:table-cell>
          <table:table-cell table:formula="of:=[.A248]-[.E248]" office:value-type="float" office:value="3.5652135" calcext:value-type="float">
            <text:p>3,5652135</text:p>
          </table:table-cell>
          <table:table-cell table:formula="of:=[.B248]-[.D248]" office:value-type="float" office:value="0.128759" calcext:value-type="float">
            <text:p>0,128759</text:p>
          </table:table-cell>
          <table:table-cell table:formula="of:=[.A248]-[.C248]" office:value-type="float" office:value="0.0257144" calcext:value-type="float">
            <text:p>0,0257144</text:p>
          </table:table-cell>
          <table:table-cell table:formula="of:=[.G248]-[.C248]" office:value-type="float" office:value="0.0252135" calcext:value-type="float">
            <text:p>0,0252135</text:p>
          </table:table-cell>
          <table:table-cell table:formula="of:=[.J248]/[.I248]" office:value-type="float" office:value="0.980520642130478" calcext:value-type="float">
            <text:p>0,9805206421</text:p>
          </table:table-cell>
          <table:table-cell table:formula="of:=[.D248]+[.H248]*[.K248]" office:value-type="float" office:value="2.49749385736008" calcext:value-type="float">
            <text:p>2,4974938574</text:p>
          </table:table-cell>
        </table:table-row>
        <table:table-row table:style-name="ro1">
          <table:table-cell office:value-type="float" office:value="3.5672179" calcext:value-type="float">
            <text:p>3,5672179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3.565" calcext:value-type="float">
            <text:p>3,565</text:p>
          </table:table-cell>
          <table:table-cell office:value-type="float" office:value="2.626252" calcext:value-type="float">
            <text:p>2,626252</text:p>
          </table:table-cell>
          <table:table-cell office:value-type="float" office:value="0.0005009" calcext:value-type="float">
            <text:p>0,0005009</text:p>
          </table:table-cell>
          <table:table-cell office:value-type="float" office:value="0.7741557" calcext:value-type="float">
            <text:p>0,7741557</text:p>
          </table:table-cell>
          <table:table-cell table:formula="of:=[.A249]-[.E249]" office:value-type="float" office:value="3.566717" calcext:value-type="float">
            <text:p>3,566717</text:p>
          </table:table-cell>
          <table:table-cell table:formula="of:=[.B249]-[.D249]" office:value-type="float" office:value="-0.12625" calcext:value-type="float">
            <text:p>-0,12625</text:p>
          </table:table-cell>
          <table:table-cell table:formula="of:=[.A249]-[.C249]" office:value-type="float" office:value="0.00221790000000022" calcext:value-type="float">
            <text:p>0,0022179</text:p>
          </table:table-cell>
          <table:table-cell table:formula="of:=[.G249]-[.C249]" office:value-type="float" office:value="0.00171700000000019" calcext:value-type="float">
            <text:p>0,001717</text:p>
          </table:table-cell>
          <table:table-cell table:formula="of:=[.J249]/[.I249]" office:value-type="float" office:value="0.774155732900502" calcext:value-type="float">
            <text:p>0,7741557329</text:p>
          </table:table-cell>
          <table:table-cell table:formula="of:=[.D249]+[.H249]*[.K249]" office:value-type="float" office:value="2.52851483872131" calcext:value-type="float">
            <text:p>2,5285148387</text:p>
          </table:table-cell>
        </table:table-row>
        <table:table-row table:style-name="ro1">
          <table:table-cell office:value-type="float" office:value="3.5696134" calcext:value-type="float">
            <text:p>3,5696134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3.567" calcext:value-type="float">
            <text:p>3,567</text:p>
          </table:table-cell>
          <table:table-cell office:value-type="float" office:value="2.402264" calcext:value-type="float">
            <text:p>2,402264</text:p>
          </table:table-cell>
          <table:table-cell office:value-type="float" office:value="0.0005009" calcext:value-type="float">
            <text:p>0,0005009</text:p>
          </table:table-cell>
          <table:table-cell office:value-type="float" office:value="0.808334" calcext:value-type="float">
            <text:p>0,808334</text:p>
          </table:table-cell>
          <table:table-cell table:formula="of:=[.A250]-[.E250]" office:value-type="float" office:value="3.5691125" calcext:value-type="float">
            <text:p>3,5691125</text:p>
          </table:table-cell>
          <table:table-cell table:formula="of:=[.B250]-[.D250]" office:value-type="float" office:value="0.0977380000000001" calcext:value-type="float">
            <text:p>0,097738</text:p>
          </table:table-cell>
          <table:table-cell table:formula="of:=[.A250]-[.C250]" office:value-type="float" office:value="0.00261339999999954" calcext:value-type="float">
            <text:p>0,0026134</text:p>
          </table:table-cell>
          <table:table-cell table:formula="of:=[.G250]-[.C250]" office:value-type="float" office:value="0.00211249999999952" calcext:value-type="float">
            <text:p>0,0021125</text:p>
          </table:table-cell>
          <table:table-cell table:formula="of:=[.J250]/[.I250]" office:value-type="float" office:value="0.808333971072123" calcext:value-type="float">
            <text:p>0,8083339711</text:p>
          </table:table-cell>
          <table:table-cell table:formula="of:=[.D250]+[.H250]*[.K250]" office:value-type="float" office:value="2.48126894566465" calcext:value-type="float">
            <text:p>2,4812689457</text:p>
          </table:table-cell>
        </table:table-row>
        <table:table-row table:style-name="ro1">
          <table:table-cell office:value-type="float" office:value="3.5998808" calcext:value-type="float">
            <text:p>3,5998808</text:p>
          </table:table-cell>
          <table:table-cell office:value-type="float" office:value="2.950002" calcext:value-type="float">
            <text:p>2,950002</text:p>
          </table:table-cell>
          <table:table-cell office:value-type="float" office:value="3.569" calcext:value-type="float">
            <text:p>3,569</text:p>
          </table:table-cell>
          <table:table-cell office:value-type="float" office:value="2.579006" calcext:value-type="float">
            <text:p>2,579006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9837666" calcext:value-type="float">
            <text:p>0,9837666</text:p>
          </table:table-cell>
          <table:table-cell table:formula="of:=[.A251]-[.E251]" office:value-type="float" office:value="3.5993795" calcext:value-type="float">
            <text:p>3,5993795</text:p>
          </table:table-cell>
          <table:table-cell table:formula="of:=[.B251]-[.D251]" office:value-type="float" office:value="0.370996" calcext:value-type="float">
            <text:p>0,370996</text:p>
          </table:table-cell>
          <table:table-cell table:formula="of:=[.A251]-[.C251]" office:value-type="float" office:value="0.0308808000000003" calcext:value-type="float">
            <text:p>0,0308808</text:p>
          </table:table-cell>
          <table:table-cell table:formula="of:=[.G251]-[.C251]" office:value-type="float" office:value="0.0303795000000004" calcext:value-type="float">
            <text:p>0,0303795</text:p>
          </table:table-cell>
          <table:table-cell table:formula="of:=[.J251]/[.I251]" office:value-type="float" office:value="0.983766612263937" calcext:value-type="float">
            <text:p>0,9837666123</text:p>
          </table:table-cell>
          <table:table-cell table:formula="of:=[.D251]+[.H251]*[.K251]" office:value-type="float" office:value="2.94397947808347" calcext:value-type="float">
            <text:p>2,9439794781</text:p>
          </table:table-cell>
        </table:table-row>
        <table:table-row table:style-name="ro1">
          <table:table-cell office:value-type="float" office:value="3.6018861" calcext:value-type="float">
            <text:p>3,6018861</text:p>
          </table:table-cell>
          <table:table-cell office:value-type="float" office:value="2.950002" calcext:value-type="float">
            <text:p>2,950002</text:p>
          </table:table-cell>
          <table:table-cell office:value-type="float" office:value="3.599" calcext:value-type="float">
            <text:p>3,599</text:p>
          </table:table-cell>
          <table:table-cell office:value-type="float" office:value="3.314975" calcext:value-type="float">
            <text:p>3,314975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8263054" calcext:value-type="float">
            <text:p>0,8263054</text:p>
          </table:table-cell>
          <table:table-cell table:formula="of:=[.A252]-[.E252]" office:value-type="float" office:value="3.6013848" calcext:value-type="float">
            <text:p>3,6013848</text:p>
          </table:table-cell>
          <table:table-cell table:formula="of:=[.B252]-[.D252]" office:value-type="float" office:value="-0.364973" calcext:value-type="float">
            <text:p>-0,364973</text:p>
          </table:table-cell>
          <table:table-cell table:formula="of:=[.A252]-[.C252]" office:value-type="float" office:value="0.00288609999999956" calcext:value-type="float">
            <text:p>0,0028861</text:p>
          </table:table-cell>
          <table:table-cell table:formula="of:=[.G252]-[.C252]" office:value-type="float" office:value="0.00238479999999974" calcext:value-type="float">
            <text:p>0,0023848</text:p>
          </table:table-cell>
          <table:table-cell table:formula="of:=[.J252]/[.I252]" office:value-type="float" office:value="0.826305394823501" calcext:value-type="float">
            <text:p>0,8263053948</text:p>
          </table:table-cell>
          <table:table-cell table:formula="of:=[.D252]+[.H252]*[.K252]" office:value-type="float" office:value="3.01339584113508" calcext:value-type="float">
            <text:p>3,0133958411</text:p>
          </table:table-cell>
        </table:table-row>
        <table:table-row table:style-name="ro1">
          <table:table-cell office:value-type="float" office:value="3.6038915" calcext:value-type="float">
            <text:p>3,6038915</text:p>
          </table:table-cell>
          <table:table-cell office:value-type="float" office:value="2.950002" calcext:value-type="float">
            <text:p>2,950002</text:p>
          </table:table-cell>
          <table:table-cell office:value-type="float" office:value="3.601" calcext:value-type="float">
            <text:p>3,601</text:p>
          </table:table-cell>
          <table:table-cell office:value-type="float" office:value="2.648423" calcext:value-type="float">
            <text:p>2,648423</text:p>
          </table:table-cell>
          <table:table-cell office:value-type="float" office:value="0.00075165" calcext:value-type="float">
            <text:p>0,00075165</text:p>
          </table:table-cell>
          <table:table-cell office:value-type="float" office:value="0.7400484" calcext:value-type="float">
            <text:p>0,7400484</text:p>
          </table:table-cell>
          <table:table-cell table:formula="of:=[.A253]-[.E253]" office:value-type="float" office:value="3.60313985" calcext:value-type="float">
            <text:p>3,60313985</text:p>
          </table:table-cell>
          <table:table-cell table:formula="of:=[.B253]-[.D253]" office:value-type="float" office:value="0.301579" calcext:value-type="float">
            <text:p>0,301579</text:p>
          </table:table-cell>
          <table:table-cell table:formula="of:=[.A253]-[.C253]" office:value-type="float" office:value="0.00289150000000005" calcext:value-type="float">
            <text:p>0,0028915</text:p>
          </table:table-cell>
          <table:table-cell table:formula="of:=[.G253]-[.C253]" office:value-type="float" office:value="0.00213984999999983" calcext:value-type="float">
            <text:p>0,00213985</text:p>
          </table:table-cell>
          <table:table-cell table:formula="of:=[.J253]/[.I253]" office:value-type="float" office:value="0.740048417776171" calcext:value-type="float">
            <text:p>0,7400484178</text:p>
          </table:table-cell>
          <table:table-cell table:formula="of:=[.D253]+[.H253]*[.K253]" office:value-type="float" office:value="2.87160606178452" calcext:value-type="float">
            <text:p>2,8716060618</text:p>
          </table:table-cell>
        </table:table-row>
        <table:table-row table:style-name="ro1">
          <table:table-cell office:value-type="float" office:value="3.604393" calcext:value-type="float">
            <text:p>3,604393</text:p>
          </table:table-cell>
          <table:table-cell office:value-type="float" office:value="2.950002" calcext:value-type="float">
            <text:p>2,950002</text:p>
          </table:table-cell>
          <table:table-cell office:value-type="float" office:value="3.603" calcext:value-type="float">
            <text:p>3,603</text:p>
          </table:table-cell>
          <table:table-cell office:value-type="float" office:value="3.173185" calcext:value-type="float">
            <text:p>3,173185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199928" calcext:value-type="float">
            <text:p>0,8199928</text:p>
          </table:table-cell>
          <table:table-cell table:formula="of:=[.A254]-[.E254]" office:value-type="float" office:value="3.60414225" calcext:value-type="float">
            <text:p>3,60414225</text:p>
          </table:table-cell>
          <table:table-cell table:formula="of:=[.B254]-[.D254]" office:value-type="float" office:value="-0.223183" calcext:value-type="float">
            <text:p>-0,223183</text:p>
          </table:table-cell>
          <table:table-cell table:formula="of:=[.A254]-[.C254]" office:value-type="float" office:value="0.0013930000000002" calcext:value-type="float">
            <text:p>0,001393</text:p>
          </table:table-cell>
          <table:table-cell table:formula="of:=[.G254]-[.C254]" office:value-type="float" office:value="0.00114225000000001" calcext:value-type="float">
            <text:p>0,00114225</text:p>
          </table:table-cell>
          <table:table-cell table:formula="of:=[.J254]/[.I254]" office:value-type="float" office:value="0.819992821248993" calcext:value-type="float">
            <text:p>0,8199928212</text:p>
          </table:table-cell>
          <table:table-cell table:formula="of:=[.D254]+[.H254]*[.K254]" office:value-type="float" office:value="2.99017654217519" calcext:value-type="float">
            <text:p>2,9901765422</text:p>
          </table:table-cell>
        </table:table-row>
        <table:table-row table:style-name="ro1">
          <table:table-cell office:value-type="float" office:value="3.6048943" calcext:value-type="float">
            <text:p>3,6048943</text:p>
          </table:table-cell>
          <table:table-cell office:value-type="float" office:value="2.950002" calcext:value-type="float">
            <text:p>2,950002</text:p>
          </table:table-cell>
          <table:table-cell office:value-type="float" office:value="3.604" calcext:value-type="float">
            <text:p>3,604</text:p>
          </table:table-cell>
          <table:table-cell office:value-type="float" office:value="2.766993" calcext:value-type="float">
            <text:p>2,766993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7196131" calcext:value-type="float">
            <text:p>0,7196131</text:p>
          </table:table-cell>
          <table:table-cell table:formula="of:=[.A255]-[.E255]" office:value-type="float" office:value="3.60464355" calcext:value-type="float">
            <text:p>3,60464355</text:p>
          </table:table-cell>
          <table:table-cell table:formula="of:=[.B255]-[.D255]" office:value-type="float" office:value="0.183009" calcext:value-type="float">
            <text:p>0,183009</text:p>
          </table:table-cell>
          <table:table-cell table:formula="of:=[.A255]-[.C255]" office:value-type="float" office:value="0.000894299999999681" calcext:value-type="float">
            <text:p>0,0008943</text:p>
          </table:table-cell>
          <table:table-cell table:formula="of:=[.G255]-[.C255]" office:value-type="float" office:value="0.000643549999999493" calcext:value-type="float">
            <text:p>0,00064355</text:p>
          </table:table-cell>
          <table:table-cell table:formula="of:=[.J255]/[.I255]" office:value-type="float" office:value="0.719613105221651" calcext:value-type="float">
            <text:p>0,7196131052</text:p>
          </table:table-cell>
          <table:table-cell table:formula="of:=[.D255]+[.H255]*[.K255]" office:value-type="float" office:value="2.89868867477351" calcext:value-type="float">
            <text:p>2,8986886748</text:p>
          </table:table-cell>
        </table:table-row>
        <table:table-row table:style-name="ro1">
          <table:table-cell office:value-type="float" office:value="3.6058971" calcext:value-type="float">
            <text:p>3,6058971</text:p>
          </table:table-cell>
          <table:table-cell office:value-type="float" office:value="2.950002" calcext:value-type="float">
            <text:p>2,950002</text:p>
          </table:table-cell>
          <table:table-cell office:value-type="float" office:value="3.605" calcext:value-type="float">
            <text:p>3,605</text:p>
          </table:table-cell>
          <table:table-cell office:value-type="float" office:value="3.081697" calcext:value-type="float">
            <text:p>3,081697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7204883" calcext:value-type="float">
            <text:p>0,7204883</text:p>
          </table:table-cell>
          <table:table-cell table:formula="of:=[.A256]-[.E256]" office:value-type="float" office:value="3.60564635" calcext:value-type="float">
            <text:p>3,60564635</text:p>
          </table:table-cell>
          <table:table-cell table:formula="of:=[.B256]-[.D256]" office:value-type="float" office:value="-0.131695" calcext:value-type="float">
            <text:p>-0,131695</text:p>
          </table:table-cell>
          <table:table-cell table:formula="of:=[.A256]-[.C256]" office:value-type="float" office:value="0.000897099999999984" calcext:value-type="float">
            <text:p>0,0008971</text:p>
          </table:table-cell>
          <table:table-cell table:formula="of:=[.G256]-[.C256]" office:value-type="float" office:value="0.000646349999999796" calcext:value-type="float">
            <text:p>0,00064635</text:p>
          </table:table-cell>
          <table:table-cell table:formula="of:=[.J256]/[.I256]" office:value-type="float" office:value="0.720488239883856" calcext:value-type="float">
            <text:p>0,7204882399</text:p>
          </table:table-cell>
          <table:table-cell table:formula="of:=[.D256]+[.H256]*[.K256]" office:value-type="float" office:value="2.9868123012485" calcext:value-type="float">
            <text:p>2,9868123012</text:p>
          </table:table-cell>
        </table:table-row>
        <table:table-row table:style-name="ro1">
          <table:table-cell office:value-type="float" office:value="3.6063986" calcext:value-type="float">
            <text:p>3,6063986</text:p>
          </table:table-cell>
          <table:table-cell office:value-type="float" office:value="2.950002" calcext:value-type="float">
            <text:p>2,950002</text:p>
          </table:table-cell>
          <table:table-cell office:value-type="float" office:value="3.606" calcext:value-type="float">
            <text:p>3,606</text:p>
          </table:table-cell>
          <table:table-cell office:value-type="float" office:value="2.855117" calcext:value-type="float">
            <text:p>2,855117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3709233" calcext:value-type="float">
            <text:p>0,3709233</text:p>
          </table:table-cell>
          <table:table-cell table:formula="of:=[.A257]-[.E257]" office:value-type="float" office:value="3.60614785" calcext:value-type="float">
            <text:p>3,60614785</text:p>
          </table:table-cell>
          <table:table-cell table:formula="of:=[.B257]-[.D257]" office:value-type="float" office:value="0.0948850000000001" calcext:value-type="float">
            <text:p>0,094885</text:p>
          </table:table-cell>
          <table:table-cell table:formula="of:=[.A257]-[.C257]" office:value-type="float" office:value="0.000398600000000027" calcext:value-type="float">
            <text:p>0,0003986</text:p>
          </table:table-cell>
          <table:table-cell table:formula="of:=[.G257]-[.C257]" office:value-type="float" office:value="0.000147849999999838" calcext:value-type="float">
            <text:p>0,00014785</text:p>
          </table:table-cell>
          <table:table-cell table:formula="of:=[.J257]/[.I257]" office:value-type="float" office:value="0.370923231309153" calcext:value-type="float">
            <text:p>0,3709232313</text:p>
          </table:table-cell>
          <table:table-cell table:formula="of:=[.D257]+[.H257]*[.K257]" office:value-type="float" office:value="2.89031205080277" calcext:value-type="float">
            <text:p>2,8903120508</text:p>
          </table:table-cell>
        </table:table-row>
        <table:table-row table:style-name="ro1">
          <table:table-cell office:value-type="float" office:value="3.6339752" calcext:value-type="float">
            <text:p>3,6339752</text:p>
          </table:table-cell>
          <table:table-cell office:value-type="float" office:value="3.400002" calcext:value-type="float">
            <text:p>3,400002</text:p>
          </table:table-cell>
          <table:table-cell office:value-type="float" office:value="3.606" calcext:value-type="float">
            <text:p>3,606</text:p>
          </table:table-cell>
          <table:table-cell office:value-type="float" office:value="2.985197" calcext:value-type="float">
            <text:p>2,985197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9910367" calcext:value-type="float">
            <text:p>0,9910367</text:p>
          </table:table-cell>
          <table:table-cell table:formula="of:=[.A258]-[.E258]" office:value-type="float" office:value="3.63372445" calcext:value-type="float">
            <text:p>3,63372445</text:p>
          </table:table-cell>
          <table:table-cell table:formula="of:=[.B258]-[.D258]" office:value-type="float" office:value="0.414805" calcext:value-type="float">
            <text:p>0,414805</text:p>
          </table:table-cell>
          <table:table-cell table:formula="of:=[.A258]-[.C258]" office:value-type="float" office:value="0.0279752000000002" calcext:value-type="float">
            <text:p>0,0279752</text:p>
          </table:table-cell>
          <table:table-cell table:formula="of:=[.G258]-[.C258]" office:value-type="float" office:value="0.02772445" calcext:value-type="float">
            <text:p>0,02772445</text:p>
          </table:table-cell>
          <table:table-cell table:formula="of:=[.J258]/[.I258]" office:value-type="float" office:value="0.991036703937767" calcext:value-type="float">
            <text:p>0,9910367039</text:p>
          </table:table-cell>
          <table:table-cell table:formula="of:=[.D258]+[.H258]*[.K258]" office:value-type="float" office:value="3.39628397997691" calcext:value-type="float">
            <text:p>3,39628398</text:p>
          </table:table-cell>
        </table:table-row>
        <table:table-row table:style-name="ro1">
          <table:table-cell office:value-type="float" office:value="3.6359808" calcext:value-type="float">
            <text:p>3,6359808</text:p>
          </table:table-cell>
          <table:table-cell office:value-type="float" office:value="3.400002" calcext:value-type="float">
            <text:p>3,400002</text:p>
          </table:table-cell>
          <table:table-cell office:value-type="float" office:value="3.634" calcext:value-type="float">
            <text:p>3,634</text:p>
          </table:table-cell>
          <table:table-cell office:value-type="float" office:value="3.81109" calcext:value-type="float">
            <text:p>3,81109</text:p>
          </table:table-cell>
          <table:table-cell office:value-type="float" office:value="0.0007518" calcext:value-type="float">
            <text:p>0,0007518</text:p>
          </table:table-cell>
          <table:table-cell office:value-type="float" office:value="0.6204564" calcext:value-type="float">
            <text:p>0,6204564</text:p>
          </table:table-cell>
          <table:table-cell table:formula="of:=[.A259]-[.E259]" office:value-type="float" office:value="3.635229" calcext:value-type="float">
            <text:p>3,635229</text:p>
          </table:table-cell>
          <table:table-cell table:formula="of:=[.B259]-[.D259]" office:value-type="float" office:value="-0.411088" calcext:value-type="float">
            <text:p>-0,411088</text:p>
          </table:table-cell>
          <table:table-cell table:formula="of:=[.A259]-[.C259]" office:value-type="float" office:value="0.00198080000000012" calcext:value-type="float">
            <text:p>0,0019808</text:p>
          </table:table-cell>
          <table:table-cell table:formula="of:=[.G259]-[.C259]" office:value-type="float" office:value="0.00122899999999992" calcext:value-type="float">
            <text:p>0,001229</text:p>
          </table:table-cell>
          <table:table-cell table:formula="of:=[.J259]/[.I259]" office:value-type="float" office:value="0.620456381260023" calcext:value-type="float">
            <text:p>0,6204563813</text:p>
          </table:table-cell>
          <table:table-cell table:formula="of:=[.D259]+[.H259]*[.K259]" office:value-type="float" office:value="3.55602782714058" calcext:value-type="float">
            <text:p>3,5560278271</text:p>
          </table:table-cell>
        </table:table-row>
        <table:table-row table:style-name="ro1">
          <table:table-cell office:value-type="float" office:value="3.6379859" calcext:value-type="float">
            <text:p>3,6379859</text:p>
          </table:table-cell>
          <table:table-cell office:value-type="float" office:value="3.400002" calcext:value-type="float">
            <text:p>3,400002</text:p>
          </table:table-cell>
          <table:table-cell office:value-type="float" office:value="3.635" calcext:value-type="float">
            <text:p>3,635</text:p>
          </table:table-cell>
          <table:table-cell office:value-type="float" office:value="3.144941" calcext:value-type="float">
            <text:p>3,144941</text:p>
          </table:table-cell>
          <table:table-cell office:value-type="float" office:value="0.0007518" calcext:value-type="float">
            <text:p>0,0007518</text:p>
          </table:table-cell>
          <table:table-cell office:value-type="float" office:value="0.7482166" calcext:value-type="float">
            <text:p>0,7482166</text:p>
          </table:table-cell>
          <table:table-cell table:formula="of:=[.A260]-[.E260]" office:value-type="float" office:value="3.6372341" calcext:value-type="float">
            <text:p>3,6372341</text:p>
          </table:table-cell>
          <table:table-cell table:formula="of:=[.B260]-[.D260]" office:value-type="float" office:value="0.255061" calcext:value-type="float">
            <text:p>0,255061</text:p>
          </table:table-cell>
          <table:table-cell table:formula="of:=[.A260]-[.C260]" office:value-type="float" office:value="0.0029859000000001" calcext:value-type="float">
            <text:p>0,0029859</text:p>
          </table:table-cell>
          <table:table-cell table:formula="of:=[.G260]-[.C260]" office:value-type="float" office:value="0.00223409999999991" calcext:value-type="float">
            <text:p>0,0022341</text:p>
          </table:table-cell>
          <table:table-cell table:formula="of:=[.J260]/[.I260]" office:value-type="float" office:value="0.748216618105038" calcext:value-type="float">
            <text:p>0,7482166181</text:p>
          </table:table-cell>
          <table:table-cell table:formula="of:=[.D260]+[.H260]*[.K260]" office:value-type="float" office:value="3.33578187883049" calcext:value-type="float">
            <text:p>3,3357818788</text:p>
          </table:table-cell>
        </table:table-row>
        <table:table-row table:style-name="ro1">
          <table:table-cell office:value-type="float" office:value="3.6389887" calcext:value-type="float">
            <text:p>3,6389887</text:p>
          </table:table-cell>
          <table:table-cell office:value-type="float" office:value="3.400002" calcext:value-type="float">
            <text:p>3,400002</text:p>
          </table:table-cell>
          <table:table-cell office:value-type="float" office:value="3.637" calcext:value-type="float">
            <text:p>3,637</text:p>
          </table:table-cell>
          <table:table-cell office:value-type="float" office:value="3.590844" calcext:value-type="float">
            <text:p>3,590844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739629" calcext:value-type="float">
            <text:p>0,8739629</text:p>
          </table:table-cell>
          <table:table-cell table:formula="of:=[.A261]-[.E261]" office:value-type="float" office:value="3.63873805" calcext:value-type="float">
            <text:p>3,63873805</text:p>
          </table:table-cell>
          <table:table-cell table:formula="of:=[.B261]-[.D261]" office:value-type="float" office:value="-0.190842" calcext:value-type="float">
            <text:p>-0,190842</text:p>
          </table:table-cell>
          <table:table-cell table:formula="of:=[.A261]-[.C261]" office:value-type="float" office:value="0.00198870000000007" calcext:value-type="float">
            <text:p>0,0019887</text:p>
          </table:table-cell>
          <table:table-cell table:formula="of:=[.G261]-[.C261]" office:value-type="float" office:value="0.00173805000000016" calcext:value-type="float">
            <text:p>0,00173805</text:p>
          </table:table-cell>
          <table:table-cell table:formula="of:=[.J261]/[.I261]" office:value-type="float" office:value="0.873962890330417" calcext:value-type="float">
            <text:p>0,8739628903</text:p>
          </table:table-cell>
          <table:table-cell table:formula="of:=[.D261]+[.H261]*[.K261]" office:value-type="float" office:value="3.42405517408356" calcext:value-type="float">
            <text:p>3,4240551741</text:p>
          </table:table-cell>
        </table:table-row>
        <table:table-row table:style-name="ro1">
          <table:table-cell office:value-type="float" office:value="3.668881" calcext:value-type="float">
            <text:p>3,668881</text:p>
          </table:table-cell>
          <table:table-cell office:value-type="float" office:value="3.850003" calcext:value-type="float">
            <text:p>3,850003</text:p>
          </table:table-cell>
          <table:table-cell office:value-type="float" office:value="3.639" calcext:value-type="float">
            <text:p>3,639</text:p>
          </table:table-cell>
          <table:table-cell office:value-type="float" office:value="3.233214" calcext:value-type="float">
            <text:p>3,233214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16117" calcext:value-type="float">
            <text:p>0,9916117</text:p>
          </table:table-cell>
          <table:table-cell table:formula="of:=[.A262]-[.E262]" office:value-type="float" office:value="3.66863035" calcext:value-type="float">
            <text:p>3,66863035</text:p>
          </table:table-cell>
          <table:table-cell table:formula="of:=[.B262]-[.D262]" office:value-type="float" office:value="0.616789" calcext:value-type="float">
            <text:p>0,616789</text:p>
          </table:table-cell>
          <table:table-cell table:formula="of:=[.A262]-[.C262]" office:value-type="float" office:value="0.0298809999999996" calcext:value-type="float">
            <text:p>0,029881</text:p>
          </table:table-cell>
          <table:table-cell table:formula="of:=[.G262]-[.C262]" office:value-type="float" office:value="0.0296303499999997" calcext:value-type="float">
            <text:p>0,02963035</text:p>
          </table:table-cell>
          <table:table-cell table:formula="of:=[.J262]/[.I262]" office:value-type="float" office:value="0.99161172651518" calcext:value-type="float">
            <text:p>0,9916117265</text:p>
          </table:table-cell>
          <table:table-cell table:formula="of:=[.D262]+[.H262]*[.K262]" office:value-type="float" office:value="3.84482920518557" calcext:value-type="float">
            <text:p>3,8448292052</text:p>
          </table:table-cell>
        </table:table-row>
        <table:table-row table:style-name="ro1">
          <table:table-cell office:value-type="float" office:value="3.6703853" calcext:value-type="float">
            <text:p>3,6703853</text:p>
          </table:table-cell>
          <table:table-cell office:value-type="float" office:value="3.850003" calcext:value-type="float">
            <text:p>3,850003</text:p>
          </table:table-cell>
          <table:table-cell office:value-type="float" office:value="3.669" calcext:value-type="float">
            <text:p>3,669</text:p>
          </table:table-cell>
          <table:table-cell office:value-type="float" office:value="4.461617" calcext:value-type="float">
            <text:p>4,461617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6381651" calcext:value-type="float">
            <text:p>0,6381651</text:p>
          </table:table-cell>
          <table:table-cell table:formula="of:=[.A263]-[.E263]" office:value-type="float" office:value="3.66988405" calcext:value-type="float">
            <text:p>3,66988405</text:p>
          </table:table-cell>
          <table:table-cell table:formula="of:=[.B263]-[.D263]" office:value-type="float" office:value="-0.611614" calcext:value-type="float">
            <text:p>-0,611614</text:p>
          </table:table-cell>
          <table:table-cell table:formula="of:=[.A263]-[.C263]" office:value-type="float" office:value="0.00138529999999992" calcext:value-type="float">
            <text:p>0,0013853</text:p>
          </table:table-cell>
          <table:table-cell table:formula="of:=[.G263]-[.C263]" office:value-type="float" office:value="0.000884049999999803" calcext:value-type="float">
            <text:p>0,00088405</text:p>
          </table:table-cell>
          <table:table-cell table:formula="of:=[.J263]/[.I263]" office:value-type="float" office:value="0.638165018407459" calcext:value-type="float">
            <text:p>0,6381650184</text:p>
          </table:table-cell>
          <table:table-cell table:formula="of:=[.D263]+[.H263]*[.K263]" office:value-type="float" office:value="4.07130634043174" calcext:value-type="float">
            <text:p>4,0713063404</text:p>
          </table:table-cell>
        </table:table-row>
        <table:table-row table:style-name="ro1">
          <table:table-cell office:value-type="float" office:value="3.6723904" calcext:value-type="float">
            <text:p>3,6723904</text:p>
          </table:table-cell>
          <table:table-cell office:value-type="float" office:value="3.850003" calcext:value-type="float">
            <text:p>3,850003</text:p>
          </table:table-cell>
          <table:table-cell office:value-type="float" office:value="3.67" calcext:value-type="float">
            <text:p>3,67</text:p>
          </table:table-cell>
          <table:table-cell office:value-type="float" office:value="3.459691" calcext:value-type="float">
            <text:p>3,459691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790307" calcext:value-type="float">
            <text:p>0,790307</text:p>
          </table:table-cell>
          <table:table-cell table:formula="of:=[.A264]-[.E264]" office:value-type="float" office:value="3.67188915" calcext:value-type="float">
            <text:p>3,67188915</text:p>
          </table:table-cell>
          <table:table-cell table:formula="of:=[.B264]-[.D264]" office:value-type="float" office:value="0.390312" calcext:value-type="float">
            <text:p>0,390312</text:p>
          </table:table-cell>
          <table:table-cell table:formula="of:=[.A264]-[.C264]" office:value-type="float" office:value="0.0023903999999999" calcext:value-type="float">
            <text:p>0,0023904</text:p>
          </table:table-cell>
          <table:table-cell table:formula="of:=[.G264]-[.C264]" office:value-type="float" office:value="0.00188914999999978" calcext:value-type="float">
            <text:p>0,00188915</text:p>
          </table:table-cell>
          <table:table-cell table:formula="of:=[.J264]/[.I264]" office:value-type="float" office:value="0.790307061579593" calcext:value-type="float">
            <text:p>0,7903070616</text:p>
          </table:table-cell>
          <table:table-cell table:formula="of:=[.D264]+[.H264]*[.K264]" office:value-type="float" office:value="3.76815732981925" calcext:value-type="float">
            <text:p>3,7681573298</text:p>
          </table:table-cell>
        </table:table-row>
        <table:table-row table:style-name="ro1">
          <table:table-cell office:value-type="float" office:value="3.6733935" calcext:value-type="float">
            <text:p>3,6733935</text:p>
          </table:table-cell>
          <table:table-cell office:value-type="float" office:value="3.850003" calcext:value-type="float">
            <text:p>3,850003</text:p>
          </table:table-cell>
          <table:table-cell office:value-type="float" office:value="3.672" calcext:value-type="float">
            <text:p>3,672</text:p>
          </table:table-cell>
          <table:table-cell office:value-type="float" office:value="4.158468" calcext:value-type="float">
            <text:p>4,158468</text:p>
          </table:table-cell>
          <table:table-cell office:value-type="float" office:value="0.00025055" calcext:value-type="float">
            <text:p>0,00025055</text:p>
          </table:table-cell>
          <table:table-cell office:value-type="float" office:value="0.8202009" calcext:value-type="float">
            <text:p>0,8202009</text:p>
          </table:table-cell>
          <table:table-cell table:formula="of:=[.A265]-[.E265]" office:value-type="float" office:value="3.67314295" calcext:value-type="float">
            <text:p>3,67314295</text:p>
          </table:table-cell>
          <table:table-cell table:formula="of:=[.B265]-[.D265]" office:value-type="float" office:value="-0.308465" calcext:value-type="float">
            <text:p>-0,308465</text:p>
          </table:table-cell>
          <table:table-cell table:formula="of:=[.A265]-[.C265]" office:value-type="float" office:value="0.00139349999999983" calcext:value-type="float">
            <text:p>0,0013935</text:p>
          </table:table-cell>
          <table:table-cell table:formula="of:=[.G265]-[.C265]" office:value-type="float" office:value="0.00114294999999975" calcext:value-type="float">
            <text:p>0,00114295</text:p>
          </table:table-cell>
          <table:table-cell table:formula="of:=[.J265]/[.I265]" office:value-type="float" office:value="0.820200932902689" calcext:value-type="float">
            <text:p>0,8202009329</text:p>
          </table:table-cell>
          <table:table-cell table:formula="of:=[.D265]+[.H265]*[.K265]" office:value-type="float" office:value="3.90546471923217" calcext:value-type="float">
            <text:p>3,9054647192</text:p>
          </table:table-cell>
        </table:table-row>
        <table:table-row table:style-name="ro1">
          <table:table-cell office:value-type="float" office:value="3.6738947" calcext:value-type="float">
            <text:p>3,6738947</text:p>
          </table:table-cell>
          <table:table-cell office:value-type="float" office:value="4.000002" calcext:value-type="float">
            <text:p>4,000002</text:p>
          </table:table-cell>
          <table:table-cell office:value-type="float" office:value="3.673" calcext:value-type="float">
            <text:p>3,673</text:p>
          </table:table-cell>
          <table:table-cell office:value-type="float" office:value="3.596999" calcext:value-type="float">
            <text:p>3,596999</text:p>
          </table:table-cell>
          <table:table-cell office:value-type="float" office:value="0.00025055" calcext:value-type="float">
            <text:p>0,00025055</text:p>
          </table:table-cell>
          <table:table-cell office:value-type="float" office:value="0.719962" calcext:value-type="float">
            <text:p>0,719962</text:p>
          </table:table-cell>
          <table:table-cell table:formula="of:=[.A266]-[.E266]" office:value-type="float" office:value="3.67364415" calcext:value-type="float">
            <text:p>3,67364415</text:p>
          </table:table-cell>
          <table:table-cell table:formula="of:=[.B266]-[.D266]" office:value-type="float" office:value="0.403003" calcext:value-type="float">
            <text:p>0,403003</text:p>
          </table:table-cell>
          <table:table-cell table:formula="of:=[.A266]-[.C266]" office:value-type="float" office:value="0.000894699999999915" calcext:value-type="float">
            <text:p>0,0008947</text:p>
          </table:table-cell>
          <table:table-cell table:formula="of:=[.G266]-[.C266]" office:value-type="float" office:value="0.000644149999999843" calcext:value-type="float">
            <text:p>0,00064415</text:p>
          </table:table-cell>
          <table:table-cell table:formula="of:=[.J266]/[.I266]" office:value-type="float" office:value="0.719961998435123" calcext:value-type="float">
            <text:p>0,7199619984</text:p>
          </table:table-cell>
          <table:table-cell table:formula="of:=[.D266]+[.H266]*[.K266]" office:value-type="float" office:value="3.88714584525535" calcext:value-type="float">
            <text:p>3,8871458453</text:p>
          </table:table-cell>
        </table:table-row>
        <table:table-row table:style-name="ro1">
          <table:table-cell office:value-type="float" office:value="3.6748978" calcext:value-type="float">
            <text:p>3,6748978</text:p>
          </table:table-cell>
          <table:table-cell office:value-type="float" office:value="4.000002" calcext:value-type="float">
            <text:p>4,000002</text:p>
          </table:table-cell>
          <table:table-cell office:value-type="float" office:value="3.674" calcext:value-type="float">
            <text:p>3,674</text:p>
          </table:table-cell>
          <table:table-cell office:value-type="float" office:value="4.29015" calcext:value-type="float">
            <text:p>4,29015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7205391" calcext:value-type="float">
            <text:p>0,7205391</text:p>
          </table:table-cell>
          <table:table-cell table:formula="of:=[.A267]-[.E267]" office:value-type="float" office:value="3.6746469" calcext:value-type="float">
            <text:p>3,6746469</text:p>
          </table:table-cell>
          <table:table-cell table:formula="of:=[.B267]-[.D267]" office:value-type="float" office:value="-0.290147999999999" calcext:value-type="float">
            <text:p>-0,290148</text:p>
          </table:table-cell>
          <table:table-cell table:formula="of:=[.A267]-[.C267]" office:value-type="float" office:value="0.000897800000000171" calcext:value-type="float">
            <text:p>0,0008978</text:p>
          </table:table-cell>
          <table:table-cell table:formula="of:=[.G267]-[.C267]" office:value-type="float" office:value="0.000646900000000006" calcext:value-type="float">
            <text:p>0,0006469</text:p>
          </table:table-cell>
          <table:table-cell table:formula="of:=[.J267]/[.I267]" office:value-type="float" office:value="0.720539095566811" calcext:value-type="float">
            <text:p>0,7205390956</text:p>
          </table:table-cell>
          <table:table-cell table:formula="of:=[.D267]+[.H267]*[.K267]" office:value-type="float" office:value="4.08108702249948" calcext:value-type="float">
            <text:p>4,0810870225</text:p>
          </table:table-cell>
        </table:table-row>
        <table:table-row table:style-name="ro1">
          <table:table-cell office:value-type="float" office:value="3.7024728" calcext:value-type="float">
            <text:p>3,7024728</text:p>
          </table:table-cell>
          <table:table-cell office:value-type="float" office:value="4.300003" calcext:value-type="float">
            <text:p>4,300003</text:p>
          </table:table-cell>
          <table:table-cell office:value-type="float" office:value="3.675" calcext:value-type="float">
            <text:p>3,675</text:p>
          </table:table-cell>
          <table:table-cell office:value-type="float" office:value="3.79094" calcext:value-type="float">
            <text:p>3,79094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9908673" calcext:value-type="float">
            <text:p>0,9908673</text:p>
          </table:table-cell>
          <table:table-cell table:formula="of:=[.A268]-[.E268]" office:value-type="float" office:value="3.7022219" calcext:value-type="float">
            <text:p>3,7022219</text:p>
          </table:table-cell>
          <table:table-cell table:formula="of:=[.B268]-[.D268]" office:value-type="float" office:value="0.509063" calcext:value-type="float">
            <text:p>0,509063</text:p>
          </table:table-cell>
          <table:table-cell table:formula="of:=[.A268]-[.C268]" office:value-type="float" office:value="0.0274728" calcext:value-type="float">
            <text:p>0,0274728</text:p>
          </table:table-cell>
          <table:table-cell table:formula="of:=[.G268]-[.C268]" office:value-type="float" office:value="0.0272218999999998" calcext:value-type="float">
            <text:p>0,0272219</text:p>
          </table:table-cell>
          <table:table-cell table:formula="of:=[.J268]/[.I268]" office:value-type="float" office:value="0.990867330596074" calcext:value-type="float">
            <text:p>0,9908673306</text:p>
          </table:table-cell>
          <table:table-cell table:formula="of:=[.D268]+[.H268]*[.K268]" office:value-type="float" office:value="4.29535389591523" calcext:value-type="float">
            <text:p>4,2953538959</text:p>
          </table:table-cell>
        </table:table-row>
        <table:table-row table:style-name="ro1">
          <table:table-cell office:value-type="float" office:value="3.7049792" calcext:value-type="float">
            <text:p>3,7049792</text:p>
          </table:table-cell>
          <table:table-cell office:value-type="float" office:value="4.300003" calcext:value-type="float">
            <text:p>4,300003</text:p>
          </table:table-cell>
          <table:table-cell office:value-type="float" office:value="3.702" calcext:value-type="float">
            <text:p>3,702</text:p>
          </table:table-cell>
          <table:table-cell office:value-type="float" office:value="4.804416" calcext:value-type="float">
            <text:p>4,804416</text:p>
          </table:table-cell>
          <table:table-cell office:value-type="float" office:value="0.00100245" calcext:value-type="float">
            <text:p>0,00100245</text:p>
          </table:table-cell>
          <table:table-cell office:value-type="float" office:value="0.6635171" calcext:value-type="float">
            <text:p>0,6635171</text:p>
          </table:table-cell>
          <table:table-cell table:formula="of:=[.A269]-[.E269]" office:value-type="float" office:value="3.70397675" calcext:value-type="float">
            <text:p>3,70397675</text:p>
          </table:table-cell>
          <table:table-cell table:formula="of:=[.B269]-[.D269]" office:value-type="float" office:value="-0.504413" calcext:value-type="float">
            <text:p>-0,504413</text:p>
          </table:table-cell>
          <table:table-cell table:formula="of:=[.A269]-[.C269]" office:value-type="float" office:value="0.00297919999999996" calcext:value-type="float">
            <text:p>0,0029792</text:p>
          </table:table-cell>
          <table:table-cell table:formula="of:=[.G269]-[.C269]" office:value-type="float" office:value="0.00197674999999986" calcext:value-type="float">
            <text:p>0,00197675</text:p>
          </table:table-cell>
          <table:table-cell table:formula="of:=[.J269]/[.I269]" office:value-type="float" office:value="0.663517051557427" calcext:value-type="float">
            <text:p>0,6635170516</text:p>
          </table:table-cell>
          <table:table-cell table:formula="of:=[.D269]+[.H269]*[.K269]" office:value-type="float" office:value="4.46972937347276" calcext:value-type="float">
            <text:p>4,4697293735</text:p>
          </table:table-cell>
        </table:table-row>
        <table:table-row table:style-name="ro1">
          <table:table-cell office:value-type="float" office:value="3.7064838" calcext:value-type="float">
            <text:p>3,7064838</text:p>
          </table:table-cell>
          <table:table-cell office:value-type="float" office:value="4.300003" calcext:value-type="float">
            <text:p>4,300003</text:p>
          </table:table-cell>
          <table:table-cell office:value-type="float" office:value="3.704" calcext:value-type="float">
            <text:p>3,704</text:p>
          </table:table-cell>
          <table:table-cell office:value-type="float" office:value="3.965316" calcext:value-type="float">
            <text:p>3,965316</text:p>
          </table:table-cell>
          <table:table-cell office:value-type="float" office:value="0.00100245" calcext:value-type="float">
            <text:p>0,00100245</text:p>
          </table:table-cell>
          <table:table-cell office:value-type="float" office:value="0.5964047" calcext:value-type="float">
            <text:p>0,5964047</text:p>
          </table:table-cell>
          <table:table-cell table:formula="of:=[.A270]-[.E270]" office:value-type="float" office:value="3.70548135" calcext:value-type="float">
            <text:p>3,70548135</text:p>
          </table:table-cell>
          <table:table-cell table:formula="of:=[.B270]-[.D270]" office:value-type="float" office:value="0.334687" calcext:value-type="float">
            <text:p>0,334687</text:p>
          </table:table-cell>
          <table:table-cell table:formula="of:=[.A270]-[.C270]" office:value-type="float" office:value="0.00248380000000026" calcext:value-type="float">
            <text:p>0,0024838</text:p>
          </table:table-cell>
          <table:table-cell table:formula="of:=[.G270]-[.C270]" office:value-type="float" office:value="0.00148135000000016" calcext:value-type="float">
            <text:p>0,00148135</text:p>
          </table:table-cell>
          <table:table-cell table:formula="of:=[.J270]/[.I270]" office:value-type="float" office:value="0.596404702472021" calcext:value-type="float">
            <text:p>0,5964047025</text:p>
          </table:table-cell>
          <table:table-cell table:formula="of:=[.D270]+[.H270]*[.K270]" office:value-type="float" office:value="4.16492490065625" calcext:value-type="float">
            <text:p>4,1649249007</text:p>
          </table:table-cell>
        </table:table-row>
        <table:table-row table:style-name="ro1">
          <table:table-cell office:value-type="float" office:value="3.7079873" calcext:value-type="float">
            <text:p>3,7079873</text:p>
          </table:table-cell>
          <table:table-cell office:value-type="float" office:value="4.450003" calcext:value-type="float">
            <text:p>4,450003</text:p>
          </table:table-cell>
          <table:table-cell office:value-type="float" office:value="3.705" calcext:value-type="float">
            <text:p>3,705</text:p>
          </table:table-cell>
          <table:table-cell office:value-type="float" office:value="4.499611" calcext:value-type="float">
            <text:p>4,499611</text:p>
          </table:table-cell>
          <table:table-cell office:value-type="float" office:value="0.00100245" calcext:value-type="float">
            <text:p>0,00100245</text:p>
          </table:table-cell>
          <table:table-cell office:value-type="float" office:value="0.6644294" calcext:value-type="float">
            <text:p>0,6644294</text:p>
          </table:table-cell>
          <table:table-cell table:formula="of:=[.A271]-[.E271]" office:value-type="float" office:value="3.70698485" calcext:value-type="float">
            <text:p>3,70698485</text:p>
          </table:table-cell>
          <table:table-cell table:formula="of:=[.B271]-[.D271]" office:value-type="float" office:value="-0.0496080000000001" calcext:value-type="float">
            <text:p>-0,049608</text:p>
          </table:table-cell>
          <table:table-cell table:formula="of:=[.A271]-[.C271]" office:value-type="float" office:value="0.00298730000000003" calcext:value-type="float">
            <text:p>0,0029873</text:p>
          </table:table-cell>
          <table:table-cell table:formula="of:=[.G271]-[.C271]" office:value-type="float" office:value="0.00198484999999993" calcext:value-type="float">
            <text:p>0,00198485</text:p>
          </table:table-cell>
          <table:table-cell table:formula="of:=[.J271]/[.I271]" office:value-type="float" office:value="0.664429417868948" calcext:value-type="float">
            <text:p>0,6644294179</text:p>
          </table:table-cell>
          <table:table-cell table:formula="of:=[.D271]+[.H271]*[.K271]" office:value-type="float" office:value="4.46664998543836" calcext:value-type="float">
            <text:p>4,4666499854</text:p>
          </table:table-cell>
        </table:table-row>
        <table:table-row table:style-name="ro1">
          <table:table-cell office:value-type="float" office:value="3.7360301" calcext:value-type="float">
            <text:p>3,7360301</text:p>
          </table:table-cell>
          <table:table-cell office:value-type="float" office:value="4.750003" calcext:value-type="float">
            <text:p>4,750003</text:p>
          </table:table-cell>
          <table:table-cell office:value-type="float" office:value="3.707" calcext:value-type="float">
            <text:p>3,707</text:p>
          </table:table-cell>
          <table:table-cell office:value-type="float" office:value="4.417041" calcext:value-type="float">
            <text:p>4,417041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9827282" calcext:value-type="float">
            <text:p>0,9827282</text:p>
          </table:table-cell>
          <table:table-cell table:formula="of:=[.A272]-[.E272]" office:value-type="float" office:value="3.7355287" calcext:value-type="float">
            <text:p>3,7355287</text:p>
          </table:table-cell>
          <table:table-cell table:formula="of:=[.B272]-[.D272]" office:value-type="float" office:value="0.332961999999999" calcext:value-type="float">
            <text:p>0,332962</text:p>
          </table:table-cell>
          <table:table-cell table:formula="of:=[.A272]-[.C272]" office:value-type="float" office:value="0.0290300999999999" calcext:value-type="float">
            <text:p>0,0290301</text:p>
          </table:table-cell>
          <table:table-cell table:formula="of:=[.G272]-[.C272]" office:value-type="float" office:value="0.0285286999999999" calcext:value-type="float">
            <text:p>0,0285287</text:p>
          </table:table-cell>
          <table:table-cell table:formula="of:=[.J272]/[.I272]" office:value-type="float" office:value="0.982728271690415" calcext:value-type="float">
            <text:p>0,9827282717</text:p>
          </table:table-cell>
          <table:table-cell table:formula="of:=[.D272]+[.H272]*[.K272]" office:value-type="float" office:value="4.74425217079858" calcext:value-type="float">
            <text:p>4,7442521708</text:p>
          </table:table-cell>
        </table:table-row>
        <table:table-row table:style-name="ro1">
          <table:table-cell office:value-type="float" office:value="3.7370327" calcext:value-type="float">
            <text:p>3,7370327</text:p>
          </table:table-cell>
          <table:table-cell office:value-type="float" office:value="4.750003" calcext:value-type="float">
            <text:p>4,750003</text:p>
          </table:table-cell>
          <table:table-cell office:value-type="float" office:value="3.736" calcext:value-type="float">
            <text:p>3,736</text:p>
          </table:table-cell>
          <table:table-cell office:value-type="float" office:value="5.077214" calcext:value-type="float">
            <text:p>5,077214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5144767" calcext:value-type="float">
            <text:p>0,5144767</text:p>
          </table:table-cell>
          <table:table-cell table:formula="of:=[.A273]-[.E273]" office:value-type="float" office:value="3.7365313" calcext:value-type="float">
            <text:p>3,7365313</text:p>
          </table:table-cell>
          <table:table-cell table:formula="of:=[.B273]-[.D273]" office:value-type="float" office:value="-0.327211" calcext:value-type="float">
            <text:p>-0,327211</text:p>
          </table:table-cell>
          <table:table-cell table:formula="of:=[.A273]-[.C273]" office:value-type="float" office:value="0.00103270000000011" calcext:value-type="float">
            <text:p>0,0010327</text:p>
          </table:table-cell>
          <table:table-cell table:formula="of:=[.G273]-[.C273]" office:value-type="float" office:value="0.000531300000000012" calcext:value-type="float">
            <text:p>0,0005313</text:p>
          </table:table-cell>
          <table:table-cell table:formula="of:=[.J273]/[.I273]" office:value-type="float" office:value="0.51447661469929" calcext:value-type="float">
            <text:p>0,5144766147</text:p>
          </table:table-cell>
          <table:table-cell table:formula="of:=[.D273]+[.H273]*[.K273]" office:value-type="float" office:value="4.90887159242763" calcext:value-type="float">
            <text:p>4,9088715924</text:p>
          </table:table-cell>
        </table:table-row>
        <table:table-row table:style-name="ro1">
          <table:table-cell office:value-type="float" office:value="3.7390378" calcext:value-type="float">
            <text:p>3,7390378</text:p>
          </table:table-cell>
          <table:table-cell office:value-type="float" office:value="4.750003" calcext:value-type="float">
            <text:p>4,750003</text:p>
          </table:table-cell>
          <table:table-cell office:value-type="float" office:value="3.737" calcext:value-type="float">
            <text:p>3,737</text:p>
          </table:table-cell>
          <table:table-cell office:value-type="float" office:value="4.58166" calcext:value-type="float">
            <text:p>4,58166</text:p>
          </table:table-cell>
          <table:table-cell office:value-type="float" office:value="0.0007518" calcext:value-type="float">
            <text:p>0,0007518</text:p>
          </table:table-cell>
          <table:table-cell office:value-type="float" office:value="0.6310727" calcext:value-type="float">
            <text:p>0,6310727</text:p>
          </table:table-cell>
          <table:table-cell table:formula="of:=[.A274]-[.E274]" office:value-type="float" office:value="3.738286" calcext:value-type="float">
            <text:p>3,738286</text:p>
          </table:table-cell>
          <table:table-cell table:formula="of:=[.B274]-[.D274]" office:value-type="float" office:value="0.168342999999999" calcext:value-type="float">
            <text:p>0,168343</text:p>
          </table:table-cell>
          <table:table-cell table:formula="of:=[.A274]-[.C274]" office:value-type="float" office:value="0.00203780000000009" calcext:value-type="float">
            <text:p>0,0020378</text:p>
          </table:table-cell>
          <table:table-cell table:formula="of:=[.G274]-[.C274]" office:value-type="float" office:value="0.0012859999999999" calcext:value-type="float">
            <text:p>0,001286</text:p>
          </table:table-cell>
          <table:table-cell table:formula="of:=[.J274]/[.I274]" office:value-type="float" office:value="0.631072725488194" calcext:value-type="float">
            <text:p>0,6310727255</text:p>
          </table:table-cell>
          <table:table-cell table:formula="of:=[.D274]+[.H274]*[.K274]" office:value-type="float" office:value="4.68789667582686" calcext:value-type="float">
            <text:p>4,6878966758</text:p>
          </table:table-cell>
        </table:table-row>
        <table:table-row table:style-name="ro1">
          <table:table-cell office:value-type="float" office:value="3.7410434" calcext:value-type="float">
            <text:p>3,7410434</text:p>
          </table:table-cell>
          <table:table-cell office:value-type="float" office:value="4.900003" calcext:value-type="float">
            <text:p>4,900003</text:p>
          </table:table-cell>
          <table:table-cell office:value-type="float" office:value="3.738" calcext:value-type="float">
            <text:p>3,738</text:p>
          </table:table-cell>
          <table:table-cell office:value-type="float" office:value="4.856239" calcext:value-type="float">
            <text:p>4,856239</text:p>
          </table:table-cell>
          <table:table-cell office:value-type="float" office:value="0.0007518" calcext:value-type="float">
            <text:p>0,0007518</text:p>
          </table:table-cell>
          <table:table-cell office:value-type="float" office:value="0.7529736" calcext:value-type="float">
            <text:p>0,7529736</text:p>
          </table:table-cell>
          <table:table-cell table:formula="of:=[.A275]-[.E275]" office:value-type="float" office:value="3.7402916" calcext:value-type="float">
            <text:p>3,7402916</text:p>
          </table:table-cell>
          <table:table-cell table:formula="of:=[.B275]-[.D275]" office:value-type="float" office:value="0.0437639999999995" calcext:value-type="float">
            <text:p>0,043764</text:p>
          </table:table-cell>
          <table:table-cell table:formula="of:=[.A275]-[.C275]" office:value-type="float" office:value="0.00304340000000014" calcext:value-type="float">
            <text:p>0,0030434</text:p>
          </table:table-cell>
          <table:table-cell table:formula="of:=[.G275]-[.C275]" office:value-type="float" office:value="0.00229159999999995" calcext:value-type="float">
            <text:p>0,0022916</text:p>
          </table:table-cell>
          <table:table-cell table:formula="of:=[.J275]/[.I275]" office:value-type="float" office:value="0.752973647893752" calcext:value-type="float">
            <text:p>0,7529736479</text:p>
          </table:table-cell>
          <table:table-cell table:formula="of:=[.D275]+[.H275]*[.K275]" office:value-type="float" office:value="4.88919213872642" calcext:value-type="float">
            <text:p>4,8891921387</text:p>
          </table:table-cell>
        </table:table-row>
        <table:table-row table:style-name="ro1">
          <table:table-cell office:value-type="float" office:value="3.7420464" calcext:value-type="float">
            <text:p>3,7420464</text:p>
          </table:table-cell>
          <table:table-cell office:value-type="float" office:value="4.900003" calcext:value-type="float">
            <text:p>4,900003</text:p>
          </table:table-cell>
          <table:table-cell office:value-type="float" office:value="3.74" calcext:value-type="float">
            <text:p>3,74</text:p>
          </table:table-cell>
          <table:table-cell office:value-type="float" office:value="4.932956" calcext:value-type="float">
            <text:p>4,932956</text:p>
          </table:table-cell>
          <table:table-cell office:value-type="float" office:value="0.00025085" calcext:value-type="float">
            <text:p>0,00025085</text:p>
          </table:table-cell>
          <table:table-cell office:value-type="float" office:value="0.8774189" calcext:value-type="float">
            <text:p>0,8774189</text:p>
          </table:table-cell>
          <table:table-cell table:formula="of:=[.A276]-[.E276]" office:value-type="float" office:value="3.74179555" calcext:value-type="float">
            <text:p>3,74179555</text:p>
          </table:table-cell>
          <table:table-cell table:formula="of:=[.B276]-[.D276]" office:value-type="float" office:value="-0.032953" calcext:value-type="float">
            <text:p>-0,032953</text:p>
          </table:table-cell>
          <table:table-cell table:formula="of:=[.A276]-[.C276]" office:value-type="float" office:value="0.00204639999999978" calcext:value-type="float">
            <text:p>0,0020464</text:p>
          </table:table-cell>
          <table:table-cell table:formula="of:=[.G276]-[.C276]" office:value-type="float" office:value="0.00179554999999976" calcext:value-type="float">
            <text:p>0,00179555</text:p>
          </table:table-cell>
          <table:table-cell table:formula="of:=[.J276]/[.I276]" office:value-type="float" office:value="0.87741888193899" calcext:value-type="float">
            <text:p>0,8774188819</text:p>
          </table:table-cell>
          <table:table-cell table:formula="of:=[.D276]+[.H276]*[.K276]" office:value-type="float" office:value="4.90404241558346" calcext:value-type="float">
            <text:p>4,9040424156</text:p>
          </table:table-cell>
        </table:table-row>
        <table:table-row table:style-name="ro1">
          <table:table-cell office:value-type="float" office:value="3.7425477" calcext:value-type="float">
            <text:p>3,7425477</text:p>
          </table:table-cell>
          <table:table-cell office:value-type="float" office:value="4.900003" calcext:value-type="float">
            <text:p>4,900003</text:p>
          </table:table-cell>
          <table:table-cell office:value-type="float" office:value="3.742" calcext:value-type="float">
            <text:p>3,742</text:p>
          </table:table-cell>
          <table:table-cell office:value-type="float" office:value="4.871089" calcext:value-type="float">
            <text:p>4,871089</text:p>
          </table:table-cell>
          <table:table-cell office:value-type="float" office:value="0.00025085" calcext:value-type="float">
            <text:p>0,00025085</text:p>
          </table:table-cell>
          <table:table-cell office:value-type="float" office:value="0.5419938" calcext:value-type="float">
            <text:p>0,5419938</text:p>
          </table:table-cell>
          <table:table-cell table:formula="of:=[.A277]-[.E277]" office:value-type="float" office:value="3.74229685" calcext:value-type="float">
            <text:p>3,74229685</text:p>
          </table:table-cell>
          <table:table-cell table:formula="of:=[.B277]-[.D277]" office:value-type="float" office:value="0.0289140000000003" calcext:value-type="float">
            <text:p>0,028914</text:p>
          </table:table-cell>
          <table:table-cell table:formula="of:=[.A277]-[.C277]" office:value-type="float" office:value="0.000547699999999818" calcext:value-type="float">
            <text:p>0,0005477</text:p>
          </table:table-cell>
          <table:table-cell table:formula="of:=[.G277]-[.C277]" office:value-type="float" office:value="0.000296849999999793" calcext:value-type="float">
            <text:p>0,00029685</text:p>
          </table:table-cell>
          <table:table-cell table:formula="of:=[.J277]/[.I277]" office:value-type="float" office:value="0.541993792221822" calcext:value-type="float">
            <text:p>0,5419937922</text:p>
          </table:table-cell>
          <table:table-cell table:formula="of:=[.D277]+[.H277]*[.K277]" office:value-type="float" office:value="4.8867602085083" calcext:value-type="float">
            <text:p>4,8867602085</text:p>
          </table:table-cell>
        </table:table-row>
        <table:table-row table:style-name="ro1">
          <table:table-cell office:value-type="float" office:value="3.743049" calcext:value-type="float">
            <text:p>3,743049</text:p>
          </table:table-cell>
          <table:table-cell office:value-type="float" office:value="4.900003" calcext:value-type="float">
            <text:p>4,900003</text:p>
          </table:table-cell>
          <table:table-cell office:value-type="float" office:value="3.742" calcext:value-type="float">
            <text:p>3,742</text:p>
          </table:table-cell>
          <table:table-cell office:value-type="float" office:value="4.915674" calcext:value-type="float">
            <text:p>4,9156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78]-[.E278]" office:value-type="float" office:value="3.743049" calcext:value-type="float">
            <text:p>3,743049</text:p>
          </table:table-cell>
          <table:table-cell table:formula="of:=[.B278]-[.D278]" office:value-type="float" office:value="-0.0156710000000002" calcext:value-type="float">
            <text:p>-0,015671</text:p>
          </table:table-cell>
          <table:table-cell table:formula="of:=[.A278]-[.C278]" office:value-type="float" office:value="0.00104900000000008" calcext:value-type="float">
            <text:p>0,001049</text:p>
          </table:table-cell>
          <table:table-cell table:formula="of:=[.G278]-[.C278]" office:value-type="float" office:value="0.00104900000000008" calcext:value-type="float">
            <text:p>0,001049</text:p>
          </table:table-cell>
          <table:table-cell table:formula="of:=[.J278]/[.I278]" office:value-type="float" office:value="1" calcext:value-type="float">
            <text:p>1</text:p>
          </table:table-cell>
          <table:table-cell table:formula="of:=[.D278]+[.H278]*[.K278]" office:value-type="float" office:value="4.900003" calcext:value-type="float">
            <text:p>4,900003</text:p>
          </table:table-cell>
        </table:table-row>
        <table:table-row table:style-name="ro1">
          <table:table-cell office:value-type="float" office:value="3.7701207" calcext:value-type="float">
            <text:p>3,7701207</text:p>
          </table:table-cell>
          <table:table-cell office:value-type="float" office:value="5" calcext:value-type="float">
            <text:p>5</text:p>
          </table:table-cell>
          <table:table-cell office:value-type="float" office:value="3.743" calcext:value-type="float">
            <text:p>3,743</text:p>
          </table:table-cell>
          <table:table-cell office:value-type="float" office:value="4.884332" calcext:value-type="float">
            <text:p>4,8843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79]-[.E279]" office:value-type="float" office:value="3.7701207" calcext:value-type="float">
            <text:p>3,7701207</text:p>
          </table:table-cell>
          <table:table-cell table:formula="of:=[.B279]-[.D279]" office:value-type="float" office:value="0.115668" calcext:value-type="float">
            <text:p>0,115668</text:p>
          </table:table-cell>
          <table:table-cell table:formula="of:=[.A279]-[.C279]" office:value-type="float" office:value="0.0271207000000002" calcext:value-type="float">
            <text:p>0,0271207</text:p>
          </table:table-cell>
          <table:table-cell table:formula="of:=[.G279]-[.C279]" office:value-type="float" office:value="0.0271207000000002" calcext:value-type="float">
            <text:p>0,0271207</text:p>
          </table:table-cell>
          <table:table-cell table:formula="of:=[.J279]/[.I279]" office:value-type="float" office:value="1" calcext:value-type="float">
            <text:p>1</text:p>
          </table:table-cell>
          <table:table-cell table:formula="of:=[.D279]+[.H279]*[.K27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3.7716253" calcext:value-type="float">
            <text:p>3,7716253</text:p>
          </table:table-cell>
          <table:table-cell office:value-type="float" office:value="5" calcext:value-type="float">
            <text:p>5</text:p>
          </table:table-cell>
          <table:table-cell office:value-type="float" office:value="3.77" calcext:value-type="float">
            <text:p>3,77</text:p>
          </table:table-cell>
          <table:table-cell office:value-type="float" office:value="5.115668" calcext:value-type="float">
            <text:p>5,115668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6915646" calcext:value-type="float">
            <text:p>0,6915646</text:p>
          </table:table-cell>
          <table:table-cell table:formula="of:=[.A280]-[.E280]" office:value-type="float" office:value="3.771124" calcext:value-type="float">
            <text:p>3,771124</text:p>
          </table:table-cell>
          <table:table-cell table:formula="of:=[.B280]-[.D280]" office:value-type="float" office:value="-0.115668" calcext:value-type="float">
            <text:p>-0,115668</text:p>
          </table:table-cell>
          <table:table-cell table:formula="of:=[.A280]-[.C280]" office:value-type="float" office:value="0.00162530000000016" calcext:value-type="float">
            <text:p>0,0016253</text:p>
          </table:table-cell>
          <table:table-cell table:formula="of:=[.G280]-[.C280]" office:value-type="float" office:value="0.00112400000000035" calcext:value-type="float">
            <text:p>0,001124</text:p>
          </table:table-cell>
          <table:table-cell table:formula="of:=[.J280]/[.I280]" office:value-type="float" office:value="0.691564634221519" calcext:value-type="float">
            <text:p>0,6915646342</text:p>
          </table:table-cell>
          <table:table-cell table:formula="of:=[.D280]+[.H280]*[.K280]" office:value-type="float" office:value="5.03567610188887" calcext:value-type="float">
            <text:p>5,0356761019</text:p>
          </table:table-cell>
        </table:table-row>
        <table:table-row table:style-name="ro1">
          <table:table-cell office:value-type="float" office:value="3.7736306" calcext:value-type="float">
            <text:p>3,7736306</text:p>
          </table:table-cell>
          <table:table-cell office:value-type="float" office:value="5" calcext:value-type="float">
            <text:p>5</text:p>
          </table:table-cell>
          <table:table-cell office:value-type="float" office:value="3.771" calcext:value-type="float">
            <text:p>3,771</text:p>
          </table:table-cell>
          <table:table-cell office:value-type="float" office:value="4.920008" calcext:value-type="float">
            <text:p>4,920008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7141147" calcext:value-type="float">
            <text:p>0,7141147</text:p>
          </table:table-cell>
          <table:table-cell table:formula="of:=[.A281]-[.E281]" office:value-type="float" office:value="3.77287855" calcext:value-type="float">
            <text:p>3,77287855</text:p>
          </table:table-cell>
          <table:table-cell table:formula="of:=[.B281]-[.D281]" office:value-type="float" office:value="0.0799919999999998" calcext:value-type="float">
            <text:p>0,079992</text:p>
          </table:table-cell>
          <table:table-cell table:formula="of:=[.A281]-[.C281]" office:value-type="float" office:value="0.00263059999999982" calcext:value-type="float">
            <text:p>0,0026306</text:p>
          </table:table-cell>
          <table:table-cell table:formula="of:=[.G281]-[.C281]" office:value-type="float" office:value="0.00187854999999981" calcext:value-type="float">
            <text:p>0,00187855</text:p>
          </table:table-cell>
          <table:table-cell table:formula="of:=[.J281]/[.I281]" office:value-type="float" office:value="0.71411465065002" calcext:value-type="float">
            <text:p>0,7141146507</text:p>
          </table:table-cell>
          <table:table-cell table:formula="of:=[.D281]+[.H281]*[.K281]" office:value-type="float" office:value="4.9771314591348" calcext:value-type="float">
            <text:p>4,9771314591</text:p>
          </table:table-cell>
        </table:table-row>
        <table:table-row table:style-name="ro1">
          <table:table-cell office:value-type="float" office:value="3.7751344" calcext:value-type="float">
            <text:p>3,7751344</text:p>
          </table:table-cell>
          <table:table-cell office:value-type="float" office:value="4.85" calcext:value-type="float">
            <text:p>4,85</text:p>
          </table:table-cell>
          <table:table-cell office:value-type="float" office:value="3.773" calcext:value-type="float">
            <text:p>3,773</text:p>
          </table:table-cell>
          <table:table-cell office:value-type="float" office:value="5.057123" calcext:value-type="float">
            <text:p>5,057123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8825899" calcext:value-type="float">
            <text:p>0,8825899</text:p>
          </table:table-cell>
          <table:table-cell table:formula="of:=[.A282]-[.E282]" office:value-type="float" office:value="3.7748838" calcext:value-type="float">
            <text:p>3,7748838</text:p>
          </table:table-cell>
          <table:table-cell table:formula="of:=[.B282]-[.D282]" office:value-type="float" office:value="-0.207123" calcext:value-type="float">
            <text:p>-0,207123</text:p>
          </table:table-cell>
          <table:table-cell table:formula="of:=[.A282]-[.C282]" office:value-type="float" office:value="0.00213439999999965" calcext:value-type="float">
            <text:p>0,0021344</text:p>
          </table:table-cell>
          <table:table-cell table:formula="of:=[.G282]-[.C282]" office:value-type="float" office:value="0.00188379999999944" calcext:value-type="float">
            <text:p>0,0018838</text:p>
          </table:table-cell>
          <table:table-cell table:formula="of:=[.J282]/[.I282]" office:value-type="float" office:value="0.88258995502237" calcext:value-type="float">
            <text:p>0,882589955</text:p>
          </table:table-cell>
          <table:table-cell table:formula="of:=[.D282]+[.H282]*[.K282]" office:value-type="float" office:value="4.8743183207459" calcext:value-type="float">
            <text:p>4,8743183207</text:p>
          </table:table-cell>
        </table:table-row>
        <table:table-row table:style-name="ro1">
          <table:table-cell office:value-type="float" office:value="3.8043826" calcext:value-type="float">
            <text:p>3,8043826</text:p>
          </table:table-cell>
          <table:table-cell office:value-type="float" office:value="4.55" calcext:value-type="float">
            <text:p>4,55</text:p>
          </table:table-cell>
          <table:table-cell office:value-type="float" office:value="3.775" calcext:value-type="float">
            <text:p>3,775</text:p>
          </table:table-cell>
          <table:table-cell office:value-type="float" office:value="4.667195" calcext:value-type="float">
            <text:p>4,667195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9914712" calcext:value-type="float">
            <text:p>0,9914712</text:p>
          </table:table-cell>
          <table:table-cell table:formula="of:=[.A283]-[.E283]" office:value-type="float" office:value="3.804132" calcext:value-type="float">
            <text:p>3,804132</text:p>
          </table:table-cell>
          <table:table-cell table:formula="of:=[.B283]-[.D283]" office:value-type="float" office:value="-0.117195" calcext:value-type="float">
            <text:p>-0,117195</text:p>
          </table:table-cell>
          <table:table-cell table:formula="of:=[.A283]-[.C283]" office:value-type="float" office:value="0.0293825999999999" calcext:value-type="float">
            <text:p>0,0293826</text:p>
          </table:table-cell>
          <table:table-cell table:formula="of:=[.G283]-[.C283]" office:value-type="float" office:value="0.0291319999999997" calcext:value-type="float">
            <text:p>0,029132</text:p>
          </table:table-cell>
          <table:table-cell table:formula="of:=[.J283]/[.I283]" office:value-type="float" office:value="0.991471142785179" calcext:value-type="float">
            <text:p>0,9914711428</text:p>
          </table:table-cell>
          <table:table-cell table:formula="of:=[.D283]+[.H283]*[.K283]" office:value-type="float" office:value="4.55099953942129" calcext:value-type="float">
            <text:p>4,5509995394</text:p>
          </table:table-cell>
        </table:table-row>
        <table:table-row table:style-name="ro1">
          <table:table-cell office:value-type="float" office:value="3.806388" calcext:value-type="float">
            <text:p>3,806388</text:p>
          </table:table-cell>
          <table:table-cell office:value-type="float" office:value="4.55" calcext:value-type="float">
            <text:p>4,55</text:p>
          </table:table-cell>
          <table:table-cell office:value-type="float" office:value="3.804" calcext:value-type="float">
            <text:p>3,804</text:p>
          </table:table-cell>
          <table:table-cell office:value-type="float" office:value="4.433804" calcext:value-type="float">
            <text:p>4,433804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85134" calcext:value-type="float">
            <text:p>0,685134</text:p>
          </table:table-cell>
          <table:table-cell table:formula="of:=[.A284]-[.E284]" office:value-type="float" office:value="3.8056361" calcext:value-type="float">
            <text:p>3,8056361</text:p>
          </table:table-cell>
          <table:table-cell table:formula="of:=[.B284]-[.D284]" office:value-type="float" office:value="0.116196" calcext:value-type="float">
            <text:p>0,116196</text:p>
          </table:table-cell>
          <table:table-cell table:formula="of:=[.A284]-[.C284]" office:value-type="float" office:value="0.00238799999999983" calcext:value-type="float">
            <text:p>0,002388</text:p>
          </table:table-cell>
          <table:table-cell table:formula="of:=[.G284]-[.C284]" office:value-type="float" office:value="0.00163609999999981" calcext:value-type="float">
            <text:p>0,0016361</text:p>
          </table:table-cell>
          <table:table-cell table:formula="of:=[.J284]/[.I284]" office:value-type="float" office:value="0.68513400335005" calcext:value-type="float">
            <text:p>0,6851340034</text:p>
          </table:table-cell>
          <table:table-cell table:formula="of:=[.D284]+[.H284]*[.K284]" office:value-type="float" office:value="4.51341383065326" calcext:value-type="float">
            <text:p>4,5134138307</text:p>
          </table:table-cell>
        </table:table-row>
        <table:table-row table:style-name="ro1">
          <table:table-cell office:value-type="float" office:value="3.8083962" calcext:value-type="float">
            <text:p>3,8083962</text:p>
          </table:table-cell>
          <table:table-cell office:value-type="float" office:value="4.4" calcext:value-type="float">
            <text:p>4,4</text:p>
          </table:table-cell>
          <table:table-cell office:value-type="float" office:value="3.806" calcext:value-type="float">
            <text:p>3,806</text:p>
          </table:table-cell>
          <table:table-cell office:value-type="float" office:value="4.629609" calcext:value-type="float">
            <text:p>4,629609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862115" calcext:value-type="float">
            <text:p>0,6862115</text:p>
          </table:table-cell>
          <table:table-cell table:formula="of:=[.A285]-[.E285]" office:value-type="float" office:value="3.8076443" calcext:value-type="float">
            <text:p>3,8076443</text:p>
          </table:table-cell>
          <table:table-cell table:formula="of:=[.B285]-[.D285]" office:value-type="float" office:value="-0.229609" calcext:value-type="float">
            <text:p>-0,229609</text:p>
          </table:table-cell>
          <table:table-cell table:formula="of:=[.A285]-[.C285]" office:value-type="float" office:value="0.00239619999999974" calcext:value-type="float">
            <text:p>0,0023962</text:p>
          </table:table-cell>
          <table:table-cell table:formula="of:=[.G285]-[.C285]" office:value-type="float" office:value="0.00164429999999971" calcext:value-type="float">
            <text:p>0,0016443</text:p>
          </table:table-cell>
          <table:table-cell table:formula="of:=[.J285]/[.I285]" office:value-type="float" office:value="0.686211501544066" calcext:value-type="float">
            <text:p>0,6862115015</text:p>
          </table:table-cell>
          <table:table-cell table:formula="of:=[.D285]+[.H285]*[.K285]" office:value-type="float" office:value="4.47204866334197" calcext:value-type="float">
            <text:p>4,4720486633</text:p>
          </table:table-cell>
        </table:table-row>
        <table:table-row table:style-name="ro1">
          <table:table-cell office:value-type="float" office:value="3.8094015" calcext:value-type="float">
            <text:p>3,8094015</text:p>
          </table:table-cell>
          <table:table-cell office:value-type="float" office:value="4.4" calcext:value-type="float">
            <text:p>4,4</text:p>
          </table:table-cell>
          <table:table-cell office:value-type="float" office:value="3.808" calcext:value-type="float">
            <text:p>3,808</text:p>
          </table:table-cell>
          <table:table-cell office:value-type="float" office:value="4.242439" calcext:value-type="float">
            <text:p>4,242439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8209775" calcext:value-type="float">
            <text:p>0,8209775</text:p>
          </table:table-cell>
          <table:table-cell table:formula="of:=[.A286]-[.E286]" office:value-type="float" office:value="3.8091506" calcext:value-type="float">
            <text:p>3,8091506</text:p>
          </table:table-cell>
          <table:table-cell table:formula="of:=[.B286]-[.D286]" office:value-type="float" office:value="0.157561" calcext:value-type="float">
            <text:p>0,157561</text:p>
          </table:table-cell>
          <table:table-cell table:formula="of:=[.A286]-[.C286]" office:value-type="float" office:value="0.00140150000000006" calcext:value-type="float">
            <text:p>0,0014015</text:p>
          </table:table-cell>
          <table:table-cell table:formula="of:=[.G286]-[.C286]" office:value-type="float" office:value="0.00115059999999989" calcext:value-type="float">
            <text:p>0,0011506</text:p>
          </table:table-cell>
          <table:table-cell table:formula="of:=[.J286]/[.I286]" office:value-type="float" office:value="0.820977524081231" calcext:value-type="float">
            <text:p>0,8209775241</text:p>
          </table:table-cell>
          <table:table-cell table:formula="of:=[.D286]+[.H286]*[.K286]" office:value-type="float" office:value="4.37179303967176" calcext:value-type="float">
            <text:p>4,3717930397</text:p>
          </table:table-cell>
        </table:table-row>
        <table:table-row table:style-name="ro1">
          <table:table-cell office:value-type="float" office:value="3.8099023" calcext:value-type="float">
            <text:p>3,8099023</text:p>
          </table:table-cell>
          <table:table-cell office:value-type="float" office:value="4.4" calcext:value-type="float">
            <text:p>4,4</text:p>
          </table:table-cell>
          <table:table-cell office:value-type="float" office:value="3.809" calcext:value-type="float">
            <text:p>3,809</text:p>
          </table:table-cell>
          <table:table-cell office:value-type="float" office:value="4.529354" calcext:value-type="float">
            <text:p>4,529354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7219328" calcext:value-type="float">
            <text:p>0,7219328</text:p>
          </table:table-cell>
          <table:table-cell table:formula="of:=[.A287]-[.E287]" office:value-type="float" office:value="3.8096514" calcext:value-type="float">
            <text:p>3,8096514</text:p>
          </table:table-cell>
          <table:table-cell table:formula="of:=[.B287]-[.D287]" office:value-type="float" office:value="-0.129353999999999" calcext:value-type="float">
            <text:p>-0,129354</text:p>
          </table:table-cell>
          <table:table-cell table:formula="of:=[.A287]-[.C287]" office:value-type="float" office:value="0.000902299999999912" calcext:value-type="float">
            <text:p>0,0009023</text:p>
          </table:table-cell>
          <table:table-cell table:formula="of:=[.G287]-[.C287]" office:value-type="float" office:value="0.000651399999999747" calcext:value-type="float">
            <text:p>0,0006514</text:p>
          </table:table-cell>
          <table:table-cell table:formula="of:=[.J287]/[.I287]" office:value-type="float" office:value="0.721932838301907" calcext:value-type="float">
            <text:p>0,7219328383</text:p>
          </table:table-cell>
          <table:table-cell table:formula="of:=[.D287]+[.H287]*[.K287]" office:value-type="float" office:value="4.4359690996343" calcext:value-type="float">
            <text:p>4,4359690996</text:p>
          </table:table-cell>
        </table:table-row>
        <table:table-row table:style-name="ro1">
          <table:table-cell office:value-type="float" office:value="3.8104038" calcext:value-type="float">
            <text:p>3,8104038</text:p>
          </table:table-cell>
          <table:table-cell office:value-type="float" office:value="4.4" calcext:value-type="float">
            <text:p>4,4</text:p>
          </table:table-cell>
          <table:table-cell office:value-type="float" office:value="3.81" calcext:value-type="float">
            <text:p>3,81</text:p>
          </table:table-cell>
          <table:table-cell office:value-type="float" office:value="4.306615" calcext:value-type="float">
            <text:p>4,3066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88]-[.E288]" office:value-type="float" office:value="3.8104038" calcext:value-type="float">
            <text:p>3,8104038</text:p>
          </table:table-cell>
          <table:table-cell table:formula="of:=[.B288]-[.D288]" office:value-type="float" office:value="0.0933850000000005" calcext:value-type="float">
            <text:p>0,093385</text:p>
          </table:table-cell>
          <table:table-cell table:formula="of:=[.A288]-[.C288]" office:value-type="float" office:value="0.000403799999999954" calcext:value-type="float">
            <text:p>0,0004038</text:p>
          </table:table-cell>
          <table:table-cell table:formula="of:=[.G288]-[.C288]" office:value-type="float" office:value="0.000403799999999954" calcext:value-type="float">
            <text:p>0,0004038</text:p>
          </table:table-cell>
          <table:table-cell table:formula="of:=[.J288]/[.I288]" office:value-type="float" office:value="1" calcext:value-type="float">
            <text:p>1</text:p>
          </table:table-cell>
          <table:table-cell table:formula="of:=[.D288]+[.H288]*[.K288]"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3.8373802" calcext:value-type="float">
            <text:p>3,8373802</text:p>
          </table:table-cell>
          <table:table-cell office:value-type="float" office:value="4.099999" calcext:value-type="float">
            <text:p>4,099999</text:p>
          </table:table-cell>
          <table:table-cell office:value-type="float" office:value="3.81" calcext:value-type="float">
            <text:p>3,81</text:p>
          </table:table-cell>
          <table:table-cell office:value-type="float" office:value="4.493384" calcext:value-type="float">
            <text:p>4,4933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89]-[.E289]" office:value-type="float" office:value="3.8373802" calcext:value-type="float">
            <text:p>3,8373802</text:p>
          </table:table-cell>
          <table:table-cell table:formula="of:=[.B289]-[.D289]" office:value-type="float" office:value="-0.393384999999999" calcext:value-type="float">
            <text:p>-0,393385</text:p>
          </table:table-cell>
          <table:table-cell table:formula="of:=[.A289]-[.C289]" office:value-type="float" office:value="0.0273802000000001" calcext:value-type="float">
            <text:p>0,0273802</text:p>
          </table:table-cell>
          <table:table-cell table:formula="of:=[.G289]-[.C289]" office:value-type="float" office:value="0.0273802000000001" calcext:value-type="float">
            <text:p>0,0273802</text:p>
          </table:table-cell>
          <table:table-cell table:formula="of:=[.J289]/[.I289]" office:value-type="float" office:value="1" calcext:value-type="float">
            <text:p>1</text:p>
          </table:table-cell>
          <table:table-cell table:formula="of:=[.D289]+[.H289]*[.K289]" office:value-type="float" office:value="4.099999" calcext:value-type="float">
            <text:p>4,099999</text:p>
          </table:table-cell>
        </table:table-row>
        <table:table-row table:style-name="ro1">
          <table:table-cell office:value-type="float" office:value="3.8388884" calcext:value-type="float">
            <text:p>3,8388884</text:p>
          </table:table-cell>
          <table:table-cell office:value-type="float" office:value="4.099999" calcext:value-type="float">
            <text:p>4,099999</text:p>
          </table:table-cell>
          <table:table-cell office:value-type="float" office:value="3.837" calcext:value-type="float">
            <text:p>3,837</text:p>
          </table:table-cell>
          <table:table-cell office:value-type="float" office:value="3.706614" calcext:value-type="float">
            <text:p>3,706614</text:p>
          </table:table-cell>
          <table:table-cell office:value-type="float" office:value="0.0002517" calcext:value-type="float">
            <text:p>0,0002517</text:p>
          </table:table-cell>
          <table:table-cell office:value-type="float" office:value="0.8667126" calcext:value-type="float">
            <text:p>0,8667126</text:p>
          </table:table-cell>
          <table:table-cell table:formula="of:=[.A290]-[.E290]" office:value-type="float" office:value="3.8386367" calcext:value-type="float">
            <text:p>3,8386367</text:p>
          </table:table-cell>
          <table:table-cell table:formula="of:=[.B290]-[.D290]" office:value-type="float" office:value="0.393385" calcext:value-type="float">
            <text:p>0,393385</text:p>
          </table:table-cell>
          <table:table-cell table:formula="of:=[.A290]-[.C290]" office:value-type="float" office:value="0.00188840000000035" calcext:value-type="float">
            <text:p>0,0018884</text:p>
          </table:table-cell>
          <table:table-cell table:formula="of:=[.G290]-[.C290]" office:value-type="float" office:value="0.00163670000000016" calcext:value-type="float">
            <text:p>0,0016367</text:p>
          </table:table-cell>
          <table:table-cell table:formula="of:=[.J290]/[.I290]" office:value-type="float" office:value="0.86671256089804" calcext:value-type="float">
            <text:p>0,8667125609</text:p>
          </table:table-cell>
          <table:table-cell table:formula="of:=[.D290]+[.H290]*[.K290]" office:value-type="float" office:value="4.04756572076888" calcext:value-type="float">
            <text:p>4,0475657208</text:p>
          </table:table-cell>
        </table:table-row>
        <table:table-row table:style-name="ro1">
          <table:table-cell office:value-type="float" office:value="3.840894" calcext:value-type="float">
            <text:p>3,840894</text:p>
          </table:table-cell>
          <table:table-cell office:value-type="float" office:value="4.099999" calcext:value-type="float">
            <text:p>4,099999</text:p>
          </table:table-cell>
          <table:table-cell office:value-type="float" office:value="3.839" calcext:value-type="float">
            <text:p>3,839</text:p>
          </table:table-cell>
          <table:table-cell office:value-type="float" office:value="4.440951" calcext:value-type="float">
            <text:p>4,440951</text:p>
          </table:table-cell>
          <table:table-cell office:value-type="float" office:value="0.0002517" calcext:value-type="float">
            <text:p>0,0002517</text:p>
          </table:table-cell>
          <table:table-cell office:value-type="float" office:value="0.8671067" calcext:value-type="float">
            <text:p>0,8671067</text:p>
          </table:table-cell>
          <table:table-cell table:formula="of:=[.A291]-[.E291]" office:value-type="float" office:value="3.8406423" calcext:value-type="float">
            <text:p>3,8406423</text:p>
          </table:table-cell>
          <table:table-cell table:formula="of:=[.B291]-[.D291]" office:value-type="float" office:value="-0.340952" calcext:value-type="float">
            <text:p>-0,340952</text:p>
          </table:table-cell>
          <table:table-cell table:formula="of:=[.A291]-[.C291]" office:value-type="float" office:value="0.00189400000000006" calcext:value-type="float">
            <text:p>0,001894</text:p>
          </table:table-cell>
          <table:table-cell table:formula="of:=[.G291]-[.C291]" office:value-type="float" office:value="0.00164229999999987" calcext:value-type="float">
            <text:p>0,0016423</text:p>
          </table:table-cell>
          <table:table-cell table:formula="of:=[.J291]/[.I291]" office:value-type="float" office:value="0.867106652587022" calcext:value-type="float">
            <text:p>0,8671066526</text:p>
          </table:table-cell>
          <table:table-cell table:formula="of:=[.D291]+[.H291]*[.K291]" office:value-type="float" office:value="4.14530925258715" calcext:value-type="float">
            <text:p>4,1453092526</text:p>
          </table:table-cell>
        </table:table-row>
        <table:table-row table:style-name="ro1">
          <table:table-cell office:value-type="float" office:value="3.8434006" calcext:value-type="float">
            <text:p>3,8434006</text:p>
          </table:table-cell>
          <table:table-cell office:value-type="float" office:value="3.949999" calcext:value-type="float">
            <text:p>3,949999</text:p>
          </table:table-cell>
          <table:table-cell office:value-type="float" office:value="3.841" calcext:value-type="float">
            <text:p>3,841</text:p>
          </table:table-cell>
          <table:table-cell office:value-type="float" office:value="3.804358" calcext:value-type="float">
            <text:p>3,804358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5823752" calcext:value-type="float">
            <text:p>0,5823752</text:p>
          </table:table-cell>
          <table:table-cell table:formula="of:=[.A292]-[.E292]" office:value-type="float" office:value="3.84239805" calcext:value-type="float">
            <text:p>3,84239805</text:p>
          </table:table-cell>
          <table:table-cell table:formula="of:=[.B292]-[.D292]" office:value-type="float" office:value="0.145641" calcext:value-type="float">
            <text:p>0,145641</text:p>
          </table:table-cell>
          <table:table-cell table:formula="of:=[.A292]-[.C292]" office:value-type="float" office:value="0.00240059999999964" calcext:value-type="float">
            <text:p>0,0024006</text:p>
          </table:table-cell>
          <table:table-cell table:formula="of:=[.G292]-[.C292]" office:value-type="float" office:value="0.00139804999999971" calcext:value-type="float">
            <text:p>0,00139805</text:p>
          </table:table-cell>
          <table:table-cell table:formula="of:=[.J292]/[.I292]" office:value-type="float" office:value="0.582375239523417" calcext:value-type="float">
            <text:p>0,5823752395</text:p>
          </table:table-cell>
          <table:table-cell table:formula="of:=[.D292]+[.H292]*[.K292]" office:value-type="float" office:value="3.88917571225943" calcext:value-type="float">
            <text:p>3,8891757123</text:p>
          </table:table-cell>
        </table:table-row>
        <table:table-row table:style-name="ro1">
          <table:table-cell office:value-type="float" office:value="3.8444034" calcext:value-type="float">
            <text:p>3,8444034</text:p>
          </table:table-cell>
          <table:table-cell office:value-type="float" office:value="3.949999" calcext:value-type="float">
            <text:p>3,949999</text:p>
          </table:table-cell>
          <table:table-cell office:value-type="float" office:value="3.842" calcext:value-type="float">
            <text:p>3,842</text:p>
          </table:table-cell>
          <table:table-cell office:value-type="float" office:value="4.034817" calcext:value-type="float">
            <text:p>4,034817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5828618" calcext:value-type="float">
            <text:p>0,5828618</text:p>
          </table:table-cell>
          <table:table-cell table:formula="of:=[.A293]-[.E293]" office:value-type="float" office:value="3.84340085" calcext:value-type="float">
            <text:p>3,84340085</text:p>
          </table:table-cell>
          <table:table-cell table:formula="of:=[.B293]-[.D293]" office:value-type="float" office:value="-0.0848180000000003" calcext:value-type="float">
            <text:p>-0,084818</text:p>
          </table:table-cell>
          <table:table-cell table:formula="of:=[.A293]-[.C293]" office:value-type="float" office:value="0.00240339999999994" calcext:value-type="float">
            <text:p>0,0024034</text:p>
          </table:table-cell>
          <table:table-cell table:formula="of:=[.G293]-[.C293]" office:value-type="float" office:value="0.00140085000000001" calcext:value-type="float">
            <text:p>0,00140085</text:p>
          </table:table-cell>
          <table:table-cell table:formula="of:=[.J293]/[.I293]" office:value-type="float" office:value="0.582861779146227" calcext:value-type="float">
            <text:p>0,5828617791</text:p>
          </table:table-cell>
          <table:table-cell table:formula="of:=[.D293]+[.H293]*[.K293]" office:value-type="float" office:value="3.98537982961638" calcext:value-type="float">
            <text:p>3,9853798296</text:p>
          </table:table-cell>
        </table:table-row>
        <table:table-row table:style-name="ro1">
          <table:table-cell office:value-type="float" office:value="3.8449049" calcext:value-type="float">
            <text:p>3,8449049</text:p>
          </table:table-cell>
          <table:table-cell office:value-type="float" office:value="3.949999" calcext:value-type="float">
            <text:p>3,949999</text:p>
          </table:table-cell>
          <table:table-cell office:value-type="float" office:value="3.843" calcext:value-type="float">
            <text:p>3,843</text:p>
          </table:table-cell>
          <table:table-cell office:value-type="float" office:value="3.900562" calcext:value-type="float">
            <text:p>3,900562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683658" calcext:value-type="float">
            <text:p>0,8683658</text:p>
          </table:table-cell>
          <table:table-cell table:formula="of:=[.A294]-[.E294]" office:value-type="float" office:value="3.84465415" calcext:value-type="float">
            <text:p>3,84465415</text:p>
          </table:table-cell>
          <table:table-cell table:formula="of:=[.B294]-[.D294]" office:value-type="float" office:value="0.0494370000000002" calcext:value-type="float">
            <text:p>0,049437</text:p>
          </table:table-cell>
          <table:table-cell table:formula="of:=[.A294]-[.C294]" office:value-type="float" office:value="0.00190489999999999" calcext:value-type="float">
            <text:p>0,0019049</text:p>
          </table:table-cell>
          <table:table-cell table:formula="of:=[.G294]-[.C294]" office:value-type="float" office:value="0.0016541499999998" calcext:value-type="float">
            <text:p>0,00165415</text:p>
          </table:table-cell>
          <table:table-cell table:formula="of:=[.J294]/[.I294]" office:value-type="float" office:value="0.868365793479873" calcext:value-type="float">
            <text:p>0,8683657935</text:p>
          </table:table-cell>
          <table:table-cell table:formula="of:=[.D294]+[.H294]*[.K294]" office:value-type="float" office:value="3.94349139973226" calcext:value-type="float">
            <text:p>3,9434913997</text:p>
          </table:table-cell>
        </table:table-row>
        <table:table-row table:style-name="ro1">
          <table:table-cell office:value-type="float" office:value="3.8728627" calcext:value-type="float">
            <text:p>3,8728627</text:p>
          </table:table-cell>
          <table:table-cell office:value-type="float" office:value="3.649999" calcext:value-type="float">
            <text:p>3,649999</text:p>
          </table:table-cell>
          <table:table-cell office:value-type="float" office:value="3.845" calcext:value-type="float">
            <text:p>3,845</text:p>
          </table:table-cell>
          <table:table-cell office:value-type="float" office:value="3.992929" calcext:value-type="float">
            <text:p>3,992929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9910005" calcext:value-type="float">
            <text:p>0,9910005</text:p>
          </table:table-cell>
          <table:table-cell table:formula="of:=[.A295]-[.E295]" office:value-type="float" office:value="3.87261195" calcext:value-type="float">
            <text:p>3,87261195</text:p>
          </table:table-cell>
          <table:table-cell table:formula="of:=[.B295]-[.D295]" office:value-type="float" office:value="-0.34293" calcext:value-type="float">
            <text:p>-0,34293</text:p>
          </table:table-cell>
          <table:table-cell table:formula="of:=[.A295]-[.C295]" office:value-type="float" office:value="0.0278627" calcext:value-type="float">
            <text:p>0,0278627</text:p>
          </table:table-cell>
          <table:table-cell table:formula="of:=[.G295]-[.C295]" office:value-type="float" office:value="0.0276119499999998" calcext:value-type="float">
            <text:p>0,02761195</text:p>
          </table:table-cell>
          <table:table-cell table:formula="of:=[.J295]/[.I295]" office:value-type="float" office:value="0.991000513230944" calcext:value-type="float">
            <text:p>0,9910005132</text:p>
          </table:table-cell>
          <table:table-cell table:formula="of:=[.D295]+[.H295]*[.K295]" office:value-type="float" office:value="3.65308519399771" calcext:value-type="float">
            <text:p>3,653085194</text:p>
          </table:table-cell>
        </table:table-row>
        <table:table-row table:style-name="ro1">
          <table:table-cell office:value-type="float" office:value="3.8748685" calcext:value-type="float">
            <text:p>3,8748685</text:p>
          </table:table-cell>
          <table:table-cell office:value-type="float" office:value="3.499999" calcext:value-type="float">
            <text:p>3,499999</text:p>
          </table:table-cell>
          <table:table-cell office:value-type="float" office:value="3.873" calcext:value-type="float">
            <text:p>3,873</text:p>
          </table:table-cell>
          <table:table-cell office:value-type="float" office:value="3.310156" calcext:value-type="float">
            <text:p>3,310156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5975916" calcext:value-type="float">
            <text:p>0,5975916</text:p>
          </table:table-cell>
          <table:table-cell table:formula="of:=[.A296]-[.E296]" office:value-type="float" office:value="3.8741166" calcext:value-type="float">
            <text:p>3,8741166</text:p>
          </table:table-cell>
          <table:table-cell table:formula="of:=[.B296]-[.D296]" office:value-type="float" office:value="0.189843" calcext:value-type="float">
            <text:p>0,189843</text:p>
          </table:table-cell>
          <table:table-cell table:formula="of:=[.A296]-[.C296]" office:value-type="float" office:value="0.00186849999999961" calcext:value-type="float">
            <text:p>0,0018685</text:p>
          </table:table-cell>
          <table:table-cell table:formula="of:=[.G296]-[.C296]" office:value-type="float" office:value="0.00111659999999958" calcext:value-type="float">
            <text:p>0,0011166</text:p>
          </table:table-cell>
          <table:table-cell table:formula="of:=[.J296]/[.I296]" office:value-type="float" office:value="0.597591651056898" calcext:value-type="float">
            <text:p>0,5975916511</text:p>
          </table:table-cell>
          <table:table-cell table:formula="of:=[.D296]+[.H296]*[.K296]" office:value-type="float" office:value="3.42360459181159" calcext:value-type="float">
            <text:p>3,4236045918</text:p>
          </table:table-cell>
        </table:table-row>
        <table:table-row table:style-name="ro1">
          <table:table-cell office:value-type="float" office:value="3.8768741" calcext:value-type="float">
            <text:p>3,8768741</text:p>
          </table:table-cell>
          <table:table-cell office:value-type="float" office:value="3.499999" calcext:value-type="float">
            <text:p>3,499999</text:p>
          </table:table-cell>
          <table:table-cell office:value-type="float" office:value="3.874" calcext:value-type="float">
            <text:p>3,874</text:p>
          </table:table-cell>
          <table:table-cell office:value-type="float" office:value="3.613448" calcext:value-type="float">
            <text:p>3,613448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7383876" calcext:value-type="float">
            <text:p>0,7383876</text:p>
          </table:table-cell>
          <table:table-cell table:formula="of:=[.A297]-[.E297]" office:value-type="float" office:value="3.8761222" calcext:value-type="float">
            <text:p>3,8761222</text:p>
          </table:table-cell>
          <table:table-cell table:formula="of:=[.B297]-[.D297]" office:value-type="float" office:value="-0.113449" calcext:value-type="float">
            <text:p>-0,113449</text:p>
          </table:table-cell>
          <table:table-cell table:formula="of:=[.A297]-[.C297]" office:value-type="float" office:value="0.0028741000000001" calcext:value-type="float">
            <text:p>0,0028741</text:p>
          </table:table-cell>
          <table:table-cell table:formula="of:=[.G297]-[.C297]" office:value-type="float" office:value="0.00212220000000007" calcext:value-type="float">
            <text:p>0,0021222</text:p>
          </table:table-cell>
          <table:table-cell table:formula="of:=[.J297]/[.I297]" office:value-type="float" office:value="0.738387669183396" calcext:value-type="float">
            <text:p>0,7383876692</text:p>
          </table:table-cell>
          <table:table-cell table:formula="of:=[.D297]+[.H297]*[.K297]" office:value-type="float" office:value="3.52967865731881" calcext:value-type="float">
            <text:p>3,5296786573</text:p>
          </table:table-cell>
        </table:table-row>
        <table:table-row table:style-name="ro1">
          <table:table-cell office:value-type="float" office:value="3.8768741" calcext:value-type="float">
            <text:p>3,8768741</text:p>
          </table:table-cell>
          <table:table-cell office:value-type="float" office:value="3.499999" calcext:value-type="float">
            <text:p>3,499999</text:p>
          </table:table-cell>
          <table:table-cell office:value-type="float" office:value="3.876" calcext:value-type="float">
            <text:p>3,876</text:p>
          </table:table-cell>
          <table:table-cell office:value-type="float" office:value="3.41623" calcext:value-type="float">
            <text:p>3,416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98]-[.E298]" office:value-type="float" office:value="3.8768741" calcext:value-type="float">
            <text:p>3,8768741</text:p>
          </table:table-cell>
          <table:table-cell table:formula="of:=[.B298]-[.D298]" office:value-type="float" office:value="0.0837689999999998" calcext:value-type="float">
            <text:p>0,083769</text:p>
          </table:table-cell>
          <table:table-cell table:formula="of:=[.A298]-[.C298]" office:value-type="float" office:value="0.000874100000000322" calcext:value-type="float">
            <text:p>0,0008741</text:p>
          </table:table-cell>
          <table:table-cell table:formula="of:=[.G298]-[.C298]" office:value-type="float" office:value="0.000874100000000322" calcext:value-type="float">
            <text:p>0,0008741</text:p>
          </table:table-cell>
          <table:table-cell table:formula="of:=[.J298]/[.I298]" office:value-type="float" office:value="1" calcext:value-type="float">
            <text:p>1</text:p>
          </table:table-cell>
          <table:table-cell table:formula="of:=[.D298]+[.H298]*[.K298]" office:value-type="float" office:value="3.499999" calcext:value-type="float">
            <text:p>3,499999</text:p>
          </table:table-cell>
        </table:table-row>
        <table:table-row table:style-name="ro1">
          <table:table-cell office:value-type="float" office:value="3.878357" calcext:value-type="float">
            <text:p>3,878357</text:p>
          </table:table-cell>
          <table:table-cell office:value-type="float" office:value="3.499999" calcext:value-type="float">
            <text:p>3,499999</text:p>
          </table:table-cell>
          <table:table-cell office:value-type="float" office:value="3.877" calcext:value-type="float">
            <text:p>3,877</text:p>
          </table:table-cell>
          <table:table-cell office:value-type="float" office:value="3.583768" calcext:value-type="float">
            <text:p>3,5837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99]-[.E299]" office:value-type="float" office:value="3.878357" calcext:value-type="float">
            <text:p>3,878357</text:p>
          </table:table-cell>
          <table:table-cell table:formula="of:=[.B299]-[.D299]" office:value-type="float" office:value="-0.0837690000000002" calcext:value-type="float">
            <text:p>-0,083769</text:p>
          </table:table-cell>
          <table:table-cell table:formula="of:=[.A299]-[.C299]" office:value-type="float" office:value="0.00135700000000005" calcext:value-type="float">
            <text:p>0,001357</text:p>
          </table:table-cell>
          <table:table-cell table:formula="of:=[.G299]-[.C299]" office:value-type="float" office:value="0.00135700000000005" calcext:value-type="float">
            <text:p>0,001357</text:p>
          </table:table-cell>
          <table:table-cell table:formula="of:=[.J299]/[.I299]" office:value-type="float" office:value="1" calcext:value-type="float">
            <text:p>1</text:p>
          </table:table-cell>
          <table:table-cell table:formula="of:=[.D299]+[.H299]*[.K299]" office:value-type="float" office:value="3.499999" calcext:value-type="float">
            <text:p>3,499999</text:p>
          </table:table-cell>
        </table:table-row>
        <table:table-row table:style-name="ro1">
          <table:table-cell office:value-type="float" office:value="3.8788606" calcext:value-type="float">
            <text:p>3,8788606</text:p>
          </table:table-cell>
          <table:table-cell office:value-type="float" office:value="3.499999" calcext:value-type="float">
            <text:p>3,499999</text:p>
          </table:table-cell>
          <table:table-cell office:value-type="float" office:value="3.878" calcext:value-type="float">
            <text:p>3,878</text:p>
          </table:table-cell>
          <table:table-cell office:value-type="float" office:value="3.41623" calcext:value-type="float">
            <text:p>3,416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00]-[.E300]" office:value-type="float" office:value="3.8788606" calcext:value-type="float">
            <text:p>3,8788606</text:p>
          </table:table-cell>
          <table:table-cell table:formula="of:=[.B300]-[.D300]" office:value-type="float" office:value="0.0837689999999998" calcext:value-type="float">
            <text:p>0,083769</text:p>
          </table:table-cell>
          <table:table-cell table:formula="of:=[.A300]-[.C300]" office:value-type="float" office:value="0.000860599999999767" calcext:value-type="float">
            <text:p>0,0008606</text:p>
          </table:table-cell>
          <table:table-cell table:formula="of:=[.G300]-[.C300]" office:value-type="float" office:value="0.000860599999999767" calcext:value-type="float">
            <text:p>0,0008606</text:p>
          </table:table-cell>
          <table:table-cell table:formula="of:=[.J300]/[.I300]" office:value-type="float" office:value="1" calcext:value-type="float">
            <text:p>1</text:p>
          </table:table-cell>
          <table:table-cell table:formula="of:=[.D300]+[.H300]*[.K300]" office:value-type="float" office:value="3.499999" calcext:value-type="float">
            <text:p>3,499999</text:p>
          </table:table-cell>
        </table:table-row>
        <table:table-row table:style-name="ro1">
          <table:table-cell office:value-type="float" office:value="3.8793616" calcext:value-type="float">
            <text:p>3,8793616</text:p>
          </table:table-cell>
          <table:table-cell office:value-type="float" office:value="3.499999" calcext:value-type="float">
            <text:p>3,499999</text:p>
          </table:table-cell>
          <table:table-cell office:value-type="float" office:value="3.879" calcext:value-type="float">
            <text:p>3,879</text:p>
          </table:table-cell>
          <table:table-cell office:value-type="float" office:value="3.583768" calcext:value-type="float">
            <text:p>3,5837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01]-[.E301]" office:value-type="float" office:value="3.8793616" calcext:value-type="float">
            <text:p>3,8793616</text:p>
          </table:table-cell>
          <table:table-cell table:formula="of:=[.B301]-[.D301]" office:value-type="float" office:value="-0.0837690000000002" calcext:value-type="float">
            <text:p>-0,083769</text:p>
          </table:table-cell>
          <table:table-cell table:formula="of:=[.A301]-[.C301]" office:value-type="float" office:value="0.000361600000000184" calcext:value-type="float">
            <text:p>0,0003616</text:p>
          </table:table-cell>
          <table:table-cell table:formula="of:=[.G301]-[.C301]" office:value-type="float" office:value="0.000361600000000184" calcext:value-type="float">
            <text:p>0,0003616</text:p>
          </table:table-cell>
          <table:table-cell table:formula="of:=[.J301]/[.I301]" office:value-type="float" office:value="1" calcext:value-type="float">
            <text:p>1</text:p>
          </table:table-cell>
          <table:table-cell table:formula="of:=[.D301]+[.H301]*[.K301]" office:value-type="float" office:value="3.499999" calcext:value-type="float">
            <text:p>3,499999</text:p>
          </table:table-cell>
        </table:table-row>
        <table:table-row table:style-name="ro1">
          <table:table-cell office:value-type="float" office:value="3.9064139" calcext:value-type="float">
            <text:p>3,9064139</text:p>
          </table:table-cell>
          <table:table-cell office:value-type="float" office:value="3.199999" calcext:value-type="float">
            <text:p>3,199999</text:p>
          </table:table-cell>
          <table:table-cell office:value-type="float" office:value="3.879" calcext:value-type="float">
            <text:p>3,879</text:p>
          </table:table-cell>
          <table:table-cell office:value-type="float" office:value="3.41623" calcext:value-type="float">
            <text:p>3,41623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9817137" calcext:value-type="float">
            <text:p>0,9817137</text:p>
          </table:table-cell>
          <table:table-cell table:formula="of:=[.A302]-[.E302]" office:value-type="float" office:value="3.9059126" calcext:value-type="float">
            <text:p>3,9059126</text:p>
          </table:table-cell>
          <table:table-cell table:formula="of:=[.B302]-[.D302]" office:value-type="float" office:value="-0.216231" calcext:value-type="float">
            <text:p>-0,216231</text:p>
          </table:table-cell>
          <table:table-cell table:formula="of:=[.A302]-[.C302]" office:value-type="float" office:value="0.0274139" calcext:value-type="float">
            <text:p>0,0274139</text:p>
          </table:table-cell>
          <table:table-cell table:formula="of:=[.G302]-[.C302]" office:value-type="float" office:value="0.0269126000000002" calcext:value-type="float">
            <text:p>0,0269126</text:p>
          </table:table-cell>
          <table:table-cell table:formula="of:=[.J302]/[.I302]" office:value-type="float" office:value="0.981713656210907" calcext:value-type="float">
            <text:p>0,9817136562</text:p>
          </table:table-cell>
          <table:table-cell table:formula="of:=[.D302]+[.H302]*[.K302]" office:value-type="float" office:value="3.20395307440386" calcext:value-type="float">
            <text:p>3,2039530744</text:p>
          </table:table-cell>
        </table:table-row>
        <table:table-row table:style-name="ro1">
          <table:table-cell office:value-type="float" office:value="3.9084228" calcext:value-type="float">
            <text:p>3,9084228</text:p>
          </table:table-cell>
          <table:table-cell office:value-type="float" office:value="3.049999" calcext:value-type="float">
            <text:p>3,049999</text:p>
          </table:table-cell>
          <table:table-cell office:value-type="float" office:value="3.906" calcext:value-type="float">
            <text:p>3,906</text:p>
          </table:table-cell>
          <table:table-cell office:value-type="float" office:value="2.987722" calcext:value-type="float">
            <text:p>2,987722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7930906" calcext:value-type="float">
            <text:p>0,7930906</text:p>
          </table:table-cell>
          <table:table-cell table:formula="of:=[.A303]-[.E303]" office:value-type="float" office:value="3.9079215" calcext:value-type="float">
            <text:p>3,9079215</text:p>
          </table:table-cell>
          <table:table-cell table:formula="of:=[.B303]-[.D303]" office:value-type="float" office:value="0.0622770000000004" calcext:value-type="float">
            <text:p>0,062277</text:p>
          </table:table-cell>
          <table:table-cell table:formula="of:=[.A303]-[.C303]" office:value-type="float" office:value="0.00242279999999973" calcext:value-type="float">
            <text:p>0,0024228</text:p>
          </table:table-cell>
          <table:table-cell table:formula="of:=[.G303]-[.C303]" office:value-type="float" office:value="0.00192149999999991" calcext:value-type="float">
            <text:p>0,0019215</text:p>
          </table:table-cell>
          <table:table-cell table:formula="of:=[.J303]/[.I303]" office:value-type="float" office:value="0.793090638930216" calcext:value-type="float">
            <text:p>0,7930906389</text:p>
          </table:table-cell>
          <table:table-cell table:formula="of:=[.D303]+[.H303]*[.K303]" office:value-type="float" office:value="3.03711330572066" calcext:value-type="float">
            <text:p>3,0371133057</text:p>
          </table:table-cell>
        </table:table-row>
        <table:table-row table:style-name="ro1">
          <table:table-cell office:value-type="float" office:value="3.9159447" calcext:value-type="float">
            <text:p>3,9159447</text:p>
          </table:table-cell>
          <table:table-cell office:value-type="float" office:value="3.049999" calcext:value-type="float">
            <text:p>3,049999</text:p>
          </table:table-cell>
          <table:table-cell office:value-type="float" office:value="3.908" calcext:value-type="float">
            <text:p>3,908</text:p>
          </table:table-cell>
          <table:table-cell office:value-type="float" office:value="3.09939" calcext:value-type="float">
            <text:p>3,09939</text:p>
          </table:table-cell>
          <table:table-cell office:value-type="float" office:value="0.0030079" calcext:value-type="float">
            <text:p>0,0030079</text:p>
          </table:table-cell>
          <table:table-cell office:value-type="float" office:value="0.6213954" calcext:value-type="float">
            <text:p>0,6213954</text:p>
          </table:table-cell>
          <table:table-cell table:formula="of:=[.A304]-[.E304]" office:value-type="float" office:value="3.9129368" calcext:value-type="float">
            <text:p>3,9129368</text:p>
          </table:table-cell>
          <table:table-cell table:formula="of:=[.B304]-[.D304]" office:value-type="float" office:value="-0.049391" calcext:value-type="float">
            <text:p>-0,049391</text:p>
          </table:table-cell>
          <table:table-cell table:formula="of:=[.A304]-[.C304]" office:value-type="float" office:value="0.00794469999999992" calcext:value-type="float">
            <text:p>0,0079447</text:p>
          </table:table-cell>
          <table:table-cell table:formula="of:=[.G304]-[.C304]" office:value-type="float" office:value="0.00493679999999985" calcext:value-type="float">
            <text:p>0,0049368</text:p>
          </table:table-cell>
          <table:table-cell table:formula="of:=[.J304]/[.I304]" office:value-type="float" office:value="0.621395395672575" calcext:value-type="float">
            <text:p>0,6213953957</text:p>
          </table:table-cell>
          <table:table-cell table:formula="of:=[.D304]+[.H304]*[.K304]" office:value-type="float" office:value="3.06869866001234" calcext:value-type="float">
            <text:p>3,06869866</text:p>
          </table:table-cell>
        </table:table-row>
        <table:table-row table:style-name="ro1">
          <table:table-cell office:value-type="float" office:value="3.9169475" calcext:value-type="float">
            <text:p>3,9169475</text:p>
          </table:table-cell>
          <table:table-cell office:value-type="float" office:value="3.049999" calcext:value-type="float">
            <text:p>3,049999</text:p>
          </table:table-cell>
          <table:table-cell office:value-type="float" office:value="3.913" calcext:value-type="float">
            <text:p>3,913</text:p>
          </table:table-cell>
          <table:table-cell office:value-type="float" office:value="3.019307" calcext:value-type="float">
            <text:p>3,019307</text:p>
          </table:table-cell>
          <table:table-cell office:value-type="float" office:value="0.0030079" calcext:value-type="float">
            <text:p>0,0030079</text:p>
          </table:table-cell>
          <table:table-cell office:value-type="float" office:value="0.2380241" calcext:value-type="float">
            <text:p>0,2380241</text:p>
          </table:table-cell>
          <table:table-cell table:formula="of:=[.A305]-[.E305]" office:value-type="float" office:value="3.9139396" calcext:value-type="float">
            <text:p>3,9139396</text:p>
          </table:table-cell>
          <table:table-cell table:formula="of:=[.B305]-[.D305]" office:value-type="float" office:value="0.0306920000000002" calcext:value-type="float">
            <text:p>0,030692</text:p>
          </table:table-cell>
          <table:table-cell table:formula="of:=[.A305]-[.C305]" office:value-type="float" office:value="0.00394749999999977" calcext:value-type="float">
            <text:p>0,0039475</text:p>
          </table:table-cell>
          <table:table-cell table:formula="of:=[.G305]-[.C305]" office:value-type="float" office:value="0.000939599999999707" calcext:value-type="float">
            <text:p>0,0009396</text:p>
          </table:table-cell>
          <table:table-cell table:formula="of:=[.J305]/[.I305]" office:value-type="float" office:value="0.238024065864411" calcext:value-type="float">
            <text:p>0,2380240659</text:p>
          </table:table-cell>
          <table:table-cell table:formula="of:=[.D305]+[.H305]*[.K305]" office:value-type="float" office:value="3.02661243462951" calcext:value-type="float">
            <text:p>3,0266124346</text:p>
          </table:table-cell>
        </table:table-row>
        <table:table-row table:style-name="ro1">
          <table:table-cell office:value-type="float" office:value="3.9174488" calcext:value-type="float">
            <text:p>3,9174488</text:p>
          </table:table-cell>
          <table:table-cell office:value-type="float" office:value="3.049999" calcext:value-type="float">
            <text:p>3,049999</text:p>
          </table:table-cell>
          <table:table-cell office:value-type="float" office:value="3.914" calcext:value-type="float">
            <text:p>3,914</text:p>
          </table:table-cell>
          <table:table-cell office:value-type="float" office:value="3.057304" calcext:value-type="float">
            <text:p>3,057304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273226" calcext:value-type="float">
            <text:p>0,9273226</text:p>
          </table:table-cell>
          <table:table-cell table:formula="of:=[.A306]-[.E306]" office:value-type="float" office:value="3.91719815" calcext:value-type="float">
            <text:p>3,91719815</text:p>
          </table:table-cell>
          <table:table-cell table:formula="of:=[.B306]-[.D306]" office:value-type="float" office:value="-0.00730499999999967" calcext:value-type="float">
            <text:p>-0,007305</text:p>
          </table:table-cell>
          <table:table-cell table:formula="of:=[.A306]-[.C306]" office:value-type="float" office:value="0.0034487999999997" calcext:value-type="float">
            <text:p>0,0034488</text:p>
          </table:table-cell>
          <table:table-cell table:formula="of:=[.G306]-[.C306]" office:value-type="float" office:value="0.00319814999999979" calcext:value-type="float">
            <text:p>0,00319815</text:p>
          </table:table-cell>
          <table:table-cell table:formula="of:=[.J306]/[.I306]" office:value-type="float" office:value="0.92732254697288" calcext:value-type="float">
            <text:p>0,927322547</text:p>
          </table:table-cell>
          <table:table-cell table:formula="of:=[.D306]+[.H306]*[.K306]" office:value-type="float" office:value="3.05052990879436" calcext:value-type="float">
            <text:p>3,0505299088</text:p>
          </table:table-cell>
        </table:table-row>
        <table:table-row table:style-name="ro1">
          <table:table-cell office:value-type="float" office:value="3.9409495" calcext:value-type="float">
            <text:p>3,9409495</text:p>
          </table:table-cell>
          <table:table-cell office:value-type="float" office:value="2.749999" calcext:value-type="float">
            <text:p>2,749999</text:p>
          </table:table-cell>
          <table:table-cell office:value-type="float" office:value="3.917" calcext:value-type="float">
            <text:p>3,917</text:p>
          </table:table-cell>
          <table:table-cell office:value-type="float" office:value="3.043224" calcext:value-type="float">
            <text:p>3,043224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895342" calcext:value-type="float">
            <text:p>0,9895342</text:p>
          </table:table-cell>
          <table:table-cell table:formula="of:=[.A307]-[.E307]" office:value-type="float" office:value="3.94069885" calcext:value-type="float">
            <text:p>3,94069885</text:p>
          </table:table-cell>
          <table:table-cell table:formula="of:=[.B307]-[.D307]" office:value-type="float" office:value="-0.293225" calcext:value-type="float">
            <text:p>-0,293225</text:p>
          </table:table-cell>
          <table:table-cell table:formula="of:=[.A307]-[.C307]" office:value-type="float" office:value="0.0239495000000001" calcext:value-type="float">
            <text:p>0,0239495</text:p>
          </table:table-cell>
          <table:table-cell table:formula="of:=[.G307]-[.C307]" office:value-type="float" office:value="0.0236988500000002" calcext:value-type="float">
            <text:p>0,02369885</text:p>
          </table:table-cell>
          <table:table-cell table:formula="of:=[.J307]/[.I307]" office:value-type="float" office:value="0.989534228271993" calcext:value-type="float">
            <text:p>0,9895342283</text:p>
          </table:table-cell>
          <table:table-cell table:formula="of:=[.D307]+[.H307]*[.K307]" office:value-type="float" office:value="2.75306782591494" calcext:value-type="float">
            <text:p>2,7530678259</text:p>
          </table:table-cell>
        </table:table-row>
        <table:table-row table:style-name="ro1">
          <table:table-cell office:value-type="float" office:value="3.9419525" calcext:value-type="float">
            <text:p>3,9419525</text:p>
          </table:table-cell>
          <table:table-cell office:value-type="float" office:value="2.599998" calcext:value-type="float">
            <text:p>2,599998</text:p>
          </table:table-cell>
          <table:table-cell office:value-type="float" office:value="3.941" calcext:value-type="float">
            <text:p>3,941</text:p>
          </table:table-cell>
          <table:table-cell office:value-type="float" office:value="2.459842" calcext:value-type="float">
            <text:p>2,459842</text:p>
          </table:table-cell>
          <table:table-cell office:value-type="float" office:value="0.0005015" calcext:value-type="float">
            <text:p>0,0005015</text:p>
          </table:table-cell>
          <table:table-cell office:value-type="float" office:value="0.4734908" calcext:value-type="float">
            <text:p>0,4734908</text:p>
          </table:table-cell>
          <table:table-cell table:formula="of:=[.A308]-[.E308]" office:value-type="float" office:value="3.941451" calcext:value-type="float">
            <text:p>3,941451</text:p>
          </table:table-cell>
          <table:table-cell table:formula="of:=[.B308]-[.D308]" office:value-type="float" office:value="0.140156" calcext:value-type="float">
            <text:p>0,140156</text:p>
          </table:table-cell>
          <table:table-cell table:formula="of:=[.A308]-[.C308]" office:value-type="float" office:value="0.000952500000000356" calcext:value-type="float">
            <text:p>0,0009525</text:p>
          </table:table-cell>
          <table:table-cell table:formula="of:=[.G308]-[.C308]" office:value-type="float" office:value="0.000451000000000423" calcext:value-type="float">
            <text:p>0,000451</text:p>
          </table:table-cell>
          <table:table-cell table:formula="of:=[.J308]/[.I308]" office:value-type="float" office:value="0.473490813648562" calcext:value-type="float">
            <text:p>0,4734908136</text:p>
          </table:table-cell>
          <table:table-cell table:formula="of:=[.D308]+[.H308]*[.K308]" office:value-type="float" office:value="2.52620457847773" calcext:value-type="float">
            <text:p>2,5262045785</text:p>
          </table:table-cell>
        </table:table-row>
        <table:table-row table:style-name="ro1">
          <table:table-cell office:value-type="float" office:value="3.9439581" calcext:value-type="float">
            <text:p>3,9439581</text:p>
          </table:table-cell>
          <table:table-cell office:value-type="float" office:value="2.599998" calcext:value-type="float">
            <text:p>2,599998</text:p>
          </table:table-cell>
          <table:table-cell office:value-type="float" office:value="3.941" calcext:value-type="float">
            <text:p>3,941</text:p>
          </table:table-cell>
          <table:table-cell office:value-type="float" office:value="2.666361" calcext:value-type="float">
            <text:p>2,666361</text:p>
          </table:table-cell>
          <table:table-cell office:value-type="float" office:value="0.0005015" calcext:value-type="float">
            <text:p>0,0005015</text:p>
          </table:table-cell>
          <table:table-cell office:value-type="float" office:value="0.8304655" calcext:value-type="float">
            <text:p>0,8304655</text:p>
          </table:table-cell>
          <table:table-cell table:formula="of:=[.A309]-[.E309]" office:value-type="float" office:value="3.9434566" calcext:value-type="float">
            <text:p>3,9434566</text:p>
          </table:table-cell>
          <table:table-cell table:formula="of:=[.B309]-[.D309]" office:value-type="float" office:value="-0.0663630000000004" calcext:value-type="float">
            <text:p>-0,066363</text:p>
          </table:table-cell>
          <table:table-cell table:formula="of:=[.A309]-[.C309]" office:value-type="float" office:value="0.00295809999999985" calcext:value-type="float">
            <text:p>0,0029581</text:p>
          </table:table-cell>
          <table:table-cell table:formula="of:=[.G309]-[.C309]" office:value-type="float" office:value="0.00245659999999992" calcext:value-type="float">
            <text:p>0,0024566</text:p>
          </table:table-cell>
          <table:table-cell table:formula="of:=[.J309]/[.I309]" office:value-type="float" office:value="0.830465501504358" calcext:value-type="float">
            <text:p>0,8304655015</text:p>
          </table:table-cell>
          <table:table-cell table:formula="of:=[.D309]+[.H309]*[.K309]" office:value-type="float" office:value="2.61124881792367" calcext:value-type="float">
            <text:p>2,6112488179</text:p>
          </table:table-cell>
        </table:table-row>
        <table:table-row table:style-name="ro1">
          <table:table-cell office:value-type="float" office:value="3.945963" calcext:value-type="float">
            <text:p>3,945963</text:p>
          </table:table-cell>
          <table:table-cell office:value-type="float" office:value="2.599998" calcext:value-type="float">
            <text:p>2,599998</text:p>
          </table:table-cell>
          <table:table-cell office:value-type="float" office:value="3.943" calcext:value-type="float">
            <text:p>3,943</text:p>
          </table:table-cell>
          <table:table-cell office:value-type="float" office:value="2.544886" calcext:value-type="float">
            <text:p>2,544886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8307796" calcext:value-type="float">
            <text:p>0,8307796</text:p>
          </table:table-cell>
          <table:table-cell table:formula="of:=[.A310]-[.E310]" office:value-type="float" office:value="3.9454616" calcext:value-type="float">
            <text:p>3,9454616</text:p>
          </table:table-cell>
          <table:table-cell table:formula="of:=[.B310]-[.D310]" office:value-type="float" office:value="0.0551119999999998" calcext:value-type="float">
            <text:p>0,055112</text:p>
          </table:table-cell>
          <table:table-cell table:formula="of:=[.A310]-[.C310]" office:value-type="float" office:value="0.00296299999999983" calcext:value-type="float">
            <text:p>0,002963</text:p>
          </table:table-cell>
          <table:table-cell table:formula="of:=[.G310]-[.C310]" office:value-type="float" office:value="0.00246159999999973" calcext:value-type="float">
            <text:p>0,0024616</text:p>
          </table:table-cell>
          <table:table-cell table:formula="of:=[.J310]/[.I310]" office:value-type="float" office:value="0.830779615254767" calcext:value-type="float">
            <text:p>0,8307796153</text:p>
          </table:table-cell>
          <table:table-cell table:formula="of:=[.D310]+[.H310]*[.K310]" office:value-type="float" office:value="2.59067192615592" calcext:value-type="float">
            <text:p>2,5906719262</text:p>
          </table:table-cell>
        </table:table-row>
        <table:table-row table:style-name="ro1">
          <table:table-cell office:value-type="float" office:value="3.9464645" calcext:value-type="float">
            <text:p>3,9464645</text:p>
          </table:table-cell>
          <table:table-cell office:value-type="float" office:value="2.599998" calcext:value-type="float">
            <text:p>2,599998</text:p>
          </table:table-cell>
          <table:table-cell office:value-type="float" office:value="3.945" calcext:value-type="float">
            <text:p>3,945</text:p>
          </table:table-cell>
          <table:table-cell office:value-type="float" office:value="2.645785" calcext:value-type="float">
            <text:p>2,645785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6576306" calcext:value-type="float">
            <text:p>0,6576306</text:p>
          </table:table-cell>
          <table:table-cell table:formula="of:=[.A311]-[.E311]" office:value-type="float" office:value="3.9459631" calcext:value-type="float">
            <text:p>3,9459631</text:p>
          </table:table-cell>
          <table:table-cell table:formula="of:=[.B311]-[.D311]" office:value-type="float" office:value="-0.0457870000000002" calcext:value-type="float">
            <text:p>-0,045787</text:p>
          </table:table-cell>
          <table:table-cell table:formula="of:=[.A311]-[.C311]" office:value-type="float" office:value="0.00146449999999954" calcext:value-type="float">
            <text:p>0,0014645</text:p>
          </table:table-cell>
          <table:table-cell table:formula="of:=[.G311]-[.C311]" office:value-type="float" office:value="0.000963099999999439" calcext:value-type="float">
            <text:p>0,0009631</text:p>
          </table:table-cell>
          <table:table-cell table:formula="of:=[.J311]/[.I311]" office:value-type="float" office:value="0.657630590645097" calcext:value-type="float">
            <text:p>0,6576305906</text:p>
          </table:table-cell>
          <table:table-cell table:formula="of:=[.D311]+[.H311]*[.K311]" office:value-type="float" office:value="2.61567406814613" calcext:value-type="float">
            <text:p>2,6156740681</text:p>
          </table:table-cell>
        </table:table-row>
        <table:table-row table:style-name="ro1">
          <table:table-cell office:value-type="float" office:value="3.9469653" calcext:value-type="float">
            <text:p>3,9469653</text:p>
          </table:table-cell>
          <table:table-cell office:value-type="float" office:value="2.599998" calcext:value-type="float">
            <text:p>2,599998</text:p>
          </table:table-cell>
          <table:table-cell office:value-type="float" office:value="3.946" calcext:value-type="float">
            <text:p>3,946</text:p>
          </table:table-cell>
          <table:table-cell office:value-type="float" office:value="2.569888" calcext:value-type="float">
            <text:p>2,569888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480576" calcext:value-type="float">
            <text:p>0,480576</text:p>
          </table:table-cell>
          <table:table-cell table:formula="of:=[.A312]-[.E312]" office:value-type="float" office:value="3.9464639" calcext:value-type="float">
            <text:p>3,9464639</text:p>
          </table:table-cell>
          <table:table-cell table:formula="of:=[.B312]-[.D312]" office:value-type="float" office:value="0.0301100000000001" calcext:value-type="float">
            <text:p>0,03011</text:p>
          </table:table-cell>
          <table:table-cell table:formula="of:=[.A312]-[.C312]" office:value-type="float" office:value="0.000965299999999836" calcext:value-type="float">
            <text:p>0,0009653</text:p>
          </table:table-cell>
          <table:table-cell table:formula="of:=[.G312]-[.C312]" office:value-type="float" office:value="0.00046389999999974" calcext:value-type="float">
            <text:p>0,0004639</text:p>
          </table:table-cell>
          <table:table-cell table:formula="of:=[.J312]/[.I312]" office:value-type="float" office:value="0.480575986739686" calcext:value-type="float">
            <text:p>0,4805759867</text:p>
          </table:table-cell>
          <table:table-cell table:formula="of:=[.D312]+[.H312]*[.K312]" office:value-type="float" office:value="2.58435814296073" calcext:value-type="float">
            <text:p>2,584358143</text:p>
          </table:table-cell>
        </table:table-row>
        <table:table-row table:style-name="ro1">
          <table:table-cell office:value-type="float" office:value="3.9759092" calcext:value-type="float">
            <text:p>3,9759092</text:p>
          </table:table-cell>
          <table:table-cell office:value-type="float" office:value="2.149998" calcext:value-type="float">
            <text:p>2,149998</text:p>
          </table:table-cell>
          <table:table-cell office:value-type="float" office:value="3.946" calcext:value-type="float">
            <text:p>3,946</text:p>
          </table:table-cell>
          <table:table-cell office:value-type="float" office:value="2.614469" calcext:value-type="float">
            <text:p>2,614469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983236" calcext:value-type="float">
            <text:p>0,983236</text:p>
          </table:table-cell>
          <table:table-cell table:formula="of:=[.A313]-[.E313]" office:value-type="float" office:value="3.9754078" calcext:value-type="float">
            <text:p>3,9754078</text:p>
          </table:table-cell>
          <table:table-cell table:formula="of:=[.B313]-[.D313]" office:value-type="float" office:value="-0.464471" calcext:value-type="float">
            <text:p>-0,464471</text:p>
          </table:table-cell>
          <table:table-cell table:formula="of:=[.A313]-[.C313]" office:value-type="float" office:value="0.0299091999999996" calcext:value-type="float">
            <text:p>0,0299092</text:p>
          </table:table-cell>
          <table:table-cell table:formula="of:=[.G313]-[.C313]" office:value-type="float" office:value="0.0294077999999995" calcext:value-type="float">
            <text:p>0,0294078</text:p>
          </table:table-cell>
          <table:table-cell table:formula="of:=[.J313]/[.I313]" office:value-type="float" office:value="0.983235927406948" calcext:value-type="float">
            <text:p>0,9832359274</text:p>
          </table:table-cell>
          <table:table-cell table:formula="of:=[.D313]+[.H313]*[.K313]" office:value-type="float" office:value="2.15778442556137" calcext:value-type="float">
            <text:p>2,1577844256</text:p>
          </table:table-cell>
        </table:table-row>
        <table:table-row table:style-name="ro1">
          <table:table-cell office:value-type="float" office:value="3.9774138" calcext:value-type="float">
            <text:p>3,9774138</text:p>
          </table:table-cell>
          <table:table-cell office:value-type="float" office:value="2.149998" calcext:value-type="float">
            <text:p>2,149998</text:p>
          </table:table-cell>
          <table:table-cell office:value-type="float" office:value="3.975" calcext:value-type="float">
            <text:p>3,975</text:p>
          </table:table-cell>
          <table:table-cell office:value-type="float" office:value="1.693314" calcext:value-type="float">
            <text:p>1,693314</text:p>
          </table:table-cell>
          <table:table-cell office:value-type="float" office:value="0.00050155" calcext:value-type="float">
            <text:p>0,00050155</text:p>
          </table:table-cell>
          <table:table-cell office:value-type="float" office:value="0.7922156" calcext:value-type="float">
            <text:p>0,7922156</text:p>
          </table:table-cell>
          <table:table-cell table:formula="of:=[.A314]-[.E314]" office:value-type="float" office:value="3.97691225" calcext:value-type="float">
            <text:p>3,97691225</text:p>
          </table:table-cell>
          <table:table-cell table:formula="of:=[.B314]-[.D314]" office:value-type="float" office:value="0.456684" calcext:value-type="float">
            <text:p>0,456684</text:p>
          </table:table-cell>
          <table:table-cell table:formula="of:=[.A314]-[.C314]" office:value-type="float" office:value="0.0024137999999998" calcext:value-type="float">
            <text:p>0,0024138</text:p>
          </table:table-cell>
          <table:table-cell table:formula="of:=[.G314]-[.C314]" office:value-type="float" office:value="0.00191224999999973" calcext:value-type="float">
            <text:p>0,00191225</text:p>
          </table:table-cell>
          <table:table-cell table:formula="of:=[.J314]/[.I314]" office:value-type="float" office:value="0.792215593669685" calcext:value-type="float">
            <text:p>0,7922155937</text:p>
          </table:table-cell>
          <table:table-cell table:formula="of:=[.D314]+[.H314]*[.K314]" office:value-type="float" office:value="2.05510618617945" calcext:value-type="float">
            <text:p>2,0551061862</text:p>
          </table:table-cell>
        </table:table-row>
        <table:table-row table:style-name="ro1">
          <table:table-cell office:value-type="float" office:value="3.979925" calcext:value-type="float">
            <text:p>3,979925</text:p>
          </table:table-cell>
          <table:table-cell office:value-type="float" office:value="2.149998" calcext:value-type="float">
            <text:p>2,149998</text:p>
          </table:table-cell>
          <table:table-cell office:value-type="float" office:value="3.977" calcext:value-type="float">
            <text:p>3,977</text:p>
          </table:table-cell>
          <table:table-cell office:value-type="float" office:value="2.511791" calcext:value-type="float">
            <text:p>2,511791</text:p>
          </table:table-cell>
          <table:table-cell office:value-type="float" office:value="0.00075305" calcext:value-type="float">
            <text:p>0,00075305</text:p>
          </table:table-cell>
          <table:table-cell office:value-type="float" office:value="0.742547" calcext:value-type="float">
            <text:p>0,742547</text:p>
          </table:table-cell>
          <table:table-cell table:formula="of:=[.A315]-[.E315]" office:value-type="float" office:value="3.97917195" calcext:value-type="float">
            <text:p>3,97917195</text:p>
          </table:table-cell>
          <table:table-cell table:formula="of:=[.B315]-[.D315]" office:value-type="float" office:value="-0.361793" calcext:value-type="float">
            <text:p>-0,361793</text:p>
          </table:table-cell>
          <table:table-cell table:formula="of:=[.A315]-[.C315]" office:value-type="float" office:value="0.00292499999999984" calcext:value-type="float">
            <text:p>0,002925</text:p>
          </table:table-cell>
          <table:table-cell table:formula="of:=[.G315]-[.C315]" office:value-type="float" office:value="0.0021719499999997" calcext:value-type="float">
            <text:p>0,00217195</text:p>
          </table:table-cell>
          <table:table-cell table:formula="of:=[.J315]/[.I315]" office:value-type="float" office:value="0.742547008546946" calcext:value-type="float">
            <text:p>0,7425470085</text:p>
          </table:table-cell>
          <table:table-cell table:formula="of:=[.D315]+[.H315]*[.K315]" office:value-type="float" office:value="2.24314269013677" calcext:value-type="float">
            <text:p>2,2431426901</text:p>
          </table:table-cell>
        </table:table-row>
        <table:table-row table:style-name="ro1">
          <table:table-cell office:value-type="float" office:value="3.9804268" calcext:value-type="float">
            <text:p>3,9804268</text:p>
          </table:table-cell>
          <table:table-cell office:value-type="float" office:value="2.149998" calcext:value-type="float">
            <text:p>2,149998</text:p>
          </table:table-cell>
          <table:table-cell office:value-type="float" office:value="3.979" calcext:value-type="float">
            <text:p>3,979</text:p>
          </table:table-cell>
          <table:table-cell office:value-type="float" office:value="1.88135" calcext:value-type="float">
            <text:p>1,88135</text:p>
          </table:table-cell>
          <table:table-cell office:value-type="float" office:value="0.00075305" calcext:value-type="float">
            <text:p>0,00075305</text:p>
          </table:table-cell>
          <table:table-cell office:value-type="float" office:value="0.4722106" calcext:value-type="float">
            <text:p>0,4722106</text:p>
          </table:table-cell>
          <table:table-cell table:formula="of:=[.A316]-[.E316]" office:value-type="float" office:value="3.97967375" calcext:value-type="float">
            <text:p>3,97967375</text:p>
          </table:table-cell>
          <table:table-cell table:formula="of:=[.B316]-[.D316]" office:value-type="float" office:value="0.268648" calcext:value-type="float">
            <text:p>0,268648</text:p>
          </table:table-cell>
          <table:table-cell table:formula="of:=[.A316]-[.C316]" office:value-type="float" office:value="0.00142679999999995" calcext:value-type="float">
            <text:p>0,0014268</text:p>
          </table:table-cell>
          <table:table-cell table:formula="of:=[.G316]-[.C316]" office:value-type="float" office:value="0.000673749999999806" calcext:value-type="float">
            <text:p>0,00067375</text:p>
          </table:table-cell>
          <table:table-cell table:formula="of:=[.J316]/[.I316]" office:value-type="float" office:value="0.472210541070809" calcext:value-type="float">
            <text:p>0,4722105411</text:p>
          </table:table-cell>
          <table:table-cell table:formula="of:=[.D316]+[.H316]*[.K316]" office:value-type="float" office:value="2.00820841743759" calcext:value-type="float">
            <text:p>2,0082084174</text:p>
          </table:table-cell>
        </table:table-row>
        <table:table-row table:style-name="ro1">
          <table:table-cell office:value-type="float" office:value="3.9809278" calcext:value-type="float">
            <text:p>3,9809278</text:p>
          </table:table-cell>
          <table:table-cell office:value-type="float" office:value="2.149998" calcext:value-type="float">
            <text:p>2,149998</text:p>
          </table:table-cell>
          <table:table-cell office:value-type="float" office:value="3.98" calcext:value-type="float">
            <text:p>3,98</text:p>
          </table:table-cell>
          <table:table-cell office:value-type="float" office:value="2.276856" calcext:value-type="float">
            <text:p>2,2768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17]-[.E317]" office:value-type="float" office:value="3.9809278" calcext:value-type="float">
            <text:p>3,9809278</text:p>
          </table:table-cell>
          <table:table-cell table:formula="of:=[.B317]-[.D317]" office:value-type="float" office:value="-0.126858" calcext:value-type="float">
            <text:p>-0,126858</text:p>
          </table:table-cell>
          <table:table-cell table:formula="of:=[.A317]-[.C317]" office:value-type="float" office:value="0.000927799999999923" calcext:value-type="float">
            <text:p>0,0009278</text:p>
          </table:table-cell>
          <table:table-cell table:formula="of:=[.G317]-[.C317]" office:value-type="float" office:value="0.000927799999999923" calcext:value-type="float">
            <text:p>0,0009278</text:p>
          </table:table-cell>
          <table:table-cell table:formula="of:=[.J317]/[.I317]" office:value-type="float" office:value="1" calcext:value-type="float">
            <text:p>1</text:p>
          </table:table-cell>
          <table:table-cell table:formula="of:=[.D317]+[.H317]*[.K317]" office:value-type="float" office:value="2.149998" calcext:value-type="float">
            <text:p>2,149998</text:p>
          </table:table-cell>
        </table:table-row>
        <table:table-row table:style-name="ro1">
          <table:table-cell office:value-type="float" office:value="3.9814288" calcext:value-type="float">
            <text:p>3,9814288</text:p>
          </table:table-cell>
          <table:table-cell office:value-type="float" office:value="2.149998" calcext:value-type="float">
            <text:p>2,149998</text:p>
          </table:table-cell>
          <table:table-cell office:value-type="float" office:value="3.981" calcext:value-type="float">
            <text:p>3,981</text:p>
          </table:table-cell>
          <table:table-cell office:value-type="float" office:value="2.02314" calcext:value-type="float">
            <text:p>2,023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18]-[.E318]" office:value-type="float" office:value="3.9814288" calcext:value-type="float">
            <text:p>3,9814288</text:p>
          </table:table-cell>
          <table:table-cell table:formula="of:=[.B318]-[.D318]" office:value-type="float" office:value="0.126858" calcext:value-type="float">
            <text:p>0,126858</text:p>
          </table:table-cell>
          <table:table-cell table:formula="of:=[.A318]-[.C318]" office:value-type="float" office:value="0.000428799999999896" calcext:value-type="float">
            <text:p>0,0004288</text:p>
          </table:table-cell>
          <table:table-cell table:formula="of:=[.G318]-[.C318]" office:value-type="float" office:value="0.000428799999999896" calcext:value-type="float">
            <text:p>0,0004288</text:p>
          </table:table-cell>
          <table:table-cell table:formula="of:=[.J318]/[.I318]" office:value-type="float" office:value="1" calcext:value-type="float">
            <text:p>1</text:p>
          </table:table-cell>
          <table:table-cell table:formula="of:=[.D318]+[.H318]*[.K318]" office:value-type="float" office:value="2.149998" calcext:value-type="float">
            <text:p>2,149998</text:p>
          </table:table-cell>
        </table:table-row>
        <table:table-row table:style-name="ro1">
          <table:table-cell office:value-type="float" office:value="4.0109323" calcext:value-type="float">
            <text:p>4,0109323</text:p>
          </table:table-cell>
          <table:table-cell office:value-type="float" office:value="1.699998" calcext:value-type="float">
            <text:p>1,699998</text:p>
          </table:table-cell>
          <table:table-cell office:value-type="float" office:value="3.981" calcext:value-type="float">
            <text:p>3,981</text:p>
          </table:table-cell>
          <table:table-cell office:value-type="float" office:value="2.276856" calcext:value-type="float">
            <text:p>2,2768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19]-[.E319]" office:value-type="float" office:value="4.0109323" calcext:value-type="float">
            <text:p>4,0109323</text:p>
          </table:table-cell>
          <table:table-cell table:formula="of:=[.B319]-[.D319]" office:value-type="float" office:value="-0.576858" calcext:value-type="float">
            <text:p>-0,576858</text:p>
          </table:table-cell>
          <table:table-cell table:formula="of:=[.A319]-[.C319]" office:value-type="float" office:value="0.0299323000000005" calcext:value-type="float">
            <text:p>0,0299323</text:p>
          </table:table-cell>
          <table:table-cell table:formula="of:=[.G319]-[.C319]" office:value-type="float" office:value="0.0299323000000005" calcext:value-type="float">
            <text:p>0,0299323</text:p>
          </table:table-cell>
          <table:table-cell table:formula="of:=[.J319]/[.I319]" office:value-type="float" office:value="1" calcext:value-type="float">
            <text:p>1</text:p>
          </table:table-cell>
          <table:table-cell table:formula="of:=[.D319]+[.H319]*[.K319]" office:value-type="float" office:value="1.699998" calcext:value-type="float">
            <text:p>1,699998</text:p>
          </table:table-cell>
        </table:table-row>
        <table:table-row table:style-name="ro1">
          <table:table-cell office:value-type="float" office:value="4.0114336" calcext:value-type="float">
            <text:p>4,0114336</text:p>
          </table:table-cell>
          <table:table-cell office:value-type="float" office:value="1.699998" calcext:value-type="float">
            <text:p>1,699998</text:p>
          </table:table-cell>
          <table:table-cell office:value-type="float" office:value="4.011" calcext:value-type="float">
            <text:p>4,011</text:p>
          </table:table-cell>
          <table:table-cell office:value-type="float" office:value="1.12314" calcext:value-type="float">
            <text:p>1,12314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4219327" calcext:value-type="float">
            <text:p>0,4219327</text:p>
          </table:table-cell>
          <table:table-cell table:formula="of:=[.A320]-[.E320]" office:value-type="float" office:value="4.01118295" calcext:value-type="float">
            <text:p>4,01118295</text:p>
          </table:table-cell>
          <table:table-cell table:formula="of:=[.B320]-[.D320]" office:value-type="float" office:value="0.576858" calcext:value-type="float">
            <text:p>0,576858</text:p>
          </table:table-cell>
          <table:table-cell table:formula="of:=[.A320]-[.C320]" office:value-type="float" office:value="0.000433600000000034" calcext:value-type="float">
            <text:p>0,0004336</text:p>
          </table:table-cell>
          <table:table-cell table:formula="of:=[.G320]-[.C320]" office:value-type="float" office:value="0.000182950000000126" calcext:value-type="float">
            <text:p>0,00018295</text:p>
          </table:table-cell>
          <table:table-cell table:formula="of:=[.J320]/[.I320]" office:value-type="float" office:value="0.421932656826826" calcext:value-type="float">
            <text:p>0,4219326568</text:p>
          </table:table-cell>
          <table:table-cell table:formula="of:=[.D320]+[.H320]*[.K320]" office:value-type="float" office:value="1.36653522855181" calcext:value-type="float">
            <text:p>1,3665352286</text:p>
          </table:table-cell>
        </table:table-row>
        <table:table-row table:style-name="ro1">
          <table:table-cell office:value-type="float" office:value="4.0134389" calcext:value-type="float">
            <text:p>4,0134389</text:p>
          </table:table-cell>
          <table:table-cell office:value-type="float" office:value="1.699998" calcext:value-type="float">
            <text:p>1,699998</text:p>
          </table:table-cell>
          <table:table-cell office:value-type="float" office:value="4.011" calcext:value-type="float">
            <text:p>4,011</text:p>
          </table:table-cell>
          <table:table-cell office:value-type="float" office:value="1.943394" calcext:value-type="float">
            <text:p>1,943394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972282" calcext:value-type="float">
            <text:p>0,8972282</text:p>
          </table:table-cell>
          <table:table-cell table:formula="of:=[.A321]-[.E321]" office:value-type="float" office:value="4.01318825" calcext:value-type="float">
            <text:p>4,01318825</text:p>
          </table:table-cell>
          <table:table-cell table:formula="of:=[.B321]-[.D321]" office:value-type="float" office:value="-0.243396" calcext:value-type="float">
            <text:p>-0,243396</text:p>
          </table:table-cell>
          <table:table-cell table:formula="of:=[.A321]-[.C321]" office:value-type="float" office:value="0.00243889999999958" calcext:value-type="float">
            <text:p>0,0024389</text:p>
          </table:table-cell>
          <table:table-cell table:formula="of:=[.G321]-[.C321]" office:value-type="float" office:value="0.00218824999999967" calcext:value-type="float">
            <text:p>0,00218825</text:p>
          </table:table-cell>
          <table:table-cell table:formula="of:=[.J321]/[.I321]" office:value-type="float" office:value="0.897228258641211" calcext:value-type="float">
            <text:p>0,8972282586</text:p>
          </table:table-cell>
          <table:table-cell table:formula="of:=[.D321]+[.H321]*[.K321]" office:value-type="float" office:value="1.72501223075976" calcext:value-type="float">
            <text:p>1,7250122308</text:p>
          </table:table-cell>
        </table:table-row>
        <table:table-row table:style-name="ro1">
          <table:table-cell office:value-type="float" office:value="4.0149425" calcext:value-type="float">
            <text:p>4,0149425</text:p>
          </table:table-cell>
          <table:table-cell office:value-type="float" office:value="1.699998" calcext:value-type="float">
            <text:p>1,699998</text:p>
          </table:table-cell>
          <table:table-cell office:value-type="float" office:value="4.013" calcext:value-type="float">
            <text:p>4,013</text:p>
          </table:table-cell>
          <table:table-cell office:value-type="float" office:value="1.481617" calcext:value-type="float">
            <text:p>1,481617</text:p>
          </table:table-cell>
          <table:table-cell office:value-type="float" office:value="0.0007518" calcext:value-type="float">
            <text:p>0,0007518</text:p>
          </table:table-cell>
          <table:table-cell office:value-type="float" office:value="0.612973" calcext:value-type="float">
            <text:p>0,612973</text:p>
          </table:table-cell>
          <table:table-cell table:formula="of:=[.A322]-[.E322]" office:value-type="float" office:value="4.0141907" calcext:value-type="float">
            <text:p>4,0141907</text:p>
          </table:table-cell>
          <table:table-cell table:formula="of:=[.B322]-[.D322]" office:value-type="float" office:value="0.218381" calcext:value-type="float">
            <text:p>0,218381</text:p>
          </table:table-cell>
          <table:table-cell table:formula="of:=[.A322]-[.C322]" office:value-type="float" office:value="0.00194250000000018" calcext:value-type="float">
            <text:p>0,0019425</text:p>
          </table:table-cell>
          <table:table-cell table:formula="of:=[.G322]-[.C322]" office:value-type="float" office:value="0.00119070000000043" calcext:value-type="float">
            <text:p>0,0011907</text:p>
          </table:table-cell>
          <table:table-cell table:formula="of:=[.J322]/[.I322]" office:value-type="float" office:value="0.612972972973139" calcext:value-type="float">
            <text:p>0,612972973</text:p>
          </table:table-cell>
          <table:table-cell table:formula="of:=[.D322]+[.H322]*[.K322]" office:value-type="float" office:value="1.61547865081085" calcext:value-type="float">
            <text:p>1,6154786508</text:p>
          </table:table-cell>
        </table:table-row>
        <table:table-row table:style-name="ro1">
          <table:table-cell office:value-type="float" office:value="4.0159455" calcext:value-type="float">
            <text:p>4,0159455</text:p>
          </table:table-cell>
          <table:table-cell office:value-type="float" office:value="1.699998" calcext:value-type="float">
            <text:p>1,699998</text:p>
          </table:table-cell>
          <table:table-cell office:value-type="float" office:value="4.014" calcext:value-type="float">
            <text:p>4,014</text:p>
          </table:table-cell>
          <table:table-cell office:value-type="float" office:value="1.83386" calcext:value-type="float">
            <text:p>1,83386</text:p>
          </table:table-cell>
          <table:table-cell office:value-type="float" office:value="0.0007518" calcext:value-type="float">
            <text:p>0,0007518</text:p>
          </table:table-cell>
          <table:table-cell office:value-type="float" office:value="0.6135697" calcext:value-type="float">
            <text:p>0,6135697</text:p>
          </table:table-cell>
          <table:table-cell table:formula="of:=[.A323]-[.E323]" office:value-type="float" office:value="4.0151937" calcext:value-type="float">
            <text:p>4,0151937</text:p>
          </table:table-cell>
          <table:table-cell table:formula="of:=[.B323]-[.D323]" office:value-type="float" office:value="-0.133862" calcext:value-type="float">
            <text:p>-0,133862</text:p>
          </table:table-cell>
          <table:table-cell table:formula="of:=[.A323]-[.C323]" office:value-type="float" office:value="0.00194549999999971" calcext:value-type="float">
            <text:p>0,0019455</text:p>
          </table:table-cell>
          <table:table-cell table:formula="of:=[.G323]-[.C323]" office:value-type="float" office:value="0.00119369999999996" calcext:value-type="float">
            <text:p>0,0011937</text:p>
          </table:table-cell>
          <table:table-cell table:formula="of:=[.J323]/[.I323]" office:value-type="float" office:value="0.613569776407166" calcext:value-type="float">
            <text:p>0,6135697764</text:p>
          </table:table-cell>
          <table:table-cell table:formula="of:=[.D323]+[.H323]*[.K323]" office:value-type="float" office:value="1.75172632259058" calcext:value-type="float">
            <text:p>1,7517263226</text:p>
          </table:table-cell>
        </table:table-row>
        <table:table-row table:style-name="ro1">
          <table:table-cell office:value-type="float" office:value="4.0434564" calcext:value-type="float">
            <text:p>4,0434564</text:p>
          </table:table-cell>
          <table:table-cell office:value-type="float" office:value="1.249998" calcext:value-type="float">
            <text:p>1,249998</text:p>
          </table:table-cell>
          <table:table-cell office:value-type="float" office:value="4.015" calcext:value-type="float">
            <text:p>4,015</text:p>
          </table:table-cell>
          <table:table-cell office:value-type="float" office:value="1.617865" calcext:value-type="float">
            <text:p>1,617865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991197" calcext:value-type="float">
            <text:p>0,991197</text:p>
          </table:table-cell>
          <table:table-cell table:formula="of:=[.A324]-[.E324]" office:value-type="float" office:value="4.0432059" calcext:value-type="float">
            <text:p>4,0432059</text:p>
          </table:table-cell>
          <table:table-cell table:formula="of:=[.B324]-[.D324]" office:value-type="float" office:value="-0.367867" calcext:value-type="float">
            <text:p>-0,367867</text:p>
          </table:table-cell>
          <table:table-cell table:formula="of:=[.A324]-[.C324]" office:value-type="float" office:value="0.0284564000000005" calcext:value-type="float">
            <text:p>0,0284564</text:p>
          </table:table-cell>
          <table:table-cell table:formula="of:=[.G324]-[.C324]" office:value-type="float" office:value="0.0282059000000006" calcext:value-type="float">
            <text:p>0,0282059</text:p>
          </table:table-cell>
          <table:table-cell table:formula="of:=[.J324]/[.I324]" office:value-type="float" office:value="0.99119705936099" calcext:value-type="float">
            <text:p>0,9911970594</text:p>
          </table:table-cell>
          <table:table-cell table:formula="of:=[.D324]+[.H324]*[.K324]" office:value-type="float" office:value="1.25323631136405" calcext:value-type="float">
            <text:p>1,2532363114</text:p>
          </table:table-cell>
        </table:table-row>
        <table:table-row table:style-name="ro1">
          <table:table-cell office:value-type="float" office:value="4.044961" calcext:value-type="float">
            <text:p>4,044961</text:p>
          </table:table-cell>
          <table:table-cell office:value-type="float" office:value="1.249998" calcext:value-type="float">
            <text:p>1,249998</text:p>
          </table:table-cell>
          <table:table-cell office:value-type="float" office:value="4.043" calcext:value-type="float">
            <text:p>4,043</text:p>
          </table:table-cell>
          <table:table-cell office:value-type="float" office:value="0.8853703" calcext:value-type="float">
            <text:p>0,8853703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722591" calcext:value-type="float">
            <text:p>0,8722591</text:p>
          </table:table-cell>
          <table:table-cell table:formula="of:=[.A325]-[.E325]" office:value-type="float" office:value="4.0447105" calcext:value-type="float">
            <text:p>4,0447105</text:p>
          </table:table-cell>
          <table:table-cell table:formula="of:=[.B325]-[.D325]" office:value-type="float" office:value="0.3646277" calcext:value-type="float">
            <text:p>0,3646277</text:p>
          </table:table-cell>
          <table:table-cell table:formula="of:=[.A325]-[.C325]" office:value-type="float" office:value="0.00196099999999966" calcext:value-type="float">
            <text:p>0,001961</text:p>
          </table:table-cell>
          <table:table-cell table:formula="of:=[.G325]-[.C325]" office:value-type="float" office:value="0.00171049999999973" calcext:value-type="float">
            <text:p>0,0017105</text:p>
          </table:table-cell>
          <table:table-cell table:formula="of:=[.J325]/[.I325]" office:value-type="float" office:value="0.872259051504347" calcext:value-type="float">
            <text:p>0,8722590515</text:p>
          </table:table-cell>
          <table:table-cell table:formula="of:=[.D325]+[.H325]*[.K325]" office:value-type="float" office:value="1.20342011175421" calcext:value-type="float">
            <text:p>1,2034201118</text:p>
          </table:table-cell>
        </table:table-row>
        <table:table-row table:style-name="ro1">
          <table:table-cell office:value-type="float" office:value="4.0464646" calcext:value-type="float">
            <text:p>4,0464646</text:p>
          </table:table-cell>
          <table:table-cell office:value-type="float" office:value="1.249998" calcext:value-type="float">
            <text:p>1,249998</text:p>
          </table:table-cell>
          <table:table-cell office:value-type="float" office:value="4.045" calcext:value-type="float">
            <text:p>4,045</text:p>
          </table:table-cell>
          <table:table-cell office:value-type="float" office:value="1.568048" calcext:value-type="float">
            <text:p>1,568048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289636" calcext:value-type="float">
            <text:p>0,8289636</text:p>
          </table:table-cell>
          <table:table-cell table:formula="of:=[.A326]-[.E326]" office:value-type="float" office:value="4.0462141" calcext:value-type="float">
            <text:p>4,0462141</text:p>
          </table:table-cell>
          <table:table-cell table:formula="of:=[.B326]-[.D326]" office:value-type="float" office:value="-0.31805" calcext:value-type="float">
            <text:p>-0,31805</text:p>
          </table:table-cell>
          <table:table-cell table:formula="of:=[.A326]-[.C326]" office:value-type="float" office:value="0.00146460000000026" calcext:value-type="float">
            <text:p>0,0014646</text:p>
          </table:table-cell>
          <table:table-cell table:formula="of:=[.G326]-[.C326]" office:value-type="float" office:value="0.00121410000000033" calcext:value-type="float">
            <text:p>0,0012141</text:p>
          </table:table-cell>
          <table:table-cell table:formula="of:=[.J326]/[.I326]" office:value-type="float" office:value="0.828963539533055" calcext:value-type="float">
            <text:p>0,8289635395</text:p>
          </table:table-cell>
          <table:table-cell table:formula="of:=[.D326]+[.H326]*[.K326]" office:value-type="float" office:value="1.30439614625151" calcext:value-type="float">
            <text:p>1,3043961463</text:p>
          </table:table-cell>
        </table:table-row>
        <table:table-row table:style-name="ro1">
          <table:table-cell office:value-type="float" office:value="4.0484697" calcext:value-type="float">
            <text:p>4,0484697</text:p>
          </table:table-cell>
          <table:table-cell office:value-type="float" office:value="1.249998" calcext:value-type="float">
            <text:p>1,249998</text:p>
          </table:table-cell>
          <table:table-cell office:value-type="float" office:value="4.046" calcext:value-type="float">
            <text:p>4,046</text:p>
          </table:table-cell>
          <table:table-cell office:value-type="float" office:value="0.9863464" calcext:value-type="float">
            <text:p>0,9863464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6954893" calcext:value-type="float">
            <text:p>0,6954893</text:p>
          </table:table-cell>
          <table:table-cell table:formula="of:=[.A327]-[.E327]" office:value-type="float" office:value="4.04771765" calcext:value-type="float">
            <text:p>4,04771765</text:p>
          </table:table-cell>
          <table:table-cell table:formula="of:=[.B327]-[.D327]" office:value-type="float" office:value="0.2636516" calcext:value-type="float">
            <text:p>0,2636516</text:p>
          </table:table-cell>
          <table:table-cell table:formula="of:=[.A327]-[.C327]" office:value-type="float" office:value="0.0024696999999998" calcext:value-type="float">
            <text:p>0,0024697</text:p>
          </table:table-cell>
          <table:table-cell table:formula="of:=[.G327]-[.C327]" office:value-type="float" office:value="0.00171764999999979" calcext:value-type="float">
            <text:p>0,00171765</text:p>
          </table:table-cell>
          <table:table-cell table:formula="of:=[.J327]/[.I327]" office:value-type="float" office:value="0.695489330687911" calcext:value-type="float">
            <text:p>0,6954893307</text:p>
          </table:table-cell>
          <table:table-cell table:formula="of:=[.D327]+[.H327]*[.K327]" office:value-type="float" office:value="1.1697132748188" calcext:value-type="float">
            <text:p>1,1697132748</text:p>
          </table:table-cell>
        </table:table-row>
        <table:table-row table:style-name="ro1">
          <table:table-cell office:value-type="float" office:value="4.0489712" calcext:value-type="float">
            <text:p>4,0489712</text:p>
          </table:table-cell>
          <table:table-cell office:value-type="float" office:value="1.249998" calcext:value-type="float">
            <text:p>1,249998</text:p>
          </table:table-cell>
          <table:table-cell office:value-type="float" office:value="4.048" calcext:value-type="float">
            <text:p>4,048</text:p>
          </table:table-cell>
          <table:table-cell office:value-type="float" office:value="1.433365" calcext:value-type="float">
            <text:p>1,433365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2256487" calcext:value-type="float">
            <text:p>0,2256487</text:p>
          </table:table-cell>
          <table:table-cell table:formula="of:=[.A328]-[.E328]" office:value-type="float" office:value="4.04821915" calcext:value-type="float">
            <text:p>4,04821915</text:p>
          </table:table-cell>
          <table:table-cell table:formula="of:=[.B328]-[.D328]" office:value-type="float" office:value="-0.183367" calcext:value-type="float">
            <text:p>-0,183367</text:p>
          </table:table-cell>
          <table:table-cell table:formula="of:=[.A328]-[.C328]" office:value-type="float" office:value="0.000971200000000394" calcext:value-type="float">
            <text:p>0,0009712</text:p>
          </table:table-cell>
          <table:table-cell table:formula="of:=[.G328]-[.C328]" office:value-type="float" office:value="0.00021915000000039" calcext:value-type="float">
            <text:p>0,00021915</text:p>
          </table:table-cell>
          <table:table-cell table:formula="of:=[.J328]/[.I328]" office:value-type="float" office:value="0.225648682043143" calcext:value-type="float">
            <text:p>0,225648682</text:p>
          </table:table-cell>
          <table:table-cell table:formula="of:=[.D328]+[.H328]*[.K328]" office:value-type="float" office:value="1.39198847811979" calcext:value-type="float">
            <text:p>1,3919884781</text:p>
          </table:table-cell>
        </table:table-row>
        <table:table-row table:style-name="ro1">
          <table:table-cell office:value-type="float" office:value="4.049473" calcext:value-type="float">
            <text:p>4,049473</text:p>
          </table:table-cell>
          <table:table-cell office:value-type="float" office:value="1.249998" calcext:value-type="float">
            <text:p>1,249998</text:p>
          </table:table-cell>
          <table:table-cell office:value-type="float" office:value="4.048" calcext:value-type="float">
            <text:p>4,048</text:p>
          </table:table-cell>
          <table:table-cell office:value-type="float" office:value="1.208622" calcext:value-type="float">
            <text:p>1,2086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29]-[.E329]" office:value-type="float" office:value="4.049473" calcext:value-type="float">
            <text:p>4,049473</text:p>
          </table:table-cell>
          <table:table-cell table:formula="of:=[.B329]-[.D329]" office:value-type="float" office:value="0.0413759999999999" calcext:value-type="float">
            <text:p>0,041376</text:p>
          </table:table-cell>
          <table:table-cell table:formula="of:=[.A329]-[.C329]" office:value-type="float" office:value="0.00147299999999984" calcext:value-type="float">
            <text:p>0,001473</text:p>
          </table:table-cell>
          <table:table-cell table:formula="of:=[.G329]-[.C329]" office:value-type="float" office:value="0.00147299999999984" calcext:value-type="float">
            <text:p>0,001473</text:p>
          </table:table-cell>
          <table:table-cell table:formula="of:=[.J329]/[.I329]" office:value-type="float" office:value="1" calcext:value-type="float">
            <text:p>1</text:p>
          </table:table-cell>
          <table:table-cell table:formula="of:=[.D329]+[.H329]*[.K329]" office:value-type="float" office:value="1.249998" calcext:value-type="float">
            <text:p>1,249998</text:p>
          </table:table-cell>
        </table:table-row>
        <table:table-row table:style-name="ro1">
          <table:table-cell office:value-type="float" office:value="4.0774121" calcext:value-type="float">
            <text:p>4,0774121</text:p>
          </table:table-cell>
          <table:table-cell office:value-type="float" office:value="0.7999984" calcext:value-type="float">
            <text:p>0,7999984</text:p>
          </table:table-cell>
          <table:table-cell office:value-type="float" office:value="4.049" calcext:value-type="float">
            <text:p>4,049</text:p>
          </table:table-cell>
          <table:table-cell office:value-type="float" office:value="1.291375" calcext:value-type="float">
            <text:p>1,291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30]-[.E330]" office:value-type="float" office:value="4.0774121" calcext:value-type="float">
            <text:p>4,0774121</text:p>
          </table:table-cell>
          <table:table-cell table:formula="of:=[.B330]-[.D330]" office:value-type="float" office:value="-0.4913766" calcext:value-type="float">
            <text:p>-0,4913766</text:p>
          </table:table-cell>
          <table:table-cell table:formula="of:=[.A330]-[.C330]" office:value-type="float" office:value="0.0284120999999997" calcext:value-type="float">
            <text:p>0,0284121</text:p>
          </table:table-cell>
          <table:table-cell table:formula="of:=[.G330]-[.C330]" office:value-type="float" office:value="0.0284120999999997" calcext:value-type="float">
            <text:p>0,0284121</text:p>
          </table:table-cell>
          <table:table-cell table:formula="of:=[.J330]/[.I330]" office:value-type="float" office:value="1" calcext:value-type="float">
            <text:p>1</text:p>
          </table:table-cell>
          <table:table-cell table:formula="of:=[.D330]+[.H330]*[.K330]" office:value-type="float" office:value="0.7999984" calcext:value-type="float">
            <text:p>0,7999984</text:p>
          </table:table-cell>
        </table:table-row>
        <table:table-row table:style-name="ro1">
          <table:table-cell office:value-type="float" office:value="4.0794235" calcext:value-type="float">
            <text:p>4,0794235</text:p>
          </table:table-cell>
          <table:table-cell office:value-type="float" office:value="0.7999984" calcext:value-type="float">
            <text:p>0,7999984</text:p>
          </table:table-cell>
          <table:table-cell office:value-type="float" office:value="4.077" calcext:value-type="float">
            <text:p>4,077</text:p>
          </table:table-cell>
          <table:table-cell office:value-type="float" office:value="0.3086219" calcext:value-type="float">
            <text:p>0,30862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31]-[.E331]" office:value-type="float" office:value="4.0794235" calcext:value-type="float">
            <text:p>4,0794235</text:p>
          </table:table-cell>
          <table:table-cell table:formula="of:=[.B331]-[.D331]" office:value-type="float" office:value="0.4913765" calcext:value-type="float">
            <text:p>0,4913765</text:p>
          </table:table-cell>
          <table:table-cell table:formula="of:=[.A331]-[.C331]" office:value-type="float" office:value="0.00242349999999991" calcext:value-type="float">
            <text:p>0,0024235</text:p>
          </table:table-cell>
          <table:table-cell table:formula="of:=[.G331]-[.C331]" office:value-type="float" office:value="0.00242349999999991" calcext:value-type="float">
            <text:p>0,0024235</text:p>
          </table:table-cell>
          <table:table-cell table:formula="of:=[.J331]/[.I331]" office:value-type="float" office:value="1" calcext:value-type="float">
            <text:p>1</text:p>
          </table:table-cell>
          <table:table-cell table:formula="of:=[.D331]+[.H331]*[.K331]" office:value-type="float" office:value="0.7999984" calcext:value-type="float">
            <text:p>0,7999984</text:p>
          </table:table-cell>
        </table:table-row>
        <table:table-row table:style-name="ro1">
          <table:table-cell office:value-type="float" office:value="4.0814286" calcext:value-type="float">
            <text:p>4,0814286</text:p>
          </table:table-cell>
          <table:table-cell office:value-type="float" office:value="0.7999984" calcext:value-type="float">
            <text:p>0,7999984</text:p>
          </table:table-cell>
          <table:table-cell office:value-type="float" office:value="4.079" calcext:value-type="float">
            <text:p>4,079</text:p>
          </table:table-cell>
          <table:table-cell office:value-type="float" office:value="1.291375" calcext:value-type="float">
            <text:p>1,291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32]-[.E332]" office:value-type="float" office:value="4.0814286" calcext:value-type="float">
            <text:p>4,0814286</text:p>
          </table:table-cell>
          <table:table-cell table:formula="of:=[.B332]-[.D332]" office:value-type="float" office:value="-0.4913766" calcext:value-type="float">
            <text:p>-0,4913766</text:p>
          </table:table-cell>
          <table:table-cell table:formula="of:=[.A332]-[.C332]" office:value-type="float" office:value="0.0024286" calcext:value-type="float">
            <text:p>0,0024286</text:p>
          </table:table-cell>
          <table:table-cell table:formula="of:=[.G332]-[.C332]" office:value-type="float" office:value="0.0024286" calcext:value-type="float">
            <text:p>0,0024286</text:p>
          </table:table-cell>
          <table:table-cell table:formula="of:=[.J332]/[.I332]" office:value-type="float" office:value="1" calcext:value-type="float">
            <text:p>1</text:p>
          </table:table-cell>
          <table:table-cell table:formula="of:=[.D332]+[.H332]*[.K332]" office:value-type="float" office:value="0.7999984" calcext:value-type="float">
            <text:p>0,7999984</text:p>
          </table:table-cell>
        </table:table-row>
        <table:table-row table:style-name="ro1">
          <table:table-cell office:value-type="float" office:value="4.1115115" calcext:value-type="float">
            <text:p>4,1115115</text:p>
          </table:table-cell>
          <table:table-cell office:value-type="float" office:value="0.3499984" calcext:value-type="float">
            <text:p>0,3499984</text:p>
          </table:table-cell>
          <table:table-cell office:value-type="float" office:value="4.081" calcext:value-type="float">
            <text:p>4,081</text:p>
          </table:table-cell>
          <table:table-cell office:value-type="float" office:value="0.3086219" calcext:value-type="float">
            <text:p>0,30862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33]-[.E333]" office:value-type="float" office:value="4.1115115" calcext:value-type="float">
            <text:p>4,1115115</text:p>
          </table:table-cell>
          <table:table-cell table:formula="of:=[.B333]-[.D333]" office:value-type="float" office:value="0.0413765" calcext:value-type="float">
            <text:p>0,0413765</text:p>
          </table:table-cell>
          <table:table-cell table:formula="of:=[.A333]-[.C333]" office:value-type="float" office:value="0.0305114999999994" calcext:value-type="float">
            <text:p>0,0305115</text:p>
          </table:table-cell>
          <table:table-cell table:formula="of:=[.G333]-[.C333]" office:value-type="float" office:value="0.0305114999999994" calcext:value-type="float">
            <text:p>0,0305115</text:p>
          </table:table-cell>
          <table:table-cell table:formula="of:=[.J333]/[.I333]" office:value-type="float" office:value="1" calcext:value-type="float">
            <text:p>1</text:p>
          </table:table-cell>
          <table:table-cell table:formula="of:=[.D333]+[.H333]*[.K333]" office:value-type="float" office:value="0.3499984" calcext:value-type="float">
            <text:p>0,3499984</text:p>
          </table:table-cell>
        </table:table-row>
        <table:table-row table:style-name="ro1">
          <table:table-cell office:value-type="float" office:value="4.1130154" calcext:value-type="float">
            <text:p>4,1130154</text:p>
          </table:table-cell>
          <table:table-cell office:value-type="float" office:value="0.3499984" calcext:value-type="float">
            <text:p>0,3499984</text:p>
          </table:table-cell>
          <table:table-cell office:value-type="float" office:value="4.112" calcext:value-type="float">
            <text:p>4,112</text:p>
          </table:table-cell>
          <table:table-cell office:value-type="float" office:value="0.3913749" calcext:value-type="float">
            <text:p>0,39137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34]-[.E334]" office:value-type="float" office:value="4.1130154" calcext:value-type="float">
            <text:p>4,1130154</text:p>
          </table:table-cell>
          <table:table-cell table:formula="of:=[.B334]-[.D334]" office:value-type="float" office:value="-0.0413765" calcext:value-type="float">
            <text:p>-0,0413765</text:p>
          </table:table-cell>
          <table:table-cell table:formula="of:=[.A334]-[.C334]" office:value-type="float" office:value="0.0010154" calcext:value-type="float">
            <text:p>0,0010154</text:p>
          </table:table-cell>
          <table:table-cell table:formula="of:=[.G334]-[.C334]" office:value-type="float" office:value="0.0010154" calcext:value-type="float">
            <text:p>0,0010154</text:p>
          </table:table-cell>
          <table:table-cell table:formula="of:=[.J334]/[.I334]" office:value-type="float" office:value="1" calcext:value-type="float">
            <text:p>1</text:p>
          </table:table-cell>
          <table:table-cell table:formula="of:=[.D334]+[.H334]*[.K334]" office:value-type="float" office:value="0.3499984" calcext:value-type="float">
            <text:p>0,3499984</text:p>
          </table:table-cell>
        </table:table-row>
        <table:table-row table:style-name="ro1">
          <table:table-cell office:value-type="float" office:value="4.1145189" calcext:value-type="float">
            <text:p>4,1145189</text:p>
          </table:table-cell>
          <table:table-cell office:value-type="float" office:value="0.3499984" calcext:value-type="float">
            <text:p>0,3499984</text:p>
          </table:table-cell>
          <table:table-cell office:value-type="float" office:value="4.113" calcext:value-type="float">
            <text:p>4,113</text:p>
          </table:table-cell>
          <table:table-cell office:value-type="float" office:value="0.3086219" calcext:value-type="float">
            <text:p>0,3086219</text:p>
          </table:table-cell>
          <table:table-cell office:value-type="float" office:value="0.00075175" calcext:value-type="float">
            <text:p>0,00075175</text:p>
          </table:table-cell>
          <table:table-cell office:value-type="float" office:value="0.5050694" calcext:value-type="float">
            <text:p>0,5050694</text:p>
          </table:table-cell>
          <table:table-cell table:formula="of:=[.A335]-[.E335]" office:value-type="float" office:value="4.11376715" calcext:value-type="float">
            <text:p>4,11376715</text:p>
          </table:table-cell>
          <table:table-cell table:formula="of:=[.B335]-[.D335]" office:value-type="float" office:value="0.0413765" calcext:value-type="float">
            <text:p>0,0413765</text:p>
          </table:table-cell>
          <table:table-cell table:formula="of:=[.A335]-[.C335]" office:value-type="float" office:value="0.00151889999999977" calcext:value-type="float">
            <text:p>0,0015189</text:p>
          </table:table-cell>
          <table:table-cell table:formula="of:=[.G335]-[.C335]" office:value-type="float" office:value="0.000767149999999717" calcext:value-type="float">
            <text:p>0,00076715</text:p>
          </table:table-cell>
          <table:table-cell table:formula="of:=[.J335]/[.I335]" office:value-type="float" office:value="0.505069458160402" calcext:value-type="float">
            <text:p>0,5050694582</text:p>
          </table:table-cell>
          <table:table-cell table:formula="of:=[.D335]+[.H335]*[.K335]" office:value-type="float" office:value="0.329519906435574" calcext:value-type="float">
            <text:p>0,3295199064</text:p>
          </table:table-cell>
        </table:table-row>
        <table:table-row table:style-name="ro1">
          <table:table-cell office:value-type="float" office:value="4.1160238" calcext:value-type="float">
            <text:p>4,1160238</text:p>
          </table:table-cell>
          <table:table-cell office:value-type="float" office:value="0.3499984" calcext:value-type="float">
            <text:p>0,3499984</text:p>
          </table:table-cell>
          <table:table-cell office:value-type="float" office:value="4.114" calcext:value-type="float">
            <text:p>4,114</text:p>
          </table:table-cell>
          <table:table-cell office:value-type="float" office:value="0.3708964" calcext:value-type="float">
            <text:p>0,3708964</text:p>
          </table:table-cell>
          <table:table-cell office:value-type="float" office:value="0.00075175" calcext:value-type="float">
            <text:p>0,00075175</text:p>
          </table:table-cell>
          <table:table-cell office:value-type="float" office:value="0.6285453" calcext:value-type="float">
            <text:p>0,6285453</text:p>
          </table:table-cell>
          <table:table-cell table:formula="of:=[.A336]-[.E336]" office:value-type="float" office:value="4.11527205" calcext:value-type="float">
            <text:p>4,11527205</text:p>
          </table:table-cell>
          <table:table-cell table:formula="of:=[.B336]-[.D336]" office:value-type="float" office:value="-0.020898" calcext:value-type="float">
            <text:p>-0,020898</text:p>
          </table:table-cell>
          <table:table-cell table:formula="of:=[.A336]-[.C336]" office:value-type="float" office:value="0.00202379999999991" calcext:value-type="float">
            <text:p>0,0020238</text:p>
          </table:table-cell>
          <table:table-cell table:formula="of:=[.G336]-[.C336]" office:value-type="float" office:value="0.00127204999999986" calcext:value-type="float">
            <text:p>0,00127205</text:p>
          </table:table-cell>
          <table:table-cell table:formula="of:=[.J336]/[.I336]" office:value-type="float" office:value="0.628545310801421" calcext:value-type="float">
            <text:p>0,6285453108</text:p>
          </table:table-cell>
          <table:table-cell table:formula="of:=[.D336]+[.H336]*[.K336]" office:value-type="float" office:value="0.357761060094872" calcext:value-type="float">
            <text:p>0,3577610601</text:p>
          </table:table-cell>
        </table:table-row>
        <table:table-row table:style-name="ro1">
          <table:table-cell office:value-type="float" office:value="4.1170261" calcext:value-type="float">
            <text:p>4,1170261</text:p>
          </table:table-cell>
          <table:table-cell office:value-type="float" office:value="0.3499984" calcext:value-type="float">
            <text:p>0,3499984</text:p>
          </table:table-cell>
          <table:table-cell office:value-type="float" office:value="4.115" calcext:value-type="float">
            <text:p>4,115</text:p>
          </table:table-cell>
          <table:table-cell office:value-type="float" office:value="0.3368631" calcext:value-type="float">
            <text:p>0,3368631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762894" calcext:value-type="float">
            <text:p>0,8762894</text:p>
          </table:table-cell>
          <table:table-cell table:formula="of:=[.A337]-[.E337]" office:value-type="float" office:value="4.11677545" calcext:value-type="float">
            <text:p>4,11677545</text:p>
          </table:table-cell>
          <table:table-cell table:formula="of:=[.B337]-[.D337]" office:value-type="float" office:value="0.0131353" calcext:value-type="float">
            <text:p>0,0131353</text:p>
          </table:table-cell>
          <table:table-cell table:formula="of:=[.A337]-[.C337]" office:value-type="float" office:value="0.00202610000000014" calcext:value-type="float">
            <text:p>0,0020261</text:p>
          </table:table-cell>
          <table:table-cell table:formula="of:=[.G337]-[.C337]" office:value-type="float" office:value="0.00177545000000023" calcext:value-type="float">
            <text:p>0,00177545</text:p>
          </table:table-cell>
          <table:table-cell table:formula="of:=[.J337]/[.I337]" office:value-type="float" office:value="0.87628942302952" calcext:value-type="float">
            <text:p>0,876289423</text:p>
          </table:table-cell>
          <table:table-cell table:formula="of:=[.D337]+[.H337]*[.K337]" office:value-type="float" office:value="0.34837342445832" calcext:value-type="float">
            <text:p>0,3483734245</text:p>
          </table:table-cell>
        </table:table-row>
        <table:table-row table:style-name="ro1">
          <table:table-cell office:value-type="float" office:value="4.1458921" calcext:value-type="float">
            <text:p>4,1458921</text:p>
          </table:table-cell>
          <table:table-cell office:value-type="float" office:value="-0.1000016" calcext:value-type="float">
            <text:p>-0,1000016</text:p>
          </table:table-cell>
          <table:table-cell office:value-type="float" office:value="4.117" calcext:value-type="float">
            <text:p>4,117</text:p>
          </table:table-cell>
          <table:table-cell office:value-type="float" office:value="0.3615088" calcext:value-type="float">
            <text:p>0,3615088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13246" calcext:value-type="float">
            <text:p>0,9913246</text:p>
          </table:table-cell>
          <table:table-cell table:formula="of:=[.A338]-[.E338]" office:value-type="float" office:value="4.14564145" calcext:value-type="float">
            <text:p>4,14564145</text:p>
          </table:table-cell>
          <table:table-cell table:formula="of:=[.B338]-[.D338]" office:value-type="float" office:value="-0.4615104" calcext:value-type="float">
            <text:p>-0,4615104</text:p>
          </table:table-cell>
          <table:table-cell table:formula="of:=[.A338]-[.C338]" office:value-type="float" office:value="0.0288921000000002" calcext:value-type="float">
            <text:p>0,0288921</text:p>
          </table:table-cell>
          <table:table-cell table:formula="of:=[.G338]-[.C338]" office:value-type="float" office:value="0.0286414500000003" calcext:value-type="float">
            <text:p>0,02864145</text:p>
          </table:table-cell>
          <table:table-cell table:formula="of:=[.J338]/[.I338]" office:value-type="float" office:value="0.991324618148217" calcext:value-type="float">
            <text:p>0,9913246181</text:p>
          </table:table-cell>
          <table:table-cell table:formula="of:=[.D338]+[.H338]*[.K338]" office:value-type="float" office:value="-0.0959978210514309" calcext:value-type="float">
            <text:p>-0,0959978211</text:p>
          </table:table-cell>
        </table:table-row>
        <table:table-row table:style-name="ro1">
          <table:table-cell office:value-type="float" office:value="4.1478972" calcext:value-type="float">
            <text:p>4,1478972</text:p>
          </table:table-cell>
          <table:table-cell office:value-type="float" office:value="-0.1000016" calcext:value-type="float">
            <text:p>-0,1000016</text:p>
          </table:table-cell>
          <table:table-cell office:value-type="float" office:value="4.146" calcext:value-type="float">
            <text:p>4,146</text:p>
          </table:table-cell>
          <table:table-cell office:value-type="float" office:value="-0.5575082" calcext:value-type="float">
            <text:p>-0,5575082</text:p>
          </table:table-cell>
          <table:table-cell office:value-type="float" office:value="0.0007517" calcext:value-type="float">
            <text:p>0,0007517</text:p>
          </table:table-cell>
          <table:table-cell office:value-type="float" office:value="0.6037845" calcext:value-type="float">
            <text:p>0,6037845</text:p>
          </table:table-cell>
          <table:table-cell table:formula="of:=[.A339]-[.E339]" office:value-type="float" office:value="4.1471455" calcext:value-type="float">
            <text:p>4,1471455</text:p>
          </table:table-cell>
          <table:table-cell table:formula="of:=[.B339]-[.D339]" office:value-type="float" office:value="0.4575066" calcext:value-type="float">
            <text:p>0,4575066</text:p>
          </table:table-cell>
          <table:table-cell table:formula="of:=[.A339]-[.C339]" office:value-type="float" office:value="0.00189720000000015" calcext:value-type="float">
            <text:p>0,0018972</text:p>
          </table:table-cell>
          <table:table-cell table:formula="of:=[.G339]-[.C339]" office:value-type="float" office:value="0.0011454999999998" calcext:value-type="float">
            <text:p>0,0011455</text:p>
          </table:table-cell>
          <table:table-cell table:formula="of:=[.J339]/[.I339]" office:value-type="float" office:value="0.603784524562358" calcext:value-type="float">
            <text:p>0,6037845246</text:p>
          </table:table-cell>
          <table:table-cell table:formula="of:=[.D339]+[.H339]*[.K339]" office:value-type="float" office:value="-0.281272795034859" calcext:value-type="float">
            <text:p>-0,281272795</text:p>
          </table:table-cell>
        </table:table-row>
        <table:table-row table:style-name="ro1">
          <table:table-cell office:value-type="float" office:value="4.149401" calcext:value-type="float">
            <text:p>4,149401</text:p>
          </table:table-cell>
          <table:table-cell office:value-type="float" office:value="-0.1000016" calcext:value-type="float">
            <text:p>-0,1000016</text:p>
          </table:table-cell>
          <table:table-cell office:value-type="float" office:value="4.147" calcext:value-type="float">
            <text:p>4,147</text:p>
          </table:table-cell>
          <table:table-cell office:value-type="float" office:value="0.1762338" calcext:value-type="float">
            <text:p>0,1762338</text:p>
          </table:table-cell>
          <table:table-cell office:value-type="float" office:value="0.0007517" calcext:value-type="float">
            <text:p>0,0007517</text:p>
          </table:table-cell>
          <table:table-cell office:value-type="float" office:value="0.6869221" calcext:value-type="float">
            <text:p>0,6869221</text:p>
          </table:table-cell>
          <table:table-cell table:formula="of:=[.A340]-[.E340]" office:value-type="float" office:value="4.1486493" calcext:value-type="float">
            <text:p>4,1486493</text:p>
          </table:table-cell>
          <table:table-cell table:formula="of:=[.B340]-[.D340]" office:value-type="float" office:value="-0.2762354" calcext:value-type="float">
            <text:p>-0,2762354</text:p>
          </table:table-cell>
          <table:table-cell table:formula="of:=[.A340]-[.C340]" office:value-type="float" office:value="0.00240099999999988" calcext:value-type="float">
            <text:p>0,002401</text:p>
          </table:table-cell>
          <table:table-cell table:formula="of:=[.G340]-[.C340]" office:value-type="float" office:value="0.00164929999999952" calcext:value-type="float">
            <text:p>0,0016493</text:p>
          </table:table-cell>
          <table:table-cell table:formula="of:=[.J340]/[.I340]" office:value-type="float" office:value="0.686922115784925" calcext:value-type="float">
            <text:p>0,6869221158</text:p>
          </table:table-cell>
          <table:table-cell table:formula="of:=[.D340]+[.H340]*[.K340]" office:value-type="float" office:value="-0.0135184054226952" calcext:value-type="float">
            <text:p>-0,0135184054</text:p>
          </table:table-cell>
        </table:table-row>
        <table:table-row table:style-name="ro1">
          <table:table-cell office:value-type="float" office:value="4.1499023" calcext:value-type="float">
            <text:p>4,1499023</text:p>
          </table:table-cell>
          <table:table-cell office:value-type="float" office:value="-0.1000016" calcext:value-type="float">
            <text:p>-0,1000016</text:p>
          </table:table-cell>
          <table:table-cell office:value-type="float" office:value="4.149" calcext:value-type="float">
            <text:p>4,149</text:p>
          </table:table-cell>
          <table:table-cell office:value-type="float" office:value="-0.2897538" calcext:value-type="float">
            <text:p>-0,2897538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222099" calcext:value-type="float">
            <text:p>0,7222099</text:p>
          </table:table-cell>
          <table:table-cell table:formula="of:=[.A341]-[.E341]" office:value-type="float" office:value="4.14965165" calcext:value-type="float">
            <text:p>4,14965165</text:p>
          </table:table-cell>
          <table:table-cell table:formula="of:=[.B341]-[.D341]" office:value-type="float" office:value="0.1897522" calcext:value-type="float">
            <text:p>0,1897522</text:p>
          </table:table-cell>
          <table:table-cell table:formula="of:=[.A341]-[.C341]" office:value-type="float" office:value="0.000902299999999912" calcext:value-type="float">
            <text:p>0,0009023</text:p>
          </table:table-cell>
          <table:table-cell table:formula="of:=[.G341]-[.C341]" office:value-type="float" office:value="0.000651650000000004" calcext:value-type="float">
            <text:p>0,00065165</text:p>
          </table:table-cell>
          <table:table-cell table:formula="of:=[.J341]/[.I341]" office:value-type="float" office:value="0.722209908012931" calcext:value-type="float">
            <text:p>0,722209908</text:p>
          </table:table-cell>
          <table:table-cell table:formula="of:=[.D341]+[.H341]*[.K341]" office:value-type="float" office:value="-0.152712881092749" calcext:value-type="float">
            <text:p>-0,1527128811</text:p>
          </table:table-cell>
        </table:table-row>
        <table:table-row table:style-name="ro1">
          <table:table-cell office:value-type="float" office:value="4.1504041" calcext:value-type="float">
            <text:p>4,1504041</text:p>
          </table:table-cell>
          <table:table-cell office:value-type="float" office:value="-0.1000016" calcext:value-type="float">
            <text:p>-0,1000016</text:p>
          </table:table-cell>
          <table:table-cell office:value-type="float" office:value="4.15" calcext:value-type="float">
            <text:p>4,15</text:p>
          </table:table-cell>
          <table:table-cell office:value-type="float" office:value="0.03703931" calcext:value-type="float">
            <text:p>0,03703931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3797328" calcext:value-type="float">
            <text:p>0,3797328</text:p>
          </table:table-cell>
          <table:table-cell table:formula="of:=[.A342]-[.E342]" office:value-type="float" office:value="4.15015345" calcext:value-type="float">
            <text:p>4,15015345</text:p>
          </table:table-cell>
          <table:table-cell table:formula="of:=[.B342]-[.D342]" office:value-type="float" office:value="-0.13704091" calcext:value-type="float">
            <text:p>-0,13704091</text:p>
          </table:table-cell>
          <table:table-cell table:formula="of:=[.A342]-[.C342]" office:value-type="float" office:value="0.000404099999999907" calcext:value-type="float">
            <text:p>0,0004041</text:p>
          </table:table-cell>
          <table:table-cell table:formula="of:=[.G342]-[.C342]" office:value-type="float" office:value="0.000153449999999999" calcext:value-type="float">
            <text:p>0,00015345</text:p>
          </table:table-cell>
          <table:table-cell table:formula="of:=[.J342]/[.I342]" office:value-type="float" office:value="0.379732739421021" calcext:value-type="float">
            <text:p>0,3797327394</text:p>
          </table:table-cell>
          <table:table-cell table:formula="of:=[.D342]+[.H342]*[.K342]" office:value-type="float" office:value="-0.0149996101670496" calcext:value-type="float">
            <text:p>-0,0149996102</text:p>
          </table:table-cell>
        </table:table-row>
        <table:table-row table:style-name="ro1">
          <table:table-cell office:value-type="float" office:value="4.1804862" calcext:value-type="float">
            <text:p>4,1804862</text:p>
          </table:table-cell>
          <table:table-cell office:value-type="float" office:value="-0.5500016" calcext:value-type="float">
            <text:p>-0,5500016</text:p>
          </table:table-cell>
          <table:table-cell office:value-type="float" office:value="4.15" calcext:value-type="float">
            <text:p>4,15</text:p>
          </table:table-cell>
          <table:table-cell office:value-type="float" office:value="-0.1520405" calcext:value-type="float">
            <text:p>-0,1520405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9671146" calcext:value-type="float">
            <text:p>0,9671146</text:p>
          </table:table-cell>
          <table:table-cell table:formula="of:=[.A343]-[.E343]" office:value-type="float" office:value="4.17948365" calcext:value-type="float">
            <text:p>4,17948365</text:p>
          </table:table-cell>
          <table:table-cell table:formula="of:=[.B343]-[.D343]" office:value-type="float" office:value="-0.3979611" calcext:value-type="float">
            <text:p>-0,3979611</text:p>
          </table:table-cell>
          <table:table-cell table:formula="of:=[.A343]-[.C343]" office:value-type="float" office:value="0.0304861999999995" calcext:value-type="float">
            <text:p>0,0304862</text:p>
          </table:table-cell>
          <table:table-cell table:formula="of:=[.G343]-[.C343]" office:value-type="float" office:value="0.0294836499999995" calcext:value-type="float">
            <text:p>0,02948365</text:p>
          </table:table-cell>
          <table:table-cell table:formula="of:=[.J343]/[.I343]" office:value-type="float" office:value="0.967114628914068" calcext:value-type="float">
            <text:p>0,9671146289</text:p>
          </table:table-cell>
          <table:table-cell table:formula="of:=[.D343]+[.H343]*[.K343]" office:value-type="float" office:value="-0.536914501548734" calcext:value-type="float">
            <text:p>-0,5369145015</text:p>
          </table:table-cell>
        </table:table-row>
        <table:table-row table:style-name="ro1">
          <table:table-cell office:value-type="float" office:value="4.1819903" calcext:value-type="float">
            <text:p>4,1819903</text:p>
          </table:table-cell>
          <table:table-cell office:value-type="float" office:value="-0.5500016" calcext:value-type="float">
            <text:p>-0,5500016</text:p>
          </table:table-cell>
          <table:table-cell office:value-type="float" office:value="4.179" calcext:value-type="float">
            <text:p>4,179</text:p>
          </table:table-cell>
          <table:table-cell office:value-type="float" office:value="-0.9348756" calcext:value-type="float">
            <text:p>-0,9348756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6647326" calcext:value-type="float">
            <text:p>0,6647326</text:p>
          </table:table-cell>
          <table:table-cell table:formula="of:=[.A344]-[.E344]" office:value-type="float" office:value="4.18098775" calcext:value-type="float">
            <text:p>4,18098775</text:p>
          </table:table-cell>
          <table:table-cell table:formula="of:=[.B344]-[.D344]" office:value-type="float" office:value="0.384874" calcext:value-type="float">
            <text:p>0,384874</text:p>
          </table:table-cell>
          <table:table-cell table:formula="of:=[.A344]-[.C344]" office:value-type="float" office:value="0.00299029999999956" calcext:value-type="float">
            <text:p>0,0029903</text:p>
          </table:table-cell>
          <table:table-cell table:formula="of:=[.G344]-[.C344]" office:value-type="float" office:value="0.00198774999999962" calcext:value-type="float">
            <text:p>0,00198775</text:p>
          </table:table-cell>
          <table:table-cell table:formula="of:=[.J344]/[.I344]" office:value-type="float" office:value="0.664732635521492" calcext:value-type="float">
            <text:p>0,6647326355</text:p>
          </table:table-cell>
          <table:table-cell table:formula="of:=[.D344]+[.H344]*[.K344]" office:value-type="float" office:value="-0.679037291636301" calcext:value-type="float">
            <text:p>-0,6790372916</text:p>
          </table:table-cell>
        </table:table-row>
        <table:table-row table:style-name="ro1">
          <table:table-cell office:value-type="float" office:value="4.1839956" calcext:value-type="float">
            <text:p>4,1839956</text:p>
          </table:table-cell>
          <table:table-cell office:value-type="float" office:value="-0.5500016" calcext:value-type="float">
            <text:p>-0,5500016</text:p>
          </table:table-cell>
          <table:table-cell office:value-type="float" office:value="4.181" calcext:value-type="float">
            <text:p>4,181</text:p>
          </table:table-cell>
          <table:table-cell office:value-type="float" office:value="-0.2941633" calcext:value-type="float">
            <text:p>-0,2941633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6652924" calcext:value-type="float">
            <text:p>0,6652924</text:p>
          </table:table-cell>
          <table:table-cell table:formula="of:=[.A345]-[.E345]" office:value-type="float" office:value="4.18299295" calcext:value-type="float">
            <text:p>4,18299295</text:p>
          </table:table-cell>
          <table:table-cell table:formula="of:=[.B345]-[.D345]" office:value-type="float" office:value="-0.2558383" calcext:value-type="float">
            <text:p>-0,2558383</text:p>
          </table:table-cell>
          <table:table-cell table:formula="of:=[.A345]-[.C345]" office:value-type="float" office:value="0.00299560000000021" calcext:value-type="float">
            <text:p>0,0029956</text:p>
          </table:table-cell>
          <table:table-cell table:formula="of:=[.G345]-[.C345]" office:value-type="float" office:value="0.00199294999999999" calcext:value-type="float">
            <text:p>0,00199295</text:p>
          </table:table-cell>
          <table:table-cell table:formula="of:=[.J345]/[.I345]" office:value-type="float" office:value="0.665292428895665" calcext:value-type="float">
            <text:p>0,6652924289</text:p>
          </table:table-cell>
          <table:table-cell table:formula="of:=[.D345]+[.H345]*[.K345]" office:value-type="float" office:value="-0.464370584011538" calcext:value-type="float">
            <text:p>-0,464370584</text:p>
          </table:table-cell>
        </table:table-row>
        <table:table-row table:style-name="ro1">
          <table:table-cell office:value-type="float" office:value="4.1844974" calcext:value-type="float">
            <text:p>4,1844974</text:p>
          </table:table-cell>
          <table:table-cell office:value-type="float" office:value="-0.5500016" calcext:value-type="float">
            <text:p>-0,5500016</text:p>
          </table:table-cell>
          <table:table-cell office:value-type="float" office:value="4.183" calcext:value-type="float">
            <text:p>4,183</text:p>
          </table:table-cell>
          <table:table-cell office:value-type="float" office:value="-0.7202089" calcext:value-type="float">
            <text:p>-0,7202089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330406" calcext:value-type="float">
            <text:p>0,330406</text:p>
          </table:table-cell>
          <table:table-cell table:formula="of:=[.A346]-[.E346]" office:value-type="float" office:value="4.18349475" calcext:value-type="float">
            <text:p>4,18349475</text:p>
          </table:table-cell>
          <table:table-cell table:formula="of:=[.B346]-[.D346]" office:value-type="float" office:value="0.1702073" calcext:value-type="float">
            <text:p>0,1702073</text:p>
          </table:table-cell>
          <table:table-cell table:formula="of:=[.A346]-[.C346]" office:value-type="float" office:value="0.00149739999999987" calcext:value-type="float">
            <text:p>0,0014974</text:p>
          </table:table-cell>
          <table:table-cell table:formula="of:=[.G346]-[.C346]" office:value-type="float" office:value="0.000494749999999655" calcext:value-type="float">
            <text:p>0,00049475</text:p>
          </table:table-cell>
          <table:table-cell table:formula="of:=[.J346]/[.I346]" office:value-type="float" office:value="0.330406037130825" calcext:value-type="float">
            <text:p>0,3304060371</text:p>
          </table:table-cell>
          <table:table-cell table:formula="of:=[.D346]+[.H346]*[.K346]" office:value-type="float" office:value="-0.663971380516262" calcext:value-type="float">
            <text:p>-0,6639713805</text:p>
          </table:table-cell>
        </table:table-row>
        <table:table-row table:style-name="ro1">
          <table:table-cell office:value-type="float" office:value="4.186001" calcext:value-type="float">
            <text:p>4,186001</text:p>
          </table:table-cell>
          <table:table-cell office:value-type="float" office:value="-0.5500016" calcext:value-type="float">
            <text:p>-0,5500016</text:p>
          </table:table-cell>
          <table:table-cell office:value-type="float" office:value="4.183" calcext:value-type="float">
            <text:p>4,183</text:p>
          </table:table-cell>
          <table:table-cell office:value-type="float" office:value="-0.4937641" calcext:value-type="float">
            <text:p>-0,4937641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6658947" calcext:value-type="float">
            <text:p>0,6658947</text:p>
          </table:table-cell>
          <table:table-cell table:formula="of:=[.A347]-[.E347]" office:value-type="float" office:value="4.18499835" calcext:value-type="float">
            <text:p>4,18499835</text:p>
          </table:table-cell>
          <table:table-cell table:formula="of:=[.B347]-[.D347]" office:value-type="float" office:value="-0.0562375" calcext:value-type="float">
            <text:p>-0,0562375</text:p>
          </table:table-cell>
          <table:table-cell table:formula="of:=[.A347]-[.C347]" office:value-type="float" office:value="0.00300100000000025" calcext:value-type="float">
            <text:p>0,003001</text:p>
          </table:table-cell>
          <table:table-cell table:formula="of:=[.G347]-[.C347]" office:value-type="float" office:value="0.00199835000000004" calcext:value-type="float">
            <text:p>0,00199835</text:p>
          </table:table-cell>
          <table:table-cell table:formula="of:=[.J347]/[.I347]" office:value-type="float" office:value="0.665894701766034" calcext:value-type="float">
            <text:p>0,6658947018</text:p>
          </table:table-cell>
          <table:table-cell table:formula="of:=[.D347]+[.H347]*[.K347]" office:value-type="float" office:value="-0.531212353290567" calcext:value-type="float">
            <text:p>-0,5312123533</text:p>
          </table:table-cell>
        </table:table-row>
        <table:table-row table:style-name="ro1">
          <table:table-cell office:value-type="float" office:value="4.2133731" calcext:value-type="float">
            <text:p>4,2133731</text:p>
          </table:table-cell>
          <table:table-cell office:value-type="float" office:value="-1.000002" calcext:value-type="float">
            <text:p>-1,000002</text:p>
          </table:table-cell>
          <table:table-cell office:value-type="float" office:value="4.185" calcext:value-type="float">
            <text:p>4,185</text:p>
          </table:table-cell>
          <table:table-cell office:value-type="float" office:value="-0.5874499" calcext:value-type="float">
            <text:p>-0,5874499</text:p>
          </table:table-cell>
          <table:table-cell office:value-type="float" office:value="0.000251" calcext:value-type="float">
            <text:p>0,000251</text:p>
          </table:table-cell>
          <table:table-cell office:value-type="float" office:value="0.9911536" calcext:value-type="float">
            <text:p>0,9911536</text:p>
          </table:table-cell>
          <table:table-cell table:formula="of:=[.A348]-[.E348]" office:value-type="float" office:value="4.2131221" calcext:value-type="float">
            <text:p>4,2131221</text:p>
          </table:table-cell>
          <table:table-cell table:formula="of:=[.B348]-[.D348]" office:value-type="float" office:value="-0.4125521" calcext:value-type="float">
            <text:p>-0,4125521</text:p>
          </table:table-cell>
          <table:table-cell table:formula="of:=[.A348]-[.C348]" office:value-type="float" office:value="0.0283731000000005" calcext:value-type="float">
            <text:p>0,0283731</text:p>
          </table:table-cell>
          <table:table-cell table:formula="of:=[.G348]-[.C348]" office:value-type="float" office:value="0.0281221000000009" calcext:value-type="float">
            <text:p>0,0281221</text:p>
          </table:table-cell>
          <table:table-cell table:formula="of:=[.J348]/[.I348]" office:value-type="float" office:value="0.991153592663489" calcext:value-type="float">
            <text:p>0,9911535927</text:p>
          </table:table-cell>
          <table:table-cell table:formula="of:=[.D348]+[.H348]*[.K348]" office:value-type="float" office:value="-0.996352396075867" calcext:value-type="float">
            <text:p>-0,9963523961</text:p>
          </table:table-cell>
        </table:table-row>
        <table:table-row table:style-name="ro1">
          <table:table-cell office:value-type="float" office:value="4.2143759" calcext:value-type="float">
            <text:p>4,2143759</text:p>
          </table:table-cell>
          <table:table-cell office:value-type="float" office:value="-1.000002" calcext:value-type="float">
            <text:p>-1,000002</text:p>
          </table:table-cell>
          <table:table-cell office:value-type="float" office:value="4.213" calcext:value-type="float">
            <text:p>4,213</text:p>
          </table:table-cell>
          <table:table-cell office:value-type="float" office:value="-1.408904" calcext:value-type="float">
            <text:p>-1,408904</text:p>
          </table:table-cell>
          <table:table-cell office:value-type="float" office:value="0.000251" calcext:value-type="float">
            <text:p>0,000251</text:p>
          </table:table-cell>
          <table:table-cell office:value-type="float" office:value="0.817574" calcext:value-type="float">
            <text:p>0,817574</text:p>
          </table:table-cell>
          <table:table-cell table:formula="of:=[.A349]-[.E349]" office:value-type="float" office:value="4.2141249" calcext:value-type="float">
            <text:p>4,2141249</text:p>
          </table:table-cell>
          <table:table-cell table:formula="of:=[.B349]-[.D349]" office:value-type="float" office:value="0.408902" calcext:value-type="float">
            <text:p>0,408902</text:p>
          </table:table-cell>
          <table:table-cell table:formula="of:=[.A349]-[.C349]" office:value-type="float" office:value="0.00137590000000021" calcext:value-type="float">
            <text:p>0,0013759</text:p>
          </table:table-cell>
          <table:table-cell table:formula="of:=[.G349]-[.C349]" office:value-type="float" office:value="0.00112490000000065" calcext:value-type="float">
            <text:p>0,0011249</text:p>
          </table:table-cell>
          <table:table-cell table:formula="of:=[.J349]/[.I349]" office:value-type="float" office:value="0.817573951595669" calcext:value-type="float">
            <text:p>0,8175739516</text:p>
          </table:table-cell>
          <table:table-cell table:formula="of:=[.D349]+[.H349]*[.K349]" office:value-type="float" office:value="-1.07459637604463" calcext:value-type="float">
            <text:p>-1,074596376</text:p>
          </table:table-cell>
        </table:table-row>
        <table:table-row table:style-name="ro1">
          <table:table-cell office:value-type="float" office:value="4.2163802" calcext:value-type="float">
            <text:p>4,2163802</text:p>
          </table:table-cell>
          <table:table-cell office:value-type="float" office:value="-1.000002" calcext:value-type="float">
            <text:p>-1,000002</text:p>
          </table:table-cell>
          <table:table-cell office:value-type="float" office:value="4.214" calcext:value-type="float">
            <text:p>4,214</text:p>
          </table:table-cell>
          <table:table-cell office:value-type="float" office:value="-0.6656939" calcext:value-type="float">
            <text:p>-0,6656939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841022" calcext:value-type="float">
            <text:p>0,6841022</text:p>
          </table:table-cell>
          <table:table-cell table:formula="of:=[.A350]-[.E350]" office:value-type="float" office:value="4.2156283" calcext:value-type="float">
            <text:p>4,2156283</text:p>
          </table:table-cell>
          <table:table-cell table:formula="of:=[.B350]-[.D350]" office:value-type="float" office:value="-0.3343081" calcext:value-type="float">
            <text:p>-0,3343081</text:p>
          </table:table-cell>
          <table:table-cell table:formula="of:=[.A350]-[.C350]" office:value-type="float" office:value="0.00238019999999928" calcext:value-type="float">
            <text:p>0,0023802</text:p>
          </table:table-cell>
          <table:table-cell table:formula="of:=[.G350]-[.C350]" office:value-type="float" office:value="0.00162829999999925" calcext:value-type="float">
            <text:p>0,0016283</text:p>
          </table:table-cell>
          <table:table-cell table:formula="of:=[.J350]/[.I350]" office:value-type="float" office:value="0.684102176287599" calcext:value-type="float">
            <text:p>0,6841021763</text:p>
          </table:table-cell>
          <table:table-cell table:formula="of:=[.D350]+[.H350]*[.K350]" office:value-type="float" office:value="-0.894394798760573" calcext:value-type="float">
            <text:p>-0,8943947988</text:p>
          </table:table-cell>
        </table:table-row>
        <table:table-row table:style-name="ro1">
          <table:table-cell office:value-type="float" office:value="4.2183871" calcext:value-type="float">
            <text:p>4,2183871</text:p>
          </table:table-cell>
          <table:table-cell office:value-type="float" office:value="-1.000002" calcext:value-type="float">
            <text:p>-1,000002</text:p>
          </table:table-cell>
          <table:table-cell office:value-type="float" office:value="4.216" calcext:value-type="float">
            <text:p>4,216</text:p>
          </table:table-cell>
          <table:table-cell office:value-type="float" office:value="-1.228702" calcext:value-type="float">
            <text:p>-1,228702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850153" calcext:value-type="float">
            <text:p>0,6850153</text:p>
          </table:table-cell>
          <table:table-cell table:formula="of:=[.A351]-[.E351]" office:value-type="float" office:value="4.2176352" calcext:value-type="float">
            <text:p>4,2176352</text:p>
          </table:table-cell>
          <table:table-cell table:formula="of:=[.B351]-[.D351]" office:value-type="float" office:value="0.2287" calcext:value-type="float">
            <text:p>0,2287</text:p>
          </table:table-cell>
          <table:table-cell table:formula="of:=[.A351]-[.C351]" office:value-type="float" office:value="0.00238709999999998" calcext:value-type="float">
            <text:p>0,0023871</text:p>
          </table:table-cell>
          <table:table-cell table:formula="of:=[.G351]-[.C351]" office:value-type="float" office:value="0.00163519999999995" calcext:value-type="float">
            <text:p>0,0016352</text:p>
          </table:table-cell>
          <table:table-cell table:formula="of:=[.J351]/[.I351]" office:value-type="float" office:value="0.685015290519863" calcext:value-type="float">
            <text:p>0,6850152905</text:p>
          </table:table-cell>
          <table:table-cell table:formula="of:=[.D351]+[.H351]*[.K351]" office:value-type="float" office:value="-1.07203900305811" calcext:value-type="float">
            <text:p>-1,0720390031</text:p>
          </table:table-cell>
        </table:table-row>
        <table:table-row table:style-name="ro1">
          <table:table-cell office:value-type="float" office:value="4.2188899" calcext:value-type="float">
            <text:p>4,2188899</text:p>
          </table:table-cell>
          <table:table-cell office:value-type="float" office:value="-1.000002" calcext:value-type="float">
            <text:p>-1,000002</text:p>
          </table:table-cell>
          <table:table-cell office:value-type="float" office:value="4.218" calcext:value-type="float">
            <text:p>4,218</text:p>
          </table:table-cell>
          <table:table-cell office:value-type="float" office:value="-0.8433381" calcext:value-type="float">
            <text:p>-0,8433381</text:p>
          </table:table-cell>
          <table:table-cell office:value-type="float" office:value="0.0002514" calcext:value-type="float">
            <text:p>0,0002514</text:p>
          </table:table-cell>
          <table:table-cell office:value-type="float" office:value="0.7174963" calcext:value-type="float">
            <text:p>0,7174963</text:p>
          </table:table-cell>
          <table:table-cell table:formula="of:=[.A352]-[.E352]" office:value-type="float" office:value="4.2186385" calcext:value-type="float">
            <text:p>4,2186385</text:p>
          </table:table-cell>
          <table:table-cell table:formula="of:=[.B352]-[.D352]" office:value-type="float" office:value="-0.1566639" calcext:value-type="float">
            <text:p>-0,1566639</text:p>
          </table:table-cell>
          <table:table-cell table:formula="of:=[.A352]-[.C352]" office:value-type="float" office:value="0.000889899999999777" calcext:value-type="float">
            <text:p>0,0008899</text:p>
          </table:table-cell>
          <table:table-cell table:formula="of:=[.G352]-[.C352]" office:value-type="float" office:value="0.000638499999999986" calcext:value-type="float">
            <text:p>0,0006385</text:p>
          </table:table-cell>
          <table:table-cell table:formula="of:=[.J352]/[.I352]" office:value-type="float" office:value="0.717496347904423" calcext:value-type="float">
            <text:p>0,7174963479</text:p>
          </table:table-cell>
          <table:table-cell table:formula="of:=[.D352]+[.H352]*[.K352]" office:value-type="float" office:value="-0.955743876098464" calcext:value-type="float">
            <text:p>-0,9557438761</text:p>
          </table:table-cell>
        </table:table-row>
        <table:table-row table:style-name="ro1">
          <table:table-cell office:value-type="float" office:value="4.2193917" calcext:value-type="float">
            <text:p>4,2193917</text:p>
          </table:table-cell>
          <table:table-cell office:value-type="float" office:value="-1.000002" calcext:value-type="float">
            <text:p>-1,000002</text:p>
          </table:table-cell>
          <table:table-cell office:value-type="float" office:value="4.219" calcext:value-type="float">
            <text:p>4,219</text:p>
          </table:table-cell>
          <table:table-cell office:value-type="float" office:value="-1.112407" calcext:value-type="float">
            <text:p>-1,1124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53]-[.E353]" office:value-type="float" office:value="4.2193917" calcext:value-type="float">
            <text:p>4,2193917</text:p>
          </table:table-cell>
          <table:table-cell table:formula="of:=[.B353]-[.D353]" office:value-type="float" office:value="0.112405" calcext:value-type="float">
            <text:p>0,112405</text:p>
          </table:table-cell>
          <table:table-cell table:formula="of:=[.A353]-[.C353]" office:value-type="float" office:value="0.000391699999999773" calcext:value-type="float">
            <text:p>0,0003917</text:p>
          </table:table-cell>
          <table:table-cell table:formula="of:=[.G353]-[.C353]" office:value-type="float" office:value="0.000391699999999773" calcext:value-type="float">
            <text:p>0,0003917</text:p>
          </table:table-cell>
          <table:table-cell table:formula="of:=[.J353]/[.I353]" office:value-type="float" office:value="1" calcext:value-type="float">
            <text:p>1</text:p>
          </table:table-cell>
          <table:table-cell table:formula="of:=[.D353]+[.H353]*[.K353]" office:value-type="float" office:value="-1.000002" calcext:value-type="float">
            <text:p>-1,000002</text:p>
          </table:table-cell>
        </table:table-row>
        <table:table-row table:style-name="ro1">
          <table:table-cell office:value-type="float" office:value="4.2488415" calcext:value-type="float">
            <text:p>4,2488415</text:p>
          </table:table-cell>
          <table:table-cell office:value-type="float" office:value="-1.450001" calcext:value-type="float">
            <text:p>-1,450001</text:p>
          </table:table-cell>
          <table:table-cell office:value-type="float" office:value="4.219" calcext:value-type="float">
            <text:p>4,219</text:p>
          </table:table-cell>
          <table:table-cell office:value-type="float" office:value="-0.8875961" calcext:value-type="float">
            <text:p>-0,88759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54]-[.E354]" office:value-type="float" office:value="4.2488415" calcext:value-type="float">
            <text:p>4,2488415</text:p>
          </table:table-cell>
          <table:table-cell table:formula="of:=[.B354]-[.D354]" office:value-type="float" office:value="-0.5624049" calcext:value-type="float">
            <text:p>-0,5624049</text:p>
          </table:table-cell>
          <table:table-cell table:formula="of:=[.A354]-[.C354]" office:value-type="float" office:value="0.0298414999999999" calcext:value-type="float">
            <text:p>0,0298415</text:p>
          </table:table-cell>
          <table:table-cell table:formula="of:=[.G354]-[.C354]" office:value-type="float" office:value="0.0298414999999999" calcext:value-type="float">
            <text:p>0,0298415</text:p>
          </table:table-cell>
          <table:table-cell table:formula="of:=[.J354]/[.I354]" office:value-type="float" office:value="1" calcext:value-type="float">
            <text:p>1</text:p>
          </table:table-cell>
          <table:table-cell table:formula="of:=[.D354]+[.H354]*[.K354]" office:value-type="float" office:value="-1.450001" calcext:value-type="float">
            <text:p>-1,450001</text:p>
          </table:table-cell>
        </table:table-row>
        <table:table-row table:style-name="ro1">
          <table:table-cell office:value-type="float" office:value="4.2508466" calcext:value-type="float">
            <text:p>4,2508466</text:p>
          </table:table-cell>
          <table:table-cell office:value-type="float" office:value="-1.450001" calcext:value-type="float">
            <text:p>-1,450001</text:p>
          </table:table-cell>
          <table:table-cell office:value-type="float" office:value="4.249" calcext:value-type="float">
            <text:p>4,249</text:p>
          </table:table-cell>
          <table:table-cell office:value-type="float" office:value="-2.012407" calcext:value-type="float">
            <text:p>-2,0124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55]-[.E355]" office:value-type="float" office:value="4.2508466" calcext:value-type="float">
            <text:p>4,2508466</text:p>
          </table:table-cell>
          <table:table-cell table:formula="of:=[.B355]-[.D355]" office:value-type="float" office:value="0.562406" calcext:value-type="float">
            <text:p>0,562406</text:p>
          </table:table-cell>
          <table:table-cell table:formula="of:=[.A355]-[.C355]" office:value-type="float" office:value="0.00184660000000036" calcext:value-type="float">
            <text:p>0,0018466</text:p>
          </table:table-cell>
          <table:table-cell table:formula="of:=[.G355]-[.C355]" office:value-type="float" office:value="0.00184660000000036" calcext:value-type="float">
            <text:p>0,0018466</text:p>
          </table:table-cell>
          <table:table-cell table:formula="of:=[.J355]/[.I355]" office:value-type="float" office:value="1" calcext:value-type="float">
            <text:p>1</text:p>
          </table:table-cell>
          <table:table-cell table:formula="of:=[.D355]+[.H355]*[.K355]" office:value-type="float" office:value="-1.450001" calcext:value-type="float">
            <text:p>-1,450001</text:p>
          </table:table-cell>
        </table:table-row>
        <table:table-row table:style-name="ro1">
          <table:table-cell office:value-type="float" office:value="4.2533535" calcext:value-type="float">
            <text:p>4,2533535</text:p>
          </table:table-cell>
          <table:table-cell office:value-type="float" office:value="-1.450001" calcext:value-type="float">
            <text:p>-1,450001</text:p>
          </table:table-cell>
          <table:table-cell office:value-type="float" office:value="4.251" calcext:value-type="float">
            <text:p>4,251</text:p>
          </table:table-cell>
          <table:table-cell office:value-type="float" office:value="-0.8875961" calcext:value-type="float">
            <text:p>-0,8875961</text:p>
          </table:table-cell>
          <table:table-cell office:value-type="float" office:value="0.0010027" calcext:value-type="float">
            <text:p>0,0010027</text:p>
          </table:table-cell>
          <table:table-cell office:value-type="float" office:value="0.5739537" calcext:value-type="float">
            <text:p>0,5739537</text:p>
          </table:table-cell>
          <table:table-cell table:formula="of:=[.A356]-[.E356]" office:value-type="float" office:value="4.2523508" calcext:value-type="float">
            <text:p>4,2523508</text:p>
          </table:table-cell>
          <table:table-cell table:formula="of:=[.B356]-[.D356]" office:value-type="float" office:value="-0.5624049" calcext:value-type="float">
            <text:p>-0,5624049</text:p>
          </table:table-cell>
          <table:table-cell table:formula="of:=[.A356]-[.C356]" office:value-type="float" office:value="0.0023534999999999" calcext:value-type="float">
            <text:p>0,0023535</text:p>
          </table:table-cell>
          <table:table-cell table:formula="of:=[.G356]-[.C356]" office:value-type="float" office:value="0.00135079999999999" calcext:value-type="float">
            <text:p>0,0013508</text:p>
          </table:table-cell>
          <table:table-cell table:formula="of:=[.J356]/[.I356]" office:value-type="float" office:value="0.573953685999594" calcext:value-type="float">
            <text:p>0,573953686</text:p>
          </table:table-cell>
          <table:table-cell table:formula="of:=[.D356]+[.H356]*[.K356]" office:value-type="float" office:value="-1.21039046537923" calcext:value-type="float">
            <text:p>-1,2103904654</text:p>
          </table:table-cell>
        </table:table-row>
        <table:table-row table:style-name="ro1">
          <table:table-cell office:value-type="float" office:value="4.2553599" calcext:value-type="float">
            <text:p>4,2553599</text:p>
          </table:table-cell>
          <table:table-cell office:value-type="float" office:value="-1.600001" calcext:value-type="float">
            <text:p>-1,600001</text:p>
          </table:table-cell>
          <table:table-cell office:value-type="float" office:value="4.252" calcext:value-type="float">
            <text:p>4,252</text:p>
          </table:table-cell>
          <table:table-cell office:value-type="float" office:value="-1.772796" calcext:value-type="float">
            <text:p>-1,772796</text:p>
          </table:table-cell>
          <table:table-cell office:value-type="float" office:value="0.0007523" calcext:value-type="float">
            <text:p>0,0007523</text:p>
          </table:table-cell>
          <table:table-cell office:value-type="float" office:value="0.7760945" calcext:value-type="float">
            <text:p>0,7760945</text:p>
          </table:table-cell>
          <table:table-cell table:formula="of:=[.A357]-[.E357]" office:value-type="float" office:value="4.2546076" calcext:value-type="float">
            <text:p>4,2546076</text:p>
          </table:table-cell>
          <table:table-cell table:formula="of:=[.B357]-[.D357]" office:value-type="float" office:value="0.172795" calcext:value-type="float">
            <text:p>0,172795</text:p>
          </table:table-cell>
          <table:table-cell table:formula="of:=[.A357]-[.C357]" office:value-type="float" office:value="0.00335990000000042" calcext:value-type="float">
            <text:p>0,0033599</text:p>
          </table:table-cell>
          <table:table-cell table:formula="of:=[.G357]-[.C357]" office:value-type="float" office:value="0.00260760000000015" calcext:value-type="float">
            <text:p>0,0026076</text:p>
          </table:table-cell>
          <table:table-cell table:formula="of:=[.J357]/[.I357]" office:value-type="float" office:value="0.776094526622766" calcext:value-type="float">
            <text:p>0,7760945266</text:p>
          </table:table-cell>
          <table:table-cell table:formula="of:=[.D357]+[.H357]*[.K357]" office:value-type="float" office:value="-1.63869074627222" calcext:value-type="float">
            <text:p>-1,6386907463</text:p>
          </table:table-cell>
        </table:table-row>
        <table:table-row table:style-name="ro1">
          <table:table-cell office:value-type="float" office:value="4.2568634" calcext:value-type="float">
            <text:p>4,2568634</text:p>
          </table:table-cell>
          <table:table-cell office:value-type="float" office:value="-1.600001" calcext:value-type="float">
            <text:p>-1,600001</text:p>
          </table:table-cell>
          <table:table-cell office:value-type="float" office:value="4.255" calcext:value-type="float">
            <text:p>4,255</text:p>
          </table:table-cell>
          <table:table-cell office:value-type="float" office:value="-1.465896" calcext:value-type="float">
            <text:p>-1,465896</text:p>
          </table:table-cell>
          <table:table-cell office:value-type="float" office:value="0.0007523" calcext:value-type="float">
            <text:p>0,0007523</text:p>
          </table:table-cell>
          <table:table-cell office:value-type="float" office:value="0.5962756" calcext:value-type="float">
            <text:p>0,5962756</text:p>
          </table:table-cell>
          <table:table-cell table:formula="of:=[.A358]-[.E358]" office:value-type="float" office:value="4.2561111" calcext:value-type="float">
            <text:p>4,2561111</text:p>
          </table:table-cell>
          <table:table-cell table:formula="of:=[.B358]-[.D358]" office:value-type="float" office:value="-0.134105" calcext:value-type="float">
            <text:p>-0,134105</text:p>
          </table:table-cell>
          <table:table-cell table:formula="of:=[.A358]-[.C358]" office:value-type="float" office:value="0.0018634000000004" calcext:value-type="float">
            <text:p>0,0018634</text:p>
          </table:table-cell>
          <table:table-cell table:formula="of:=[.G358]-[.C358]" office:value-type="float" office:value="0.00111110000000014" calcext:value-type="float">
            <text:p>0,0011111</text:p>
          </table:table-cell>
          <table:table-cell table:formula="of:=[.J358]/[.I358]" office:value-type="float" office:value="0.596275625201192" calcext:value-type="float">
            <text:p>0,5962756252</text:p>
          </table:table-cell>
          <table:table-cell table:formula="of:=[.D358]+[.H358]*[.K358]" office:value-type="float" office:value="-1.54585954271761" calcext:value-type="float">
            <text:p>-1,5458595427</text:p>
          </table:table-cell>
        </table:table-row>
        <table:table-row table:style-name="ro1">
          <table:table-cell office:value-type="float" office:value="4.2573647" calcext:value-type="float">
            <text:p>4,2573647</text:p>
          </table:table-cell>
          <table:table-cell office:value-type="float" office:value="-1.600001" calcext:value-type="float">
            <text:p>-1,600001</text:p>
          </table:table-cell>
          <table:table-cell office:value-type="float" office:value="4.256" calcext:value-type="float">
            <text:p>4,256</text:p>
          </table:table-cell>
          <table:table-cell office:value-type="float" office:value="-1.679965" calcext:value-type="float">
            <text:p>-1,679965</text:p>
          </table:table-cell>
          <table:table-cell office:value-type="float" office:value="0.0007523" calcext:value-type="float">
            <text:p>0,0007523</text:p>
          </table:table-cell>
          <table:table-cell office:value-type="float" office:value="0.4487433" calcext:value-type="float">
            <text:p>0,4487433</text:p>
          </table:table-cell>
          <table:table-cell table:formula="of:=[.A359]-[.E359]" office:value-type="float" office:value="4.2566124" calcext:value-type="float">
            <text:p>4,2566124</text:p>
          </table:table-cell>
          <table:table-cell table:formula="of:=[.B359]-[.D359]" office:value-type="float" office:value="0.0799639999999999" calcext:value-type="float">
            <text:p>0,079964</text:p>
          </table:table-cell>
          <table:table-cell table:formula="of:=[.A359]-[.C359]" office:value-type="float" office:value="0.00136469999999989" calcext:value-type="float">
            <text:p>0,0013647</text:p>
          </table:table-cell>
          <table:table-cell table:formula="of:=[.G359]-[.C359]" office:value-type="float" office:value="0.000612399999999624" calcext:value-type="float">
            <text:p>0,0006124</text:p>
          </table:table-cell>
          <table:table-cell table:formula="of:=[.J359]/[.I359]" office:value-type="float" office:value="0.448743313548528" calcext:value-type="float">
            <text:p>0,4487433135</text:p>
          </table:table-cell>
          <table:table-cell table:formula="of:=[.D359]+[.H359]*[.K359]" office:value-type="float" office:value="-1.64408168967541" calcext:value-type="float">
            <text:p>-1,6440816897</text:p>
          </table:table-cell>
        </table:table-row>
        <table:table-row table:style-name="ro1">
          <table:table-cell office:value-type="float" office:value="4.281441" calcext:value-type="float">
            <text:p>4,281441</text:p>
          </table:table-cell>
          <table:table-cell office:value-type="float" office:value="-1.900001" calcext:value-type="float">
            <text:p>-1,900001</text:p>
          </table:table-cell>
          <table:table-cell office:value-type="float" office:value="4.257" calcext:value-type="float">
            <text:p>4,257</text:p>
          </table:table-cell>
          <table:table-cell office:value-type="float" office:value="-1.564118" calcext:value-type="float">
            <text:p>-1,564118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897447" calcext:value-type="float">
            <text:p>0,9897447</text:p>
          </table:table-cell>
          <table:table-cell table:formula="of:=[.A360]-[.E360]" office:value-type="float" office:value="4.28119035" calcext:value-type="float">
            <text:p>4,28119035</text:p>
          </table:table-cell>
          <table:table-cell table:formula="of:=[.B360]-[.D360]" office:value-type="float" office:value="-0.335883" calcext:value-type="float">
            <text:p>-0,335883</text:p>
          </table:table-cell>
          <table:table-cell table:formula="of:=[.A360]-[.C360]" office:value-type="float" office:value="0.0244410000000004" calcext:value-type="float">
            <text:p>0,024441</text:p>
          </table:table-cell>
          <table:table-cell table:formula="of:=[.G360]-[.C360]" office:value-type="float" office:value="0.0241903500000005" calcext:value-type="float">
            <text:p>0,02419035</text:p>
          </table:table-cell>
          <table:table-cell table:formula="of:=[.J360]/[.I360]" office:value-type="float" office:value="0.989744691297414" calcext:value-type="float">
            <text:p>0,9897446913</text:p>
          </table:table-cell>
          <table:table-cell table:formula="of:=[.D360]+[.H360]*[.K360]" office:value-type="float" office:value="-1.89655641614705" calcext:value-type="float">
            <text:p>-1,8965564161</text:p>
          </table:table-cell>
        </table:table-row>
        <table:table-row table:style-name="ro1">
          <table:table-cell office:value-type="float" office:value="4.2824438" calcext:value-type="float">
            <text:p>4,2824438</text:p>
          </table:table-cell>
          <table:table-cell office:value-type="float" office:value="-1.900001" calcext:value-type="float">
            <text:p>-1,900001</text:p>
          </table:table-cell>
          <table:table-cell office:value-type="float" office:value="4.281" calcext:value-type="float">
            <text:p>4,281</text:p>
          </table:table-cell>
          <table:table-cell office:value-type="float" office:value="-2.23244" calcext:value-type="float">
            <text:p>-2,23244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263956" calcext:value-type="float">
            <text:p>0,8263956</text:p>
          </table:table-cell>
          <table:table-cell table:formula="of:=[.A361]-[.E361]" office:value-type="float" office:value="4.28219315" calcext:value-type="float">
            <text:p>4,28219315</text:p>
          </table:table-cell>
          <table:table-cell table:formula="of:=[.B361]-[.D361]" office:value-type="float" office:value="0.332439" calcext:value-type="float">
            <text:p>0,332439</text:p>
          </table:table-cell>
          <table:table-cell table:formula="of:=[.A361]-[.C361]" office:value-type="float" office:value="0.00144380000000055" calcext:value-type="float">
            <text:p>0,0014438</text:p>
          </table:table-cell>
          <table:table-cell table:formula="of:=[.G361]-[.C361]" office:value-type="float" office:value="0.00119315000000064" calcext:value-type="float">
            <text:p>0,00119315</text:p>
          </table:table-cell>
          <table:table-cell table:formula="of:=[.J361]/[.I361]" office:value-type="float" office:value="0.826395622662549" calcext:value-type="float">
            <text:p>0,8263956227</text:p>
          </table:table-cell>
          <table:table-cell table:formula="of:=[.D361]+[.H361]*[.K361]" office:value-type="float" office:value="-1.95771386559769" calcext:value-type="float">
            <text:p>-1,9577138656</text:p>
          </table:table-cell>
        </table:table-row>
        <table:table-row table:style-name="ro1">
          <table:table-cell office:value-type="float" office:value="4.2844489" calcext:value-type="float">
            <text:p>4,2844489</text:p>
          </table:table-cell>
          <table:table-cell office:value-type="float" office:value="-1.900001" calcext:value-type="float">
            <text:p>-1,900001</text:p>
          </table:table-cell>
          <table:table-cell office:value-type="float" office:value="4.282" calcext:value-type="float">
            <text:p>4,282</text:p>
          </table:table-cell>
          <table:table-cell office:value-type="float" office:value="-1.625276" calcext:value-type="float">
            <text:p>-1,625276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929642" calcext:value-type="float">
            <text:p>0,6929642</text:p>
          </table:table-cell>
          <table:table-cell table:formula="of:=[.A362]-[.E362]" office:value-type="float" office:value="4.283697" calcext:value-type="float">
            <text:p>4,283697</text:p>
          </table:table-cell>
          <table:table-cell table:formula="of:=[.B362]-[.D362]" office:value-type="float" office:value="-0.274725" calcext:value-type="float">
            <text:p>-0,274725</text:p>
          </table:table-cell>
          <table:table-cell table:formula="of:=[.A362]-[.C362]" office:value-type="float" office:value="0.00244890000000009" calcext:value-type="float">
            <text:p>0,0024489</text:p>
          </table:table-cell>
          <table:table-cell table:formula="of:=[.G362]-[.C362]" office:value-type="float" office:value="0.00169700000000006" calcext:value-type="float">
            <text:p>0,001697</text:p>
          </table:table-cell>
          <table:table-cell table:formula="of:=[.J362]/[.I362]" office:value-type="float" office:value="0.692964188002776" calcext:value-type="float">
            <text:p>0,692964188</text:p>
          </table:table-cell>
          <table:table-cell table:formula="of:=[.D362]+[.H362]*[.K362]" office:value-type="float" office:value="-1.81565058654906" calcext:value-type="float">
            <text:p>-1,8156505865</text:p>
          </table:table-cell>
        </table:table-row>
        <table:table-row table:style-name="ro1">
          <table:table-cell office:value-type="float" office:value="4.2859532" calcext:value-type="float">
            <text:p>4,2859532</text:p>
          </table:table-cell>
          <table:table-cell office:value-type="float" office:value="-1.900001" calcext:value-type="float">
            <text:p>-1,900001</text:p>
          </table:table-cell>
          <table:table-cell office:value-type="float" office:value="4.284" calcext:value-type="float">
            <text:p>4,284</text:p>
          </table:table-cell>
          <table:table-cell office:value-type="float" office:value="-2.090376" calcext:value-type="float">
            <text:p>-2,090376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15042" calcext:value-type="float">
            <text:p>0,615042</text:p>
          </table:table-cell>
          <table:table-cell table:formula="of:=[.A363]-[.E363]" office:value-type="float" office:value="4.2852013" calcext:value-type="float">
            <text:p>4,2852013</text:p>
          </table:table-cell>
          <table:table-cell table:formula="of:=[.B363]-[.D363]" office:value-type="float" office:value="0.190375" calcext:value-type="float">
            <text:p>0,190375</text:p>
          </table:table-cell>
          <table:table-cell table:formula="of:=[.A363]-[.C363]" office:value-type="float" office:value="0.00195319999999999" calcext:value-type="float">
            <text:p>0,0019532</text:p>
          </table:table-cell>
          <table:table-cell table:formula="of:=[.G363]-[.C363]" office:value-type="float" office:value="0.00120129999999996" calcext:value-type="float">
            <text:p>0,0012013</text:p>
          </table:table-cell>
          <table:table-cell table:formula="of:=[.J363]/[.I363]" office:value-type="float" office:value="0.61504198238786" calcext:value-type="float">
            <text:p>0,6150419824</text:p>
          </table:table-cell>
          <table:table-cell table:formula="of:=[.D363]+[.H363]*[.K363]" office:value-type="float" office:value="-1.97328738260291" calcext:value-type="float">
            <text:p>-1,9732873826</text:p>
          </table:table-cell>
        </table:table-row>
        <table:table-row table:style-name="ro1">
          <table:table-cell office:value-type="float" office:value="4.2869561" calcext:value-type="float">
            <text:p>4,2869561</text:p>
          </table:table-cell>
          <table:table-cell office:value-type="float" office:value="-1.900001" calcext:value-type="float">
            <text:p>-1,900001</text:p>
          </table:table-cell>
          <table:table-cell office:value-type="float" office:value="4.285" calcext:value-type="float">
            <text:p>4,285</text:p>
          </table:table-cell>
          <table:table-cell office:value-type="float" office:value="-1.782913" calcext:value-type="float">
            <text:p>-1,782913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8717346" calcext:value-type="float">
            <text:p>0,8717346</text:p>
          </table:table-cell>
          <table:table-cell table:formula="of:=[.A364]-[.E364]" office:value-type="float" office:value="4.2867052" calcext:value-type="float">
            <text:p>4,2867052</text:p>
          </table:table-cell>
          <table:table-cell table:formula="of:=[.B364]-[.D364]" office:value-type="float" office:value="-0.117088" calcext:value-type="float">
            <text:p>-0,117088</text:p>
          </table:table-cell>
          <table:table-cell table:formula="of:=[.A364]-[.C364]" office:value-type="float" office:value="0.00195610000000013" calcext:value-type="float">
            <text:p>0,0019561</text:p>
          </table:table-cell>
          <table:table-cell table:formula="of:=[.G364]-[.C364]" office:value-type="float" office:value="0.00170519999999996" calcext:value-type="float">
            <text:p>0,0017052</text:p>
          </table:table-cell>
          <table:table-cell table:formula="of:=[.J364]/[.I364]" office:value-type="float" office:value="0.871734573896964" calcext:value-type="float">
            <text:p>0,8717345739</text:p>
          </table:table-cell>
          <table:table-cell table:formula="of:=[.D364]+[.H364]*[.K364]" office:value-type="float" office:value="-1.88498265778845" calcext:value-type="float">
            <text:p>-1,8849826578</text:p>
          </table:table-cell>
        </table:table-row>
        <table:table-row table:style-name="ro1">
          <table:table-cell office:value-type="float" office:value="4.2874573" calcext:value-type="float">
            <text:p>4,2874573</text:p>
          </table:table-cell>
          <table:table-cell office:value-type="float" office:value="-1.900001" calcext:value-type="float">
            <text:p>-1,900001</text:p>
          </table:table-cell>
          <table:table-cell office:value-type="float" office:value="4.287" calcext:value-type="float">
            <text:p>4,287</text:p>
          </table:table-cell>
          <table:table-cell office:value-type="float" office:value="-2.002072" calcext:value-type="float">
            <text:p>-2,002072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4515635" calcext:value-type="float">
            <text:p>0,4515635</text:p>
          </table:table-cell>
          <table:table-cell table:formula="of:=[.A365]-[.E365]" office:value-type="float" office:value="4.2872065" calcext:value-type="float">
            <text:p>4,2872065</text:p>
          </table:table-cell>
          <table:table-cell table:formula="of:=[.B365]-[.D365]" office:value-type="float" office:value="0.102071" calcext:value-type="float">
            <text:p>0,102071</text:p>
          </table:table-cell>
          <table:table-cell table:formula="of:=[.A365]-[.C365]" office:value-type="float" office:value="0.000457299999999883" calcext:value-type="float">
            <text:p>0,0004573</text:p>
          </table:table-cell>
          <table:table-cell table:formula="of:=[.G365]-[.C365]" office:value-type="float" office:value="0.000206499999999998" calcext:value-type="float">
            <text:p>0,0002065</text:p>
          </table:table-cell>
          <table:table-cell table:formula="of:=[.J365]/[.I365]" office:value-type="float" office:value="0.45156352503838" calcext:value-type="float">
            <text:p>0,451563525</text:p>
          </table:table-cell>
          <table:table-cell table:formula="of:=[.D365]+[.H365]*[.K365]" office:value-type="float" office:value="-1.95598045943581" calcext:value-type="float">
            <text:p>-1,9559804594</text:p>
          </table:table-cell>
        </table:table-row>
        <table:table-row table:style-name="ro1">
          <table:table-cell office:value-type="float" office:value="4.3155318" calcext:value-type="float">
            <text:p>4,3155318</text:p>
          </table:table-cell>
          <table:table-cell office:value-type="float" office:value="-2.350002" calcext:value-type="float">
            <text:p>-2,350002</text:p>
          </table:table-cell>
          <table:table-cell office:value-type="float" office:value="4.287" calcext:value-type="float">
            <text:p>4,287</text:p>
          </table:table-cell>
          <table:table-cell office:value-type="float" office:value="-1.85391" calcext:value-type="float">
            <text:p>-1,85391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9912098" calcext:value-type="float">
            <text:p>0,9912098</text:p>
          </table:table-cell>
          <table:table-cell table:formula="of:=[.A366]-[.E366]" office:value-type="float" office:value="4.315281" calcext:value-type="float">
            <text:p>4,315281</text:p>
          </table:table-cell>
          <table:table-cell table:formula="of:=[.B366]-[.D366]" office:value-type="float" office:value="-0.496092" calcext:value-type="float">
            <text:p>-0,496092</text:p>
          </table:table-cell>
          <table:table-cell table:formula="of:=[.A366]-[.C366]" office:value-type="float" office:value="0.0285317999999997" calcext:value-type="float">
            <text:p>0,0285318</text:p>
          </table:table-cell>
          <table:table-cell table:formula="of:=[.G366]-[.C366]" office:value-type="float" office:value="0.0282809999999998" calcext:value-type="float">
            <text:p>0,028281</text:p>
          </table:table-cell>
          <table:table-cell table:formula="of:=[.J366]/[.I366]" office:value-type="float" office:value="0.991209808003705" calcext:value-type="float">
            <text:p>0,991209808</text:p>
          </table:table-cell>
          <table:table-cell table:formula="of:=[.D366]+[.H366]*[.K366]" office:value-type="float" office:value="-2.34564125607217" calcext:value-type="float">
            <text:p>-2,3456412561</text:p>
          </table:table-cell>
        </table:table-row>
        <table:table-row table:style-name="ro1">
          <table:table-cell office:value-type="float" office:value="4.3170364" calcext:value-type="float">
            <text:p>4,3170364</text:p>
          </table:table-cell>
          <table:table-cell office:value-type="float" office:value="-2.350002" calcext:value-type="float">
            <text:p>-2,350002</text:p>
          </table:table-cell>
          <table:table-cell office:value-type="float" office:value="4.315" calcext:value-type="float">
            <text:p>4,315</text:p>
          </table:table-cell>
          <table:table-cell office:value-type="float" office:value="-2.841732" calcext:value-type="float">
            <text:p>-2,841732</text:p>
          </table:table-cell>
          <table:table-cell office:value-type="float" office:value="0.00050155" calcext:value-type="float">
            <text:p>0,00050155</text:p>
          </table:table-cell>
          <table:table-cell office:value-type="float" office:value="0.7537075" calcext:value-type="float">
            <text:p>0,7537075</text:p>
          </table:table-cell>
          <table:table-cell table:formula="of:=[.A367]-[.E367]" office:value-type="float" office:value="4.31653485" calcext:value-type="float">
            <text:p>4,31653485</text:p>
          </table:table-cell>
          <table:table-cell table:formula="of:=[.B367]-[.D367]" office:value-type="float" office:value="0.49173" calcext:value-type="float">
            <text:p>0,49173</text:p>
          </table:table-cell>
          <table:table-cell table:formula="of:=[.A367]-[.C367]" office:value-type="float" office:value="0.00203639999999972" calcext:value-type="float">
            <text:p>0,0020364</text:p>
          </table:table-cell>
          <table:table-cell table:formula="of:=[.G367]-[.C367]" office:value-type="float" office:value="0.00153484999999964" calcext:value-type="float">
            <text:p>0,00153485</text:p>
          </table:table-cell>
          <table:table-cell table:formula="of:=[.J367]/[.I367]" office:value-type="float" office:value="0.753707523079875" calcext:value-type="float">
            <text:p>0,7537075231</text:p>
          </table:table-cell>
          <table:table-cell table:formula="of:=[.D367]+[.H367]*[.K367]" office:value-type="float" office:value="-2.47111139967593" calcext:value-type="float">
            <text:p>-2,4711113997</text:p>
          </table:table-cell>
        </table:table-row>
        <table:table-row table:style-name="ro1">
          <table:table-cell office:value-type="float" office:value="4.3190412" calcext:value-type="float">
            <text:p>4,3190412</text:p>
          </table:table-cell>
          <table:table-cell office:value-type="float" office:value="-2.350002" calcext:value-type="float">
            <text:p>-2,350002</text:p>
          </table:table-cell>
          <table:table-cell office:value-type="float" office:value="4.317" calcext:value-type="float">
            <text:p>4,317</text:p>
          </table:table-cell>
          <table:table-cell office:value-type="float" office:value="-1.97938" calcext:value-type="float">
            <text:p>-1,97938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316382" calcext:value-type="float">
            <text:p>0,6316382</text:p>
          </table:table-cell>
          <table:table-cell table:formula="of:=[.A368]-[.E368]" office:value-type="float" office:value="4.3182893" calcext:value-type="float">
            <text:p>4,3182893</text:p>
          </table:table-cell>
          <table:table-cell table:formula="of:=[.B368]-[.D368]" office:value-type="float" office:value="-0.370622" calcext:value-type="float">
            <text:p>-0,370622</text:p>
          </table:table-cell>
          <table:table-cell table:formula="of:=[.A368]-[.C368]" office:value-type="float" office:value="0.00204119999999985" calcext:value-type="float">
            <text:p>0,0020412</text:p>
          </table:table-cell>
          <table:table-cell table:formula="of:=[.G368]-[.C368]" office:value-type="float" office:value="0.00128929999999983" calcext:value-type="float">
            <text:p>0,0012893</text:p>
          </table:table-cell>
          <table:table-cell table:formula="of:=[.J368]/[.I368]" office:value-type="float" office:value="0.631638252008583" calcext:value-type="float">
            <text:p>0,631638252</text:p>
          </table:table-cell>
          <table:table-cell table:formula="of:=[.D368]+[.H368]*[.K368]" office:value-type="float" office:value="-2.21347903223592" calcext:value-type="float">
            <text:p>-2,2134790322</text:p>
          </table:table-cell>
        </table:table-row>
        <table:table-row table:style-name="ro1">
          <table:table-cell office:value-type="float" office:value="4.3491257" calcext:value-type="float">
            <text:p>4,3491257</text:p>
          </table:table-cell>
          <table:table-cell office:value-type="float" office:value="-2.800002" calcext:value-type="float">
            <text:p>-2,800002</text:p>
          </table:table-cell>
          <table:table-cell office:value-type="float" office:value="4.318" calcext:value-type="float">
            <text:p>4,318</text:p>
          </table:table-cell>
          <table:table-cell office:value-type="float" office:value="-2.5841" calcext:value-type="float">
            <text:p>-2,5841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9758431" calcext:value-type="float">
            <text:p>0,9758431</text:p>
          </table:table-cell>
          <table:table-cell table:formula="of:=[.A369]-[.E369]" office:value-type="float" office:value="4.3483738" calcext:value-type="float">
            <text:p>4,3483738</text:p>
          </table:table-cell>
          <table:table-cell table:formula="of:=[.B369]-[.D369]" office:value-type="float" office:value="-0.215902" calcext:value-type="float">
            <text:p>-0,215902</text:p>
          </table:table-cell>
          <table:table-cell table:formula="of:=[.A369]-[.C369]" office:value-type="float" office:value="0.0311257000000005" calcext:value-type="float">
            <text:p>0,0311257</text:p>
          </table:table-cell>
          <table:table-cell table:formula="of:=[.G369]-[.C369]" office:value-type="float" office:value="0.0303738000000004" calcext:value-type="float">
            <text:p>0,0303738</text:p>
          </table:table-cell>
          <table:table-cell table:formula="of:=[.J369]/[.I369]" office:value-type="float" office:value="0.97584311356853" calcext:value-type="float">
            <text:p>0,9758431136</text:p>
          </table:table-cell>
          <table:table-cell table:formula="of:=[.D369]+[.H369]*[.K369]" office:value-type="float" office:value="-2.79478647990567" calcext:value-type="float">
            <text:p>-2,7947864799</text:p>
          </table:table-cell>
        </table:table-row>
        <table:table-row table:style-name="ro1">
          <table:table-cell office:value-type="float" office:value="4.3516326" calcext:value-type="float">
            <text:p>4,3516326</text:p>
          </table:table-cell>
          <table:table-cell office:value-type="float" office:value="-2.800002" calcext:value-type="float">
            <text:p>-2,800002</text:p>
          </table:table-cell>
          <table:table-cell office:value-type="float" office:value="4.348" calcext:value-type="float">
            <text:p>4,348</text:p>
          </table:table-cell>
          <table:table-cell office:value-type="float" office:value="-3.010688" calcext:value-type="float">
            <text:p>-3,010688</text:p>
          </table:table-cell>
          <table:table-cell office:value-type="float" office:value="0.00075165" calcext:value-type="float">
            <text:p>0,00075165</text:p>
          </table:table-cell>
          <table:table-cell office:value-type="float" office:value="0.7930821" calcext:value-type="float">
            <text:p>0,7930821</text:p>
          </table:table-cell>
          <table:table-cell table:formula="of:=[.A370]-[.E370]" office:value-type="float" office:value="4.35088095" calcext:value-type="float">
            <text:p>4,35088095</text:p>
          </table:table-cell>
          <table:table-cell table:formula="of:=[.B370]-[.D370]" office:value-type="float" office:value="0.210686" calcext:value-type="float">
            <text:p>0,210686</text:p>
          </table:table-cell>
          <table:table-cell table:formula="of:=[.A370]-[.C370]" office:value-type="float" office:value="0.00363260000000043" calcext:value-type="float">
            <text:p>0,0036326</text:p>
          </table:table-cell>
          <table:table-cell table:formula="of:=[.G370]-[.C370]" office:value-type="float" office:value="0.00288095000000066" calcext:value-type="float">
            <text:p>0,00288095</text:p>
          </table:table-cell>
          <table:table-cell table:formula="of:=[.J370]/[.I370]" office:value-type="float" office:value="0.793082089963199" calcext:value-type="float">
            <text:p>0,79308209</text:p>
          </table:table-cell>
          <table:table-cell table:formula="of:=[.D370]+[.H370]*[.K370]" office:value-type="float" office:value="-2.84359670679401" calcext:value-type="float">
            <text:p>-2,8435967068</text:p>
          </table:table-cell>
        </table:table-row>
        <table:table-row table:style-name="ro1">
          <table:table-cell office:value-type="float" office:value="4.3536379" calcext:value-type="float">
            <text:p>4,3536379</text:p>
          </table:table-cell>
          <table:table-cell office:value-type="float" office:value="-2.800002" calcext:value-type="float">
            <text:p>-2,800002</text:p>
          </table:table-cell>
          <table:table-cell office:value-type="float" office:value="4.351" calcext:value-type="float">
            <text:p>4,351</text:p>
          </table:table-cell>
          <table:table-cell office:value-type="float" office:value="-2.63291" calcext:value-type="float">
            <text:p>-2,63291</text:p>
          </table:table-cell>
          <table:table-cell office:value-type="float" office:value="0.00075165" calcext:value-type="float">
            <text:p>0,00075165</text:p>
          </table:table-cell>
          <table:table-cell office:value-type="float" office:value="0.7150574" calcext:value-type="float">
            <text:p>0,7150574</text:p>
          </table:table-cell>
          <table:table-cell table:formula="of:=[.A371]-[.E371]" office:value-type="float" office:value="4.35288625" calcext:value-type="float">
            <text:p>4,35288625</text:p>
          </table:table-cell>
          <table:table-cell table:formula="of:=[.B371]-[.D371]" office:value-type="float" office:value="-0.167092" calcext:value-type="float">
            <text:p>-0,167092</text:p>
          </table:table-cell>
          <table:table-cell table:formula="of:=[.A371]-[.C371]" office:value-type="float" office:value="0.00263789999999986" calcext:value-type="float">
            <text:p>0,0026379</text:p>
          </table:table-cell>
          <table:table-cell table:formula="of:=[.G371]-[.C371]" office:value-type="float" office:value="0.00188625000000009" calcext:value-type="float">
            <text:p>0,00188625</text:p>
          </table:table-cell>
          <table:table-cell table:formula="of:=[.J371]/[.I371]" office:value-type="float" office:value="0.715057432048292" calcext:value-type="float">
            <text:p>0,715057432</text:p>
          </table:table-cell>
          <table:table-cell table:formula="of:=[.D371]+[.H371]*[.K371]" office:value-type="float" office:value="-2.75239037643581" calcext:value-type="float">
            <text:p>-2,7523903764</text:p>
          </table:table-cell>
        </table:table-row>
        <table:table-row table:style-name="ro1">
          <table:table-cell office:value-type="float" office:value="4.354641" calcext:value-type="float">
            <text:p>4,354641</text:p>
          </table:table-cell>
          <table:table-cell office:value-type="float" office:value="-2.800002" calcext:value-type="float">
            <text:p>-2,800002</text:p>
          </table:table-cell>
          <table:table-cell office:value-type="float" office:value="4.353" calcext:value-type="float">
            <text:p>4,353</text:p>
          </table:table-cell>
          <table:table-cell office:value-type="float" office:value="-2.919482" calcext:value-type="float">
            <text:p>-2,919482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8471664" calcext:value-type="float">
            <text:p>0,8471664</text:p>
          </table:table-cell>
          <table:table-cell table:formula="of:=[.A372]-[.E372]" office:value-type="float" office:value="4.3543902" calcext:value-type="float">
            <text:p>4,3543902</text:p>
          </table:table-cell>
          <table:table-cell table:formula="of:=[.B372]-[.D372]" office:value-type="float" office:value="0.11948" calcext:value-type="float">
            <text:p>0,11948</text:p>
          </table:table-cell>
          <table:table-cell table:formula="of:=[.A372]-[.C372]" office:value-type="float" office:value="0.00164100000000023" calcext:value-type="float">
            <text:p>0,001641</text:p>
          </table:table-cell>
          <table:table-cell table:formula="of:=[.G372]-[.C372]" office:value-type="float" office:value="0.00139020000000034" calcext:value-type="float">
            <text:p>0,0013902</text:p>
          </table:table-cell>
          <table:table-cell table:formula="of:=[.J372]/[.I372]" office:value-type="float" office:value="0.847166361974497" calcext:value-type="float">
            <text:p>0,847166362</text:p>
          </table:table-cell>
          <table:table-cell table:formula="of:=[.D372]+[.H372]*[.K372]" office:value-type="float" office:value="-2.81826256307129" calcext:value-type="float">
            <text:p>-2,8182625631</text:p>
          </table:table-cell>
        </table:table-row>
        <table:table-row table:style-name="ro1">
          <table:table-cell office:value-type="float" office:value="4.3556435" calcext:value-type="float">
            <text:p>4,3556435</text:p>
          </table:table-cell>
          <table:table-cell office:value-type="float" office:value="-2.950002" calcext:value-type="float">
            <text:p>-2,950002</text:p>
          </table:table-cell>
          <table:table-cell office:value-type="float" office:value="4.354" calcext:value-type="float">
            <text:p>4,354</text:p>
          </table:table-cell>
          <table:table-cell office:value-type="float" office:value="-2.698782" calcext:value-type="float">
            <text:p>-2,698782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8473989" calcext:value-type="float">
            <text:p>0,8473989</text:p>
          </table:table-cell>
          <table:table-cell table:formula="of:=[.A373]-[.E373]" office:value-type="float" office:value="4.3553927" calcext:value-type="float">
            <text:p>4,3553927</text:p>
          </table:table-cell>
          <table:table-cell table:formula="of:=[.B373]-[.D373]" office:value-type="float" office:value="-0.25122" calcext:value-type="float">
            <text:p>-0,25122</text:p>
          </table:table-cell>
          <table:table-cell table:formula="of:=[.A373]-[.C373]" office:value-type="float" office:value="0.00164350000000013" calcext:value-type="float">
            <text:p>0,0016435</text:p>
          </table:table-cell>
          <table:table-cell table:formula="of:=[.G373]-[.C373]" office:value-type="float" office:value="0.00139270000000025" calcext:value-type="float">
            <text:p>0,0013927</text:p>
          </table:table-cell>
          <table:table-cell table:formula="of:=[.J373]/[.I373]" office:value-type="float" office:value="0.847398843930718" calcext:value-type="float">
            <text:p>0,8473988439</text:p>
          </table:table-cell>
          <table:table-cell table:formula="of:=[.D373]+[.H373]*[.K373]" office:value-type="float" office:value="-2.91166553757227" calcext:value-type="float">
            <text:p>-2,9116655376</text:p>
          </table:table-cell>
        </table:table-row>
        <table:table-row table:style-name="ro1">
          <table:table-cell office:value-type="float" office:value="4.3561448" calcext:value-type="float">
            <text:p>4,3561448</text:p>
          </table:table-cell>
          <table:table-cell office:value-type="float" office:value="-2.950002" calcext:value-type="float">
            <text:p>-2,950002</text:p>
          </table:table-cell>
          <table:table-cell office:value-type="float" office:value="4.355" calcext:value-type="float">
            <text:p>4,355</text:p>
          </table:table-cell>
          <table:table-cell office:value-type="float" office:value="-3.162885" calcext:value-type="float">
            <text:p>-3,1628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74]-[.E374]" office:value-type="float" office:value="4.3561448" calcext:value-type="float">
            <text:p>4,3561448</text:p>
          </table:table-cell>
          <table:table-cell table:formula="of:=[.B374]-[.D374]" office:value-type="float" office:value="0.212883" calcext:value-type="float">
            <text:p>0,212883</text:p>
          </table:table-cell>
          <table:table-cell table:formula="of:=[.A374]-[.C374]" office:value-type="float" office:value="0.00114479999999961" calcext:value-type="float">
            <text:p>0,0011448</text:p>
          </table:table-cell>
          <table:table-cell table:formula="of:=[.G374]-[.C374]" office:value-type="float" office:value="0.00114479999999961" calcext:value-type="float">
            <text:p>0,0011448</text:p>
          </table:table-cell>
          <table:table-cell table:formula="of:=[.J374]/[.I374]" office:value-type="float" office:value="1" calcext:value-type="float">
            <text:p>1</text:p>
          </table:table-cell>
          <table:table-cell table:formula="of:=[.D374]+[.H374]*[.K374]" office:value-type="float" office:value="-2.950002" calcext:value-type="float">
            <text:p>-2,950002</text:p>
          </table:table-cell>
        </table:table-row>
        <table:table-row table:style-name="ro1">
          <table:table-cell office:value-type="float" office:value="4.3571474" calcext:value-type="float">
            <text:p>4,3571474</text:p>
          </table:table-cell>
          <table:table-cell office:value-type="float" office:value="-2.950002" calcext:value-type="float">
            <text:p>-2,950002</text:p>
          </table:table-cell>
          <table:table-cell office:value-type="float" office:value="4.356" calcext:value-type="float">
            <text:p>4,356</text:p>
          </table:table-cell>
          <table:table-cell office:value-type="float" office:value="-2.737119" calcext:value-type="float">
            <text:p>-2,737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75]-[.E375]" office:value-type="float" office:value="4.3571474" calcext:value-type="float">
            <text:p>4,3571474</text:p>
          </table:table-cell>
          <table:table-cell table:formula="of:=[.B375]-[.D375]" office:value-type="float" office:value="-0.212883" calcext:value-type="float">
            <text:p>-0,212883</text:p>
          </table:table-cell>
          <table:table-cell table:formula="of:=[.A375]-[.C375]" office:value-type="float" office:value="0.0011473999999998" calcext:value-type="float">
            <text:p>0,0011474</text:p>
          </table:table-cell>
          <table:table-cell table:formula="of:=[.G375]-[.C375]" office:value-type="float" office:value="0.0011473999999998" calcext:value-type="float">
            <text:p>0,0011474</text:p>
          </table:table-cell>
          <table:table-cell table:formula="of:=[.J375]/[.I375]" office:value-type="float" office:value="1" calcext:value-type="float">
            <text:p>1</text:p>
          </table:table-cell>
          <table:table-cell table:formula="of:=[.D375]+[.H375]*[.K375]" office:value-type="float" office:value="-2.950002" calcext:value-type="float">
            <text:p>-2,950002</text:p>
          </table:table-cell>
        </table:table-row>
        <table:table-row table:style-name="ro1">
          <table:table-cell office:value-type="float" office:value="4.3576489" calcext:value-type="float">
            <text:p>4,3576489</text:p>
          </table:table-cell>
          <table:table-cell office:value-type="float" office:value="-2.950002" calcext:value-type="float">
            <text:p>-2,950002</text:p>
          </table:table-cell>
          <table:table-cell office:value-type="float" office:value="4.357" calcext:value-type="float">
            <text:p>4,357</text:p>
          </table:table-cell>
          <table:table-cell office:value-type="float" office:value="-3.162885" calcext:value-type="float">
            <text:p>-3,1628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76]-[.E376]" office:value-type="float" office:value="4.3576489" calcext:value-type="float">
            <text:p>4,3576489</text:p>
          </table:table-cell>
          <table:table-cell table:formula="of:=[.B376]-[.D376]" office:value-type="float" office:value="0.212883" calcext:value-type="float">
            <text:p>0,212883</text:p>
          </table:table-cell>
          <table:table-cell table:formula="of:=[.A376]-[.C376]" office:value-type="float" office:value="0.000648899999999841" calcext:value-type="float">
            <text:p>0,0006489</text:p>
          </table:table-cell>
          <table:table-cell table:formula="of:=[.G376]-[.C376]" office:value-type="float" office:value="0.000648899999999841" calcext:value-type="float">
            <text:p>0,0006489</text:p>
          </table:table-cell>
          <table:table-cell table:formula="of:=[.J376]/[.I376]" office:value-type="float" office:value="1" calcext:value-type="float">
            <text:p>1</text:p>
          </table:table-cell>
          <table:table-cell table:formula="of:=[.D376]+[.H376]*[.K376]" office:value-type="float" office:value="-2.950002" calcext:value-type="float">
            <text:p>-2,950002</text:p>
          </table:table-cell>
        </table:table-row>
        <table:table-row table:style-name="ro1">
          <table:table-cell office:value-type="float" office:value="4.389233" calcext:value-type="float">
            <text:p>4,389233</text:p>
          </table:table-cell>
          <table:table-cell office:value-type="float" office:value="-3.400002" calcext:value-type="float">
            <text:p>-3,400002</text:p>
          </table:table-cell>
          <table:table-cell office:value-type="float" office:value="4.358" calcext:value-type="float">
            <text:p>4,358</text:p>
          </table:table-cell>
          <table:table-cell office:value-type="float" office:value="-2.737119" calcext:value-type="float">
            <text:p>-2,737119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9839513" calcext:value-type="float">
            <text:p>0,9839513</text:p>
          </table:table-cell>
          <table:table-cell table:formula="of:=[.A377]-[.E377]" office:value-type="float" office:value="4.38873175" calcext:value-type="float">
            <text:p>4,38873175</text:p>
          </table:table-cell>
          <table:table-cell table:formula="of:=[.B377]-[.D377]" office:value-type="float" office:value="-0.662883" calcext:value-type="float">
            <text:p>-0,662883</text:p>
          </table:table-cell>
          <table:table-cell table:formula="of:=[.A377]-[.C377]" office:value-type="float" office:value="0.0312330000000003" calcext:value-type="float">
            <text:p>0,031233</text:p>
          </table:table-cell>
          <table:table-cell table:formula="of:=[.G377]-[.C377]" office:value-type="float" office:value="0.0307317500000002" calcext:value-type="float">
            <text:p>0,03073175</text:p>
          </table:table-cell>
          <table:table-cell table:formula="of:=[.J377]/[.I377]" office:value-type="float" office:value="0.983951269490599" calcext:value-type="float">
            <text:p>0,9839512695</text:p>
          </table:table-cell>
          <table:table-cell table:formula="of:=[.D377]+[.H377]*[.K377]" office:value-type="float" office:value="-3.38936356937374" calcext:value-type="float">
            <text:p>-3,3893635694</text:p>
          </table:table-cell>
        </table:table-row>
        <table:table-row table:style-name="ro1">
          <table:table-cell office:value-type="float" office:value="4.3902353" calcext:value-type="float">
            <text:p>4,3902353</text:p>
          </table:table-cell>
          <table:table-cell office:value-type="float" office:value="-3.400002" calcext:value-type="float">
            <text:p>-3,400002</text:p>
          </table:table-cell>
          <table:table-cell office:value-type="float" office:value="4.389" calcext:value-type="float">
            <text:p>4,389</text:p>
          </table:table-cell>
          <table:table-cell office:value-type="float" office:value="-4.052248" calcext:value-type="float">
            <text:p>-4,052248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7972153" calcext:value-type="float">
            <text:p>0,7972153</text:p>
          </table:table-cell>
          <table:table-cell table:formula="of:=[.A378]-[.E378]" office:value-type="float" office:value="4.3899848" calcext:value-type="float">
            <text:p>4,3899848</text:p>
          </table:table-cell>
          <table:table-cell table:formula="of:=[.B378]-[.D378]" office:value-type="float" office:value="0.652246" calcext:value-type="float">
            <text:p>0,652246</text:p>
          </table:table-cell>
          <table:table-cell table:formula="of:=[.A378]-[.C378]" office:value-type="float" office:value="0.00123529999999938" calcext:value-type="float">
            <text:p>0,0012353</text:p>
          </table:table-cell>
          <table:table-cell table:formula="of:=[.G378]-[.C378]" office:value-type="float" office:value="0.000984799999999453" calcext:value-type="float">
            <text:p>0,0009848</text:p>
          </table:table-cell>
          <table:table-cell table:formula="of:=[.J378]/[.I378]" office:value-type="float" office:value="0.7972152513559" calcext:value-type="float">
            <text:p>0,7972152514</text:p>
          </table:table-cell>
          <table:table-cell table:formula="of:=[.D378]+[.H378]*[.K378]" office:value-type="float" office:value="-3.53226754116412" calcext:value-type="float">
            <text:p>-3,5322675412</text:p>
          </table:table-cell>
        </table:table-row>
        <table:table-row table:style-name="ro1">
          <table:table-cell office:value-type="float" office:value="4.3907371" calcext:value-type="float">
            <text:p>4,3907371</text:p>
          </table:table-cell>
          <table:table-cell office:value-type="float" office:value="-3.400002" calcext:value-type="float">
            <text:p>-3,400002</text:p>
          </table:table-cell>
          <table:table-cell office:value-type="float" office:value="4.39" calcext:value-type="float">
            <text:p>4,39</text:p>
          </table:table-cell>
          <table:table-cell office:value-type="float" office:value="-2.880022" calcext:value-type="float">
            <text:p>-2,880022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6601547" calcext:value-type="float">
            <text:p>0,6601547</text:p>
          </table:table-cell>
          <table:table-cell table:formula="of:=[.A379]-[.E379]" office:value-type="float" office:value="4.3904866" calcext:value-type="float">
            <text:p>4,3904866</text:p>
          </table:table-cell>
          <table:table-cell table:formula="of:=[.B379]-[.D379]" office:value-type="float" office:value="-0.51998" calcext:value-type="float">
            <text:p>-0,51998</text:p>
          </table:table-cell>
          <table:table-cell table:formula="of:=[.A379]-[.C379]" office:value-type="float" office:value="0.000737100000000268" calcext:value-type="float">
            <text:p>0,0007371</text:p>
          </table:table-cell>
          <table:table-cell table:formula="of:=[.G379]-[.C379]" office:value-type="float" office:value="0.000486600000000337" calcext:value-type="float">
            <text:p>0,0004866</text:p>
          </table:table-cell>
          <table:table-cell table:formula="of:=[.J379]/[.I379]" office:value-type="float" office:value="0.660154660154877" calcext:value-type="float">
            <text:p>0,6601546602</text:p>
          </table:table-cell>
          <table:table-cell table:formula="of:=[.D379]+[.H379]*[.K379]" office:value-type="float" office:value="-3.22328922018733" calcext:value-type="float">
            <text:p>-3,2232892202</text:p>
          </table:table-cell>
        </table:table-row>
        <table:table-row table:style-name="ro1">
          <table:table-cell office:value-type="float" office:value="4.3917399" calcext:value-type="float">
            <text:p>4,3917399</text:p>
          </table:table-cell>
          <table:table-cell office:value-type="float" office:value="-3.400002" calcext:value-type="float">
            <text:p>-3,400002</text:p>
          </table:table-cell>
          <table:table-cell office:value-type="float" office:value="4.39" calcext:value-type="float">
            <text:p>4,39</text:p>
          </table:table-cell>
          <table:table-cell office:value-type="float" office:value="-3.743269" calcext:value-type="float">
            <text:p>-3,743269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560262" calcext:value-type="float">
            <text:p>0,8560262</text:p>
          </table:table-cell>
          <table:table-cell table:formula="of:=[.A380]-[.E380]" office:value-type="float" office:value="4.3914894" calcext:value-type="float">
            <text:p>4,3914894</text:p>
          </table:table-cell>
          <table:table-cell table:formula="of:=[.B380]-[.D380]" office:value-type="float" office:value="0.343267" calcext:value-type="float">
            <text:p>0,343267</text:p>
          </table:table-cell>
          <table:table-cell table:formula="of:=[.A380]-[.C380]" office:value-type="float" office:value="0.00173990000000046" calcext:value-type="float">
            <text:p>0,0017399</text:p>
          </table:table-cell>
          <table:table-cell table:formula="of:=[.G380]-[.C380]" office:value-type="float" office:value="0.00148940000000053" calcext:value-type="float">
            <text:p>0,0014894</text:p>
          </table:table-cell>
          <table:table-cell table:formula="of:=[.J380]/[.I380]" office:value-type="float" office:value="0.856026208402859" calcext:value-type="float">
            <text:p>0,8560262084</text:p>
          </table:table-cell>
          <table:table-cell table:formula="of:=[.D380]+[.H380]*[.K380]" office:value-type="float" office:value="-3.44942345152018" calcext:value-type="float">
            <text:p>-3,4494234515</text:p>
          </table:table-cell>
        </table:table-row>
        <table:table-row table:style-name="ro1">
          <table:table-cell office:value-type="float" office:value="4.3927425" calcext:value-type="float">
            <text:p>4,3927425</text:p>
          </table:table-cell>
          <table:table-cell office:value-type="float" office:value="-3.400002" calcext:value-type="float">
            <text:p>-3,400002</text:p>
          </table:table-cell>
          <table:table-cell office:value-type="float" office:value="4.391" calcext:value-type="float">
            <text:p>4,391</text:p>
          </table:table-cell>
          <table:table-cell office:value-type="float" office:value="-3.106157" calcext:value-type="float">
            <text:p>-3,106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81]-[.E381]" office:value-type="float" office:value="4.3927425" calcext:value-type="float">
            <text:p>4,3927425</text:p>
          </table:table-cell>
          <table:table-cell table:formula="of:=[.B381]-[.D381]" office:value-type="float" office:value="-0.293845" calcext:value-type="float">
            <text:p>-0,293845</text:p>
          </table:table-cell>
          <table:table-cell table:formula="of:=[.A381]-[.C381]" office:value-type="float" office:value="0.00174249999999976" calcext:value-type="float">
            <text:p>0,0017425</text:p>
          </table:table-cell>
          <table:table-cell table:formula="of:=[.G381]-[.C381]" office:value-type="float" office:value="0.00174249999999976" calcext:value-type="float">
            <text:p>0,0017425</text:p>
          </table:table-cell>
          <table:table-cell table:formula="of:=[.J381]/[.I381]" office:value-type="float" office:value="1" calcext:value-type="float">
            <text:p>1</text:p>
          </table:table-cell>
          <table:table-cell table:formula="of:=[.D381]+[.H381]*[.K381]" office:value-type="float" office:value="-3.400002" calcext:value-type="float">
            <text:p>-3,400002</text:p>
          </table:table-cell>
        </table:table-row>
        <table:table-row table:style-name="ro1">
          <table:table-cell office:value-type="float" office:value="4.4174067" calcext:value-type="float">
            <text:p>4,4174067</text:p>
          </table:table-cell>
          <table:table-cell office:value-type="float" office:value="-3.700002" calcext:value-type="float">
            <text:p>-3,700002</text:p>
          </table:table-cell>
          <table:table-cell office:value-type="float" office:value="4.393" calcext:value-type="float">
            <text:p>4,393</text:p>
          </table:table-cell>
          <table:table-cell office:value-type="float" office:value="-3.693848" calcext:value-type="float">
            <text:p>-3,6938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82]-[.E382]" office:value-type="float" office:value="4.4174067" calcext:value-type="float">
            <text:p>4,4174067</text:p>
          </table:table-cell>
          <table:table-cell table:formula="of:=[.B382]-[.D382]" office:value-type="float" office:value="-0.00615399999999999" calcext:value-type="float">
            <text:p>-0,006154</text:p>
          </table:table-cell>
          <table:table-cell table:formula="of:=[.A382]-[.C382]" office:value-type="float" office:value="0.0244067000000001" calcext:value-type="float">
            <text:p>0,0244067</text:p>
          </table:table-cell>
          <table:table-cell table:formula="of:=[.G382]-[.C382]" office:value-type="float" office:value="0.0244067000000001" calcext:value-type="float">
            <text:p>0,0244067</text:p>
          </table:table-cell>
          <table:table-cell table:formula="of:=[.J382]/[.I382]" office:value-type="float" office:value="1" calcext:value-type="float">
            <text:p>1</text:p>
          </table:table-cell>
          <table:table-cell table:formula="of:=[.D382]+[.H382]*[.K382]" office:value-type="float" office:value="-3.700002" calcext:value-type="float">
            <text:p>-3,700002</text:p>
          </table:table-cell>
        </table:table-row>
        <table:table-row table:style-name="ro1">
          <table:table-cell office:value-type="float" office:value="4.4184123" calcext:value-type="float">
            <text:p>4,4184123</text:p>
          </table:table-cell>
          <table:table-cell office:value-type="float" office:value="-3.700002" calcext:value-type="float">
            <text:p>-3,700002</text:p>
          </table:table-cell>
          <table:table-cell office:value-type="float" office:value="4.417" calcext:value-type="float">
            <text:p>4,417</text:p>
          </table:table-cell>
          <table:table-cell office:value-type="float" office:value="-3.706157" calcext:value-type="float">
            <text:p>-3,706157</text:p>
          </table:table-cell>
          <table:table-cell office:value-type="float" office:value="0.0005028" calcext:value-type="float">
            <text:p>0,0005028</text:p>
          </table:table-cell>
          <table:table-cell office:value-type="float" office:value="0.643985" calcext:value-type="float">
            <text:p>0,643985</text:p>
          </table:table-cell>
          <table:table-cell table:formula="of:=[.A383]-[.E383]" office:value-type="float" office:value="4.4179095" calcext:value-type="float">
            <text:p>4,4179095</text:p>
          </table:table-cell>
          <table:table-cell table:formula="of:=[.B383]-[.D383]" office:value-type="float" office:value="0.00615500000000013" calcext:value-type="float">
            <text:p>0,006155</text:p>
          </table:table-cell>
          <table:table-cell table:formula="of:=[.A383]-[.C383]" office:value-type="float" office:value="0.00141230000000014" calcext:value-type="float">
            <text:p>0,0014123</text:p>
          </table:table-cell>
          <table:table-cell table:formula="of:=[.G383]-[.C383]" office:value-type="float" office:value="0.000909500000000563" calcext:value-type="float">
            <text:p>0,0009095</text:p>
          </table:table-cell>
          <table:table-cell table:formula="of:=[.J383]/[.I383]" office:value-type="float" office:value="0.643984989025327" calcext:value-type="float">
            <text:p>0,643984989</text:p>
          </table:table-cell>
          <table:table-cell table:formula="of:=[.D383]+[.H383]*[.K383]" office:value-type="float" office:value="-3.70219327239255" calcext:value-type="float">
            <text:p>-3,7021932724</text:p>
          </table:table-cell>
        </table:table-row>
        <table:table-row table:style-name="ro1">
          <table:table-cell office:value-type="float" office:value="4.4204189" calcext:value-type="float">
            <text:p>4,4204189</text:p>
          </table:table-cell>
          <table:table-cell office:value-type="float" office:value="-3.700002" calcext:value-type="float">
            <text:p>-3,700002</text:p>
          </table:table-cell>
          <table:table-cell office:value-type="float" office:value="4.418" calcext:value-type="float">
            <text:p>4,418</text:p>
          </table:table-cell>
          <table:table-cell office:value-type="float" office:value="-3.696039" calcext:value-type="float">
            <text:p>-3,696039</text:p>
          </table:table-cell>
          <table:table-cell office:value-type="float" office:value="0.0005028" calcext:value-type="float">
            <text:p>0,0005028</text:p>
          </table:table-cell>
          <table:table-cell office:value-type="float" office:value="0.7921369" calcext:value-type="float">
            <text:p>0,7921369</text:p>
          </table:table-cell>
          <table:table-cell table:formula="of:=[.A384]-[.E384]" office:value-type="float" office:value="4.4199161" calcext:value-type="float">
            <text:p>4,4199161</text:p>
          </table:table-cell>
          <table:table-cell table:formula="of:=[.B384]-[.D384]" office:value-type="float" office:value="-0.00396300000000016" calcext:value-type="float">
            <text:p>-0,003963</text:p>
          </table:table-cell>
          <table:table-cell table:formula="of:=[.A384]-[.C384]" office:value-type="float" office:value="0.00241889999999945" calcext:value-type="float">
            <text:p>0,0024189</text:p>
          </table:table-cell>
          <table:table-cell table:formula="of:=[.G384]-[.C384]" office:value-type="float" office:value="0.00191609999999987" calcext:value-type="float">
            <text:p>0,0019161</text:p>
          </table:table-cell>
          <table:table-cell table:formula="of:=[.J384]/[.I384]" office:value-type="float" office:value="0.792136921741413" calcext:value-type="float">
            <text:p>0,7921369217</text:p>
          </table:table-cell>
          <table:table-cell table:formula="of:=[.D384]+[.H384]*[.K384]" office:value-type="float" office:value="-3.69917823862086" calcext:value-type="float">
            <text:p>-3,6991782386</text:p>
          </table:table-cell>
        </table:table-row>
        <table:table-row table:style-name="ro1">
          <table:table-cell office:value-type="float" office:value="4.4234273" calcext:value-type="float">
            <text:p>4,4234273</text:p>
          </table:table-cell>
          <table:table-cell office:value-type="float" office:value="-3.850003" calcext:value-type="float">
            <text:p>-3,850003</text:p>
          </table:table-cell>
          <table:table-cell office:value-type="float" office:value="4.42" calcext:value-type="float">
            <text:p>4,42</text:p>
          </table:table-cell>
          <table:table-cell office:value-type="float" office:value="-3.703142" calcext:value-type="float">
            <text:p>-3,703142</text:p>
          </table:table-cell>
          <table:table-cell office:value-type="float" office:value="0.0005028" calcext:value-type="float">
            <text:p>0,0005028</text:p>
          </table:table-cell>
          <table:table-cell office:value-type="float" office:value="0.8532956" calcext:value-type="float">
            <text:p>0,8532956</text:p>
          </table:table-cell>
          <table:table-cell table:formula="of:=[.A385]-[.E385]" office:value-type="float" office:value="4.4229245" calcext:value-type="float">
            <text:p>4,4229245</text:p>
          </table:table-cell>
          <table:table-cell table:formula="of:=[.B385]-[.D385]" office:value-type="float" office:value="-0.146861" calcext:value-type="float">
            <text:p>-0,146861</text:p>
          </table:table-cell>
          <table:table-cell table:formula="of:=[.A385]-[.C385]" office:value-type="float" office:value="0.00342730000000024" calcext:value-type="float">
            <text:p>0,0034273</text:p>
          </table:table-cell>
          <table:table-cell table:formula="of:=[.G385]-[.C385]" office:value-type="float" office:value="0.00292450000000066" calcext:value-type="float">
            <text:p>0,0029245</text:p>
          </table:table-cell>
          <table:table-cell table:formula="of:=[.J385]/[.I385]" office:value-type="float" office:value="0.853295597117397" calcext:value-type="float">
            <text:p>0,8532955971</text:p>
          </table:table-cell>
          <table:table-cell table:formula="of:=[.D385]+[.H385]*[.K385]" office:value-type="float" office:value="-3.82845784468826" calcext:value-type="float">
            <text:p>-3,8284578447</text:p>
          </table:table-cell>
        </table:table-row>
        <table:table-row table:style-name="ro1">
          <table:table-cell office:value-type="float" office:value="4.4509584" calcext:value-type="float">
            <text:p>4,4509584</text:p>
          </table:table-cell>
          <table:table-cell office:value-type="float" office:value="-4.150002" calcext:value-type="float">
            <text:p>-4,150002</text:p>
          </table:table-cell>
          <table:table-cell office:value-type="float" office:value="4.423" calcext:value-type="float">
            <text:p>4,423</text:p>
          </table:table-cell>
          <table:table-cell office:value-type="float" office:value="-3.975318" calcext:value-type="float">
            <text:p>-3,975318</text:p>
          </table:table-cell>
          <table:table-cell office:value-type="float" office:value="0.00050105" calcext:value-type="float">
            <text:p>0,00050105</text:p>
          </table:table-cell>
          <table:table-cell office:value-type="float" office:value="0.9820787" calcext:value-type="float">
            <text:p>0,9820787</text:p>
          </table:table-cell>
          <table:table-cell table:formula="of:=[.A386]-[.E386]" office:value-type="float" office:value="4.45045735" calcext:value-type="float">
            <text:p>4,45045735</text:p>
          </table:table-cell>
          <table:table-cell table:formula="of:=[.B386]-[.D386]" office:value-type="float" office:value="-0.174684" calcext:value-type="float">
            <text:p>-0,174684</text:p>
          </table:table-cell>
          <table:table-cell table:formula="of:=[.A386]-[.C386]" office:value-type="float" office:value="0.0279584000000002" calcext:value-type="float">
            <text:p>0,0279584</text:p>
          </table:table-cell>
          <table:table-cell table:formula="of:=[.G386]-[.C386]" office:value-type="float" office:value="0.0274573500000006" calcext:value-type="float">
            <text:p>0,02745735</text:p>
          </table:table-cell>
          <table:table-cell table:formula="of:=[.J386]/[.I386]" office:value-type="float" office:value="0.982078731257885" calcext:value-type="float">
            <text:p>0,9820787313</text:p>
          </table:table-cell>
          <table:table-cell table:formula="of:=[.D386]+[.H386]*[.K386]" office:value-type="float" office:value="-4.14687144109105" calcext:value-type="float">
            <text:p>-4,1468714411</text:p>
          </table:table-cell>
        </table:table-row>
        <table:table-row table:style-name="ro1">
          <table:table-cell office:value-type="float" office:value="4.4529637" calcext:value-type="float">
            <text:p>4,4529637</text:p>
          </table:table-cell>
          <table:table-cell office:value-type="float" office:value="-4.150002" calcext:value-type="float">
            <text:p>-4,150002</text:p>
          </table:table-cell>
          <table:table-cell office:value-type="float" office:value="4.45" calcext:value-type="float">
            <text:p>4,45</text:p>
          </table:table-cell>
          <table:table-cell office:value-type="float" office:value="-4.321557" calcext:value-type="float">
            <text:p>-4,321557</text:p>
          </table:table-cell>
          <table:table-cell office:value-type="float" office:value="0.00050105" calcext:value-type="float">
            <text:p>0,00050105</text:p>
          </table:table-cell>
          <table:table-cell office:value-type="float" office:value="0.8309377" calcext:value-type="float">
            <text:p>0,8309377</text:p>
          </table:table-cell>
          <table:table-cell table:formula="of:=[.A387]-[.E387]" office:value-type="float" office:value="4.45246265" calcext:value-type="float">
            <text:p>4,45246265</text:p>
          </table:table-cell>
          <table:table-cell table:formula="of:=[.B387]-[.D387]" office:value-type="float" office:value="0.171555000000001" calcext:value-type="float">
            <text:p>0,171555</text:p>
          </table:table-cell>
          <table:table-cell table:formula="of:=[.A387]-[.C387]" office:value-type="float" office:value="0.00296369999999957" calcext:value-type="float">
            <text:p>0,0029637</text:p>
          </table:table-cell>
          <table:table-cell table:formula="of:=[.G387]-[.C387]" office:value-type="float" office:value="0.00246265000000001" calcext:value-type="float">
            <text:p>0,00246265</text:p>
          </table:table-cell>
          <table:table-cell table:formula="of:=[.J387]/[.I387]" office:value-type="float" office:value="0.83093767925241" calcext:value-type="float">
            <text:p>0,8309376793</text:p>
          </table:table-cell>
          <table:table-cell table:formula="of:=[.D387]+[.H387]*[.K387]" office:value-type="float" office:value="-4.17900548643585" calcext:value-type="float">
            <text:p>-4,1790054864</text:p>
          </table:table-cell>
        </table:table-row>
        <table:table-row table:style-name="ro1">
          <table:table-cell office:value-type="float" office:value="4.4549691" calcext:value-type="float">
            <text:p>4,4549691</text:p>
          </table:table-cell>
          <table:table-cell office:value-type="float" office:value="-4.150002" calcext:value-type="float">
            <text:p>-4,150002</text:p>
          </table:table-cell>
          <table:table-cell office:value-type="float" office:value="4.452" calcext:value-type="float">
            <text:p>4,452</text:p>
          </table:table-cell>
          <table:table-cell office:value-type="float" office:value="-4.007452" calcext:value-type="float">
            <text:p>-4,007452</text:p>
          </table:table-cell>
          <table:table-cell office:value-type="float" office:value="0.00050105" calcext:value-type="float">
            <text:p>0,00050105</text:p>
          </table:table-cell>
          <table:table-cell office:value-type="float" office:value="0.8312452" calcext:value-type="float">
            <text:p>0,8312452</text:p>
          </table:table-cell>
          <table:table-cell table:formula="of:=[.A388]-[.E388]" office:value-type="float" office:value="4.45446805" calcext:value-type="float">
            <text:p>4,45446805</text:p>
          </table:table-cell>
          <table:table-cell table:formula="of:=[.B388]-[.D388]" office:value-type="float" office:value="-0.14255" calcext:value-type="float">
            <text:p>-0,14255</text:p>
          </table:table-cell>
          <table:table-cell table:formula="of:=[.A388]-[.C388]" office:value-type="float" office:value="0.00296909999999961" calcext:value-type="float">
            <text:p>0,0029691</text:p>
          </table:table-cell>
          <table:table-cell table:formula="of:=[.G388]-[.C388]" office:value-type="float" office:value="0.00246805000000005" calcext:value-type="float">
            <text:p>0,00246805</text:p>
          </table:table-cell>
          <table:table-cell table:formula="of:=[.J388]/[.I388]" office:value-type="float" office:value="0.831245158465655" calcext:value-type="float">
            <text:p>0,8312451585</text:p>
          </table:table-cell>
          <table:table-cell table:formula="of:=[.D388]+[.H388]*[.K388]" office:value-type="float" office:value="-4.12594599733928" calcext:value-type="float">
            <text:p>-4,1259459973</text:p>
          </table:table-cell>
        </table:table-row>
        <table:table-row table:style-name="ro1">
          <table:table-cell office:value-type="float" office:value="4.4564737" calcext:value-type="float">
            <text:p>4,4564737</text:p>
          </table:table-cell>
          <table:table-cell office:value-type="float" office:value="-4.300003" calcext:value-type="float">
            <text:p>-4,300003</text:p>
          </table:table-cell>
          <table:table-cell office:value-type="float" office:value="4.454" calcext:value-type="float">
            <text:p>4,454</text:p>
          </table:table-cell>
          <table:table-cell office:value-type="float" office:value="-4.268497" calcext:value-type="float">
            <text:p>-4,268497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8986134" calcext:value-type="float">
            <text:p>0,8986134</text:p>
          </table:table-cell>
          <table:table-cell table:formula="of:=[.A389]-[.E389]" office:value-type="float" office:value="4.4562229" calcext:value-type="float">
            <text:p>4,4562229</text:p>
          </table:table-cell>
          <table:table-cell table:formula="of:=[.B389]-[.D389]" office:value-type="float" office:value="-0.0315060000000003" calcext:value-type="float">
            <text:p>-0,031506</text:p>
          </table:table-cell>
          <table:table-cell table:formula="of:=[.A389]-[.C389]" office:value-type="float" office:value="0.00247370000000036" calcext:value-type="float">
            <text:p>0,0024737</text:p>
          </table:table-cell>
          <table:table-cell table:formula="of:=[.G389]-[.C389]" office:value-type="float" office:value="0.00222290000000047" calcext:value-type="float">
            <text:p>0,0022229</text:p>
          </table:table-cell>
          <table:table-cell table:formula="of:=[.J389]/[.I389]" office:value-type="float" office:value="0.898613413105935" calcext:value-type="float">
            <text:p>0,8986134131</text:p>
          </table:table-cell>
          <table:table-cell table:formula="of:=[.D389]+[.H389]*[.K389]" office:value-type="float" office:value="-4.29680871419332" calcext:value-type="float">
            <text:p>-4,2968087142</text:p>
          </table:table-cell>
        </table:table-row>
        <table:table-row table:style-name="ro1">
          <table:table-cell office:value-type="float" office:value="4.4569747" calcext:value-type="float">
            <text:p>4,4569747</text:p>
          </table:table-cell>
          <table:table-cell office:value-type="float" office:value="-4.300003" calcext:value-type="float">
            <text:p>-4,300003</text:p>
          </table:table-cell>
          <table:table-cell office:value-type="float" office:value="4.456" calcext:value-type="float">
            <text:p>4,456</text:p>
          </table:table-cell>
          <table:table-cell office:value-type="float" office:value="-4.328313" calcext:value-type="float">
            <text:p>-4,328313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7426901" calcext:value-type="float">
            <text:p>0,7426901</text:p>
          </table:table-cell>
          <table:table-cell table:formula="of:=[.A390]-[.E390]" office:value-type="float" office:value="4.4567239" calcext:value-type="float">
            <text:p>4,4567239</text:p>
          </table:table-cell>
          <table:table-cell table:formula="of:=[.B390]-[.D390]" office:value-type="float" office:value="0.0283099999999994" calcext:value-type="float">
            <text:p>0,02831</text:p>
          </table:table-cell>
          <table:table-cell table:formula="of:=[.A390]-[.C390]" office:value-type="float" office:value="0.000974699999999551" calcext:value-type="float">
            <text:p>0,0009747</text:p>
          </table:table-cell>
          <table:table-cell table:formula="of:=[.G390]-[.C390]" office:value-type="float" office:value="0.000723899999999667" calcext:value-type="float">
            <text:p>0,0007239</text:p>
          </table:table-cell>
          <table:table-cell table:formula="of:=[.J390]/[.I390]" office:value-type="float" office:value="0.742690058479532" calcext:value-type="float">
            <text:p>0,7426900585</text:p>
          </table:table-cell>
          <table:table-cell table:formula="of:=[.D390]+[.H390]*[.K390]" office:value-type="float" office:value="-4.30728744444444" calcext:value-type="float">
            <text:p>-4,3072874444</text:p>
          </table:table-cell>
        </table:table-row>
        <table:table-row table:style-name="ro1">
          <table:table-cell office:value-type="float" office:value="4.4579785" calcext:value-type="float">
            <text:p>4,4579785</text:p>
          </table:table-cell>
          <table:table-cell office:value-type="float" office:value="-4.300003" calcext:value-type="float">
            <text:p>-4,300003</text:p>
          </table:table-cell>
          <table:table-cell office:value-type="float" office:value="4.457" calcext:value-type="float">
            <text:p>4,457</text:p>
          </table:table-cell>
          <table:table-cell office:value-type="float" office:value="-4.278976" calcext:value-type="float">
            <text:p>-4,2789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91]-[.E391]" office:value-type="float" office:value="4.4579785" calcext:value-type="float">
            <text:p>4,4579785</text:p>
          </table:table-cell>
          <table:table-cell table:formula="of:=[.B391]-[.D391]" office:value-type="float" office:value="-0.0210270000000001" calcext:value-type="float">
            <text:p>-0,021027</text:p>
          </table:table-cell>
          <table:table-cell table:formula="of:=[.A391]-[.C391]" office:value-type="float" office:value="0.000978500000000437" calcext:value-type="float">
            <text:p>0,0009785</text:p>
          </table:table-cell>
          <table:table-cell table:formula="of:=[.G391]-[.C391]" office:value-type="float" office:value="0.000978500000000437" calcext:value-type="float">
            <text:p>0,0009785</text:p>
          </table:table-cell>
          <table:table-cell table:formula="of:=[.J391]/[.I391]" office:value-type="float" office:value="1" calcext:value-type="float">
            <text:p>1</text:p>
          </table:table-cell>
          <table:table-cell table:formula="of:=[.D391]+[.H391]*[.K391]" office:value-type="float" office:value="-4.300003" calcext:value-type="float">
            <text:p>-4,300003</text:p>
          </table:table-cell>
        </table:table-row>
        <table:table-row table:style-name="ro1">
          <table:table-cell office:value-type="float" office:value="4.4845484" calcext:value-type="float">
            <text:p>4,4845484</text:p>
          </table:table-cell>
          <table:table-cell office:value-type="float" office:value="-4.600003" calcext:value-type="float">
            <text:p>-4,600003</text:p>
          </table:table-cell>
          <table:table-cell office:value-type="float" office:value="4.458" calcext:value-type="float">
            <text:p>4,458</text:p>
          </table:table-cell>
          <table:table-cell office:value-type="float" office:value="-4.321029" calcext:value-type="float">
            <text:p>-4,3210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92]-[.E392]" office:value-type="float" office:value="4.4845484" calcext:value-type="float">
            <text:p>4,4845484</text:p>
          </table:table-cell>
          <table:table-cell table:formula="of:=[.B392]-[.D392]" office:value-type="float" office:value="-0.278974" calcext:value-type="float">
            <text:p>-0,278974</text:p>
          </table:table-cell>
          <table:table-cell table:formula="of:=[.A392]-[.C392]" office:value-type="float" office:value="0.0265483999999994" calcext:value-type="float">
            <text:p>0,0265484</text:p>
          </table:table-cell>
          <table:table-cell table:formula="of:=[.G392]-[.C392]" office:value-type="float" office:value="0.0265483999999994" calcext:value-type="float">
            <text:p>0,0265484</text:p>
          </table:table-cell>
          <table:table-cell table:formula="of:=[.J392]/[.I392]" office:value-type="float" office:value="1" calcext:value-type="float">
            <text:p>1</text:p>
          </table:table-cell>
          <table:table-cell table:formula="of:=[.D392]+[.H392]*[.K392]" office:value-type="float" office:value="-4.600003" calcext:value-type="float">
            <text:p>-4,600003</text:p>
          </table:table-cell>
        </table:table-row>
        <table:table-row table:style-name="ro1">
          <table:table-cell office:value-type="float" office:value="4.4860522" calcext:value-type="float">
            <text:p>4,4860522</text:p>
          </table:table-cell>
          <table:table-cell office:value-type="float" office:value="-4.600003" calcext:value-type="float">
            <text:p>-4,600003</text:p>
          </table:table-cell>
          <table:table-cell office:value-type="float" office:value="4.485" calcext:value-type="float">
            <text:p>4,485</text:p>
          </table:table-cell>
          <table:table-cell office:value-type="float" office:value="-4.878977" calcext:value-type="float">
            <text:p>-4,878977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285402" calcext:value-type="float">
            <text:p>0,285402</text:p>
          </table:table-cell>
          <table:table-cell table:formula="of:=[.A393]-[.E393]" office:value-type="float" office:value="4.4853003" calcext:value-type="float">
            <text:p>4,4853003</text:p>
          </table:table-cell>
          <table:table-cell table:formula="of:=[.B393]-[.D393]" office:value-type="float" office:value="0.278974" calcext:value-type="float">
            <text:p>0,278974</text:p>
          </table:table-cell>
          <table:table-cell table:formula="of:=[.A393]-[.C393]" office:value-type="float" office:value="0.00105219999999928" calcext:value-type="float">
            <text:p>0,0010522</text:p>
          </table:table-cell>
          <table:table-cell table:formula="of:=[.G393]-[.C393]" office:value-type="float" office:value="0.000300299999999254" calcext:value-type="float">
            <text:p>0,0003003</text:p>
          </table:table-cell>
          <table:table-cell table:formula="of:=[.J393]/[.I393]" office:value-type="float" office:value="0.285402014825565" calcext:value-type="float">
            <text:p>0,2854020148</text:p>
          </table:table-cell>
          <table:table-cell table:formula="of:=[.D393]+[.H393]*[.K393]" office:value-type="float" office:value="-4.79935725831605" calcext:value-type="float">
            <text:p>-4,7993572583</text:p>
          </table:table-cell>
        </table:table-row>
        <table:table-row table:style-name="ro1">
          <table:table-cell office:value-type="float" office:value="4.4870548" calcext:value-type="float">
            <text:p>4,4870548</text:p>
          </table:table-cell>
          <table:table-cell office:value-type="float" office:value="-4.600003" calcext:value-type="float">
            <text:p>-4,600003</text:p>
          </table:table-cell>
          <table:table-cell office:value-type="float" office:value="4.485" calcext:value-type="float">
            <text:p>4,485</text:p>
          </table:table-cell>
          <table:table-cell office:value-type="float" office:value="-4.520383" calcext:value-type="float">
            <text:p>-4,520383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340763" calcext:value-type="float">
            <text:p>0,6340763</text:p>
          </table:table-cell>
          <table:table-cell table:formula="of:=[.A394]-[.E394]" office:value-type="float" office:value="4.4863029" calcext:value-type="float">
            <text:p>4,4863029</text:p>
          </table:table-cell>
          <table:table-cell table:formula="of:=[.B394]-[.D394]" office:value-type="float" office:value="-0.0796200000000002" calcext:value-type="float">
            <text:p>-0,07962</text:p>
          </table:table-cell>
          <table:table-cell table:formula="of:=[.A394]-[.C394]" office:value-type="float" office:value="0.0020547999999998" calcext:value-type="float">
            <text:p>0,0020548</text:p>
          </table:table-cell>
          <table:table-cell table:formula="of:=[.G394]-[.C394]" office:value-type="float" office:value="0.00130289999999977" calcext:value-type="float">
            <text:p>0,0013029</text:p>
          </table:table-cell>
          <table:table-cell table:formula="of:=[.J394]/[.I394]" office:value-type="float" office:value="0.634076309129793" calcext:value-type="float">
            <text:p>0,6340763091</text:p>
          </table:table-cell>
          <table:table-cell table:formula="of:=[.D394]+[.H394]*[.K394]" office:value-type="float" office:value="-4.57086815573291" calcext:value-type="float">
            <text:p>-4,5708681557</text:p>
          </table:table-cell>
        </table:table-row>
        <table:table-row table:style-name="ro1">
          <table:table-cell office:value-type="float" office:value="4.4889063" calcext:value-type="float">
            <text:p>4,4889063</text:p>
          </table:table-cell>
          <table:table-cell office:value-type="float" office:value="-4.600003" calcext:value-type="float">
            <text:p>-4,600003</text:p>
          </table:table-cell>
          <table:table-cell office:value-type="float" office:value="4.486" calcext:value-type="float">
            <text:p>4,486</text:p>
          </table:table-cell>
          <table:table-cell office:value-type="float" office:value="-4.650488" calcext:value-type="float">
            <text:p>-4,650488</text:p>
          </table:table-cell>
          <table:table-cell office:value-type="float" office:value="0.00025175" calcext:value-type="float">
            <text:p>0,00025175</text:p>
          </table:table-cell>
          <table:table-cell office:value-type="float" office:value="0.9133778" calcext:value-type="float">
            <text:p>0,9133778</text:p>
          </table:table-cell>
          <table:table-cell table:formula="of:=[.A395]-[.E395]" office:value-type="float" office:value="4.48865455" calcext:value-type="float">
            <text:p>4,48865455</text:p>
          </table:table-cell>
          <table:table-cell table:formula="of:=[.B395]-[.D395]" office:value-type="float" office:value="0.0504850000000001" calcext:value-type="float">
            <text:p>0,050485</text:p>
          </table:table-cell>
          <table:table-cell table:formula="of:=[.A395]-[.C395]" office:value-type="float" office:value="0.00290630000000025" calcext:value-type="float">
            <text:p>0,0029063</text:p>
          </table:table-cell>
          <table:table-cell table:formula="of:=[.G395]-[.C395]" office:value-type="float" office:value="0.00265454999999992" calcext:value-type="float">
            <text:p>0,00265455</text:p>
          </table:table-cell>
          <table:table-cell table:formula="of:=[.J395]/[.I395]" office:value-type="float" office:value="0.913377834359734" calcext:value-type="float">
            <text:p>0,9133778344</text:p>
          </table:table-cell>
          <table:table-cell table:formula="of:=[.D395]+[.H395]*[.K395]" office:value-type="float" office:value="-4.60437612003235" calcext:value-type="float">
            <text:p>-4,60437612</text:p>
          </table:table-cell>
        </table:table-row>
        <table:table-row table:style-name="ro1">
          <table:table-cell office:value-type="float" office:value="4.4894079" calcext:value-type="float">
            <text:p>4,4894079</text:p>
          </table:table-cell>
          <table:table-cell office:value-type="float" office:value="-4.750003" calcext:value-type="float">
            <text:p>-4,750003</text:p>
          </table:table-cell>
          <table:table-cell office:value-type="float" office:value="4.489" calcext:value-type="float">
            <text:p>4,489</text:p>
          </table:table-cell>
          <table:table-cell office:value-type="float" office:value="-4.553891" calcext:value-type="float">
            <text:p>-4,553891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3851435" calcext:value-type="float">
            <text:p>0,3851435</text:p>
          </table:table-cell>
          <table:table-cell table:formula="of:=[.A396]-[.E396]" office:value-type="float" office:value="4.4891571" calcext:value-type="float">
            <text:p>4,4891571</text:p>
          </table:table-cell>
          <table:table-cell table:formula="of:=[.B396]-[.D396]" office:value-type="float" office:value="-0.196111999999999" calcext:value-type="float">
            <text:p>-0,196112</text:p>
          </table:table-cell>
          <table:table-cell table:formula="of:=[.A396]-[.C396]" office:value-type="float" office:value="0.000407899999999906" calcext:value-type="float">
            <text:p>0,0004079</text:p>
          </table:table-cell>
          <table:table-cell table:formula="of:=[.G396]-[.C396]" office:value-type="float" office:value="0.000157100000000021" calcext:value-type="float">
            <text:p>0,0001571</text:p>
          </table:table-cell>
          <table:table-cell table:formula="of:=[.J396]/[.I396]" office:value-type="float" office:value="0.385143417504431" calcext:value-type="float">
            <text:p>0,3851434175</text:p>
          </table:table-cell>
          <table:table-cell table:formula="of:=[.D396]+[.H396]*[.K396]" office:value-type="float" office:value="-4.62942224589363" calcext:value-type="float">
            <text:p>-4,6294222459</text:p>
          </table:table-cell>
        </table:table-row>
        <table:table-row table:style-name="ro1">
          <table:table-cell office:value-type="float" office:value="4.4904102" calcext:value-type="float">
            <text:p>4,4904102</text:p>
          </table:table-cell>
          <table:table-cell office:value-type="float" office:value="-4.750003" calcext:value-type="float">
            <text:p>-4,750003</text:p>
          </table:table-cell>
          <table:table-cell office:value-type="float" office:value="4.489" calcext:value-type="float">
            <text:p>4,489</text:p>
          </table:table-cell>
          <table:table-cell office:value-type="float" office:value="-4.825534" calcext:value-type="float">
            <text:p>-4,825534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8221529" calcext:value-type="float">
            <text:p>0,8221529</text:p>
          </table:table-cell>
          <table:table-cell table:formula="of:=[.A397]-[.E397]" office:value-type="float" office:value="4.4901594" calcext:value-type="float">
            <text:p>4,4901594</text:p>
          </table:table-cell>
          <table:table-cell table:formula="of:=[.B397]-[.D397]" office:value-type="float" office:value="0.0755310000000007" calcext:value-type="float">
            <text:p>0,075531</text:p>
          </table:table-cell>
          <table:table-cell table:formula="of:=[.A397]-[.C397]" office:value-type="float" office:value="0.00141020000000047" calcext:value-type="float">
            <text:p>0,0014102</text:p>
          </table:table-cell>
          <table:table-cell table:formula="of:=[.G397]-[.C397]" office:value-type="float" office:value="0.00115940000000059" calcext:value-type="float">
            <text:p>0,0011594</text:p>
          </table:table-cell>
          <table:table-cell table:formula="of:=[.J397]/[.I397]" office:value-type="float" office:value="0.822152886115586" calcext:value-type="float">
            <text:p>0,8221528861</text:p>
          </table:table-cell>
          <table:table-cell table:formula="of:=[.D397]+[.H397]*[.K397]" office:value-type="float" office:value="-4.7634359703588" calcext:value-type="float">
            <text:p>-4,7634359704</text:p>
          </table:table-cell>
        </table:table-row>
        <table:table-row table:style-name="ro1">
          <table:table-cell office:value-type="float" office:value="4.5174389" calcext:value-type="float">
            <text:p>4,5174389</text:p>
          </table:table-cell>
          <table:table-cell office:value-type="float" office:value="-5.050003" calcext:value-type="float">
            <text:p>-5,050003</text:p>
          </table:table-cell>
          <table:table-cell office:value-type="float" office:value="4.49" calcext:value-type="float">
            <text:p>4,49</text:p>
          </table:table-cell>
          <table:table-cell office:value-type="float" office:value="-4.687904" calcext:value-type="float">
            <text:p>-4,687904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9908597" calcext:value-type="float">
            <text:p>0,9908597</text:p>
          </table:table-cell>
          <table:table-cell table:formula="of:=[.A398]-[.E398]" office:value-type="float" office:value="4.5171881" calcext:value-type="float">
            <text:p>4,5171881</text:p>
          </table:table-cell>
          <table:table-cell table:formula="of:=[.B398]-[.D398]" office:value-type="float" office:value="-0.362099000000001" calcext:value-type="float">
            <text:p>-0,362099</text:p>
          </table:table-cell>
          <table:table-cell table:formula="of:=[.A398]-[.C398]" office:value-type="float" office:value="0.0274388999999999" calcext:value-type="float">
            <text:p>0,0274389</text:p>
          </table:table-cell>
          <table:table-cell table:formula="of:=[.G398]-[.C398]" office:value-type="float" office:value="0.0271881" calcext:value-type="float">
            <text:p>0,0271881</text:p>
          </table:table-cell>
          <table:table-cell table:formula="of:=[.J398]/[.I398]" office:value-type="float" office:value="0.990859691897274" calcext:value-type="float">
            <text:p>0,9908596919</text:p>
          </table:table-cell>
          <table:table-cell table:formula="of:=[.D398]+[.H398]*[.K398]" office:value-type="float" office:value="-5.04669330357631" calcext:value-type="float">
            <text:p>-5,0466933036</text:p>
          </table:table-cell>
        </table:table-row>
        <table:table-row table:style-name="ro1">
          <table:table-cell office:value-type="float" office:value="4.5204504" calcext:value-type="float">
            <text:p>4,5204504</text:p>
          </table:table-cell>
          <table:table-cell office:value-type="float" office:value="-5.050003" calcext:value-type="float">
            <text:p>-5,050003</text:p>
          </table:table-cell>
          <table:table-cell office:value-type="float" office:value="4.517" calcext:value-type="float">
            <text:p>4,517</text:p>
          </table:table-cell>
          <table:table-cell office:value-type="float" office:value="-5.408792" calcext:value-type="float">
            <text:p>-5,408792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9273128" calcext:value-type="float">
            <text:p>0,9273128</text:p>
          </table:table-cell>
          <table:table-cell table:formula="of:=[.A399]-[.E399]" office:value-type="float" office:value="4.5201996" calcext:value-type="float">
            <text:p>4,5201996</text:p>
          </table:table-cell>
          <table:table-cell table:formula="of:=[.B399]-[.D399]" office:value-type="float" office:value="0.358789" calcext:value-type="float">
            <text:p>0,358789</text:p>
          </table:table-cell>
          <table:table-cell table:formula="of:=[.A399]-[.C399]" office:value-type="float" office:value="0.0034503999999993" calcext:value-type="float">
            <text:p>0,0034504</text:p>
          </table:table-cell>
          <table:table-cell table:formula="of:=[.G399]-[.C399]" office:value-type="float" office:value="0.00319959999999941" calcext:value-type="float">
            <text:p>0,0031996</text:p>
          </table:table-cell>
          <table:table-cell table:formula="of:=[.J399]/[.I399]" office:value-type="float" office:value="0.927312775330415" calcext:value-type="float">
            <text:p>0,9273127753</text:p>
          </table:table-cell>
          <table:table-cell table:formula="of:=[.D399]+[.H399]*[.K399]" office:value-type="float" office:value="-5.07608237665198" calcext:value-type="float">
            <text:p>-5,0760823767</text:p>
          </table:table-cell>
        </table:table-row>
        <table:table-row table:style-name="ro1">
          <table:table-cell office:value-type="float" office:value="4.5224557" calcext:value-type="float">
            <text:p>4,5224557</text:p>
          </table:table-cell>
          <table:table-cell office:value-type="float" office:value="-5" calcext:value-type="float">
            <text:p>-5</text:p>
          </table:table-cell>
          <table:table-cell office:value-type="float" office:value="4.52" calcext:value-type="float">
            <text:p>4,52</text:p>
          </table:table-cell>
          <table:table-cell office:value-type="float" office:value="-4.717293" calcext:value-type="float">
            <text:p>-4,717293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938144" calcext:value-type="float">
            <text:p>0,6938144</text:p>
          </table:table-cell>
          <table:table-cell table:formula="of:=[.A400]-[.E400]" office:value-type="float" office:value="4.5217038" calcext:value-type="float">
            <text:p>4,5217038</text:p>
          </table:table-cell>
          <table:table-cell table:formula="of:=[.B400]-[.D400]" office:value-type="float" office:value="-0.282707" calcext:value-type="float">
            <text:p>-0,282707</text:p>
          </table:table-cell>
          <table:table-cell table:formula="of:=[.A400]-[.C400]" office:value-type="float" office:value="0.0024557000000005" calcext:value-type="float">
            <text:p>0,0024557</text:p>
          </table:table-cell>
          <table:table-cell table:formula="of:=[.G400]-[.C400]" office:value-type="float" office:value="0.00170380000000048" calcext:value-type="float">
            <text:p>0,0017038</text:p>
          </table:table-cell>
          <table:table-cell table:formula="of:=[.J400]/[.I400]" office:value-type="float" office:value="0.693814391008725" calcext:value-type="float">
            <text:p>0,693814391</text:p>
          </table:table-cell>
          <table:table-cell table:formula="of:=[.D400]+[.H400]*[.K400]" office:value-type="float" office:value="-4.9134391850389" calcext:value-type="float">
            <text:p>-4,913439185</text:p>
          </table:table-cell>
        </table:table-row>
        <table:table-row table:style-name="ro1">
          <table:table-cell office:value-type="float" office:value="4.5239601" calcext:value-type="float">
            <text:p>4,5239601</text:p>
          </table:table-cell>
          <table:table-cell office:value-type="float" office:value="-5" calcext:value-type="float">
            <text:p>-5</text:p>
          </table:table-cell>
          <table:table-cell office:value-type="float" office:value="4.522" calcext:value-type="float">
            <text:p>4,522</text:p>
          </table:table-cell>
          <table:table-cell office:value-type="float" office:value="-5.196146" calcext:value-type="float">
            <text:p>-5,196146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163971" calcext:value-type="float">
            <text:p>0,6163971</text:p>
          </table:table-cell>
          <table:table-cell table:formula="of:=[.A401]-[.E401]" office:value-type="float" office:value="4.5232082" calcext:value-type="float">
            <text:p>4,5232082</text:p>
          </table:table-cell>
          <table:table-cell table:formula="of:=[.B401]-[.D401]" office:value-type="float" office:value="0.196146" calcext:value-type="float">
            <text:p>0,196146</text:p>
          </table:table-cell>
          <table:table-cell table:formula="of:=[.A401]-[.C401]" office:value-type="float" office:value="0.0019600999999998" calcext:value-type="float">
            <text:p>0,0019601</text:p>
          </table:table-cell>
          <table:table-cell table:formula="of:=[.G401]-[.C401]" office:value-type="float" office:value="0.00120819999999977" calcext:value-type="float">
            <text:p>0,0012082</text:p>
          </table:table-cell>
          <table:table-cell table:formula="of:=[.J401]/[.I401]" office:value-type="float" office:value="0.616397122595732" calcext:value-type="float">
            <text:p>0,6163971226</text:p>
          </table:table-cell>
          <table:table-cell table:formula="of:=[.D401]+[.H401]*[.K401]" office:value-type="float" office:value="-5.07524216999134" calcext:value-type="float">
            <text:p>-5,07524217</text:p>
          </table:table-cell>
        </table:table-row>
        <table:table-row table:style-name="ro1">
          <table:table-cell office:value-type="float" office:value="4.5520351" calcext:value-type="float">
            <text:p>4,5520351</text:p>
          </table:table-cell>
          <table:table-cell office:value-type="float" office:value="-4.7" calcext:value-type="float">
            <text:p>-4,7</text:p>
          </table:table-cell>
          <table:table-cell office:value-type="float" office:value="4.523" calcext:value-type="float">
            <text:p>4,523</text:p>
          </table:table-cell>
          <table:table-cell office:value-type="float" office:value="-4.879096" calcext:value-type="float">
            <text:p>-4,879096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9741037" calcext:value-type="float">
            <text:p>0,9741037</text:p>
          </table:table-cell>
          <table:table-cell table:formula="of:=[.A402]-[.E402]" office:value-type="float" office:value="4.5512832" calcext:value-type="float">
            <text:p>4,5512832</text:p>
          </table:table-cell>
          <table:table-cell table:formula="of:=[.B402]-[.D402]" office:value-type="float" office:value="0.179095999999999" calcext:value-type="float">
            <text:p>0,179096</text:p>
          </table:table-cell>
          <table:table-cell table:formula="of:=[.A402]-[.C402]" office:value-type="float" office:value="0.0290351000000006" calcext:value-type="float">
            <text:p>0,0290351</text:p>
          </table:table-cell>
          <table:table-cell table:formula="of:=[.G402]-[.C402]" office:value-type="float" office:value="0.0282832000000006" calcext:value-type="float">
            <text:p>0,0282832</text:p>
          </table:table-cell>
          <table:table-cell table:formula="of:=[.J402]/[.I402]" office:value-type="float" office:value="0.974103757176658" calcext:value-type="float">
            <text:p>0,9741037572</text:p>
          </table:table-cell>
          <table:table-cell table:formula="of:=[.D402]+[.H402]*[.K402]" office:value-type="float" office:value="-4.70463791350469" calcext:value-type="float">
            <text:p>-4,7046379135</text:p>
          </table:table-cell>
        </table:table-row>
        <table:table-row table:style-name="ro1">
          <table:table-cell office:value-type="float" office:value="4.5540407" calcext:value-type="float">
            <text:p>4,5540407</text:p>
          </table:table-cell>
          <table:table-cell office:value-type="float" office:value="-4.7" calcext:value-type="float">
            <text:p>-4,7</text:p>
          </table:table-cell>
          <table:table-cell office:value-type="float" office:value="4.551" calcext:value-type="float">
            <text:p>4,551</text:p>
          </table:table-cell>
          <table:table-cell office:value-type="float" office:value="-4.525541" calcext:value-type="float">
            <text:p>-4,525541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7527214" calcext:value-type="float">
            <text:p>0,7527214</text:p>
          </table:table-cell>
          <table:table-cell table:formula="of:=[.A403]-[.E403]" office:value-type="float" office:value="4.5532888" calcext:value-type="float">
            <text:p>4,5532888</text:p>
          </table:table-cell>
          <table:table-cell table:formula="of:=[.B403]-[.D403]" office:value-type="float" office:value="-0.174459000000001" calcext:value-type="float">
            <text:p>-0,174459</text:p>
          </table:table-cell>
          <table:table-cell table:formula="of:=[.A403]-[.C403]" office:value-type="float" office:value="0.00304069999999967" calcext:value-type="float">
            <text:p>0,0030407</text:p>
          </table:table-cell>
          <table:table-cell table:formula="of:=[.G403]-[.C403]" office:value-type="float" office:value="0.00228879999999965" calcext:value-type="float">
            <text:p>0,0022888</text:p>
          </table:table-cell>
          <table:table-cell table:formula="of:=[.J403]/[.I403]" office:value-type="float" office:value="0.752721412832536" calcext:value-type="float">
            <text:p>0,7527214128</text:p>
          </table:table-cell>
          <table:table-cell table:formula="of:=[.D403]+[.H403]*[.K403]" office:value-type="float" office:value="-4.65686002496135" calcext:value-type="float">
            <text:p>-4,656860025</text:p>
          </table:table-cell>
        </table:table-row>
        <table:table-row table:style-name="ro1">
          <table:table-cell office:value-type="float" office:value="4.5560455" calcext:value-type="float">
            <text:p>4,5560455</text:p>
          </table:table-cell>
          <table:table-cell office:value-type="float" office:value="-4.55" calcext:value-type="float">
            <text:p>-4,55</text:p>
          </table:table-cell>
          <table:table-cell office:value-type="float" office:value="4.553" calcext:value-type="float">
            <text:p>4,553</text:p>
          </table:table-cell>
          <table:table-cell office:value-type="float" office:value="-4.831318" calcext:value-type="float">
            <text:p>-4,831318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7531111" calcext:value-type="float">
            <text:p>0,7531111</text:p>
          </table:table-cell>
          <table:table-cell table:formula="of:=[.A404]-[.E404]" office:value-type="float" office:value="4.5552936" calcext:value-type="float">
            <text:p>4,5552936</text:p>
          </table:table-cell>
          <table:table-cell table:formula="of:=[.B404]-[.D404]" office:value-type="float" office:value="0.281318" calcext:value-type="float">
            <text:p>0,281318</text:p>
          </table:table-cell>
          <table:table-cell table:formula="of:=[.A404]-[.C404]" office:value-type="float" office:value="0.00304549999999981" calcext:value-type="float">
            <text:p>0,0030455</text:p>
          </table:table-cell>
          <table:table-cell table:formula="of:=[.G404]-[.C404]" office:value-type="float" office:value="0.00229359999999978" calcext:value-type="float">
            <text:p>0,0022936</text:p>
          </table:table-cell>
          <table:table-cell table:formula="of:=[.J404]/[.I404]" office:value-type="float" office:value="0.753111147594788" calcext:value-type="float">
            <text:p>0,7531111476</text:p>
          </table:table-cell>
          <table:table-cell table:formula="of:=[.D404]+[.H404]*[.K404]" office:value-type="float" office:value="-4.61945427818093" calcext:value-type="float">
            <text:p>-4,6194542782</text:p>
          </table:table-cell>
        </table:table-row>
        <table:table-row table:style-name="ro1">
          <table:table-cell office:value-type="float" office:value="4.5575496" calcext:value-type="float">
            <text:p>4,5575496</text:p>
          </table:table-cell>
          <table:table-cell office:value-type="float" office:value="-4.55" calcext:value-type="float">
            <text:p>-4,55</text:p>
          </table:table-cell>
          <table:table-cell office:value-type="float" office:value="4.555" calcext:value-type="float">
            <text:p>4,555</text:p>
          </table:table-cell>
          <table:table-cell office:value-type="float" office:value="-4.338136" calcext:value-type="float">
            <text:p>-4,338136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705091" calcext:value-type="float">
            <text:p>0,705091</text:p>
          </table:table-cell>
          <table:table-cell table:formula="of:=[.A405]-[.E405]" office:value-type="float" office:value="4.5567977" calcext:value-type="float">
            <text:p>4,5567977</text:p>
          </table:table-cell>
          <table:table-cell table:formula="of:=[.B405]-[.D405]" office:value-type="float" office:value="-0.211863999999999" calcext:value-type="float">
            <text:p>-0,211864</text:p>
          </table:table-cell>
          <table:table-cell table:formula="of:=[.A405]-[.C405]" office:value-type="float" office:value="0.00254960000000004" calcext:value-type="float">
            <text:p>0,0025496</text:p>
          </table:table-cell>
          <table:table-cell table:formula="of:=[.G405]-[.C405]" office:value-type="float" office:value="0.00179770000000001" calcext:value-type="float">
            <text:p>0,0017977</text:p>
          </table:table-cell>
          <table:table-cell table:formula="of:=[.J405]/[.I405]" office:value-type="float" office:value="0.705090994665824" calcext:value-type="float">
            <text:p>0,7050909947</text:p>
          </table:table-cell>
          <table:table-cell table:formula="of:=[.D405]+[.H405]*[.K405]" office:value-type="float" office:value="-4.48751939849388" calcext:value-type="float">
            <text:p>-4,4875193985</text:p>
          </table:table-cell>
        </table:table-row>
        <table:table-row table:style-name="ro1">
          <table:table-cell office:value-type="float" office:value="4.5585527" calcext:value-type="float">
            <text:p>4,5585527</text:p>
          </table:table-cell>
          <table:table-cell office:value-type="float" office:value="-4.55" calcext:value-type="float">
            <text:p>-4,55</text:p>
          </table:table-cell>
          <table:table-cell office:value-type="float" office:value="4.557" calcext:value-type="float">
            <text:p>4,557</text:p>
          </table:table-cell>
          <table:table-cell office:value-type="float" office:value="-4.699383" calcext:value-type="float">
            <text:p>-4,699383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385715" calcext:value-type="float">
            <text:p>0,8385715</text:p>
          </table:table-cell>
          <table:table-cell table:formula="of:=[.A406]-[.E406]" office:value-type="float" office:value="4.55830205" calcext:value-type="float">
            <text:p>4,55830205</text:p>
          </table:table-cell>
          <table:table-cell table:formula="of:=[.B406]-[.D406]" office:value-type="float" office:value="0.149383" calcext:value-type="float">
            <text:p>0,149383</text:p>
          </table:table-cell>
          <table:table-cell table:formula="of:=[.A406]-[.C406]" office:value-type="float" office:value="0.00155269999999952" calcext:value-type="float">
            <text:p>0,0015527</text:p>
          </table:table-cell>
          <table:table-cell table:formula="of:=[.G406]-[.C406]" office:value-type="float" office:value="0.00130204999999961" calcext:value-type="float">
            <text:p>0,00130205</text:p>
          </table:table-cell>
          <table:table-cell table:formula="of:=[.J406]/[.I406]" office:value-type="float" office:value="0.838571520577069" calcext:value-type="float">
            <text:p>0,8385715206</text:p>
          </table:table-cell>
          <table:table-cell table:formula="of:=[.D406]+[.H406]*[.K406]" office:value-type="float" office:value="-4.57411467054164" calcext:value-type="float">
            <text:p>-4,5741146705</text:p>
          </table:table-cell>
        </table:table-row>
        <table:table-row table:style-name="ro1">
          <table:table-cell office:value-type="float" office:value="4.5860965" calcext:value-type="float">
            <text:p>4,5860965</text:p>
          </table:table-cell>
          <table:table-cell office:value-type="float" office:value="-4.25" calcext:value-type="float">
            <text:p>-4,25</text:p>
          </table:table-cell>
          <table:table-cell office:value-type="float" office:value="4.558" calcext:value-type="float">
            <text:p>4,558</text:p>
          </table:table-cell>
          <table:table-cell office:value-type="float" office:value="-4.424731" calcext:value-type="float">
            <text:p>-4,424731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1079" calcext:value-type="float">
            <text:p>0,991079</text:p>
          </table:table-cell>
          <table:table-cell table:formula="of:=[.A407]-[.E407]" office:value-type="float" office:value="4.58584585" calcext:value-type="float">
            <text:p>4,58584585</text:p>
          </table:table-cell>
          <table:table-cell table:formula="of:=[.B407]-[.D407]" office:value-type="float" office:value="0.174731" calcext:value-type="float">
            <text:p>0,174731</text:p>
          </table:table-cell>
          <table:table-cell table:formula="of:=[.A407]-[.C407]" office:value-type="float" office:value="0.0280965000000002" calcext:value-type="float">
            <text:p>0,0280965</text:p>
          </table:table-cell>
          <table:table-cell table:formula="of:=[.G407]-[.C407]" office:value-type="float" office:value="0.0278458500000003" calcext:value-type="float">
            <text:p>0,02784585</text:p>
          </table:table-cell>
          <table:table-cell table:formula="of:=[.J407]/[.I407]" office:value-type="float" office:value="0.991078960012816" calcext:value-type="float">
            <text:p>0,99107896</text:p>
          </table:table-cell>
          <table:table-cell table:formula="of:=[.D407]+[.H407]*[.K407]" office:value-type="float" office:value="-4.251558782238" calcext:value-type="float">
            <text:p>-4,2515587822</text:p>
          </table:table-cell>
        </table:table-row>
        <table:table-row table:style-name="ro1">
          <table:table-cell office:value-type="float" office:value="4.5870988" calcext:value-type="float">
            <text:p>4,5870988</text:p>
          </table:table-cell>
          <table:table-cell office:value-type="float" office:value="-4.25" calcext:value-type="float">
            <text:p>-4,25</text:p>
          </table:table-cell>
          <table:table-cell office:value-type="float" office:value="4.586" calcext:value-type="float">
            <text:p>4,586</text:p>
          </table:table-cell>
          <table:table-cell office:value-type="float" office:value="-4.076827" calcext:value-type="float">
            <text:p>-4,076827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5439116" calcext:value-type="float">
            <text:p>0,5439116</text:p>
          </table:table-cell>
          <table:table-cell table:formula="of:=[.A408]-[.E408]" office:value-type="float" office:value="4.58659765" calcext:value-type="float">
            <text:p>4,58659765</text:p>
          </table:table-cell>
          <table:table-cell table:formula="of:=[.B408]-[.D408]" office:value-type="float" office:value="-0.173173" calcext:value-type="float">
            <text:p>-0,173173</text:p>
          </table:table-cell>
          <table:table-cell table:formula="of:=[.A408]-[.C408]" office:value-type="float" office:value="0.0010987999999994" calcext:value-type="float">
            <text:p>0,0010988</text:p>
          </table:table-cell>
          <table:table-cell table:formula="of:=[.G408]-[.C408]" office:value-type="float" office:value="0.000597649999999561" calcext:value-type="float">
            <text:p>0,00059765</text:p>
          </table:table-cell>
          <table:table-cell table:formula="of:=[.J408]/[.I408]" office:value-type="float" office:value="0.543911539861565" calcext:value-type="float">
            <text:p>0,5439115399</text:p>
          </table:table-cell>
          <table:table-cell table:formula="of:=[.D408]+[.H408]*[.K408]" office:value-type="float" office:value="-4.17101779309245" calcext:value-type="float">
            <text:p>-4,1710177931</text:p>
          </table:table-cell>
        </table:table-row>
        <table:table-row table:style-name="ro1">
          <table:table-cell office:value-type="float" office:value="4.5895625" calcext:value-type="float">
            <text:p>4,5895625</text:p>
          </table:table-cell>
          <table:table-cell office:value-type="float" office:value="-4.099999" calcext:value-type="float">
            <text:p>-4,099999</text:p>
          </table:table-cell>
          <table:table-cell office:value-type="float" office:value="4.587" calcext:value-type="float">
            <text:p>4,587</text:p>
          </table:table-cell>
          <table:table-cell office:value-type="float" office:value="-4.34419" calcext:value-type="float">
            <text:p>-4,34419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8044293" calcext:value-type="float">
            <text:p>0,8044293</text:p>
          </table:table-cell>
          <table:table-cell table:formula="of:=[.A409]-[.E409]" office:value-type="float" office:value="4.58906135" calcext:value-type="float">
            <text:p>4,58906135</text:p>
          </table:table-cell>
          <table:table-cell table:formula="of:=[.B409]-[.D409]" office:value-type="float" office:value="0.244191" calcext:value-type="float">
            <text:p>0,244191</text:p>
          </table:table-cell>
          <table:table-cell table:formula="of:=[.A409]-[.C409]" office:value-type="float" office:value="0.0025624999999998" calcext:value-type="float">
            <text:p>0,0025625</text:p>
          </table:table-cell>
          <table:table-cell table:formula="of:=[.G409]-[.C409]" office:value-type="float" office:value="0.00206134999999996" calcext:value-type="float">
            <text:p>0,00206135</text:p>
          </table:table-cell>
          <table:table-cell table:formula="of:=[.J409]/[.I409]" office:value-type="float" office:value="0.80442926829273" calcext:value-type="float">
            <text:p>0,8044292683</text:p>
          </table:table-cell>
          <table:table-cell table:formula="of:=[.D409]+[.H409]*[.K409]" office:value-type="float" office:value="-4.14775561254633" calcext:value-type="float">
            <text:p>-4,1477556125</text:p>
          </table:table-cell>
        </table:table-row>
        <table:table-row table:style-name="ro1">
          <table:table-cell office:value-type="float" office:value="4.5905648" calcext:value-type="float">
            <text:p>4,5905648</text:p>
          </table:table-cell>
          <table:table-cell office:value-type="float" office:value="-4.099999" calcext:value-type="float">
            <text:p>-4,099999</text:p>
          </table:table-cell>
          <table:table-cell office:value-type="float" office:value="4.589" calcext:value-type="float">
            <text:p>4,589</text:p>
          </table:table-cell>
          <table:table-cell office:value-type="float" office:value="-3.903565" calcext:value-type="float">
            <text:p>-3,903565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398198" calcext:value-type="float">
            <text:p>0,8398198</text:p>
          </table:table-cell>
          <table:table-cell table:formula="of:=[.A410]-[.E410]" office:value-type="float" office:value="4.59031415" calcext:value-type="float">
            <text:p>4,59031415</text:p>
          </table:table-cell>
          <table:table-cell table:formula="of:=[.B410]-[.D410]" office:value-type="float" office:value="-0.196434" calcext:value-type="float">
            <text:p>-0,196434</text:p>
          </table:table-cell>
          <table:table-cell table:formula="of:=[.A410]-[.C410]" office:value-type="float" office:value="0.0015647999999997" calcext:value-type="float">
            <text:p>0,0015648</text:p>
          </table:table-cell>
          <table:table-cell table:formula="of:=[.G410]-[.C410]" office:value-type="float" office:value="0.00131414999999979" calcext:value-type="float">
            <text:p>0,00131415</text:p>
          </table:table-cell>
          <table:table-cell table:formula="of:=[.J410]/[.I410]" office:value-type="float" office:value="0.839819785276102" calcext:value-type="float">
            <text:p>0,8398197853</text:p>
          </table:table-cell>
          <table:table-cell table:formula="of:=[.D410]+[.H410]*[.K410]" office:value-type="float" office:value="-4.06853415970093" calcext:value-type="float">
            <text:p>-4,0685341597</text:p>
          </table:table-cell>
        </table:table-row>
        <table:table-row table:style-name="ro1">
          <table:table-cell office:value-type="float" office:value="4.5915673" calcext:value-type="float">
            <text:p>4,5915673</text:p>
          </table:table-cell>
          <table:table-cell office:value-type="float" office:value="-4.099999" calcext:value-type="float">
            <text:p>-4,099999</text:p>
          </table:table-cell>
          <table:table-cell office:value-type="float" office:value="4.59" calcext:value-type="float">
            <text:p>4,59</text:p>
          </table:table-cell>
          <table:table-cell office:value-type="float" office:value="-4.264968" calcext:value-type="float">
            <text:p>-4,264968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40171" calcext:value-type="float">
            <text:p>0,840171</text:p>
          </table:table-cell>
          <table:table-cell table:formula="of:=[.A411]-[.E411]" office:value-type="float" office:value="4.5913168" calcext:value-type="float">
            <text:p>4,5913168</text:p>
          </table:table-cell>
          <table:table-cell table:formula="of:=[.B411]-[.D411]" office:value-type="float" office:value="0.164968999999999" calcext:value-type="float">
            <text:p>0,164969</text:p>
          </table:table-cell>
          <table:table-cell table:formula="of:=[.A411]-[.C411]" office:value-type="float" office:value="0.00156730000000049" calcext:value-type="float">
            <text:p>0,0015673</text:p>
          </table:table-cell>
          <table:table-cell table:formula="of:=[.G411]-[.C411]" office:value-type="float" office:value="0.00131680000000056" calcext:value-type="float">
            <text:p>0,0013168</text:p>
          </table:table-cell>
          <table:table-cell table:formula="of:=[.J411]/[.I411]" office:value-type="float" office:value="0.840170994704363" calcext:value-type="float">
            <text:p>0,8401709947</text:p>
          </table:table-cell>
          <table:table-cell table:formula="of:=[.D411]+[.H411]*[.K411]" office:value-type="float" office:value="-4.12636583117462" calcext:value-type="float">
            <text:p>-4,1263658312</text:p>
          </table:table-cell>
        </table:table-row>
        <table:table-row table:style-name="ro1">
          <table:table-cell office:value-type="float" office:value="4.5920694" calcext:value-type="float">
            <text:p>4,5920694</text:p>
          </table:table-cell>
          <table:table-cell office:value-type="float" office:value="-4.099999" calcext:value-type="float">
            <text:p>-4,099999</text:p>
          </table:table-cell>
          <table:table-cell office:value-type="float" office:value="4.591" calcext:value-type="float">
            <text:p>4,591</text:p>
          </table:table-cell>
          <table:table-cell office:value-type="float" office:value="-3.961397" calcext:value-type="float">
            <text:p>-3,961397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7657565" calcext:value-type="float">
            <text:p>0,7657565</text:p>
          </table:table-cell>
          <table:table-cell table:formula="of:=[.A412]-[.E412]" office:value-type="float" office:value="4.5918189" calcext:value-type="float">
            <text:p>4,5918189</text:p>
          </table:table-cell>
          <table:table-cell table:formula="of:=[.B412]-[.D412]" office:value-type="float" office:value="-0.138602000000001" calcext:value-type="float">
            <text:p>-0,138602</text:p>
          </table:table-cell>
          <table:table-cell table:formula="of:=[.A412]-[.C412]" office:value-type="float" office:value="0.00106939999999955" calcext:value-type="float">
            <text:p>0,0010694</text:p>
          </table:table-cell>
          <table:table-cell table:formula="of:=[.G412]-[.C412]" office:value-type="float" office:value="0.000818899999999623" calcext:value-type="float">
            <text:p>0,0008189</text:p>
          </table:table-cell>
          <table:table-cell table:formula="of:=[.J412]/[.I412]" office:value-type="float" office:value="0.765756498971352" calcext:value-type="float">
            <text:p>0,765756499</text:p>
          </table:table-cell>
          <table:table-cell table:formula="of:=[.D412]+[.H412]*[.K412]" office:value-type="float" office:value="-4.06753238227043" calcext:value-type="float">
            <text:p>-4,0675323823</text:p>
          </table:table-cell>
        </table:table-row>
        <table:table-row table:style-name="ro1">
          <table:table-cell office:value-type="float" office:value="4.6199113" calcext:value-type="float">
            <text:p>4,6199113</text:p>
          </table:table-cell>
          <table:table-cell office:value-type="float" office:value="-3.799999" calcext:value-type="float">
            <text:p>-3,799999</text:p>
          </table:table-cell>
          <table:table-cell office:value-type="float" office:value="4.592" calcext:value-type="float">
            <text:p>4,592</text:p>
          </table:table-cell>
          <table:table-cell office:value-type="float" office:value="-4.206135" calcext:value-type="float">
            <text:p>-4,206135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9910251" calcext:value-type="float">
            <text:p>0,9910251</text:p>
          </table:table-cell>
          <table:table-cell table:formula="of:=[.A413]-[.E413]" office:value-type="float" office:value="4.6196608" calcext:value-type="float">
            <text:p>4,6196608</text:p>
          </table:table-cell>
          <table:table-cell table:formula="of:=[.B413]-[.D413]" office:value-type="float" office:value="0.406136" calcext:value-type="float">
            <text:p>0,406136</text:p>
          </table:table-cell>
          <table:table-cell table:formula="of:=[.A413]-[.C413]" office:value-type="float" office:value="0.0279113000000004" calcext:value-type="float">
            <text:p>0,0279113</text:p>
          </table:table-cell>
          <table:table-cell table:formula="of:=[.G413]-[.C413]" office:value-type="float" office:value="0.0276608000000005" calcext:value-type="float">
            <text:p>0,0276608</text:p>
          </table:table-cell>
          <table:table-cell table:formula="of:=[.J413]/[.I413]" office:value-type="float" office:value="0.991025140355342" calcext:value-type="float">
            <text:p>0,9910251404</text:p>
          </table:table-cell>
          <table:table-cell table:formula="of:=[.D413]+[.H413]*[.K413]" office:value-type="float" office:value="-3.80364401359664" calcext:value-type="float">
            <text:p>-3,8036440136</text:p>
          </table:table-cell>
        </table:table-row>
        <table:table-row table:style-name="ro1">
          <table:table-cell office:value-type="float" office:value="4.6209136" calcext:value-type="float">
            <text:p>4,6209136</text:p>
          </table:table-cell>
          <table:table-cell office:value-type="float" office:value="-3.799999" calcext:value-type="float">
            <text:p>-3,799999</text:p>
          </table:table-cell>
          <table:table-cell office:value-type="float" office:value="4.62" calcext:value-type="float">
            <text:p>4,62</text:p>
          </table:table-cell>
          <table:table-cell office:value-type="float" office:value="-3.397509" calcext:value-type="float">
            <text:p>-3,397509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7257006" calcext:value-type="float">
            <text:p>0,7257006</text:p>
          </table:table-cell>
          <table:table-cell table:formula="of:=[.A414]-[.E414]" office:value-type="float" office:value="4.620663" calcext:value-type="float">
            <text:p>4,620663</text:p>
          </table:table-cell>
          <table:table-cell table:formula="of:=[.B414]-[.D414]" office:value-type="float" office:value="-0.40249" calcext:value-type="float">
            <text:p>-0,40249</text:p>
          </table:table-cell>
          <table:table-cell table:formula="of:=[.A414]-[.C414]" office:value-type="float" office:value="0.000913599999999626" calcext:value-type="float">
            <text:p>0,0009136</text:p>
          </table:table-cell>
          <table:table-cell table:formula="of:=[.G414]-[.C414]" office:value-type="float" office:value="0.000662999999999414" calcext:value-type="float">
            <text:p>0,000663</text:p>
          </table:table-cell>
          <table:table-cell table:formula="of:=[.J414]/[.I414]" office:value-type="float" office:value="0.725700525393701" calcext:value-type="float">
            <text:p>0,7257005254</text:p>
          </table:table-cell>
          <table:table-cell table:formula="of:=[.D414]+[.H414]*[.K414]" office:value-type="float" office:value="-3.68959620446571" calcext:value-type="float">
            <text:p>-3,6895962045</text:p>
          </table:table-cell>
        </table:table-row>
        <table:table-row table:style-name="ro1">
          <table:table-cell office:value-type="float" office:value="4.6219167" calcext:value-type="float">
            <text:p>4,6219167</text:p>
          </table:table-cell>
          <table:table-cell office:value-type="float" office:value="-3.799999" calcext:value-type="float">
            <text:p>-3,799999</text:p>
          </table:table-cell>
          <table:table-cell office:value-type="float" office:value="4.621" calcext:value-type="float">
            <text:p>4,621</text:p>
          </table:table-cell>
          <table:table-cell office:value-type="float" office:value="-4.092087" calcext:value-type="float">
            <text:p>-4,092087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7266281" calcext:value-type="float">
            <text:p>0,7266281</text:p>
          </table:table-cell>
          <table:table-cell table:formula="of:=[.A415]-[.E415]" office:value-type="float" office:value="4.6216661" calcext:value-type="float">
            <text:p>4,6216661</text:p>
          </table:table-cell>
          <table:table-cell table:formula="of:=[.B415]-[.D415]" office:value-type="float" office:value="0.292088" calcext:value-type="float">
            <text:p>0,292088</text:p>
          </table:table-cell>
          <table:table-cell table:formula="of:=[.A415]-[.C415]" office:value-type="float" office:value="0.000916699999999437" calcext:value-type="float">
            <text:p>0,0009167</text:p>
          </table:table-cell>
          <table:table-cell table:formula="of:=[.G415]-[.C415]" office:value-type="float" office:value="0.000666099999999226" calcext:value-type="float">
            <text:p>0,0006661</text:p>
          </table:table-cell>
          <table:table-cell table:formula="of:=[.J415]/[.I415]" office:value-type="float" office:value="0.726628122613324" calcext:value-type="float">
            <text:p>0,7266281226</text:p>
          </table:table-cell>
          <table:table-cell table:formula="of:=[.D415]+[.H415]*[.K415]" office:value-type="float" office:value="-3.87984764492212" calcext:value-type="float">
            <text:p>-3,8798476449</text:p>
          </table:table-cell>
        </table:table-row>
        <table:table-row table:style-name="ro1">
          <table:table-cell office:value-type="float" office:value="4.6239223" calcext:value-type="float">
            <text:p>4,6239223</text:p>
          </table:table-cell>
          <table:table-cell office:value-type="float" office:value="-3.649999" calcext:value-type="float">
            <text:p>-3,649999</text:p>
          </table:table-cell>
          <table:table-cell office:value-type="float" office:value="4.622" calcext:value-type="float">
            <text:p>4,622</text:p>
          </table:table-cell>
          <table:table-cell office:value-type="float" office:value="-3.58776" calcext:value-type="float">
            <text:p>-3,58776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8696353" calcext:value-type="float">
            <text:p>0,8696353</text:p>
          </table:table-cell>
          <table:table-cell table:formula="of:=[.A416]-[.E416]" office:value-type="float" office:value="4.6236717" calcext:value-type="float">
            <text:p>4,6236717</text:p>
          </table:table-cell>
          <table:table-cell table:formula="of:=[.B416]-[.D416]" office:value-type="float" office:value="-0.0622389999999999" calcext:value-type="float">
            <text:p>-0,062239</text:p>
          </table:table-cell>
          <table:table-cell table:formula="of:=[.A416]-[.C416]" office:value-type="float" office:value="0.00192230000000038" calcext:value-type="float">
            <text:p>0,0019223</text:p>
          </table:table-cell>
          <table:table-cell table:formula="of:=[.G416]-[.C416]" office:value-type="float" office:value="0.00167170000000016" calcext:value-type="float">
            <text:p>0,0016717</text:p>
          </table:table-cell>
          <table:table-cell table:formula="of:=[.J416]/[.I416]" office:value-type="float" office:value="0.869635332674316" calcext:value-type="float">
            <text:p>0,8696353327</text:p>
          </table:table-cell>
          <table:table-cell table:formula="of:=[.D416]+[.H416]*[.K416]" office:value-type="float" office:value="-3.64188523347032" calcext:value-type="float">
            <text:p>-3,6418852335</text:p>
          </table:table-cell>
        </table:table-row>
        <table:table-row table:style-name="ro1">
          <table:table-cell office:value-type="float" office:value="4.6264287" calcext:value-type="float">
            <text:p>4,6264287</text:p>
          </table:table-cell>
          <table:table-cell office:value-type="float" office:value="-3.649999" calcext:value-type="float">
            <text:p>-3,649999</text:p>
          </table:table-cell>
          <table:table-cell office:value-type="float" office:value="4.624" calcext:value-type="float">
            <text:p>4,624</text:p>
          </table:table-cell>
          <table:table-cell office:value-type="float" office:value="-3.704124" calcext:value-type="float">
            <text:p>-3,704124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5871043" calcext:value-type="float">
            <text:p>0,5871043</text:p>
          </table:table-cell>
          <table:table-cell table:formula="of:=[.A417]-[.E417]" office:value-type="float" office:value="4.6254259" calcext:value-type="float">
            <text:p>4,6254259</text:p>
          </table:table-cell>
          <table:table-cell table:formula="of:=[.B417]-[.D417]" office:value-type="float" office:value="0.054125" calcext:value-type="float">
            <text:p>0,054125</text:p>
          </table:table-cell>
          <table:table-cell table:formula="of:=[.A417]-[.C417]" office:value-type="float" office:value="0.00242870000000028" calcext:value-type="float">
            <text:p>0,0024287</text:p>
          </table:table-cell>
          <table:table-cell table:formula="of:=[.G417]-[.C417]" office:value-type="float" office:value="0.00142590000000009" calcext:value-type="float">
            <text:p>0,0014259</text:p>
          </table:table-cell>
          <table:table-cell table:formula="of:=[.J417]/[.I417]" office:value-type="float" office:value="0.587104212129915" calcext:value-type="float">
            <text:p>0,5871042121</text:p>
          </table:table-cell>
          <table:table-cell table:formula="of:=[.D417]+[.H417]*[.K417]" office:value-type="float" office:value="-3.67234698451847" calcext:value-type="float">
            <text:p>-3,6723469845</text:p>
          </table:table-cell>
        </table:table-row>
        <table:table-row table:style-name="ro1">
          <table:table-cell office:value-type="float" office:value="4.654005" calcext:value-type="float">
            <text:p>4,654005</text:p>
          </table:table-cell>
          <table:table-cell office:value-type="float" office:value="-3.349999" calcext:value-type="float">
            <text:p>-3,349999</text:p>
          </table:table-cell>
          <table:table-cell office:value-type="float" office:value="4.625" calcext:value-type="float">
            <text:p>4,625</text:p>
          </table:table-cell>
          <table:table-cell office:value-type="float" office:value="-3.618222" calcext:value-type="float">
            <text:p>-3,618222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9654266" calcext:value-type="float">
            <text:p>0,9654266</text:p>
          </table:table-cell>
          <table:table-cell table:formula="of:=[.A418]-[.E418]" office:value-type="float" office:value="4.6530022" calcext:value-type="float">
            <text:p>4,6530022</text:p>
          </table:table-cell>
          <table:table-cell table:formula="of:=[.B418]-[.D418]" office:value-type="float" office:value="0.268223" calcext:value-type="float">
            <text:p>0,268223</text:p>
          </table:table-cell>
          <table:table-cell table:formula="of:=[.A418]-[.C418]" office:value-type="float" office:value="0.0290049999999997" calcext:value-type="float">
            <text:p>0,029005</text:p>
          </table:table-cell>
          <table:table-cell table:formula="of:=[.G418]-[.C418]" office:value-type="float" office:value="0.0280021999999995" calcext:value-type="float">
            <text:p>0,0280022</text:p>
          </table:table-cell>
          <table:table-cell table:formula="of:=[.J418]/[.I418]" office:value-type="float" office:value="0.96542665057748" calcext:value-type="float">
            <text:p>0,9654266506</text:p>
          </table:table-cell>
          <table:table-cell table:formula="of:=[.D418]+[.H418]*[.K418]" office:value-type="float" office:value="-3.35927236750216" calcext:value-type="float">
            <text:p>-3,3592723675</text:p>
          </table:table-cell>
        </table:table-row>
        <table:table-row table:style-name="ro1">
          <table:table-cell office:value-type="float" office:value="4.6560111" calcext:value-type="float">
            <text:p>4,6560111</text:p>
          </table:table-cell>
          <table:table-cell office:value-type="float" office:value="-3.349999" calcext:value-type="float">
            <text:p>-3,349999</text:p>
          </table:table-cell>
          <table:table-cell office:value-type="float" office:value="4.653" calcext:value-type="float">
            <text:p>4,653</text:p>
          </table:table-cell>
          <table:table-cell office:value-type="float" office:value="-3.091049" calcext:value-type="float">
            <text:p>-3,091049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833516" calcext:value-type="float">
            <text:p>0,833516</text:p>
          </table:table-cell>
          <table:table-cell table:formula="of:=[.A419]-[.E419]" office:value-type="float" office:value="4.6555098" calcext:value-type="float">
            <text:p>4,6555098</text:p>
          </table:table-cell>
          <table:table-cell table:formula="of:=[.B419]-[.D419]" office:value-type="float" office:value="-0.25895" calcext:value-type="float">
            <text:p>-0,25895</text:p>
          </table:table-cell>
          <table:table-cell table:formula="of:=[.A419]-[.C419]" office:value-type="float" office:value="0.00301109999999927" calcext:value-type="float">
            <text:p>0,0030111</text:p>
          </table:table-cell>
          <table:table-cell table:formula="of:=[.G419]-[.C419]" office:value-type="float" office:value="0.00250979999999945" calcext:value-type="float">
            <text:p>0,0025098</text:p>
          </table:table-cell>
          <table:table-cell table:formula="of:=[.J419]/[.I419]" office:value-type="float" office:value="0.833515990833935" calcext:value-type="float">
            <text:p>0,8335159908</text:p>
          </table:table-cell>
          <table:table-cell table:formula="of:=[.D419]+[.H419]*[.K419]" office:value-type="float" office:value="-3.30688796582645" calcext:value-type="float">
            <text:p>-3,3068879658</text:p>
          </table:table-cell>
        </table:table-row>
        <table:table-row table:style-name="ro1">
          <table:table-cell office:value-type="float" office:value="4.6580167" calcext:value-type="float">
            <text:p>4,6580167</text:p>
          </table:table-cell>
          <table:table-cell office:value-type="float" office:value="-3.199999" calcext:value-type="float">
            <text:p>-3,199999</text:p>
          </table:table-cell>
          <table:table-cell office:value-type="float" office:value="4.656" calcext:value-type="float">
            <text:p>4,656</text:p>
          </table:table-cell>
          <table:table-cell office:value-type="float" office:value="-3.565838" calcext:value-type="float">
            <text:p>-3,565838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7514256" calcext:value-type="float">
            <text:p>0,7514256</text:p>
          </table:table-cell>
          <table:table-cell table:formula="of:=[.A420]-[.E420]" office:value-type="float" office:value="4.6575154" calcext:value-type="float">
            <text:p>4,6575154</text:p>
          </table:table-cell>
          <table:table-cell table:formula="of:=[.B420]-[.D420]" office:value-type="float" office:value="0.365839" calcext:value-type="float">
            <text:p>0,365839</text:p>
          </table:table-cell>
          <table:table-cell table:formula="of:=[.A420]-[.C420]" office:value-type="float" office:value="0.00201670000000043" calcext:value-type="float">
            <text:p>0,0020167</text:p>
          </table:table-cell>
          <table:table-cell table:formula="of:=[.G420]-[.C420]" office:value-type="float" office:value="0.00151540000000061" calcext:value-type="float">
            <text:p>0,0015154</text:p>
          </table:table-cell>
          <table:table-cell table:formula="of:=[.J420]/[.I420]" office:value-type="float" office:value="0.75142559627128" calcext:value-type="float">
            <text:p>0,7514255963</text:p>
          </table:table-cell>
          <table:table-cell table:formula="of:=[.D420]+[.H420]*[.K420]" office:value-type="float" office:value="-3.29093721128571" calcext:value-type="float">
            <text:p>-3,2909372113</text:p>
          </table:table-cell>
        </table:table-row>
        <table:table-row table:style-name="ro1">
          <table:table-cell office:value-type="float" office:value="4.659019" calcext:value-type="float">
            <text:p>4,659019</text:p>
          </table:table-cell>
          <table:table-cell office:value-type="float" office:value="-3.199999" calcext:value-type="float">
            <text:p>-3,199999</text:p>
          </table:table-cell>
          <table:table-cell office:value-type="float" office:value="4.658" calcext:value-type="float">
            <text:p>4,658</text:p>
          </table:table-cell>
          <table:table-cell office:value-type="float" office:value="-2.925098" calcext:value-type="float">
            <text:p>-2,925098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540236" calcext:value-type="float">
            <text:p>0,7540236</text:p>
          </table:table-cell>
          <table:table-cell table:formula="of:=[.A421]-[.E421]" office:value-type="float" office:value="4.65876835" calcext:value-type="float">
            <text:p>4,65876835</text:p>
          </table:table-cell>
          <table:table-cell table:formula="of:=[.B421]-[.D421]" office:value-type="float" office:value="-0.274901" calcext:value-type="float">
            <text:p>-0,274901</text:p>
          </table:table-cell>
          <table:table-cell table:formula="of:=[.A421]-[.C421]" office:value-type="float" office:value="0.00101899999999944" calcext:value-type="float">
            <text:p>0,001019</text:p>
          </table:table-cell>
          <table:table-cell table:formula="of:=[.G421]-[.C421]" office:value-type="float" office:value="0.000768349999999529" calcext:value-type="float">
            <text:p>0,00076835</text:p>
          </table:table-cell>
          <table:table-cell table:formula="of:=[.J421]/[.I421]" office:value-type="float" office:value="0.754023552502408" calcext:value-type="float">
            <text:p>0,7540235525</text:p>
          </table:table-cell>
          <table:table-cell table:formula="of:=[.D421]+[.H421]*[.K421]" office:value-type="float" office:value="-3.13237982860646" calcext:value-type="float">
            <text:p>-3,1323798286</text:p>
          </table:table-cell>
        </table:table-row>
        <table:table-row table:style-name="ro1">
          <table:table-cell office:value-type="float" office:value="4.6595203" calcext:value-type="float">
            <text:p>4,6595203</text:p>
          </table:table-cell>
          <table:table-cell office:value-type="float" office:value="-3.199999" calcext:value-type="float">
            <text:p>-3,199999</text:p>
          </table:table-cell>
          <table:table-cell office:value-type="float" office:value="4.659" calcext:value-type="float">
            <text:p>4,659</text:p>
          </table:table-cell>
          <table:table-cell office:value-type="float" office:value="-3.40728" calcext:value-type="float">
            <text:p>-3,40728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5182587" calcext:value-type="float">
            <text:p>0,5182587</text:p>
          </table:table-cell>
          <table:table-cell table:formula="of:=[.A422]-[.E422]" office:value-type="float" office:value="4.65926965" calcext:value-type="float">
            <text:p>4,65926965</text:p>
          </table:table-cell>
          <table:table-cell table:formula="of:=[.B422]-[.D422]" office:value-type="float" office:value="0.207281" calcext:value-type="float">
            <text:p>0,207281</text:p>
          </table:table-cell>
          <table:table-cell table:formula="of:=[.A422]-[.C422]" office:value-type="float" office:value="0.000520299999999807" calcext:value-type="float">
            <text:p>0,0005203</text:p>
          </table:table-cell>
          <table:table-cell table:formula="of:=[.G422]-[.C422]" office:value-type="float" office:value="0.000269649999999899" calcext:value-type="float">
            <text:p>0,00026965</text:p>
          </table:table-cell>
          <table:table-cell table:formula="of:=[.J422]/[.I422]" office:value-type="float" office:value="0.51825869690563" calcext:value-type="float">
            <text:p>0,5182586969</text:p>
          </table:table-cell>
          <table:table-cell table:formula="of:=[.D422]+[.H422]*[.K422]" office:value-type="float" office:value="-3.2998548190467" calcext:value-type="float">
            <text:p>-3,299854819</text:p>
          </table:table-cell>
        </table:table-row>
        <table:table-row table:style-name="ro1">
          <table:table-cell office:value-type="float" office:value="4.6605231" calcext:value-type="float">
            <text:p>4,6605231</text:p>
          </table:table-cell>
          <table:table-cell office:value-type="float" office:value="-3.199999" calcext:value-type="float">
            <text:p>-3,199999</text:p>
          </table:table-cell>
          <table:table-cell office:value-type="float" office:value="4.659" calcext:value-type="float">
            <text:p>4,659</text:p>
          </table:table-cell>
          <table:table-cell office:value-type="float" office:value="-3.092573" calcext:value-type="float">
            <text:p>-3,092573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354343" calcext:value-type="float">
            <text:p>0,8354343</text:p>
          </table:table-cell>
          <table:table-cell table:formula="of:=[.A423]-[.E423]" office:value-type="float" office:value="4.66027245" calcext:value-type="float">
            <text:p>4,66027245</text:p>
          </table:table-cell>
          <table:table-cell table:formula="of:=[.B423]-[.D423]" office:value-type="float" office:value="-0.107426" calcext:value-type="float">
            <text:p>-0,107426</text:p>
          </table:table-cell>
          <table:table-cell table:formula="of:=[.A423]-[.C423]" office:value-type="float" office:value="0.0015231" calcext:value-type="float">
            <text:p>0,0015231</text:p>
          </table:table-cell>
          <table:table-cell table:formula="of:=[.G423]-[.C423]" office:value-type="float" office:value="0.00127245000000009" calcext:value-type="float">
            <text:p>0,00127245</text:p>
          </table:table-cell>
          <table:table-cell table:formula="of:=[.J423]/[.I423]" office:value-type="float" office:value="0.8354343116014" calcext:value-type="float">
            <text:p>0,8354343116</text:p>
          </table:table-cell>
          <table:table-cell table:formula="of:=[.D423]+[.H423]*[.K423]" office:value-type="float" office:value="-3.18232036635809" calcext:value-type="float">
            <text:p>-3,1823203664</text:p>
          </table:table-cell>
        </table:table-row>
        <table:table-row table:style-name="ro1">
          <table:table-cell office:value-type="float" office:value="4.6869121" calcext:value-type="float">
            <text:p>4,6869121</text:p>
          </table:table-cell>
          <table:table-cell office:value-type="float" office:value="-2.899999" calcext:value-type="float">
            <text:p>-2,899999</text:p>
          </table:table-cell>
          <table:table-cell office:value-type="float" office:value="4.66" calcext:value-type="float">
            <text:p>4,66</text:p>
          </table:table-cell>
          <table:table-cell office:value-type="float" office:value="-3.289746" calcext:value-type="float">
            <text:p>-3,289746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06864" calcext:value-type="float">
            <text:p>0,9906864</text:p>
          </table:table-cell>
          <table:table-cell table:formula="of:=[.A424]-[.E424]" office:value-type="float" office:value="4.68666145" calcext:value-type="float">
            <text:p>4,68666145</text:p>
          </table:table-cell>
          <table:table-cell table:formula="of:=[.B424]-[.D424]" office:value-type="float" office:value="0.389747" calcext:value-type="float">
            <text:p>0,389747</text:p>
          </table:table-cell>
          <table:table-cell table:formula="of:=[.A424]-[.C424]" office:value-type="float" office:value="0.0269120999999997" calcext:value-type="float">
            <text:p>0,0269121</text:p>
          </table:table-cell>
          <table:table-cell table:formula="of:=[.G424]-[.C424]" office:value-type="float" office:value="0.0266614499999998" calcext:value-type="float">
            <text:p>0,02666145</text:p>
          </table:table-cell>
          <table:table-cell table:formula="of:=[.J424]/[.I424]" office:value-type="float" office:value="0.990686345547173" calcext:value-type="float">
            <text:p>0,9906863455</text:p>
          </table:table-cell>
          <table:table-cell table:formula="of:=[.D424]+[.H424]*[.K424]" office:value-type="float" office:value="-2.90362896888203" calcext:value-type="float">
            <text:p>-2,9036289689</text:p>
          </table:table-cell>
        </table:table-row>
        <table:table-row table:style-name="ro1">
          <table:table-cell office:value-type="float" office:value="4.6884184" calcext:value-type="float">
            <text:p>4,6884184</text:p>
          </table:table-cell>
          <table:table-cell office:value-type="float" office:value="-2.899999" calcext:value-type="float">
            <text:p>-2,899999</text:p>
          </table:table-cell>
          <table:table-cell office:value-type="float" office:value="4.687" calcext:value-type="float">
            <text:p>4,687</text:p>
          </table:table-cell>
          <table:table-cell office:value-type="float" office:value="-2.513881" calcext:value-type="float">
            <text:p>-2,513881</text:p>
          </table:table-cell>
          <table:table-cell office:value-type="float" office:value="0.00050255" calcext:value-type="float">
            <text:p>0,00050255</text:p>
          </table:table-cell>
          <table:table-cell office:value-type="float" office:value="0.6456923" calcext:value-type="float">
            <text:p>0,6456923</text:p>
          </table:table-cell>
          <table:table-cell table:formula="of:=[.A425]-[.E425]" office:value-type="float" office:value="4.68791585" calcext:value-type="float">
            <text:p>4,68791585</text:p>
          </table:table-cell>
          <table:table-cell table:formula="of:=[.B425]-[.D425]" office:value-type="float" office:value="-0.386118" calcext:value-type="float">
            <text:p>-0,386118</text:p>
          </table:table-cell>
          <table:table-cell table:formula="of:=[.A425]-[.C425]" office:value-type="float" office:value="0.00141839999999949" calcext:value-type="float">
            <text:p>0,0014184</text:p>
          </table:table-cell>
          <table:table-cell table:formula="of:=[.G425]-[.C425]" office:value-type="float" office:value="0.000915849999999274" calcext:value-type="float">
            <text:p>0,00091585</text:p>
          </table:table-cell>
          <table:table-cell table:formula="of:=[.J425]/[.I425]" office:value-type="float" office:value="0.645692329384945" calcext:value-type="float">
            <text:p>0,6456923294</text:p>
          </table:table-cell>
          <table:table-cell table:formula="of:=[.D425]+[.H425]*[.K425]" office:value-type="float" office:value="-2.76319443083746" calcext:value-type="float">
            <text:p>-2,7631944308</text:p>
          </table:table-cell>
        </table:table-row>
        <table:table-row table:style-name="ro1">
          <table:table-cell office:value-type="float" office:value="4.6904261" calcext:value-type="float">
            <text:p>4,6904261</text:p>
          </table:table-cell>
          <table:table-cell office:value-type="float" office:value="-2.749999" calcext:value-type="float">
            <text:p>-2,749999</text:p>
          </table:table-cell>
          <table:table-cell office:value-type="float" office:value="4.688" calcext:value-type="float">
            <text:p>4,688</text:p>
          </table:table-cell>
          <table:table-cell office:value-type="float" office:value="-3.149312" calcext:value-type="float">
            <text:p>-3,149312</text:p>
          </table:table-cell>
          <table:table-cell office:value-type="float" office:value="0.00050255" calcext:value-type="float">
            <text:p>0,00050255</text:p>
          </table:table-cell>
          <table:table-cell office:value-type="float" office:value="0.7928569" calcext:value-type="float">
            <text:p>0,7928569</text:p>
          </table:table-cell>
          <table:table-cell table:formula="of:=[.A426]-[.E426]" office:value-type="float" office:value="4.68992355" calcext:value-type="float">
            <text:p>4,68992355</text:p>
          </table:table-cell>
          <table:table-cell table:formula="of:=[.B426]-[.D426]" office:value-type="float" office:value="0.399313" calcext:value-type="float">
            <text:p>0,399313</text:p>
          </table:table-cell>
          <table:table-cell table:formula="of:=[.A426]-[.C426]" office:value-type="float" office:value="0.0024261000000001" calcext:value-type="float">
            <text:p>0,0024261</text:p>
          </table:table-cell>
          <table:table-cell table:formula="of:=[.G426]-[.C426]" office:value-type="float" office:value="0.00192354999999989" calcext:value-type="float">
            <text:p>0,00192355</text:p>
          </table:table-cell>
          <table:table-cell table:formula="of:=[.J426]/[.I426]" office:value-type="float" office:value="0.792856848439804" calcext:value-type="float">
            <text:p>0,7928568484</text:p>
          </table:table-cell>
          <table:table-cell table:formula="of:=[.D426]+[.H426]*[.K426]" office:value-type="float" office:value="-2.83271395327896" calcext:value-type="float">
            <text:p>-2,8327139533</text:p>
          </table:table-cell>
        </table:table-row>
        <table:table-row table:style-name="ro1">
          <table:table-cell office:value-type="float" office:value="4.6929327" calcext:value-type="float">
            <text:p>4,6929327</text:p>
          </table:table-cell>
          <table:table-cell office:value-type="float" office:value="-2.749999" calcext:value-type="float">
            <text:p>-2,749999</text:p>
          </table:table-cell>
          <table:table-cell office:value-type="float" office:value="4.69" calcext:value-type="float">
            <text:p>4,69</text:p>
          </table:table-cell>
          <table:table-cell office:value-type="float" office:value="-2.433401" calcext:value-type="float">
            <text:p>-2,433401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6581137" calcext:value-type="float">
            <text:p>0,6581137</text:p>
          </table:table-cell>
          <table:table-cell table:formula="of:=[.A427]-[.E427]" office:value-type="float" office:value="4.69193005" calcext:value-type="float">
            <text:p>4,69193005</text:p>
          </table:table-cell>
          <table:table-cell table:formula="of:=[.B427]-[.D427]" office:value-type="float" office:value="-0.316598" calcext:value-type="float">
            <text:p>-0,316598</text:p>
          </table:table-cell>
          <table:table-cell table:formula="of:=[.A427]-[.C427]" office:value-type="float" office:value="0.00293269999999968" calcext:value-type="float">
            <text:p>0,0029327</text:p>
          </table:table-cell>
          <table:table-cell table:formula="of:=[.G427]-[.C427]" office:value-type="float" office:value="0.00193004999999946" calcext:value-type="float">
            <text:p>0,00193005</text:p>
          </table:table-cell>
          <table:table-cell table:formula="of:=[.J427]/[.I427]" office:value-type="float" office:value="0.658113683636128" calcext:value-type="float">
            <text:p>0,6581136836</text:p>
          </table:table-cell>
          <table:table-cell table:formula="of:=[.D427]+[.H427]*[.K427]" office:value-type="float" office:value="-2.64175847601183" calcext:value-type="float">
            <text:p>-2,641758476</text:p>
          </table:table-cell>
        </table:table-row>
        <table:table-row table:style-name="ro1">
          <table:table-cell office:value-type="float" office:value="4.6939355" calcext:value-type="float">
            <text:p>4,6939355</text:p>
          </table:table-cell>
          <table:table-cell office:value-type="float" office:value="-2.749999" calcext:value-type="float">
            <text:p>-2,749999</text:p>
          </table:table-cell>
          <table:table-cell office:value-type="float" office:value="4.692" calcext:value-type="float">
            <text:p>4,692</text:p>
          </table:table-cell>
          <table:table-cell office:value-type="float" office:value="-2.958356" calcext:value-type="float">
            <text:p>-2,958356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4819685" calcext:value-type="float">
            <text:p>0,4819685</text:p>
          </table:table-cell>
          <table:table-cell table:formula="of:=[.A428]-[.E428]" office:value-type="float" office:value="4.69293285" calcext:value-type="float">
            <text:p>4,69293285</text:p>
          </table:table-cell>
          <table:table-cell table:formula="of:=[.B428]-[.D428]" office:value-type="float" office:value="0.208357" calcext:value-type="float">
            <text:p>0,208357</text:p>
          </table:table-cell>
          <table:table-cell table:formula="of:=[.A428]-[.C428]" office:value-type="float" office:value="0.00193550000000009" calcext:value-type="float">
            <text:p>0,0019355</text:p>
          </table:table-cell>
          <table:table-cell table:formula="of:=[.G428]-[.C428]" office:value-type="float" office:value="0.000932849999999874" calcext:value-type="float">
            <text:p>0,00093285</text:p>
          </table:table-cell>
          <table:table-cell table:formula="of:=[.J428]/[.I428]" office:value-type="float" office:value="0.481968483595883" calcext:value-type="float">
            <text:p>0,4819684836</text:p>
          </table:table-cell>
          <table:table-cell table:formula="of:=[.D428]+[.H428]*[.K428]" office:value-type="float" office:value="-2.85793449266341" calcext:value-type="float">
            <text:p>-2,8579344927</text:p>
          </table:table-cell>
        </table:table-row>
        <table:table-row table:style-name="ro1">
          <table:table-cell office:value-type="float" office:value="4.6944366" calcext:value-type="float">
            <text:p>4,6944366</text:p>
          </table:table-cell>
          <table:table-cell office:value-type="float" office:value="-2.749999" calcext:value-type="float">
            <text:p>-2,749999</text:p>
          </table:table-cell>
          <table:table-cell office:value-type="float" office:value="4.693" calcext:value-type="float">
            <text:p>4,693</text:p>
          </table:table-cell>
          <table:table-cell office:value-type="float" office:value="-2.649577" calcext:value-type="float">
            <text:p>-2,6495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29]-[.E429]" office:value-type="float" office:value="4.6944366" calcext:value-type="float">
            <text:p>4,6944366</text:p>
          </table:table-cell>
          <table:table-cell table:formula="of:=[.B429]-[.D429]" office:value-type="float" office:value="-0.100422" calcext:value-type="float">
            <text:p>-0,100422</text:p>
          </table:table-cell>
          <table:table-cell table:formula="of:=[.A429]-[.C429]" office:value-type="float" office:value="0.0014365999999999" calcext:value-type="float">
            <text:p>0,0014366</text:p>
          </table:table-cell>
          <table:table-cell table:formula="of:=[.G429]-[.C429]" office:value-type="float" office:value="0.0014365999999999" calcext:value-type="float">
            <text:p>0,0014366</text:p>
          </table:table-cell>
          <table:table-cell table:formula="of:=[.J429]/[.I429]" office:value-type="float" office:value="1" calcext:value-type="float">
            <text:p>1</text:p>
          </table:table-cell>
          <table:table-cell table:formula="of:=[.D429]+[.H429]*[.K429]" office:value-type="float" office:value="-2.749999" calcext:value-type="float">
            <text:p>-2,749999</text:p>
          </table:table-cell>
        </table:table-row>
        <table:table-row table:style-name="ro1">
          <table:table-cell office:value-type="float" office:value="4.7209145" calcext:value-type="float">
            <text:p>4,7209145</text:p>
          </table:table-cell>
          <table:table-cell office:value-type="float" office:value="-2.449998" calcext:value-type="float">
            <text:p>-2,449998</text:p>
          </table:table-cell>
          <table:table-cell office:value-type="float" office:value="4.694" calcext:value-type="float">
            <text:p>4,694</text:p>
          </table:table-cell>
          <table:table-cell office:value-type="float" office:value="-2.85042" calcext:value-type="float">
            <text:p>-2,85042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9906779" calcext:value-type="float">
            <text:p>0,9906779</text:p>
          </table:table-cell>
          <table:table-cell table:formula="of:=[.A430]-[.E430]" office:value-type="float" office:value="4.7206636" calcext:value-type="float">
            <text:p>4,7206636</text:p>
          </table:table-cell>
          <table:table-cell table:formula="of:=[.B430]-[.D430]" office:value-type="float" office:value="0.400422" calcext:value-type="float">
            <text:p>0,400422</text:p>
          </table:table-cell>
          <table:table-cell table:formula="of:=[.A430]-[.C430]" office:value-type="float" office:value="0.0269145000000002" calcext:value-type="float">
            <text:p>0,0269145</text:p>
          </table:table-cell>
          <table:table-cell table:formula="of:=[.G430]-[.C430]" office:value-type="float" office:value="0.0266636" calcext:value-type="float">
            <text:p>0,0266636</text:p>
          </table:table-cell>
          <table:table-cell table:formula="of:=[.J430]/[.I430]" office:value-type="float" office:value="0.990677887384118" calcext:value-type="float">
            <text:p>0,9906778874</text:p>
          </table:table-cell>
          <table:table-cell table:formula="of:=[.D430]+[.H430]*[.K430]" office:value-type="float" office:value="-2.45373077897788" calcext:value-type="float">
            <text:p>-2,453730779</text:p>
          </table:table-cell>
        </table:table-row>
        <table:table-row table:style-name="ro1">
          <table:table-cell office:value-type="float" office:value="4.7214155" calcext:value-type="float">
            <text:p>4,7214155</text:p>
          </table:table-cell>
          <table:table-cell office:value-type="float" office:value="-2.449998" calcext:value-type="float">
            <text:p>-2,449998</text:p>
          </table:table-cell>
          <table:table-cell office:value-type="float" office:value="4.721" calcext:value-type="float">
            <text:p>4,721</text:p>
          </table:table-cell>
          <table:table-cell office:value-type="float" office:value="-2.053309" calcext:value-type="float">
            <text:p>-2,053309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3961492" calcext:value-type="float">
            <text:p>0,3961492</text:p>
          </table:table-cell>
          <table:table-cell table:formula="of:=[.A431]-[.E431]" office:value-type="float" office:value="4.7211646" calcext:value-type="float">
            <text:p>4,7211646</text:p>
          </table:table-cell>
          <table:table-cell table:formula="of:=[.B431]-[.D431]" office:value-type="float" office:value="-0.396689" calcext:value-type="float">
            <text:p>-0,396689</text:p>
          </table:table-cell>
          <table:table-cell table:formula="of:=[.A431]-[.C431]" office:value-type="float" office:value="0.000415499999999902" calcext:value-type="float">
            <text:p>0,0004155</text:p>
          </table:table-cell>
          <table:table-cell table:formula="of:=[.G431]-[.C431]" office:value-type="float" office:value="0.000164599999999737" calcext:value-type="float">
            <text:p>0,0001646</text:p>
          </table:table-cell>
          <table:table-cell table:formula="of:=[.J431]/[.I431]" office:value-type="float" office:value="0.396149217809328" calcext:value-type="float">
            <text:p>0,3961492178</text:p>
          </table:table-cell>
          <table:table-cell table:formula="of:=[.D431]+[.H431]*[.K431]" office:value-type="float" office:value="-2.21045703706356" calcext:value-type="float">
            <text:p>-2,2104570371</text:p>
          </table:table-cell>
        </table:table-row>
        <table:table-row table:style-name="ro1">
          <table:table-cell office:value-type="float" office:value="4.7239226" calcext:value-type="float">
            <text:p>4,7239226</text:p>
          </table:table-cell>
          <table:table-cell office:value-type="float" office:value="-2.299998" calcext:value-type="float">
            <text:p>-2,299998</text:p>
          </table:table-cell>
          <table:table-cell office:value-type="float" office:value="4.721" calcext:value-type="float">
            <text:p>4,721</text:p>
          </table:table-cell>
          <table:table-cell office:value-type="float" office:value="-2.607147" calcext:value-type="float">
            <text:p>-2,607147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6568809" calcext:value-type="float">
            <text:p>0,6568809</text:p>
          </table:table-cell>
          <table:table-cell table:formula="of:=[.A432]-[.E432]" office:value-type="float" office:value="4.7229198" calcext:value-type="float">
            <text:p>4,7229198</text:p>
          </table:table-cell>
          <table:table-cell table:formula="of:=[.B432]-[.D432]" office:value-type="float" office:value="0.307149" calcext:value-type="float">
            <text:p>0,307149</text:p>
          </table:table-cell>
          <table:table-cell table:formula="of:=[.A432]-[.C432]" office:value-type="float" office:value="0.00292259999999978" calcext:value-type="float">
            <text:p>0,0029226</text:p>
          </table:table-cell>
          <table:table-cell table:formula="of:=[.G432]-[.C432]" office:value-type="float" office:value="0.00191979999999958" calcext:value-type="float">
            <text:p>0,0019198</text:p>
          </table:table-cell>
          <table:table-cell table:formula="of:=[.J432]/[.I432]" office:value-type="float" office:value="0.656880859508564" calcext:value-type="float">
            <text:p>0,6568808595</text:p>
          </table:table-cell>
          <table:table-cell table:formula="of:=[.D432]+[.H432]*[.K432]" office:value-type="float" office:value="-2.4053867008828" calcext:value-type="float">
            <text:p>-2,4053867009</text:p>
          </table:table-cell>
        </table:table-row>
        <table:table-row table:style-name="ro1">
          <table:table-cell office:value-type="float" office:value="4.726429" calcext:value-type="float">
            <text:p>4,726429</text:p>
          </table:table-cell>
          <table:table-cell office:value-type="float" office:value="-2.299998" calcext:value-type="float">
            <text:p>-2,299998</text:p>
          </table:table-cell>
          <table:table-cell office:value-type="float" office:value="4.723" calcext:value-type="float">
            <text:p>4,723</text:p>
          </table:table-cell>
          <table:table-cell office:value-type="float" office:value="-2.098238" calcext:value-type="float">
            <text:p>-2,098238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7075532" calcext:value-type="float">
            <text:p>0,7075532</text:p>
          </table:table-cell>
          <table:table-cell table:formula="of:=[.A433]-[.E433]" office:value-type="float" office:value="4.7254262" calcext:value-type="float">
            <text:p>4,7254262</text:p>
          </table:table-cell>
          <table:table-cell table:formula="of:=[.B433]-[.D433]" office:value-type="float" office:value="-0.20176" calcext:value-type="float">
            <text:p>-0,20176</text:p>
          </table:table-cell>
          <table:table-cell table:formula="of:=[.A433]-[.C433]" office:value-type="float" office:value="0.00342899999999968" calcext:value-type="float">
            <text:p>0,003429</text:p>
          </table:table-cell>
          <table:table-cell table:formula="of:=[.G433]-[.C433]" office:value-type="float" office:value="0.00242619999999949" calcext:value-type="float">
            <text:p>0,0024262</text:p>
          </table:table-cell>
          <table:table-cell table:formula="of:=[.J433]/[.I433]" office:value-type="float" office:value="0.707553222513769" calcext:value-type="float">
            <text:p>0,7075532225</text:p>
          </table:table-cell>
          <table:table-cell table:formula="of:=[.D433]+[.H433]*[.K433]" office:value-type="float" office:value="-2.24099393817438" calcext:value-type="float">
            <text:p>-2,2409939382</text:p>
          </table:table-cell>
        </table:table-row>
        <table:table-row table:style-name="ro1">
          <table:table-cell office:value-type="float" office:value="4.7274318" calcext:value-type="float">
            <text:p>4,7274318</text:p>
          </table:table-cell>
          <table:table-cell office:value-type="float" office:value="-2.299998" calcext:value-type="float">
            <text:p>-2,299998</text:p>
          </table:table-cell>
          <table:table-cell office:value-type="float" office:value="4.725" calcext:value-type="float">
            <text:p>4,725</text:p>
          </table:table-cell>
          <table:table-cell office:value-type="float" office:value="-2.442754" calcext:value-type="float">
            <text:p>-2,442754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5876306" calcext:value-type="float">
            <text:p>0,5876306</text:p>
          </table:table-cell>
          <table:table-cell table:formula="of:=[.A434]-[.E434]" office:value-type="float" office:value="4.726429" calcext:value-type="float">
            <text:p>4,726429</text:p>
          </table:table-cell>
          <table:table-cell table:formula="of:=[.B434]-[.D434]" office:value-type="float" office:value="0.142756" calcext:value-type="float">
            <text:p>0,142756</text:p>
          </table:table-cell>
          <table:table-cell table:formula="of:=[.A434]-[.C434]" office:value-type="float" office:value="0.00243180000000009" calcext:value-type="float">
            <text:p>0,0024318</text:p>
          </table:table-cell>
          <table:table-cell table:formula="of:=[.G434]-[.C434]" office:value-type="float" office:value="0.0014289999999999" calcext:value-type="float">
            <text:p>0,001429</text:p>
          </table:table-cell>
          <table:table-cell table:formula="of:=[.J434]/[.I434]" office:value-type="float" office:value="0.587630561723763" calcext:value-type="float">
            <text:p>0,5876305617</text:p>
          </table:table-cell>
          <table:table-cell table:formula="of:=[.D434]+[.H434]*[.K434]" office:value-type="float" office:value="-2.35886621153056" calcext:value-type="float">
            <text:p>-2,3588662115</text:p>
          </table:table-cell>
        </table:table-row>
        <table:table-row table:style-name="ro1">
          <table:table-cell office:value-type="float" office:value="4.7274318" calcext:value-type="float">
            <text:p>4,7274318</text:p>
          </table:table-cell>
          <table:table-cell office:value-type="float" office:value="-2.299998" calcext:value-type="float">
            <text:p>-2,299998</text:p>
          </table:table-cell>
          <table:table-cell office:value-type="float" office:value="4.726" calcext:value-type="float">
            <text:p>4,726</text:p>
          </table:table-cell>
          <table:table-cell office:value-type="float" office:value="-2.216111" calcext:value-type="float">
            <text:p>-2,216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35]-[.E435]" office:value-type="float" office:value="4.7274318" calcext:value-type="float">
            <text:p>4,7274318</text:p>
          </table:table-cell>
          <table:table-cell table:formula="of:=[.B435]-[.D435]" office:value-type="float" office:value="-0.0838869999999998" calcext:value-type="float">
            <text:p>-0,083887</text:p>
          </table:table-cell>
          <table:table-cell table:formula="of:=[.A435]-[.C435]" office:value-type="float" office:value="0.00143179999999976" calcext:value-type="float">
            <text:p>0,0014318</text:p>
          </table:table-cell>
          <table:table-cell table:formula="of:=[.G435]-[.C435]" office:value-type="float" office:value="0.00143179999999976" calcext:value-type="float">
            <text:p>0,0014318</text:p>
          </table:table-cell>
          <table:table-cell table:formula="of:=[.J435]/[.I435]" office:value-type="float" office:value="1" calcext:value-type="float">
            <text:p>1</text:p>
          </table:table-cell>
          <table:table-cell table:formula="of:=[.D435]+[.H435]*[.K435]" office:value-type="float" office:value="-2.299998" calcext:value-type="float">
            <text:p>-2,299998</text:p>
          </table:table-cell>
        </table:table-row>
        <table:table-row table:style-name="ro1">
          <table:table-cell office:value-type="float" office:value="4.7555119" calcext:value-type="float">
            <text:p>4,7555119</text:p>
          </table:table-cell>
          <table:table-cell office:value-type="float" office:value="-1.999998" calcext:value-type="float">
            <text:p>-1,999998</text:p>
          </table:table-cell>
          <table:table-cell office:value-type="float" office:value="4.727" calcext:value-type="float">
            <text:p>4,727</text:p>
          </table:table-cell>
          <table:table-cell office:value-type="float" office:value="-2.383886" calcext:value-type="float">
            <text:p>-2,383886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9824179" calcext:value-type="float">
            <text:p>0,9824179</text:p>
          </table:table-cell>
          <table:table-cell table:formula="of:=[.A436]-[.E436]" office:value-type="float" office:value="4.7550106" calcext:value-type="float">
            <text:p>4,7550106</text:p>
          </table:table-cell>
          <table:table-cell table:formula="of:=[.B436]-[.D436]" office:value-type="float" office:value="0.383888" calcext:value-type="float">
            <text:p>0,383888</text:p>
          </table:table-cell>
          <table:table-cell table:formula="of:=[.A436]-[.C436]" office:value-type="float" office:value="0.0285118999999998" calcext:value-type="float">
            <text:p>0,0285119</text:p>
          </table:table-cell>
          <table:table-cell table:formula="of:=[.G436]-[.C436]" office:value-type="float" office:value="0.0280106" calcext:value-type="float">
            <text:p>0,0280106</text:p>
          </table:table-cell>
          <table:table-cell table:formula="of:=[.J436]/[.I436]" office:value-type="float" office:value="0.982417867627208" calcext:value-type="float">
            <text:p>0,9824178676</text:p>
          </table:table-cell>
          <table:table-cell table:formula="of:=[.D436]+[.H436]*[.K436]" office:value-type="float" office:value="-2.00674756963233" calcext:value-type="float">
            <text:p>-2,0067475696</text:p>
          </table:table-cell>
        </table:table-row>
        <table:table-row table:style-name="ro1">
          <table:table-cell office:value-type="float" office:value="4.7575175" calcext:value-type="float">
            <text:p>4,7575175</text:p>
          </table:table-cell>
          <table:table-cell office:value-type="float" office:value="-1.849998" calcext:value-type="float">
            <text:p>-1,849998</text:p>
          </table:table-cell>
          <table:table-cell office:value-type="float" office:value="4.755" calcext:value-type="float">
            <text:p>4,755</text:p>
          </table:table-cell>
          <table:table-cell office:value-type="float" office:value="-1.62286" calcext:value-type="float">
            <text:p>-1,62286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8008739" calcext:value-type="float">
            <text:p>0,8008739</text:p>
          </table:table-cell>
          <table:table-cell table:formula="of:=[.A437]-[.E437]" office:value-type="float" office:value="4.7570162" calcext:value-type="float">
            <text:p>4,7570162</text:p>
          </table:table-cell>
          <table:table-cell table:formula="of:=[.B437]-[.D437]" office:value-type="float" office:value="-0.227138" calcext:value-type="float">
            <text:p>-0,227138</text:p>
          </table:table-cell>
          <table:table-cell table:formula="of:=[.A437]-[.C437]" office:value-type="float" office:value="0.00251749999999973" calcext:value-type="float">
            <text:p>0,0025175</text:p>
          </table:table-cell>
          <table:table-cell table:formula="of:=[.G437]-[.C437]" office:value-type="float" office:value="0.00201619999999991" calcext:value-type="float">
            <text:p>0,0020162</text:p>
          </table:table-cell>
          <table:table-cell table:formula="of:=[.J437]/[.I437]" office:value-type="float" office:value="0.80087388282031" calcext:value-type="float">
            <text:p>0,8008738828</text:p>
          </table:table-cell>
          <table:table-cell table:formula="of:=[.D437]+[.H437]*[.K437]" office:value-type="float" office:value="-1.80476889199604" calcext:value-type="float">
            <text:p>-1,804768892</text:p>
          </table:table-cell>
        </table:table-row>
        <table:table-row table:style-name="ro1">
          <table:table-cell office:value-type="float" office:value="4.7600239" calcext:value-type="float">
            <text:p>4,7600239</text:p>
          </table:table-cell>
          <table:table-cell office:value-type="float" office:value="-1.849998" calcext:value-type="float">
            <text:p>-1,849998</text:p>
          </table:table-cell>
          <table:table-cell office:value-type="float" office:value="4.757" calcext:value-type="float">
            <text:p>4,757</text:p>
          </table:table-cell>
          <table:table-cell office:value-type="float" office:value="-2.031907" calcext:value-type="float">
            <text:p>-2,031907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8342207" calcext:value-type="float">
            <text:p>0,8342207</text:p>
          </table:table-cell>
          <table:table-cell table:formula="of:=[.A438]-[.E438]" office:value-type="float" office:value="4.7595226" calcext:value-type="float">
            <text:p>4,7595226</text:p>
          </table:table-cell>
          <table:table-cell table:formula="of:=[.B438]-[.D438]" office:value-type="float" office:value="0.181909" calcext:value-type="float">
            <text:p>0,181909</text:p>
          </table:table-cell>
          <table:table-cell table:formula="of:=[.A438]-[.C438]" office:value-type="float" office:value="0.00302390000000052" calcext:value-type="float">
            <text:p>0,0030239</text:p>
          </table:table-cell>
          <table:table-cell table:formula="of:=[.G438]-[.C438]" office:value-type="float" office:value="0.00252260000000071" calcext:value-type="float">
            <text:p>0,0025226</text:p>
          </table:table-cell>
          <table:table-cell table:formula="of:=[.J438]/[.I438]" office:value-type="float" office:value="0.834220708356848" calcext:value-type="float">
            <text:p>0,8342207084</text:p>
          </table:table-cell>
          <table:table-cell table:formula="of:=[.D438]+[.H438]*[.K438]" office:value-type="float" office:value="-1.88015474516351" calcext:value-type="float">
            <text:p>-1,8801547452</text:p>
          </table:table-cell>
        </table:table-row>
        <table:table-row table:style-name="ro1">
          <table:table-cell office:value-type="float" office:value="4.7610267" calcext:value-type="float">
            <text:p>4,7610267</text:p>
          </table:table-cell>
          <table:table-cell office:value-type="float" office:value="-1.849998" calcext:value-type="float">
            <text:p>-1,849998</text:p>
          </table:table-cell>
          <table:table-cell office:value-type="float" office:value="4.76" calcext:value-type="float">
            <text:p>4,76</text:p>
          </table:table-cell>
          <table:table-cell office:value-type="float" office:value="-1.698246" calcext:value-type="float">
            <text:p>-1,698246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7557709" calcext:value-type="float">
            <text:p>0,7557709</text:p>
          </table:table-cell>
          <table:table-cell table:formula="of:=[.A439]-[.E439]" office:value-type="float" office:value="4.76077595" calcext:value-type="float">
            <text:p>4,76077595</text:p>
          </table:table-cell>
          <table:table-cell table:formula="of:=[.B439]-[.D439]" office:value-type="float" office:value="-0.151752" calcext:value-type="float">
            <text:p>-0,151752</text:p>
          </table:table-cell>
          <table:table-cell table:formula="of:=[.A439]-[.C439]" office:value-type="float" office:value="0.0010267000000006" calcext:value-type="float">
            <text:p>0,0010267</text:p>
          </table:table-cell>
          <table:table-cell table:formula="of:=[.G439]-[.C439]" office:value-type="float" office:value="0.000775950000000414" calcext:value-type="float">
            <text:p>0,00077595</text:p>
          </table:table-cell>
          <table:table-cell table:formula="of:=[.J439]/[.I439]" office:value-type="float" office:value="0.755770916528644" calcext:value-type="float">
            <text:p>0,7557709165</text:p>
          </table:table-cell>
          <table:table-cell table:formula="of:=[.D439]+[.H439]*[.K439]" office:value-type="float" office:value="-1.81293574812505" calcext:value-type="float">
            <text:p>-1,8129357481</text:p>
          </table:table-cell>
        </table:table-row>
        <table:table-row table:style-name="ro1">
          <table:table-cell office:value-type="float" office:value="4.7615285" calcext:value-type="float">
            <text:p>4,7615285</text:p>
          </table:table-cell>
          <table:table-cell office:value-type="float" office:value="-1.849998" calcext:value-type="float">
            <text:p>-1,849998</text:p>
          </table:table-cell>
          <table:table-cell office:value-type="float" office:value="4.761" calcext:value-type="float">
            <text:p>4,761</text:p>
          </table:table-cell>
          <table:table-cell office:value-type="float" office:value="-1.964688" calcext:value-type="float">
            <text:p>-1,964688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525544" calcext:value-type="float">
            <text:p>0,525544</text:p>
          </table:table-cell>
          <table:table-cell table:formula="of:=[.A440]-[.E440]" office:value-type="float" office:value="4.76127775" calcext:value-type="float">
            <text:p>4,76127775</text:p>
          </table:table-cell>
          <table:table-cell table:formula="of:=[.B440]-[.D440]" office:value-type="float" office:value="0.11469" calcext:value-type="float">
            <text:p>0,11469</text:p>
          </table:table-cell>
          <table:table-cell table:formula="of:=[.A440]-[.C440]" office:value-type="float" office:value="0.00052849999999971" calcext:value-type="float">
            <text:p>0,0005285</text:p>
          </table:table-cell>
          <table:table-cell table:formula="of:=[.G440]-[.C440]" office:value-type="float" office:value="0.000277749999999521" calcext:value-type="float">
            <text:p>0,00027775</text:p>
          </table:table-cell>
          <table:table-cell table:formula="of:=[.J440]/[.I440]" office:value-type="float" office:value="0.525543992430793" calcext:value-type="float">
            <text:p>0,5255439924</text:p>
          </table:table-cell>
          <table:table-cell table:formula="of:=[.D440]+[.H440]*[.K440]" office:value-type="float" office:value="-1.90441335950811" calcext:value-type="float">
            <text:p>-1,9044133595</text:p>
          </table:table-cell>
        </table:table-row>
        <table:table-row table:style-name="ro1">
          <table:table-cell office:value-type="float" office:value="4.7620292" calcext:value-type="float">
            <text:p>4,7620292</text:p>
          </table:table-cell>
          <table:table-cell office:value-type="float" office:value="-1.849998" calcext:value-type="float">
            <text:p>-1,849998</text:p>
          </table:table-cell>
          <table:table-cell office:value-type="float" office:value="4.761" calcext:value-type="float">
            <text:p>4,761</text:p>
          </table:table-cell>
          <table:table-cell office:value-type="float" office:value="-1.789724" calcext:value-type="float">
            <text:p>-1,7897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41]-[.E441]" office:value-type="float" office:value="4.7620292" calcext:value-type="float">
            <text:p>4,7620292</text:p>
          </table:table-cell>
          <table:table-cell table:formula="of:=[.B441]-[.D441]" office:value-type="float" office:value="-0.0602739999999997" calcext:value-type="float">
            <text:p>-0,060274</text:p>
          </table:table-cell>
          <table:table-cell table:formula="of:=[.A441]-[.C441]" office:value-type="float" office:value="0.00102919999999962" calcext:value-type="float">
            <text:p>0,0010292</text:p>
          </table:table-cell>
          <table:table-cell table:formula="of:=[.G441]-[.C441]" office:value-type="float" office:value="0.00102919999999962" calcext:value-type="float">
            <text:p>0,0010292</text:p>
          </table:table-cell>
          <table:table-cell table:formula="of:=[.J441]/[.I441]" office:value-type="float" office:value="1" calcext:value-type="float">
            <text:p>1</text:p>
          </table:table-cell>
          <table:table-cell table:formula="of:=[.D441]+[.H441]*[.K441]" office:value-type="float" office:value="-1.849998" calcext:value-type="float">
            <text:p>-1,849998</text:p>
          </table:table-cell>
        </table:table-row>
        <table:table-row table:style-name="ro1">
          <table:table-cell office:value-type="float" office:value="4.7889085" calcext:value-type="float">
            <text:p>4,7889085</text:p>
          </table:table-cell>
          <table:table-cell office:value-type="float" office:value="-1.549998" calcext:value-type="float">
            <text:p>-1,549998</text:p>
          </table:table-cell>
          <table:table-cell office:value-type="float" office:value="4.762" calcext:value-type="float">
            <text:p>4,762</text:p>
          </table:table-cell>
          <table:table-cell office:value-type="float" office:value="-1.910273" calcext:value-type="float">
            <text:p>-1,910273</text:p>
          </table:table-cell>
          <table:table-cell office:value-type="float" office:value="0.0002515" calcext:value-type="float">
            <text:p>0,0002515</text:p>
          </table:table-cell>
          <table:table-cell office:value-type="float" office:value="0.9906535" calcext:value-type="float">
            <text:p>0,9906535</text:p>
          </table:table-cell>
          <table:table-cell table:formula="of:=[.A442]-[.E442]" office:value-type="float" office:value="4.788657" calcext:value-type="float">
            <text:p>4,788657</text:p>
          </table:table-cell>
          <table:table-cell table:formula="of:=[.B442]-[.D442]" office:value-type="float" office:value="0.360275" calcext:value-type="float">
            <text:p>0,360275</text:p>
          </table:table-cell>
          <table:table-cell table:formula="of:=[.A442]-[.C442]" office:value-type="float" office:value="0.0269084999999993" calcext:value-type="float">
            <text:p>0,0269085</text:p>
          </table:table-cell>
          <table:table-cell table:formula="of:=[.G442]-[.C442]" office:value-type="float" office:value="0.0266569999999993" calcext:value-type="float">
            <text:p>0,026657</text:p>
          </table:table-cell>
          <table:table-cell table:formula="of:=[.J442]/[.I442]" office:value-type="float" office:value="0.990653510972366" calcext:value-type="float">
            <text:p>0,990653511</text:p>
          </table:table-cell>
          <table:table-cell table:formula="of:=[.D442]+[.H442]*[.K442]" office:value-type="float" office:value="-1.55336530633443" calcext:value-type="float">
            <text:p>-1,5533653063</text:p>
          </table:table-cell>
        </table:table-row>
        <table:table-row table:style-name="ro1">
          <table:table-cell office:value-type="float" office:value="4.7919162" calcext:value-type="float">
            <text:p>4,7919162</text:p>
          </table:table-cell>
          <table:table-cell office:value-type="float" office:value="-1.399998" calcext:value-type="float">
            <text:p>-1,399998</text:p>
          </table:table-cell>
          <table:table-cell office:value-type="float" office:value="4.789" calcext:value-type="float">
            <text:p>4,789</text:p>
          </table:table-cell>
          <table:table-cell office:value-type="float" office:value="-1.193091" calcext:value-type="float">
            <text:p>-1,193091</text:p>
          </table:table-cell>
          <table:table-cell office:value-type="float" office:value="0.0012532" calcext:value-type="float">
            <text:p>0,0012532</text:p>
          </table:table-cell>
          <table:table-cell office:value-type="float" office:value="0.5702627" calcext:value-type="float">
            <text:p>0,5702627</text:p>
          </table:table-cell>
          <table:table-cell table:formula="of:=[.A443]-[.E443]" office:value-type="float" office:value="4.790663" calcext:value-type="float">
            <text:p>4,790663</text:p>
          </table:table-cell>
          <table:table-cell table:formula="of:=[.B443]-[.D443]" office:value-type="float" office:value="-0.206907" calcext:value-type="float">
            <text:p>-0,206907</text:p>
          </table:table-cell>
          <table:table-cell table:formula="of:=[.A443]-[.C443]" office:value-type="float" office:value="0.00291620000000048" calcext:value-type="float">
            <text:p>0,0029162</text:p>
          </table:table-cell>
          <table:table-cell table:formula="of:=[.G443]-[.C443]" office:value-type="float" office:value="0.00166300000000064" calcext:value-type="float">
            <text:p>0,001663</text:p>
          </table:table-cell>
          <table:table-cell table:formula="of:=[.J443]/[.I443]" office:value-type="float" office:value="0.570262670598849" calcext:value-type="float">
            <text:p>0,5702626706</text:p>
          </table:table-cell>
          <table:table-cell table:formula="of:=[.D443]+[.H443]*[.K443]" office:value-type="float" office:value="-1.3110823383856" calcext:value-type="float">
            <text:p>-1,3110823384</text:p>
          </table:table-cell>
        </table:table-row>
        <table:table-row table:style-name="ro1">
          <table:table-cell office:value-type="float" office:value="4.8228815" calcext:value-type="float">
            <text:p>4,8228815</text:p>
          </table:table-cell>
          <table:table-cell office:value-type="float" office:value="-1.099998" calcext:value-type="float">
            <text:p>-1,099998</text:p>
          </table:table-cell>
          <table:table-cell office:value-type="float" office:value="4.791" calcext:value-type="float">
            <text:p>4,791</text:p>
          </table:table-cell>
          <table:table-cell office:value-type="float" office:value="-1.51799" calcext:value-type="float">
            <text:p>-1,51799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9921396" calcext:value-type="float">
            <text:p>0,9921396</text:p>
          </table:table-cell>
          <table:table-cell table:formula="of:=[.A444]-[.E444]" office:value-type="float" office:value="4.8226309" calcext:value-type="float">
            <text:p>4,8226309</text:p>
          </table:table-cell>
          <table:table-cell table:formula="of:=[.B444]-[.D444]" office:value-type="float" office:value="0.417992" calcext:value-type="float">
            <text:p>0,417992</text:p>
          </table:table-cell>
          <table:table-cell table:formula="of:=[.A444]-[.C444]" office:value-type="float" office:value="0.0318814999999999" calcext:value-type="float">
            <text:p>0,0318815</text:p>
          </table:table-cell>
          <table:table-cell table:formula="of:=[.G444]-[.C444]" office:value-type="float" office:value="0.0316308999999997" calcext:value-type="float">
            <text:p>0,0316309</text:p>
          </table:table-cell>
          <table:table-cell table:formula="of:=[.J444]/[.I444]" office:value-type="float" office:value="0.99213964211219" calcext:value-type="float">
            <text:p>0,9921396421</text:p>
          </table:table-cell>
          <table:table-cell table:formula="of:=[.D444]+[.H444]*[.K444]" office:value-type="float" office:value="-1.10328356671424" calcext:value-type="float">
            <text:p>-1,1032835667</text:p>
          </table:table-cell>
        </table:table-row>
        <table:table-row table:style-name="ro1">
          <table:table-cell office:value-type="float" office:value="4.8238843" calcext:value-type="float">
            <text:p>4,8238843</text:p>
          </table:table-cell>
          <table:table-cell office:value-type="float" office:value="-0.9499984" calcext:value-type="float">
            <text:p>-0,9499984</text:p>
          </table:table-cell>
          <table:table-cell office:value-type="float" office:value="4.823" calcext:value-type="float">
            <text:p>4,823</text:p>
          </table:table-cell>
          <table:table-cell office:value-type="float" office:value="-0.6852925" calcext:value-type="float">
            <text:p>-0,6852925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716612" calcext:value-type="float">
            <text:p>0,716612</text:p>
          </table:table-cell>
          <table:table-cell table:formula="of:=[.A445]-[.E445]" office:value-type="float" office:value="4.8236337" calcext:value-type="float">
            <text:p>4,8236337</text:p>
          </table:table-cell>
          <table:table-cell table:formula="of:=[.B445]-[.D445]" office:value-type="float" office:value="-0.2647059" calcext:value-type="float">
            <text:p>-0,2647059</text:p>
          </table:table-cell>
          <table:table-cell table:formula="of:=[.A445]-[.C445]" office:value-type="float" office:value="0.000884299999999172" calcext:value-type="float">
            <text:p>0,0008843</text:p>
          </table:table-cell>
          <table:table-cell table:formula="of:=[.G445]-[.C445]" office:value-type="float" office:value="0.00063369999999896" calcext:value-type="float">
            <text:p>0,0006337</text:p>
          </table:table-cell>
          <table:table-cell table:formula="of:=[.J445]/[.I445]" office:value-type="float" office:value="0.716612009498534" calcext:value-type="float">
            <text:p>0,7166120095</text:p>
          </table:table-cell>
          <table:table-cell table:formula="of:=[.D445]+[.H445]*[.K445]" office:value-type="float" office:value="-0.874983926925118" calcext:value-type="float">
            <text:p>-0,8749839269</text:p>
          </table:table-cell>
        </table:table-row>
        <table:table-row table:style-name="ro1">
          <table:table-cell office:value-type="float" office:value="4.8268933" calcext:value-type="float">
            <text:p>4,8268933</text:p>
          </table:table-cell>
          <table:table-cell office:value-type="float" office:value="-0.9499984" calcext:value-type="float">
            <text:p>-0,9499984</text:p>
          </table:table-cell>
          <table:table-cell office:value-type="float" office:value="4.824" calcext:value-type="float">
            <text:p>4,824</text:p>
          </table:table-cell>
          <table:table-cell office:value-type="float" office:value="-1.13969" calcext:value-type="float">
            <text:p>-1,13969</text:p>
          </table:table-cell>
          <table:table-cell office:value-type="float" office:value="0.00100245" calcext:value-type="float">
            <text:p>0,00100245</text:p>
          </table:table-cell>
          <table:table-cell office:value-type="float" office:value="0.6535271" calcext:value-type="float">
            <text:p>0,6535271</text:p>
          </table:table-cell>
          <table:table-cell table:formula="of:=[.A446]-[.E446]" office:value-type="float" office:value="4.82589085" calcext:value-type="float">
            <text:p>4,82589085</text:p>
          </table:table-cell>
          <table:table-cell table:formula="of:=[.B446]-[.D446]" office:value-type="float" office:value="0.1896916" calcext:value-type="float">
            <text:p>0,1896916</text:p>
          </table:table-cell>
          <table:table-cell table:formula="of:=[.A446]-[.C446]" office:value-type="float" office:value="0.00289330000000021" calcext:value-type="float">
            <text:p>0,0028933</text:p>
          </table:table-cell>
          <table:table-cell table:formula="of:=[.G446]-[.C446]" office:value-type="float" office:value="0.00189085000000055" calcext:value-type="float">
            <text:p>0,00189085</text:p>
          </table:table-cell>
          <table:table-cell table:formula="of:=[.J446]/[.I446]" office:value-type="float" office:value="0.653527114367821" calcext:value-type="float">
            <text:p>0,6535271144</text:p>
          </table:table-cell>
          <table:table-cell table:formula="of:=[.D446]+[.H446]*[.K446]" office:value-type="float" office:value="-1.01572139603219" calcext:value-type="float">
            <text:p>-1,015721396</text:p>
          </table:table-cell>
        </table:table-row>
        <table:table-row table:style-name="ro1">
          <table:table-cell office:value-type="float" office:value="4.8283981" calcext:value-type="float">
            <text:p>4,8283981</text:p>
          </table:table-cell>
          <table:table-cell office:value-type="float" office:value="-0.9499984" calcext:value-type="float">
            <text:p>-0,9499984</text:p>
          </table:table-cell>
          <table:table-cell office:value-type="float" office:value="4.826" calcext:value-type="float">
            <text:p>4,826</text:p>
          </table:table-cell>
          <table:table-cell office:value-type="float" office:value="-0.8260299" calcext:value-type="float">
            <text:p>-0,8260299</text:p>
          </table:table-cell>
          <table:table-cell office:value-type="float" office:value="0.0007524" calcext:value-type="float">
            <text:p>0,0007524</text:p>
          </table:table-cell>
          <table:table-cell office:value-type="float" office:value="0.6862516" calcext:value-type="float">
            <text:p>0,6862516</text:p>
          </table:table-cell>
          <table:table-cell table:formula="of:=[.A447]-[.E447]" office:value-type="float" office:value="4.8276457" calcext:value-type="float">
            <text:p>4,8276457</text:p>
          </table:table-cell>
          <table:table-cell table:formula="of:=[.B447]-[.D447]" office:value-type="float" office:value="-0.1239685" calcext:value-type="float">
            <text:p>-0,1239685</text:p>
          </table:table-cell>
          <table:table-cell table:formula="of:=[.A447]-[.C447]" office:value-type="float" office:value="0.00239809999999974" calcext:value-type="float">
            <text:p>0,0023981</text:p>
          </table:table-cell>
          <table:table-cell table:formula="of:=[.G447]-[.C447]" office:value-type="float" office:value="0.00164570000000008" calcext:value-type="float">
            <text:p>0,0016457</text:p>
          </table:table-cell>
          <table:table-cell table:formula="of:=[.J447]/[.I447]" office:value-type="float" office:value="0.686251615862668" calcext:value-type="float">
            <text:p>0,6862516159</text:p>
          </table:table-cell>
          <table:table-cell table:formula="of:=[.D447]+[.H447]*[.K447]" office:value-type="float" office:value="-0.911103483441071" calcext:value-type="float">
            <text:p>-0,9111034834</text:p>
          </table:table-cell>
        </table:table-row>
        <table:table-row table:style-name="ro1">
          <table:table-cell office:value-type="float" office:value="4.8294027" calcext:value-type="float">
            <text:p>4,8294027</text:p>
          </table:table-cell>
          <table:table-cell office:value-type="float" office:value="-0.9499984" calcext:value-type="float">
            <text:p>-0,9499984</text:p>
          </table:table-cell>
          <table:table-cell office:value-type="float" office:value="4.828" calcext:value-type="float">
            <text:p>4,828</text:p>
          </table:table-cell>
          <table:table-cell office:value-type="float" office:value="-1.035072" calcext:value-type="float">
            <text:p>-1,0350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48]-[.E448]" office:value-type="float" office:value="4.8294027" calcext:value-type="float">
            <text:p>4,8294027</text:p>
          </table:table-cell>
          <table:table-cell table:formula="of:=[.B448]-[.D448]" office:value-type="float" office:value="0.0850736000000001" calcext:value-type="float">
            <text:p>0,0850736</text:p>
          </table:table-cell>
          <table:table-cell table:formula="of:=[.A448]-[.C448]" office:value-type="float" office:value="0.00140269999999987" calcext:value-type="float">
            <text:p>0,0014027</text:p>
          </table:table-cell>
          <table:table-cell table:formula="of:=[.G448]-[.C448]" office:value-type="float" office:value="0.00140269999999987" calcext:value-type="float">
            <text:p>0,0014027</text:p>
          </table:table-cell>
          <table:table-cell table:formula="of:=[.J448]/[.I448]" office:value-type="float" office:value="1" calcext:value-type="float">
            <text:p>1</text:p>
          </table:table-cell>
          <table:table-cell table:formula="of:=[.D448]+[.H448]*[.K448]" office:value-type="float" office:value="-0.9499984" calcext:value-type="float">
            <text:p>-0,9499984</text:p>
          </table:table-cell>
        </table:table-row>
        <table:table-row table:style-name="ro1">
          <table:table-cell office:value-type="float" office:value="4.829904" calcext:value-type="float">
            <text:p>4,829904</text:p>
          </table:table-cell>
          <table:table-cell office:value-type="float" office:value="-0.9499984" calcext:value-type="float">
            <text:p>-0,9499984</text:p>
          </table:table-cell>
          <table:table-cell office:value-type="float" office:value="4.829" calcext:value-type="float">
            <text:p>4,829</text:p>
          </table:table-cell>
          <table:table-cell office:value-type="float" office:value="-0.8649248" calcext:value-type="float">
            <text:p>-0,86492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49]-[.E449]" office:value-type="float" office:value="4.829904" calcext:value-type="float">
            <text:p>4,829904</text:p>
          </table:table-cell>
          <table:table-cell table:formula="of:=[.B449]-[.D449]" office:value-type="float" office:value="-0.0850736" calcext:value-type="float">
            <text:p>-0,0850736</text:p>
          </table:table-cell>
          <table:table-cell table:formula="of:=[.A449]-[.C449]" office:value-type="float" office:value="0.000904000000000238" calcext:value-type="float">
            <text:p>0,000904</text:p>
          </table:table-cell>
          <table:table-cell table:formula="of:=[.G449]-[.C449]" office:value-type="float" office:value="0.000904000000000238" calcext:value-type="float">
            <text:p>0,000904</text:p>
          </table:table-cell>
          <table:table-cell table:formula="of:=[.J449]/[.I449]" office:value-type="float" office:value="1" calcext:value-type="float">
            <text:p>1</text:p>
          </table:table-cell>
          <table:table-cell table:formula="of:=[.D449]+[.H449]*[.K449]" office:value-type="float" office:value="-0.9499984" calcext:value-type="float">
            <text:p>-0,9499984</text:p>
          </table:table-cell>
        </table:table-row>
        <table:table-row table:style-name="ro1">
          <table:table-cell office:value-type="float" office:value="4.877425" calcext:value-type="float">
            <text:p>4,877425</text:p>
          </table:table-cell>
          <table:table-cell office:value-type="float" office:value="-0.3499984" calcext:value-type="float">
            <text:p>-0,3499984</text:p>
          </table:table-cell>
          <table:table-cell office:value-type="float" office:value="4.83" calcext:value-type="float">
            <text:p>4,83</text:p>
          </table:table-cell>
          <table:table-cell office:value-type="float" office:value="-1.035072" calcext:value-type="float">
            <text:p>-1,0350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50]-[.E450]" office:value-type="float" office:value="4.877425" calcext:value-type="float">
            <text:p>4,877425</text:p>
          </table:table-cell>
          <table:table-cell table:formula="of:=[.B450]-[.D450]" office:value-type="float" office:value="0.6850736" calcext:value-type="float">
            <text:p>0,6850736</text:p>
          </table:table-cell>
          <table:table-cell table:formula="of:=[.A450]-[.C450]" office:value-type="float" office:value="0.0474249999999996" calcext:value-type="float">
            <text:p>0,047425</text:p>
          </table:table-cell>
          <table:table-cell table:formula="of:=[.G450]-[.C450]" office:value-type="float" office:value="0.0474249999999996" calcext:value-type="float">
            <text:p>0,047425</text:p>
          </table:table-cell>
          <table:table-cell table:formula="of:=[.J450]/[.I450]" office:value-type="float" office:value="1" calcext:value-type="float">
            <text:p>1</text:p>
          </table:table-cell>
          <table:table-cell table:formula="of:=[.D450]+[.H450]*[.K450]" office:value-type="float" office:value="-0.3499984" calcext:value-type="float">
            <text:p>-0,3499984</text:p>
          </table:table-cell>
        </table:table-row>
        <table:table-row table:style-name="ro1">
          <table:table-cell office:value-type="float" office:value="4.8784293" calcext:value-type="float">
            <text:p>4,8784293</text:p>
          </table:table-cell>
          <table:table-cell office:value-type="float" office:value="-0.3499984" calcext:value-type="float">
            <text:p>-0,3499984</text:p>
          </table:table-cell>
          <table:table-cell office:value-type="float" office:value="4.877" calcext:value-type="float">
            <text:p>4,877</text:p>
          </table:table-cell>
          <table:table-cell office:value-type="float" office:value="0.3350751" calcext:value-type="float">
            <text:p>0,3350751</text:p>
          </table:table-cell>
          <table:table-cell office:value-type="float" office:value="0.00050215" calcext:value-type="float">
            <text:p>0,00050215</text:p>
          </table:table-cell>
          <table:table-cell office:value-type="float" office:value="0.6486742" calcext:value-type="float">
            <text:p>0,6486742</text:p>
          </table:table-cell>
          <table:table-cell table:formula="of:=[.A451]-[.E451]" office:value-type="float" office:value="4.87792715" calcext:value-type="float">
            <text:p>4,87792715</text:p>
          </table:table-cell>
          <table:table-cell table:formula="of:=[.B451]-[.D451]" office:value-type="float" office:value="-0.6850735" calcext:value-type="float">
            <text:p>-0,6850735</text:p>
          </table:table-cell>
          <table:table-cell table:formula="of:=[.A451]-[.C451]" office:value-type="float" office:value="0.00142929999999986" calcext:value-type="float">
            <text:p>0,0014293</text:p>
          </table:table-cell>
          <table:table-cell table:formula="of:=[.G451]-[.C451]" office:value-type="float" office:value="0.000927149999999877" calcext:value-type="float">
            <text:p>0,00092715</text:p>
          </table:table-cell>
          <table:table-cell table:formula="of:=[.J451]/[.I451]" office:value-type="float" office:value="0.648674176170132" calcext:value-type="float">
            <text:p>0,6486741762</text:p>
          </table:table-cell>
          <table:table-cell table:formula="of:=[.D451]+[.H451]*[.K451]" office:value-type="float" office:value="-0.109314388228489" calcext:value-type="float">
            <text:p>-0,1093143882</text:p>
          </table:table-cell>
        </table:table-row>
        <table:table-row table:style-name="ro1">
          <table:table-cell office:value-type="float" office:value="4.8789329" calcext:value-type="float">
            <text:p>4,8789329</text:p>
          </table:table-cell>
          <table:table-cell office:value-type="float" office:value="-0.3499984" calcext:value-type="float">
            <text:p>-0,3499984</text:p>
          </table:table-cell>
          <table:table-cell office:value-type="float" office:value="4.878" calcext:value-type="float">
            <text:p>4,878</text:p>
          </table:table-cell>
          <table:table-cell office:value-type="float" office:value="-0.7943879" calcext:value-type="float">
            <text:p>-0,7943879</text:p>
          </table:table-cell>
          <table:table-cell office:value-type="float" office:value="0.0002518" calcext:value-type="float">
            <text:p>0,0002518</text:p>
          </table:table-cell>
          <table:table-cell office:value-type="float" office:value="0.7300889" calcext:value-type="float">
            <text:p>0,7300889</text:p>
          </table:table-cell>
          <table:table-cell table:formula="of:=[.A452]-[.E452]" office:value-type="float" office:value="4.8786811" calcext:value-type="float">
            <text:p>4,8786811</text:p>
          </table:table-cell>
          <table:table-cell table:formula="of:=[.B452]-[.D452]" office:value-type="float" office:value="0.4443895" calcext:value-type="float">
            <text:p>0,4443895</text:p>
          </table:table-cell>
          <table:table-cell table:formula="of:=[.A452]-[.C452]" office:value-type="float" office:value="0.00093289999999957" calcext:value-type="float">
            <text:p>0,0009329</text:p>
          </table:table-cell>
          <table:table-cell table:formula="of:=[.G452]-[.C452]" office:value-type="float" office:value="0.000681099999999546" calcext:value-type="float">
            <text:p>0,0006811</text:p>
          </table:table-cell>
          <table:table-cell table:formula="of:=[.J452]/[.I452]" office:value-type="float" office:value="0.730088969878722" calcext:value-type="float">
            <text:p>0,7300889699</text:p>
          </table:table-cell>
          <table:table-cell table:formula="of:=[.D452]+[.H452]*[.K452]" office:value-type="float" office:value="-0.46994402772008" calcext:value-type="float">
            <text:p>-0,4699440277</text:p>
          </table:table-cell>
        </table:table-row>
        <table:table-row table:style-name="ro1">
          <table:table-cell office:value-type="float" office:value="4.8799354" calcext:value-type="float">
            <text:p>4,8799354</text:p>
          </table:table-cell>
          <table:table-cell office:value-type="float" office:value="-0.3499984" calcext:value-type="float">
            <text:p>-0,3499984</text:p>
          </table:table-cell>
          <table:table-cell office:value-type="float" office:value="4.879" calcext:value-type="float">
            <text:p>4,879</text:p>
          </table:table-cell>
          <table:table-cell office:value-type="float" office:value="-0.02555454" calcext:value-type="float">
            <text:p>-0,02555454</text:p>
          </table:table-cell>
          <table:table-cell office:value-type="float" office:value="0.0002518" calcext:value-type="float">
            <text:p>0,0002518</text:p>
          </table:table-cell>
          <table:table-cell office:value-type="float" office:value="0.7308103" calcext:value-type="float">
            <text:p>0,7308103</text:p>
          </table:table-cell>
          <table:table-cell table:formula="of:=[.A453]-[.E453]" office:value-type="float" office:value="4.8796836" calcext:value-type="float">
            <text:p>4,8796836</text:p>
          </table:table-cell>
          <table:table-cell table:formula="of:=[.B453]-[.D453]" office:value-type="float" office:value="-0.32444386" calcext:value-type="float">
            <text:p>-0,32444386</text:p>
          </table:table-cell>
          <table:table-cell table:formula="of:=[.A453]-[.C453]" office:value-type="float" office:value="0.000935400000000364" calcext:value-type="float">
            <text:p>0,0009354</text:p>
          </table:table-cell>
          <table:table-cell table:formula="of:=[.G453]-[.C453]" office:value-type="float" office:value="0.00068360000000034" calcext:value-type="float">
            <text:p>0,0006836</text:p>
          </table:table-cell>
          <table:table-cell table:formula="of:=[.J453]/[.I453]" office:value-type="float" office:value="0.730810348514083" calcext:value-type="float">
            <text:p>0,7308103485</text:p>
          </table:table-cell>
          <table:table-cell table:formula="of:=[.D453]+[.H453]*[.K453]" office:value-type="float" office:value="-0.262661470399854" calcext:value-type="float">
            <text:p>-0,2626614704</text:p>
          </table:table-cell>
        </table:table-row>
        <table:table-row table:style-name="ro1">
          <table:table-cell office:value-type="float" office:value="4.880938" calcext:value-type="float">
            <text:p>4,880938</text:p>
          </table:table-cell>
          <table:table-cell office:value-type="float" office:value="-0.1999984" calcext:value-type="float">
            <text:p>-0,1999984</text:p>
          </table:table-cell>
          <table:table-cell office:value-type="float" office:value="4.88" calcext:value-type="float">
            <text:p>4,88</text:p>
          </table:table-cell>
          <table:table-cell office:value-type="float" office:value="-0.5871053" calcext:value-type="float">
            <text:p>-0,5871053</text:p>
          </table:table-cell>
          <table:table-cell office:value-type="float" office:value="0.0002518" calcext:value-type="float">
            <text:p>0,0002518</text:p>
          </table:table-cell>
          <table:table-cell office:value-type="float" office:value="0.7315565" calcext:value-type="float">
            <text:p>0,7315565</text:p>
          </table:table-cell>
          <table:table-cell table:formula="of:=[.A454]-[.E454]" office:value-type="float" office:value="4.8806862" calcext:value-type="float">
            <text:p>4,8806862</text:p>
          </table:table-cell>
          <table:table-cell table:formula="of:=[.B454]-[.D454]" office:value-type="float" office:value="0.3871069" calcext:value-type="float">
            <text:p>0,3871069</text:p>
          </table:table-cell>
          <table:table-cell table:formula="of:=[.A454]-[.C454]" office:value-type="float" office:value="0.00093800000000055" calcext:value-type="float">
            <text:p>0,000938</text:p>
          </table:table-cell>
          <table:table-cell table:formula="of:=[.G454]-[.C454]" office:value-type="float" office:value="0.000686200000000525" calcext:value-type="float">
            <text:p>0,0006862</text:p>
          </table:table-cell>
          <table:table-cell table:formula="of:=[.J454]/[.I454]" office:value-type="float" office:value="0.731556503198426" calcext:value-type="float">
            <text:p>0,7315565032</text:p>
          </table:table-cell>
          <table:table-cell table:formula="of:=[.D454]+[.H454]*[.K454]" office:value-type="float" office:value="-0.303914729872017" calcext:value-type="float">
            <text:p>-0,3039147299</text:p>
          </table:table-cell>
        </table:table-row>
        <table:table-row table:style-name="ro1">
          <table:table-cell office:value-type="float" office:value="4.8934714" calcext:value-type="float">
            <text:p>4,8934714</text:p>
          </table:table-cell>
          <table:table-cell office:value-type="float" office:value="-0.0499984" calcext:value-type="float">
            <text:p>-0,0499984</text:p>
          </table:table-cell>
          <table:table-cell office:value-type="float" office:value="4.881" calcext:value-type="float">
            <text:p>4,881</text:p>
          </table:table-cell>
          <table:table-cell office:value-type="float" office:value="0.0831922" calcext:value-type="float">
            <text:p>0,0831922</text:p>
          </table:table-cell>
          <table:table-cell office:value-type="float" office:value="0.0002518" calcext:value-type="float">
            <text:p>0,0002518</text:p>
          </table:table-cell>
          <table:table-cell office:value-type="float" office:value="0.9798098" calcext:value-type="float">
            <text:p>0,9798098</text:p>
          </table:table-cell>
          <table:table-cell table:formula="of:=[.A455]-[.E455]" office:value-type="float" office:value="4.8932196" calcext:value-type="float">
            <text:p>4,8932196</text:p>
          </table:table-cell>
          <table:table-cell table:formula="of:=[.B455]-[.D455]" office:value-type="float" office:value="-0.1331906" calcext:value-type="float">
            <text:p>-0,1331906</text:p>
          </table:table-cell>
          <table:table-cell table:formula="of:=[.A455]-[.C455]" office:value-type="float" office:value="0.0124713999999999" calcext:value-type="float">
            <text:p>0,0124714</text:p>
          </table:table-cell>
          <table:table-cell table:formula="of:=[.G455]-[.C455]" office:value-type="float" office:value="0.0122195999999999" calcext:value-type="float">
            <text:p>0,0122196</text:p>
          </table:table-cell>
          <table:table-cell table:formula="of:=[.J455]/[.I455]" office:value-type="float" office:value="0.979809804833457" calcext:value-type="float">
            <text:p>0,9798098048</text:p>
          </table:table-cell>
          <table:table-cell table:formula="of:=[.D455]+[.H455]*[.K455]" office:value-type="float" office:value="-0.047309255791651" calcext:value-type="float">
            <text:p>-0,0473092558</text:p>
          </table:table-cell>
        </table:table-row>
        <table:table-row table:style-name="ro1">
          <table:table-cell office:value-type="float" office:value="4.8959778" calcext:value-type="float">
            <text:p>4,8959778</text:p>
          </table:table-cell>
          <table:table-cell office:value-type="float" office:value="-0.0499984" calcext:value-type="float">
            <text:p>-0,0499984</text:p>
          </table:table-cell>
          <table:table-cell office:value-type="float" office:value="4.893" calcext:value-type="float">
            <text:p>4,893</text:p>
          </table:table-cell>
          <table:table-cell office:value-type="float" office:value="-0.1804999" calcext:value-type="float">
            <text:p>-0,1804999</text:p>
          </table:table-cell>
          <table:table-cell office:value-type="float" office:value="0.00075165" calcext:value-type="float">
            <text:p>0,00075165</text:p>
          </table:table-cell>
          <table:table-cell office:value-type="float" office:value="0.7475821" calcext:value-type="float">
            <text:p>0,7475821</text:p>
          </table:table-cell>
          <table:table-cell table:formula="of:=[.A456]-[.E456]" office:value-type="float" office:value="4.89522615" calcext:value-type="float">
            <text:p>4,89522615</text:p>
          </table:table-cell>
          <table:table-cell table:formula="of:=[.B456]-[.D456]" office:value-type="float" office:value="0.1305015" calcext:value-type="float">
            <text:p>0,1305015</text:p>
          </table:table-cell>
          <table:table-cell table:formula="of:=[.A456]-[.C456]" office:value-type="float" office:value="0.00297780000000003" calcext:value-type="float">
            <text:p>0,0029778</text:p>
          </table:table-cell>
          <table:table-cell table:formula="of:=[.G456]-[.C456]" office:value-type="float" office:value="0.00222615000000026" calcext:value-type="float">
            <text:p>0,00222615</text:p>
          </table:table-cell>
          <table:table-cell table:formula="of:=[.J456]/[.I456]" office:value-type="float" office:value="0.747582107596292" calcext:value-type="float">
            <text:p>0,7475821076</text:p>
          </table:table-cell>
          <table:table-cell table:formula="of:=[.D456]+[.H456]*[.K456]" office:value-type="float" office:value="-0.0829393135855226" calcext:value-type="float">
            <text:p>-0,0829393136</text:p>
          </table:table-cell>
        </table:table-row>
        <table:table-row table:style-name="ro1">
          <table:table-cell office:value-type="float" office:value="4.8979831" calcext:value-type="float">
            <text:p>4,8979831</text:p>
          </table:table-cell>
          <table:table-cell office:value-type="float" office:value="-0.0499984" calcext:value-type="float">
            <text:p>-0,0499984</text:p>
          </table:table-cell>
          <table:table-cell office:value-type="float" office:value="4.895" calcext:value-type="float">
            <text:p>4,895</text:p>
          </table:table-cell>
          <table:table-cell office:value-type="float" office:value="0.04756215" calcext:value-type="float">
            <text:p>0,04756215</text:p>
          </table:table-cell>
          <table:table-cell office:value-type="float" office:value="0.00075165" calcext:value-type="float">
            <text:p>0,00075165</text:p>
          </table:table-cell>
          <table:table-cell office:value-type="float" office:value="0.7480305" calcext:value-type="float">
            <text:p>0,7480305</text:p>
          </table:table-cell>
          <table:table-cell table:formula="of:=[.A457]-[.E457]" office:value-type="float" office:value="4.89723145" calcext:value-type="float">
            <text:p>4,89723145</text:p>
          </table:table-cell>
          <table:table-cell table:formula="of:=[.B457]-[.D457]" office:value-type="float" office:value="-0.09756055" calcext:value-type="float">
            <text:p>-0,09756055</text:p>
          </table:table-cell>
          <table:table-cell table:formula="of:=[.A457]-[.C457]" office:value-type="float" office:value="0.00298310000000068" calcext:value-type="float">
            <text:p>0,0029831</text:p>
          </table:table-cell>
          <table:table-cell table:formula="of:=[.G457]-[.C457]" office:value-type="float" office:value="0.00223145000000091" calcext:value-type="float">
            <text:p>0,00223145</text:p>
          </table:table-cell>
          <table:table-cell table:formula="of:=[.J457]/[.I457]" office:value-type="float" office:value="0.74803057222366" calcext:value-type="float">
            <text:p>0,7480305722</text:p>
          </table:table-cell>
          <table:table-cell table:formula="of:=[.D457]+[.H457]*[.K457]" office:value-type="float" office:value="-0.025416124042955" calcext:value-type="float">
            <text:p>-0,025416124</text:p>
          </table:table-cell>
        </table:table-row>
        <table:table-row table:style-name="ro1">
          <table:table-cell office:value-type="float" office:value="4.8989859" calcext:value-type="float">
            <text:p>4,8989859</text:p>
          </table:table-cell>
          <table:table-cell office:value-type="float" office:value="-0.0499984" calcext:value-type="float">
            <text:p>-0,0499984</text:p>
          </table:table-cell>
          <table:table-cell office:value-type="float" office:value="4.897" calcext:value-type="float">
            <text:p>4,897</text:p>
          </table:table-cell>
          <table:table-cell office:value-type="float" office:value="-0.1229767" calcext:value-type="float">
            <text:p>-0,1229767</text:p>
          </table:table-cell>
          <table:table-cell office:value-type="float" office:value="0.00075165" calcext:value-type="float">
            <text:p>0,00075165</text:p>
          </table:table-cell>
          <table:table-cell office:value-type="float" office:value="0.6215066" calcext:value-type="float">
            <text:p>0,6215066</text:p>
          </table:table-cell>
          <table:table-cell table:formula="of:=[.A458]-[.E458]" office:value-type="float" office:value="4.89823425" calcext:value-type="float">
            <text:p>4,89823425</text:p>
          </table:table-cell>
          <table:table-cell table:formula="of:=[.B458]-[.D458]" office:value-type="float" office:value="0.0729783" calcext:value-type="float">
            <text:p>0,0729783</text:p>
          </table:table-cell>
          <table:table-cell table:formula="of:=[.A458]-[.C458]" office:value-type="float" office:value="0.00198589999999932" calcext:value-type="float">
            <text:p>0,0019859</text:p>
          </table:table-cell>
          <table:table-cell table:formula="of:=[.G458]-[.C458]" office:value-type="float" office:value="0.00123424999999955" calcext:value-type="float">
            <text:p>0,00123425</text:p>
          </table:table-cell>
          <table:table-cell table:formula="of:=[.J458]/[.I458]" office:value-type="float" office:value="0.62150662168285" calcext:value-type="float">
            <text:p>0,6215066217</text:p>
          </table:table-cell>
          <table:table-cell table:formula="of:=[.D458]+[.H458]*[.K458]" office:value-type="float" office:value="-0.0776202033108425" calcext:value-type="float">
            <text:p>-0,0776202033</text:p>
          </table:table-cell>
        </table:table-row>
        <table:table-row table:style-name="ro1">
          <table:table-cell office:value-type="float" office:value="4.8994872" calcext:value-type="float">
            <text:p>4,8994872</text:p>
          </table:table-cell>
          <table:table-cell office:value-type="float" office:value="-0.0499984" calcext:value-type="float">
            <text:p>-0,0499984</text:p>
          </table:table-cell>
          <table:table-cell office:value-type="float" office:value="4.898" calcext:value-type="float">
            <text:p>4,898</text:p>
          </table:table-cell>
          <table:table-cell office:value-type="float" office:value="-0.00464192" calcext:value-type="float">
            <text:p>-0,004641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59]-[.E459]" office:value-type="float" office:value="4.8994872" calcext:value-type="float">
            <text:p>4,8994872</text:p>
          </table:table-cell>
          <table:table-cell table:formula="of:=[.B459]-[.D459]" office:value-type="float" office:value="-0.04535648" calcext:value-type="float">
            <text:p>-0,04535648</text:p>
          </table:table-cell>
          <table:table-cell table:formula="of:=[.A459]-[.C459]" office:value-type="float" office:value="0.00148720000000058" calcext:value-type="float">
            <text:p>0,0014872</text:p>
          </table:table-cell>
          <table:table-cell table:formula="of:=[.G459]-[.C459]" office:value-type="float" office:value="0.00148720000000058" calcext:value-type="float">
            <text:p>0,0014872</text:p>
          </table:table-cell>
          <table:table-cell table:formula="of:=[.J459]/[.I459]" office:value-type="float" office:value="1" calcext:value-type="float">
            <text:p>1</text:p>
          </table:table-cell>
          <table:table-cell table:formula="of:=[.D459]+[.H459]*[.K459]" office:value-type="float" office:value="-0.0499984" calcext:value-type="float">
            <text:p>-0,0499984</text:p>
          </table:table-cell>
        </table:table-row>
        <table:table-row table:style-name="ro1">
          <table:table-cell office:value-type="float" office:value="4.9600087" calcext:value-type="float">
            <text:p>4,9600087</text:p>
          </table:table-cell>
          <table:table-cell office:value-type="float" office:value="0.8500016" calcext:value-type="float">
            <text:p>0,8500016</text:p>
          </table:table-cell>
          <table:table-cell office:value-type="float" office:value="4.899" calcext:value-type="float">
            <text:p>4,899</text:p>
          </table:table-cell>
          <table:table-cell office:value-type="float" office:value="-0.09535488" calcext:value-type="float">
            <text:p>-0,09535488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9917831" calcext:value-type="float">
            <text:p>0,9917831</text:p>
          </table:table-cell>
          <table:table-cell table:formula="of:=[.A460]-[.E460]" office:value-type="float" office:value="4.9595074" calcext:value-type="float">
            <text:p>4,9595074</text:p>
          </table:table-cell>
          <table:table-cell table:formula="of:=[.B460]-[.D460]" office:value-type="float" office:value="0.94535648" calcext:value-type="float">
            <text:p>0,94535648</text:p>
          </table:table-cell>
          <table:table-cell table:formula="of:=[.A460]-[.C460]" office:value-type="float" office:value="0.0610086999999995" calcext:value-type="float">
            <text:p>0,0610087</text:p>
          </table:table-cell>
          <table:table-cell table:formula="of:=[.G460]-[.C460]" office:value-type="float" office:value="0.0605073999999997" calcext:value-type="float">
            <text:p>0,0605074</text:p>
          </table:table-cell>
          <table:table-cell table:formula="of:=[.J460]/[.I460]" office:value-type="float" office:value="0.991783139126062" calcext:value-type="float">
            <text:p>0,9917831391</text:p>
          </table:table-cell>
          <table:table-cell table:formula="of:=[.D460]+[.H460]*[.K460]" office:value-type="float" office:value="0.842233737327564" calcext:value-type="float">
            <text:p>0,8422337373</text:p>
          </table:table-cell>
        </table:table-row>
        <table:table-row table:style-name="ro1">
          <table:table-cell office:value-type="float" office:value="4.9620143" calcext:value-type="float">
            <text:p>4,9620143</text:p>
          </table:table-cell>
          <table:table-cell office:value-type="float" office:value="0.8500016" calcext:value-type="float">
            <text:p>0,8500016</text:p>
          </table:table-cell>
          <table:table-cell office:value-type="float" office:value="4.96" calcext:value-type="float">
            <text:p>4,96</text:p>
          </table:table-cell>
          <table:table-cell office:value-type="float" office:value="1.78759" calcext:value-type="float">
            <text:p>1,78759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7511294" calcext:value-type="float">
            <text:p>0,7511294</text:p>
          </table:table-cell>
          <table:table-cell table:formula="of:=[.A461]-[.E461]" office:value-type="float" office:value="4.961513" calcext:value-type="float">
            <text:p>4,961513</text:p>
          </table:table-cell>
          <table:table-cell table:formula="of:=[.B461]-[.D461]" office:value-type="float" office:value="-0.9375884" calcext:value-type="float">
            <text:p>-0,9375884</text:p>
          </table:table-cell>
          <table:table-cell table:formula="of:=[.A461]-[.C461]" office:value-type="float" office:value="0.00201429999999991" calcext:value-type="float">
            <text:p>0,0020143</text:p>
          </table:table-cell>
          <table:table-cell table:formula="of:=[.G461]-[.C461]" office:value-type="float" office:value="0.0015130000000001" calcext:value-type="float">
            <text:p>0,001513</text:p>
          </table:table-cell>
          <table:table-cell table:formula="of:=[.J461]/[.I461]" office:value-type="float" office:value="0.751129424614091" calcext:value-type="float">
            <text:p>0,7511294246</text:p>
          </table:table-cell>
          <table:table-cell table:formula="of:=[.D461]+[.H461]*[.K461]" office:value-type="float" office:value="1.08333976458315" calcext:value-type="float">
            <text:p>1,0833397646</text:p>
          </table:table-cell>
        </table:table-row>
        <table:table-row table:style-name="ro1">
          <table:table-cell office:value-type="float" office:value="4.9640199" calcext:value-type="float">
            <text:p>4,9640199</text:p>
          </table:table-cell>
          <table:table-cell office:value-type="float" office:value="0.8500016" calcext:value-type="float">
            <text:p>0,8500016</text:p>
          </table:table-cell>
          <table:table-cell office:value-type="float" office:value="4.962" calcext:value-type="float">
            <text:p>4,962</text:p>
          </table:table-cell>
          <table:table-cell office:value-type="float" office:value="0.1457511" calcext:value-type="float">
            <text:p>0,1457511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7518194" calcext:value-type="float">
            <text:p>0,7518194</text:p>
          </table:table-cell>
          <table:table-cell table:formula="of:=[.A462]-[.E462]" office:value-type="float" office:value="4.9635186" calcext:value-type="float">
            <text:p>4,9635186</text:p>
          </table:table-cell>
          <table:table-cell table:formula="of:=[.B462]-[.D462]" office:value-type="float" office:value="0.7042505" calcext:value-type="float">
            <text:p>0,7042505</text:p>
          </table:table-cell>
          <table:table-cell table:formula="of:=[.A462]-[.C462]" office:value-type="float" office:value="0.00201990000000052" calcext:value-type="float">
            <text:p>0,0020199</text:p>
          </table:table-cell>
          <table:table-cell table:formula="of:=[.G462]-[.C462]" office:value-type="float" office:value="0.0015186000000007" calcext:value-type="float">
            <text:p>0,0015186</text:p>
          </table:table-cell>
          <table:table-cell table:formula="of:=[.J462]/[.I462]" office:value-type="float" office:value="0.751819397000006" calcext:value-type="float">
            <text:p>0,751819397</text:p>
          </table:table-cell>
          <table:table-cell table:formula="of:=[.D462]+[.H462]*[.K462]" office:value-type="float" office:value="0.675220286246953" calcext:value-type="float">
            <text:p>0,6752202862</text:p>
          </table:table-cell>
        </table:table-row>
        <table:table-row table:style-name="ro1">
          <table:table-cell office:value-type="float" office:value="4.9645212" calcext:value-type="float">
            <text:p>4,9645212</text:p>
          </table:table-cell>
          <table:table-cell office:value-type="float" office:value="0.8500016" calcext:value-type="float">
            <text:p>0,8500016</text:p>
          </table:table-cell>
          <table:table-cell office:value-type="float" office:value="4.964" calcext:value-type="float">
            <text:p>4,964</text:p>
          </table:table-cell>
          <table:table-cell office:value-type="float" office:value="1.379471" calcext:value-type="float">
            <text:p>1,379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63]-[.E463]" office:value-type="float" office:value="4.9645212" calcext:value-type="float">
            <text:p>4,9645212</text:p>
          </table:table-cell>
          <table:table-cell table:formula="of:=[.B463]-[.D463]" office:value-type="float" office:value="-0.5294694" calcext:value-type="float">
            <text:p>-0,5294694</text:p>
          </table:table-cell>
          <table:table-cell table:formula="of:=[.A463]-[.C463]" office:value-type="float" office:value="0.000521199999999666" calcext:value-type="float">
            <text:p>0,0005212</text:p>
          </table:table-cell>
          <table:table-cell table:formula="of:=[.G463]-[.C463]" office:value-type="float" office:value="0.000521199999999666" calcext:value-type="float">
            <text:p>0,0005212</text:p>
          </table:table-cell>
          <table:table-cell table:formula="of:=[.J463]/[.I463]" office:value-type="float" office:value="1" calcext:value-type="float">
            <text:p>1</text:p>
          </table:table-cell>
          <table:table-cell table:formula="of:=[.D463]+[.H463]*[.K463]" office:value-type="float" office:value="0.8500016" calcext:value-type="float">
            <text:p>0,8500016</text:p>
          </table:table-cell>
        </table:table-row>
        <table:table-row table:style-name="ro1">
          <table:table-cell office:value-type="float" office:value="4.9650229" calcext:value-type="float">
            <text:p>4,9650229</text:p>
          </table:table-cell>
          <table:table-cell office:value-type="float" office:value="0.8500016" calcext:value-type="float">
            <text:p>0,8500016</text:p>
          </table:table-cell>
          <table:table-cell office:value-type="float" office:value="4.965" calcext:value-type="float">
            <text:p>4,965</text:p>
          </table:table-cell>
          <table:table-cell office:value-type="float" office:value="0.3205323" calcext:value-type="float">
            <text:p>0,32053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64]-[.E464]" office:value-type="float" office:value="4.9650229" calcext:value-type="float">
            <text:p>4,9650229</text:p>
          </table:table-cell>
          <table:table-cell table:formula="of:=[.B464]-[.D464]" office:value-type="float" office:value="0.5294693" calcext:value-type="float">
            <text:p>0,5294693</text:p>
          </table:table-cell>
          <table:table-cell table:formula="of:=[.A464]-[.C464]" office:value-type="float" office:value="0.0000229000000002699" calcext:value-type="float">
            <text:p>0,0000229</text:p>
          </table:table-cell>
          <table:table-cell table:formula="of:=[.G464]-[.C464]" office:value-type="float" office:value="0.0000229000000002699" calcext:value-type="float">
            <text:p>0,0000229</text:p>
          </table:table-cell>
          <table:table-cell table:formula="of:=[.J464]/[.I464]" office:value-type="float" office:value="1" calcext:value-type="float">
            <text:p>1</text:p>
          </table:table-cell>
          <table:table-cell table:formula="of:=[.D464]+[.H464]*[.K464]" office:value-type="float" office:value="0.8500016" calcext:value-type="float">
            <text:p>0,8500016</text:p>
          </table:table-cell>
        </table:table-row>
        <table:table-row table:style-name="ro1">
          <table:table-cell office:value-type="float" office:value="4.9949063" calcext:value-type="float">
            <text:p>4,9949063</text:p>
          </table:table-cell>
          <table:table-cell office:value-type="float" office:value="1.300002" calcext:value-type="float">
            <text:p>1,300002</text:p>
          </table:table-cell>
          <table:table-cell office:value-type="float" office:value="4.965" calcext:value-type="float">
            <text:p>4,965</text:p>
          </table:table-cell>
          <table:table-cell office:value-type="float" office:value="1.379471" calcext:value-type="float">
            <text:p>1,379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65]-[.E465]" office:value-type="float" office:value="4.9949063" calcext:value-type="float">
            <text:p>4,9949063</text:p>
          </table:table-cell>
          <table:table-cell table:formula="of:=[.B465]-[.D465]" office:value-type="float" office:value="-0.079469" calcext:value-type="float">
            <text:p>-0,079469</text:p>
          </table:table-cell>
          <table:table-cell table:formula="of:=[.A465]-[.C465]" office:value-type="float" office:value="0.0299063000000004" calcext:value-type="float">
            <text:p>0,0299063</text:p>
          </table:table-cell>
          <table:table-cell table:formula="of:=[.G465]-[.C465]" office:value-type="float" office:value="0.0299063000000004" calcext:value-type="float">
            <text:p>0,0299063</text:p>
          </table:table-cell>
          <table:table-cell table:formula="of:=[.J465]/[.I465]" office:value-type="float" office:value="1" calcext:value-type="float">
            <text:p>1</text:p>
          </table:table-cell>
          <table:table-cell table:formula="of:=[.D465]+[.H465]*[.K465]" office:value-type="float" office:value="1.300002" calcext:value-type="float">
            <text:p>1,300002</text:p>
          </table:table-cell>
        </table:table-row>
        <table:table-row table:style-name="ro1">
          <table:table-cell office:value-type="float" office:value="4.997414" calcext:value-type="float">
            <text:p>4,997414</text:p>
          </table:table-cell>
          <table:table-cell office:value-type="float" office:value="1.300002" calcext:value-type="float">
            <text:p>1,300002</text:p>
          </table:table-cell>
          <table:table-cell office:value-type="float" office:value="4.995" calcext:value-type="float">
            <text:p>4,995</text:p>
          </table:table-cell>
          <table:table-cell office:value-type="float" office:value="1.220532" calcext:value-type="float">
            <text:p>1,220532</text:p>
          </table:table-cell>
          <table:table-cell office:value-type="float" office:value="0.0010031" calcext:value-type="float">
            <text:p>0,0010031</text:p>
          </table:table-cell>
          <table:table-cell office:value-type="float" office:value="0.5844656" calcext:value-type="float">
            <text:p>0,5844656</text:p>
          </table:table-cell>
          <table:table-cell table:formula="of:=[.A466]-[.E466]" office:value-type="float" office:value="4.9964109" calcext:value-type="float">
            <text:p>4,9964109</text:p>
          </table:table-cell>
          <table:table-cell table:formula="of:=[.B466]-[.D466]" office:value-type="float" office:value="0.0794700000000002" calcext:value-type="float">
            <text:p>0,07947</text:p>
          </table:table-cell>
          <table:table-cell table:formula="of:=[.A466]-[.C466]" office:value-type="float" office:value="0.00241399999999992" calcext:value-type="float">
            <text:p>0,002414</text:p>
          </table:table-cell>
          <table:table-cell table:formula="of:=[.G466]-[.C466]" office:value-type="float" office:value="0.00141089999999977" calcext:value-type="float">
            <text:p>0,0014109</text:p>
          </table:table-cell>
          <table:table-cell table:formula="of:=[.J466]/[.I466]" office:value-type="float" office:value="0.584465617232734" calcext:value-type="float">
            <text:p>0,5844656172</text:p>
          </table:table-cell>
          <table:table-cell table:formula="of:=[.D466]+[.H466]*[.K466]" office:value-type="float" office:value="1.26697948260149" calcext:value-type="float">
            <text:p>1,2669794826</text:p>
          </table:table-cell>
        </table:table-row>
        <table:table-row table:style-name="ro1">
          <table:table-cell office:value-type="float" office:value="4.9999226" calcext:value-type="float">
            <text:p>4,9999226</text:p>
          </table:table-cell>
          <table:table-cell office:value-type="float" office:value="1.300002" calcext:value-type="float">
            <text:p>1,300002</text:p>
          </table:table-cell>
          <table:table-cell office:value-type="float" office:value="4.996" calcext:value-type="float">
            <text:p>4,996</text:p>
          </table:table-cell>
          <table:table-cell office:value-type="float" office:value="1.346449" calcext:value-type="float">
            <text:p>1,346449</text:p>
          </table:table-cell>
          <table:table-cell office:value-type="float" office:value="0.0010031" calcext:value-type="float">
            <text:p>0,0010031</text:p>
          </table:table-cell>
          <table:table-cell office:value-type="float" office:value="0.7442768" calcext:value-type="float">
            <text:p>0,7442768</text:p>
          </table:table-cell>
          <table:table-cell table:formula="of:=[.A467]-[.E467]" office:value-type="float" office:value="4.9989195" calcext:value-type="float">
            <text:p>4,9989195</text:p>
          </table:table-cell>
          <table:table-cell table:formula="of:=[.B467]-[.D467]" office:value-type="float" office:value="-0.0464469999999999" calcext:value-type="float">
            <text:p>-0,046447</text:p>
          </table:table-cell>
          <table:table-cell table:formula="of:=[.A467]-[.C467]" office:value-type="float" office:value="0.00392259999999922" calcext:value-type="float">
            <text:p>0,0039226</text:p>
          </table:table-cell>
          <table:table-cell table:formula="of:=[.G467]-[.C467]" office:value-type="float" office:value="0.00291949999999908" calcext:value-type="float">
            <text:p>0,0029195</text:p>
          </table:table-cell>
          <table:table-cell table:formula="of:=[.J467]/[.I467]" office:value-type="float" office:value="0.744276755213291" calcext:value-type="float">
            <text:p>0,7442767552</text:p>
          </table:table-cell>
          <table:table-cell table:formula="of:=[.D467]+[.H467]*[.K467]" office:value-type="float" office:value="1.31187957755061" calcext:value-type="float">
            <text:p>1,3118795776</text:p>
          </table:table-cell>
        </table:table-row>
        <table:table-row table:style-name="ro1">
          <table:table-cell office:value-type="float" office:value="5.0284493" calcext:value-type="float">
            <text:p>5,0284493</text:p>
          </table:table-cell>
          <table:table-cell office:value-type="float" office:value="1.750001" calcext:value-type="float">
            <text:p>1,750001</text:p>
          </table:table-cell>
          <table:table-cell office:value-type="float" office:value="4.999" calcext:value-type="float">
            <text:p>4,999</text:p>
          </table:table-cell>
          <table:table-cell office:value-type="float" office:value="1.265432" calcext:value-type="float">
            <text:p>1,265432</text:p>
          </table:table-cell>
          <table:table-cell office:value-type="float" office:value="0.0005028" calcext:value-type="float">
            <text:p>0,0005028</text:p>
          </table:table-cell>
          <table:table-cell office:value-type="float" office:value="0.9829266" calcext:value-type="float">
            <text:p>0,9829266</text:p>
          </table:table-cell>
          <table:table-cell table:formula="of:=[.A468]-[.E468]" office:value-type="float" office:value="5.0279465" calcext:value-type="float">
            <text:p>5,0279465</text:p>
          </table:table-cell>
          <table:table-cell table:formula="of:=[.B468]-[.D468]" office:value-type="float" office:value="0.484569" calcext:value-type="float">
            <text:p>0,484569</text:p>
          </table:table-cell>
          <table:table-cell table:formula="of:=[.A468]-[.C468]" office:value-type="float" office:value="0.0294493000000005" calcext:value-type="float">
            <text:p>0,0294493</text:p>
          </table:table-cell>
          <table:table-cell table:formula="of:=[.G468]-[.C468]" office:value-type="float" office:value="0.0289465000000009" calcext:value-type="float">
            <text:p>0,0289465</text:p>
          </table:table-cell>
          <table:table-cell table:formula="of:=[.J468]/[.I468]" office:value-type="float" office:value="0.982926589087022" calcext:value-type="float">
            <text:p>0,9829265891</text:p>
          </table:table-cell>
          <table:table-cell table:formula="of:=[.D468]+[.H468]*[.K468]" office:value-type="float" office:value="1.74172775434731" calcext:value-type="float">
            <text:p>1,7417277543</text:p>
          </table:table-cell>
        </table:table-row>
        <table:table-row table:style-name="ro1">
          <table:table-cell office:value-type="float" office:value="5.0294537" calcext:value-type="float">
            <text:p>5,0294537</text:p>
          </table:table-cell>
          <table:table-cell office:value-type="float" office:value="1.750001" calcext:value-type="float">
            <text:p>1,750001</text:p>
          </table:table-cell>
          <table:table-cell office:value-type="float" office:value="5.028" calcext:value-type="float">
            <text:p>5,028</text:p>
          </table:table-cell>
          <table:table-cell office:value-type="float" office:value="2.226298" calcext:value-type="float">
            <text:p>2,226298</text:p>
          </table:table-cell>
          <table:table-cell office:value-type="float" office:value="0.0005028" calcext:value-type="float">
            <text:p>0,0005028</text:p>
          </table:table-cell>
          <table:table-cell office:value-type="float" office:value="0.654124" calcext:value-type="float">
            <text:p>0,654124</text:p>
          </table:table-cell>
          <table:table-cell table:formula="of:=[.A469]-[.E469]" office:value-type="float" office:value="5.0289509" calcext:value-type="float">
            <text:p>5,0289509</text:p>
          </table:table-cell>
          <table:table-cell table:formula="of:=[.B469]-[.D469]" office:value-type="float" office:value="-0.476297" calcext:value-type="float">
            <text:p>-0,476297</text:p>
          </table:table-cell>
          <table:table-cell table:formula="of:=[.A469]-[.C469]" office:value-type="float" office:value="0.00145370000000078" calcext:value-type="float">
            <text:p>0,0014537</text:p>
          </table:table-cell>
          <table:table-cell table:formula="of:=[.G469]-[.C469]" office:value-type="float" office:value="0.000950900000001198" calcext:value-type="float">
            <text:p>0,0009509</text:p>
          </table:table-cell>
          <table:table-cell table:formula="of:=[.J469]/[.I469]" office:value-type="float" office:value="0.654123959551963" calcext:value-type="float">
            <text:p>0,6541239596</text:p>
          </table:table-cell>
          <table:table-cell table:formula="of:=[.D469]+[.H469]*[.K469]" office:value-type="float" office:value="1.91474072043728" calcext:value-type="float">
            <text:p>1,9147407204</text:p>
          </table:table-cell>
        </table:table-row>
        <table:table-row table:style-name="ro1">
          <table:table-cell office:value-type="float" office:value="5.031459" calcext:value-type="float">
            <text:p>5,031459</text:p>
          </table:table-cell>
          <table:table-cell office:value-type="float" office:value="1.750001" calcext:value-type="float">
            <text:p>1,750001</text:p>
          </table:table-cell>
          <table:table-cell office:value-type="float" office:value="5.029" calcext:value-type="float">
            <text:p>5,029</text:p>
          </table:table-cell>
          <table:table-cell office:value-type="float" office:value="1.438445" calcext:value-type="float">
            <text:p>1,438445</text:p>
          </table:table-cell>
          <table:table-cell office:value-type="float" office:value="0.0005028" calcext:value-type="float">
            <text:p>0,0005028</text:p>
          </table:table-cell>
          <table:table-cell office:value-type="float" office:value="0.7955266" calcext:value-type="float">
            <text:p>0,7955266</text:p>
          </table:table-cell>
          <table:table-cell table:formula="of:=[.A470]-[.E470]" office:value-type="float" office:value="5.0309562" calcext:value-type="float">
            <text:p>5,0309562</text:p>
          </table:table-cell>
          <table:table-cell table:formula="of:=[.B470]-[.D470]" office:value-type="float" office:value="0.311556" calcext:value-type="float">
            <text:p>0,311556</text:p>
          </table:table-cell>
          <table:table-cell table:formula="of:=[.A470]-[.C470]" office:value-type="float" office:value="0.00245899999999999" calcext:value-type="float">
            <text:p>0,002459</text:p>
          </table:table-cell>
          <table:table-cell table:formula="of:=[.G470]-[.C470]" office:value-type="float" office:value="0.00195620000000041" calcext:value-type="float">
            <text:p>0,0019562</text:p>
          </table:table-cell>
          <table:table-cell table:formula="of:=[.J470]/[.I470]" office:value-type="float" office:value="0.795526636844415" calcext:value-type="float">
            <text:p>0,7955266368</text:p>
          </table:table-cell>
          <table:table-cell table:formula="of:=[.D470]+[.H470]*[.K470]" office:value-type="float" office:value="1.6862960968687" calcext:value-type="float">
            <text:p>1,6862960969</text:p>
          </table:table-cell>
        </table:table-row>
        <table:table-row table:style-name="ro1">
          <table:table-cell office:value-type="float" office:value="5.0324621" calcext:value-type="float">
            <text:p>5,0324621</text:p>
          </table:table-cell>
          <table:table-cell office:value-type="float" office:value="1.750001" calcext:value-type="float">
            <text:p>1,750001</text:p>
          </table:table-cell>
          <table:table-cell office:value-type="float" office:value="5.031" calcext:value-type="float">
            <text:p>5,031</text:p>
          </table:table-cell>
          <table:table-cell office:value-type="float" office:value="1.997853" calcext:value-type="float">
            <text:p>1,997853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8284659" calcext:value-type="float">
            <text:p>0,8284659</text:p>
          </table:table-cell>
          <table:table-cell table:formula="of:=[.A471]-[.E471]" office:value-type="float" office:value="5.0322113" calcext:value-type="float">
            <text:p>5,0322113</text:p>
          </table:table-cell>
          <table:table-cell table:formula="of:=[.B471]-[.D471]" office:value-type="float" office:value="-0.247852" calcext:value-type="float">
            <text:p>-0,247852</text:p>
          </table:table-cell>
          <table:table-cell table:formula="of:=[.A471]-[.C471]" office:value-type="float" office:value="0.00146210000000035" calcext:value-type="float">
            <text:p>0,0014621</text:p>
          </table:table-cell>
          <table:table-cell table:formula="of:=[.G471]-[.C471]" office:value-type="float" office:value="0.00121130000000047" calcext:value-type="float">
            <text:p>0,0012113</text:p>
          </table:table-cell>
          <table:table-cell table:formula="of:=[.J471]/[.I471]" office:value-type="float" office:value="0.828465905204963" calcext:value-type="float">
            <text:p>0,8284659052</text:p>
          </table:table-cell>
          <table:table-cell table:formula="of:=[.D471]+[.H471]*[.K471]" office:value-type="float" office:value="1.79251606846314" calcext:value-type="float">
            <text:p>1,7925160685</text:p>
          </table:table-cell>
        </table:table-row>
        <table:table-row table:style-name="ro1">
          <table:table-cell office:value-type="float" office:value="5.0615396" calcext:value-type="float">
            <text:p>5,0615396</text:p>
          </table:table-cell>
          <table:table-cell office:value-type="float" office:value="2.200001" calcext:value-type="float">
            <text:p>2,200001</text:p>
          </table:table-cell>
          <table:table-cell office:value-type="float" office:value="5.032" calcext:value-type="float">
            <text:p>5,032</text:p>
          </table:table-cell>
          <table:table-cell office:value-type="float" office:value="1.544665" calcext:value-type="float">
            <text:p>1,544665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9915097" calcext:value-type="float">
            <text:p>0,9915097</text:p>
          </table:table-cell>
          <table:table-cell table:formula="of:=[.A472]-[.E472]" office:value-type="float" office:value="5.0612888" calcext:value-type="float">
            <text:p>5,0612888</text:p>
          </table:table-cell>
          <table:table-cell table:formula="of:=[.B472]-[.D472]" office:value-type="float" office:value="0.655336" calcext:value-type="float">
            <text:p>0,655336</text:p>
          </table:table-cell>
          <table:table-cell table:formula="of:=[.A472]-[.C472]" office:value-type="float" office:value="0.0295395999999997" calcext:value-type="float">
            <text:p>0,0295396</text:p>
          </table:table-cell>
          <table:table-cell table:formula="of:=[.G472]-[.C472]" office:value-type="float" office:value="0.0292887999999998" calcext:value-type="float">
            <text:p>0,0292888</text:p>
          </table:table-cell>
          <table:table-cell table:formula="of:=[.J472]/[.I472]" office:value-type="float" office:value="0.99150970223023" calcext:value-type="float">
            <text:p>0,9915097022</text:p>
          </table:table-cell>
          <table:table-cell table:formula="of:=[.D472]+[.H472]*[.K472]" office:value-type="float" office:value="2.19443700222075" calcext:value-type="float">
            <text:p>2,1944370022</text:p>
          </table:table-cell>
        </table:table-row>
        <table:table-row table:style-name="ro1">
          <table:table-cell office:value-type="float" office:value="5.0635447" calcext:value-type="float">
            <text:p>5,0635447</text:p>
          </table:table-cell>
          <table:table-cell office:value-type="float" office:value="2.200001" calcext:value-type="float">
            <text:p>2,200001</text:p>
          </table:table-cell>
          <table:table-cell office:value-type="float" office:value="5.061" calcext:value-type="float">
            <text:p>5,061</text:p>
          </table:table-cell>
          <table:table-cell office:value-type="float" office:value="2.849774" calcext:value-type="float">
            <text:p>2,849774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6060243" calcext:value-type="float">
            <text:p>0,6060243</text:p>
          </table:table-cell>
          <table:table-cell table:formula="of:=[.A473]-[.E473]" office:value-type="float" office:value="5.06254215" calcext:value-type="float">
            <text:p>5,06254215</text:p>
          </table:table-cell>
          <table:table-cell table:formula="of:=[.B473]-[.D473]" office:value-type="float" office:value="-0.649773" calcext:value-type="float">
            <text:p>-0,649773</text:p>
          </table:table-cell>
          <table:table-cell table:formula="of:=[.A473]-[.C473]" office:value-type="float" office:value="0.00254469999999962" calcext:value-type="float">
            <text:p>0,0025447</text:p>
          </table:table-cell>
          <table:table-cell table:formula="of:=[.G473]-[.C473]" office:value-type="float" office:value="0.00154214999999969" calcext:value-type="float">
            <text:p>0,00154215</text:p>
          </table:table-cell>
          <table:table-cell table:formula="of:=[.J473]/[.I473]" office:value-type="float" office:value="0.606024285770392" calcext:value-type="float">
            <text:p>0,6060242858</text:p>
          </table:table-cell>
          <table:table-cell table:formula="of:=[.D473]+[.H473]*[.K473]" office:value-type="float" office:value="2.45599578176212" calcext:value-type="float">
            <text:p>2,4559957818</text:p>
          </table:table-cell>
        </table:table-row>
        <table:table-row table:style-name="ro1">
          <table:table-cell office:value-type="float" office:value="5.0650485" calcext:value-type="float">
            <text:p>5,0650485</text:p>
          </table:table-cell>
          <table:table-cell office:value-type="float" office:value="2.200001" calcext:value-type="float">
            <text:p>2,200001</text:p>
          </table:table-cell>
          <table:table-cell office:value-type="float" office:value="5.063" calcext:value-type="float">
            <text:p>5,063</text:p>
          </table:table-cell>
          <table:table-cell office:value-type="float" office:value="1.806224" calcext:value-type="float">
            <text:p>1,806224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5105931" calcext:value-type="float">
            <text:p>0,5105931</text:p>
          </table:table-cell>
          <table:table-cell table:formula="of:=[.A474]-[.E474]" office:value-type="float" office:value="5.06404595" calcext:value-type="float">
            <text:p>5,06404595</text:p>
          </table:table-cell>
          <table:table-cell table:formula="of:=[.B474]-[.D474]" office:value-type="float" office:value="0.393777" calcext:value-type="float">
            <text:p>0,393777</text:p>
          </table:table-cell>
          <table:table-cell table:formula="of:=[.A474]-[.C474]" office:value-type="float" office:value="0.0020484999999999" calcext:value-type="float">
            <text:p>0,0020485</text:p>
          </table:table-cell>
          <table:table-cell table:formula="of:=[.G474]-[.C474]" office:value-type="float" office:value="0.00104594999999996" calcext:value-type="float">
            <text:p>0,00104595</text:p>
          </table:table-cell>
          <table:table-cell table:formula="of:=[.J474]/[.I474]" office:value-type="float" office:value="0.510593116914823" calcext:value-type="float">
            <text:p>0,5105931169</text:p>
          </table:table-cell>
          <table:table-cell table:formula="of:=[.D474]+[.H474]*[.K474]" office:value-type="float" office:value="2.00728382579937" calcext:value-type="float">
            <text:p>2,0072838258</text:p>
          </table:table-cell>
        </table:table-row>
        <table:table-row table:style-name="ro1">
          <table:table-cell office:value-type="float" office:value="5.0655506" calcext:value-type="float">
            <text:p>5,0655506</text:p>
          </table:table-cell>
          <table:table-cell office:value-type="float" office:value="2.200001" calcext:value-type="float">
            <text:p>2,200001</text:p>
          </table:table-cell>
          <table:table-cell office:value-type="float" office:value="5.064" calcext:value-type="float">
            <text:p>5,064</text:p>
          </table:table-cell>
          <table:table-cell office:value-type="float" office:value="2.401062" calcext:value-type="float">
            <text:p>2,4010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75]-[.E475]" office:value-type="float" office:value="5.0655506" calcext:value-type="float">
            <text:p>5,0655506</text:p>
          </table:table-cell>
          <table:table-cell table:formula="of:=[.B475]-[.D475]" office:value-type="float" office:value="-0.201061" calcext:value-type="float">
            <text:p>-0,201061</text:p>
          </table:table-cell>
          <table:table-cell table:formula="of:=[.A475]-[.C475]" office:value-type="float" office:value="0.00155059999999985" calcext:value-type="float">
            <text:p>0,0015506</text:p>
          </table:table-cell>
          <table:table-cell table:formula="of:=[.G475]-[.C475]" office:value-type="float" office:value="0.00155059999999985" calcext:value-type="float">
            <text:p>0,0015506</text:p>
          </table:table-cell>
          <table:table-cell table:formula="of:=[.J475]/[.I475]" office:value-type="float" office:value="1" calcext:value-type="float">
            <text:p>1</text:p>
          </table:table-cell>
          <table:table-cell table:formula="of:=[.D475]+[.H475]*[.K475]" office:value-type="float" office:value="2.200001" calcext:value-type="float">
            <text:p>2,200001</text:p>
          </table:table-cell>
        </table:table-row>
        <table:table-row table:style-name="ro1">
          <table:table-cell office:value-type="float" office:value="5.0660513" calcext:value-type="float">
            <text:p>5,0660513</text:p>
          </table:table-cell>
          <table:table-cell office:value-type="float" office:value="2.200001" calcext:value-type="float">
            <text:p>2,200001</text:p>
          </table:table-cell>
          <table:table-cell office:value-type="float" office:value="5.066" calcext:value-type="float">
            <text:p>5,066</text:p>
          </table:table-cell>
          <table:table-cell office:value-type="float" office:value="1.998941" calcext:value-type="float">
            <text:p>1,9989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76]-[.E476]" office:value-type="float" office:value="5.0660513" calcext:value-type="float">
            <text:p>5,0660513</text:p>
          </table:table-cell>
          <table:table-cell table:formula="of:=[.B476]-[.D476]" office:value-type="float" office:value="0.20106" calcext:value-type="float">
            <text:p>0,20106</text:p>
          </table:table-cell>
          <table:table-cell table:formula="of:=[.A476]-[.C476]" office:value-type="float" office:value="0.0000512999999999764" calcext:value-type="float">
            <text:p>0,0000513</text:p>
          </table:table-cell>
          <table:table-cell table:formula="of:=[.G476]-[.C476]" office:value-type="float" office:value="0.0000512999999999764" calcext:value-type="float">
            <text:p>0,0000513</text:p>
          </table:table-cell>
          <table:table-cell table:formula="of:=[.J476]/[.I476]" office:value-type="float" office:value="1" calcext:value-type="float">
            <text:p>1</text:p>
          </table:table-cell>
          <table:table-cell table:formula="of:=[.D476]+[.H476]*[.K476]" office:value-type="float" office:value="2.200001" calcext:value-type="float">
            <text:p>2,200001</text:p>
          </table:table-cell>
        </table:table-row>
        <table:table-row table:style-name="ro1">
          <table:table-cell office:value-type="float" office:value="5.0665526" calcext:value-type="float">
            <text:p>5,0665526</text:p>
          </table:table-cell>
          <table:table-cell office:value-type="float" office:value="2.200001" calcext:value-type="float">
            <text:p>2,200001</text:p>
          </table:table-cell>
          <table:table-cell office:value-type="float" office:value="5.066" calcext:value-type="float">
            <text:p>5,066</text:p>
          </table:table-cell>
          <table:table-cell office:value-type="float" office:value="2.401062" calcext:value-type="float">
            <text:p>2,4010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77]-[.E477]" office:value-type="float" office:value="5.0665526" calcext:value-type="float">
            <text:p>5,0665526</text:p>
          </table:table-cell>
          <table:table-cell table:formula="of:=[.B477]-[.D477]" office:value-type="float" office:value="-0.201061" calcext:value-type="float">
            <text:p>-0,201061</text:p>
          </table:table-cell>
          <table:table-cell table:formula="of:=[.A477]-[.C477]" office:value-type="float" office:value="0.000552599999999792" calcext:value-type="float">
            <text:p>0,0005526</text:p>
          </table:table-cell>
          <table:table-cell table:formula="of:=[.G477]-[.C477]" office:value-type="float" office:value="0.000552599999999792" calcext:value-type="float">
            <text:p>0,0005526</text:p>
          </table:table-cell>
          <table:table-cell table:formula="of:=[.J477]/[.I477]" office:value-type="float" office:value="1" calcext:value-type="float">
            <text:p>1</text:p>
          </table:table-cell>
          <table:table-cell table:formula="of:=[.D477]+[.H477]*[.K477]" office:value-type="float" office:value="2.200001" calcext:value-type="float">
            <text:p>2,200001</text:p>
          </table:table-cell>
        </table:table-row>
        <table:table-row table:style-name="ro1">
          <table:table-cell office:value-type="float" office:value="5.0953775" calcext:value-type="float">
            <text:p>5,0953775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5.067" calcext:value-type="float">
            <text:p>5,067</text:p>
          </table:table-cell>
          <table:table-cell office:value-type="float" office:value="1.998941" calcext:value-type="float">
            <text:p>1,9989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78]-[.E478]" office:value-type="float" office:value="5.0953775" calcext:value-type="float">
            <text:p>5,0953775</text:p>
          </table:table-cell>
          <table:table-cell table:formula="of:=[.B478]-[.D478]" office:value-type="float" office:value="0.651061" calcext:value-type="float">
            <text:p>0,651061</text:p>
          </table:table-cell>
          <table:table-cell table:formula="of:=[.A478]-[.C478]" office:value-type="float" office:value="0.0283774999999995" calcext:value-type="float">
            <text:p>0,0283775</text:p>
          </table:table-cell>
          <table:table-cell table:formula="of:=[.G478]-[.C478]" office:value-type="float" office:value="0.0283774999999995" calcext:value-type="float">
            <text:p>0,0283775</text:p>
          </table:table-cell>
          <table:table-cell table:formula="of:=[.J478]/[.I478]" office:value-type="float" office:value="1" calcext:value-type="float">
            <text:p>1</text:p>
          </table:table-cell>
          <table:table-cell table:formula="of:=[.D478]+[.H478]*[.K478]" office:value-type="float" office:value="2.650002" calcext:value-type="float">
            <text:p>2,650002</text:p>
          </table:table-cell>
        </table:table-row>
        <table:table-row table:style-name="ro1">
          <table:table-cell office:value-type="float" office:value="5.0973826" calcext:value-type="float">
            <text:p>5,0973826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5.095" calcext:value-type="float">
            <text:p>5,095</text:p>
          </table:table-cell>
          <table:table-cell office:value-type="float" office:value="3.301062" calcext:value-type="float">
            <text:p>3,301062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844203" calcext:value-type="float">
            <text:p>0,6844203</text:p>
          </table:table-cell>
          <table:table-cell table:formula="of:=[.A479]-[.E479]" office:value-type="float" office:value="5.0966307" calcext:value-type="float">
            <text:p>5,0966307</text:p>
          </table:table-cell>
          <table:table-cell table:formula="of:=[.B479]-[.D479]" office:value-type="float" office:value="-0.65106" calcext:value-type="float">
            <text:p>-0,65106</text:p>
          </table:table-cell>
          <table:table-cell table:formula="of:=[.A479]-[.C479]" office:value-type="float" office:value="0.00238260000000068" calcext:value-type="float">
            <text:p>0,0023826</text:p>
          </table:table-cell>
          <table:table-cell table:formula="of:=[.G479]-[.C479]" office:value-type="float" office:value="0.00163070000000065" calcext:value-type="float">
            <text:p>0,0016307</text:p>
          </table:table-cell>
          <table:table-cell table:formula="of:=[.J479]/[.I479]" office:value-type="float" office:value="0.68442038109636" calcext:value-type="float">
            <text:p>0,6844203811</text:p>
          </table:table-cell>
          <table:table-cell table:formula="of:=[.D479]+[.H479]*[.K479]" office:value-type="float" office:value="2.8554632666834" calcext:value-type="float">
            <text:p>2,8554632667</text:p>
          </table:table-cell>
        </table:table-row>
        <table:table-row table:style-name="ro1">
          <table:table-cell office:value-type="float" office:value="5.099392" calcext:value-type="float">
            <text:p>5,099392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5.097" calcext:value-type="float">
            <text:p>5,097</text:p>
          </table:table-cell>
          <table:table-cell office:value-type="float" office:value="2.204403" calcext:value-type="float">
            <text:p>2,204403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856605" calcext:value-type="float">
            <text:p>0,6856605</text:p>
          </table:table-cell>
          <table:table-cell table:formula="of:=[.A480]-[.E480]" office:value-type="float" office:value="5.0986401" calcext:value-type="float">
            <text:p>5,0986401</text:p>
          </table:table-cell>
          <table:table-cell table:formula="of:=[.B480]-[.D480]" office:value-type="float" office:value="0.445599" calcext:value-type="float">
            <text:p>0,445599</text:p>
          </table:table-cell>
          <table:table-cell table:formula="of:=[.A480]-[.C480]" office:value-type="float" office:value="0.00239199999999951" calcext:value-type="float">
            <text:p>0,002392</text:p>
          </table:table-cell>
          <table:table-cell table:formula="of:=[.G480]-[.C480]" office:value-type="float" office:value="0.00164009999999948" calcext:value-type="float">
            <text:p>0,0016401</text:p>
          </table:table-cell>
          <table:table-cell table:formula="of:=[.J480]/[.I480]" office:value-type="float" office:value="0.68566053511698" calcext:value-type="float">
            <text:p>0,6856605351</text:p>
          </table:table-cell>
          <table:table-cell table:formula="of:=[.D480]+[.H480]*[.K480]" office:value-type="float" office:value="2.50993264878759" calcext:value-type="float">
            <text:p>2,5099326488</text:p>
          </table:table-cell>
        </table:table-row>
        <table:table-row table:style-name="ro1">
          <table:table-cell office:value-type="float" office:value="5.1003943" calcext:value-type="float">
            <text:p>5,1003943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5.099" calcext:value-type="float">
            <text:p>5,099</text:p>
          </table:table-cell>
          <table:table-cell office:value-type="float" office:value="2.955532" calcext:value-type="float">
            <text:p>2,955532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2034" calcext:value-type="float">
            <text:p>0,82034</text:p>
          </table:table-cell>
          <table:table-cell table:formula="of:=[.A481]-[.E481]" office:value-type="float" office:value="5.1001438" calcext:value-type="float">
            <text:p>5,1001438</text:p>
          </table:table-cell>
          <table:table-cell table:formula="of:=[.B481]-[.D481]" office:value-type="float" office:value="-0.30553" calcext:value-type="float">
            <text:p>-0,30553</text:p>
          </table:table-cell>
          <table:table-cell table:formula="of:=[.A481]-[.C481]" office:value-type="float" office:value="0.0013942999999994" calcext:value-type="float">
            <text:p>0,0013943</text:p>
          </table:table-cell>
          <table:table-cell table:formula="of:=[.G481]-[.C481]" office:value-type="float" office:value="0.00114379999999947" calcext:value-type="float">
            <text:p>0,0011438</text:p>
          </table:table-cell>
          <table:table-cell table:formula="of:=[.J481]/[.I481]" office:value-type="float" office:value="0.820339955533215" calcext:value-type="float">
            <text:p>0,8203399555</text:p>
          </table:table-cell>
          <table:table-cell table:formula="of:=[.D481]+[.H481]*[.K481]" office:value-type="float" office:value="2.70489353338594" calcext:value-type="float">
            <text:p>2,7048935334</text:p>
          </table:table-cell>
        </table:table-row>
        <table:table-row table:style-name="ro1">
          <table:table-cell office:value-type="float" office:value="5.1008958" calcext:value-type="float">
            <text:p>5,1008958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5.1" calcext:value-type="float">
            <text:p>5,1</text:p>
          </table:table-cell>
          <table:table-cell office:value-type="float" office:value="2.399364" calcext:value-type="float">
            <text:p>2,399364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7203617" calcext:value-type="float">
            <text:p>0,7203617</text:p>
          </table:table-cell>
          <table:table-cell table:formula="of:=[.A482]-[.E482]" office:value-type="float" office:value="5.1006453" calcext:value-type="float">
            <text:p>5,1006453</text:p>
          </table:table-cell>
          <table:table-cell table:formula="of:=[.B482]-[.D482]" office:value-type="float" office:value="0.250638" calcext:value-type="float">
            <text:p>0,250638</text:p>
          </table:table-cell>
          <table:table-cell table:formula="of:=[.A482]-[.C482]" office:value-type="float" office:value="0.000895800000000335" calcext:value-type="float">
            <text:p>0,0008958</text:p>
          </table:table-cell>
          <table:table-cell table:formula="of:=[.G482]-[.C482]" office:value-type="float" office:value="0.000645300000000404" calcext:value-type="float">
            <text:p>0,0006453</text:p>
          </table:table-cell>
          <table:table-cell table:formula="of:=[.J482]/[.I482]" office:value-type="float" office:value="0.72036168787694" calcext:value-type="float">
            <text:p>0,7203616879</text:p>
          </table:table-cell>
          <table:table-cell table:formula="of:=[.D482]+[.H482]*[.K482]" office:value-type="float" office:value="2.5799140127261" calcext:value-type="float">
            <text:p>2,5799140127</text:p>
          </table:table-cell>
        </table:table-row>
        <table:table-row table:style-name="ro1">
          <table:table-cell office:value-type="float" office:value="5.1013971" calcext:value-type="float">
            <text:p>5,1013971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5.101" calcext:value-type="float">
            <text:p>5,101</text:p>
          </table:table-cell>
          <table:table-cell office:value-type="float" office:value="2.830552" calcext:value-type="float">
            <text:p>2,83055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3687988" calcext:value-type="float">
            <text:p>0,3687988</text:p>
          </table:table-cell>
          <table:table-cell table:formula="of:=[.A483]-[.E483]" office:value-type="float" office:value="5.10114645" calcext:value-type="float">
            <text:p>5,10114645</text:p>
          </table:table-cell>
          <table:table-cell table:formula="of:=[.B483]-[.D483]" office:value-type="float" office:value="-0.18055" calcext:value-type="float">
            <text:p>-0,18055</text:p>
          </table:table-cell>
          <table:table-cell table:formula="of:=[.A483]-[.C483]" office:value-type="float" office:value="0.000397099999999817" calcext:value-type="float">
            <text:p>0,0003971</text:p>
          </table:table-cell>
          <table:table-cell table:formula="of:=[.G483]-[.C483]" office:value-type="float" office:value="0.000146449999999909" calcext:value-type="float">
            <text:p>0,00014645</text:p>
          </table:table-cell>
          <table:table-cell table:formula="of:=[.J483]/[.I483]" office:value-type="float" office:value="0.368798791236405" calcext:value-type="float">
            <text:p>0,3687987912</text:p>
          </table:table-cell>
          <table:table-cell table:formula="of:=[.D483]+[.H483]*[.K483]" office:value-type="float" office:value="2.76396537824227" calcext:value-type="float">
            <text:p>2,7639653782</text:p>
          </table:table-cell>
        </table:table-row>
        <table:table-row table:style-name="ro1">
          <table:table-cell office:value-type="float" office:value="5.1284811" calcext:value-type="float">
            <text:p>5,1284811</text:p>
          </table:table-cell>
          <table:table-cell office:value-type="float" office:value="3.100002" calcext:value-type="float">
            <text:p>3,100002</text:p>
          </table:table-cell>
          <table:table-cell office:value-type="float" office:value="5.101" calcext:value-type="float">
            <text:p>5,101</text:p>
          </table:table-cell>
          <table:table-cell office:value-type="float" office:value="2.583415" calcext:value-type="float">
            <text:p>2,583415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08792" calcext:value-type="float">
            <text:p>0,9908792</text:p>
          </table:table-cell>
          <table:table-cell table:formula="of:=[.A484]-[.E484]" office:value-type="float" office:value="5.12823045" calcext:value-type="float">
            <text:p>5,12823045</text:p>
          </table:table-cell>
          <table:table-cell table:formula="of:=[.B484]-[.D484]" office:value-type="float" office:value="0.516587" calcext:value-type="float">
            <text:p>0,516587</text:p>
          </table:table-cell>
          <table:table-cell table:formula="of:=[.A484]-[.C484]" office:value-type="float" office:value="0.0274811000000001" calcext:value-type="float">
            <text:p>0,0274811</text:p>
          </table:table-cell>
          <table:table-cell table:formula="of:=[.G484]-[.C484]" office:value-type="float" office:value="0.0272304500000002" calcext:value-type="float">
            <text:p>0,02723045</text:p>
          </table:table-cell>
          <table:table-cell table:formula="of:=[.J484]/[.I484]" office:value-type="float" office:value="0.990879186058786" calcext:value-type="float">
            <text:p>0,9908791861</text:p>
          </table:table-cell>
          <table:table-cell table:formula="of:=[.D484]+[.H484]*[.K484]" office:value-type="float" office:value="3.09529030608855" calcext:value-type="float">
            <text:p>3,0952903061</text:p>
          </table:table-cell>
        </table:table-row>
        <table:table-row table:style-name="ro1">
          <table:table-cell office:value-type="float" office:value="5.1309872" calcext:value-type="float">
            <text:p>5,1309872</text:p>
          </table:table-cell>
          <table:table-cell office:value-type="float" office:value="3.100002" calcext:value-type="float">
            <text:p>3,100002</text:p>
          </table:table-cell>
          <table:table-cell office:value-type="float" office:value="5.128" calcext:value-type="float">
            <text:p>5,128</text:p>
          </table:table-cell>
          <table:table-cell office:value-type="float" office:value="3.611877" calcext:value-type="float">
            <text:p>3,611877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16092" calcext:value-type="float">
            <text:p>0,916092</text:p>
          </table:table-cell>
          <table:table-cell table:formula="of:=[.A485]-[.E485]" office:value-type="float" office:value="5.13073655" calcext:value-type="float">
            <text:p>5,13073655</text:p>
          </table:table-cell>
          <table:table-cell table:formula="of:=[.B485]-[.D485]" office:value-type="float" office:value="-0.511875" calcext:value-type="float">
            <text:p>-0,511875</text:p>
          </table:table-cell>
          <table:table-cell table:formula="of:=[.A485]-[.C485]" office:value-type="float" office:value="0.00298719999999975" calcext:value-type="float">
            <text:p>0,0029872</text:p>
          </table:table-cell>
          <table:table-cell table:formula="of:=[.G485]-[.C485]" office:value-type="float" office:value="0.00273654999999984" calcext:value-type="float">
            <text:p>0,00273655</text:p>
          </table:table-cell>
          <table:table-cell table:formula="of:=[.J485]/[.I485]" office:value-type="float" office:value="0.916091992501363" calcext:value-type="float">
            <text:p>0,9160919925</text:p>
          </table:table-cell>
          <table:table-cell table:formula="of:=[.D485]+[.H485]*[.K485]" office:value-type="float" office:value="3.14295241133836" calcext:value-type="float">
            <text:p>3,1429524113</text:p>
          </table:table-cell>
        </table:table-row>
        <table:table-row table:style-name="ro1">
          <table:table-cell office:value-type="float" office:value="5.1329928" calcext:value-type="float">
            <text:p>5,1329928</text:p>
          </table:table-cell>
          <table:table-cell office:value-type="float" office:value="3.100002" calcext:value-type="float">
            <text:p>3,100002</text:p>
          </table:table-cell>
          <table:table-cell office:value-type="float" office:value="5.131" calcext:value-type="float">
            <text:p>5,131</text:p>
          </table:table-cell>
          <table:table-cell office:value-type="float" office:value="2.631077" calcext:value-type="float">
            <text:p>2,631077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742222" calcext:value-type="float">
            <text:p>0,8742222</text:p>
          </table:table-cell>
          <table:table-cell table:formula="of:=[.A486]-[.E486]" office:value-type="float" office:value="5.13274215" calcext:value-type="float">
            <text:p>5,13274215</text:p>
          </table:table-cell>
          <table:table-cell table:formula="of:=[.B486]-[.D486]" office:value-type="float" office:value="0.468925" calcext:value-type="float">
            <text:p>0,468925</text:p>
          </table:table-cell>
          <table:table-cell table:formula="of:=[.A486]-[.C486]" office:value-type="float" office:value="0.00199280000000002" calcext:value-type="float">
            <text:p>0,0019928</text:p>
          </table:table-cell>
          <table:table-cell table:formula="of:=[.G486]-[.C486]" office:value-type="float" office:value="0.00174215000000011" calcext:value-type="float">
            <text:p>0,00174215</text:p>
          </table:table-cell>
          <table:table-cell table:formula="of:=[.J486]/[.I486]" office:value-type="float" office:value="0.874222199919758" calcext:value-type="float">
            <text:p>0,8742221999</text:p>
          </table:table-cell>
          <table:table-cell table:formula="of:=[.D486]+[.H486]*[.K486]" office:value-type="float" office:value="3.04102164509737" calcext:value-type="float">
            <text:p>3,0410216451</text:p>
          </table:table-cell>
        </table:table-row>
        <table:table-row table:style-name="ro1">
          <table:table-cell office:value-type="float" office:value="5.1630734" calcext:value-type="float">
            <text:p>5,1630734</text:p>
          </table:table-cell>
          <table:table-cell office:value-type="float" office:value="3.550002" calcext:value-type="float">
            <text:p>3,550002</text:p>
          </table:table-cell>
          <table:table-cell office:value-type="float" office:value="5.133" calcext:value-type="float">
            <text:p>5,133</text:p>
          </table:table-cell>
          <table:table-cell office:value-type="float" office:value="3.509947" calcext:value-type="float">
            <text:p>3,509947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16654" calcext:value-type="float">
            <text:p>0,9916654</text:p>
          </table:table-cell>
          <table:table-cell table:formula="of:=[.A487]-[.E487]" office:value-type="float" office:value="5.16282275" calcext:value-type="float">
            <text:p>5,16282275</text:p>
          </table:table-cell>
          <table:table-cell table:formula="of:=[.B487]-[.D487]" office:value-type="float" office:value="0.0400550000000002" calcext:value-type="float">
            <text:p>0,040055</text:p>
          </table:table-cell>
          <table:table-cell table:formula="of:=[.A487]-[.C487]" office:value-type="float" office:value="0.0300734" calcext:value-type="float">
            <text:p>0,0300734</text:p>
          </table:table-cell>
          <table:table-cell table:formula="of:=[.G487]-[.C487]" office:value-type="float" office:value="0.0298227500000001" calcext:value-type="float">
            <text:p>0,02982275</text:p>
          </table:table-cell>
          <table:table-cell table:formula="of:=[.J487]/[.I487]" office:value-type="float" office:value="0.991665392007558" calcext:value-type="float">
            <text:p>0,991665392</text:p>
          </table:table-cell>
          <table:table-cell table:formula="of:=[.D487]+[.H487]*[.K487]" office:value-type="float" office:value="3.54966815727686" calcext:value-type="float">
            <text:p>3,5496681573</text:p>
          </table:table-cell>
        </table:table-row>
        <table:table-row table:style-name="ro1">
          <table:table-cell office:value-type="float" office:value="5.1650785" calcext:value-type="float">
            <text:p>5,1650785</text:p>
          </table:table-cell>
          <table:table-cell office:value-type="float" office:value="3.550002" calcext:value-type="float">
            <text:p>3,550002</text:p>
          </table:table-cell>
          <table:table-cell office:value-type="float" office:value="5.163" calcext:value-type="float">
            <text:p>5,163</text:p>
          </table:table-cell>
          <table:table-cell office:value-type="float" office:value="3.589724" calcext:value-type="float">
            <text:p>3,589724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382487" calcext:value-type="float">
            <text:p>0,6382487</text:p>
          </table:table-cell>
          <table:table-cell table:formula="of:=[.A488]-[.E488]" office:value-type="float" office:value="5.1643266" calcext:value-type="float">
            <text:p>5,1643266</text:p>
          </table:table-cell>
          <table:table-cell table:formula="of:=[.B488]-[.D488]" office:value-type="float" office:value="-0.0397219999999998" calcext:value-type="float">
            <text:p>-0,039722</text:p>
          </table:table-cell>
          <table:table-cell table:formula="of:=[.A488]-[.C488]" office:value-type="float" office:value="0.00207849999999965" calcext:value-type="float">
            <text:p>0,0020785</text:p>
          </table:table-cell>
          <table:table-cell table:formula="of:=[.G488]-[.C488]" office:value-type="float" office:value="0.00132659999999962" calcext:value-type="float">
            <text:p>0,0013266</text:p>
          </table:table-cell>
          <table:table-cell table:formula="of:=[.J488]/[.I488]" office:value-type="float" office:value="0.638248737069928" calcext:value-type="float">
            <text:p>0,6382487371</text:p>
          </table:table-cell>
          <table:table-cell table:formula="of:=[.D488]+[.H488]*[.K488]" office:value-type="float" office:value="3.56437148366611" calcext:value-type="float">
            <text:p>3,5643714837</text:p>
          </table:table-cell>
        </table:table-row>
        <table:table-row table:style-name="ro1">
          <table:table-cell office:value-type="float" office:value="5.1665823" calcext:value-type="float">
            <text:p>5,1665823</text:p>
          </table:table-cell>
          <table:table-cell office:value-type="float" office:value="3.550002" calcext:value-type="float">
            <text:p>3,550002</text:p>
          </table:table-cell>
          <table:table-cell office:value-type="float" office:value="5.164" calcext:value-type="float">
            <text:p>5,164</text:p>
          </table:table-cell>
          <table:table-cell office:value-type="float" office:value="3.52465" calcext:value-type="float">
            <text:p>3,52465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8059288" calcext:value-type="float">
            <text:p>0,8059288</text:p>
          </table:table-cell>
          <table:table-cell table:formula="of:=[.A489]-[.E489]" office:value-type="float" office:value="5.16608115" calcext:value-type="float">
            <text:p>5,16608115</text:p>
          </table:table-cell>
          <table:table-cell table:formula="of:=[.B489]-[.D489]" office:value-type="float" office:value="0.0253519999999998" calcext:value-type="float">
            <text:p>0,025352</text:p>
          </table:table-cell>
          <table:table-cell table:formula="of:=[.A489]-[.C489]" office:value-type="float" office:value="0.00258230000000026" calcext:value-type="float">
            <text:p>0,0025823</text:p>
          </table:table-cell>
          <table:table-cell table:formula="of:=[.G489]-[.C489]" office:value-type="float" office:value="0.00208115000000042" calcext:value-type="float">
            <text:p>0,00208115</text:p>
          </table:table-cell>
          <table:table-cell table:formula="of:=[.J489]/[.I489]" office:value-type="float" office:value="0.805928823142242" calcext:value-type="float">
            <text:p>0,8059288231</text:p>
          </table:table-cell>
          <table:table-cell table:formula="of:=[.D489]+[.H489]*[.K489]" office:value-type="float" office:value="3.5450819075243" calcext:value-type="float">
            <text:p>3,5450819075</text:p>
          </table:table-cell>
        </table:table-row>
        <table:table-row table:style-name="ro1">
          <table:table-cell office:value-type="float" office:value="5.1670846" calcext:value-type="float">
            <text:p>5,1670846</text:p>
          </table:table-cell>
          <table:table-cell office:value-type="float" office:value="3.550002" calcext:value-type="float">
            <text:p>3,550002</text:p>
          </table:table-cell>
          <table:table-cell office:value-type="float" office:value="5.166" calcext:value-type="float">
            <text:p>5,166</text:p>
          </table:table-cell>
          <table:table-cell office:value-type="float" office:value="3.570434" calcext:value-type="float">
            <text:p>3,570434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5379403" calcext:value-type="float">
            <text:p>0,5379403</text:p>
          </table:table-cell>
          <table:table-cell table:formula="of:=[.A490]-[.E490]" office:value-type="float" office:value="5.16658345" calcext:value-type="float">
            <text:p>5,16658345</text:p>
          </table:table-cell>
          <table:table-cell table:formula="of:=[.B490]-[.D490]" office:value-type="float" office:value="-0.020432" calcext:value-type="float">
            <text:p>-0,020432</text:p>
          </table:table-cell>
          <table:table-cell table:formula="of:=[.A490]-[.C490]" office:value-type="float" office:value="0.00108459999999955" calcext:value-type="float">
            <text:p>0,0010846</text:p>
          </table:table-cell>
          <table:table-cell table:formula="of:=[.G490]-[.C490]" office:value-type="float" office:value="0.000583449999999708" calcext:value-type="float">
            <text:p>0,00058345</text:p>
          </table:table-cell>
          <table:table-cell table:formula="of:=[.J490]/[.I490]" office:value-type="float" office:value="0.53794025447165" calcext:value-type="float">
            <text:p>0,5379402545</text:p>
          </table:table-cell>
          <table:table-cell table:formula="of:=[.D490]+[.H490]*[.K490]" office:value-type="float" office:value="3.55944280472064" calcext:value-type="float">
            <text:p>3,5594428047</text:p>
          </table:table-cell>
        </table:table-row>
        <table:table-row table:style-name="ro1">
          <table:table-cell office:value-type="float" office:value="5.1964649" calcext:value-type="float">
            <text:p>5,1964649</text:p>
          </table:table-cell>
          <table:table-cell office:value-type="float" office:value="4.000002" calcext:value-type="float">
            <text:p>4,000002</text:p>
          </table:table-cell>
          <table:table-cell office:value-type="float" office:value="5.167" calcext:value-type="float">
            <text:p>5,167</text:p>
          </table:table-cell>
          <table:table-cell office:value-type="float" office:value="3.539011" calcext:value-type="float">
            <text:p>3,539011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14933" calcext:value-type="float">
            <text:p>0,9914933</text:p>
          </table:table-cell>
          <table:table-cell table:formula="of:=[.A491]-[.E491]" office:value-type="float" office:value="5.19621425" calcext:value-type="float">
            <text:p>5,19621425</text:p>
          </table:table-cell>
          <table:table-cell table:formula="of:=[.B491]-[.D491]" office:value-type="float" office:value="0.460991" calcext:value-type="float">
            <text:p>0,460991</text:p>
          </table:table-cell>
          <table:table-cell table:formula="of:=[.A491]-[.C491]" office:value-type="float" office:value="0.0294648999999998" calcext:value-type="float">
            <text:p>0,0294649</text:p>
          </table:table-cell>
          <table:table-cell table:formula="of:=[.G491]-[.C491]" office:value-type="float" office:value="0.0292142499999999" calcext:value-type="float">
            <text:p>0,02921425</text:p>
          </table:table-cell>
          <table:table-cell table:formula="of:=[.J491]/[.I491]" office:value-type="float" office:value="0.991493268261562" calcext:value-type="float">
            <text:p>0,9914932683</text:p>
          </table:table-cell>
          <table:table-cell table:formula="of:=[.D491]+[.H491]*[.K491]" office:value-type="float" office:value="3.99608047322917" calcext:value-type="float">
            <text:p>3,9960804732</text:p>
          </table:table-cell>
        </table:table-row>
        <table:table-row table:style-name="ro1">
          <table:table-cell office:value-type="float" office:value="5.1974672" calcext:value-type="float">
            <text:p>5,1974672</text:p>
          </table:table-cell>
          <table:table-cell office:value-type="float" office:value="4.000002" calcext:value-type="float">
            <text:p>4,000002</text:p>
          </table:table-cell>
          <table:table-cell office:value-type="float" office:value="5.196" calcext:value-type="float">
            <text:p>5,196</text:p>
          </table:table-cell>
          <table:table-cell office:value-type="float" office:value="4.457072" calcext:value-type="float">
            <text:p>4,457072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292667" calcext:value-type="float">
            <text:p>0,8292667</text:p>
          </table:table-cell>
          <table:table-cell table:formula="of:=[.A492]-[.E492]" office:value-type="float" office:value="5.1972167" calcext:value-type="float">
            <text:p>5,1972167</text:p>
          </table:table-cell>
          <table:table-cell table:formula="of:=[.B492]-[.D492]" office:value-type="float" office:value="-0.45707" calcext:value-type="float">
            <text:p>-0,45707</text:p>
          </table:table-cell>
          <table:table-cell table:formula="of:=[.A492]-[.C492]" office:value-type="float" office:value="0.00146720000000045" calcext:value-type="float">
            <text:p>0,0014672</text:p>
          </table:table-cell>
          <table:table-cell table:formula="of:=[.G492]-[.C492]" office:value-type="float" office:value="0.00121670000000051" calcext:value-type="float">
            <text:p>0,0012167</text:p>
          </table:table-cell>
          <table:table-cell table:formula="of:=[.J492]/[.I492]" office:value-type="float" office:value="0.829266630316347" calcext:value-type="float">
            <text:p>0,8292666303</text:p>
          </table:table-cell>
          <table:table-cell table:formula="of:=[.D492]+[.H492]*[.K492]" office:value-type="float" office:value="4.07803910128131" calcext:value-type="float">
            <text:p>4,0780391013</text:p>
          </table:table-cell>
        </table:table-row>
        <table:table-row table:style-name="ro1">
          <table:table-cell office:value-type="float" office:value="5.1994726" calcext:value-type="float">
            <text:p>5,1994726</text:p>
          </table:table-cell>
          <table:table-cell office:value-type="float" office:value="4.000002" calcext:value-type="float">
            <text:p>4,000002</text:p>
          </table:table-cell>
          <table:table-cell office:value-type="float" office:value="5.197" calcext:value-type="float">
            <text:p>5,197</text:p>
          </table:table-cell>
          <table:table-cell office:value-type="float" office:value="3.62097" calcext:value-type="float">
            <text:p>3,62097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986896" calcext:value-type="float">
            <text:p>0,8986896</text:p>
          </table:table-cell>
          <table:table-cell table:formula="of:=[.A493]-[.E493]" office:value-type="float" office:value="5.1992221" calcext:value-type="float">
            <text:p>5,1992221</text:p>
          </table:table-cell>
          <table:table-cell table:formula="of:=[.B493]-[.D493]" office:value-type="float" office:value="0.379032" calcext:value-type="float">
            <text:p>0,379032</text:p>
          </table:table-cell>
          <table:table-cell table:formula="of:=[.A493]-[.C493]" office:value-type="float" office:value="0.00247259999999994" calcext:value-type="float">
            <text:p>0,0024726</text:p>
          </table:table-cell>
          <table:table-cell table:formula="of:=[.G493]-[.C493]" office:value-type="float" office:value="0.0022221" calcext:value-type="float">
            <text:p>0,0022221</text:p>
          </table:table-cell>
          <table:table-cell table:formula="of:=[.J493]/[.I493]" office:value-type="float" office:value="0.898689638437298" calcext:value-type="float">
            <text:p>0,8986896384</text:p>
          </table:table-cell>
          <table:table-cell table:formula="of:=[.D493]+[.H493]*[.K493]" office:value-type="float" office:value="3.96160213103617" calcext:value-type="float">
            <text:p>3,961602131</text:p>
          </table:table-cell>
        </table:table-row>
        <table:table-row table:style-name="ro1">
          <table:table-cell office:value-type="float" office:value="5.2014777" calcext:value-type="float">
            <text:p>5,2014777</text:p>
          </table:table-cell>
          <table:table-cell office:value-type="float" office:value="4.000002" calcext:value-type="float">
            <text:p>4,000002</text:p>
          </table:table-cell>
          <table:table-cell office:value-type="float" office:value="5.199" calcext:value-type="float">
            <text:p>5,199</text:p>
          </table:table-cell>
          <table:table-cell office:value-type="float" office:value="4.340635" calcext:value-type="float">
            <text:p>4,340635</text:p>
          </table:table-cell>
          <table:table-cell office:value-type="float" office:value="0.0007518" calcext:value-type="float">
            <text:p>0,0007518</text:p>
          </table:table-cell>
          <table:table-cell office:value-type="float" office:value="0.6965734" calcext:value-type="float">
            <text:p>0,6965734</text:p>
          </table:table-cell>
          <table:table-cell table:formula="of:=[.A494]-[.E494]" office:value-type="float" office:value="5.2007259" calcext:value-type="float">
            <text:p>5,2007259</text:p>
          </table:table-cell>
          <table:table-cell table:formula="of:=[.B494]-[.D494]" office:value-type="float" office:value="-0.340633" calcext:value-type="float">
            <text:p>-0,340633</text:p>
          </table:table-cell>
          <table:table-cell table:formula="of:=[.A494]-[.C494]" office:value-type="float" office:value="0.00247770000000003" calcext:value-type="float">
            <text:p>0,0024777</text:p>
          </table:table-cell>
          <table:table-cell table:formula="of:=[.G494]-[.C494]" office:value-type="float" office:value="0.00172590000000028" calcext:value-type="float">
            <text:p>0,0017259</text:p>
          </table:table-cell>
          <table:table-cell table:formula="of:=[.J494]/[.I494]" office:value-type="float" office:value="0.696573435040667" calcext:value-type="float">
            <text:p>0,696573435</text:p>
          </table:table-cell>
          <table:table-cell table:formula="of:=[.D494]+[.H494]*[.K494]" office:value-type="float" office:value="4.10335910110179" calcext:value-type="float">
            <text:p>4,1033591011</text:p>
          </table:table-cell>
        </table:table-row>
        <table:table-row table:style-name="ro1">
          <table:table-cell office:value-type="float" office:value="5.231405" calcext:value-type="float">
            <text:p>5,231405</text:p>
          </table:table-cell>
          <table:table-cell office:value-type="float" office:value="4.450003" calcext:value-type="float">
            <text:p>4,450003</text:p>
          </table:table-cell>
          <table:table-cell office:value-type="float" office:value="5.201" calcext:value-type="float">
            <text:p>5,201</text:p>
          </table:table-cell>
          <table:table-cell office:value-type="float" office:value="3.762727" calcext:value-type="float">
            <text:p>3,762727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9835142" calcext:value-type="float">
            <text:p>0,9835142</text:p>
          </table:table-cell>
          <table:table-cell table:formula="of:=[.A495]-[.E495]" office:value-type="float" office:value="5.23090375" calcext:value-type="float">
            <text:p>5,23090375</text:p>
          </table:table-cell>
          <table:table-cell table:formula="of:=[.B495]-[.D495]" office:value-type="float" office:value="0.687276" calcext:value-type="float">
            <text:p>0,687276</text:p>
          </table:table-cell>
          <table:table-cell table:formula="of:=[.A495]-[.C495]" office:value-type="float" office:value="0.030405" calcext:value-type="float">
            <text:p>0,030405</text:p>
          </table:table-cell>
          <table:table-cell table:formula="of:=[.G495]-[.C495]" office:value-type="float" office:value="0.0299037499999999" calcext:value-type="float">
            <text:p>0,02990375</text:p>
          </table:table-cell>
          <table:table-cell table:formula="of:=[.J495]/[.I495]" office:value-type="float" office:value="0.983514224634102" calcext:value-type="float">
            <text:p>0,9835142246</text:p>
          </table:table-cell>
          <table:table-cell table:formula="of:=[.D495]+[.H495]*[.K495]" office:value-type="float" office:value="4.43867272224963" calcext:value-type="float">
            <text:p>4,4386727222</text:p>
          </table:table-cell>
        </table:table-row>
        <table:table-row table:style-name="ro1">
          <table:table-cell office:value-type="float" office:value="5.2334101" calcext:value-type="float">
            <text:p>5,2334101</text:p>
          </table:table-cell>
          <table:table-cell office:value-type="float" office:value="4.450003" calcext:value-type="float">
            <text:p>4,450003</text:p>
          </table:table-cell>
          <table:table-cell office:value-type="float" office:value="5.231" calcext:value-type="float">
            <text:p>5,231</text:p>
          </table:table-cell>
          <table:table-cell office:value-type="float" office:value="5.125948" calcext:value-type="float">
            <text:p>5,125948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5840214" calcext:value-type="float">
            <text:p>0,5840214</text:p>
          </table:table-cell>
          <table:table-cell table:formula="of:=[.A496]-[.E496]" office:value-type="float" office:value="5.23240755" calcext:value-type="float">
            <text:p>5,23240755</text:p>
          </table:table-cell>
          <table:table-cell table:formula="of:=[.B496]-[.D496]" office:value-type="float" office:value="-0.675945" calcext:value-type="float">
            <text:p>-0,675945</text:p>
          </table:table-cell>
          <table:table-cell table:formula="of:=[.A496]-[.C496]" office:value-type="float" office:value="0.00241010000000053" calcext:value-type="float">
            <text:p>0,0024101</text:p>
          </table:table-cell>
          <table:table-cell table:formula="of:=[.G496]-[.C496]" office:value-type="float" office:value="0.00140755000000059" calcext:value-type="float">
            <text:p>0,00140755</text:p>
          </table:table-cell>
          <table:table-cell table:formula="of:=[.J496]/[.I496]" office:value-type="float" office:value="0.584021409900122" calcext:value-type="float">
            <text:p>0,5840214099</text:p>
          </table:table-cell>
          <table:table-cell table:formula="of:=[.D496]+[.H496]*[.K496]" office:value-type="float" office:value="4.73118164808506" calcext:value-type="float">
            <text:p>4,7311816481</text:p>
          </table:table-cell>
        </table:table-row>
        <table:table-row table:style-name="ro1">
          <table:table-cell office:value-type="float" office:value="5.2359169" calcext:value-type="float">
            <text:p>5,2359169</text:p>
          </table:table-cell>
          <table:table-cell office:value-type="float" office:value="4.450003" calcext:value-type="float">
            <text:p>4,450003</text:p>
          </table:table-cell>
          <table:table-cell office:value-type="float" office:value="5.232" calcext:value-type="float">
            <text:p>5,232</text:p>
          </table:table-cell>
          <table:table-cell office:value-type="float" office:value="4.055236" calcext:value-type="float">
            <text:p>4,055236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744045" calcext:value-type="float">
            <text:p>0,744045</text:p>
          </table:table-cell>
          <table:table-cell table:formula="of:=[.A497]-[.E497]" office:value-type="float" office:value="5.23491435" calcext:value-type="float">
            <text:p>5,23491435</text:p>
          </table:table-cell>
          <table:table-cell table:formula="of:=[.B497]-[.D497]" office:value-type="float" office:value="0.394767" calcext:value-type="float">
            <text:p>0,394767</text:p>
          </table:table-cell>
          <table:table-cell table:formula="of:=[.A497]-[.C497]" office:value-type="float" office:value="0.00391690000000011" calcext:value-type="float">
            <text:p>0,0039169</text:p>
          </table:table-cell>
          <table:table-cell table:formula="of:=[.G497]-[.C497]" office:value-type="float" office:value="0.00291435000000018" calcext:value-type="float">
            <text:p>0,00291435</text:p>
          </table:table-cell>
          <table:table-cell table:formula="of:=[.J497]/[.I497]" office:value-type="float" office:value="0.744045035614923" calcext:value-type="float">
            <text:p>0,7440450356</text:p>
          </table:table-cell>
          <table:table-cell table:formula="of:=[.D497]+[.H497]*[.K497]" office:value-type="float" office:value="4.3489604265746" calcext:value-type="float">
            <text:p>4,3489604266</text:p>
          </table:table-cell>
        </table:table-row>
        <table:table-row table:style-name="ro1">
          <table:table-cell office:value-type="float" office:value="5.23692" calcext:value-type="float">
            <text:p>5,23692</text:p>
          </table:table-cell>
          <table:table-cell office:value-type="float" office:value="4.450003" calcext:value-type="float">
            <text:p>4,450003</text:p>
          </table:table-cell>
          <table:table-cell office:value-type="float" office:value="5.235" calcext:value-type="float">
            <text:p>5,235</text:p>
          </table:table-cell>
          <table:table-cell office:value-type="float" office:value="4.743727" calcext:value-type="float">
            <text:p>4,743727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4778385" calcext:value-type="float">
            <text:p>0,4778385</text:p>
          </table:table-cell>
          <table:table-cell table:formula="of:=[.A498]-[.E498]" office:value-type="float" office:value="5.23591745" calcext:value-type="float">
            <text:p>5,23591745</text:p>
          </table:table-cell>
          <table:table-cell table:formula="of:=[.B498]-[.D498]" office:value-type="float" office:value="-0.293724" calcext:value-type="float">
            <text:p>-0,293724</text:p>
          </table:table-cell>
          <table:table-cell table:formula="of:=[.A498]-[.C498]" office:value-type="float" office:value="0.00191999999999926" calcext:value-type="float">
            <text:p>0,00192</text:p>
          </table:table-cell>
          <table:table-cell table:formula="of:=[.G498]-[.C498]" office:value-type="float" office:value="0.00091744999999932" calcext:value-type="float">
            <text:p>0,00091745</text:p>
          </table:table-cell>
          <table:table-cell table:formula="of:=[.J498]/[.I498]" office:value-type="float" office:value="0.477838541666498" calcext:value-type="float">
            <text:p>0,4778385417</text:p>
          </table:table-cell>
          <table:table-cell table:formula="of:=[.D498]+[.H498]*[.K498]" office:value-type="float" office:value="4.60337435218755" calcext:value-type="float">
            <text:p>4,6033743522</text:p>
          </table:table-cell>
        </table:table-row>
        <table:table-row table:style-name="ro1">
          <table:table-cell office:value-type="float" office:value="5.2374213" calcext:value-type="float">
            <text:p>5,2374213</text:p>
          </table:table-cell>
          <table:table-cell office:value-type="float" office:value="4.450003" calcext:value-type="float">
            <text:p>4,450003</text:p>
          </table:table-cell>
          <table:table-cell office:value-type="float" office:value="5.236" calcext:value-type="float">
            <text:p>5,236</text:p>
          </table:table-cell>
          <table:table-cell office:value-type="float" office:value="4.30965" calcext:value-type="float">
            <text:p>4,30965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236474" calcext:value-type="float">
            <text:p>0,8236474</text:p>
          </table:table-cell>
          <table:table-cell table:formula="of:=[.A499]-[.E499]" office:value-type="float" office:value="5.23717065" calcext:value-type="float">
            <text:p>5,23717065</text:p>
          </table:table-cell>
          <table:table-cell table:formula="of:=[.B499]-[.D499]" office:value-type="float" office:value="0.140352999999999" calcext:value-type="float">
            <text:p>0,140353</text:p>
          </table:table-cell>
          <table:table-cell table:formula="of:=[.A499]-[.C499]" office:value-type="float" office:value="0.00142130000000051" calcext:value-type="float">
            <text:p>0,0014213</text:p>
          </table:table-cell>
          <table:table-cell table:formula="of:=[.G499]-[.C499]" office:value-type="float" office:value="0.00117065000000061" calcext:value-type="float">
            <text:p>0,00117065</text:p>
          </table:table-cell>
          <table:table-cell table:formula="of:=[.J499]/[.I499]" office:value-type="float" office:value="0.823647365088428" calcext:value-type="float">
            <text:p>0,8236473651</text:p>
          </table:table-cell>
          <table:table-cell table:formula="of:=[.D499]+[.H499]*[.K499]" office:value-type="float" office:value="4.42525137863226" calcext:value-type="float">
            <text:p>4,4252513786</text:p>
          </table:table-cell>
        </table:table-row>
        <table:table-row table:style-name="ro1">
          <table:table-cell office:value-type="float" office:value="5.2384261" calcext:value-type="float">
            <text:p>5,2384261</text:p>
          </table:table-cell>
          <table:table-cell office:value-type="float" office:value="4.600003" calcext:value-type="float">
            <text:p>4,600003</text:p>
          </table:table-cell>
          <table:table-cell office:value-type="float" office:value="5.237" calcext:value-type="float">
            <text:p>5,237</text:p>
          </table:table-cell>
          <table:table-cell office:value-type="float" office:value="4.565604" calcext:value-type="float">
            <text:p>4,565604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242409" calcext:value-type="float">
            <text:p>0,8242409</text:p>
          </table:table-cell>
          <table:table-cell table:formula="of:=[.A500]-[.E500]" office:value-type="float" office:value="5.23817545" calcext:value-type="float">
            <text:p>5,23817545</text:p>
          </table:table-cell>
          <table:table-cell table:formula="of:=[.B500]-[.D500]" office:value-type="float" office:value="0.0343989999999996" calcext:value-type="float">
            <text:p>0,034399</text:p>
          </table:table-cell>
          <table:table-cell table:formula="of:=[.A500]-[.C500]" office:value-type="float" office:value="0.00142609999999976" calcext:value-type="float">
            <text:p>0,0014261</text:p>
          </table:table-cell>
          <table:table-cell table:formula="of:=[.G500]-[.C500]" office:value-type="float" office:value="0.00117544999999986" calcext:value-type="float">
            <text:p>0,00117545</text:p>
          </table:table-cell>
          <table:table-cell table:formula="of:=[.J500]/[.I500]" office:value-type="float" office:value="0.824240936820735" calcext:value-type="float">
            <text:p>0,8242409368</text:p>
          </table:table-cell>
          <table:table-cell table:formula="of:=[.D500]+[.H500]*[.K500]" office:value-type="float" office:value="4.5939570639857" calcext:value-type="float">
            <text:p>4,593957064</text:p>
          </table:table-cell>
        </table:table-row>
        <table:table-row table:style-name="ro1">
          <table:table-cell office:value-type="float" office:value="5.2655009" calcext:value-type="float">
            <text:p>5,2655009</text:p>
          </table:table-cell>
          <table:table-cell office:value-type="float" office:value="4.900003" calcext:value-type="float">
            <text:p>4,900003</text:p>
          </table:table-cell>
          <table:table-cell office:value-type="float" office:value="5.238" calcext:value-type="float">
            <text:p>5,238</text:p>
          </table:table-cell>
          <table:table-cell office:value-type="float" office:value="4.628356" calcext:value-type="float">
            <text:p>4,628356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08857" calcext:value-type="float">
            <text:p>0,9908857</text:p>
          </table:table-cell>
          <table:table-cell table:formula="of:=[.A501]-[.E501]" office:value-type="float" office:value="5.26525025" calcext:value-type="float">
            <text:p>5,26525025</text:p>
          </table:table-cell>
          <table:table-cell table:formula="of:=[.B501]-[.D501]" office:value-type="float" office:value="0.271647" calcext:value-type="float">
            <text:p>0,271647</text:p>
          </table:table-cell>
          <table:table-cell table:formula="of:=[.A501]-[.C501]" office:value-type="float" office:value="0.0275008999999997" calcext:value-type="float">
            <text:p>0,0275009</text:p>
          </table:table-cell>
          <table:table-cell table:formula="of:=[.G501]-[.C501]" office:value-type="float" office:value="0.0272502499999998" calcext:value-type="float">
            <text:p>0,02725025</text:p>
          </table:table-cell>
          <table:table-cell table:formula="of:=[.J501]/[.I501]" office:value-type="float" office:value="0.990885752829911" calcext:value-type="float">
            <text:p>0,9908857528</text:p>
          </table:table-cell>
          <table:table-cell table:formula="of:=[.D501]+[.H501]*[.K501]" office:value-type="float" office:value="4.89752714209899" calcext:value-type="float">
            <text:p>4,8975271421</text:p>
          </table:table-cell>
        </table:table-row>
        <table:table-row table:style-name="ro1">
          <table:table-cell office:value-type="float" office:value="5.2675062" calcext:value-type="float">
            <text:p>5,2675062</text:p>
          </table:table-cell>
          <table:table-cell office:value-type="float" office:value="4.900003" calcext:value-type="float">
            <text:p>4,900003</text:p>
          </table:table-cell>
          <table:table-cell office:value-type="float" office:value="5.265" calcext:value-type="float">
            <text:p>5,265</text:p>
          </table:table-cell>
          <table:table-cell office:value-type="float" office:value="5.169174" calcext:value-type="float">
            <text:p>5,169174</text:p>
          </table:table-cell>
          <table:table-cell office:value-type="float" office:value="0.0007518" calcext:value-type="float">
            <text:p>0,0007518</text:p>
          </table:table-cell>
          <table:table-cell office:value-type="float" office:value="0.7000239" calcext:value-type="float">
            <text:p>0,7000239</text:p>
          </table:table-cell>
          <table:table-cell table:formula="of:=[.A502]-[.E502]" office:value-type="float" office:value="5.2667544" calcext:value-type="float">
            <text:p>5,2667544</text:p>
          </table:table-cell>
          <table:table-cell table:formula="of:=[.B502]-[.D502]" office:value-type="float" office:value="-0.269171" calcext:value-type="float">
            <text:p>-0,269171</text:p>
          </table:table-cell>
          <table:table-cell table:formula="of:=[.A502]-[.C502]" office:value-type="float" office:value="0.00250620000000001" calcext:value-type="float">
            <text:p>0,0025062</text:p>
          </table:table-cell>
          <table:table-cell table:formula="of:=[.G502]-[.C502]" office:value-type="float" office:value="0.00175440000000027" calcext:value-type="float">
            <text:p>0,0017544</text:p>
          </table:table-cell>
          <table:table-cell table:formula="of:=[.J502]/[.I502]" office:value-type="float" office:value="0.700023940627347" calcext:value-type="float">
            <text:p>0,7000239406</text:p>
          </table:table-cell>
          <table:table-cell table:formula="of:=[.D502]+[.H502]*[.K502]" office:value-type="float" office:value="4.9807478558774" calcext:value-type="float">
            <text:p>4,9807478559</text:p>
          </table:table-cell>
        </table:table-row>
        <table:table-row table:style-name="ro1">
          <table:table-cell office:value-type="float" office:value="5.2695118" calcext:value-type="float">
            <text:p>5,2695118</text:p>
          </table:table-cell>
          <table:table-cell office:value-type="float" office:value="4.900003" calcext:value-type="float">
            <text:p>4,900003</text:p>
          </table:table-cell>
          <table:table-cell office:value-type="float" office:value="5.267" calcext:value-type="float">
            <text:p>5,267</text:p>
          </table:table-cell>
          <table:table-cell office:value-type="float" office:value="4.711576" calcext:value-type="float">
            <text:p>4,711576</text:p>
          </table:table-cell>
          <table:table-cell office:value-type="float" office:value="0.0007518" calcext:value-type="float">
            <text:p>0,0007518</text:p>
          </table:table-cell>
          <table:table-cell office:value-type="float" office:value="0.7006927" calcext:value-type="float">
            <text:p>0,7006927</text:p>
          </table:table-cell>
          <table:table-cell table:formula="of:=[.A503]-[.E503]" office:value-type="float" office:value="5.26876" calcext:value-type="float">
            <text:p>5,26876</text:p>
          </table:table-cell>
          <table:table-cell table:formula="of:=[.B503]-[.D503]" office:value-type="float" office:value="0.188427" calcext:value-type="float">
            <text:p>0,188427</text:p>
          </table:table-cell>
          <table:table-cell table:formula="of:=[.A503]-[.C503]" office:value-type="float" office:value="0.00251179999999973" calcext:value-type="float">
            <text:p>0,0025118</text:p>
          </table:table-cell>
          <table:table-cell table:formula="of:=[.G503]-[.C503]" office:value-type="float" office:value="0.00175999999999998" calcext:value-type="float">
            <text:p>0,00176</text:p>
          </table:table-cell>
          <table:table-cell table:formula="of:=[.J503]/[.I503]" office:value-type="float" office:value="0.700692730312992" calcext:value-type="float">
            <text:p>0,7006927303</text:p>
          </table:table-cell>
          <table:table-cell table:formula="of:=[.D503]+[.H503]*[.K503]" office:value-type="float" office:value="4.84360542909469" calcext:value-type="float">
            <text:p>4,8436054291</text:p>
          </table:table-cell>
        </table:table-row>
        <table:table-row table:style-name="ro1">
          <table:table-cell office:value-type="float" office:value="5.2705149" calcext:value-type="float">
            <text:p>5,2705149</text:p>
          </table:table-cell>
          <table:table-cell office:value-type="float" office:value="4.900003" calcext:value-type="float">
            <text:p>4,900003</text:p>
          </table:table-cell>
          <table:table-cell office:value-type="float" office:value="5.269" calcext:value-type="float">
            <text:p>5,269</text:p>
          </table:table-cell>
          <table:table-cell office:value-type="float" office:value="5.032032" calcext:value-type="float">
            <text:p>5,032032</text:p>
          </table:table-cell>
          <table:table-cell office:value-type="float" office:value="0.0007518" calcext:value-type="float">
            <text:p>0,0007518</text:p>
          </table:table-cell>
          <table:table-cell office:value-type="float" office:value="0.5037296" calcext:value-type="float">
            <text:p>0,5037296</text:p>
          </table:table-cell>
          <table:table-cell table:formula="of:=[.A504]-[.E504]" office:value-type="float" office:value="5.2697631" calcext:value-type="float">
            <text:p>5,2697631</text:p>
          </table:table-cell>
          <table:table-cell table:formula="of:=[.B504]-[.D504]" office:value-type="float" office:value="-0.132029" calcext:value-type="float">
            <text:p>-0,132029</text:p>
          </table:table-cell>
          <table:table-cell table:formula="of:=[.A504]-[.C504]" office:value-type="float" office:value="0.0015149000000001" calcext:value-type="float">
            <text:p>0,0015149</text:p>
          </table:table-cell>
          <table:table-cell table:formula="of:=[.G504]-[.C504]" office:value-type="float" office:value="0.00076310000000035" calcext:value-type="float">
            <text:p>0,0007631</text:p>
          </table:table-cell>
          <table:table-cell table:formula="of:=[.J504]/[.I504]" office:value-type="float" office:value="0.503729619116972" calcext:value-type="float">
            <text:p>0,5037296191</text:p>
          </table:table-cell>
          <table:table-cell table:formula="of:=[.D504]+[.H504]*[.K504]" office:value-type="float" office:value="4.96552508211761" calcext:value-type="float">
            <text:p>4,9655250821</text:p>
          </table:table-cell>
        </table:table-row>
        <table:table-row table:style-name="ro1">
          <table:table-cell office:value-type="float" office:value="5.2710162" calcext:value-type="float">
            <text:p>5,2710162</text:p>
          </table:table-cell>
          <table:table-cell office:value-type="float" office:value="5.050003" calcext:value-type="float">
            <text:p>5,050003</text:p>
          </table:table-cell>
          <table:table-cell office:value-type="float" office:value="5.27" calcext:value-type="float">
            <text:p>5,27</text:p>
          </table:table-cell>
          <table:table-cell office:value-type="float" office:value="4.833496" calcext:value-type="float">
            <text:p>4,8334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05]-[.E505]" office:value-type="float" office:value="5.2710162" calcext:value-type="float">
            <text:p>5,2710162</text:p>
          </table:table-cell>
          <table:table-cell table:formula="of:=[.B505]-[.D505]" office:value-type="float" office:value="0.216507" calcext:value-type="float">
            <text:p>0,216507</text:p>
          </table:table-cell>
          <table:table-cell table:formula="of:=[.A505]-[.C505]" office:value-type="float" office:value="0.00101620000000047" calcext:value-type="float">
            <text:p>0,0010162</text:p>
          </table:table-cell>
          <table:table-cell table:formula="of:=[.G505]-[.C505]" office:value-type="float" office:value="0.00101620000000047" calcext:value-type="float">
            <text:p>0,0010162</text:p>
          </table:table-cell>
          <table:table-cell table:formula="of:=[.J505]/[.I505]" office:value-type="float" office:value="1" calcext:value-type="float">
            <text:p>1</text:p>
          </table:table-cell>
          <table:table-cell table:formula="of:=[.D505]+[.H505]*[.K505]" office:value-type="float" office:value="5.050003" calcext:value-type="float">
            <text:p>5,050003</text:p>
          </table:table-cell>
        </table:table-row>
        <table:table-row table:style-name="ro1">
          <table:table-cell office:value-type="float" office:value="5.2994164" calcext:value-type="float">
            <text:p>5,2994164</text:p>
          </table:table-cell>
          <table:table-cell office:value-type="float" office:value="4.85" calcext:value-type="float">
            <text:p>4,85</text:p>
          </table:table-cell>
          <table:table-cell office:value-type="float" office:value="5.271" calcext:value-type="float">
            <text:p>5,271</text:p>
          </table:table-cell>
          <table:table-cell office:value-type="float" office:value="5.26651" calcext:value-type="float">
            <text:p>5,266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06]-[.E506]" office:value-type="float" office:value="5.2994164" calcext:value-type="float">
            <text:p>5,2994164</text:p>
          </table:table-cell>
          <table:table-cell table:formula="of:=[.B506]-[.D506]" office:value-type="float" office:value="-0.416510000000001" calcext:value-type="float">
            <text:p>-0,41651</text:p>
          </table:table-cell>
          <table:table-cell table:formula="of:=[.A506]-[.C506]" office:value-type="float" office:value="0.0284164000000002" calcext:value-type="float">
            <text:p>0,0284164</text:p>
          </table:table-cell>
          <table:table-cell table:formula="of:=[.G506]-[.C506]" office:value-type="float" office:value="0.0284164000000002" calcext:value-type="float">
            <text:p>0,0284164</text:p>
          </table:table-cell>
          <table:table-cell table:formula="of:=[.J506]/[.I506]" office:value-type="float" office:value="1" calcext:value-type="float">
            <text:p>1</text:p>
          </table:table-cell>
          <table:table-cell table:formula="of:=[.D506]+[.H506]*[.K506]" office:value-type="float" office:value="4.85" calcext:value-type="float">
            <text:p>4,85</text:p>
          </table:table-cell>
        </table:table-row>
        <table:table-row table:style-name="ro1">
          <table:table-cell office:value-type="float" office:value="5.3014218" calcext:value-type="float">
            <text:p>5,3014218</text:p>
          </table:table-cell>
          <table:table-cell office:value-type="float" office:value="4.85" calcext:value-type="float">
            <text:p>4,85</text:p>
          </table:table-cell>
          <table:table-cell office:value-type="float" office:value="5.299" calcext:value-type="float">
            <text:p>5,299</text:p>
          </table:table-cell>
          <table:table-cell office:value-type="float" office:value="4.43349" calcext:value-type="float">
            <text:p>4,43349</text:p>
          </table:table-cell>
          <table:table-cell office:value-type="float" office:value="0.0007517" calcext:value-type="float">
            <text:p>0,0007517</text:p>
          </table:table-cell>
          <table:table-cell office:value-type="float" office:value="0.689611" calcext:value-type="float">
            <text:p>0,689611</text:p>
          </table:table-cell>
          <table:table-cell table:formula="of:=[.A507]-[.E507]" office:value-type="float" office:value="5.3006701" calcext:value-type="float">
            <text:p>5,3006701</text:p>
          </table:table-cell>
          <table:table-cell table:formula="of:=[.B507]-[.D507]" office:value-type="float" office:value="0.41651" calcext:value-type="float">
            <text:p>0,41651</text:p>
          </table:table-cell>
          <table:table-cell table:formula="of:=[.A507]-[.C507]" office:value-type="float" office:value="0.00242179999999959" calcext:value-type="float">
            <text:p>0,0024218</text:p>
          </table:table-cell>
          <table:table-cell table:formula="of:=[.G507]-[.C507]" office:value-type="float" office:value="0.00167009999999923" calcext:value-type="float">
            <text:p>0,0016701</text:p>
          </table:table-cell>
          <table:table-cell table:formula="of:=[.J507]/[.I507]" office:value-type="float" office:value="0.689611033115664" calcext:value-type="float">
            <text:p>0,6896110331</text:p>
          </table:table-cell>
          <table:table-cell table:formula="of:=[.D507]+[.H507]*[.K507]" office:value-type="float" office:value="4.72071989140301" calcext:value-type="float">
            <text:p>4,7207198914</text:p>
          </table:table-cell>
        </table:table-row>
        <table:table-row table:style-name="ro1">
          <table:table-cell office:value-type="float" office:value="5.3029256" calcext:value-type="float">
            <text:p>5,3029256</text:p>
          </table:table-cell>
          <table:table-cell office:value-type="float" office:value="4.85" calcext:value-type="float">
            <text:p>4,85</text:p>
          </table:table-cell>
          <table:table-cell office:value-type="float" office:value="5.301" calcext:value-type="float">
            <text:p>5,301</text:p>
          </table:table-cell>
          <table:table-cell office:value-type="float" office:value="5.13723" calcext:value-type="float">
            <text:p>5,13723</text:p>
          </table:table-cell>
          <table:table-cell office:value-type="float" office:value="0.0007517" calcext:value-type="float">
            <text:p>0,0007517</text:p>
          </table:table-cell>
          <table:table-cell office:value-type="float" office:value="0.6096281" calcext:value-type="float">
            <text:p>0,6096281</text:p>
          </table:table-cell>
          <table:table-cell table:formula="of:=[.A508]-[.E508]" office:value-type="float" office:value="5.3021739" calcext:value-type="float">
            <text:p>5,3021739</text:p>
          </table:table-cell>
          <table:table-cell table:formula="of:=[.B508]-[.D508]" office:value-type="float" office:value="-0.28723" calcext:value-type="float">
            <text:p>-0,28723</text:p>
          </table:table-cell>
          <table:table-cell table:formula="of:=[.A508]-[.C508]" office:value-type="float" office:value="0.00192559999999986" calcext:value-type="float">
            <text:p>0,0019256</text:p>
          </table:table-cell>
          <table:table-cell table:formula="of:=[.G508]-[.C508]" office:value-type="float" office:value="0.00117389999999951" calcext:value-type="float">
            <text:p>0,0011739</text:p>
          </table:table-cell>
          <table:table-cell table:formula="of:=[.J508]/[.I508]" office:value-type="float" office:value="0.609628167843576" calcext:value-type="float">
            <text:p>0,6096281678</text:p>
          </table:table-cell>
          <table:table-cell table:formula="of:=[.D508]+[.H508]*[.K508]" office:value-type="float" office:value="4.96212650135029" calcext:value-type="float">
            <text:p>4,9621265014</text:p>
          </table:table-cell>
        </table:table-row>
        <table:table-row table:style-name="ro1">
          <table:table-cell office:value-type="float" office:value="5.3039289" calcext:value-type="float">
            <text:p>5,3039289</text:p>
          </table:table-cell>
          <table:table-cell office:value-type="float" office:value="4.85" calcext:value-type="float">
            <text:p>4,85</text:p>
          </table:table-cell>
          <table:table-cell office:value-type="float" office:value="5.302" calcext:value-type="float">
            <text:p>5,302</text:p>
          </table:table-cell>
          <table:table-cell office:value-type="float" office:value="4.674896" calcext:value-type="float">
            <text:p>4,674896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8699259" calcext:value-type="float">
            <text:p>0,8699259</text:p>
          </table:table-cell>
          <table:table-cell table:formula="of:=[.A509]-[.E509]" office:value-type="float" office:value="5.303678" calcext:value-type="float">
            <text:p>5,303678</text:p>
          </table:table-cell>
          <table:table-cell table:formula="of:=[.B509]-[.D509]" office:value-type="float" office:value="0.175103999999999" calcext:value-type="float">
            <text:p>0,175104</text:p>
          </table:table-cell>
          <table:table-cell table:formula="of:=[.A509]-[.C509]" office:value-type="float" office:value="0.00192890000000023" calcext:value-type="float">
            <text:p>0,0019289</text:p>
          </table:table-cell>
          <table:table-cell table:formula="of:=[.G509]-[.C509]" office:value-type="float" office:value="0.00167800000000007" calcext:value-type="float">
            <text:p>0,001678</text:p>
          </table:table-cell>
          <table:table-cell table:formula="of:=[.J509]/[.I509]" office:value-type="float" office:value="0.869925864482278" calcext:value-type="float">
            <text:p>0,8699258645</text:p>
          </table:table-cell>
          <table:table-cell table:formula="of:=[.D509]+[.H509]*[.K509]" office:value-type="float" office:value="4.8272234985743" calcext:value-type="float">
            <text:p>4,8272234986</text:p>
          </table:table-cell>
        </table:table-row>
        <table:table-row table:style-name="ro1">
          <table:table-cell office:value-type="float" office:value="5.3049317" calcext:value-type="float">
            <text:p>5,3049317</text:p>
          </table:table-cell>
          <table:table-cell office:value-type="float" office:value="4.7" calcext:value-type="float">
            <text:p>4,7</text:p>
          </table:table-cell>
          <table:table-cell office:value-type="float" office:value="5.304" calcext:value-type="float">
            <text:p>5,304</text:p>
          </table:table-cell>
          <table:table-cell office:value-type="float" office:value="5.002327" calcext:value-type="float">
            <text:p>5,002327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7307073" calcext:value-type="float">
            <text:p>0,7307073</text:p>
          </table:table-cell>
          <table:table-cell table:formula="of:=[.A510]-[.E510]" office:value-type="float" office:value="5.3046808" calcext:value-type="float">
            <text:p>5,3046808</text:p>
          </table:table-cell>
          <table:table-cell table:formula="of:=[.B510]-[.D510]" office:value-type="float" office:value="-0.302327" calcext:value-type="float">
            <text:p>-0,302327</text:p>
          </table:table-cell>
          <table:table-cell table:formula="of:=[.A510]-[.C510]" office:value-type="float" office:value="0.000931699999999758" calcext:value-type="float">
            <text:p>0,0009317</text:p>
          </table:table-cell>
          <table:table-cell table:formula="of:=[.G510]-[.C510]" office:value-type="float" office:value="0.000680799999999593" calcext:value-type="float">
            <text:p>0,0006808</text:p>
          </table:table-cell>
          <table:table-cell table:formula="of:=[.J510]/[.I510]" office:value-type="float" office:value="0.730707309219459" calcext:value-type="float">
            <text:p>0,7307073092</text:p>
          </table:table-cell>
          <table:table-cell table:formula="of:=[.D510]+[.H510]*[.K510]" office:value-type="float" office:value="4.78141445132561" calcext:value-type="float">
            <text:p>4,7814144513</text:p>
          </table:table-cell>
        </table:table-row>
        <table:table-row table:style-name="ro1">
          <table:table-cell office:value-type="float" office:value="5.3059342" calcext:value-type="float">
            <text:p>5,3059342</text:p>
          </table:table-cell>
          <table:table-cell office:value-type="float" office:value="4.7" calcext:value-type="float">
            <text:p>4,7</text:p>
          </table:table-cell>
          <table:table-cell office:value-type="float" office:value="5.305" calcext:value-type="float">
            <text:p>5,305</text:p>
          </table:table-cell>
          <table:table-cell office:value-type="float" office:value="4.479087" calcext:value-type="float">
            <text:p>4,479087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7315885" calcext:value-type="float">
            <text:p>0,7315885</text:p>
          </table:table-cell>
          <table:table-cell table:formula="of:=[.A511]-[.E511]" office:value-type="float" office:value="5.30568345" calcext:value-type="float">
            <text:p>5,30568345</text:p>
          </table:table-cell>
          <table:table-cell table:formula="of:=[.B511]-[.D511]" office:value-type="float" office:value="0.220913" calcext:value-type="float">
            <text:p>0,220913</text:p>
          </table:table-cell>
          <table:table-cell table:formula="of:=[.A511]-[.C511]" office:value-type="float" office:value="0.000934200000000551" calcext:value-type="float">
            <text:p>0,0009342</text:p>
          </table:table-cell>
          <table:table-cell table:formula="of:=[.G511]-[.C511]" office:value-type="float" office:value="0.000683450000000363" calcext:value-type="float">
            <text:p>0,00068345</text:p>
          </table:table-cell>
          <table:table-cell table:formula="of:=[.J511]/[.I511]" office:value-type="float" office:value="0.731588524941083" calcext:value-type="float">
            <text:p>0,7315885249</text:p>
          </table:table-cell>
          <table:table-cell table:formula="of:=[.D511]+[.H511]*[.K511]" office:value-type="float" office:value="4.64070441581031" calcext:value-type="float">
            <text:p>4,6407044158</text:p>
          </table:table-cell>
        </table:table-row>
        <table:table-row table:style-name="ro1">
          <table:table-cell office:value-type="float" office:value="5.3329377" calcext:value-type="float">
            <text:p>5,3329377</text:p>
          </table:table-cell>
          <table:table-cell office:value-type="float" office:value="4.4" calcext:value-type="float">
            <text:p>4,4</text:p>
          </table:table-cell>
          <table:table-cell office:value-type="float" office:value="5.306" calcext:value-type="float">
            <text:p>5,306</text:p>
          </table:table-cell>
          <table:table-cell office:value-type="float" office:value="4.861617" calcext:value-type="float">
            <text:p>4,861617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9906915" calcext:value-type="float">
            <text:p>0,9906915</text:p>
          </table:table-cell>
          <table:table-cell table:formula="of:=[.A512]-[.E512]" office:value-type="float" office:value="5.33268695" calcext:value-type="float">
            <text:p>5,33268695</text:p>
          </table:table-cell>
          <table:table-cell table:formula="of:=[.B512]-[.D512]" office:value-type="float" office:value="-0.461617" calcext:value-type="float">
            <text:p>-0,461617</text:p>
          </table:table-cell>
          <table:table-cell table:formula="of:=[.A512]-[.C512]" office:value-type="float" office:value="0.0269377000000004" calcext:value-type="float">
            <text:p>0,0269377</text:p>
          </table:table-cell>
          <table:table-cell table:formula="of:=[.G512]-[.C512]" office:value-type="float" office:value="0.0266869500000002" calcext:value-type="float">
            <text:p>0,02668695</text:p>
          </table:table-cell>
          <table:table-cell table:formula="of:=[.J512]/[.I512]" office:value-type="float" office:value="0.990691484425167" calcext:value-type="float">
            <text:p>0,9906914844</text:p>
          </table:table-cell>
          <table:table-cell table:formula="of:=[.D512]+[.H512]*[.K512]" office:value-type="float" office:value="4.40429696903411" calcext:value-type="float">
            <text:p>4,404296969</text:p>
          </table:table-cell>
        </table:table-row>
        <table:table-row table:style-name="ro1">
          <table:table-cell office:value-type="float" office:value="5.3344425" calcext:value-type="float">
            <text:p>5,3344425</text:p>
          </table:table-cell>
          <table:table-cell office:value-type="float" office:value="4.4" calcext:value-type="float">
            <text:p>4,4</text:p>
          </table:table-cell>
          <table:table-cell office:value-type="float" office:value="5.333" calcext:value-type="float">
            <text:p>5,333</text:p>
          </table:table-cell>
          <table:table-cell office:value-type="float" office:value="3.94268" calcext:value-type="float">
            <text:p>3,94268</text:p>
          </table:table-cell>
          <table:table-cell office:value-type="float" office:value="0.0007524" calcext:value-type="float">
            <text:p>0,0007524</text:p>
          </table:table-cell>
          <table:table-cell office:value-type="float" office:value="0.4784055" calcext:value-type="float">
            <text:p>0,4784055</text:p>
          </table:table-cell>
          <table:table-cell table:formula="of:=[.A513]-[.E513]" office:value-type="float" office:value="5.3336901" calcext:value-type="float">
            <text:p>5,3336901</text:p>
          </table:table-cell>
          <table:table-cell table:formula="of:=[.B513]-[.D513]" office:value-type="float" office:value="0.45732" calcext:value-type="float">
            <text:p>0,45732</text:p>
          </table:table-cell>
          <table:table-cell table:formula="of:=[.A513]-[.C513]" office:value-type="float" office:value="0.00144249999999957" calcext:value-type="float">
            <text:p>0,0014425</text:p>
          </table:table-cell>
          <table:table-cell table:formula="of:=[.G513]-[.C513]" office:value-type="float" office:value="0.000690099999999916" calcext:value-type="float">
            <text:p>0,0006901</text:p>
          </table:table-cell>
          <table:table-cell table:formula="of:=[.J513]/[.I513]" office:value-type="float" office:value="0.478405545927294" calcext:value-type="float">
            <text:p>0,4784055459</text:p>
          </table:table-cell>
          <table:table-cell table:formula="of:=[.D513]+[.H513]*[.K513]" office:value-type="float" office:value="4.16146442426347" calcext:value-type="float">
            <text:p>4,1614644243</text:p>
          </table:table-cell>
        </table:table-row>
        <table:table-row table:style-name="ro1">
          <table:table-cell office:value-type="float" office:value="5.3364471" calcext:value-type="float">
            <text:p>5,3364471</text:p>
          </table:table-cell>
          <table:table-cell office:value-type="float" office:value="4.4" calcext:value-type="float">
            <text:p>4,4</text:p>
          </table:table-cell>
          <table:table-cell office:value-type="float" office:value="5.334" calcext:value-type="float">
            <text:p>5,334</text:p>
          </table:table-cell>
          <table:table-cell office:value-type="float" office:value="4.618784" calcext:value-type="float">
            <text:p>4,618784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6926975" calcext:value-type="float">
            <text:p>0,6926975</text:p>
          </table:table-cell>
          <table:table-cell table:formula="of:=[.A514]-[.E514]" office:value-type="float" office:value="5.3356951" calcext:value-type="float">
            <text:p>5,3356951</text:p>
          </table:table-cell>
          <table:table-cell table:formula="of:=[.B514]-[.D514]" office:value-type="float" office:value="-0.218783999999999" calcext:value-type="float">
            <text:p>-0,218784</text:p>
          </table:table-cell>
          <table:table-cell table:formula="of:=[.A514]-[.C514]" office:value-type="float" office:value="0.00244710000000037" calcext:value-type="float">
            <text:p>0,0024471</text:p>
          </table:table-cell>
          <table:table-cell table:formula="of:=[.G514]-[.C514]" office:value-type="float" office:value="0.00169510000000006" calcext:value-type="float">
            <text:p>0,0016951</text:p>
          </table:table-cell>
          <table:table-cell table:formula="of:=[.J514]/[.I514]" office:value-type="float" office:value="0.692697478648116" calcext:value-type="float">
            <text:p>0,6926974786</text:p>
          </table:table-cell>
          <table:table-cell table:formula="of:=[.D514]+[.H514]*[.K514]" office:value-type="float" office:value="4.46723287483145" calcext:value-type="float">
            <text:p>4,4672328748</text:p>
          </table:table-cell>
        </table:table-row>
        <table:table-row table:style-name="ro1">
          <table:table-cell office:value-type="float" office:value="5.3444734" calcext:value-type="float">
            <text:p>5,3444734</text:p>
          </table:table-cell>
          <table:table-cell office:value-type="float" office:value="4.4" calcext:value-type="float">
            <text:p>4,4</text:p>
          </table:table-cell>
          <table:table-cell office:value-type="float" office:value="5.336" calcext:value-type="float">
            <text:p>5,336</text:p>
          </table:table-cell>
          <table:table-cell office:value-type="float" office:value="4.248448" calcext:value-type="float">
            <text:p>4,248448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9112517" calcext:value-type="float">
            <text:p>0,9112517</text:p>
          </table:table-cell>
          <table:table-cell table:formula="of:=[.A515]-[.E515]" office:value-type="float" office:value="5.3437214" calcext:value-type="float">
            <text:p>5,3437214</text:p>
          </table:table-cell>
          <table:table-cell table:formula="of:=[.B515]-[.D515]" office:value-type="float" office:value="0.151552000000001" calcext:value-type="float">
            <text:p>0,151552</text:p>
          </table:table-cell>
          <table:table-cell table:formula="of:=[.A515]-[.C515]" office:value-type="float" office:value="0.00847339999999974" calcext:value-type="float">
            <text:p>0,0084734</text:p>
          </table:table-cell>
          <table:table-cell table:formula="of:=[.G515]-[.C515]" office:value-type="float" office:value="0.00772139999999943" calcext:value-type="float">
            <text:p>0,0077214</text:p>
          </table:table-cell>
          <table:table-cell table:formula="of:=[.J515]/[.I515]" office:value-type="float" office:value="0.911251681733386" calcext:value-type="float">
            <text:p>0,9112516817</text:p>
          </table:table-cell>
          <table:table-cell table:formula="of:=[.D515]+[.H515]*[.K515]" office:value-type="float" office:value="4.38655001487006" calcext:value-type="float">
            <text:p>4,3865500149</text:p>
          </table:table-cell>
        </table:table-row>
        <table:table-row table:style-name="ro1">
          <table:table-cell office:value-type="float" office:value="5.345476" calcext:value-type="float">
            <text:p>5,345476</text:p>
          </table:table-cell>
          <table:table-cell office:value-type="float" office:value="4.25" calcext:value-type="float">
            <text:p>4,25</text:p>
          </table:table-cell>
          <table:table-cell office:value-type="float" office:value="5.344" calcext:value-type="float">
            <text:p>5,344</text:p>
          </table:table-cell>
          <table:table-cell office:value-type="float" office:value="4.538101" calcext:value-type="float">
            <text:p>4,538101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4905149" calcext:value-type="float">
            <text:p>0,4905149</text:p>
          </table:table-cell>
          <table:table-cell table:formula="of:=[.A516]-[.E516]" office:value-type="float" office:value="5.344724" calcext:value-type="float">
            <text:p>5,344724</text:p>
          </table:table-cell>
          <table:table-cell table:formula="of:=[.B516]-[.D516]" office:value-type="float" office:value="-0.288101" calcext:value-type="float">
            <text:p>-0,288101</text:p>
          </table:table-cell>
          <table:table-cell table:formula="of:=[.A516]-[.C516]" office:value-type="float" office:value="0.00147599999999937" calcext:value-type="float">
            <text:p>0,001476</text:p>
          </table:table-cell>
          <table:table-cell table:formula="of:=[.G516]-[.C516]" office:value-type="float" office:value="0.000723999999999059" calcext:value-type="float">
            <text:p>0,000724</text:p>
          </table:table-cell>
          <table:table-cell table:formula="of:=[.J516]/[.I516]" office:value-type="float" office:value="0.490514905148624" calcext:value-type="float">
            <text:p>0,4905149051</text:p>
          </table:table-cell>
          <table:table-cell table:formula="of:=[.D516]+[.H516]*[.K516]" office:value-type="float" office:value="4.39678316531178" calcext:value-type="float">
            <text:p>4,3967831653</text:p>
          </table:table-cell>
        </table:table-row>
        <table:table-row table:style-name="ro1">
          <table:table-cell office:value-type="float" office:value="5.3459778" calcext:value-type="float">
            <text:p>5,3459778</text:p>
          </table:table-cell>
          <table:table-cell office:value-type="float" office:value="4.25" calcext:value-type="float">
            <text:p>4,25</text:p>
          </table:table-cell>
          <table:table-cell office:value-type="float" office:value="5.345" calcext:value-type="float">
            <text:p>5,345</text:p>
          </table:table-cell>
          <table:table-cell office:value-type="float" office:value="4.108682" calcext:value-type="float">
            <text:p>4,1086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17]-[.E517]" office:value-type="float" office:value="5.3459778" calcext:value-type="float">
            <text:p>5,3459778</text:p>
          </table:table-cell>
          <table:table-cell table:formula="of:=[.B517]-[.D517]" office:value-type="float" office:value="0.141318" calcext:value-type="float">
            <text:p>0,141318</text:p>
          </table:table-cell>
          <table:table-cell table:formula="of:=[.A517]-[.C517]" office:value-type="float" office:value="0.000977800000000251" calcext:value-type="float">
            <text:p>0,0009778</text:p>
          </table:table-cell>
          <table:table-cell table:formula="of:=[.G517]-[.C517]" office:value-type="float" office:value="0.000977800000000251" calcext:value-type="float">
            <text:p>0,0009778</text:p>
          </table:table-cell>
          <table:table-cell table:formula="of:=[.J517]/[.I517]" office:value-type="float" office:value="1" calcext:value-type="float">
            <text:p>1</text:p>
          </table:table-cell>
          <table:table-cell table:formula="of:=[.D517]+[.H517]*[.K517]" office:value-type="float" office:value="4.25" calcext:value-type="float">
            <text:p>4,25</text:p>
          </table:table-cell>
        </table:table-row>
        <table:table-row table:style-name="ro1">
          <table:table-cell office:value-type="float" office:value="5.3665318" calcext:value-type="float">
            <text:p>5,3665318</text:p>
          </table:table-cell>
          <table:table-cell office:value-type="float" office:value="3.949999" calcext:value-type="float">
            <text:p>3,949999</text:p>
          </table:table-cell>
          <table:table-cell office:value-type="float" office:value="5.346" calcext:value-type="float">
            <text:p>5,346</text:p>
          </table:table-cell>
          <table:table-cell office:value-type="float" office:value="4.391317" calcext:value-type="float">
            <text:p>4,3913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18]-[.E518]" office:value-type="float" office:value="5.3665318" calcext:value-type="float">
            <text:p>5,3665318</text:p>
          </table:table-cell>
          <table:table-cell table:formula="of:=[.B518]-[.D518]" office:value-type="float" office:value="-0.441318" calcext:value-type="float">
            <text:p>-0,441318</text:p>
          </table:table-cell>
          <table:table-cell table:formula="of:=[.A518]-[.C518]" office:value-type="float" office:value="0.0205317999999997" calcext:value-type="float">
            <text:p>0,0205318</text:p>
          </table:table-cell>
          <table:table-cell table:formula="of:=[.G518]-[.C518]" office:value-type="float" office:value="0.0205317999999997" calcext:value-type="float">
            <text:p>0,0205318</text:p>
          </table:table-cell>
          <table:table-cell table:formula="of:=[.J518]/[.I518]" office:value-type="float" office:value="1" calcext:value-type="float">
            <text:p>1</text:p>
          </table:table-cell>
          <table:table-cell table:formula="of:=[.D518]+[.H518]*[.K518]" office:value-type="float" office:value="3.949999" calcext:value-type="float">
            <text:p>3,949999</text:p>
          </table:table-cell>
        </table:table-row>
        <table:table-row table:style-name="ro1">
          <table:table-cell office:value-type="float" office:value="5.3685374" calcext:value-type="float">
            <text:p>5,3685374</text:p>
          </table:table-cell>
          <table:table-cell office:value-type="float" office:value="3.949999" calcext:value-type="float">
            <text:p>3,949999</text:p>
          </table:table-cell>
          <table:table-cell office:value-type="float" office:value="5.367" calcext:value-type="float">
            <text:p>5,367</text:p>
          </table:table-cell>
          <table:table-cell office:value-type="float" office:value="3.508681" calcext:value-type="float">
            <text:p>3,508681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5109275" calcext:value-type="float">
            <text:p>0,5109275</text:p>
          </table:table-cell>
          <table:table-cell table:formula="of:=[.A519]-[.E519]" office:value-type="float" office:value="5.3677855" calcext:value-type="float">
            <text:p>5,3677855</text:p>
          </table:table-cell>
          <table:table-cell table:formula="of:=[.B519]-[.D519]" office:value-type="float" office:value="0.441318" calcext:value-type="float">
            <text:p>0,441318</text:p>
          </table:table-cell>
          <table:table-cell table:formula="of:=[.A519]-[.C519]" office:value-type="float" office:value="0.00153740000000013" calcext:value-type="float">
            <text:p>0,0015374</text:p>
          </table:table-cell>
          <table:table-cell table:formula="of:=[.G519]-[.C519]" office:value-type="float" office:value="0.000785500000000106" calcext:value-type="float">
            <text:p>0,0007855</text:p>
          </table:table-cell>
          <table:table-cell table:formula="of:=[.J519]/[.I519]" office:value-type="float" office:value="0.510927540002626" calcext:value-type="float">
            <text:p>0,51092754</text:p>
          </table:table-cell>
          <table:table-cell table:formula="of:=[.D519]+[.H519]*[.K519]" office:value-type="float" office:value="3.73416252009888" calcext:value-type="float">
            <text:p>3,7341625201</text:p>
          </table:table-cell>
        </table:table-row>
        <table:table-row table:style-name="ro1">
          <table:table-cell office:value-type="float" office:value="5.3705433" calcext:value-type="float">
            <text:p>5,3705433</text:p>
          </table:table-cell>
          <table:table-cell office:value-type="float" office:value="3.949999" calcext:value-type="float">
            <text:p>3,949999</text:p>
          </table:table-cell>
          <table:table-cell office:value-type="float" office:value="5.368" calcext:value-type="float">
            <text:p>5,368</text:p>
          </table:table-cell>
          <table:table-cell office:value-type="float" office:value="4.175481" calcext:value-type="float">
            <text:p>4,175481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7043605" calcext:value-type="float">
            <text:p>0,7043605</text:p>
          </table:table-cell>
          <table:table-cell table:formula="of:=[.A520]-[.E520]" office:value-type="float" office:value="5.3697914" calcext:value-type="float">
            <text:p>5,3697914</text:p>
          </table:table-cell>
          <table:table-cell table:formula="of:=[.B520]-[.D520]" office:value-type="float" office:value="-0.225482" calcext:value-type="float">
            <text:p>-0,225482</text:p>
          </table:table-cell>
          <table:table-cell table:formula="of:=[.A520]-[.C520]" office:value-type="float" office:value="0.00254329999999925" calcext:value-type="float">
            <text:p>0,0025433</text:p>
          </table:table-cell>
          <table:table-cell table:formula="of:=[.G520]-[.C520]" office:value-type="float" office:value="0.00179139999999922" calcext:value-type="float">
            <text:p>0,0017914</text:p>
          </table:table-cell>
          <table:table-cell table:formula="of:=[.J520]/[.I520]" office:value-type="float" office:value="0.704360476546121" calcext:value-type="float">
            <text:p>0,7043604765</text:p>
          </table:table-cell>
          <table:table-cell table:formula="of:=[.D520]+[.H520]*[.K520]" office:value-type="float" office:value="4.01666039102743" calcext:value-type="float">
            <text:p>4,016660391</text:p>
          </table:table-cell>
        </table:table-row>
        <table:table-row table:style-name="ro1">
          <table:table-cell office:value-type="float" office:value="5.3710451" calcext:value-type="float">
            <text:p>5,3710451</text:p>
          </table:table-cell>
          <table:table-cell office:value-type="float" office:value="3.949999" calcext:value-type="float">
            <text:p>3,949999</text:p>
          </table:table-cell>
          <table:table-cell office:value-type="float" office:value="5.37" calcext:value-type="float">
            <text:p>5,37</text:p>
          </table:table-cell>
          <table:table-cell office:value-type="float" office:value="3.791179" calcext:value-type="float">
            <text:p>3,7911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21]-[.E521]" office:value-type="float" office:value="5.3710451" calcext:value-type="float">
            <text:p>5,3710451</text:p>
          </table:table-cell>
          <table:table-cell table:formula="of:=[.B521]-[.D521]" office:value-type="float" office:value="0.15882" calcext:value-type="float">
            <text:p>0,15882</text:p>
          </table:table-cell>
          <table:table-cell table:formula="of:=[.A521]-[.C521]" office:value-type="float" office:value="0.0010450999999998" calcext:value-type="float">
            <text:p>0,0010451</text:p>
          </table:table-cell>
          <table:table-cell table:formula="of:=[.G521]-[.C521]" office:value-type="float" office:value="0.0010450999999998" calcext:value-type="float">
            <text:p>0,0010451</text:p>
          </table:table-cell>
          <table:table-cell table:formula="of:=[.J521]/[.I521]" office:value-type="float" office:value="1" calcext:value-type="float">
            <text:p>1</text:p>
          </table:table-cell>
          <table:table-cell table:formula="of:=[.D521]+[.H521]*[.K521]" office:value-type="float" office:value="3.949999" calcext:value-type="float">
            <text:p>3,949999</text:p>
          </table:table-cell>
        </table:table-row>
        <table:table-row table:style-name="ro1">
          <table:table-cell office:value-type="float" office:value="5.3720471" calcext:value-type="float">
            <text:p>5,3720471</text:p>
          </table:table-cell>
          <table:table-cell office:value-type="float" office:value="3.799999" calcext:value-type="float">
            <text:p>3,799999</text:p>
          </table:table-cell>
          <table:table-cell office:value-type="float" office:value="5.371" calcext:value-type="float">
            <text:p>5,371</text:p>
          </table:table-cell>
          <table:table-cell office:value-type="float" office:value="4.108819" calcext:value-type="float">
            <text:p>4,1088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22]-[.E522]" office:value-type="float" office:value="5.3720471" calcext:value-type="float">
            <text:p>5,3720471</text:p>
          </table:table-cell>
          <table:table-cell table:formula="of:=[.B522]-[.D522]" office:value-type="float" office:value="-0.30882" calcext:value-type="float">
            <text:p>-0,30882</text:p>
          </table:table-cell>
          <table:table-cell table:formula="of:=[.A522]-[.C522]" office:value-type="float" office:value="0.00104709999999919" calcext:value-type="float">
            <text:p>0,0010471</text:p>
          </table:table-cell>
          <table:table-cell table:formula="of:=[.G522]-[.C522]" office:value-type="float" office:value="0.00104709999999919" calcext:value-type="float">
            <text:p>0,0010471</text:p>
          </table:table-cell>
          <table:table-cell table:formula="of:=[.J522]/[.I522]" office:value-type="float" office:value="1" calcext:value-type="float">
            <text:p>1</text:p>
          </table:table-cell>
          <table:table-cell table:formula="of:=[.D522]+[.H522]*[.K522]" office:value-type="float" office:value="3.799999" calcext:value-type="float">
            <text:p>3,799999</text:p>
          </table:table-cell>
        </table:table-row>
        <table:table-row table:style-name="ro1">
          <table:table-cell office:value-type="float" office:value="5.3725484" calcext:value-type="float">
            <text:p>5,3725484</text:p>
          </table:table-cell>
          <table:table-cell office:value-type="float" office:value="3.799999" calcext:value-type="float">
            <text:p>3,799999</text:p>
          </table:table-cell>
          <table:table-cell office:value-type="float" office:value="5.372" calcext:value-type="float">
            <text:p>5,372</text:p>
          </table:table-cell>
          <table:table-cell office:value-type="float" office:value="3.491179" calcext:value-type="float">
            <text:p>3,4911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23]-[.E523]" office:value-type="float" office:value="5.3725484" calcext:value-type="float">
            <text:p>5,3725484</text:p>
          </table:table-cell>
          <table:table-cell table:formula="of:=[.B523]-[.D523]" office:value-type="float" office:value="0.30882" calcext:value-type="float">
            <text:p>0,30882</text:p>
          </table:table-cell>
          <table:table-cell table:formula="of:=[.A523]-[.C523]" office:value-type="float" office:value="0.000548400000000449" calcext:value-type="float">
            <text:p>0,0005484</text:p>
          </table:table-cell>
          <table:table-cell table:formula="of:=[.G523]-[.C523]" office:value-type="float" office:value="0.000548400000000449" calcext:value-type="float">
            <text:p>0,0005484</text:p>
          </table:table-cell>
          <table:table-cell table:formula="of:=[.J523]/[.I523]" office:value-type="float" office:value="1" calcext:value-type="float">
            <text:p>1</text:p>
          </table:table-cell>
          <table:table-cell table:formula="of:=[.D523]+[.H523]*[.K523]" office:value-type="float" office:value="3.799999" calcext:value-type="float">
            <text:p>3,799999</text:p>
          </table:table-cell>
        </table:table-row>
        <table:table-row table:style-name="ro1">
          <table:table-cell office:value-type="float" office:value="5.4006272" calcext:value-type="float">
            <text:p>5,4006272</text:p>
          </table:table-cell>
          <table:table-cell office:value-type="float" office:value="3.499999" calcext:value-type="float">
            <text:p>3,499999</text:p>
          </table:table-cell>
          <table:table-cell office:value-type="float" office:value="5.373" calcext:value-type="float">
            <text:p>5,373</text:p>
          </table:table-cell>
          <table:table-cell office:value-type="float" office:value="4.108819" calcext:value-type="float">
            <text:p>4,1088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24]-[.E524]" office:value-type="float" office:value="5.4006272" calcext:value-type="float">
            <text:p>5,4006272</text:p>
          </table:table-cell>
          <table:table-cell table:formula="of:=[.B524]-[.D524]" office:value-type="float" office:value="-0.608820000000001" calcext:value-type="float">
            <text:p>-0,60882</text:p>
          </table:table-cell>
          <table:table-cell table:formula="of:=[.A524]-[.C524]" office:value-type="float" office:value="0.0276271999999995" calcext:value-type="float">
            <text:p>0,0276272</text:p>
          </table:table-cell>
          <table:table-cell table:formula="of:=[.G524]-[.C524]" office:value-type="float" office:value="0.0276271999999995" calcext:value-type="float">
            <text:p>0,0276272</text:p>
          </table:table-cell>
          <table:table-cell table:formula="of:=[.J524]/[.I524]" office:value-type="float" office:value="1" calcext:value-type="float">
            <text:p>1</text:p>
          </table:table-cell>
          <table:table-cell table:formula="of:=[.D524]+[.H524]*[.K524]" office:value-type="float" office:value="3.499999" calcext:value-type="float">
            <text:p>3,499999</text:p>
          </table:table-cell>
        </table:table-row>
        <table:table-row table:style-name="ro1">
          <table:table-cell office:value-type="float" office:value="5.4011285" calcext:value-type="float">
            <text:p>5,4011285</text:p>
          </table:table-cell>
          <table:table-cell office:value-type="float" office:value="3.499999" calcext:value-type="float">
            <text:p>3,499999</text:p>
          </table:table-cell>
          <table:table-cell office:value-type="float" office:value="5.401" calcext:value-type="float">
            <text:p>5,401</text:p>
          </table:table-cell>
          <table:table-cell office:value-type="float" office:value="2.891179" calcext:value-type="float">
            <text:p>2,891179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-0.9505836" calcext:value-type="float">
            <text:p>-0,9505836</text:p>
          </table:table-cell>
          <table:table-cell table:formula="of:=[.A525]-[.E525]" office:value-type="float" office:value="5.40087785" calcext:value-type="float">
            <text:p>5,40087785</text:p>
          </table:table-cell>
          <table:table-cell table:formula="of:=[.B525]-[.D525]" office:value-type="float" office:value="0.60882" calcext:value-type="float">
            <text:p>0,60882</text:p>
          </table:table-cell>
          <table:table-cell table:formula="of:=[.A525]-[.C525]" office:value-type="float" office:value="0.000128500000000642" calcext:value-type="float">
            <text:p>0,0001285</text:p>
          </table:table-cell>
          <table:table-cell table:formula="of:=[.G525]-[.C525]" office:value-type="float" office:value="-0.000122149999999266" calcext:value-type="float">
            <text:p>-0,00012215</text:p>
          </table:table-cell>
          <table:table-cell table:formula="of:=[.J525]/[.I525]" office:value-type="float" office:value="-0.950583657577087" calcext:value-type="float">
            <text:p>-0,9505836576</text:p>
          </table:table-cell>
          <table:table-cell table:formula="of:=[.D525]+[.H525]*[.K525]" office:value-type="float" office:value="2.31244465759392" calcext:value-type="float">
            <text:p>2,3124446576</text:p>
          </table:table-cell>
        </table:table-row>
        <table:table-row table:style-name="ro1">
          <table:table-cell office:value-type="float" office:value="5.4041367" calcext:value-type="float">
            <text:p>5,4041367</text:p>
          </table:table-cell>
          <table:table-cell office:value-type="float" office:value="3.499999" calcext:value-type="float">
            <text:p>3,499999</text:p>
          </table:table-cell>
          <table:table-cell office:value-type="float" office:value="5.401" calcext:value-type="float">
            <text:p>5,401</text:p>
          </table:table-cell>
          <table:table-cell office:value-type="float" office:value="2.921264" calcext:value-type="float">
            <text:p>2,921264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200912" calcext:value-type="float">
            <text:p>0,9200912</text:p>
          </table:table-cell>
          <table:table-cell table:formula="of:=[.A526]-[.E526]" office:value-type="float" office:value="5.40388605" calcext:value-type="float">
            <text:p>5,40388605</text:p>
          </table:table-cell>
          <table:table-cell table:formula="of:=[.B526]-[.D526]" office:value-type="float" office:value="0.578735" calcext:value-type="float">
            <text:p>0,578735</text:p>
          </table:table-cell>
          <table:table-cell table:formula="of:=[.A526]-[.C526]" office:value-type="float" office:value="0.00313669999999977" calcext:value-type="float">
            <text:p>0,0031367</text:p>
          </table:table-cell>
          <table:table-cell table:formula="of:=[.G526]-[.C526]" office:value-type="float" office:value="0.00288604999999986" calcext:value-type="float">
            <text:p>0,00288605</text:p>
          </table:table-cell>
          <table:table-cell table:formula="of:=[.J526]/[.I526]" office:value-type="float" office:value="0.920091178627243" calcext:value-type="float">
            <text:p>0,9200911786</text:p>
          </table:table-cell>
          <table:table-cell table:formula="of:=[.D526]+[.H526]*[.K526]" office:value-type="float" office:value="3.45375296826284" calcext:value-type="float">
            <text:p>3,4537529683</text:p>
          </table:table-cell>
        </table:table-row>
        <table:table-row table:style-name="ro1">
          <table:table-cell office:value-type="float" office:value="5.4051395" calcext:value-type="float">
            <text:p>5,4051395</text:p>
          </table:table-cell>
          <table:table-cell office:value-type="float" office:value="3.499999" calcext:value-type="float">
            <text:p>3,499999</text:p>
          </table:table-cell>
          <table:table-cell office:value-type="float" office:value="5.404" calcext:value-type="float">
            <text:p>5,404</text:p>
          </table:table-cell>
          <table:table-cell office:value-type="float" office:value="4.032488" calcext:value-type="float">
            <text:p>4,0324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27]-[.E527]" office:value-type="float" office:value="5.4051395" calcext:value-type="float">
            <text:p>5,4051395</text:p>
          </table:table-cell>
          <table:table-cell table:formula="of:=[.B527]-[.D527]" office:value-type="float" office:value="-0.532489" calcext:value-type="float">
            <text:p>-0,532489</text:p>
          </table:table-cell>
          <table:table-cell table:formula="of:=[.A527]-[.C527]" office:value-type="float" office:value="0.00113949999999985" calcext:value-type="float">
            <text:p>0,0011395</text:p>
          </table:table-cell>
          <table:table-cell table:formula="of:=[.G527]-[.C527]" office:value-type="float" office:value="0.00113949999999985" calcext:value-type="float">
            <text:p>0,0011395</text:p>
          </table:table-cell>
          <table:table-cell table:formula="of:=[.J527]/[.I527]" office:value-type="float" office:value="1" calcext:value-type="float">
            <text:p>1</text:p>
          </table:table-cell>
          <table:table-cell table:formula="of:=[.D527]+[.H527]*[.K527]" office:value-type="float" office:value="3.499999" calcext:value-type="float">
            <text:p>3,499999</text:p>
          </table:table-cell>
        </table:table-row>
        <table:table-row table:style-name="ro1">
          <table:table-cell office:value-type="float" office:value="5.4056407" calcext:value-type="float">
            <text:p>5,4056407</text:p>
          </table:table-cell>
          <table:table-cell office:value-type="float" office:value="3.349999" calcext:value-type="float">
            <text:p>3,349999</text:p>
          </table:table-cell>
          <table:table-cell office:value-type="float" office:value="5.405" calcext:value-type="float">
            <text:p>5,405</text:p>
          </table:table-cell>
          <table:table-cell office:value-type="float" office:value="2.96751" calcext:value-type="float">
            <text:p>2,967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28]-[.E528]" office:value-type="float" office:value="5.4056407" calcext:value-type="float">
            <text:p>5,4056407</text:p>
          </table:table-cell>
          <table:table-cell table:formula="of:=[.B528]-[.D528]" office:value-type="float" office:value="0.382489" calcext:value-type="float">
            <text:p>0,382489</text:p>
          </table:table-cell>
          <table:table-cell table:formula="of:=[.A528]-[.C528]" office:value-type="float" office:value="0.000640699999999939" calcext:value-type="float">
            <text:p>0,0006407</text:p>
          </table:table-cell>
          <table:table-cell table:formula="of:=[.G528]-[.C528]" office:value-type="float" office:value="0.000640699999999939" calcext:value-type="float">
            <text:p>0,0006407</text:p>
          </table:table-cell>
          <table:table-cell table:formula="of:=[.J528]/[.I528]" office:value-type="float" office:value="1" calcext:value-type="float">
            <text:p>1</text:p>
          </table:table-cell>
          <table:table-cell table:formula="of:=[.D528]+[.H528]*[.K528]" office:value-type="float" office:value="3.349999" calcext:value-type="float">
            <text:p>3,349999</text:p>
          </table:table-cell>
        </table:table-row>
        <table:table-row table:style-name="ro1">
          <table:table-cell office:value-type="float" office:value="5.4066438" calcext:value-type="float">
            <text:p>5,4066438</text:p>
          </table:table-cell>
          <table:table-cell office:value-type="float" office:value="3.349999" calcext:value-type="float">
            <text:p>3,349999</text:p>
          </table:table-cell>
          <table:table-cell office:value-type="float" office:value="5.406" calcext:value-type="float">
            <text:p>5,406</text:p>
          </table:table-cell>
          <table:table-cell office:value-type="float" office:value="3.732488" calcext:value-type="float">
            <text:p>3,7324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29]-[.E529]" office:value-type="float" office:value="5.4066438" calcext:value-type="float">
            <text:p>5,4066438</text:p>
          </table:table-cell>
          <table:table-cell table:formula="of:=[.B529]-[.D529]" office:value-type="float" office:value="-0.382489" calcext:value-type="float">
            <text:p>-0,382489</text:p>
          </table:table-cell>
          <table:table-cell table:formula="of:=[.A529]-[.C529]" office:value-type="float" office:value="0.000643800000000638" calcext:value-type="float">
            <text:p>0,0006438</text:p>
          </table:table-cell>
          <table:table-cell table:formula="of:=[.G529]-[.C529]" office:value-type="float" office:value="0.000643800000000638" calcext:value-type="float">
            <text:p>0,0006438</text:p>
          </table:table-cell>
          <table:table-cell table:formula="of:=[.J529]/[.I529]" office:value-type="float" office:value="1" calcext:value-type="float">
            <text:p>1</text:p>
          </table:table-cell>
          <table:table-cell table:formula="of:=[.D529]+[.H529]*[.K529]" office:value-type="float" office:value="3.349999" calcext:value-type="float">
            <text:p>3,349999</text:p>
          </table:table-cell>
        </table:table-row>
        <table:table-row table:style-name="ro1">
          <table:table-cell office:value-type="float" office:value="5.4345392" calcext:value-type="float">
            <text:p>5,4345392</text:p>
          </table:table-cell>
          <table:table-cell office:value-type="float" office:value="3.049999" calcext:value-type="float">
            <text:p>3,049999</text:p>
          </table:table-cell>
          <table:table-cell office:value-type="float" office:value="5.407" calcext:value-type="float">
            <text:p>5,407</text:p>
          </table:table-cell>
          <table:table-cell office:value-type="float" office:value="2.96751" calcext:value-type="float">
            <text:p>2,967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30]-[.E530]" office:value-type="float" office:value="5.4345392" calcext:value-type="float">
            <text:p>5,4345392</text:p>
          </table:table-cell>
          <table:table-cell table:formula="of:=[.B530]-[.D530]" office:value-type="float" office:value="0.0824890000000003" calcext:value-type="float">
            <text:p>0,082489</text:p>
          </table:table-cell>
          <table:table-cell table:formula="of:=[.A530]-[.C530]" office:value-type="float" office:value="0.0275391999999997" calcext:value-type="float">
            <text:p>0,0275392</text:p>
          </table:table-cell>
          <table:table-cell table:formula="of:=[.G530]-[.C530]" office:value-type="float" office:value="0.0275391999999997" calcext:value-type="float">
            <text:p>0,0275392</text:p>
          </table:table-cell>
          <table:table-cell table:formula="of:=[.J530]/[.I530]" office:value-type="float" office:value="1" calcext:value-type="float">
            <text:p>1</text:p>
          </table:table-cell>
          <table:table-cell table:formula="of:=[.D530]+[.H530]*[.K530]" office:value-type="float" office:value="3.049999" calcext:value-type="float">
            <text:p>3,049999</text:p>
          </table:table-cell>
        </table:table-row>
        <table:table-row table:style-name="ro1">
          <table:table-cell office:value-type="float" office:value="5.436545" calcext:value-type="float">
            <text:p>5,436545</text:p>
          </table:table-cell>
          <table:table-cell office:value-type="float" office:value="3.049999" calcext:value-type="float">
            <text:p>3,049999</text:p>
          </table:table-cell>
          <table:table-cell office:value-type="float" office:value="5.435" calcext:value-type="float">
            <text:p>5,435</text:p>
          </table:table-cell>
          <table:table-cell office:value-type="float" office:value="3.132487" calcext:value-type="float">
            <text:p>3,132487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5132686" calcext:value-type="float">
            <text:p>0,5132686</text:p>
          </table:table-cell>
          <table:table-cell table:formula="of:=[.A531]-[.E531]" office:value-type="float" office:value="5.435793" calcext:value-type="float">
            <text:p>5,435793</text:p>
          </table:table-cell>
          <table:table-cell table:formula="of:=[.B531]-[.D531]" office:value-type="float" office:value="-0.0824879999999997" calcext:value-type="float">
            <text:p>-0,082488</text:p>
          </table:table-cell>
          <table:table-cell table:formula="of:=[.A531]-[.C531]" office:value-type="float" office:value="0.00154500000000013" calcext:value-type="float">
            <text:p>0,001545</text:p>
          </table:table-cell>
          <table:table-cell table:formula="of:=[.G531]-[.C531]" office:value-type="float" office:value="0.000792999999999822" calcext:value-type="float">
            <text:p>0,000793</text:p>
          </table:table-cell>
          <table:table-cell table:formula="of:=[.J531]/[.I531]" office:value-type="float" office:value="0.513268608414081" calcext:value-type="float">
            <text:p>0,5132686084</text:p>
          </table:table-cell>
          <table:table-cell table:formula="of:=[.D531]+[.H531]*[.K531]" office:value-type="float" office:value="3.09014849902914" calcext:value-type="float">
            <text:p>3,090148499</text:p>
          </table:table-cell>
        </table:table-row>
        <table:table-row table:style-name="ro1">
          <table:table-cell office:value-type="float" office:value="5.4390517" calcext:value-type="float">
            <text:p>5,4390517</text:p>
          </table:table-cell>
          <table:table-cell office:value-type="float" office:value="2.899999" calcext:value-type="float">
            <text:p>2,899999</text:p>
          </table:table-cell>
          <table:table-cell office:value-type="float" office:value="5.436" calcext:value-type="float">
            <text:p>5,436</text:p>
          </table:table-cell>
          <table:table-cell office:value-type="float" office:value="3.00766" calcext:value-type="float">
            <text:p>3,00766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75358" calcext:value-type="float">
            <text:p>0,75358</text:p>
          </table:table-cell>
          <table:table-cell table:formula="of:=[.A532]-[.E532]" office:value-type="float" office:value="5.4382997" calcext:value-type="float">
            <text:p>5,4382997</text:p>
          </table:table-cell>
          <table:table-cell table:formula="of:=[.B532]-[.D532]" office:value-type="float" office:value="-0.107661" calcext:value-type="float">
            <text:p>-0,107661</text:p>
          </table:table-cell>
          <table:table-cell table:formula="of:=[.A532]-[.C532]" office:value-type="float" office:value="0.00305170000000032" calcext:value-type="float">
            <text:p>0,0030517</text:p>
          </table:table-cell>
          <table:table-cell table:formula="of:=[.G532]-[.C532]" office:value-type="float" office:value="0.00229970000000002" calcext:value-type="float">
            <text:p>0,0022997</text:p>
          </table:table-cell>
          <table:table-cell table:formula="of:=[.J532]/[.I532]" office:value-type="float" office:value="0.753579971818911" calcext:value-type="float">
            <text:p>0,7535799718</text:p>
          </table:table-cell>
          <table:table-cell table:formula="of:=[.D532]+[.H532]*[.K532]" office:value-type="float" office:value="2.926528826654" calcext:value-type="float">
            <text:p>2,9265288267</text:p>
          </table:table-cell>
        </table:table-row>
        <table:table-row table:style-name="ro1">
          <table:table-cell office:value-type="float" office:value="5.4395524" calcext:value-type="float">
            <text:p>5,4395524</text:p>
          </table:table-cell>
          <table:table-cell office:value-type="float" office:value="2.899999" calcext:value-type="float">
            <text:p>2,899999</text:p>
          </table:table-cell>
          <table:table-cell office:value-type="float" office:value="5.438" calcext:value-type="float">
            <text:p>5,438</text:p>
          </table:table-cell>
          <table:table-cell office:value-type="float" office:value="2.818867" calcext:value-type="float">
            <text:p>2,818867</text:p>
          </table:table-cell>
          <table:table-cell office:value-type="float" office:value="0.00025035" calcext:value-type="float">
            <text:p>0,00025035</text:p>
          </table:table-cell>
          <table:table-cell office:value-type="float" office:value="0.8387336" calcext:value-type="float">
            <text:p>0,8387336</text:p>
          </table:table-cell>
          <table:table-cell table:formula="of:=[.A533]-[.E533]" office:value-type="float" office:value="5.43930205" calcext:value-type="float">
            <text:p>5,43930205</text:p>
          </table:table-cell>
          <table:table-cell table:formula="of:=[.B533]-[.D533]" office:value-type="float" office:value="0.0811320000000002" calcext:value-type="float">
            <text:p>0,081132</text:p>
          </table:table-cell>
          <table:table-cell table:formula="of:=[.A533]-[.C533]" office:value-type="float" office:value="0.00155240000000045" calcext:value-type="float">
            <text:p>0,0015524</text:p>
          </table:table-cell>
          <table:table-cell table:formula="of:=[.G533]-[.C533]" office:value-type="float" office:value="0.0013020500000005" calcext:value-type="float">
            <text:p>0,00130205</text:p>
          </table:table-cell>
          <table:table-cell table:formula="of:=[.J533]/[.I533]" office:value-type="float" office:value="0.838733573821256" calcext:value-type="float">
            <text:p>0,8387335738</text:p>
          </table:table-cell>
          <table:table-cell table:formula="of:=[.D533]+[.H533]*[.K533]" office:value-type="float" office:value="2.88691513231127" calcext:value-type="float">
            <text:p>2,8869151323</text:p>
          </table:table-cell>
        </table:table-row>
        <table:table-row table:style-name="ro1">
          <table:table-cell office:value-type="float" office:value="5.4405558" calcext:value-type="float">
            <text:p>5,4405558</text:p>
          </table:table-cell>
          <table:table-cell office:value-type="float" office:value="2.899999" calcext:value-type="float">
            <text:p>2,899999</text:p>
          </table:table-cell>
          <table:table-cell office:value-type="float" office:value="5.439" calcext:value-type="float">
            <text:p>5,439</text:p>
          </table:table-cell>
          <table:table-cell office:value-type="float" office:value="2.968046" calcext:value-type="float">
            <text:p>2,968046</text:p>
          </table:table-cell>
          <table:table-cell office:value-type="float" office:value="0.00025035" calcext:value-type="float">
            <text:p>0,00025035</text:p>
          </table:table-cell>
          <table:table-cell office:value-type="float" office:value="0.839086" calcext:value-type="float">
            <text:p>0,839086</text:p>
          </table:table-cell>
          <table:table-cell table:formula="of:=[.A534]-[.E534]" office:value-type="float" office:value="5.44030545" calcext:value-type="float">
            <text:p>5,44030545</text:p>
          </table:table-cell>
          <table:table-cell table:formula="of:=[.B534]-[.D534]" office:value-type="float" office:value="-0.068047" calcext:value-type="float">
            <text:p>-0,068047</text:p>
          </table:table-cell>
          <table:table-cell table:formula="of:=[.A534]-[.C534]" office:value-type="float" office:value="0.00155580000000022" calcext:value-type="float">
            <text:p>0,0015558</text:p>
          </table:table-cell>
          <table:table-cell table:formula="of:=[.G534]-[.C534]" office:value-type="float" office:value="0.00130545000000026" calcext:value-type="float">
            <text:p>0,00130545</text:p>
          </table:table-cell>
          <table:table-cell table:formula="of:=[.J534]/[.I534]" office:value-type="float" office:value="0.839086000771359" calcext:value-type="float">
            <text:p>0,8390860008</text:p>
          </table:table-cell>
          <table:table-cell table:formula="of:=[.D534]+[.H534]*[.K534]" office:value-type="float" office:value="2.91094871490551" calcext:value-type="float">
            <text:p>2,9109487149</text:p>
          </table:table-cell>
        </table:table-row>
        <table:table-row table:style-name="ro1">
          <table:table-cell office:value-type="float" office:value="5.4410568" calcext:value-type="float">
            <text:p>5,4410568</text:p>
          </table:table-cell>
          <table:table-cell office:value-type="float" office:value="2.899999" calcext:value-type="float">
            <text:p>2,899999</text:p>
          </table:table-cell>
          <table:table-cell office:value-type="float" office:value="5.44" calcext:value-type="float">
            <text:p>5,44</text:p>
          </table:table-cell>
          <table:table-cell office:value-type="float" office:value="2.842901" calcext:value-type="float">
            <text:p>2,8429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35]-[.E535]" office:value-type="float" office:value="5.4410568" calcext:value-type="float">
            <text:p>5,4410568</text:p>
          </table:table-cell>
          <table:table-cell table:formula="of:=[.B535]-[.D535]" office:value-type="float" office:value="0.0570980000000003" calcext:value-type="float">
            <text:p>0,057098</text:p>
          </table:table-cell>
          <table:table-cell table:formula="of:=[.A535]-[.C535]" office:value-type="float" office:value="0.00105679999999975" calcext:value-type="float">
            <text:p>0,0010568</text:p>
          </table:table-cell>
          <table:table-cell table:formula="of:=[.G535]-[.C535]" office:value-type="float" office:value="0.00105679999999975" calcext:value-type="float">
            <text:p>0,0010568</text:p>
          </table:table-cell>
          <table:table-cell table:formula="of:=[.J535]/[.I535]" office:value-type="float" office:value="1" calcext:value-type="float">
            <text:p>1</text:p>
          </table:table-cell>
          <table:table-cell table:formula="of:=[.D535]+[.H535]*[.K535]" office:value-type="float" office:value="2.899999" calcext:value-type="float">
            <text:p>2,899999</text:p>
          </table:table-cell>
        </table:table-row>
        <table:table-row table:style-name="ro1">
          <table:table-cell office:value-type="float" office:value="5.4691318" calcext:value-type="float">
            <text:p>5,4691318</text:p>
          </table:table-cell>
          <table:table-cell office:value-type="float" office:value="2.599998" calcext:value-type="float">
            <text:p>2,599998</text:p>
          </table:table-cell>
          <table:table-cell office:value-type="float" office:value="5.441" calcext:value-type="float">
            <text:p>5,441</text:p>
          </table:table-cell>
          <table:table-cell office:value-type="float" office:value="2.957097" calcext:value-type="float">
            <text:p>2,957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36]-[.E536]" office:value-type="float" office:value="5.4691318" calcext:value-type="float">
            <text:p>5,4691318</text:p>
          </table:table-cell>
          <table:table-cell table:formula="of:=[.B536]-[.D536]" office:value-type="float" office:value="-0.357099" calcext:value-type="float">
            <text:p>-0,357099</text:p>
          </table:table-cell>
          <table:table-cell table:formula="of:=[.A536]-[.C536]" office:value-type="float" office:value="0.0281317999999997" calcext:value-type="float">
            <text:p>0,0281318</text:p>
          </table:table-cell>
          <table:table-cell table:formula="of:=[.G536]-[.C536]" office:value-type="float" office:value="0.0281317999999997" calcext:value-type="float">
            <text:p>0,0281318</text:p>
          </table:table-cell>
          <table:table-cell table:formula="of:=[.J536]/[.I536]" office:value-type="float" office:value="1" calcext:value-type="float">
            <text:p>1</text:p>
          </table:table-cell>
          <table:table-cell table:formula="of:=[.D536]+[.H536]*[.K536]" office:value-type="float" office:value="2.599998" calcext:value-type="float">
            <text:p>2,599998</text:p>
          </table:table-cell>
        </table:table-row>
        <table:table-row table:style-name="ro1">
          <table:table-cell office:value-type="float" office:value="5.4706356" calcext:value-type="float">
            <text:p>5,4706356</text:p>
          </table:table-cell>
          <table:table-cell office:value-type="float" office:value="2.599998" calcext:value-type="float">
            <text:p>2,599998</text:p>
          </table:table-cell>
          <table:table-cell office:value-type="float" office:value="5.469" calcext:value-type="float">
            <text:p>5,469</text:p>
          </table:table-cell>
          <table:table-cell office:value-type="float" office:value="2.2429" calcext:value-type="float">
            <text:p>2,2429</text:p>
          </table:table-cell>
          <table:table-cell office:value-type="float" office:value="0.0007522" calcext:value-type="float">
            <text:p>0,0007522</text:p>
          </table:table-cell>
          <table:table-cell office:value-type="float" office:value="0.5401076" calcext:value-type="float">
            <text:p>0,5401076</text:p>
          </table:table-cell>
          <table:table-cell table:formula="of:=[.A537]-[.E537]" office:value-type="float" office:value="5.4698834" calcext:value-type="float">
            <text:p>5,4698834</text:p>
          </table:table-cell>
          <table:table-cell table:formula="of:=[.B537]-[.D537]" office:value-type="float" office:value="0.357098" calcext:value-type="float">
            <text:p>0,357098</text:p>
          </table:table-cell>
          <table:table-cell table:formula="of:=[.A537]-[.C537]" office:value-type="float" office:value="0.00163559999999929" calcext:value-type="float">
            <text:p>0,0016356</text:p>
          </table:table-cell>
          <table:table-cell table:formula="of:=[.G537]-[.C537]" office:value-type="float" office:value="0.000883399999999313" calcext:value-type="float">
            <text:p>0,0008834</text:p>
          </table:table-cell>
          <table:table-cell table:formula="of:=[.J537]/[.I537]" office:value-type="float" office:value="0.540107605771395" calcext:value-type="float">
            <text:p>0,5401076058</text:p>
          </table:table-cell>
          <table:table-cell table:formula="of:=[.D537]+[.H537]*[.K537]" office:value-type="float" office:value="2.43577134580575" calcext:value-type="float">
            <text:p>2,4357713458</text:p>
          </table:table-cell>
        </table:table-row>
        <table:table-row table:style-name="ro1">
          <table:table-cell office:value-type="float" office:value="5.4731427" calcext:value-type="float">
            <text:p>5,4731427</text:p>
          </table:table-cell>
          <table:table-cell office:value-type="float" office:value="2.449998" calcext:value-type="float">
            <text:p>2,449998</text:p>
          </table:table-cell>
          <table:table-cell office:value-type="float" office:value="5.47" calcext:value-type="float">
            <text:p>5,47</text:p>
          </table:table-cell>
          <table:table-cell office:value-type="float" office:value="2.79287" calcext:value-type="float">
            <text:p>2,79287</text:p>
          </table:table-cell>
          <table:table-cell office:value-type="float" office:value="0.0007522" calcext:value-type="float">
            <text:p>0,0007522</text:p>
          </table:table-cell>
          <table:table-cell office:value-type="float" office:value="0.7606516" calcext:value-type="float">
            <text:p>0,7606516</text:p>
          </table:table-cell>
          <table:table-cell table:formula="of:=[.A538]-[.E538]" office:value-type="float" office:value="5.4723905" calcext:value-type="float">
            <text:p>5,4723905</text:p>
          </table:table-cell>
          <table:table-cell table:formula="of:=[.B538]-[.D538]" office:value-type="float" office:value="-0.342872" calcext:value-type="float">
            <text:p>-0,342872</text:p>
          </table:table-cell>
          <table:table-cell table:formula="of:=[.A538]-[.C538]" office:value-type="float" office:value="0.00314270000000061" calcext:value-type="float">
            <text:p>0,0031427</text:p>
          </table:table-cell>
          <table:table-cell table:formula="of:=[.G538]-[.C538]" office:value-type="float" office:value="0.00239050000000063" calcext:value-type="float">
            <text:p>0,0023905</text:p>
          </table:table-cell>
          <table:table-cell table:formula="of:=[.J538]/[.I538]" office:value-type="float" office:value="0.760651668947136" calcext:value-type="float">
            <text:p>0,7606516689</text:p>
          </table:table-cell>
          <table:table-cell table:formula="of:=[.D538]+[.H538]*[.K538]" office:value-type="float" office:value="2.53206384096476" calcext:value-type="float">
            <text:p>2,532063841</text:p>
          </table:table-cell>
        </table:table-row>
        <table:table-row table:style-name="ro1">
          <table:table-cell office:value-type="float" office:value="5.4741453" calcext:value-type="float">
            <text:p>5,4741453</text:p>
          </table:table-cell>
          <table:table-cell office:value-type="float" office:value="2.449998" calcext:value-type="float">
            <text:p>2,449998</text:p>
          </table:table-cell>
          <table:table-cell office:value-type="float" office:value="5.472" calcext:value-type="float">
            <text:p>5,472</text:p>
          </table:table-cell>
          <table:table-cell office:value-type="float" office:value="2.189193" calcext:value-type="float">
            <text:p>2,1891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39]-[.E539]" office:value-type="float" office:value="5.4741453" calcext:value-type="float">
            <text:p>5,4741453</text:p>
          </table:table-cell>
          <table:table-cell table:formula="of:=[.B539]-[.D539]" office:value-type="float" office:value="0.260805" calcext:value-type="float">
            <text:p>0,260805</text:p>
          </table:table-cell>
          <table:table-cell table:formula="of:=[.A539]-[.C539]" office:value-type="float" office:value="0.00214529999999957" calcext:value-type="float">
            <text:p>0,0021453</text:p>
          </table:table-cell>
          <table:table-cell table:formula="of:=[.G539]-[.C539]" office:value-type="float" office:value="0.00214529999999957" calcext:value-type="float">
            <text:p>0,0021453</text:p>
          </table:table-cell>
          <table:table-cell table:formula="of:=[.J539]/[.I539]" office:value-type="float" office:value="1" calcext:value-type="float">
            <text:p>1</text:p>
          </table:table-cell>
          <table:table-cell table:formula="of:=[.D539]+[.H539]*[.K539]" office:value-type="float" office:value="2.449998" calcext:value-type="float">
            <text:p>2,449998</text:p>
          </table:table-cell>
        </table:table-row>
        <table:table-row table:style-name="ro1">
          <table:table-cell office:value-type="float" office:value="5.4746466" calcext:value-type="float">
            <text:p>5,4746466</text:p>
          </table:table-cell>
          <table:table-cell office:value-type="float" office:value="2.449998" calcext:value-type="float">
            <text:p>2,449998</text:p>
          </table:table-cell>
          <table:table-cell office:value-type="float" office:value="5.474" calcext:value-type="float">
            <text:p>5,474</text:p>
          </table:table-cell>
          <table:table-cell office:value-type="float" office:value="2.710804" calcext:value-type="float">
            <text:p>2,7108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40]-[.E540]" office:value-type="float" office:value="5.4746466" calcext:value-type="float">
            <text:p>5,4746466</text:p>
          </table:table-cell>
          <table:table-cell table:formula="of:=[.B540]-[.D540]" office:value-type="float" office:value="-0.260806" calcext:value-type="float">
            <text:p>-0,260806</text:p>
          </table:table-cell>
          <table:table-cell table:formula="of:=[.A540]-[.C540]" office:value-type="float" office:value="0.000646599999999609" calcext:value-type="float">
            <text:p>0,0006466</text:p>
          </table:table-cell>
          <table:table-cell table:formula="of:=[.G540]-[.C540]" office:value-type="float" office:value="0.000646599999999609" calcext:value-type="float">
            <text:p>0,0006466</text:p>
          </table:table-cell>
          <table:table-cell table:formula="of:=[.J540]/[.I540]" office:value-type="float" office:value="1" calcext:value-type="float">
            <text:p>1</text:p>
          </table:table-cell>
          <table:table-cell table:formula="of:=[.D540]+[.H540]*[.K540]" office:value-type="float" office:value="2.449998" calcext:value-type="float">
            <text:p>2,449998</text:p>
          </table:table-cell>
        </table:table-row>
        <table:table-row table:style-name="ro1">
          <table:table-cell office:value-type="float" office:value="5.5019824" calcext:value-type="float">
            <text:p>5,5019824</text:p>
          </table:table-cell>
          <table:table-cell office:value-type="float" office:value="2.149998" calcext:value-type="float">
            <text:p>2,149998</text:p>
          </table:table-cell>
          <table:table-cell office:value-type="float" office:value="5.475" calcext:value-type="float">
            <text:p>5,475</text:p>
          </table:table-cell>
          <table:table-cell office:value-type="float" office:value="2.189193" calcext:value-type="float">
            <text:p>2,189193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07106" calcext:value-type="float">
            <text:p>0,9907106</text:p>
          </table:table-cell>
          <table:table-cell table:formula="of:=[.A541]-[.E541]" office:value-type="float" office:value="5.50173175" calcext:value-type="float">
            <text:p>5,50173175</text:p>
          </table:table-cell>
          <table:table-cell table:formula="of:=[.B541]-[.D541]" office:value-type="float" office:value="-0.0391949999999999" calcext:value-type="float">
            <text:p>-0,039195</text:p>
          </table:table-cell>
          <table:table-cell table:formula="of:=[.A541]-[.C541]" office:value-type="float" office:value="0.0269824000000005" calcext:value-type="float">
            <text:p>0,0269824</text:p>
          </table:table-cell>
          <table:table-cell table:formula="of:=[.G541]-[.C541]" office:value-type="float" office:value="0.0267317500000006" calcext:value-type="float">
            <text:p>0,02673175</text:p>
          </table:table-cell>
          <table:table-cell table:formula="of:=[.J541]/[.I541]" office:value-type="float" office:value="0.990710611361484" calcext:value-type="float">
            <text:p>0,9907106114</text:p>
          </table:table-cell>
          <table:table-cell table:formula="of:=[.D541]+[.H541]*[.K541]" office:value-type="float" office:value="2.15036209758769" calcext:value-type="float">
            <text:p>2,1503620976</text:p>
          </table:table-cell>
        </table:table-row>
        <table:table-row table:style-name="ro1">
          <table:table-cell office:value-type="float" office:value="5.5049906" calcext:value-type="float">
            <text:p>5,5049906</text:p>
          </table:table-cell>
          <table:table-cell office:value-type="float" office:value="2.149998" calcext:value-type="float">
            <text:p>2,149998</text:p>
          </table:table-cell>
          <table:table-cell office:value-type="float" office:value="5.502" calcext:value-type="float">
            <text:p>5,502</text:p>
          </table:table-cell>
          <table:table-cell office:value-type="float" office:value="2.111168" calcext:value-type="float">
            <text:p>2,111168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161874" calcext:value-type="float">
            <text:p>0,9161874</text:p>
          </table:table-cell>
          <table:table-cell table:formula="of:=[.A542]-[.E542]" office:value-type="float" office:value="5.50473995" calcext:value-type="float">
            <text:p>5,50473995</text:p>
          </table:table-cell>
          <table:table-cell table:formula="of:=[.B542]-[.D542]" office:value-type="float" office:value="0.0388299999999999" calcext:value-type="float">
            <text:p>0,03883</text:p>
          </table:table-cell>
          <table:table-cell table:formula="of:=[.A542]-[.C542]" office:value-type="float" office:value="0.0029906000000004" calcext:value-type="float">
            <text:p>0,0029906</text:p>
          </table:table-cell>
          <table:table-cell table:formula="of:=[.G542]-[.C542]" office:value-type="float" office:value="0.00273995000000049" calcext:value-type="float">
            <text:p>0,00273995</text:p>
          </table:table-cell>
          <table:table-cell table:formula="of:=[.J542]/[.I542]" office:value-type="float" office:value="0.916187387146434" calcext:value-type="float">
            <text:p>0,9161873871</text:p>
          </table:table-cell>
          <table:table-cell table:formula="of:=[.D542]+[.H542]*[.K542]" office:value-type="float" office:value="2.1467435562429" calcext:value-type="float">
            <text:p>2,1467435562</text:p>
          </table:table-cell>
        </table:table-row>
        <table:table-row table:style-name="ro1">
          <table:table-cell office:value-type="float" office:value="5.5079992" calcext:value-type="float">
            <text:p>5,5079992</text:p>
          </table:table-cell>
          <table:table-cell office:value-type="float" office:value="1.999998" calcext:value-type="float">
            <text:p>1,999998</text:p>
          </table:table-cell>
          <table:table-cell office:value-type="float" office:value="5.505" calcext:value-type="float">
            <text:p>5,505</text:p>
          </table:table-cell>
          <table:table-cell office:value-type="float" office:value="2.185574" calcext:value-type="float">
            <text:p>2,185574</text:p>
          </table:table-cell>
          <table:table-cell office:value-type="float" office:value="0.00100305" calcext:value-type="float">
            <text:p>0,00100305</text:p>
          </table:table-cell>
          <table:table-cell office:value-type="float" office:value="0.6655608" calcext:value-type="float">
            <text:p>0,6655608</text:p>
          </table:table-cell>
          <table:table-cell table:formula="of:=[.A543]-[.E543]" office:value-type="float" office:value="5.50699615" calcext:value-type="float">
            <text:p>5,50699615</text:p>
          </table:table-cell>
          <table:table-cell table:formula="of:=[.B543]-[.D543]" office:value-type="float" office:value="-0.185576" calcext:value-type="float">
            <text:p>-0,185576</text:p>
          </table:table-cell>
          <table:table-cell table:formula="of:=[.A543]-[.C543]" office:value-type="float" office:value="0.00299920000000053" calcext:value-type="float">
            <text:p>0,0029992</text:p>
          </table:table-cell>
          <table:table-cell table:formula="of:=[.G543]-[.C543]" office:value-type="float" office:value="0.00199615000000097" calcext:value-type="float">
            <text:p>0,00199615</text:p>
          </table:table-cell>
          <table:table-cell table:formula="of:=[.J543]/[.I543]" office:value-type="float" office:value="0.665560816217864" calcext:value-type="float">
            <text:p>0,6655608162</text:p>
          </table:table-cell>
          <table:table-cell table:formula="of:=[.D543]+[.H543]*[.K543]" office:value-type="float" office:value="2.06206188596955" calcext:value-type="float">
            <text:p>2,062061886</text:p>
          </table:table-cell>
        </table:table-row>
        <table:table-row table:style-name="ro1">
          <table:table-cell office:value-type="float" office:value="5.5085" calcext:value-type="float">
            <text:p>5,5085</text:p>
          </table:table-cell>
          <table:table-cell office:value-type="float" office:value="1.999998" calcext:value-type="float">
            <text:p>1,999998</text:p>
          </table:table-cell>
          <table:table-cell office:value-type="float" office:value="5.507" calcext:value-type="float">
            <text:p>5,507</text:p>
          </table:table-cell>
          <table:table-cell office:value-type="float" office:value="1.876486" calcext:value-type="float">
            <text:p>1,876486</text:p>
          </table:table-cell>
          <table:table-cell office:value-type="float" office:value="0.00100305" calcext:value-type="float">
            <text:p>0,00100305</text:p>
          </table:table-cell>
          <table:table-cell office:value-type="float" office:value="0.3313" calcext:value-type="float">
            <text:p>0,3313</text:p>
          </table:table-cell>
          <table:table-cell table:formula="of:=[.A544]-[.E544]" office:value-type="float" office:value="5.50749695" calcext:value-type="float">
            <text:p>5,50749695</text:p>
          </table:table-cell>
          <table:table-cell table:formula="of:=[.B544]-[.D544]" office:value-type="float" office:value="0.123512" calcext:value-type="float">
            <text:p>0,123512</text:p>
          </table:table-cell>
          <table:table-cell table:formula="of:=[.A544]-[.C544]" office:value-type="float" office:value="0.00150000000000006" calcext:value-type="float">
            <text:p>0,0015</text:p>
          </table:table-cell>
          <table:table-cell table:formula="of:=[.G544]-[.C544]" office:value-type="float" office:value="0.000496950000000496" calcext:value-type="float">
            <text:p>0,00049695</text:p>
          </table:table-cell>
          <table:table-cell table:formula="of:=[.J544]/[.I544]" office:value-type="float" office:value="0.331300000000318" calcext:value-type="float">
            <text:p>0,3313</text:p>
          </table:table-cell>
          <table:table-cell table:formula="of:=[.D544]+[.H544]*[.K544]" office:value-type="float" office:value="1.91740552560004" calcext:value-type="float">
            <text:p>1,9174055256</text:p>
          </table:table-cell>
        </table:table-row>
        <table:table-row table:style-name="ro1">
          <table:table-cell office:value-type="float" office:value="5.5095028" calcext:value-type="float">
            <text:p>5,5095028</text:p>
          </table:table-cell>
          <table:table-cell office:value-type="float" office:value="1.999998" calcext:value-type="float">
            <text:p>1,999998</text:p>
          </table:table-cell>
          <table:table-cell office:value-type="float" office:value="5.507" calcext:value-type="float">
            <text:p>5,507</text:p>
          </table:table-cell>
          <table:table-cell office:value-type="float" office:value="2.040918" calcext:value-type="float">
            <text:p>2,040918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998122" calcext:value-type="float">
            <text:p>0,8998122</text:p>
          </table:table-cell>
          <table:table-cell table:formula="of:=[.A545]-[.E545]" office:value-type="float" office:value="5.50925205" calcext:value-type="float">
            <text:p>5,50925205</text:p>
          </table:table-cell>
          <table:table-cell table:formula="of:=[.B545]-[.D545]" office:value-type="float" office:value="-0.0409200000000001" calcext:value-type="float">
            <text:p>-0,04092</text:p>
          </table:table-cell>
          <table:table-cell table:formula="of:=[.A545]-[.C545]" office:value-type="float" office:value="0.00250280000000025" calcext:value-type="float">
            <text:p>0,0025028</text:p>
          </table:table-cell>
          <table:table-cell table:formula="of:=[.G545]-[.C545]" office:value-type="float" office:value="0.00225205000000006" calcext:value-type="float">
            <text:p>0,00225205</text:p>
          </table:table-cell>
          <table:table-cell table:formula="of:=[.J545]/[.I545]" office:value-type="float" office:value="0.899812210324371" calcext:value-type="float">
            <text:p>0,8998122103</text:p>
          </table:table-cell>
          <table:table-cell table:formula="of:=[.D545]+[.H545]*[.K545]" office:value-type="float" office:value="2.00409768435353" calcext:value-type="float">
            <text:p>2,0040976844</text:p>
          </table:table-cell>
        </table:table-row>
        <table:table-row table:style-name="ro1">
          <table:table-cell office:value-type="float" office:value="5.5374281" calcext:value-type="float">
            <text:p>5,5374281</text:p>
          </table:table-cell>
          <table:table-cell office:value-type="float" office:value="1.699998" calcext:value-type="float">
            <text:p>1,699998</text:p>
          </table:table-cell>
          <table:table-cell office:value-type="float" office:value="5.509" calcext:value-type="float">
            <text:p>5,509</text:p>
          </table:table-cell>
          <table:table-cell office:value-type="float" office:value="1.963178" calcext:value-type="float">
            <text:p>1,963178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9911795" calcext:value-type="float">
            <text:p>0,9911795</text:p>
          </table:table-cell>
          <table:table-cell table:formula="of:=[.A546]-[.E546]" office:value-type="float" office:value="5.53717735" calcext:value-type="float">
            <text:p>5,53717735</text:p>
          </table:table-cell>
          <table:table-cell table:formula="of:=[.B546]-[.D546]" office:value-type="float" office:value="-0.26318" calcext:value-type="float">
            <text:p>-0,26318</text:p>
          </table:table-cell>
          <table:table-cell table:formula="of:=[.A546]-[.C546]" office:value-type="float" office:value="0.0284280999999993" calcext:value-type="float">
            <text:p>0,0284281</text:p>
          </table:table-cell>
          <table:table-cell table:formula="of:=[.G546]-[.C546]" office:value-type="float" office:value="0.0281773499999991" calcext:value-type="float">
            <text:p>0,02817735</text:p>
          </table:table-cell>
          <table:table-cell table:formula="of:=[.J546]/[.I546]" office:value-type="float" office:value="0.991179501971634" calcext:value-type="float">
            <text:p>0,991179502</text:p>
          </table:table-cell>
          <table:table-cell table:formula="of:=[.D546]+[.H546]*[.K546]" office:value-type="float" office:value="1.70231937867111" calcext:value-type="float">
            <text:p>1,7023193787</text:p>
          </table:table-cell>
        </table:table-row>
        <table:table-row table:style-name="ro1">
          <table:table-cell office:value-type="float" office:value="5.5399385" calcext:value-type="float">
            <text:p>5,5399385</text:p>
          </table:table-cell>
          <table:table-cell office:value-type="float" office:value="1.549998" calcext:value-type="float">
            <text:p>1,549998</text:p>
          </table:table-cell>
          <table:table-cell office:value-type="float" office:value="5.537" calcext:value-type="float">
            <text:p>5,537</text:p>
          </table:table-cell>
          <table:table-cell office:value-type="float" office:value="1.43914" calcext:value-type="float">
            <text:p>1,43914</text:p>
          </table:table-cell>
          <table:table-cell office:value-type="float" office:value="0.0007529" calcext:value-type="float">
            <text:p>0,0007529</text:p>
          </table:table-cell>
          <table:table-cell office:value-type="float" office:value="0.7437809" calcext:value-type="float">
            <text:p>0,7437809</text:p>
          </table:table-cell>
          <table:table-cell table:formula="of:=[.A547]-[.E547]" office:value-type="float" office:value="5.5391856" calcext:value-type="float">
            <text:p>5,5391856</text:p>
          </table:table-cell>
          <table:table-cell table:formula="of:=[.B547]-[.D547]" office:value-type="float" office:value="0.110858" calcext:value-type="float">
            <text:p>0,110858</text:p>
          </table:table-cell>
          <table:table-cell table:formula="of:=[.A547]-[.C547]" office:value-type="float" office:value="0.00293849999999996" calcext:value-type="float">
            <text:p>0,0029385</text:p>
          </table:table-cell>
          <table:table-cell table:formula="of:=[.G547]-[.C547]" office:value-type="float" office:value="0.00218559999999979" calcext:value-type="float">
            <text:p>0,0021856</text:p>
          </table:table-cell>
          <table:table-cell table:formula="of:=[.J547]/[.I547]" office:value-type="float" office:value="0.743780840564853" calcext:value-type="float">
            <text:p>0,7437808406</text:p>
          </table:table-cell>
          <table:table-cell table:formula="of:=[.D547]+[.H547]*[.K547]" office:value-type="float" office:value="1.52159405642334" calcext:value-type="float">
            <text:p>1,5215940564</text:p>
          </table:table-cell>
        </table:table-row>
        <table:table-row table:style-name="ro1">
          <table:table-cell office:value-type="float" office:value="5.5419442" calcext:value-type="float">
            <text:p>5,5419442</text:p>
          </table:table-cell>
          <table:table-cell office:value-type="float" office:value="1.549998" calcext:value-type="float">
            <text:p>1,549998</text:p>
          </table:table-cell>
          <table:table-cell office:value-type="float" office:value="5.539" calcext:value-type="float">
            <text:p>5,539</text:p>
          </table:table-cell>
          <table:table-cell office:value-type="float" office:value="1.632453" calcext:value-type="float">
            <text:p>1,632453</text:p>
          </table:table-cell>
          <table:table-cell office:value-type="float" office:value="0.0007529" calcext:value-type="float">
            <text:p>0,0007529</text:p>
          </table:table-cell>
          <table:table-cell office:value-type="float" office:value="0.7442769" calcext:value-type="float">
            <text:p>0,7442769</text:p>
          </table:table-cell>
          <table:table-cell table:formula="of:=[.A548]-[.E548]" office:value-type="float" office:value="5.5411913" calcext:value-type="float">
            <text:p>5,5411913</text:p>
          </table:table-cell>
          <table:table-cell table:formula="of:=[.B548]-[.D548]" office:value-type="float" office:value="-0.0824549999999999" calcext:value-type="float">
            <text:p>-0,082455</text:p>
          </table:table-cell>
          <table:table-cell table:formula="of:=[.A548]-[.C548]" office:value-type="float" office:value="0.00294419999999995" calcext:value-type="float">
            <text:p>0,0029442</text:p>
          </table:table-cell>
          <table:table-cell table:formula="of:=[.G548]-[.C548]" office:value-type="float" office:value="0.00219129999999978" calcext:value-type="float">
            <text:p>0,0021913</text:p>
          </table:table-cell>
          <table:table-cell table:formula="of:=[.J548]/[.I548]" office:value-type="float" office:value="0.744276883363841" calcext:value-type="float">
            <text:p>0,7442768834</text:p>
          </table:table-cell>
          <table:table-cell table:formula="of:=[.D548]+[.H548]*[.K548]" office:value-type="float" office:value="1.57108364958223" calcext:value-type="float">
            <text:p>1,5710836496</text:p>
          </table:table-cell>
        </table:table-row>
        <table:table-row table:style-name="ro1">
          <table:table-cell office:value-type="float" office:value="5.5429467" calcext:value-type="float">
            <text:p>5,5429467</text:p>
          </table:table-cell>
          <table:table-cell office:value-type="float" office:value="1.549998" calcext:value-type="float">
            <text:p>1,549998</text:p>
          </table:table-cell>
          <table:table-cell office:value-type="float" office:value="5.541" calcext:value-type="float">
            <text:p>5,541</text:p>
          </table:table-cell>
          <table:table-cell office:value-type="float" office:value="1.488629" calcext:value-type="float">
            <text:p>1,488629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712437" calcext:value-type="float">
            <text:p>0,8712437</text:p>
          </table:table-cell>
          <table:table-cell table:formula="of:=[.A549]-[.E549]" office:value-type="float" office:value="5.54269605" calcext:value-type="float">
            <text:p>5,54269605</text:p>
          </table:table-cell>
          <table:table-cell table:formula="of:=[.B549]-[.D549]" office:value-type="float" office:value="0.061369" calcext:value-type="float">
            <text:p>0,061369</text:p>
          </table:table-cell>
          <table:table-cell table:formula="of:=[.A549]-[.C549]" office:value-type="float" office:value="0.00194669999999952" calcext:value-type="float">
            <text:p>0,0019467</text:p>
          </table:table-cell>
          <table:table-cell table:formula="of:=[.G549]-[.C549]" office:value-type="float" office:value="0.00169604999999962" calcext:value-type="float">
            <text:p>0,00169605</text:p>
          </table:table-cell>
          <table:table-cell table:formula="of:=[.J549]/[.I549]" office:value-type="float" office:value="0.871243643088319" calcext:value-type="float">
            <text:p>0,8712436431</text:p>
          </table:table-cell>
          <table:table-cell table:formula="of:=[.D549]+[.H549]*[.K549]" office:value-type="float" office:value="1.54209635113269" calcext:value-type="float">
            <text:p>1,5420963511</text:p>
          </table:table-cell>
        </table:table-row>
        <table:table-row table:style-name="ro1">
          <table:table-cell office:value-type="float" office:value="5.5439493" calcext:value-type="float">
            <text:p>5,5439493</text:p>
          </table:table-cell>
          <table:table-cell office:value-type="float" office:value="1.549998" calcext:value-type="float">
            <text:p>1,549998</text:p>
          </table:table-cell>
          <table:table-cell office:value-type="float" office:value="5.543" calcext:value-type="float">
            <text:p>5,543</text:p>
          </table:table-cell>
          <table:table-cell office:value-type="float" office:value="1.603466" calcext:value-type="float">
            <text:p>1,603466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359633" calcext:value-type="float">
            <text:p>0,7359633</text:p>
          </table:table-cell>
          <table:table-cell table:formula="of:=[.A550]-[.E550]" office:value-type="float" office:value="5.54369865" calcext:value-type="float">
            <text:p>5,54369865</text:p>
          </table:table-cell>
          <table:table-cell table:formula="of:=[.B550]-[.D550]" office:value-type="float" office:value="-0.0534680000000001" calcext:value-type="float">
            <text:p>-0,053468</text:p>
          </table:table-cell>
          <table:table-cell table:formula="of:=[.A550]-[.C550]" office:value-type="float" office:value="0.000949299999999376" calcext:value-type="float">
            <text:p>0,0009493</text:p>
          </table:table-cell>
          <table:table-cell table:formula="of:=[.G550]-[.C550]" office:value-type="float" office:value="0.000698649999999468" calcext:value-type="float">
            <text:p>0,00069865</text:p>
          </table:table-cell>
          <table:table-cell table:formula="of:=[.J550]/[.I550]" office:value-type="float" office:value="0.735963341409383" calcext:value-type="float">
            <text:p>0,7359633414</text:p>
          </table:table-cell>
          <table:table-cell table:formula="of:=[.D550]+[.H550]*[.K550]" office:value-type="float" office:value="1.56411551206152" calcext:value-type="float">
            <text:p>1,5641155121</text:p>
          </table:table-cell>
        </table:table-row>
        <table:table-row table:style-name="ro1">
          <table:table-cell office:value-type="float" office:value="5.5715248" calcext:value-type="float">
            <text:p>5,5715248</text:p>
          </table:table-cell>
          <table:table-cell office:value-type="float" office:value="1.249998" calcext:value-type="float">
            <text:p>1,249998</text:p>
          </table:table-cell>
          <table:table-cell office:value-type="float" office:value="5.544" calcext:value-type="float">
            <text:p>5,544</text:p>
          </table:table-cell>
          <table:table-cell office:value-type="float" office:value="1.510648" calcext:value-type="float">
            <text:p>1,510648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9817928" calcext:value-type="float">
            <text:p>0,9817928</text:p>
          </table:table-cell>
          <table:table-cell table:formula="of:=[.A551]-[.E551]" office:value-type="float" office:value="5.57102365" calcext:value-type="float">
            <text:p>5,57102365</text:p>
          </table:table-cell>
          <table:table-cell table:formula="of:=[.B551]-[.D551]" office:value-type="float" office:value="-0.26065" calcext:value-type="float">
            <text:p>-0,26065</text:p>
          </table:table-cell>
          <table:table-cell table:formula="of:=[.A551]-[.C551]" office:value-type="float" office:value="0.0275247999999992" calcext:value-type="float">
            <text:p>0,0275248</text:p>
          </table:table-cell>
          <table:table-cell table:formula="of:=[.G551]-[.C551]" office:value-type="float" office:value="0.0270236499999994" calcext:value-type="float">
            <text:p>0,02702365</text:p>
          </table:table-cell>
          <table:table-cell table:formula="of:=[.J551]/[.I551]" office:value-type="float" office:value="0.981792783235488" calcext:value-type="float">
            <text:p>0,9817927832</text:p>
          </table:table-cell>
          <table:table-cell table:formula="of:=[.D551]+[.H551]*[.K551]" office:value-type="float" office:value="1.25474371104967" calcext:value-type="float">
            <text:p>1,254743711</text:p>
          </table:table-cell>
        </table:table-row>
        <table:table-row table:style-name="ro1">
          <table:table-cell office:value-type="float" office:value="5.5725278" calcext:value-type="float">
            <text:p>5,5725278</text:p>
          </table:table-cell>
          <table:table-cell office:value-type="float" office:value="1.099998" calcext:value-type="float">
            <text:p>1,099998</text:p>
          </table:table-cell>
          <table:table-cell office:value-type="float" office:value="5.571" calcext:value-type="float">
            <text:p>5,571</text:p>
          </table:table-cell>
          <table:table-cell office:value-type="float" office:value="0.994094" calcext:value-type="float">
            <text:p>0,994094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6719793" calcext:value-type="float">
            <text:p>0,6719793</text:p>
          </table:table-cell>
          <table:table-cell table:formula="of:=[.A552]-[.E552]" office:value-type="float" office:value="5.57202665" calcext:value-type="float">
            <text:p>5,57202665</text:p>
          </table:table-cell>
          <table:table-cell table:formula="of:=[.B552]-[.D552]" office:value-type="float" office:value="0.105904" calcext:value-type="float">
            <text:p>0,105904</text:p>
          </table:table-cell>
          <table:table-cell table:formula="of:=[.A552]-[.C552]" office:value-type="float" office:value="0.00152779999999986" calcext:value-type="float">
            <text:p>0,0015278</text:p>
          </table:table-cell>
          <table:table-cell table:formula="of:=[.G552]-[.C552]" office:value-type="float" office:value="0.00102665000000002" calcext:value-type="float">
            <text:p>0,00102665</text:p>
          </table:table-cell>
          <table:table-cell table:formula="of:=[.J552]/[.I552]" office:value-type="float" office:value="0.671979316664559" calcext:value-type="float">
            <text:p>0,6719793167</text:p>
          </table:table-cell>
          <table:table-cell table:formula="of:=[.D552]+[.H552]*[.K552]" office:value-type="float" office:value="1.06525929755204" calcext:value-type="float">
            <text:p>1,0652592976</text:p>
          </table:table-cell>
        </table:table-row>
        <table:table-row table:style-name="ro1">
          <table:table-cell office:value-type="float" office:value="5.5750347" calcext:value-type="float">
            <text:p>5,5750347</text:p>
          </table:table-cell>
          <table:table-cell office:value-type="float" office:value="1.099998" calcext:value-type="float">
            <text:p>1,099998</text:p>
          </table:table-cell>
          <table:table-cell office:value-type="float" office:value="5.572" calcext:value-type="float">
            <text:p>5,572</text:p>
          </table:table-cell>
          <table:table-cell office:value-type="float" office:value="1.171164" calcext:value-type="float">
            <text:p>1,171164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8348601" calcext:value-type="float">
            <text:p>0,8348601</text:p>
          </table:table-cell>
          <table:table-cell table:formula="of:=[.A553]-[.E553]" office:value-type="float" office:value="5.57453355" calcext:value-type="float">
            <text:p>5,57453355</text:p>
          </table:table-cell>
          <table:table-cell table:formula="of:=[.B553]-[.D553]" office:value-type="float" office:value="-0.0711660000000001" calcext:value-type="float">
            <text:p>-0,071166</text:p>
          </table:table-cell>
          <table:table-cell table:formula="of:=[.A553]-[.C553]" office:value-type="float" office:value="0.00303469999999972" calcext:value-type="float">
            <text:p>0,0030347</text:p>
          </table:table-cell>
          <table:table-cell table:formula="of:=[.G553]-[.C553]" office:value-type="float" office:value="0.00253354999999988" calcext:value-type="float">
            <text:p>0,00253355</text:p>
          </table:table-cell>
          <table:table-cell table:formula="of:=[.J553]/[.I553]" office:value-type="float" office:value="0.834860117968865" calcext:value-type="float">
            <text:p>0,834860118</text:p>
          </table:table-cell>
          <table:table-cell table:formula="of:=[.D553]+[.H553]*[.K553]" office:value-type="float" office:value="1.11175034484463" calcext:value-type="float">
            <text:p>1,1117503448</text:p>
          </table:table-cell>
        </table:table-row>
        <table:table-row table:style-name="ro1">
          <table:table-cell office:value-type="float" office:value="5.5770395" calcext:value-type="float">
            <text:p>5,5770395</text:p>
          </table:table-cell>
          <table:table-cell office:value-type="float" office:value="1.099998" calcext:value-type="float">
            <text:p>1,099998</text:p>
          </table:table-cell>
          <table:table-cell office:value-type="float" office:value="5.575" calcext:value-type="float">
            <text:p>5,575</text:p>
          </table:table-cell>
          <table:table-cell office:value-type="float" office:value="1.040585" calcext:value-type="float">
            <text:p>1,040585</text:p>
          </table:table-cell>
          <table:table-cell office:value-type="float" office:value="0.00075175" calcext:value-type="float">
            <text:p>0,00075175</text:p>
          </table:table-cell>
          <table:table-cell office:value-type="float" office:value="0.6314048" calcext:value-type="float">
            <text:p>0,6314048</text:p>
          </table:table-cell>
          <table:table-cell table:formula="of:=[.A554]-[.E554]" office:value-type="float" office:value="5.57628775" calcext:value-type="float">
            <text:p>5,57628775</text:p>
          </table:table-cell>
          <table:table-cell table:formula="of:=[.B554]-[.D554]" office:value-type="float" office:value="0.0594129999999999" calcext:value-type="float">
            <text:p>0,059413</text:p>
          </table:table-cell>
          <table:table-cell table:formula="of:=[.A554]-[.C554]" office:value-type="float" office:value="0.00203949999999953" calcext:value-type="float">
            <text:p>0,0020395</text:p>
          </table:table-cell>
          <table:table-cell table:formula="of:=[.G554]-[.C554]" office:value-type="float" office:value="0.00128774999999948" calcext:value-type="float">
            <text:p>0,00128775</text:p>
          </table:table-cell>
          <table:table-cell table:formula="of:=[.J554]/[.I554]" office:value-type="float" office:value="0.631404756067553" calcext:value-type="float">
            <text:p>0,6314047561</text:p>
          </table:table-cell>
          <table:table-cell table:formula="of:=[.D554]+[.H554]*[.K554]" office:value-type="float" office:value="1.07809865077224" calcext:value-type="float">
            <text:p>1,0780986508</text:p>
          </table:table-cell>
        </table:table-row>
        <table:table-row table:style-name="ro1">
          <table:table-cell office:value-type="float" office:value="5.5780426" calcext:value-type="float">
            <text:p>5,5780426</text:p>
          </table:table-cell>
          <table:table-cell office:value-type="float" office:value="1.099998" calcext:value-type="float">
            <text:p>1,099998</text:p>
          </table:table-cell>
          <table:table-cell office:value-type="float" office:value="5.576" calcext:value-type="float">
            <text:p>5,576</text:p>
          </table:table-cell>
          <table:table-cell office:value-type="float" office:value="1.137512" calcext:value-type="float">
            <text:p>1,137512</text:p>
          </table:table-cell>
          <table:table-cell office:value-type="float" office:value="0.00075175" calcext:value-type="float">
            <text:p>0,00075175</text:p>
          </table:table-cell>
          <table:table-cell office:value-type="float" office:value="0.6319641" calcext:value-type="float">
            <text:p>0,6319641</text:p>
          </table:table-cell>
          <table:table-cell table:formula="of:=[.A555]-[.E555]" office:value-type="float" office:value="5.57729085" calcext:value-type="float">
            <text:p>5,57729085</text:p>
          </table:table-cell>
          <table:table-cell table:formula="of:=[.B555]-[.D555]" office:value-type="float" office:value="-0.037514" calcext:value-type="float">
            <text:p>-0,037514</text:p>
          </table:table-cell>
          <table:table-cell table:formula="of:=[.A555]-[.C555]" office:value-type="float" office:value="0.00204259999999934" calcext:value-type="float">
            <text:p>0,0020426</text:p>
          </table:table-cell>
          <table:table-cell table:formula="of:=[.G555]-[.C555]" office:value-type="float" office:value="0.00129084999999929" calcext:value-type="float">
            <text:p>0,00129085</text:p>
          </table:table-cell>
          <table:table-cell table:formula="of:=[.J555]/[.I555]" office:value-type="float" office:value="0.631964163321113" calcext:value-type="float">
            <text:p>0,6319641633</text:p>
          </table:table-cell>
          <table:table-cell table:formula="of:=[.D555]+[.H555]*[.K555]" office:value-type="float" office:value="1.11380449637717" calcext:value-type="float">
            <text:p>1,1138044964</text:p>
          </table:table-cell>
        </table:table-row>
        <table:table-row table:style-name="ro1">
          <table:table-cell office:value-type="float" office:value="5.5785439" calcext:value-type="float">
            <text:p>5,5785439</text:p>
          </table:table-cell>
          <table:table-cell office:value-type="float" office:value="1.099998" calcext:value-type="float">
            <text:p>1,099998</text:p>
          </table:table-cell>
          <table:table-cell office:value-type="float" office:value="5.577" calcext:value-type="float">
            <text:p>5,577</text:p>
          </table:table-cell>
          <table:table-cell office:value-type="float" office:value="1.076291" calcext:value-type="float">
            <text:p>1,0762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56]-[.E556]" office:value-type="float" office:value="5.5785439" calcext:value-type="float">
            <text:p>5,5785439</text:p>
          </table:table-cell>
          <table:table-cell table:formula="of:=[.B556]-[.D556]" office:value-type="float" office:value="0.0237070000000001" calcext:value-type="float">
            <text:p>0,023707</text:p>
          </table:table-cell>
          <table:table-cell table:formula="of:=[.A556]-[.C556]" office:value-type="float" office:value="0.00154389999999971" calcext:value-type="float">
            <text:p>0,0015439</text:p>
          </table:table-cell>
          <table:table-cell table:formula="of:=[.G556]-[.C556]" office:value-type="float" office:value="0.00154389999999971" calcext:value-type="float">
            <text:p>0,0015439</text:p>
          </table:table-cell>
          <table:table-cell table:formula="of:=[.J556]/[.I556]" office:value-type="float" office:value="1" calcext:value-type="float">
            <text:p>1</text:p>
          </table:table-cell>
          <table:table-cell table:formula="of:=[.D556]+[.H556]*[.K556]" office:value-type="float" office:value="1.099998" calcext:value-type="float">
            <text:p>1,099998</text:p>
          </table:table-cell>
        </table:table-row>
        <table:table-row table:style-name="ro1">
          <table:table-cell office:value-type="float" office:value="5.6056199" calcext:value-type="float">
            <text:p>5,6056199</text:p>
          </table:table-cell>
          <table:table-cell office:value-type="float" office:value="0.7999984" calcext:value-type="float">
            <text:p>0,7999984</text:p>
          </table:table-cell>
          <table:table-cell office:value-type="float" office:value="5.579" calcext:value-type="float">
            <text:p>5,579</text:p>
          </table:table-cell>
          <table:table-cell office:value-type="float" office:value="1.123706" calcext:value-type="float">
            <text:p>1,1237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57]-[.E557]" office:value-type="float" office:value="5.6056199" calcext:value-type="float">
            <text:p>5,6056199</text:p>
          </table:table-cell>
          <table:table-cell table:formula="of:=[.B557]-[.D557]" office:value-type="float" office:value="-0.3237076" calcext:value-type="float">
            <text:p>-0,3237076</text:p>
          </table:table-cell>
          <table:table-cell table:formula="of:=[.A557]-[.C557]" office:value-type="float" office:value="0.0266199" calcext:value-type="float">
            <text:p>0,0266199</text:p>
          </table:table-cell>
          <table:table-cell table:formula="of:=[.G557]-[.C557]" office:value-type="float" office:value="0.0266199" calcext:value-type="float">
            <text:p>0,0266199</text:p>
          </table:table-cell>
          <table:table-cell table:formula="of:=[.J557]/[.I557]" office:value-type="float" office:value="1" calcext:value-type="float">
            <text:p>1</text:p>
          </table:table-cell>
          <table:table-cell table:formula="of:=[.D557]+[.H557]*[.K557]" office:value-type="float" office:value="0.7999984" calcext:value-type="float">
            <text:p>0,7999984</text:p>
          </table:table-cell>
        </table:table-row>
        <table:table-row table:style-name="ro1">
          <table:table-cell office:value-type="float" office:value="5.6076252" calcext:value-type="float">
            <text:p>5,6076252</text:p>
          </table:table-cell>
          <table:table-cell office:value-type="float" office:value="0.6499984" calcext:value-type="float">
            <text:p>0,6499984</text:p>
          </table:table-cell>
          <table:table-cell office:value-type="float" office:value="5.606" calcext:value-type="float">
            <text:p>5,606</text:p>
          </table:table-cell>
          <table:table-cell office:value-type="float" office:value="0.4762911" calcext:value-type="float">
            <text:p>0,47629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58]-[.E558]" office:value-type="float" office:value="5.6076252" calcext:value-type="float">
            <text:p>5,6076252</text:p>
          </table:table-cell>
          <table:table-cell table:formula="of:=[.B558]-[.D558]" office:value-type="float" office:value="0.1737073" calcext:value-type="float">
            <text:p>0,1737073</text:p>
          </table:table-cell>
          <table:table-cell table:formula="of:=[.A558]-[.C558]" office:value-type="float" office:value="0.00162520000000033" calcext:value-type="float">
            <text:p>0,0016252</text:p>
          </table:table-cell>
          <table:table-cell table:formula="of:=[.G558]-[.C558]" office:value-type="float" office:value="0.00162520000000033" calcext:value-type="float">
            <text:p>0,0016252</text:p>
          </table:table-cell>
          <table:table-cell table:formula="of:=[.J558]/[.I558]" office:value-type="float" office:value="1" calcext:value-type="float">
            <text:p>1</text:p>
          </table:table-cell>
          <table:table-cell table:formula="of:=[.D558]+[.H558]*[.K558]" office:value-type="float" office:value="0.6499984" calcext:value-type="float">
            <text:p>0,6499984</text:p>
          </table:table-cell>
        </table:table-row>
        <table:table-row table:style-name="ro1">
          <table:table-cell office:value-type="float" office:value="5.6101321" calcext:value-type="float">
            <text:p>5,6101321</text:p>
          </table:table-cell>
          <table:table-cell office:value-type="float" office:value="0.6499984" calcext:value-type="float">
            <text:p>0,6499984</text:p>
          </table:table-cell>
          <table:table-cell office:value-type="float" office:value="5.608" calcext:value-type="float">
            <text:p>5,608</text:p>
          </table:table-cell>
          <table:table-cell office:value-type="float" office:value="0.8237058" calcext:value-type="float">
            <text:p>0,82370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59]-[.E559]" office:value-type="float" office:value="5.6101321" calcext:value-type="float">
            <text:p>5,6101321</text:p>
          </table:table-cell>
          <table:table-cell table:formula="of:=[.B559]-[.D559]" office:value-type="float" office:value="-0.1737074" calcext:value-type="float">
            <text:p>-0,1737074</text:p>
          </table:table-cell>
          <table:table-cell table:formula="of:=[.A559]-[.C559]" office:value-type="float" office:value="0.00213209999999986" calcext:value-type="float">
            <text:p>0,0021321</text:p>
          </table:table-cell>
          <table:table-cell table:formula="of:=[.G559]-[.C559]" office:value-type="float" office:value="0.00213209999999986" calcext:value-type="float">
            <text:p>0,0021321</text:p>
          </table:table-cell>
          <table:table-cell table:formula="of:=[.J559]/[.I559]" office:value-type="float" office:value="1" calcext:value-type="float">
            <text:p>1</text:p>
          </table:table-cell>
          <table:table-cell table:formula="of:=[.D559]+[.H559]*[.K559]" office:value-type="float" office:value="0.6499984" calcext:value-type="float">
            <text:p>0,6499984</text:p>
          </table:table-cell>
        </table:table-row>
        <table:table-row table:style-name="ro1">
          <table:table-cell office:value-type="float" office:value="5.6390469" calcext:value-type="float">
            <text:p>5,6390469</text:p>
          </table:table-cell>
          <table:table-cell office:value-type="float" office:value="0.3499984" calcext:value-type="float">
            <text:p>0,3499984</text:p>
          </table:table-cell>
          <table:table-cell office:value-type="float" office:value="5.61" calcext:value-type="float">
            <text:p>5,61</text:p>
          </table:table-cell>
          <table:table-cell office:value-type="float" office:value="0.4762911" calcext:value-type="float">
            <text:p>0,47629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60]-[.E560]" office:value-type="float" office:value="5.6390469" calcext:value-type="float">
            <text:p>5,6390469</text:p>
          </table:table-cell>
          <table:table-cell table:formula="of:=[.B560]-[.D560]" office:value-type="float" office:value="-0.1262927" calcext:value-type="float">
            <text:p>-0,1262927</text:p>
          </table:table-cell>
          <table:table-cell table:formula="of:=[.A560]-[.C560]" office:value-type="float" office:value="0.0290469" calcext:value-type="float">
            <text:p>0,0290469</text:p>
          </table:table-cell>
          <table:table-cell table:formula="of:=[.G560]-[.C560]" office:value-type="float" office:value="0.0290469" calcext:value-type="float">
            <text:p>0,0290469</text:p>
          </table:table-cell>
          <table:table-cell table:formula="of:=[.J560]/[.I560]" office:value-type="float" office:value="1" calcext:value-type="float">
            <text:p>1</text:p>
          </table:table-cell>
          <table:table-cell table:formula="of:=[.D560]+[.H560]*[.K560]" office:value-type="float" office:value="0.3499984" calcext:value-type="float">
            <text:p>0,3499984</text:p>
          </table:table-cell>
        </table:table-row>
        <table:table-row table:style-name="ro1">
          <table:table-cell office:value-type="float" office:value="5.6400497" calcext:value-type="float">
            <text:p>5,6400497</text:p>
          </table:table-cell>
          <table:table-cell office:value-type="float" office:value="0.1999984" calcext:value-type="float">
            <text:p>0,1999984</text:p>
          </table:table-cell>
          <table:table-cell office:value-type="float" office:value="5.639" calcext:value-type="float">
            <text:p>5,639</text:p>
          </table:table-cell>
          <table:table-cell office:value-type="float" office:value="0.2237058" calcext:value-type="float">
            <text:p>0,22370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61]-[.E561]" office:value-type="float" office:value="5.6400497" calcext:value-type="float">
            <text:p>5,6400497</text:p>
          </table:table-cell>
          <table:table-cell table:formula="of:=[.B561]-[.D561]" office:value-type="float" office:value="-0.0237074" calcext:value-type="float">
            <text:p>-0,0237074</text:p>
          </table:table-cell>
          <table:table-cell table:formula="of:=[.A561]-[.C561]" office:value-type="float" office:value="0.00104969999999938" calcext:value-type="float">
            <text:p>0,0010497</text:p>
          </table:table-cell>
          <table:table-cell table:formula="of:=[.G561]-[.C561]" office:value-type="float" office:value="0.00104969999999938" calcext:value-type="float">
            <text:p>0,0010497</text:p>
          </table:table-cell>
          <table:table-cell table:formula="of:=[.J561]/[.I561]" office:value-type="float" office:value="1" calcext:value-type="float">
            <text:p>1</text:p>
          </table:table-cell>
          <table:table-cell table:formula="of:=[.D561]+[.H561]*[.K561]" office:value-type="float" office:value="0.1999984" calcext:value-type="float">
            <text:p>0,1999984</text:p>
          </table:table-cell>
        </table:table-row>
        <table:table-row table:style-name="ro1">
          <table:table-cell office:value-type="float" office:value="5.640551" calcext:value-type="float">
            <text:p>5,640551</text:p>
          </table:table-cell>
          <table:table-cell office:value-type="float" office:value="0.1999984" calcext:value-type="float">
            <text:p>0,1999984</text:p>
          </table:table-cell>
          <table:table-cell office:value-type="float" office:value="5.64" calcext:value-type="float">
            <text:p>5,64</text:p>
          </table:table-cell>
          <table:table-cell office:value-type="float" office:value="0.176291" calcext:value-type="float">
            <text:p>0,1762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62]-[.E562]" office:value-type="float" office:value="5.640551" calcext:value-type="float">
            <text:p>5,640551</text:p>
          </table:table-cell>
          <table:table-cell table:formula="of:=[.B562]-[.D562]" office:value-type="float" office:value="0.0237074" calcext:value-type="float">
            <text:p>0,0237074</text:p>
          </table:table-cell>
          <table:table-cell table:formula="of:=[.A562]-[.C562]" office:value-type="float" office:value="0.000551000000000634" calcext:value-type="float">
            <text:p>0,000551</text:p>
          </table:table-cell>
          <table:table-cell table:formula="of:=[.G562]-[.C562]" office:value-type="float" office:value="0.000551000000000634" calcext:value-type="float">
            <text:p>0,000551</text:p>
          </table:table-cell>
          <table:table-cell table:formula="of:=[.J562]/[.I562]" office:value-type="float" office:value="1" calcext:value-type="float">
            <text:p>1</text:p>
          </table:table-cell>
          <table:table-cell table:formula="of:=[.D562]+[.H562]*[.K562]" office:value-type="float" office:value="0.1999984" calcext:value-type="float">
            <text:p>0,1999984</text:p>
          </table:table-cell>
        </table:table-row>
        <table:table-row table:style-name="ro1">
          <table:table-cell office:value-type="float" office:value="5.6430579" calcext:value-type="float">
            <text:p>5,6430579</text:p>
          </table:table-cell>
          <table:table-cell office:value-type="float" office:value="0.1999984" calcext:value-type="float">
            <text:p>0,1999984</text:p>
          </table:table-cell>
          <table:table-cell office:value-type="float" office:value="5.641" calcext:value-type="float">
            <text:p>5,641</text:p>
          </table:table-cell>
          <table:table-cell office:value-type="float" office:value="0.2237058" calcext:value-type="float">
            <text:p>0,2237058</text:p>
          </table:table-cell>
          <table:table-cell office:value-type="float" office:value="0.0010027" calcext:value-type="float">
            <text:p>0,0010027</text:p>
          </table:table-cell>
          <table:table-cell office:value-type="float" office:value="0.5127558" calcext:value-type="float">
            <text:p>0,5127558</text:p>
          </table:table-cell>
          <table:table-cell table:formula="of:=[.A563]-[.E563]" office:value-type="float" office:value="5.6420552" calcext:value-type="float">
            <text:p>5,6420552</text:p>
          </table:table-cell>
          <table:table-cell table:formula="of:=[.B563]-[.D563]" office:value-type="float" office:value="-0.0237074" calcext:value-type="float">
            <text:p>-0,0237074</text:p>
          </table:table-cell>
          <table:table-cell table:formula="of:=[.A563]-[.C563]" office:value-type="float" office:value="0.00205789999999961" calcext:value-type="float">
            <text:p>0,0020579</text:p>
          </table:table-cell>
          <table:table-cell table:formula="of:=[.G563]-[.C563]" office:value-type="float" office:value="0.0010551999999997" calcext:value-type="float">
            <text:p>0,0010552</text:p>
          </table:table-cell>
          <table:table-cell table:formula="of:=[.J563]/[.I563]" office:value-type="float" office:value="0.512755721852325" calcext:value-type="float">
            <text:p>0,5127557219</text:p>
          </table:table-cell>
          <table:table-cell table:formula="of:=[.D563]+[.H563]*[.K563]" office:value-type="float" office:value="0.211549694999758" calcext:value-type="float">
            <text:p>0,211549695</text:p>
          </table:table-cell>
        </table:table-row>
        <table:table-row table:style-name="ro1">
          <table:table-cell office:value-type="float" office:value="5.645063" calcext:value-type="float">
            <text:p>5,645063</text:p>
          </table:table-cell>
          <table:table-cell office:value-type="float" office:value="0.1999984" calcext:value-type="float">
            <text:p>0,1999984</text:p>
          </table:table-cell>
          <table:table-cell office:value-type="float" office:value="5.642" calcext:value-type="float">
            <text:p>5,642</text:p>
          </table:table-cell>
          <table:table-cell office:value-type="float" office:value="0.1878423" calcext:value-type="float">
            <text:p>0,1878423</text:p>
          </table:table-cell>
          <table:table-cell office:value-type="float" office:value="0.0010027" calcext:value-type="float">
            <text:p>0,0010027</text:p>
          </table:table-cell>
          <table:table-cell office:value-type="float" office:value="0.6726412" calcext:value-type="float">
            <text:p>0,6726412</text:p>
          </table:table-cell>
          <table:table-cell table:formula="of:=[.A564]-[.E564]" office:value-type="float" office:value="5.6440603" calcext:value-type="float">
            <text:p>5,6440603</text:p>
          </table:table-cell>
          <table:table-cell table:formula="of:=[.B564]-[.D564]" office:value-type="float" office:value="0.0121561" calcext:value-type="float">
            <text:p>0,0121561</text:p>
          </table:table-cell>
          <table:table-cell table:formula="of:=[.A564]-[.C564]" office:value-type="float" office:value="0.00306300000000004" calcext:value-type="float">
            <text:p>0,003063</text:p>
          </table:table-cell>
          <table:table-cell table:formula="of:=[.G564]-[.C564]" office:value-type="float" office:value="0.00206030000000013" calcext:value-type="float">
            <text:p>0,0020603</text:p>
          </table:table-cell>
          <table:table-cell table:formula="of:=[.J564]/[.I564]" office:value-type="float" office:value="0.672641201436533" calcext:value-type="float">
            <text:p>0,6726412014</text:p>
          </table:table-cell>
          <table:table-cell table:formula="of:=[.D564]+[.H564]*[.K564]" office:value-type="float" office:value="0.196018993708783" calcext:value-type="float">
            <text:p>0,1960189937</text:p>
          </table:table-cell>
        </table:table-row>
        <table:table-row table:style-name="ro1">
          <table:table-cell office:value-type="float" office:value="5.6455645" calcext:value-type="float">
            <text:p>5,6455645</text:p>
          </table:table-cell>
          <table:table-cell office:value-type="float" office:value="0.1999984" calcext:value-type="float">
            <text:p>0,1999984</text:p>
          </table:table-cell>
          <table:table-cell office:value-type="float" office:value="5.644" calcext:value-type="float">
            <text:p>5,644</text:p>
          </table:table-cell>
          <table:table-cell office:value-type="float" office:value="0.2081751" calcext:value-type="float">
            <text:p>0,2081751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397251" calcext:value-type="float">
            <text:p>0,8397251</text:p>
          </table:table-cell>
          <table:table-cell table:formula="of:=[.A565]-[.E565]" office:value-type="float" office:value="5.64531375" calcext:value-type="float">
            <text:p>5,64531375</text:p>
          </table:table-cell>
          <table:table-cell table:formula="of:=[.B565]-[.D565]" office:value-type="float" office:value="-0.00817670000000001" calcext:value-type="float">
            <text:p>-0,0081767</text:p>
          </table:table-cell>
          <table:table-cell table:formula="of:=[.A565]-[.C565]" office:value-type="float" office:value="0.00156449999999975" calcext:value-type="float">
            <text:p>0,0015645</text:p>
          </table:table-cell>
          <table:table-cell table:formula="of:=[.G565]-[.C565]" office:value-type="float" office:value="0.00131374999999956" calcext:value-type="float">
            <text:p>0,00131375</text:p>
          </table:table-cell>
          <table:table-cell table:formula="of:=[.J565]/[.I565]" office:value-type="float" office:value="0.839725151805542" calcext:value-type="float">
            <text:p>0,8397251518</text:p>
          </table:table-cell>
          <table:table-cell table:formula="of:=[.D565]+[.H565]*[.K565]" office:value-type="float" office:value="0.201308919351232" calcext:value-type="float">
            <text:p>0,2013089194</text:p>
          </table:table-cell>
        </table:table-row>
        <table:table-row table:style-name="ro1">
          <table:table-cell office:value-type="float" office:value="5.6741423" calcext:value-type="float">
            <text:p>5,6741423</text:p>
          </table:table-cell>
          <table:table-cell office:value-type="float" office:value="-0.2500016" calcext:value-type="float">
            <text:p>-0,2500016</text:p>
          </table:table-cell>
          <table:table-cell office:value-type="float" office:value="5.645" calcext:value-type="float">
            <text:p>5,645</text:p>
          </table:table-cell>
          <table:table-cell office:value-type="float" office:value="0.1931322" calcext:value-type="float">
            <text:p>0,1931322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9913957" calcext:value-type="float">
            <text:p>0,9913957</text:p>
          </table:table-cell>
          <table:table-cell table:formula="of:=[.A566]-[.E566]" office:value-type="float" office:value="5.67389155" calcext:value-type="float">
            <text:p>5,67389155</text:p>
          </table:table-cell>
          <table:table-cell table:formula="of:=[.B566]-[.D566]" office:value-type="float" office:value="-0.4431338" calcext:value-type="float">
            <text:p>-0,4431338</text:p>
          </table:table-cell>
          <table:table-cell table:formula="of:=[.A566]-[.C566]" office:value-type="float" office:value="0.0291423000000002" calcext:value-type="float">
            <text:p>0,0291423</text:p>
          </table:table-cell>
          <table:table-cell table:formula="of:=[.G566]-[.C566]" office:value-type="float" office:value="0.02889155" calcext:value-type="float">
            <text:p>0,02889155</text:p>
          </table:table-cell>
          <table:table-cell table:formula="of:=[.J566]/[.I566]" office:value-type="float" office:value="0.991395668838761" calcext:value-type="float">
            <text:p>0,9913956688</text:p>
          </table:table-cell>
          <table:table-cell table:formula="of:=[.D566]+[.H566]*[.K566]" office:value-type="float" office:value="-0.246188730036062" calcext:value-type="float">
            <text:p>-0,24618873</text:p>
          </table:table-cell>
        </table:table-row>
        <table:table-row table:style-name="ro1">
          <table:table-cell office:value-type="float" office:value="5.6766489" calcext:value-type="float">
            <text:p>5,6766489</text:p>
          </table:table-cell>
          <table:table-cell office:value-type="float" office:value="-0.2500016" calcext:value-type="float">
            <text:p>-0,2500016</text:p>
          </table:table-cell>
          <table:table-cell office:value-type="float" office:value="5.674" calcext:value-type="float">
            <text:p>5,674</text:p>
          </table:table-cell>
          <table:table-cell office:value-type="float" office:value="-0.6893226" calcext:value-type="float">
            <text:p>-0,6893226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905338" calcext:value-type="float">
            <text:p>0,905338</text:p>
          </table:table-cell>
          <table:table-cell table:formula="of:=[.A567]-[.E567]" office:value-type="float" office:value="5.67639815" calcext:value-type="float">
            <text:p>5,67639815</text:p>
          </table:table-cell>
          <table:table-cell table:formula="of:=[.B567]-[.D567]" office:value-type="float" office:value="0.439321" calcext:value-type="float">
            <text:p>0,439321</text:p>
          </table:table-cell>
          <table:table-cell table:formula="of:=[.A567]-[.C567]" office:value-type="float" office:value="0.00264889999999962" calcext:value-type="float">
            <text:p>0,0026489</text:p>
          </table:table-cell>
          <table:table-cell table:formula="of:=[.G567]-[.C567]" office:value-type="float" office:value="0.00239814999999943" calcext:value-type="float">
            <text:p>0,00239815</text:p>
          </table:table-cell>
          <table:table-cell table:formula="of:=[.J567]/[.I567]" office:value-type="float" office:value="0.905338064857026" calcext:value-type="float">
            <text:p>0,9053380649</text:p>
          </table:table-cell>
          <table:table-cell table:formula="of:=[.D567]+[.H567]*[.K567]" office:value-type="float" office:value="-0.291588576008947" calcext:value-type="float">
            <text:p>-0,291588576</text:p>
          </table:table-cell>
        </table:table-row>
        <table:table-row table:style-name="ro1">
          <table:table-cell office:value-type="float" office:value="5.678654" calcext:value-type="float">
            <text:p>5,678654</text:p>
          </table:table-cell>
          <table:table-cell office:value-type="float" office:value="-0.2500016" calcext:value-type="float">
            <text:p>-0,2500016</text:p>
          </table:table-cell>
          <table:table-cell office:value-type="float" office:value="5.676" calcext:value-type="float">
            <text:p>5,676</text:p>
          </table:table-cell>
          <table:table-cell office:value-type="float" office:value="0.1477324" calcext:value-type="float">
            <text:p>0,1477324</text:p>
          </table:table-cell>
          <table:table-cell office:value-type="float" office:value="0.00075175" calcext:value-type="float">
            <text:p>0,00075175</text:p>
          </table:table-cell>
          <table:table-cell office:value-type="float" office:value="0.7167483" calcext:value-type="float">
            <text:p>0,7167483</text:p>
          </table:table-cell>
          <table:table-cell table:formula="of:=[.A568]-[.E568]" office:value-type="float" office:value="5.67790225" calcext:value-type="float">
            <text:p>5,67790225</text:p>
          </table:table-cell>
          <table:table-cell table:formula="of:=[.B568]-[.D568]" office:value-type="float" office:value="-0.397734" calcext:value-type="float">
            <text:p>-0,397734</text:p>
          </table:table-cell>
          <table:table-cell table:formula="of:=[.A568]-[.C568]" office:value-type="float" office:value="0.00265399999999971" calcext:value-type="float">
            <text:p>0,002654</text:p>
          </table:table-cell>
          <table:table-cell table:formula="of:=[.G568]-[.C568]" office:value-type="float" office:value="0.00190224999999966" calcext:value-type="float">
            <text:p>0,00190225</text:p>
          </table:table-cell>
          <table:table-cell table:formula="of:=[.J568]/[.I568]" office:value-type="float" office:value="0.716748304446069" calcext:value-type="float">
            <text:p>0,7167483044</text:p>
          </table:table-cell>
          <table:table-cell table:formula="of:=[.D568]+[.H568]*[.K568]" office:value-type="float" office:value="-0.137342770120553" calcext:value-type="float">
            <text:p>-0,1373427701</text:p>
          </table:table-cell>
        </table:table-row>
        <table:table-row table:style-name="ro1">
          <table:table-cell office:value-type="float" office:value="5.6791566" calcext:value-type="float">
            <text:p>5,6791566</text:p>
          </table:table-cell>
          <table:table-cell office:value-type="float" office:value="-0.2500016" calcext:value-type="float">
            <text:p>-0,2500016</text:p>
          </table:table-cell>
          <table:table-cell office:value-type="float" office:value="5.678" calcext:value-type="float">
            <text:p>5,678</text:p>
          </table:table-cell>
          <table:table-cell office:value-type="float" office:value="-0.5350767" calcext:value-type="float">
            <text:p>-0,5350767</text:p>
          </table:table-cell>
          <table:table-cell office:value-type="float" office:value="0.00075175" calcext:value-type="float">
            <text:p>0,00075175</text:p>
          </table:table-cell>
          <table:table-cell office:value-type="float" office:value="0.3500346" calcext:value-type="float">
            <text:p>0,3500346</text:p>
          </table:table-cell>
          <table:table-cell table:formula="of:=[.A569]-[.E569]" office:value-type="float" office:value="5.67840485" calcext:value-type="float">
            <text:p>5,67840485</text:p>
          </table:table-cell>
          <table:table-cell table:formula="of:=[.B569]-[.D569]" office:value-type="float" office:value="0.2850751" calcext:value-type="float">
            <text:p>0,2850751</text:p>
          </table:table-cell>
          <table:table-cell table:formula="of:=[.A569]-[.C569]" office:value-type="float" office:value="0.00115659999999984" calcext:value-type="float">
            <text:p>0,0011566</text:p>
          </table:table-cell>
          <table:table-cell table:formula="of:=[.G569]-[.C569]" office:value-type="float" office:value="0.00040484999999979" calcext:value-type="float">
            <text:p>0,00040485</text:p>
          </table:table-cell>
          <table:table-cell table:formula="of:=[.J569]/[.I569]" office:value-type="float" office:value="0.350034584125753" calcext:value-type="float">
            <text:p>0,3500345841</text:p>
          </table:table-cell>
          <table:table-cell table:formula="of:=[.D569]+[.H569]*[.K569]" office:value-type="float" office:value="-0.435290555926893" calcext:value-type="float">
            <text:p>-0,4352905559</text:p>
          </table:table-cell>
        </table:table-row>
        <table:table-row table:style-name="ro1">
          <table:table-cell office:value-type="float" office:value="5.6796576" calcext:value-type="float">
            <text:p>5,6796576</text:p>
          </table:table-cell>
          <table:table-cell office:value-type="float" office:value="-0.2500016" calcext:value-type="float">
            <text:p>-0,2500016</text:p>
          </table:table-cell>
          <table:table-cell office:value-type="float" office:value="5.678" calcext:value-type="float">
            <text:p>5,678</text:p>
          </table:table-cell>
          <table:table-cell office:value-type="float" office:value="-0.1502155" calcext:value-type="float">
            <text:p>-0,1502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70]-[.E570]" office:value-type="float" office:value="5.6796576" calcext:value-type="float">
            <text:p>5,6796576</text:p>
          </table:table-cell>
          <table:table-cell table:formula="of:=[.B570]-[.D570]" office:value-type="float" office:value="-0.0997861" calcext:value-type="float">
            <text:p>-0,0997861</text:p>
          </table:table-cell>
          <table:table-cell table:formula="of:=[.A570]-[.C570]" office:value-type="float" office:value="0.0016575999999997" calcext:value-type="float">
            <text:p>0,0016576</text:p>
          </table:table-cell>
          <table:table-cell table:formula="of:=[.G570]-[.C570]" office:value-type="float" office:value="0.0016575999999997" calcext:value-type="float">
            <text:p>0,0016576</text:p>
          </table:table-cell>
          <table:table-cell table:formula="of:=[.J570]/[.I570]" office:value-type="float" office:value="1" calcext:value-type="float">
            <text:p>1</text:p>
          </table:table-cell>
          <table:table-cell table:formula="of:=[.D570]+[.H570]*[.K570]" office:value-type="float" office:value="-0.2500016" calcext:value-type="float">
            <text:p>-0,2500016</text:p>
          </table:table-cell>
        </table:table-row>
        <table:table-row table:style-name="ro1">
          <table:table-cell office:value-type="float" office:value="5.7094579" calcext:value-type="float">
            <text:p>5,7094579</text:p>
          </table:table-cell>
          <table:table-cell office:value-type="float" office:value="-0.7000016" calcext:value-type="float">
            <text:p>-0,7000016</text:p>
          </table:table-cell>
          <table:table-cell office:value-type="float" office:value="5.68" calcext:value-type="float">
            <text:p>5,68</text:p>
          </table:table-cell>
          <table:table-cell office:value-type="float" office:value="-0.3497878" calcext:value-type="float">
            <text:p>-0,34978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71]-[.E571]" office:value-type="float" office:value="5.7094579" calcext:value-type="float">
            <text:p>5,7094579</text:p>
          </table:table-cell>
          <table:table-cell table:formula="of:=[.B571]-[.D571]" office:value-type="float" office:value="-0.3502138" calcext:value-type="float">
            <text:p>-0,3502138</text:p>
          </table:table-cell>
          <table:table-cell table:formula="of:=[.A571]-[.C571]" office:value-type="float" office:value="0.0294579000000006" calcext:value-type="float">
            <text:p>0,0294579</text:p>
          </table:table-cell>
          <table:table-cell table:formula="of:=[.G571]-[.C571]" office:value-type="float" office:value="0.0294579000000006" calcext:value-type="float">
            <text:p>0,0294579</text:p>
          </table:table-cell>
          <table:table-cell table:formula="of:=[.J571]/[.I571]" office:value-type="float" office:value="1" calcext:value-type="float">
            <text:p>1</text:p>
          </table:table-cell>
          <table:table-cell table:formula="of:=[.D571]+[.H571]*[.K571]" office:value-type="float" office:value="-0.7000016" calcext:value-type="float">
            <text:p>-0,7000016</text:p>
          </table:table-cell>
        </table:table-row>
        <table:table-row table:style-name="ro1">
          <table:table-cell office:value-type="float" office:value="5.710962" calcext:value-type="float">
            <text:p>5,710962</text:p>
          </table:table-cell>
          <table:table-cell office:value-type="float" office:value="-0.7000016" calcext:value-type="float">
            <text:p>-0,7000016</text:p>
          </table:table-cell>
          <table:table-cell office:value-type="float" office:value="5.709" calcext:value-type="float">
            <text:p>5,709</text:p>
          </table:table-cell>
          <table:table-cell office:value-type="float" office:value="-1.050215" calcext:value-type="float">
            <text:p>-1,050215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7445209" calcext:value-type="float">
            <text:p>0,7445209</text:p>
          </table:table-cell>
          <table:table-cell table:formula="of:=[.A572]-[.E572]" office:value-type="float" office:value="5.71046075" calcext:value-type="float">
            <text:p>5,71046075</text:p>
          </table:table-cell>
          <table:table-cell table:formula="of:=[.B572]-[.D572]" office:value-type="float" office:value="0.3502134" calcext:value-type="float">
            <text:p>0,3502134</text:p>
          </table:table-cell>
          <table:table-cell table:formula="of:=[.A572]-[.C572]" office:value-type="float" office:value="0.00196200000000069" calcext:value-type="float">
            <text:p>0,001962</text:p>
          </table:table-cell>
          <table:table-cell table:formula="of:=[.G572]-[.C572]" office:value-type="float" office:value="0.00146075000000057" calcext:value-type="float">
            <text:p>0,00146075</text:p>
          </table:table-cell>
          <table:table-cell table:formula="of:=[.J572]/[.I572]" office:value-type="float" office:value="0.744520897043861" calcext:value-type="float">
            <text:p>0,744520897</text:p>
          </table:table-cell>
          <table:table-cell table:formula="of:=[.D572]+[.H572]*[.K572]" office:value-type="float" office:value="-0.78947380527522" calcext:value-type="float">
            <text:p>-0,7894738053</text:p>
          </table:table-cell>
        </table:table-row>
        <table:table-row table:style-name="ro1">
          <table:table-cell office:value-type="float" office:value="5.7129671" calcext:value-type="float">
            <text:p>5,7129671</text:p>
          </table:table-cell>
          <table:table-cell office:value-type="float" office:value="-0.7000016" calcext:value-type="float">
            <text:p>-0,7000016</text:p>
          </table:table-cell>
          <table:table-cell office:value-type="float" office:value="5.71" calcext:value-type="float">
            <text:p>5,71</text:p>
          </table:table-cell>
          <table:table-cell office:value-type="float" office:value="-0.43926" calcext:value-type="float">
            <text:p>-0,43926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831064" calcext:value-type="float">
            <text:p>0,831064</text:p>
          </table:table-cell>
          <table:table-cell table:formula="of:=[.A573]-[.E573]" office:value-type="float" office:value="5.71246585" calcext:value-type="float">
            <text:p>5,71246585</text:p>
          </table:table-cell>
          <table:table-cell table:formula="of:=[.B573]-[.D573]" office:value-type="float" office:value="-0.2607416" calcext:value-type="float">
            <text:p>-0,2607416</text:p>
          </table:table-cell>
          <table:table-cell table:formula="of:=[.A573]-[.C573]" office:value-type="float" office:value="0.00296710000000022" calcext:value-type="float">
            <text:p>0,0029671</text:p>
          </table:table-cell>
          <table:table-cell table:formula="of:=[.G573]-[.C573]" office:value-type="float" office:value="0.0024658500000001" calcext:value-type="float">
            <text:p>0,00246585</text:p>
          </table:table-cell>
          <table:table-cell table:formula="of:=[.J573]/[.I573]" office:value-type="float" office:value="0.831064001887337" calcext:value-type="float">
            <text:p>0,8310640019</text:p>
          </table:table-cell>
          <table:table-cell table:formula="of:=[.D573]+[.H573]*[.K573]" office:value-type="float" office:value="-0.655952957554507" calcext:value-type="float">
            <text:p>-0,6559529576</text:p>
          </table:table-cell>
        </table:table-row>
        <table:table-row table:style-name="ro1">
          <table:table-cell office:value-type="float" office:value="5.7134687" calcext:value-type="float">
            <text:p>5,7134687</text:p>
          </table:table-cell>
          <table:table-cell office:value-type="float" office:value="-0.7000016" calcext:value-type="float">
            <text:p>-0,7000016</text:p>
          </table:table-cell>
          <table:table-cell office:value-type="float" office:value="5.712" calcext:value-type="float">
            <text:p>5,712</text:p>
          </table:table-cell>
          <table:table-cell office:value-type="float" office:value="-0.9166945" calcext:value-type="float">
            <text:p>-0,91669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74]-[.E574]" office:value-type="float" office:value="5.7134687" calcext:value-type="float">
            <text:p>5,7134687</text:p>
          </table:table-cell>
          <table:table-cell table:formula="of:=[.B574]-[.D574]" office:value-type="float" office:value="0.2166929" calcext:value-type="float">
            <text:p>0,2166929</text:p>
          </table:table-cell>
          <table:table-cell table:formula="of:=[.A574]-[.C574]" office:value-type="float" office:value="0.00146870000000021" calcext:value-type="float">
            <text:p>0,0014687</text:p>
          </table:table-cell>
          <table:table-cell table:formula="of:=[.G574]-[.C574]" office:value-type="float" office:value="0.00146870000000021" calcext:value-type="float">
            <text:p>0,0014687</text:p>
          </table:table-cell>
          <table:table-cell table:formula="of:=[.J574]/[.I574]" office:value-type="float" office:value="1" calcext:value-type="float">
            <text:p>1</text:p>
          </table:table-cell>
          <table:table-cell table:formula="of:=[.D574]+[.H574]*[.K574]" office:value-type="float" office:value="-0.7000016" calcext:value-type="float">
            <text:p>-0,7000016</text:p>
          </table:table-cell>
        </table:table-row>
        <table:table-row table:style-name="ro1">
          <table:table-cell office:value-type="float" office:value="5.7144712" calcext:value-type="float">
            <text:p>5,7144712</text:p>
          </table:table-cell>
          <table:table-cell office:value-type="float" office:value="-0.7000016" calcext:value-type="float">
            <text:p>-0,7000016</text:p>
          </table:table-cell>
          <table:table-cell office:value-type="float" office:value="5.713" calcext:value-type="float">
            <text:p>5,713</text:p>
          </table:table-cell>
          <table:table-cell office:value-type="float" office:value="-0.4833087" calcext:value-type="float">
            <text:p>-0,4833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75]-[.E575]" office:value-type="float" office:value="5.7144712" calcext:value-type="float">
            <text:p>5,7144712</text:p>
          </table:table-cell>
          <table:table-cell table:formula="of:=[.B575]-[.D575]" office:value-type="float" office:value="-0.2166929" calcext:value-type="float">
            <text:p>-0,2166929</text:p>
          </table:table-cell>
          <table:table-cell table:formula="of:=[.A575]-[.C575]" office:value-type="float" office:value="0.00147120000000012" calcext:value-type="float">
            <text:p>0,0014712</text:p>
          </table:table-cell>
          <table:table-cell table:formula="of:=[.G575]-[.C575]" office:value-type="float" office:value="0.00147120000000012" calcext:value-type="float">
            <text:p>0,0014712</text:p>
          </table:table-cell>
          <table:table-cell table:formula="of:=[.J575]/[.I575]" office:value-type="float" office:value="1" calcext:value-type="float">
            <text:p>1</text:p>
          </table:table-cell>
          <table:table-cell table:formula="of:=[.D575]+[.H575]*[.K575]" office:value-type="float" office:value="-0.7000016" calcext:value-type="float">
            <text:p>-0,7000016</text:p>
          </table:table-cell>
        </table:table-row>
        <table:table-row table:style-name="ro1">
          <table:table-cell office:value-type="float" office:value="5.7149725" calcext:value-type="float">
            <text:p>5,7149725</text:p>
          </table:table-cell>
          <table:table-cell office:value-type="float" office:value="-0.7000016" calcext:value-type="float">
            <text:p>-0,7000016</text:p>
          </table:table-cell>
          <table:table-cell office:value-type="float" office:value="5.714" calcext:value-type="float">
            <text:p>5,714</text:p>
          </table:table-cell>
          <table:table-cell office:value-type="float" office:value="-0.9166945" calcext:value-type="float">
            <text:p>-0,9166945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422622" calcext:value-type="float">
            <text:p>0,7422622</text:p>
          </table:table-cell>
          <table:table-cell table:formula="of:=[.A576]-[.E576]" office:value-type="float" office:value="5.71472185" calcext:value-type="float">
            <text:p>5,71472185</text:p>
          </table:table-cell>
          <table:table-cell table:formula="of:=[.B576]-[.D576]" office:value-type="float" office:value="0.2166929" calcext:value-type="float">
            <text:p>0,2166929</text:p>
          </table:table-cell>
          <table:table-cell table:formula="of:=[.A576]-[.C576]" office:value-type="float" office:value="0.000972499999999599" calcext:value-type="float">
            <text:p>0,0009725</text:p>
          </table:table-cell>
          <table:table-cell table:formula="of:=[.G576]-[.C576]" office:value-type="float" office:value="0.000721849999999691" calcext:value-type="float">
            <text:p>0,00072185</text:p>
          </table:table-cell>
          <table:table-cell table:formula="of:=[.J576]/[.I576]" office:value-type="float" office:value="0.742262210796904" calcext:value-type="float">
            <text:p>0,7422622108</text:p>
          </table:table-cell>
          <table:table-cell table:formula="of:=[.D576]+[.H576]*[.K576]" office:value-type="float" office:value="-0.755851548982008" calcext:value-type="float">
            <text:p>-0,755851549</text:p>
          </table:table-cell>
        </table:table-row>
        <table:table-row table:style-name="ro1">
          <table:table-cell office:value-type="float" office:value="5.7419856" calcext:value-type="float">
            <text:p>5,7419856</text:p>
          </table:table-cell>
          <table:table-cell office:value-type="float" office:value="-1.150002" calcext:value-type="float">
            <text:p>-1,150002</text:p>
          </table:table-cell>
          <table:table-cell office:value-type="float" office:value="5.715" calcext:value-type="float">
            <text:p>5,715</text:p>
          </table:table-cell>
          <table:table-cell office:value-type="float" office:value="-0.5391586" calcext:value-type="float">
            <text:p>-0,5391586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07117" calcext:value-type="float">
            <text:p>0,9907117</text:p>
          </table:table-cell>
          <table:table-cell table:formula="of:=[.A577]-[.E577]" office:value-type="float" office:value="5.74173495" calcext:value-type="float">
            <text:p>5,74173495</text:p>
          </table:table-cell>
          <table:table-cell table:formula="of:=[.B577]-[.D577]" office:value-type="float" office:value="-0.6108434" calcext:value-type="float">
            <text:p>-0,6108434</text:p>
          </table:table-cell>
          <table:table-cell table:formula="of:=[.A577]-[.C577]" office:value-type="float" office:value="0.0269855999999997" calcext:value-type="float">
            <text:p>0,0269856</text:p>
          </table:table-cell>
          <table:table-cell table:formula="of:=[.G577]-[.C577]" office:value-type="float" office:value="0.0267349499999998" calcext:value-type="float">
            <text:p>0,02673495</text:p>
          </table:table-cell>
          <table:table-cell table:formula="of:=[.J577]/[.I577]" office:value-type="float" office:value="0.990711712913557" calcext:value-type="float">
            <text:p>0,9907117129</text:p>
          </table:table-cell>
          <table:table-cell table:formula="of:=[.D577]+[.H577]*[.K577]" office:value-type="float" office:value="-1.14432831113594" calcext:value-type="float">
            <text:p>-1,1443283111</text:p>
          </table:table-cell>
        </table:table-row>
        <table:table-row table:style-name="ro1">
          <table:table-cell office:value-type="float" office:value="5.7429879" calcext:value-type="float">
            <text:p>5,7429879</text:p>
          </table:table-cell>
          <table:table-cell office:value-type="float" office:value="-1.150002" calcext:value-type="float">
            <text:p>-1,150002</text:p>
          </table:table-cell>
          <table:table-cell office:value-type="float" office:value="5.742" calcext:value-type="float">
            <text:p>5,742</text:p>
          </table:table-cell>
          <table:table-cell office:value-type="float" office:value="-1.755171" calcext:value-type="float">
            <text:p>-1,755171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7464318" calcext:value-type="float">
            <text:p>0,7464318</text:p>
          </table:table-cell>
          <table:table-cell table:formula="of:=[.A578]-[.E578]" office:value-type="float" office:value="5.7427374" calcext:value-type="float">
            <text:p>5,7427374</text:p>
          </table:table-cell>
          <table:table-cell table:formula="of:=[.B578]-[.D578]" office:value-type="float" office:value="0.605169" calcext:value-type="float">
            <text:p>0,605169</text:p>
          </table:table-cell>
          <table:table-cell table:formula="of:=[.A578]-[.C578]" office:value-type="float" office:value="0.000987900000000153" calcext:value-type="float">
            <text:p>0,0009879</text:p>
          </table:table-cell>
          <table:table-cell table:formula="of:=[.G578]-[.C578]" office:value-type="float" office:value="0.000737400000000221" calcext:value-type="float">
            <text:p>0,0007374</text:p>
          </table:table-cell>
          <table:table-cell table:formula="of:=[.J578]/[.I578]" office:value-type="float" office:value="0.746431825083619" calcext:value-type="float">
            <text:p>0,7464318251</text:p>
          </table:table-cell>
          <table:table-cell table:formula="of:=[.D578]+[.H578]*[.K578]" office:value-type="float" office:value="-1.30345359884597" calcext:value-type="float">
            <text:p>-1,3034535988</text:p>
          </table:table-cell>
        </table:table-row>
        <table:table-row table:style-name="ro1">
          <table:table-cell office:value-type="float" office:value="5.7449935" calcext:value-type="float">
            <text:p>5,7449935</text:p>
          </table:table-cell>
          <table:table-cell office:value-type="float" office:value="-1.150002" calcext:value-type="float">
            <text:p>-1,150002</text:p>
          </table:table-cell>
          <table:table-cell office:value-type="float" office:value="5.743" calcext:value-type="float">
            <text:p>5,743</text:p>
          </table:table-cell>
          <table:table-cell office:value-type="float" office:value="-0.698284" calcext:value-type="float">
            <text:p>-0,698284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743416" calcext:value-type="float">
            <text:p>0,8743416</text:p>
          </table:table-cell>
          <table:table-cell table:formula="of:=[.A579]-[.E579]" office:value-type="float" office:value="5.744743" calcext:value-type="float">
            <text:p>5,744743</text:p>
          </table:table-cell>
          <table:table-cell table:formula="of:=[.B579]-[.D579]" office:value-type="float" office:value="-0.451718" calcext:value-type="float">
            <text:p>-0,451718</text:p>
          </table:table-cell>
          <table:table-cell table:formula="of:=[.A579]-[.C579]" office:value-type="float" office:value="0.00199349999999932" calcext:value-type="float">
            <text:p>0,0019935</text:p>
          </table:table-cell>
          <table:table-cell table:formula="of:=[.G579]-[.C579]" office:value-type="float" office:value="0.00174299999999938" calcext:value-type="float">
            <text:p>0,001743</text:p>
          </table:table-cell>
          <table:table-cell table:formula="of:=[.J579]/[.I579]" office:value-type="float" office:value="0.874341610233249" calcext:value-type="float">
            <text:p>0,8743416102</text:p>
          </table:table-cell>
          <table:table-cell table:formula="of:=[.D579]+[.H579]*[.K579]" office:value-type="float" office:value="-1.09323984349134" calcext:value-type="float">
            <text:p>-1,0932398435</text:p>
          </table:table-cell>
        </table:table-row>
        <table:table-row table:style-name="ro1">
          <table:table-cell office:value-type="float" office:value="5.7464971" calcext:value-type="float">
            <text:p>5,7464971</text:p>
          </table:table-cell>
          <table:table-cell office:value-type="float" office:value="-1.150002" calcext:value-type="float">
            <text:p>-1,150002</text:p>
          </table:table-cell>
          <table:table-cell office:value-type="float" office:value="5.745" calcext:value-type="float">
            <text:p>5,745</text:p>
          </table:table-cell>
          <table:table-cell office:value-type="float" office:value="-1.544957" calcext:value-type="float">
            <text:p>-1,544957</text:p>
          </table:table-cell>
          <table:table-cell office:value-type="float" office:value="0.0007518" calcext:value-type="float">
            <text:p>0,0007518</text:p>
          </table:table-cell>
          <table:table-cell office:value-type="float" office:value="0.4978291" calcext:value-type="float">
            <text:p>0,4978291</text:p>
          </table:table-cell>
          <table:table-cell table:formula="of:=[.A580]-[.E580]" office:value-type="float" office:value="5.7457453" calcext:value-type="float">
            <text:p>5,7457453</text:p>
          </table:table-cell>
          <table:table-cell table:formula="of:=[.B580]-[.D580]" office:value-type="float" office:value="0.394955" calcext:value-type="float">
            <text:p>0,394955</text:p>
          </table:table-cell>
          <table:table-cell table:formula="of:=[.A580]-[.C580]" office:value-type="float" office:value="0.00149709999999992" calcext:value-type="float">
            <text:p>0,0014971</text:p>
          </table:table-cell>
          <table:table-cell table:formula="of:=[.G580]-[.C580]" office:value-type="float" office:value="0.000745300000000171" calcext:value-type="float">
            <text:p>0,0007453</text:p>
          </table:table-cell>
          <table:table-cell table:formula="of:=[.J580]/[.I580]" office:value-type="float" office:value="0.49782913633038" calcext:value-type="float">
            <text:p>0,4978291363</text:p>
          </table:table-cell>
          <table:table-cell table:formula="of:=[.D580]+[.H580]*[.K580]" office:value-type="float" office:value="-1.34833689346063" calcext:value-type="float">
            <text:p>-1,3483368935</text:p>
          </table:table-cell>
        </table:table-row>
        <table:table-row table:style-name="ro1">
          <table:table-cell office:value-type="float" office:value="5.7469986" calcext:value-type="float">
            <text:p>5,7469986</text:p>
          </table:table-cell>
          <table:table-cell office:value-type="float" office:value="-1.150002" calcext:value-type="float">
            <text:p>-1,150002</text:p>
          </table:table-cell>
          <table:table-cell office:value-type="float" office:value="5.746" calcext:value-type="float">
            <text:p>5,746</text:p>
          </table:table-cell>
          <table:table-cell office:value-type="float" office:value="-0.9533812" calcext:value-type="float">
            <text:p>-0,9533812</text:p>
          </table:table-cell>
          <table:table-cell office:value-type="float" office:value="0.0007518" calcext:value-type="float">
            <text:p>0,0007518</text:p>
          </table:table-cell>
          <table:table-cell office:value-type="float" office:value="0.247146" calcext:value-type="float">
            <text:p>0,247146</text:p>
          </table:table-cell>
          <table:table-cell table:formula="of:=[.A581]-[.E581]" office:value-type="float" office:value="5.7462468" calcext:value-type="float">
            <text:p>5,7462468</text:p>
          </table:table-cell>
          <table:table-cell table:formula="of:=[.B581]-[.D581]" office:value-type="float" office:value="-0.1966208" calcext:value-type="float">
            <text:p>-0,1966208</text:p>
          </table:table-cell>
          <table:table-cell table:formula="of:=[.A581]-[.C581]" office:value-type="float" office:value="0.000998599999999072" calcext:value-type="float">
            <text:p>0,0009986</text:p>
          </table:table-cell>
          <table:table-cell table:formula="of:=[.G581]-[.C581]" office:value-type="float" office:value="0.000246799999999325" calcext:value-type="float">
            <text:p>0,0002468</text:p>
          </table:table-cell>
          <table:table-cell table:formula="of:=[.J581]/[.I581]" office:value-type="float" office:value="0.247146004405723" calcext:value-type="float">
            <text:p>0,2471460044</text:p>
          </table:table-cell>
          <table:table-cell table:formula="of:=[.D581]+[.H581]*[.K581]" office:value-type="float" office:value="-1.00197524510306" calcext:value-type="float">
            <text:p>-1,0019752451</text:p>
          </table:table-cell>
        </table:table-row>
        <table:table-row table:style-name="ro1">
          <table:table-cell office:value-type="float" office:value="5.7475007" calcext:value-type="float">
            <text:p>5,7475007</text:p>
          </table:table-cell>
          <table:table-cell office:value-type="float" office:value="-1.150002" calcext:value-type="float">
            <text:p>-1,150002</text:p>
          </table:table-cell>
          <table:table-cell office:value-type="float" office:value="5.746" calcext:value-type="float">
            <text:p>5,746</text:p>
          </table:table-cell>
          <table:table-cell office:value-type="float" office:value="-1.198595" calcext:value-type="float">
            <text:p>-1,1985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82]-[.E582]" office:value-type="float" office:value="5.7475007" calcext:value-type="float">
            <text:p>5,7475007</text:p>
          </table:table-cell>
          <table:table-cell table:formula="of:=[.B582]-[.D582]" office:value-type="float" office:value="0.0485930000000001" calcext:value-type="float">
            <text:p>0,048593</text:p>
          </table:table-cell>
          <table:table-cell table:formula="of:=[.A582]-[.C582]" office:value-type="float" office:value="0.00150069999999936" calcext:value-type="float">
            <text:p>0,0015007</text:p>
          </table:table-cell>
          <table:table-cell table:formula="of:=[.G582]-[.C582]" office:value-type="float" office:value="0.00150069999999936" calcext:value-type="float">
            <text:p>0,0015007</text:p>
          </table:table-cell>
          <table:table-cell table:formula="of:=[.J582]/[.I582]" office:value-type="float" office:value="1" calcext:value-type="float">
            <text:p>1</text:p>
          </table:table-cell>
          <table:table-cell table:formula="of:=[.D582]+[.H582]*[.K582]" office:value-type="float" office:value="-1.150002" calcext:value-type="float">
            <text:p>-1,150002</text:p>
          </table:table-cell>
        </table:table-row>
        <table:table-row table:style-name="ro1">
          <table:table-cell office:value-type="float" office:value="5.7775828" calcext:value-type="float">
            <text:p>5,7775828</text:p>
          </table:table-cell>
          <table:table-cell office:value-type="float" office:value="-1.600001" calcext:value-type="float">
            <text:p>-1,600001</text:p>
          </table:table-cell>
          <table:table-cell office:value-type="float" office:value="5.748" calcext:value-type="float">
            <text:p>5,748</text:p>
          </table:table-cell>
          <table:table-cell office:value-type="float" office:value="-1.101408" calcext:value-type="float">
            <text:p>-1,1014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83]-[.E583]" office:value-type="float" office:value="5.7775828" calcext:value-type="float">
            <text:p>5,7775828</text:p>
          </table:table-cell>
          <table:table-cell table:formula="of:=[.B583]-[.D583]" office:value-type="float" office:value="-0.498593" calcext:value-type="float">
            <text:p>-0,498593</text:p>
          </table:table-cell>
          <table:table-cell table:formula="of:=[.A583]-[.C583]" office:value-type="float" office:value="0.0295828" calcext:value-type="float">
            <text:p>0,0295828</text:p>
          </table:table-cell>
          <table:table-cell table:formula="of:=[.G583]-[.C583]" office:value-type="float" office:value="0.0295828" calcext:value-type="float">
            <text:p>0,0295828</text:p>
          </table:table-cell>
          <table:table-cell table:formula="of:=[.J583]/[.I583]" office:value-type="float" office:value="1" calcext:value-type="float">
            <text:p>1</text:p>
          </table:table-cell>
          <table:table-cell table:formula="of:=[.D583]+[.H583]*[.K583]" office:value-type="float" office:value="-1.600001" calcext:value-type="float">
            <text:p>-1,600001</text:p>
          </table:table-cell>
        </table:table-row>
        <table:table-row table:style-name="ro1">
          <table:table-cell office:value-type="float" office:value="5.7785854" calcext:value-type="float">
            <text:p>5,7785854</text:p>
          </table:table-cell>
          <table:table-cell office:value-type="float" office:value="-1.600001" calcext:value-type="float">
            <text:p>-1,600001</text:p>
          </table:table-cell>
          <table:table-cell office:value-type="float" office:value="5.778" calcext:value-type="float">
            <text:p>5,778</text:p>
          </table:table-cell>
          <table:table-cell office:value-type="float" office:value="-2.098595" calcext:value-type="float">
            <text:p>-2,098595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571575" calcext:value-type="float">
            <text:p>0,571575</text:p>
          </table:table-cell>
          <table:table-cell table:formula="of:=[.A584]-[.E584]" office:value-type="float" office:value="5.7783346" calcext:value-type="float">
            <text:p>5,7783346</text:p>
          </table:table-cell>
          <table:table-cell table:formula="of:=[.B584]-[.D584]" office:value-type="float" office:value="0.498594" calcext:value-type="float">
            <text:p>0,498594</text:p>
          </table:table-cell>
          <table:table-cell table:formula="of:=[.A584]-[.C584]" office:value-type="float" office:value="0.000585399999999403" calcext:value-type="float">
            <text:p>0,0005854</text:p>
          </table:table-cell>
          <table:table-cell table:formula="of:=[.G584]-[.C584]" office:value-type="float" office:value="0.000334599999999519" calcext:value-type="float">
            <text:p>0,0003346</text:p>
          </table:table-cell>
          <table:table-cell table:formula="of:=[.J584]/[.I584]" office:value-type="float" office:value="0.571574991458592" calcext:value-type="float">
            <text:p>0,5715749915</text:p>
          </table:table-cell>
          <table:table-cell table:formula="of:=[.D584]+[.H584]*[.K584]" office:value-type="float" office:value="-1.81361113870869" calcext:value-type="float">
            <text:p>-1,8136111387</text:p>
          </table:table-cell>
        </table:table-row>
        <table:table-row table:style-name="ro1">
          <table:table-cell office:value-type="float" office:value="5.7805907" calcext:value-type="float">
            <text:p>5,7805907</text:p>
          </table:table-cell>
          <table:table-cell office:value-type="float" office:value="-1.600001" calcext:value-type="float">
            <text:p>-1,600001</text:p>
          </table:table-cell>
          <table:table-cell office:value-type="float" office:value="5.778" calcext:value-type="float">
            <text:p>5,778</text:p>
          </table:table-cell>
          <table:table-cell office:value-type="float" office:value="-1.315018" calcext:value-type="float">
            <text:p>-1,315018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9031922" calcext:value-type="float">
            <text:p>0,9031922</text:p>
          </table:table-cell>
          <table:table-cell table:formula="of:=[.A585]-[.E585]" office:value-type="float" office:value="5.7803399" calcext:value-type="float">
            <text:p>5,7803399</text:p>
          </table:table-cell>
          <table:table-cell table:formula="of:=[.B585]-[.D585]" office:value-type="float" office:value="-0.284983" calcext:value-type="float">
            <text:p>-0,284983</text:p>
          </table:table-cell>
          <table:table-cell table:formula="of:=[.A585]-[.C585]" office:value-type="float" office:value="0.00259069999999983" calcext:value-type="float">
            <text:p>0,0025907</text:p>
          </table:table-cell>
          <table:table-cell table:formula="of:=[.G585]-[.C585]" office:value-type="float" office:value="0.00233989999999995" calcext:value-type="float">
            <text:p>0,0023399</text:p>
          </table:table-cell>
          <table:table-cell table:formula="of:=[.J585]/[.I585]" office:value-type="float" office:value="0.903192187439726" calcext:value-type="float">
            <text:p>0,9031921874</text:p>
          </table:table-cell>
          <table:table-cell table:formula="of:=[.D585]+[.H585]*[.K585]" office:value-type="float" office:value="-1.57241241915314" calcext:value-type="float">
            <text:p>-1,5724124192</text:p>
          </table:table-cell>
        </table:table-row>
        <table:table-row table:style-name="ro1">
          <table:table-cell office:value-type="float" office:value="5.7825958" calcext:value-type="float">
            <text:p>5,7825958</text:p>
          </table:table-cell>
          <table:table-cell office:value-type="float" office:value="-1.600001" calcext:value-type="float">
            <text:p>-1,600001</text:p>
          </table:table-cell>
          <table:table-cell office:value-type="float" office:value="5.78" calcext:value-type="float">
            <text:p>5,78</text:p>
          </table:table-cell>
          <table:table-cell office:value-type="float" office:value="-1.857397" calcext:value-type="float">
            <text:p>-1,857397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7103398" calcext:value-type="float">
            <text:p>0,7103398</text:p>
          </table:table-cell>
          <table:table-cell table:formula="of:=[.A586]-[.E586]" office:value-type="float" office:value="5.7818439" calcext:value-type="float">
            <text:p>5,7818439</text:p>
          </table:table-cell>
          <table:table-cell table:formula="of:=[.B586]-[.D586]" office:value-type="float" office:value="0.257396" calcext:value-type="float">
            <text:p>0,257396</text:p>
          </table:table-cell>
          <table:table-cell table:formula="of:=[.A586]-[.C586]" office:value-type="float" office:value="0.00259579999999993" calcext:value-type="float">
            <text:p>0,0025958</text:p>
          </table:table-cell>
          <table:table-cell table:formula="of:=[.G586]-[.C586]" office:value-type="float" office:value="0.0018438999999999" calcext:value-type="float">
            <text:p>0,0018439</text:p>
          </table:table-cell>
          <table:table-cell table:formula="of:=[.J586]/[.I586]" office:value-type="float" office:value="0.710339779644021" calcext:value-type="float">
            <text:p>0,7103397796</text:p>
          </table:table-cell>
          <table:table-cell table:formula="of:=[.D586]+[.H586]*[.K586]" office:value-type="float" office:value="-1.67455838207875" calcext:value-type="float">
            <text:p>-1,6745583821</text:p>
          </table:table-cell>
        </table:table-row>
        <table:table-row table:style-name="ro1">
          <table:table-cell office:value-type="float" office:value="5.7830974" calcext:value-type="float">
            <text:p>5,7830974</text:p>
          </table:table-cell>
          <table:table-cell office:value-type="float" office:value="-1.600001" calcext:value-type="float">
            <text:p>-1,600001</text:p>
          </table:table-cell>
          <table:table-cell office:value-type="float" office:value="5.782" calcext:value-type="float">
            <text:p>5,782</text:p>
          </table:table-cell>
          <table:table-cell office:value-type="float" office:value="-1.417163" calcext:value-type="float">
            <text:p>-1,417163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314835" calcext:value-type="float">
            <text:p>0,314835</text:p>
          </table:table-cell>
          <table:table-cell table:formula="of:=[.A587]-[.E587]" office:value-type="float" office:value="5.7823455" calcext:value-type="float">
            <text:p>5,7823455</text:p>
          </table:table-cell>
          <table:table-cell table:formula="of:=[.B587]-[.D587]" office:value-type="float" office:value="-0.182838" calcext:value-type="float">
            <text:p>-0,182838</text:p>
          </table:table-cell>
          <table:table-cell table:formula="of:=[.A587]-[.C587]" office:value-type="float" office:value="0.00109739999999992" calcext:value-type="float">
            <text:p>0,0010974</text:p>
          </table:table-cell>
          <table:table-cell table:formula="of:=[.G587]-[.C587]" office:value-type="float" office:value="0.000345499999999888" calcext:value-type="float">
            <text:p>0,0003455</text:p>
          </table:table-cell>
          <table:table-cell table:formula="of:=[.J587]/[.I587]" office:value-type="float" office:value="0.3148350646983" calcext:value-type="float">
            <text:p>0,3148350647</text:p>
          </table:table-cell>
          <table:table-cell table:formula="of:=[.D587]+[.H587]*[.K587]" office:value-type="float" office:value="-1.47472681355931" calcext:value-type="float">
            <text:p>-1,4747268136</text:p>
          </table:table-cell>
        </table:table-row>
        <table:table-row table:style-name="ro1">
          <table:table-cell office:value-type="float" office:value="5.7846017" calcext:value-type="float">
            <text:p>5,7846017</text:p>
          </table:table-cell>
          <table:table-cell office:value-type="float" office:value="-1.600001" calcext:value-type="float">
            <text:p>-1,600001</text:p>
          </table:table-cell>
          <table:table-cell office:value-type="float" office:value="5.782" calcext:value-type="float">
            <text:p>5,782</text:p>
          </table:table-cell>
          <table:table-cell office:value-type="float" office:value="-1.657565" calcext:value-type="float">
            <text:p>-1,657565</text:p>
          </table:table-cell>
          <table:table-cell office:value-type="float" office:value="0.00050155" calcext:value-type="float">
            <text:p>0,00050155</text:p>
          </table:table-cell>
          <table:table-cell office:value-type="float" office:value="0.8072222" calcext:value-type="float">
            <text:p>0,8072222</text:p>
          </table:table-cell>
          <table:table-cell table:formula="of:=[.A588]-[.E588]" office:value-type="float" office:value="5.78410015" calcext:value-type="float">
            <text:p>5,78410015</text:p>
          </table:table-cell>
          <table:table-cell table:formula="of:=[.B588]-[.D588]" office:value-type="float" office:value="0.057564" calcext:value-type="float">
            <text:p>0,057564</text:p>
          </table:table-cell>
          <table:table-cell table:formula="of:=[.A588]-[.C588]" office:value-type="float" office:value="0.0026016999999996" calcext:value-type="float">
            <text:p>0,0026017</text:p>
          </table:table-cell>
          <table:table-cell table:formula="of:=[.G588]-[.C588]" office:value-type="float" office:value="0.00210014999999952" calcext:value-type="float">
            <text:p>0,00210015</text:p>
          </table:table-cell>
          <table:table-cell table:formula="of:=[.J588]/[.I588]" office:value-type="float" office:value="0.807222200868605" calcext:value-type="float">
            <text:p>0,8072222009</text:p>
          </table:table-cell>
          <table:table-cell table:formula="of:=[.D588]+[.H588]*[.K588]" office:value-type="float" office:value="-1.6110980612292" calcext:value-type="float">
            <text:p>-1,6110980612</text:p>
          </table:table-cell>
        </table:table-row>
        <table:table-row table:style-name="ro1">
          <table:table-cell office:value-type="float" office:value="5.8101698" calcext:value-type="float">
            <text:p>5,8101698</text:p>
          </table:table-cell>
          <table:table-cell office:value-type="float" office:value="-2.050001" calcext:value-type="float">
            <text:p>-2,050001</text:p>
          </table:table-cell>
          <table:table-cell office:value-type="float" office:value="5.784" calcext:value-type="float">
            <text:p>5,784</text:p>
          </table:table-cell>
          <table:table-cell office:value-type="float" office:value="-1.553535" calcext:value-type="float">
            <text:p>-1,553535</text:p>
          </table:table-cell>
          <table:table-cell office:value-type="float" office:value="0.00050155" calcext:value-type="float">
            <text:p>0,00050155</text:p>
          </table:table-cell>
          <table:table-cell office:value-type="float" office:value="0.9808348" calcext:value-type="float">
            <text:p>0,9808348</text:p>
          </table:table-cell>
          <table:table-cell table:formula="of:=[.A589]-[.E589]" office:value-type="float" office:value="5.80966825" calcext:value-type="float">
            <text:p>5,80966825</text:p>
          </table:table-cell>
          <table:table-cell table:formula="of:=[.B589]-[.D589]" office:value-type="float" office:value="-0.496466" calcext:value-type="float">
            <text:p>-0,496466</text:p>
          </table:table-cell>
          <table:table-cell table:formula="of:=[.A589]-[.C589]" office:value-type="float" office:value="0.0261697999999999" calcext:value-type="float">
            <text:p>0,0261698</text:p>
          </table:table-cell>
          <table:table-cell table:formula="of:=[.G589]-[.C589]" office:value-type="float" office:value="0.0256682499999998" calcext:value-type="float">
            <text:p>0,02566825</text:p>
          </table:table-cell>
          <table:table-cell table:formula="of:=[.J589]/[.I589]" office:value-type="float" office:value="0.980834779020089" calcext:value-type="float">
            <text:p>0,980834779</text:p>
          </table:table-cell>
          <table:table-cell table:formula="of:=[.D589]+[.H589]*[.K589]" office:value-type="float" office:value="-2.04048611940099" calcext:value-type="float">
            <text:p>-2,0404861194</text:p>
          </table:table-cell>
        </table:table-row>
        <table:table-row table:style-name="ro1">
          <table:table-cell office:value-type="float" office:value="5.8111726" calcext:value-type="float">
            <text:p>5,8111726</text:p>
          </table:table-cell>
          <table:table-cell office:value-type="float" office:value="-2.050001" calcext:value-type="float">
            <text:p>-2,050001</text:p>
          </table:table-cell>
          <table:table-cell office:value-type="float" office:value="5.81" calcext:value-type="float">
            <text:p>5,81</text:p>
          </table:table-cell>
          <table:table-cell office:value-type="float" office:value="-2.536953" calcext:value-type="float">
            <text:p>-2,536953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7863722" calcext:value-type="float">
            <text:p>0,7863722</text:p>
          </table:table-cell>
          <table:table-cell table:formula="of:=[.A590]-[.E590]" office:value-type="float" office:value="5.8109221" calcext:value-type="float">
            <text:p>5,8109221</text:p>
          </table:table-cell>
          <table:table-cell table:formula="of:=[.B590]-[.D590]" office:value-type="float" office:value="0.486952" calcext:value-type="float">
            <text:p>0,486952</text:p>
          </table:table-cell>
          <table:table-cell table:formula="of:=[.A590]-[.C590]" office:value-type="float" office:value="0.00117259999999941" calcext:value-type="float">
            <text:p>0,0011726</text:p>
          </table:table-cell>
          <table:table-cell table:formula="of:=[.G590]-[.C590]" office:value-type="float" office:value="0.000922099999999482" calcext:value-type="float">
            <text:p>0,0009221</text:p>
          </table:table-cell>
          <table:table-cell table:formula="of:=[.J590]/[.I590]" office:value-type="float" office:value="0.786372164420897" calcext:value-type="float">
            <text:p>0,7863721644</text:p>
          </table:table-cell>
          <table:table-cell table:formula="of:=[.D590]+[.H590]*[.K590]" office:value-type="float" office:value="-2.15402750179092" calcext:value-type="float">
            <text:p>-2,1540275018</text:p>
          </table:table-cell>
        </table:table-row>
        <table:table-row table:style-name="ro1">
          <table:table-cell office:value-type="float" office:value="5.8324607" calcext:value-type="float">
            <text:p>5,8324607</text:p>
          </table:table-cell>
          <table:table-cell office:value-type="float" office:value="-2.350002" calcext:value-type="float">
            <text:p>-2,350002</text:p>
          </table:table-cell>
          <table:table-cell office:value-type="float" office:value="5.811" calcext:value-type="float">
            <text:p>5,811</text:p>
          </table:table-cell>
          <table:table-cell office:value-type="float" office:value="-1.667076" calcext:value-type="float">
            <text:p>-1,667076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9883275" calcext:value-type="float">
            <text:p>0,9883275</text:p>
          </table:table-cell>
          <table:table-cell table:formula="of:=[.A591]-[.E591]" office:value-type="float" office:value="5.8322102" calcext:value-type="float">
            <text:p>5,8322102</text:p>
          </table:table-cell>
          <table:table-cell table:formula="of:=[.B591]-[.D591]" office:value-type="float" office:value="-0.682926" calcext:value-type="float">
            <text:p>-0,682926</text:p>
          </table:table-cell>
          <table:table-cell table:formula="of:=[.A591]-[.C591]" office:value-type="float" office:value="0.0214607000000004" calcext:value-type="float">
            <text:p>0,0214607</text:p>
          </table:table-cell>
          <table:table-cell table:formula="of:=[.G591]-[.C591]" office:value-type="float" office:value="0.0212102000000005" calcext:value-type="float">
            <text:p>0,0212102</text:p>
          </table:table-cell>
          <table:table-cell table:formula="of:=[.J591]/[.I591]" office:value-type="float" office:value="0.988327500966887" calcext:value-type="float">
            <text:p>0,988327501</text:p>
          </table:table-cell>
          <table:table-cell table:formula="of:=[.D591]+[.H591]*[.K591]" office:value-type="float" office:value="-2.34203054692531" calcext:value-type="float">
            <text:p>-2,3420305469</text:p>
          </table:table-cell>
        </table:table-row>
        <table:table-row table:style-name="ro1">
          <table:table-cell office:value-type="float" office:value="5.832962" calcext:value-type="float">
            <text:p>5,832962</text:p>
          </table:table-cell>
          <table:table-cell office:value-type="float" office:value="-2.350002" calcext:value-type="float">
            <text:p>-2,350002</text:p>
          </table:table-cell>
          <table:table-cell office:value-type="float" office:value="5.832" calcext:value-type="float">
            <text:p>5,832</text:p>
          </table:table-cell>
          <table:table-cell office:value-type="float" office:value="-3.024956" calcext:value-type="float">
            <text:p>-3,024956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394491" calcext:value-type="float">
            <text:p>0,7394491</text:p>
          </table:table-cell>
          <table:table-cell table:formula="of:=[.A592]-[.E592]" office:value-type="float" office:value="5.83271135" calcext:value-type="float">
            <text:p>5,83271135</text:p>
          </table:table-cell>
          <table:table-cell table:formula="of:=[.B592]-[.D592]" office:value-type="float" office:value="0.674954" calcext:value-type="float">
            <text:p>0,674954</text:p>
          </table:table-cell>
          <table:table-cell table:formula="of:=[.A592]-[.C592]" office:value-type="float" office:value="0.000962000000000351" calcext:value-type="float">
            <text:p>0,000962</text:p>
          </table:table-cell>
          <table:table-cell table:formula="of:=[.G592]-[.C592]" office:value-type="float" office:value="0.000711350000000444" calcext:value-type="float">
            <text:p>0,00071135</text:p>
          </table:table-cell>
          <table:table-cell table:formula="of:=[.J592]/[.I592]" office:value-type="float" office:value="0.739449064449255" calcext:value-type="float">
            <text:p>0,7394490644</text:p>
          </table:table-cell>
          <table:table-cell table:formula="of:=[.D592]+[.H592]*[.K592]" office:value-type="float" office:value="-2.52586189615372" calcext:value-type="float">
            <text:p>-2,5258618962</text:p>
          </table:table-cell>
        </table:table-row>
        <table:table-row table:style-name="ro1">
          <table:table-cell office:value-type="float" office:value="5.8339645" calcext:value-type="float">
            <text:p>5,8339645</text:p>
          </table:table-cell>
          <table:table-cell office:value-type="float" office:value="-2.350002" calcext:value-type="float">
            <text:p>-2,350002</text:p>
          </table:table-cell>
          <table:table-cell office:value-type="float" office:value="5.833" calcext:value-type="float">
            <text:p>5,833</text:p>
          </table:table-cell>
          <table:table-cell office:value-type="float" office:value="-1.850907" calcext:value-type="float">
            <text:p>-1,850907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401244" calcext:value-type="float">
            <text:p>0,7401244</text:p>
          </table:table-cell>
          <table:table-cell table:formula="of:=[.A593]-[.E593]" office:value-type="float" office:value="5.83371385" calcext:value-type="float">
            <text:p>5,83371385</text:p>
          </table:table-cell>
          <table:table-cell table:formula="of:=[.B593]-[.D593]" office:value-type="float" office:value="-0.499095" calcext:value-type="float">
            <text:p>-0,499095</text:p>
          </table:table-cell>
          <table:table-cell table:formula="of:=[.A593]-[.C593]" office:value-type="float" office:value="0.000964500000000257" calcext:value-type="float">
            <text:p>0,0009645</text:p>
          </table:table-cell>
          <table:table-cell table:formula="of:=[.G593]-[.C593]" office:value-type="float" office:value="0.000713850000000349" calcext:value-type="float">
            <text:p>0,00071385</text:p>
          </table:table-cell>
          <table:table-cell table:formula="of:=[.J593]/[.I593]" office:value-type="float" office:value="0.740124416796432" calcext:value-type="float">
            <text:p>0,7401244168</text:p>
          </table:table-cell>
          <table:table-cell table:formula="of:=[.D593]+[.H593]*[.K593]" office:value-type="float" office:value="-2.22029939580102" calcext:value-type="float">
            <text:p>-2,2202993958</text:p>
          </table:table-cell>
        </table:table-row>
        <table:table-row table:style-name="ro1">
          <table:table-cell office:value-type="float" office:value="5.8439928" calcext:value-type="float">
            <text:p>5,8439928</text:p>
          </table:table-cell>
          <table:table-cell office:value-type="float" office:value="-2.500002" calcext:value-type="float">
            <text:p>-2,500002</text:p>
          </table:table-cell>
          <table:table-cell office:value-type="float" office:value="5.834" calcext:value-type="float">
            <text:p>5,834</text:p>
          </table:table-cell>
          <table:table-cell office:value-type="float" office:value="-2.719393" calcext:value-type="float">
            <text:p>-2,719393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749169" calcext:value-type="float">
            <text:p>0,9749169</text:p>
          </table:table-cell>
          <table:table-cell table:formula="of:=[.A594]-[.E594]" office:value-type="float" office:value="5.84374215" calcext:value-type="float">
            <text:p>5,84374215</text:p>
          </table:table-cell>
          <table:table-cell table:formula="of:=[.B594]-[.D594]" office:value-type="float" office:value="0.219391" calcext:value-type="float">
            <text:p>0,219391</text:p>
          </table:table-cell>
          <table:table-cell table:formula="of:=[.A594]-[.C594]" office:value-type="float" office:value="0.00999280000000002" calcext:value-type="float">
            <text:p>0,0099928</text:p>
          </table:table-cell>
          <table:table-cell table:formula="of:=[.G594]-[.C594]" office:value-type="float" office:value="0.00974215000000012" calcext:value-type="float">
            <text:p>0,00974215</text:p>
          </table:table-cell>
          <table:table-cell table:formula="of:=[.J594]/[.I594]" office:value-type="float" office:value="0.974916940196951" calcext:value-type="float">
            <text:p>0,9749169402</text:p>
          </table:table-cell>
          <table:table-cell table:formula="of:=[.D594]+[.H594]*[.K594]" office:value-type="float" office:value="-2.50550499757325" calcext:value-type="float">
            <text:p>-2,5055049976</text:p>
          </table:table-cell>
        </table:table-row>
        <table:table-row table:style-name="ro1">
          <table:table-cell office:value-type="float" office:value="5.8449956" calcext:value-type="float">
            <text:p>5,8449956</text:p>
          </table:table-cell>
          <table:table-cell office:value-type="float" office:value="-2.500002" calcext:value-type="float">
            <text:p>-2,500002</text:p>
          </table:table-cell>
          <table:table-cell office:value-type="float" office:value="5.844" calcext:value-type="float">
            <text:p>5,844</text:p>
          </table:table-cell>
          <table:table-cell office:value-type="float" office:value="-2.286113" calcext:value-type="float">
            <text:p>-2,286113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4963841" calcext:value-type="float">
            <text:p>0,4963841</text:p>
          </table:table-cell>
          <table:table-cell table:formula="of:=[.A595]-[.E595]" office:value-type="float" office:value="5.8444942" calcext:value-type="float">
            <text:p>5,8444942</text:p>
          </table:table-cell>
          <table:table-cell table:formula="of:=[.B595]-[.D595]" office:value-type="float" office:value="-0.213889" calcext:value-type="float">
            <text:p>-0,213889</text:p>
          </table:table-cell>
          <table:table-cell table:formula="of:=[.A595]-[.C595]" office:value-type="float" office:value="0.000995599999999541" calcext:value-type="float">
            <text:p>0,0009956</text:p>
          </table:table-cell>
          <table:table-cell table:formula="of:=[.G595]-[.C595]" office:value-type="float" office:value="0.000494199999999445" calcext:value-type="float">
            <text:p>0,0004942</text:p>
          </table:table-cell>
          <table:table-cell table:formula="of:=[.J595]/[.I595]" office:value-type="float" office:value="0.496384089995654" calcext:value-type="float">
            <text:p>0,49638409</text:p>
          </table:table-cell>
          <table:table-cell table:formula="of:=[.D595]+[.H595]*[.K595]" office:value-type="float" office:value="-2.39228409662508" calcext:value-type="float">
            <text:p>-2,3922840966</text:p>
          </table:table-cell>
        </table:table-row>
        <table:table-row table:style-name="ro1">
          <table:table-cell office:value-type="float" office:value="5.8470002" calcext:value-type="float">
            <text:p>5,8470002</text:p>
          </table:table-cell>
          <table:table-cell office:value-type="float" office:value="-2.500002" calcext:value-type="float">
            <text:p>-2,500002</text:p>
          </table:table-cell>
          <table:table-cell office:value-type="float" office:value="5.844" calcext:value-type="float">
            <text:p>5,844</text:p>
          </table:table-cell>
          <table:table-cell office:value-type="float" office:value="-2.606173" calcext:value-type="float">
            <text:p>-2,606173</text:p>
          </table:table-cell>
          <table:table-cell office:value-type="float" office:value="0.0007515" calcext:value-type="float">
            <text:p>0,0007515</text:p>
          </table:table-cell>
          <table:table-cell office:value-type="float" office:value="0.7495167" calcext:value-type="float">
            <text:p>0,7495167</text:p>
          </table:table-cell>
          <table:table-cell table:formula="of:=[.A596]-[.E596]" office:value-type="float" office:value="5.8462487" calcext:value-type="float">
            <text:p>5,8462487</text:p>
          </table:table-cell>
          <table:table-cell table:formula="of:=[.B596]-[.D596]" office:value-type="float" office:value="0.106171" calcext:value-type="float">
            <text:p>0,106171</text:p>
          </table:table-cell>
          <table:table-cell table:formula="of:=[.A596]-[.C596]" office:value-type="float" office:value="0.00300019999999979" calcext:value-type="float">
            <text:p>0,0030002</text:p>
          </table:table-cell>
          <table:table-cell table:formula="of:=[.G596]-[.C596]" office:value-type="float" office:value="0.00224869999999999" calcext:value-type="float">
            <text:p>0,0022487</text:p>
          </table:table-cell>
          <table:table-cell table:formula="of:=[.J596]/[.I596]" office:value-type="float" office:value="0.749516698886792" calcext:value-type="float">
            <text:p>0,7495166989</text:p>
          </table:table-cell>
          <table:table-cell table:formula="of:=[.D596]+[.H596]*[.K596]" office:value-type="float" office:value="-2.52659606256249" calcext:value-type="float">
            <text:p>-2,5265960626</text:p>
          </table:table-cell>
        </table:table-row>
        <table:table-row table:style-name="ro1">
          <table:table-cell office:value-type="float" office:value="5.8490066" calcext:value-type="float">
            <text:p>5,8490066</text:p>
          </table:table-cell>
          <table:table-cell office:value-type="float" office:value="-2.500002" calcext:value-type="float">
            <text:p>-2,500002</text:p>
          </table:table-cell>
          <table:table-cell office:value-type="float" office:value="5.846" calcext:value-type="float">
            <text:p>5,846</text:p>
          </table:table-cell>
          <table:table-cell office:value-type="float" office:value="-2.420425" calcext:value-type="float">
            <text:p>-2,420425</text:p>
          </table:table-cell>
          <table:table-cell office:value-type="float" office:value="0.0007523" calcext:value-type="float">
            <text:p>0,0007523</text:p>
          </table:table-cell>
          <table:table-cell office:value-type="float" office:value="0.7497838" calcext:value-type="float">
            <text:p>0,7497838</text:p>
          </table:table-cell>
          <table:table-cell table:formula="of:=[.A597]-[.E597]" office:value-type="float" office:value="5.8482543" calcext:value-type="float">
            <text:p>5,8482543</text:p>
          </table:table-cell>
          <table:table-cell table:formula="of:=[.B597]-[.D597]" office:value-type="float" office:value="-0.079577" calcext:value-type="float">
            <text:p>-0,079577</text:p>
          </table:table-cell>
          <table:table-cell table:formula="of:=[.A597]-[.C597]" office:value-type="float" office:value="0.00300659999999997" calcext:value-type="float">
            <text:p>0,0030066</text:p>
          </table:table-cell>
          <table:table-cell table:formula="of:=[.G597]-[.C597]" office:value-type="float" office:value="0.00225429999999971" calcext:value-type="float">
            <text:p>0,0022543</text:p>
          </table:table-cell>
          <table:table-cell table:formula="of:=[.J597]/[.I597]" office:value-type="float" office:value="0.749783808953546" calcext:value-type="float">
            <text:p>0,749783809</text:p>
          </table:table-cell>
          <table:table-cell table:formula="of:=[.D597]+[.H597]*[.K597]" office:value-type="float" office:value="-2.4800905461651" calcext:value-type="float">
            <text:p>-2,4800905462</text:p>
          </table:table-cell>
        </table:table-row>
        <table:table-row table:style-name="ro1">
          <table:table-cell office:value-type="float" office:value="5.8495074" calcext:value-type="float">
            <text:p>5,8495074</text:p>
          </table:table-cell>
          <table:table-cell office:value-type="float" office:value="-2.500002" calcext:value-type="float">
            <text:p>-2,500002</text:p>
          </table:table-cell>
          <table:table-cell office:value-type="float" office:value="5.848" calcext:value-type="float">
            <text:p>5,848</text:p>
          </table:table-cell>
          <table:table-cell office:value-type="float" office:value="-2.559667" calcext:value-type="float">
            <text:p>-2,559667</text:p>
          </table:table-cell>
          <table:table-cell office:value-type="float" office:value="0.0007523" calcext:value-type="float">
            <text:p>0,0007523</text:p>
          </table:table-cell>
          <table:table-cell office:value-type="float" office:value="0.5009288" calcext:value-type="float">
            <text:p>0,5009288</text:p>
          </table:table-cell>
          <table:table-cell table:formula="of:=[.A598]-[.E598]" office:value-type="float" office:value="5.8487551" calcext:value-type="float">
            <text:p>5,8487551</text:p>
          </table:table-cell>
          <table:table-cell table:formula="of:=[.B598]-[.D598]" office:value-type="float" office:value="0.0596650000000003" calcext:value-type="float">
            <text:p>0,059665</text:p>
          </table:table-cell>
          <table:table-cell table:formula="of:=[.A598]-[.C598]" office:value-type="float" office:value="0.00150740000000038" calcext:value-type="float">
            <text:p>0,0015074</text:p>
          </table:table-cell>
          <table:table-cell table:formula="of:=[.G598]-[.C598]" office:value-type="float" office:value="0.00075510000000012" calcext:value-type="float">
            <text:p>0,0007551</text:p>
          </table:table-cell>
          <table:table-cell table:formula="of:=[.J598]/[.I598]" office:value-type="float" office:value="0.500928751492589" calcext:value-type="float">
            <text:p>0,5009287515</text:p>
          </table:table-cell>
          <table:table-cell table:formula="of:=[.D598]+[.H598]*[.K598]" office:value-type="float" office:value="-2.52977908604219" calcext:value-type="float">
            <text:p>-2,529779086</text:p>
          </table:table-cell>
        </table:table-row>
        <table:table-row table:style-name="ro1">
          <table:table-cell office:value-type="float" office:value="5.8500087" calcext:value-type="float">
            <text:p>5,8500087</text:p>
          </table:table-cell>
          <table:table-cell office:value-type="float" office:value="-2.500002" calcext:value-type="float">
            <text:p>-2,500002</text:p>
          </table:table-cell>
          <table:table-cell office:value-type="float" office:value="5.849" calcext:value-type="float">
            <text:p>5,849</text:p>
          </table:table-cell>
          <table:table-cell office:value-type="float" office:value="-2.470114" calcext:value-type="float">
            <text:p>-2,4701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99]-[.E599]" office:value-type="float" office:value="5.8500087" calcext:value-type="float">
            <text:p>5,8500087</text:p>
          </table:table-cell>
          <table:table-cell table:formula="of:=[.B599]-[.D599]" office:value-type="float" office:value="-0.0298879999999997" calcext:value-type="float">
            <text:p>-0,029888</text:p>
          </table:table-cell>
          <table:table-cell table:formula="of:=[.A599]-[.C599]" office:value-type="float" office:value="0.00100869999999986" calcext:value-type="float">
            <text:p>0,0010087</text:p>
          </table:table-cell>
          <table:table-cell table:formula="of:=[.G599]-[.C599]" office:value-type="float" office:value="0.00100869999999986" calcext:value-type="float">
            <text:p>0,0010087</text:p>
          </table:table-cell>
          <table:table-cell table:formula="of:=[.J599]/[.I599]" office:value-type="float" office:value="1" calcext:value-type="float">
            <text:p>1</text:p>
          </table:table-cell>
          <table:table-cell table:formula="of:=[.D599]+[.H599]*[.K599]" office:value-type="float" office:value="-2.500002" calcext:value-type="float">
            <text:p>-2,500002</text:p>
          </table:table-cell>
        </table:table-row>
        <table:table-row table:style-name="ro1">
          <table:table-cell office:value-type="float" office:value="5.8510115" calcext:value-type="float">
            <text:p>5,8510115</text:p>
          </table:table-cell>
          <table:table-cell office:value-type="float" office:value="-2.500002" calcext:value-type="float">
            <text:p>-2,500002</text:p>
          </table:table-cell>
          <table:table-cell office:value-type="float" office:value="5.85" calcext:value-type="float">
            <text:p>5,85</text:p>
          </table:table-cell>
          <table:table-cell office:value-type="float" office:value="-2.52989" calcext:value-type="float">
            <text:p>-2,529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600]-[.E600]" office:value-type="float" office:value="5.8510115" calcext:value-type="float">
            <text:p>5,8510115</text:p>
          </table:table-cell>
          <table:table-cell table:formula="of:=[.B600]-[.D600]" office:value-type="float" office:value="0.0298880000000001" calcext:value-type="float">
            <text:p>0,029888</text:p>
          </table:table-cell>
          <table:table-cell table:formula="of:=[.A600]-[.C600]" office:value-type="float" office:value="0.00101150000000061" calcext:value-type="float">
            <text:p>0,0010115</text:p>
          </table:table-cell>
          <table:table-cell table:formula="of:=[.G600]-[.C600]" office:value-type="float" office:value="0.00101150000000061" calcext:value-type="float">
            <text:p>0,0010115</text:p>
          </table:table-cell>
          <table:table-cell table:formula="of:=[.J600]/[.I600]" office:value-type="float" office:value="1" calcext:value-type="float">
            <text:p>1</text:p>
          </table:table-cell>
          <table:table-cell table:formula="of:=[.D600]+[.H600]*[.K600]" office:value-type="float" office:value="-2.500002" calcext:value-type="float">
            <text:p>-2,500002</text:p>
          </table:table-cell>
        </table:table-row>
        <table:table-row table:style-name="ro1">
          <table:table-cell office:value-type="float" office:value="5.8520145" calcext:value-type="float">
            <text:p>5,8520145</text:p>
          </table:table-cell>
          <table:table-cell office:value-type="float" office:value="-2.650002" calcext:value-type="float">
            <text:p>-2,650002</text:p>
          </table:table-cell>
          <table:table-cell office:value-type="float" office:value="5.851" calcext:value-type="float">
            <text:p>5,851</text:p>
          </table:table-cell>
          <table:table-cell office:value-type="float" office:value="-2.470114" calcext:value-type="float">
            <text:p>-2,4701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601]-[.E601]" office:value-type="float" office:value="5.8520145" calcext:value-type="float">
            <text:p>5,8520145</text:p>
          </table:table-cell>
          <table:table-cell table:formula="of:=[.B601]-[.D601]" office:value-type="float" office:value="-0.179888" calcext:value-type="float">
            <text:p>-0,179888</text:p>
          </table:table-cell>
          <table:table-cell table:formula="of:=[.A601]-[.C601]" office:value-type="float" office:value="0.00101450000000014" calcext:value-type="float">
            <text:p>0,0010145</text:p>
          </table:table-cell>
          <table:table-cell table:formula="of:=[.G601]-[.C601]" office:value-type="float" office:value="0.00101450000000014" calcext:value-type="float">
            <text:p>0,0010145</text:p>
          </table:table-cell>
          <table:table-cell table:formula="of:=[.J601]/[.I601]" office:value-type="float" office:value="1" calcext:value-type="float">
            <text:p>1</text:p>
          </table:table-cell>
          <table:table-cell table:formula="of:=[.D601]+[.H601]*[.K601]" office:value-type="float" office:value="-2.650002" calcext:value-type="float">
            <text:p>-2,650002</text:p>
          </table:table-cell>
        </table:table-row>
        <table:table-row table:style-name="ro1">
          <table:table-cell office:value-type="float" office:value="5.8804779" calcext:value-type="float">
            <text:p>5,8804779</text:p>
          </table:table-cell>
          <table:table-cell office:value-type="float" office:value="-2.950002" calcext:value-type="float">
            <text:p>-2,950002</text:p>
          </table:table-cell>
          <table:table-cell office:value-type="float" office:value="5.852" calcext:value-type="float">
            <text:p>5,852</text:p>
          </table:table-cell>
          <table:table-cell office:value-type="float" office:value="-2.82989" calcext:value-type="float">
            <text:p>-2,82989</text:p>
          </table:table-cell>
          <table:table-cell office:value-type="float" office:value="0.0010037" calcext:value-type="float">
            <text:p>0,0010037</text:p>
          </table:table-cell>
          <table:table-cell office:value-type="float" office:value="0.9647551" calcext:value-type="float">
            <text:p>0,9647551</text:p>
          </table:table-cell>
          <table:table-cell table:formula="of:=[.A602]-[.E602]" office:value-type="float" office:value="5.8794742" calcext:value-type="float">
            <text:p>5,8794742</text:p>
          </table:table-cell>
          <table:table-cell table:formula="of:=[.B602]-[.D602]" office:value-type="float" office:value="-0.120112" calcext:value-type="float">
            <text:p>-0,120112</text:p>
          </table:table-cell>
          <table:table-cell table:formula="of:=[.A602]-[.C602]" office:value-type="float" office:value="0.0284778999999995" calcext:value-type="float">
            <text:p>0,0284779</text:p>
          </table:table-cell>
          <table:table-cell table:formula="of:=[.G602]-[.C602]" office:value-type="float" office:value="0.0274741999999994" calcext:value-type="float">
            <text:p>0,0274742</text:p>
          </table:table-cell>
          <table:table-cell table:formula="of:=[.J602]/[.I602]" office:value-type="float" office:value="0.964755125904646" calcext:value-type="float">
            <text:p>0,9647551259</text:p>
          </table:table-cell>
          <table:table-cell table:formula="of:=[.D602]+[.H602]*[.K602]" office:value-type="float" office:value="-2.94576866768266" calcext:value-type="float">
            <text:p>-2,9457686677</text:p>
          </table:table-cell>
        </table:table-row>
        <table:table-row table:style-name="ro1">
          <table:table-cell office:value-type="float" office:value="5.8829845" calcext:value-type="float">
            <text:p>5,8829845</text:p>
          </table:table-cell>
          <table:table-cell office:value-type="float" office:value="-2.950002" calcext:value-type="float">
            <text:p>-2,950002</text:p>
          </table:table-cell>
          <table:table-cell office:value-type="float" office:value="5.879" calcext:value-type="float">
            <text:p>5,879</text:p>
          </table:table-cell>
          <table:table-cell office:value-type="float" office:value="-3.065881" calcext:value-type="float">
            <text:p>-3,065881</text:p>
          </table:table-cell>
          <table:table-cell office:value-type="float" office:value="0.0010037" calcext:value-type="float">
            <text:p>0,0010037</text:p>
          </table:table-cell>
          <table:table-cell office:value-type="float" office:value="0.7480989" calcext:value-type="float">
            <text:p>0,7480989</text:p>
          </table:table-cell>
          <table:table-cell table:formula="of:=[.A603]-[.E603]" office:value-type="float" office:value="5.8819808" calcext:value-type="float">
            <text:p>5,8819808</text:p>
          </table:table-cell>
          <table:table-cell table:formula="of:=[.B603]-[.D603]" office:value-type="float" office:value="0.115879" calcext:value-type="float">
            <text:p>0,115879</text:p>
          </table:table-cell>
          <table:table-cell table:formula="of:=[.A603]-[.C603]" office:value-type="float" office:value="0.0039845000000005" calcext:value-type="float">
            <text:p>0,0039845</text:p>
          </table:table-cell>
          <table:table-cell table:formula="of:=[.G603]-[.C603]" office:value-type="float" office:value="0.00298080000000045" calcext:value-type="float">
            <text:p>0,0029808</text:p>
          </table:table-cell>
          <table:table-cell table:formula="of:=[.J603]/[.I603]" office:value-type="float" office:value="0.748098883172311" calcext:value-type="float">
            <text:p>0,7480988832</text:p>
          </table:table-cell>
          <table:table-cell table:formula="of:=[.D603]+[.H603]*[.K603]" office:value-type="float" office:value="-2.97919204951688" calcext:value-type="float">
            <text:p>-2,9791920495</text:p>
          </table:table-cell>
        </table:table-row>
        <table:table-row table:style-name="ro1">
          <table:table-cell office:value-type="float" office:value="5.883987" calcext:value-type="float">
            <text:p>5,883987</text:p>
          </table:table-cell>
          <table:table-cell office:value-type="float" office:value="-2.950002" calcext:value-type="float">
            <text:p>-2,950002</text:p>
          </table:table-cell>
          <table:table-cell office:value-type="float" office:value="5.882" calcext:value-type="float">
            <text:p>5,882</text:p>
          </table:table-cell>
          <table:table-cell office:value-type="float" office:value="-2.863313" calcext:value-type="float">
            <text:p>-2,863313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739306" calcext:value-type="float">
            <text:p>0,8739306</text:p>
          </table:table-cell>
          <table:table-cell table:formula="of:=[.A604]-[.E604]" office:value-type="float" office:value="5.8837365" calcext:value-type="float">
            <text:p>5,8837365</text:p>
          </table:table-cell>
          <table:table-cell table:formula="of:=[.B604]-[.D604]" office:value-type="float" office:value="-0.0866890000000002" calcext:value-type="float">
            <text:p>-0,086689</text:p>
          </table:table-cell>
          <table:table-cell table:formula="of:=[.A604]-[.C604]" office:value-type="float" office:value="0.00198700000000063" calcext:value-type="float">
            <text:p>0,001987</text:p>
          </table:table-cell>
          <table:table-cell table:formula="of:=[.G604]-[.C604]" office:value-type="float" office:value="0.0017365000000007" calcext:value-type="float">
            <text:p>0,0017365</text:p>
          </table:table-cell>
          <table:table-cell table:formula="of:=[.J604]/[.I604]" office:value-type="float" office:value="0.873930548565751" calcext:value-type="float">
            <text:p>0,8739305486</text:p>
          </table:table-cell>
          <table:table-cell table:formula="of:=[.D604]+[.H604]*[.K604]" office:value-type="float" office:value="-2.93907316532462" calcext:value-type="float">
            <text:p>-2,9390731653</text:p>
          </table:table-cell>
        </table:table-row>
        <table:table-row table:style-name="ro1">
          <table:table-cell office:value-type="float" office:value="5.9120618" calcext:value-type="float">
            <text:p>5,9120618</text:p>
          </table:table-cell>
          <table:table-cell office:value-type="float" office:value="-3.400002" calcext:value-type="float">
            <text:p>-3,400002</text:p>
          </table:table-cell>
          <table:table-cell office:value-type="float" office:value="5.884" calcext:value-type="float">
            <text:p>5,884</text:p>
          </table:table-cell>
          <table:table-cell office:value-type="float" office:value="-3.025762" calcext:value-type="float">
            <text:p>-3,025762</text:p>
          </table:table-cell>
          <table:table-cell office:value-type="float" office:value="0.00050105" calcext:value-type="float">
            <text:p>0,00050105</text:p>
          </table:table-cell>
          <table:table-cell office:value-type="float" office:value="0.9821448" calcext:value-type="float">
            <text:p>0,9821448</text:p>
          </table:table-cell>
          <table:table-cell table:formula="of:=[.A605]-[.E605]" office:value-type="float" office:value="5.91156075" calcext:value-type="float">
            <text:p>5,91156075</text:p>
          </table:table-cell>
          <table:table-cell table:formula="of:=[.B605]-[.D605]" office:value-type="float" office:value="-0.37424" calcext:value-type="float">
            <text:p>-0,37424</text:p>
          </table:table-cell>
          <table:table-cell table:formula="of:=[.A605]-[.C605]" office:value-type="float" office:value="0.0280617999999997" calcext:value-type="float">
            <text:p>0,0280618</text:p>
          </table:table-cell>
          <table:table-cell table:formula="of:=[.G605]-[.C605]" office:value-type="float" office:value="0.0275607500000001" calcext:value-type="float">
            <text:p>0,02756075</text:p>
          </table:table-cell>
          <table:table-cell table:formula="of:=[.J605]/[.I605]" office:value-type="float" office:value="0.982144766194629" calcext:value-type="float">
            <text:p>0,9821447662</text:p>
          </table:table-cell>
          <table:table-cell table:formula="of:=[.D605]+[.H605]*[.K605]" office:value-type="float" office:value="-3.39331985730068" calcext:value-type="float">
            <text:p>-3,3933198573</text:p>
          </table:table-cell>
        </table:table-row>
        <table:table-row table:style-name="ro1">
          <table:table-cell office:value-type="float" office:value="5.9140676" calcext:value-type="float">
            <text:p>5,9140676</text:p>
          </table:table-cell>
          <table:table-cell office:value-type="float" office:value="-3.400002" calcext:value-type="float">
            <text:p>-3,400002</text:p>
          </table:table-cell>
          <table:table-cell office:value-type="float" office:value="5.912" calcext:value-type="float">
            <text:p>5,912</text:p>
          </table:table-cell>
          <table:table-cell office:value-type="float" office:value="-3.76756" calcext:value-type="float">
            <text:p>-3,76756</text:p>
          </table:table-cell>
          <table:table-cell office:value-type="float" office:value="0.00050105" calcext:value-type="float">
            <text:p>0,00050105</text:p>
          </table:table-cell>
          <table:table-cell office:value-type="float" office:value="0.7576659" calcext:value-type="float">
            <text:p>0,7576659</text:p>
          </table:table-cell>
          <table:table-cell table:formula="of:=[.A606]-[.E606]" office:value-type="float" office:value="5.91356655" calcext:value-type="float">
            <text:p>5,91356655</text:p>
          </table:table-cell>
          <table:table-cell table:formula="of:=[.B606]-[.D606]" office:value-type="float" office:value="0.367558" calcext:value-type="float">
            <text:p>0,367558</text:p>
          </table:table-cell>
          <table:table-cell table:formula="of:=[.A606]-[.C606]" office:value-type="float" office:value="0.00206760000000017" calcext:value-type="float">
            <text:p>0,0020676</text:p>
          </table:table-cell>
          <table:table-cell table:formula="of:=[.G606]-[.C606]" office:value-type="float" office:value="0.00156655000000061" calcext:value-type="float">
            <text:p>0,00156655</text:p>
          </table:table-cell>
          <table:table-cell table:formula="of:=[.J606]/[.I606]" office:value-type="float" office:value="0.757665892822829" calcext:value-type="float">
            <text:p>0,7576658928</text:p>
          </table:table-cell>
          <table:table-cell table:formula="of:=[.D606]+[.H606]*[.K606]" office:value-type="float" office:value="-3.48907383976583" calcext:value-type="float">
            <text:p>-3,4890738398</text:p>
          </table:table-cell>
        </table:table-row>
        <table:table-row table:style-name="ro1">
          <table:table-cell office:value-type="float" office:value="5.9155712" calcext:value-type="float">
            <text:p>5,9155712</text:p>
          </table:table-cell>
          <table:table-cell office:value-type="float" office:value="-3.400002" calcext:value-type="float">
            <text:p>-3,400002</text:p>
          </table:table-cell>
          <table:table-cell office:value-type="float" office:value="5.914" calcext:value-type="float">
            <text:p>5,914</text:p>
          </table:table-cell>
          <table:table-cell office:value-type="float" office:value="-3.121516" calcext:value-type="float">
            <text:p>-3,121516</text:p>
          </table:table-cell>
          <table:table-cell office:value-type="float" office:value="0.00050105" calcext:value-type="float">
            <text:p>0,00050105</text:p>
          </table:table-cell>
          <table:table-cell office:value-type="float" office:value="0.6811036" calcext:value-type="float">
            <text:p>0,6811036</text:p>
          </table:table-cell>
          <table:table-cell table:formula="of:=[.A607]-[.E607]" office:value-type="float" office:value="5.91507015" calcext:value-type="float">
            <text:p>5,91507015</text:p>
          </table:table-cell>
          <table:table-cell table:formula="of:=[.B607]-[.D607]" office:value-type="float" office:value="-0.278486" calcext:value-type="float">
            <text:p>-0,278486</text:p>
          </table:table-cell>
          <table:table-cell table:formula="of:=[.A607]-[.C607]" office:value-type="float" office:value="0.00157119999999988" calcext:value-type="float">
            <text:p>0,0015712</text:p>
          </table:table-cell>
          <table:table-cell table:formula="of:=[.G607]-[.C607]" office:value-type="float" office:value="0.00107015000000033" calcext:value-type="float">
            <text:p>0,00107015</text:p>
          </table:table-cell>
          <table:table-cell table:formula="of:=[.J607]/[.I607]" office:value-type="float" office:value="0.68110361507154" calcext:value-type="float">
            <text:p>0,6811036151</text:p>
          </table:table-cell>
          <table:table-cell table:formula="of:=[.D607]+[.H607]*[.K607]" office:value-type="float" office:value="-3.31119382134681" calcext:value-type="float">
            <text:p>-3,3111938213</text:p>
          </table:table-cell>
        </table:table-row>
        <table:table-row table:style-name="ro1">
          <table:table-cell office:value-type="float" office:value="5.9165745" calcext:value-type="float">
            <text:p>5,9165745</text:p>
          </table:table-cell>
          <table:table-cell office:value-type="float" office:value="-3.400002" calcext:value-type="float">
            <text:p>-3,400002</text:p>
          </table:table-cell>
          <table:table-cell office:value-type="float" office:value="5.915" calcext:value-type="float">
            <text:p>5,915</text:p>
          </table:table-cell>
          <table:table-cell office:value-type="float" office:value="-3.58968" calcext:value-type="float">
            <text:p>-3,58968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8406478" calcext:value-type="float">
            <text:p>0,8406478</text:p>
          </table:table-cell>
          <table:table-cell table:formula="of:=[.A608]-[.E608]" office:value-type="float" office:value="5.9163236" calcext:value-type="float">
            <text:p>5,9163236</text:p>
          </table:table-cell>
          <table:table-cell table:formula="of:=[.B608]-[.D608]" office:value-type="float" office:value="0.189678" calcext:value-type="float">
            <text:p>0,189678</text:p>
          </table:table-cell>
          <table:table-cell table:formula="of:=[.A608]-[.C608]" office:value-type="float" office:value="0.00157450000000026" calcext:value-type="float">
            <text:p>0,0015745</text:p>
          </table:table-cell>
          <table:table-cell table:formula="of:=[.G608]-[.C608]" office:value-type="float" office:value="0.00132360000000009" calcext:value-type="float">
            <text:p>0,0013236</text:p>
          </table:table-cell>
          <table:table-cell table:formula="of:=[.J608]/[.I608]" office:value-type="float" office:value="0.840647824706177" calcext:value-type="float">
            <text:p>0,8406478247</text:p>
          </table:table-cell>
          <table:table-cell table:formula="of:=[.D608]+[.H608]*[.K608]" office:value-type="float" office:value="-3.43022760190538" calcext:value-type="float">
            <text:p>-3,4302276019</text:p>
          </table:table-cell>
        </table:table-row>
        <table:table-row table:style-name="ro1">
          <table:table-cell office:value-type="float" office:value="5.9170755" calcext:value-type="float">
            <text:p>5,9170755</text:p>
          </table:table-cell>
          <table:table-cell office:value-type="float" office:value="-3.400002" calcext:value-type="float">
            <text:p>-3,400002</text:p>
          </table:table-cell>
          <table:table-cell office:value-type="float" office:value="5.916" calcext:value-type="float">
            <text:p>5,916</text:p>
          </table:table-cell>
          <table:table-cell office:value-type="float" office:value="-3.24055" calcext:value-type="float">
            <text:p>-3,240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609]-[.E609]" office:value-type="float" office:value="5.9170755" calcext:value-type="float">
            <text:p>5,9170755</text:p>
          </table:table-cell>
          <table:table-cell table:formula="of:=[.B609]-[.D609]" office:value-type="float" office:value="-0.159452" calcext:value-type="float">
            <text:p>-0,159452</text:p>
          </table:table-cell>
          <table:table-cell table:formula="of:=[.A609]-[.C609]" office:value-type="float" office:value="0.00107549999999979" calcext:value-type="float">
            <text:p>0,0010755</text:p>
          </table:table-cell>
          <table:table-cell table:formula="of:=[.G609]-[.C609]" office:value-type="float" office:value="0.00107549999999979" calcext:value-type="float">
            <text:p>0,0010755</text:p>
          </table:table-cell>
          <table:table-cell table:formula="of:=[.J609]/[.I609]" office:value-type="float" office:value="1" calcext:value-type="float">
            <text:p>1</text:p>
          </table:table-cell>
          <table:table-cell table:formula="of:=[.D609]+[.H609]*[.K609]" office:value-type="float" office:value="-3.400002" calcext:value-type="float">
            <text:p>-3,400002</text:p>
          </table:table-cell>
        </table:table-row>
        <table:table-row table:style-name="ro1">
          <table:table-cell office:value-type="float" office:value="5.9469454" calcext:value-type="float">
            <text:p>5,9469454</text:p>
          </table:table-cell>
          <table:table-cell office:value-type="float" office:value="-3.850003" calcext:value-type="float">
            <text:p>-3,850003</text:p>
          </table:table-cell>
          <table:table-cell office:value-type="float" office:value="5.917" calcext:value-type="float">
            <text:p>5,917</text:p>
          </table:table-cell>
          <table:table-cell office:value-type="float" office:value="-3.559455" calcext:value-type="float">
            <text:p>-3,559455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9832646" calcext:value-type="float">
            <text:p>0,9832646</text:p>
          </table:table-cell>
          <table:table-cell table:formula="of:=[.A610]-[.E610]" office:value-type="float" office:value="5.94644425" calcext:value-type="float">
            <text:p>5,94644425</text:p>
          </table:table-cell>
          <table:table-cell table:formula="of:=[.B610]-[.D610]" office:value-type="float" office:value="-0.290548" calcext:value-type="float">
            <text:p>-0,290548</text:p>
          </table:table-cell>
          <table:table-cell table:formula="of:=[.A610]-[.C610]" office:value-type="float" office:value="0.0299453999999999" calcext:value-type="float">
            <text:p>0,0299454</text:p>
          </table:table-cell>
          <table:table-cell table:formula="of:=[.G610]-[.C610]" office:value-type="float" office:value="0.0294442500000001" calcext:value-type="float">
            <text:p>0,02944425</text:p>
          </table:table-cell>
          <table:table-cell table:formula="of:=[.J610]/[.I610]" office:value-type="float" office:value="0.983264541465472" calcext:value-type="float">
            <text:p>0,9832645415</text:p>
          </table:table-cell>
          <table:table-cell table:formula="of:=[.D610]+[.H610]*[.K610]" office:value-type="float" office:value="-3.84514054599371" calcext:value-type="float">
            <text:p>-3,845140546</text:p>
          </table:table-cell>
        </table:table-row>
        <table:table-row table:style-name="ro1">
          <table:table-cell office:value-type="float" office:value="5.9484494" calcext:value-type="float">
            <text:p>5,9484494</text:p>
          </table:table-cell>
          <table:table-cell office:value-type="float" office:value="-3.850003" calcext:value-type="float">
            <text:p>-3,850003</text:p>
          </table:table-cell>
          <table:table-cell office:value-type="float" office:value="5.946" calcext:value-type="float">
            <text:p>5,946</text:p>
          </table:table-cell>
          <table:table-cell office:value-type="float" office:value="-4.135688" calcext:value-type="float">
            <text:p>-4,135688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7953989" calcext:value-type="float">
            <text:p>0,7953989</text:p>
          </table:table-cell>
          <table:table-cell table:formula="of:=[.A611]-[.E611]" office:value-type="float" office:value="5.94794825" calcext:value-type="float">
            <text:p>5,94794825</text:p>
          </table:table-cell>
          <table:table-cell table:formula="of:=[.B611]-[.D611]" office:value-type="float" office:value="0.285685" calcext:value-type="float">
            <text:p>0,285685</text:p>
          </table:table-cell>
          <table:table-cell table:formula="of:=[.A611]-[.C611]" office:value-type="float" office:value="0.0024494000000006" calcext:value-type="float">
            <text:p>0,0024494</text:p>
          </table:table-cell>
          <table:table-cell table:formula="of:=[.G611]-[.C611]" office:value-type="float" office:value="0.00194825000000076" calcext:value-type="float">
            <text:p>0,00194825</text:p>
          </table:table-cell>
          <table:table-cell table:formula="of:=[.J611]/[.I611]" office:value-type="float" office:value="0.795398873193551" calcext:value-type="float">
            <text:p>0,7953988732</text:p>
          </table:table-cell>
          <table:table-cell table:formula="of:=[.D611]+[.H611]*[.K611]" office:value-type="float" office:value="-3.9084544729117" calcext:value-type="float">
            <text:p>-3,9084544729</text:p>
          </table:table-cell>
        </table:table-row>
        <table:table-row table:style-name="ro1">
          <table:table-cell office:value-type="float" office:value="5.9499533" calcext:value-type="float">
            <text:p>5,9499533</text:p>
          </table:table-cell>
          <table:table-cell office:value-type="float" office:value="-3.850003" calcext:value-type="float">
            <text:p>-3,850003</text:p>
          </table:table-cell>
          <table:table-cell office:value-type="float" office:value="5.948" calcext:value-type="float">
            <text:p>5,948</text:p>
          </table:table-cell>
          <table:table-cell office:value-type="float" office:value="-3.622769" calcext:value-type="float">
            <text:p>-3,622769</text:p>
          </table:table-cell>
          <table:table-cell office:value-type="float" office:value="0.00075195" calcext:value-type="float">
            <text:p>0,00075195</text:p>
          </table:table-cell>
          <table:table-cell office:value-type="float" office:value="0.6150361" calcext:value-type="float">
            <text:p>0,6150361</text:p>
          </table:table-cell>
          <table:table-cell table:formula="of:=[.A612]-[.E612]" office:value-type="float" office:value="5.94920135" calcext:value-type="float">
            <text:p>5,94920135</text:p>
          </table:table-cell>
          <table:table-cell table:formula="of:=[.B612]-[.D612]" office:value-type="float" office:value="-0.227234" calcext:value-type="float">
            <text:p>-0,227234</text:p>
          </table:table-cell>
          <table:table-cell table:formula="of:=[.A612]-[.C612]" office:value-type="float" office:value="0.00195329999999938" calcext:value-type="float">
            <text:p>0,0019533</text:p>
          </table:table-cell>
          <table:table-cell table:formula="of:=[.G612]-[.C612]" office:value-type="float" office:value="0.00120134999999966" calcext:value-type="float">
            <text:p>0,00120135</text:p>
          </table:table-cell>
          <table:table-cell table:formula="of:=[.J612]/[.I612]" office:value-type="float" office:value="0.615036092766107" calcext:value-type="float">
            <text:p>0,6150360928</text:p>
          </table:table-cell>
          <table:table-cell table:formula="of:=[.D612]+[.H612]*[.K612]" office:value-type="float" office:value="-3.76252611150361" calcext:value-type="float">
            <text:p>-3,7625261115</text:p>
          </table:table-cell>
        </table:table-row>
        <table:table-row table:style-name="ro1">
          <table:table-cell office:value-type="float" office:value="5.9504548" calcext:value-type="float">
            <text:p>5,9504548</text:p>
          </table:table-cell>
          <table:table-cell office:value-type="float" office:value="-3.850003" calcext:value-type="float">
            <text:p>-3,850003</text:p>
          </table:table-cell>
          <table:table-cell office:value-type="float" office:value="5.949" calcext:value-type="float">
            <text:p>5,949</text:p>
          </table:table-cell>
          <table:table-cell office:value-type="float" office:value="-3.989759" calcext:value-type="float">
            <text:p>-3,989759</text:p>
          </table:table-cell>
          <table:table-cell office:value-type="float" office:value="0.00075195" calcext:value-type="float">
            <text:p>0,00075195</text:p>
          </table:table-cell>
          <table:table-cell office:value-type="float" office:value="0.4831248" calcext:value-type="float">
            <text:p>0,4831248</text:p>
          </table:table-cell>
          <table:table-cell table:formula="of:=[.A613]-[.E613]" office:value-type="float" office:value="5.94970285" calcext:value-type="float">
            <text:p>5,94970285</text:p>
          </table:table-cell>
          <table:table-cell table:formula="of:=[.B613]-[.D613]" office:value-type="float" office:value="0.139756" calcext:value-type="float">
            <text:p>0,139756</text:p>
          </table:table-cell>
          <table:table-cell table:formula="of:=[.A613]-[.C613]" office:value-type="float" office:value="0.00145480000000031" calcext:value-type="float">
            <text:p>0,0014548</text:p>
          </table:table-cell>
          <table:table-cell table:formula="of:=[.G613]-[.C613]" office:value-type="float" office:value="0.000702850000000588" calcext:value-type="float">
            <text:p>0,00070285</text:p>
          </table:table-cell>
          <table:table-cell table:formula="of:=[.J613]/[.I613]" office:value-type="float" office:value="0.483124828155373" calcext:value-type="float">
            <text:p>0,4831248282</text:p>
          </table:table-cell>
          <table:table-cell table:formula="of:=[.D613]+[.H613]*[.K613]" office:value-type="float" office:value="-3.92223940651632" calcext:value-type="float">
            <text:p>-3,9222394065</text:p>
          </table:table-cell>
        </table:table-row>
        <table:table-row table:style-name="ro1">
          <table:table-cell office:value-type="float" office:value="5.9514576" calcext:value-type="float">
            <text:p>5,9514576</text:p>
          </table:table-cell>
          <table:table-cell office:value-type="float" office:value="-3.850003" calcext:value-type="float">
            <text:p>-3,850003</text:p>
          </table:table-cell>
          <table:table-cell office:value-type="float" office:value="5.95" calcext:value-type="float">
            <text:p>5,95</text:p>
          </table:table-cell>
          <table:table-cell office:value-type="float" office:value="-3.782482" calcext:value-type="float">
            <text:p>-3,782482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279706" calcext:value-type="float">
            <text:p>0,8279706</text:p>
          </table:table-cell>
          <table:table-cell table:formula="of:=[.A614]-[.E614]" office:value-type="float" office:value="5.95120685" calcext:value-type="float">
            <text:p>5,95120685</text:p>
          </table:table-cell>
          <table:table-cell table:formula="of:=[.B614]-[.D614]" office:value-type="float" office:value="-0.0675210000000002" calcext:value-type="float">
            <text:p>-0,067521</text:p>
          </table:table-cell>
          <table:table-cell table:formula="of:=[.A614]-[.C614]" office:value-type="float" office:value="0.00145759999999928" calcext:value-type="float">
            <text:p>0,0014576</text:p>
          </table:table-cell>
          <table:table-cell table:formula="of:=[.G614]-[.C614]" office:value-type="float" office:value="0.00120684999999909" calcext:value-type="float">
            <text:p>0,00120685</text:p>
          </table:table-cell>
          <table:table-cell table:formula="of:=[.J614]/[.I614]" office:value-type="float" office:value="0.827970636662794" calcext:value-type="float">
            <text:p>0,8279706367</text:p>
          </table:table-cell>
          <table:table-cell table:formula="of:=[.D614]+[.H614]*[.K614]" office:value-type="float" office:value="-3.83838740535811" calcext:value-type="float">
            <text:p>-3,8383874054</text:p>
          </table:table-cell>
        </table:table-row>
        <table:table-row table:style-name="ro1">
          <table:table-cell office:value-type="float" office:value="5.9519591" calcext:value-type="float">
            <text:p>5,9519591</text:p>
          </table:table-cell>
          <table:table-cell office:value-type="float" office:value="-3.850003" calcext:value-type="float">
            <text:p>-3,850003</text:p>
          </table:table-cell>
          <table:table-cell office:value-type="float" office:value="5.951" calcext:value-type="float">
            <text:p>5,951</text:p>
          </table:table-cell>
          <table:table-cell office:value-type="float" office:value="-3.905907" calcext:value-type="float">
            <text:p>-3,905907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738557" calcext:value-type="float">
            <text:p>0,738557</text:p>
          </table:table-cell>
          <table:table-cell table:formula="of:=[.A615]-[.E615]" office:value-type="float" office:value="5.95170835" calcext:value-type="float">
            <text:p>5,95170835</text:p>
          </table:table-cell>
          <table:table-cell table:formula="of:=[.B615]-[.D615]" office:value-type="float" office:value="0.055904" calcext:value-type="float">
            <text:p>0,055904</text:p>
          </table:table-cell>
          <table:table-cell table:formula="of:=[.A615]-[.C615]" office:value-type="float" office:value="0.000959099999999324" calcext:value-type="float">
            <text:p>0,0009591</text:p>
          </table:table-cell>
          <table:table-cell table:formula="of:=[.G615]-[.C615]" office:value-type="float" office:value="0.000708349999999136" calcext:value-type="float">
            <text:p>0,00070835</text:p>
          </table:table-cell>
          <table:table-cell table:formula="of:=[.J615]/[.I615]" office:value-type="float" office:value="0.738556980502174" calcext:value-type="float">
            <text:p>0,7385569805</text:p>
          </table:table-cell>
          <table:table-cell table:formula="of:=[.D615]+[.H615]*[.K615]" office:value-type="float" office:value="-3.86461871056201" calcext:value-type="float">
            <text:p>-3,8646187106</text:p>
          </table:table-cell>
        </table:table-row>
        <table:table-row table:style-name="ro1">
          <table:table-cell office:value-type="float" office:value="5.9524604" calcext:value-type="float">
            <text:p>5,9524604</text:p>
          </table:table-cell>
          <table:table-cell office:value-type="float" office:value="-4.000002" calcext:value-type="float">
            <text:p>-4,000002</text:p>
          </table:table-cell>
          <table:table-cell office:value-type="float" office:value="5.952" calcext:value-type="float">
            <text:p>5,952</text:p>
          </table:table-cell>
          <table:table-cell office:value-type="float" office:value="-3.808714" calcext:value-type="float">
            <text:p>-3,808714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4553649" calcext:value-type="float">
            <text:p>0,4553649</text:p>
          </table:table-cell>
          <table:table-cell table:formula="of:=[.A616]-[.E616]" office:value-type="float" office:value="5.95220965" calcext:value-type="float">
            <text:p>5,95220965</text:p>
          </table:table-cell>
          <table:table-cell table:formula="of:=[.B616]-[.D616]" office:value-type="float" office:value="-0.191288" calcext:value-type="float">
            <text:p>-0,191288</text:p>
          </table:table-cell>
          <table:table-cell table:formula="of:=[.A616]-[.C616]" office:value-type="float" office:value="0.000460399999999694" calcext:value-type="float">
            <text:p>0,0004604</text:p>
          </table:table-cell>
          <table:table-cell table:formula="of:=[.G616]-[.C616]" office:value-type="float" office:value="0.000209649999999506" calcext:value-type="float">
            <text:p>0,00020965</text:p>
          </table:table-cell>
          <table:table-cell table:formula="of:=[.J616]/[.I616]" office:value-type="float" office:value="0.45536490008611" calcext:value-type="float">
            <text:p>0,4553649001</text:p>
          </table:table-cell>
          <table:table-cell table:formula="of:=[.D616]+[.H616]*[.K616]" office:value-type="float" office:value="-3.89581984100767" calcext:value-type="float">
            <text:p>-3,895819841</text:p>
          </table:table-cell>
        </table:table-row>
        <table:table-row table:style-name="ro1">
          <table:table-cell office:value-type="float" office:value="5.9805379" calcext:value-type="float">
            <text:p>5,9805379</text:p>
          </table:table-cell>
          <table:table-cell office:value-type="float" office:value="-4.300003" calcext:value-type="float">
            <text:p>-4,300003</text:p>
          </table:table-cell>
          <table:table-cell office:value-type="float" office:value="5.952" calcext:value-type="float">
            <text:p>5,952</text:p>
          </table:table-cell>
          <table:table-cell office:value-type="float" office:value="-4.087109" calcext:value-type="float">
            <text:p>-4,087109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9824304" calcext:value-type="float">
            <text:p>0,9824304</text:p>
          </table:table-cell>
          <table:table-cell table:formula="of:=[.A617]-[.E617]" office:value-type="float" office:value="5.9800365" calcext:value-type="float">
            <text:p>5,9800365</text:p>
          </table:table-cell>
          <table:table-cell table:formula="of:=[.B617]-[.D617]" office:value-type="float" office:value="-0.212894" calcext:value-type="float">
            <text:p>-0,212894</text:p>
          </table:table-cell>
          <table:table-cell table:formula="of:=[.A617]-[.C617]" office:value-type="float" office:value="0.0285378999999999" calcext:value-type="float">
            <text:p>0,0285379</text:p>
          </table:table-cell>
          <table:table-cell table:formula="of:=[.G617]-[.C617]" office:value-type="float" office:value="0.0280364999999998" calcext:value-type="float">
            <text:p>0,0280365</text:p>
          </table:table-cell>
          <table:table-cell table:formula="of:=[.J617]/[.I617]" office:value-type="float" office:value="0.982430382053336" calcext:value-type="float">
            <text:p>0,9824303821</text:p>
          </table:table-cell>
          <table:table-cell table:formula="of:=[.D617]+[.H617]*[.K617]" office:value-type="float" office:value="-4.29626253375686" calcext:value-type="float">
            <text:p>-4,2962625338</text:p>
          </table:table-cell>
        </table:table-row>
        <table:table-row table:style-name="ro1">
          <table:table-cell office:value-type="float" office:value="5.982543" calcext:value-type="float">
            <text:p>5,982543</text:p>
          </table:table-cell>
          <table:table-cell office:value-type="float" office:value="-4.300003" calcext:value-type="float">
            <text:p>-4,300003</text:p>
          </table:table-cell>
          <table:table-cell office:value-type="float" office:value="5.98" calcext:value-type="float">
            <text:p>5,98</text:p>
          </table:table-cell>
          <table:table-cell office:value-type="float" office:value="-4.509156" calcext:value-type="float">
            <text:p>-4,509156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8028313" calcext:value-type="float">
            <text:p>0,8028313</text:p>
          </table:table-cell>
          <table:table-cell table:formula="of:=[.A618]-[.E618]" office:value-type="float" office:value="5.9820416" calcext:value-type="float">
            <text:p>5,9820416</text:p>
          </table:table-cell>
          <table:table-cell table:formula="of:=[.B618]-[.D618]" office:value-type="float" office:value="0.209153" calcext:value-type="float">
            <text:p>0,209153</text:p>
          </table:table-cell>
          <table:table-cell table:formula="of:=[.A618]-[.C618]" office:value-type="float" office:value="0.0025429999999993" calcext:value-type="float">
            <text:p>0,002543</text:p>
          </table:table-cell>
          <table:table-cell table:formula="of:=[.G618]-[.C618]" office:value-type="float" office:value="0.0020415999999992" calcext:value-type="float">
            <text:p>0,0020416</text:p>
          </table:table-cell>
          <table:table-cell table:formula="of:=[.J618]/[.I618]" office:value-type="float" office:value="0.802831301612176" calcext:value-type="float">
            <text:p>0,8028313016</text:p>
          </table:table-cell>
          <table:table-cell table:formula="of:=[.D618]+[.H618]*[.K618]" office:value-type="float" office:value="-4.34124142477391" calcext:value-type="float">
            <text:p>-4,3412414248</text:p>
          </table:table-cell>
        </table:table-row>
        <table:table-row table:style-name="ro1">
          <table:table-cell office:value-type="float" office:value="5.9845484" calcext:value-type="float">
            <text:p>5,9845484</text:p>
          </table:table-cell>
          <table:table-cell office:value-type="float" office:value="-4.300003" calcext:value-type="float">
            <text:p>-4,300003</text:p>
          </table:table-cell>
          <table:table-cell office:value-type="float" office:value="5.982" calcext:value-type="float">
            <text:p>5,982</text:p>
          </table:table-cell>
          <table:table-cell office:value-type="float" office:value="-4.132088" calcext:value-type="float">
            <text:p>-4,132088</text:p>
          </table:table-cell>
          <table:table-cell office:value-type="float" office:value="0.0007518" calcext:value-type="float">
            <text:p>0,0007518</text:p>
          </table:table-cell>
          <table:table-cell office:value-type="float" office:value="0.7049913" calcext:value-type="float">
            <text:p>0,7049913</text:p>
          </table:table-cell>
          <table:table-cell table:formula="of:=[.A619]-[.E619]" office:value-type="float" office:value="5.9837966" calcext:value-type="float">
            <text:p>5,9837966</text:p>
          </table:table-cell>
          <table:table-cell table:formula="of:=[.B619]-[.D619]" office:value-type="float" office:value="-0.167915000000001" calcext:value-type="float">
            <text:p>-0,167915</text:p>
          </table:table-cell>
          <table:table-cell table:formula="of:=[.A619]-[.C619]" office:value-type="float" office:value="0.00254839999999934" calcext:value-type="float">
            <text:p>0,0025484</text:p>
          </table:table-cell>
          <table:table-cell table:formula="of:=[.G619]-[.C619]" office:value-type="float" office:value="0.00179659999999959" calcext:value-type="float">
            <text:p>0,0017966</text:p>
          </table:table-cell>
          <table:table-cell table:formula="of:=[.J619]/[.I619]" office:value-type="float" office:value="0.704991367132341" calcext:value-type="float">
            <text:p>0,7049913671</text:p>
          </table:table-cell>
          <table:table-cell table:formula="of:=[.D619]+[.H619]*[.K619]" office:value-type="float" office:value="-4.25046662541203" calcext:value-type="float">
            <text:p>-4,2504666254</text:p>
          </table:table-cell>
        </table:table-row>
        <table:table-row table:style-name="ro1">
          <table:table-cell office:value-type="float" office:value="5.9850502" calcext:value-type="float">
            <text:p>5,9850502</text:p>
          </table:table-cell>
          <table:table-cell office:value-type="float" office:value="-4.300003" calcext:value-type="float">
            <text:p>-4,300003</text:p>
          </table:table-cell>
          <table:table-cell office:value-type="float" office:value="5.984" calcext:value-type="float">
            <text:p>5,984</text:p>
          </table:table-cell>
          <table:table-cell office:value-type="float" office:value="-4.418381" calcext:value-type="float">
            <text:p>-4,418381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7610931" calcext:value-type="float">
            <text:p>0,7610931</text:p>
          </table:table-cell>
          <table:table-cell table:formula="of:=[.A620]-[.E620]" office:value-type="float" office:value="5.9847993" calcext:value-type="float">
            <text:p>5,9847993</text:p>
          </table:table-cell>
          <table:table-cell table:formula="of:=[.B620]-[.D620]" office:value-type="float" office:value="0.118378" calcext:value-type="float">
            <text:p>0,118378</text:p>
          </table:table-cell>
          <table:table-cell table:formula="of:=[.A620]-[.C620]" office:value-type="float" office:value="0.00105019999999989" calcext:value-type="float">
            <text:p>0,0010502</text:p>
          </table:table-cell>
          <table:table-cell table:formula="of:=[.G620]-[.C620]" office:value-type="float" office:value="0.000799299999999725" calcext:value-type="float">
            <text:p>0,0007993</text:p>
          </table:table-cell>
          <table:table-cell table:formula="of:=[.J620]/[.I620]" office:value-type="float" office:value="0.761093125118843" calcext:value-type="float">
            <text:p>0,7610931251</text:p>
          </table:table-cell>
          <table:table-cell table:formula="of:=[.D620]+[.H620]*[.K620]" office:value-type="float" office:value="-4.32828431803468" calcext:value-type="float">
            <text:p>-4,328284318</text:p>
          </table:table-cell>
        </table:table-row>
        <table:table-row table:style-name="ro1">
          <table:table-cell office:value-type="float" office:value="5.9860532" calcext:value-type="float">
            <text:p>5,9860532</text:p>
          </table:table-cell>
          <table:table-cell office:value-type="float" office:value="-4.450003" calcext:value-type="float">
            <text:p>-4,450003</text:p>
          </table:table-cell>
          <table:table-cell office:value-type="float" office:value="5.985" calcext:value-type="float">
            <text:p>5,985</text:p>
          </table:table-cell>
          <table:table-cell office:value-type="float" office:value="-4.209906" calcext:value-type="float">
            <text:p>-4,2099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621]-[.E621]" office:value-type="float" office:value="5.9860532" calcext:value-type="float">
            <text:p>5,9860532</text:p>
          </table:table-cell>
          <table:table-cell table:formula="of:=[.B621]-[.D621]" office:value-type="float" office:value="-0.240097" calcext:value-type="float">
            <text:p>-0,240097</text:p>
          </table:table-cell>
          <table:table-cell table:formula="of:=[.A621]-[.C621]" office:value-type="float" office:value="0.00105319999999942" calcext:value-type="float">
            <text:p>0,0010532</text:p>
          </table:table-cell>
          <table:table-cell table:formula="of:=[.G621]-[.C621]" office:value-type="float" office:value="0.00105319999999942" calcext:value-type="float">
            <text:p>0,0010532</text:p>
          </table:table-cell>
          <table:table-cell table:formula="of:=[.J621]/[.I621]" office:value-type="float" office:value="1" calcext:value-type="float">
            <text:p>1</text:p>
          </table:table-cell>
          <table:table-cell table:formula="of:=[.D621]+[.H621]*[.K621]" office:value-type="float" office:value="-4.450003" calcext:value-type="float">
            <text:p>-4,450003</text:p>
          </table:table-cell>
        </table:table-row>
        <table:table-row table:style-name="ro1">
          <table:table-cell office:value-type="float" office:value="6.0149177" calcext:value-type="float">
            <text:p>6,0149177</text:p>
          </table:table-cell>
          <table:table-cell office:value-type="float" office:value="-4.750003" calcext:value-type="float">
            <text:p>-4,750003</text:p>
          </table:table-cell>
          <table:table-cell office:value-type="float" office:value="5.986" calcext:value-type="float">
            <text:p>5,986</text:p>
          </table:table-cell>
          <table:table-cell office:value-type="float" office:value="-4.6901" calcext:value-type="float">
            <text:p>-4,6901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9826663" calcext:value-type="float">
            <text:p>0,9826663</text:p>
          </table:table-cell>
          <table:table-cell table:formula="of:=[.A622]-[.E622]" office:value-type="float" office:value="6.01441645" calcext:value-type="float">
            <text:p>6,01441645</text:p>
          </table:table-cell>
          <table:table-cell table:formula="of:=[.B622]-[.D622]" office:value-type="float" office:value="-0.0599029999999994" calcext:value-type="float">
            <text:p>-0,059903</text:p>
          </table:table-cell>
          <table:table-cell table:formula="of:=[.A622]-[.C622]" office:value-type="float" office:value="0.0289177" calcext:value-type="float">
            <text:p>0,0289177</text:p>
          </table:table-cell>
          <table:table-cell table:formula="of:=[.G622]-[.C622]" office:value-type="float" office:value="0.0284164499999999" calcext:value-type="float">
            <text:p>0,02841645</text:p>
          </table:table-cell>
          <table:table-cell table:formula="of:=[.J622]/[.I622]" office:value-type="float" office:value="0.982666325468481" calcext:value-type="float">
            <text:p>0,9826663255</text:p>
          </table:table-cell>
          <table:table-cell table:formula="of:=[.D622]+[.H622]*[.K622]" office:value-type="float" office:value="-4.74896466089454" calcext:value-type="float">
            <text:p>-4,7489646609</text:p>
          </table:table-cell>
        </table:table-row>
        <table:table-row table:style-name="ro1">
          <table:table-cell office:value-type="float" office:value="6.0164223" calcext:value-type="float">
            <text:p>6,0164223</text:p>
          </table:table-cell>
          <table:table-cell office:value-type="float" office:value="-4.750003" calcext:value-type="float">
            <text:p>-4,750003</text:p>
          </table:table-cell>
          <table:table-cell office:value-type="float" office:value="6.014" calcext:value-type="float">
            <text:p>6,014</text:p>
          </table:table-cell>
          <table:table-cell office:value-type="float" office:value="-4.808867" calcext:value-type="float">
            <text:p>-4,808867</text:p>
          </table:table-cell>
          <table:table-cell office:value-type="float" office:value="0.00050155" calcext:value-type="float">
            <text:p>0,00050155</text:p>
          </table:table-cell>
          <table:table-cell office:value-type="float" office:value="0.7929447" calcext:value-type="float">
            <text:p>0,7929447</text:p>
          </table:table-cell>
          <table:table-cell table:formula="of:=[.A623]-[.E623]" office:value-type="float" office:value="6.01592075" calcext:value-type="float">
            <text:p>6,01592075</text:p>
          </table:table-cell>
          <table:table-cell table:formula="of:=[.B623]-[.D623]" office:value-type="float" office:value="0.0588640000000007" calcext:value-type="float">
            <text:p>0,058864</text:p>
          </table:table-cell>
          <table:table-cell table:formula="of:=[.A623]-[.C623]" office:value-type="float" office:value="0.0024223000000001" calcext:value-type="float">
            <text:p>0,0024223</text:p>
          </table:table-cell>
          <table:table-cell table:formula="of:=[.G623]-[.C623]" office:value-type="float" office:value="0.00192075000000003" calcext:value-type="float">
            <text:p>0,00192075</text:p>
          </table:table-cell>
          <table:table-cell table:formula="of:=[.J623]/[.I623]" office:value-type="float" office:value="0.792944721958448" calcext:value-type="float">
            <text:p>0,792944722</text:p>
          </table:table-cell>
          <table:table-cell table:formula="of:=[.D623]+[.H623]*[.K623]" office:value-type="float" office:value="-4.76219110188664" calcext:value-type="float">
            <text:p>-4,7621911019</text:p>
          </table:table-cell>
        </table:table-row>
        <table:table-row table:style-name="ro1">
          <table:table-cell office:value-type="float" office:value="6.0189322" calcext:value-type="float">
            <text:p>6,0189322</text:p>
          </table:table-cell>
          <table:table-cell office:value-type="float" office:value="-4.750003" calcext:value-type="float">
            <text:p>-4,750003</text:p>
          </table:table-cell>
          <table:table-cell office:value-type="float" office:value="6.016" calcext:value-type="float">
            <text:p>6,016</text:p>
          </table:table-cell>
          <table:table-cell office:value-type="float" office:value="-4.703327" calcext:value-type="float">
            <text:p>-4,703327</text:p>
          </table:table-cell>
          <table:table-cell office:value-type="float" office:value="0.00050155" calcext:value-type="float">
            <text:p>0,00050155</text:p>
          </table:table-cell>
          <table:table-cell office:value-type="float" office:value="0.8289509" calcext:value-type="float">
            <text:p>0,8289509</text:p>
          </table:table-cell>
          <table:table-cell table:formula="of:=[.A624]-[.E624]" office:value-type="float" office:value="6.01843065" calcext:value-type="float">
            <text:p>6,01843065</text:p>
          </table:table-cell>
          <table:table-cell table:formula="of:=[.B624]-[.D624]" office:value-type="float" office:value="-0.0466759999999997" calcext:value-type="float">
            <text:p>-0,046676</text:p>
          </table:table-cell>
          <table:table-cell table:formula="of:=[.A624]-[.C624]" office:value-type="float" office:value="0.00293220000000005" calcext:value-type="float">
            <text:p>0,0029322</text:p>
          </table:table-cell>
          <table:table-cell table:formula="of:=[.G624]-[.C624]" office:value-type="float" office:value="0.00243064999999998" calcext:value-type="float">
            <text:p>0,00243065</text:p>
          </table:table-cell>
          <table:table-cell table:formula="of:=[.J624]/[.I624]" office:value-type="float" office:value="0.828950958324785" calcext:value-type="float">
            <text:p>0,8289509583</text:p>
          </table:table-cell>
          <table:table-cell table:formula="of:=[.D624]+[.H624]*[.K624]" office:value-type="float" office:value="-4.74201911493077" calcext:value-type="float">
            <text:p>-4,7420191149</text:p>
          </table:table-cell>
        </table:table-row>
        <table:table-row table:style-name="ro1">
          <table:table-cell office:value-type="float" office:value="6.0194335" calcext:value-type="float">
            <text:p>6,0194335</text:p>
          </table:table-cell>
          <table:table-cell office:value-type="float" office:value="-4.900003" calcext:value-type="float">
            <text:p>-4,900003</text:p>
          </table:table-cell>
          <table:table-cell office:value-type="float" office:value="6.018" calcext:value-type="float">
            <text:p>6,018</text:p>
          </table:table-cell>
          <table:table-cell office:value-type="float" office:value="-4.788695" calcext:value-type="float">
            <text:p>-4,788695</text:p>
          </table:table-cell>
          <table:table-cell office:value-type="float" office:value="0.00050155" calcext:value-type="float">
            <text:p>0,00050155</text:p>
          </table:table-cell>
          <table:table-cell office:value-type="float" office:value="0.6501221" calcext:value-type="float">
            <text:p>0,6501221</text:p>
          </table:table-cell>
          <table:table-cell table:formula="of:=[.A625]-[.E625]" office:value-type="float" office:value="6.01893195" calcext:value-type="float">
            <text:p>6,01893195</text:p>
          </table:table-cell>
          <table:table-cell table:formula="of:=[.B625]-[.D625]" office:value-type="float" office:value="-0.111308" calcext:value-type="float">
            <text:p>-0,111308</text:p>
          </table:table-cell>
          <table:table-cell table:formula="of:=[.A625]-[.C625]" office:value-type="float" office:value="0.00143350000000009" calcext:value-type="float">
            <text:p>0,0014335</text:p>
          </table:table-cell>
          <table:table-cell table:formula="of:=[.G625]-[.C625]" office:value-type="float" office:value="0.000931950000000015" calcext:value-type="float">
            <text:p>0,00093195</text:p>
          </table:table-cell>
          <table:table-cell table:formula="of:=[.J625]/[.I625]" office:value-type="float" office:value="0.650122078828014" calcext:value-type="float">
            <text:p>0,6501220788</text:p>
          </table:table-cell>
          <table:table-cell table:formula="of:=[.D625]+[.H625]*[.K625]" office:value-type="float" office:value="-4.86105878835019" calcext:value-type="float">
            <text:p>-4,8610587884</text:p>
          </table:table-cell>
        </table:table-row>
        <table:table-row table:style-name="ro1">
          <table:table-cell office:value-type="float" office:value="6.0489577" calcext:value-type="float">
            <text:p>6,0489577</text:p>
          </table:table-cell>
          <table:table-cell office:value-type="float" office:value="-5" calcext:value-type="float">
            <text:p>-5</text:p>
          </table:table-cell>
          <table:table-cell office:value-type="float" office:value="6.019" calcext:value-type="float">
            <text:p>6,019</text:p>
          </table:table-cell>
          <table:table-cell office:value-type="float" office:value="-4.972366" calcext:value-type="float">
            <text:p>-4,972366</text:p>
          </table:table-cell>
          <table:table-cell office:value-type="float" office:value="0.0007522" calcext:value-type="float">
            <text:p>0,0007522</text:p>
          </table:table-cell>
          <table:table-cell office:value-type="float" office:value="0.9748912" calcext:value-type="float">
            <text:p>0,9748912</text:p>
          </table:table-cell>
          <table:table-cell table:formula="of:=[.A626]-[.E626]" office:value-type="float" office:value="6.0482055" calcext:value-type="float">
            <text:p>6,0482055</text:p>
          </table:table-cell>
          <table:table-cell table:formula="of:=[.B626]-[.D626]" office:value-type="float" office:value="-0.0276339999999999" calcext:value-type="float">
            <text:p>-0,027634</text:p>
          </table:table-cell>
          <table:table-cell table:formula="of:=[.A626]-[.C626]" office:value-type="float" office:value="0.0299576999999998" calcext:value-type="float">
            <text:p>0,0299577</text:p>
          </table:table-cell>
          <table:table-cell table:formula="of:=[.G626]-[.C626]" office:value-type="float" office:value="0.0292054999999998" calcext:value-type="float">
            <text:p>0,0292055</text:p>
          </table:table-cell>
          <table:table-cell table:formula="of:=[.J626]/[.I626]" office:value-type="float" office:value="0.974891263347988" calcext:value-type="float">
            <text:p>0,9748912633</text:p>
          </table:table-cell>
          <table:table-cell table:formula="of:=[.D626]+[.H626]*[.K626]" office:value-type="float" office:value="-4.99930614517136" calcext:value-type="float">
            <text:p>-4,9993061452</text:p>
          </table:table-cell>
        </table:table-row>
        <table:table-row table:style-name="ro1">
          <table:table-cell office:value-type="float" office:value="6.050461" calcext:value-type="float">
            <text:p>6,050461</text:p>
          </table:table-cell>
          <table:table-cell office:value-type="float" office:value="-5" calcext:value-type="float">
            <text:p>-5</text:p>
          </table:table-cell>
          <table:table-cell office:value-type="float" office:value="6.048" calcext:value-type="float">
            <text:p>6,048</text:p>
          </table:table-cell>
          <table:table-cell office:value-type="float" office:value="-5.02694" calcext:value-type="float">
            <text:p>-5,02694</text:p>
          </table:table-cell>
          <table:table-cell office:value-type="float" office:value="0.0007522" calcext:value-type="float">
            <text:p>0,0007522</text:p>
          </table:table-cell>
          <table:table-cell office:value-type="float" office:value="0.6943519" calcext:value-type="float">
            <text:p>0,6943519</text:p>
          </table:table-cell>
          <table:table-cell table:formula="of:=[.A627]-[.E627]" office:value-type="float" office:value="6.0497088" calcext:value-type="float">
            <text:p>6,0497088</text:p>
          </table:table-cell>
          <table:table-cell table:formula="of:=[.B627]-[.D627]" office:value-type="float" office:value="0.0269399999999997" calcext:value-type="float">
            <text:p>0,02694</text:p>
          </table:table-cell>
          <table:table-cell table:formula="of:=[.A627]-[.C627]" office:value-type="float" office:value="0.00246100000000027" calcext:value-type="float">
            <text:p>0,002461</text:p>
          </table:table-cell>
          <table:table-cell table:formula="of:=[.G627]-[.C627]" office:value-type="float" office:value="0.00170880000000029" calcext:value-type="float">
            <text:p>0,0017088</text:p>
          </table:table-cell>
          <table:table-cell table:formula="of:=[.J627]/[.I627]" office:value-type="float" office:value="0.694351889475864" calcext:value-type="float">
            <text:p>0,6943518895</text:p>
          </table:table-cell>
          <table:table-cell table:formula="of:=[.D627]+[.H627]*[.K627]" office:value-type="float" office:value="-5.00823416009752" calcext:value-type="float">
            <text:p>-5,0082341601</text:p>
          </table:table-cell>
        </table:table-row>
        <table:table-row table:style-name="ro1">
          <table:table-cell office:value-type="float" office:value="6.0524666" calcext:value-type="float">
            <text:p>6,0524666</text:p>
          </table:table-cell>
          <table:table-cell office:value-type="float" office:value="-5" calcext:value-type="float">
            <text:p>-5</text:p>
          </table:table-cell>
          <table:table-cell office:value-type="float" office:value="6.05" calcext:value-type="float">
            <text:p>6,05</text:p>
          </table:table-cell>
          <table:table-cell office:value-type="float" office:value="-4.981294" calcext:value-type="float">
            <text:p>-4,981294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6951066" calcext:value-type="float">
            <text:p>0,6951066</text:p>
          </table:table-cell>
          <table:table-cell table:formula="of:=[.A628]-[.E628]" office:value-type="float" office:value="6.05171455" calcext:value-type="float">
            <text:p>6,05171455</text:p>
          </table:table-cell>
          <table:table-cell table:formula="of:=[.B628]-[.D628]" office:value-type="float" office:value="-0.0187059999999999" calcext:value-type="float">
            <text:p>-0,018706</text:p>
          </table:table-cell>
          <table:table-cell table:formula="of:=[.A628]-[.C628]" office:value-type="float" office:value="0.00246659999999999" calcext:value-type="float">
            <text:p>0,0024666</text:p>
          </table:table-cell>
          <table:table-cell table:formula="of:=[.G628]-[.C628]" office:value-type="float" office:value="0.00171454999999998" calcext:value-type="float">
            <text:p>0,00171455</text:p>
          </table:table-cell>
          <table:table-cell table:formula="of:=[.J628]/[.I628]" office:value-type="float" office:value="0.695106624503362" calcext:value-type="float">
            <text:p>0,6951066245</text:p>
          </table:table-cell>
          <table:table-cell table:formula="of:=[.D628]+[.H628]*[.K628]" office:value-type="float" office:value="-4.99429666451796" calcext:value-type="float">
            <text:p>-4,9942966645</text:p>
          </table:table-cell>
        </table:table-row>
        <table:table-row table:style-name="ro1">
          <table:table-cell office:value-type="float" office:value="6.0529684" calcext:value-type="float">
            <text:p>6,0529684</text:p>
          </table:table-cell>
          <table:table-cell office:value-type="float" office:value="-4.85" calcext:value-type="float">
            <text:p>-4,85</text:p>
          </table:table-cell>
          <table:table-cell office:value-type="float" office:value="6.052" calcext:value-type="float">
            <text:p>6,052</text:p>
          </table:table-cell>
          <table:table-cell office:value-type="float" office:value="-5.013002" calcext:value-type="float">
            <text:p>-5,013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629]-[.E629]" office:value-type="float" office:value="6.0529684" calcext:value-type="float">
            <text:p>6,0529684</text:p>
          </table:table-cell>
          <table:table-cell table:formula="of:=[.B629]-[.D629]" office:value-type="float" office:value="0.163002000000001" calcext:value-type="float">
            <text:p>0,163002</text:p>
          </table:table-cell>
          <table:table-cell table:formula="of:=[.A629]-[.C629]" office:value-type="float" office:value="0.000968400000000536" calcext:value-type="float">
            <text:p>0,0009684</text:p>
          </table:table-cell>
          <table:table-cell table:formula="of:=[.G629]-[.C629]" office:value-type="float" office:value="0.000968400000000536" calcext:value-type="float">
            <text:p>0,0009684</text:p>
          </table:table-cell>
          <table:table-cell table:formula="of:=[.J629]/[.I629]" office:value-type="float" office:value="1" calcext:value-type="float">
            <text:p>1</text:p>
          </table:table-cell>
          <table:table-cell table:formula="of:=[.D629]+[.H629]*[.K629]" office:value-type="float" office:value="-4.85" calcext:value-type="float">
            <text:p>-4,85</text:p>
          </table:table-cell>
        </table:table-row>
        <table:table-row table:style-name="ro1">
          <table:table-cell office:value-type="float" office:value="6.0539707" calcext:value-type="float">
            <text:p>6,0539707</text:p>
          </table:table-cell>
          <table:table-cell office:value-type="float" office:value="-4.85" calcext:value-type="float">
            <text:p>-4,85</text:p>
          </table:table-cell>
          <table:table-cell office:value-type="float" office:value="6.053" calcext:value-type="float">
            <text:p>6,053</text:p>
          </table:table-cell>
          <table:table-cell office:value-type="float" office:value="-4.686997" calcext:value-type="float">
            <text:p>-4,6869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630]-[.E630]" office:value-type="float" office:value="6.0539707" calcext:value-type="float">
            <text:p>6,0539707</text:p>
          </table:table-cell>
          <table:table-cell table:formula="of:=[.B630]-[.D630]" office:value-type="float" office:value="-0.163003" calcext:value-type="float">
            <text:p>-0,163003</text:p>
          </table:table-cell>
          <table:table-cell table:formula="of:=[.A630]-[.C630]" office:value-type="float" office:value="0.00097069999999988" calcext:value-type="float">
            <text:p>0,0009707</text:p>
          </table:table-cell>
          <table:table-cell table:formula="of:=[.G630]-[.C630]" office:value-type="float" office:value="0.00097069999999988" calcext:value-type="float">
            <text:p>0,0009707</text:p>
          </table:table-cell>
          <table:table-cell table:formula="of:=[.J630]/[.I630]" office:value-type="float" office:value="1" calcext:value-type="float">
            <text:p>1</text:p>
          </table:table-cell>
          <table:table-cell table:formula="of:=[.D630]+[.H630]*[.K630]" office:value-type="float" office:value="-4.85" calcext:value-type="float">
            <text:p>-4,85</text:p>
          </table:table-cell>
        </table:table-row>
        <table:table-row table:style-name="ro1">
          <table:table-cell office:value-type="float" office:value="6.0549737" calcext:value-type="float">
            <text:p>6,0549737</text:p>
          </table:table-cell>
          <table:table-cell office:value-type="float" office:value="-4.85" calcext:value-type="float">
            <text:p>-4,85</text:p>
          </table:table-cell>
          <table:table-cell office:value-type="float" office:value="6.054" calcext:value-type="float">
            <text:p>6,054</text:p>
          </table:table-cell>
          <table:table-cell office:value-type="float" office:value="-5.013002" calcext:value-type="float">
            <text:p>-5,013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631]-[.E631]" office:value-type="float" office:value="6.0549737" calcext:value-type="float">
            <text:p>6,0549737</text:p>
          </table:table-cell>
          <table:table-cell table:formula="of:=[.B631]-[.D631]" office:value-type="float" office:value="0.163002000000001" calcext:value-type="float">
            <text:p>0,163002</text:p>
          </table:table-cell>
          <table:table-cell table:formula="of:=[.A631]-[.C631]" office:value-type="float" office:value="0.000973699999999411" calcext:value-type="float">
            <text:p>0,0009737</text:p>
          </table:table-cell>
          <table:table-cell table:formula="of:=[.G631]-[.C631]" office:value-type="float" office:value="0.000973699999999411" calcext:value-type="float">
            <text:p>0,0009737</text:p>
          </table:table-cell>
          <table:table-cell table:formula="of:=[.J631]/[.I631]" office:value-type="float" office:value="1" calcext:value-type="float">
            <text:p>1</text:p>
          </table:table-cell>
          <table:table-cell table:formula="of:=[.D631]+[.H631]*[.K631]" office:value-type="float" office:value="-4.85" calcext:value-type="float">
            <text:p>-4,85</text:p>
          </table:table-cell>
        </table:table-row>
        <table:table-row table:style-name="ro1">
          <table:table-cell office:value-type="float" office:value="6.0824848" calcext:value-type="float">
            <text:p>6,0824848</text:p>
          </table:table-cell>
          <table:table-cell office:value-type="float" office:value="-4.55" calcext:value-type="float">
            <text:p>-4,55</text:p>
          </table:table-cell>
          <table:table-cell office:value-type="float" office:value="6.055" calcext:value-type="float">
            <text:p>6,055</text:p>
          </table:table-cell>
          <table:table-cell office:value-type="float" office:value="-4.686997" calcext:value-type="float">
            <text:p>-4,6869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632]-[.E632]" office:value-type="float" office:value="6.0824848" calcext:value-type="float">
            <text:p>6,0824848</text:p>
          </table:table-cell>
          <table:table-cell table:formula="of:=[.B632]-[.D632]" office:value-type="float" office:value="0.136997" calcext:value-type="float">
            <text:p>0,136997</text:p>
          </table:table-cell>
          <table:table-cell table:formula="of:=[.A632]-[.C632]" office:value-type="float" office:value="0.0274847999999999" calcext:value-type="float">
            <text:p>0,0274848</text:p>
          </table:table-cell>
          <table:table-cell table:formula="of:=[.G632]-[.C632]" office:value-type="float" office:value="0.0274847999999999" calcext:value-type="float">
            <text:p>0,0274848</text:p>
          </table:table-cell>
          <table:table-cell table:formula="of:=[.J632]/[.I632]" office:value-type="float" office:value="1" calcext:value-type="float">
            <text:p>1</text:p>
          </table:table-cell>
          <table:table-cell table:formula="of:=[.D632]+[.H632]*[.K632]" office:value-type="float" office:value="-4.55" calcext:value-type="float">
            <text:p>-4,55</text:p>
          </table:table-cell>
        </table:table-row>
        <table:table-row table:style-name="ro1">
          <table:table-cell office:value-type="float" office:value="6.0844899" calcext:value-type="float">
            <text:p>6,0844899</text:p>
          </table:table-cell>
          <table:table-cell office:value-type="float" office:value="-4.55" calcext:value-type="float">
            <text:p>-4,55</text:p>
          </table:table-cell>
          <table:table-cell office:value-type="float" office:value="6.082" calcext:value-type="float">
            <text:p>6,082</text:p>
          </table:table-cell>
          <table:table-cell office:value-type="float" office:value="-4.413002" calcext:value-type="float">
            <text:p>-4,413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633]-[.E633]" office:value-type="float" office:value="6.0844899" calcext:value-type="float">
            <text:p>6,0844899</text:p>
          </table:table-cell>
          <table:table-cell table:formula="of:=[.B633]-[.D633]" office:value-type="float" office:value="-0.136998" calcext:value-type="float">
            <text:p>-0,136998</text:p>
          </table:table-cell>
          <table:table-cell table:formula="of:=[.A633]-[.C633]" office:value-type="float" office:value="0.00248990000000049" calcext:value-type="float">
            <text:p>0,0024899</text:p>
          </table:table-cell>
          <table:table-cell table:formula="of:=[.G633]-[.C633]" office:value-type="float" office:value="0.00248990000000049" calcext:value-type="float">
            <text:p>0,0024899</text:p>
          </table:table-cell>
          <table:table-cell table:formula="of:=[.J633]/[.I633]" office:value-type="float" office:value="1" calcext:value-type="float">
            <text:p>1</text:p>
          </table:table-cell>
          <table:table-cell table:formula="of:=[.D633]+[.H633]*[.K633]" office:value-type="float" office:value="-4.55" calcext:value-type="float">
            <text:p>-4,55</text:p>
          </table:table-cell>
        </table:table-row>
        <table:table-row table:style-name="ro1">
          <table:table-cell office:value-type="float" office:value="6.0864953" calcext:value-type="float">
            <text:p>6,0864953</text:p>
          </table:table-cell>
          <table:table-cell office:value-type="float" office:value="-4.4" calcext:value-type="float">
            <text:p>-4,4</text:p>
          </table:table-cell>
          <table:table-cell office:value-type="float" office:value="6.084" calcext:value-type="float">
            <text:p>6,084</text:p>
          </table:table-cell>
          <table:table-cell office:value-type="float" office:value="-4.686997" calcext:value-type="float">
            <text:p>-4,686997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986735" calcext:value-type="float">
            <text:p>0,6986735</text:p>
          </table:table-cell>
          <table:table-cell table:formula="of:=[.A634]-[.E634]" office:value-type="float" office:value="6.0857434" calcext:value-type="float">
            <text:p>6,0857434</text:p>
          </table:table-cell>
          <table:table-cell table:formula="of:=[.B634]-[.D634]" office:value-type="float" office:value="0.286996999999999" calcext:value-type="float">
            <text:p>0,286997</text:p>
          </table:table-cell>
          <table:table-cell table:formula="of:=[.A634]-[.C634]" office:value-type="float" office:value="0.00249530000000053" calcext:value-type="float">
            <text:p>0,0024953</text:p>
          </table:table-cell>
          <table:table-cell table:formula="of:=[.G634]-[.C634]" office:value-type="float" office:value="0.00174340000000051" calcext:value-type="float">
            <text:p>0,0017434</text:p>
          </table:table-cell>
          <table:table-cell table:formula="of:=[.J634]/[.I634]" office:value-type="float" office:value="0.698673506191694" calcext:value-type="float">
            <text:p>0,6986735062</text:p>
          </table:table-cell>
          <table:table-cell table:formula="of:=[.D634]+[.H634]*[.K634]" office:value-type="float" office:value="-4.4864797997435" calcext:value-type="float">
            <text:p>-4,4864797997</text:p>
          </table:table-cell>
        </table:table-row>
        <table:table-row table:style-name="ro1">
          <table:table-cell office:value-type="float" office:value="6.0869968" calcext:value-type="float">
            <text:p>6,0869968</text:p>
          </table:table-cell>
          <table:table-cell office:value-type="float" office:value="-4.4" calcext:value-type="float">
            <text:p>-4,4</text:p>
          </table:table-cell>
          <table:table-cell office:value-type="float" office:value="6.086" calcext:value-type="float">
            <text:p>6,086</text:p>
          </table:table-cell>
          <table:table-cell office:value-type="float" office:value="-4.199482" calcext:value-type="float">
            <text:p>-4,199482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2456862" calcext:value-type="float">
            <text:p>0,2456862</text:p>
          </table:table-cell>
          <table:table-cell table:formula="of:=[.A635]-[.E635]" office:value-type="float" office:value="6.0862449" calcext:value-type="float">
            <text:p>6,0862449</text:p>
          </table:table-cell>
          <table:table-cell table:formula="of:=[.B635]-[.D635]" office:value-type="float" office:value="-0.200518000000001" calcext:value-type="float">
            <text:p>-0,200518</text:p>
          </table:table-cell>
          <table:table-cell table:formula="of:=[.A635]-[.C635]" office:value-type="float" office:value="0.000996799999999354" calcext:value-type="float">
            <text:p>0,0009968</text:p>
          </table:table-cell>
          <table:table-cell table:formula="of:=[.G635]-[.C635]" office:value-type="float" office:value="0.000244899999999326" calcext:value-type="float">
            <text:p>0,0002449</text:p>
          </table:table-cell>
          <table:table-cell table:formula="of:=[.J635]/[.I635]" office:value-type="float" office:value="0.245686195826129" calcext:value-type="float">
            <text:p>0,2456861958</text:p>
          </table:table-cell>
          <table:table-cell table:formula="of:=[.D635]+[.H635]*[.K635]" office:value-type="float" office:value="-4.24874650461466" calcext:value-type="float">
            <text:p>-4,2487465046</text:p>
          </table:table-cell>
        </table:table-row>
        <table:table-row table:style-name="ro1">
          <table:table-cell office:value-type="float" office:value="6.0884823" calcext:value-type="float">
            <text:p>6,0884823</text:p>
          </table:table-cell>
          <table:table-cell office:value-type="float" office:value="-4.4" calcext:value-type="float">
            <text:p>-4,4</text:p>
          </table:table-cell>
          <table:table-cell office:value-type="float" office:value="6.086" calcext:value-type="float">
            <text:p>6,086</text:p>
          </table:table-cell>
          <table:table-cell office:value-type="float" office:value="-4.449264" calcext:value-type="float">
            <text:p>-4,449264</text:p>
          </table:table-cell>
          <table:table-cell office:value-type="float" office:value="0.00074275" calcext:value-type="float">
            <text:p>0,00074275</text:p>
          </table:table-cell>
          <table:table-cell office:value-type="float" office:value="0.7007815" calcext:value-type="float">
            <text:p>0,7007815</text:p>
          </table:table-cell>
          <table:table-cell table:formula="of:=[.A636]-[.E636]" office:value-type="float" office:value="6.08773955" calcext:value-type="float">
            <text:p>6,08773955</text:p>
          </table:table-cell>
          <table:table-cell table:formula="of:=[.B636]-[.D636]" office:value-type="float" office:value="0.049264" calcext:value-type="float">
            <text:p>0,049264</text:p>
          </table:table-cell>
          <table:table-cell table:formula="of:=[.A636]-[.C636]" office:value-type="float" office:value="0.0024822999999996" calcext:value-type="float">
            <text:p>0,0024823</text:p>
          </table:table-cell>
          <table:table-cell table:formula="of:=[.G636]-[.C636]" office:value-type="float" office:value="0.00173954999999992" calcext:value-type="float">
            <text:p>0,00173955</text:p>
          </table:table-cell>
          <table:table-cell table:formula="of:=[.J636]/[.I636]" office:value-type="float" office:value="0.700781533255529" calcext:value-type="float">
            <text:p>0,7007815333</text:p>
          </table:table-cell>
          <table:table-cell table:formula="of:=[.D636]+[.H636]*[.K636]" office:value-type="float" office:value="-4.4147406985457" calcext:value-type="float">
            <text:p>-4,4147406985</text:p>
          </table:table-cell>
        </table:table-row>
        <table:table-row table:style-name="ro1">
          <table:table-cell office:value-type="float" office:value="6.0889858" calcext:value-type="float">
            <text:p>6,0889858</text:p>
          </table:table-cell>
          <table:table-cell office:value-type="float" office:value="-4.4" calcext:value-type="float">
            <text:p>-4,4</text:p>
          </table:table-cell>
          <table:table-cell office:value-type="float" office:value="6.088" calcext:value-type="float">
            <text:p>6,088</text:p>
          </table:table-cell>
          <table:table-cell office:value-type="float" office:value="-4.365476" calcext:value-type="float">
            <text:p>-4,365476</text:p>
          </table:table-cell>
          <table:table-cell office:value-type="float" office:value="0.00074275" calcext:value-type="float">
            <text:p>0,00074275</text:p>
          </table:table-cell>
          <table:table-cell office:value-type="float" office:value="0.246551" calcext:value-type="float">
            <text:p>0,246551</text:p>
          </table:table-cell>
          <table:table-cell table:formula="of:=[.A637]-[.E637]" office:value-type="float" office:value="6.08824305" calcext:value-type="float">
            <text:p>6,08824305</text:p>
          </table:table-cell>
          <table:table-cell table:formula="of:=[.B637]-[.D637]" office:value-type="float" office:value="-0.0345240000000002" calcext:value-type="float">
            <text:p>-0,034524</text:p>
          </table:table-cell>
          <table:table-cell table:formula="of:=[.A637]-[.C637]" office:value-type="float" office:value="0.000985799999999593" calcext:value-type="float">
            <text:p>0,0009858</text:p>
          </table:table-cell>
          <table:table-cell table:formula="of:=[.G637]-[.C637]" office:value-type="float" office:value="0.000243049999999911" calcext:value-type="float">
            <text:p>0,00024305</text:p>
          </table:table-cell>
          <table:table-cell table:formula="of:=[.J637]/[.I637]" office:value-type="float" office:value="0.246551024548602" calcext:value-type="float">
            <text:p>0,2465510245</text:p>
          </table:table-cell>
          <table:table-cell table:formula="of:=[.D637]+[.H637]*[.K637]" office:value-type="float" office:value="-4.37398792757152" calcext:value-type="float">
            <text:p>-4,3739879276</text:p>
          </table:table-cell>
        </table:table-row>
        <table:table-row table:style-name="ro1">
          <table:table-cell office:value-type="float" office:value="6.1174745" calcext:value-type="float">
            <text:p>6,1174745</text:p>
          </table:table-cell>
          <table:table-cell office:value-type="float" office:value="-4.099999" calcext:value-type="float">
            <text:p>-4,099999</text:p>
          </table:table-cell>
          <table:table-cell office:value-type="float" office:value="6.088" calcext:value-type="float">
            <text:p>6,088</text:p>
          </table:table-cell>
          <table:table-cell office:value-type="float" office:value="-4.408512" calcext:value-type="float">
            <text:p>-4,408512</text:p>
          </table:table-cell>
          <table:table-cell office:value-type="float" office:value="0.0007518" calcext:value-type="float">
            <text:p>0,0007518</text:p>
          </table:table-cell>
          <table:table-cell office:value-type="float" office:value="0.9744932" calcext:value-type="float">
            <text:p>0,9744932</text:p>
          </table:table-cell>
          <table:table-cell table:formula="of:=[.A638]-[.E638]" office:value-type="float" office:value="6.1167227" calcext:value-type="float">
            <text:p>6,1167227</text:p>
          </table:table-cell>
          <table:table-cell table:formula="of:=[.B638]-[.D638]" office:value-type="float" office:value="0.308513" calcext:value-type="float">
            <text:p>0,308513</text:p>
          </table:table-cell>
          <table:table-cell table:formula="of:=[.A638]-[.C638]" office:value-type="float" office:value="0.0294745000000001" calcext:value-type="float">
            <text:p>0,0294745</text:p>
          </table:table-cell>
          <table:table-cell table:formula="of:=[.G638]-[.C638]" office:value-type="float" office:value="0.0287227000000003" calcext:value-type="float">
            <text:p>0,0287227</text:p>
          </table:table-cell>
          <table:table-cell table:formula="of:=[.J638]/[.I638]" office:value-type="float" office:value="0.974493205991628" calcext:value-type="float">
            <text:p>0,974493206</text:p>
          </table:table-cell>
          <table:table-cell table:formula="of:=[.D638]+[.H638]*[.K638]" office:value-type="float" office:value="-4.10786817753991" calcext:value-type="float">
            <text:p>-4,1078681775</text:p>
          </table:table-cell>
        </table:table-row>
        <table:table-row table:style-name="ro1">
          <table:table-cell office:value-type="float" office:value="6.1189821" calcext:value-type="float">
            <text:p>6,1189821</text:p>
          </table:table-cell>
          <table:table-cell office:value-type="float" office:value="-4.099999" calcext:value-type="float">
            <text:p>-4,099999</text:p>
          </table:table-cell>
          <table:table-cell office:value-type="float" office:value="6.117" calcext:value-type="float">
            <text:p>6,117</text:p>
          </table:table-cell>
          <table:table-cell office:value-type="float" office:value="-3.799356" calcext:value-type="float">
            <text:p>-3,799356</text:p>
          </table:table-cell>
          <table:table-cell office:value-type="float" office:value="0.0007538" calcext:value-type="float">
            <text:p>0,0007538</text:p>
          </table:table-cell>
          <table:table-cell office:value-type="float" office:value="0.6196963" calcext:value-type="float">
            <text:p>0,6196963</text:p>
          </table:table-cell>
          <table:table-cell table:formula="of:=[.A639]-[.E639]" office:value-type="float" office:value="6.1182283" calcext:value-type="float">
            <text:p>6,1182283</text:p>
          </table:table-cell>
          <table:table-cell table:formula="of:=[.B639]-[.D639]" office:value-type="float" office:value="-0.300643" calcext:value-type="float">
            <text:p>-0,300643</text:p>
          </table:table-cell>
          <table:table-cell table:formula="of:=[.A639]-[.C639]" office:value-type="float" office:value="0.00198210000000021" calcext:value-type="float">
            <text:p>0,0019821</text:p>
          </table:table-cell>
          <table:table-cell table:formula="of:=[.G639]-[.C639]" office:value-type="float" office:value="0.00122830000000018" calcext:value-type="float">
            <text:p>0,0012283</text:p>
          </table:table-cell>
          <table:table-cell table:formula="of:=[.J639]/[.I639]" office:value-type="float" office:value="0.619696281721433" calcext:value-type="float">
            <text:p>0,6196962817</text:p>
          </table:table-cell>
          <table:table-cell table:formula="of:=[.D639]+[.H639]*[.K639]" office:value-type="float" office:value="-3.98566334922558" calcext:value-type="float">
            <text:p>-3,9856633492</text:p>
          </table:table-cell>
        </table:table-row>
        <table:table-row table:style-name="ro1">
          <table:table-cell office:value-type="float" office:value="6.1209875" calcext:value-type="float">
            <text:p>6,1209875</text:p>
          </table:table-cell>
          <table:table-cell office:value-type="float" office:value="-3.949999" calcext:value-type="float">
            <text:p>-3,949999</text:p>
          </table:table-cell>
          <table:table-cell office:value-type="float" office:value="6.118" calcext:value-type="float">
            <text:p>6,118</text:p>
          </table:table-cell>
          <table:table-cell office:value-type="float" office:value="-4.286307" calcext:value-type="float">
            <text:p>-4,286307</text:p>
          </table:table-cell>
          <table:table-cell office:value-type="float" office:value="0.0007538" calcext:value-type="float">
            <text:p>0,0007538</text:p>
          </table:table-cell>
          <table:table-cell office:value-type="float" office:value="0.747682" calcext:value-type="float">
            <text:p>0,747682</text:p>
          </table:table-cell>
          <table:table-cell table:formula="of:=[.A640]-[.E640]" office:value-type="float" office:value="6.1202337" calcext:value-type="float">
            <text:p>6,1202337</text:p>
          </table:table-cell>
          <table:table-cell table:formula="of:=[.B640]-[.D640]" office:value-type="float" office:value="0.336308" calcext:value-type="float">
            <text:p>0,336308</text:p>
          </table:table-cell>
          <table:table-cell table:formula="of:=[.A640]-[.C640]" office:value-type="float" office:value="0.0029874999999997" calcext:value-type="float">
            <text:p>0,0029875</text:p>
          </table:table-cell>
          <table:table-cell table:formula="of:=[.G640]-[.C640]" office:value-type="float" office:value="0.00223369999999967" calcext:value-type="float">
            <text:p>0,0022337</text:p>
          </table:table-cell>
          <table:table-cell table:formula="of:=[.J640]/[.I640]" office:value-type="float" office:value="0.747682008368166" calcext:value-type="float">
            <text:p>0,7476820084</text:p>
          </table:table-cell>
          <table:table-cell table:formula="of:=[.D640]+[.H640]*[.K640]" office:value-type="float" office:value="-4.03485555912972" calcext:value-type="float">
            <text:p>-4,0348555591</text:p>
          </table:table-cell>
        </table:table-row>
        <table:table-row table:style-name="ro1">
          <table:table-cell office:value-type="float" office:value="6.1219905" calcext:value-type="float">
            <text:p>6,1219905</text:p>
          </table:table-cell>
          <table:table-cell office:value-type="float" office:value="-3.949999" calcext:value-type="float">
            <text:p>-3,949999</text:p>
          </table:table-cell>
          <table:table-cell office:value-type="float" office:value="6.12" calcext:value-type="float">
            <text:p>6,12</text:p>
          </table:table-cell>
          <table:table-cell office:value-type="float" office:value="-3.698548" calcext:value-type="float">
            <text:p>-3,698548</text:p>
          </table:table-cell>
          <table:table-cell office:value-type="float" office:value="0.00025085" calcext:value-type="float">
            <text:p>0,00025085</text:p>
          </table:table-cell>
          <table:table-cell office:value-type="float" office:value="0.8739764" calcext:value-type="float">
            <text:p>0,8739764</text:p>
          </table:table-cell>
          <table:table-cell table:formula="of:=[.A641]-[.E641]" office:value-type="float" office:value="6.12173965" calcext:value-type="float">
            <text:p>6,12173965</text:p>
          </table:table-cell>
          <table:table-cell table:formula="of:=[.B641]-[.D641]" office:value-type="float" office:value="-0.251451" calcext:value-type="float">
            <text:p>-0,251451</text:p>
          </table:table-cell>
          <table:table-cell table:formula="of:=[.A641]-[.C641]" office:value-type="float" office:value="0.00199049999999978" calcext:value-type="float">
            <text:p>0,0019905</text:p>
          </table:table-cell>
          <table:table-cell table:formula="of:=[.G641]-[.C641]" office:value-type="float" office:value="0.0017396500000002" calcext:value-type="float">
            <text:p>0,00173965</text:p>
          </table:table-cell>
          <table:table-cell table:formula="of:=[.J641]/[.I641]" office:value-type="float" office:value="0.873976387842448" calcext:value-type="float">
            <text:p>0,8739763878</text:p>
          </table:table-cell>
          <table:table-cell table:formula="of:=[.D641]+[.H641]*[.K641]" office:value-type="float" office:value="-3.91831023669937" calcext:value-type="float">
            <text:p>-3,9183102367</text:p>
          </table:table-cell>
        </table:table-row>
        <table:table-row table:style-name="ro1">
          <table:table-cell office:value-type="float" office:value="6.1224916" calcext:value-type="float">
            <text:p>6,1224916</text:p>
          </table:table-cell>
          <table:table-cell office:value-type="float" office:value="-3.949999" calcext:value-type="float">
            <text:p>-3,949999</text:p>
          </table:table-cell>
          <table:table-cell office:value-type="float" office:value="6.122" calcext:value-type="float">
            <text:p>6,122</text:p>
          </table:table-cell>
          <table:table-cell office:value-type="float" office:value="-4.169762" calcext:value-type="float">
            <text:p>-4,169762</text:p>
          </table:table-cell>
          <table:table-cell office:value-type="float" office:value="0.00025085" calcext:value-type="float">
            <text:p>0,00025085</text:p>
          </table:table-cell>
          <table:table-cell office:value-type="float" office:value="0.4897274" calcext:value-type="float">
            <text:p>0,4897274</text:p>
          </table:table-cell>
          <table:table-cell table:formula="of:=[.A642]-[.E642]" office:value-type="float" office:value="6.12224075" calcext:value-type="float">
            <text:p>6,12224075</text:p>
          </table:table-cell>
          <table:table-cell table:formula="of:=[.B642]-[.D642]" office:value-type="float" office:value="0.219763" calcext:value-type="float">
            <text:p>0,219763</text:p>
          </table:table-cell>
          <table:table-cell table:formula="of:=[.A642]-[.C642]" office:value-type="float" office:value="0.000491600000000148" calcext:value-type="float">
            <text:p>0,0004916</text:p>
          </table:table-cell>
          <table:table-cell table:formula="of:=[.G642]-[.C642]" office:value-type="float" office:value="0.000240750000000567" calcext:value-type="float">
            <text:p>0,00024075</text:p>
          </table:table-cell>
          <table:table-cell table:formula="of:=[.J642]/[.I642]" office:value-type="float" office:value="0.489727420668215" calcext:value-type="float">
            <text:p>0,4897274207</text:p>
          </table:table-cell>
          <table:table-cell table:formula="of:=[.D642]+[.H642]*[.K642]" office:value-type="float" office:value="-4.06213803285169" calcext:value-type="float">
            <text:p>-4,0621380329</text:p>
          </table:table-cell>
        </table:table-row>
        <table:table-row table:style-name="ro1">
          <table:table-cell office:value-type="float" office:value="6.1229931" calcext:value-type="float">
            <text:p>6,1229931</text:p>
          </table:table-cell>
          <table:table-cell office:value-type="float" office:value="-3.949999" calcext:value-type="float">
            <text:p>-3,949999</text:p>
          </table:table-cell>
          <table:table-cell office:value-type="float" office:value="6.122" calcext:value-type="float">
            <text:p>6,122</text:p>
          </table:table-cell>
          <table:table-cell office:value-type="float" office:value="-3.842376" calcext:value-type="float">
            <text:p>-3,842376</text:p>
          </table:table-cell>
          <table:table-cell office:value-type="float" office:value="0.00025085" calcext:value-type="float">
            <text:p>0,00025085</text:p>
          </table:table-cell>
          <table:table-cell office:value-type="float" office:value="0.7474071" calcext:value-type="float">
            <text:p>0,7474071</text:p>
          </table:table-cell>
          <table:table-cell table:formula="of:=[.A643]-[.E643]" office:value-type="float" office:value="6.12274225" calcext:value-type="float">
            <text:p>6,12274225</text:p>
          </table:table-cell>
          <table:table-cell table:formula="of:=[.B643]-[.D643]" office:value-type="float" office:value="-0.107623" calcext:value-type="float">
            <text:p>-0,107623</text:p>
          </table:table-cell>
          <table:table-cell table:formula="of:=[.A643]-[.C643]" office:value-type="float" office:value="0.000993100000000524" calcext:value-type="float">
            <text:p>0,0009931</text:p>
          </table:table-cell>
          <table:table-cell table:formula="of:=[.G643]-[.C643]" office:value-type="float" office:value="0.000742250000000944" calcext:value-type="float">
            <text:p>0,00074225</text:p>
          </table:table-cell>
          <table:table-cell table:formula="of:=[.J643]/[.I643]" office:value-type="float" office:value="0.747407109053018" calcext:value-type="float">
            <text:p>0,7474071091</text:p>
          </table:table-cell>
          <table:table-cell table:formula="of:=[.D643]+[.H643]*[.K643]" office:value-type="float" office:value="-3.92281419529761" calcext:value-type="float">
            <text:p>-3,9228141953</text:p>
          </table:table-cell>
        </table:table-row>
        <table:table-row table:style-name="ro1">
          <table:table-cell office:value-type="float" office:value="6.1239959" calcext:value-type="float">
            <text:p>6,1239959</text:p>
          </table:table-cell>
          <table:table-cell office:value-type="float" office:value="-3.949999" calcext:value-type="float">
            <text:p>-3,949999</text:p>
          </table:table-cell>
          <table:table-cell office:value-type="float" office:value="6.123" calcext:value-type="float">
            <text:p>6,123</text:p>
          </table:table-cell>
          <table:table-cell office:value-type="float" office:value="-4.030438" calcext:value-type="float">
            <text:p>-4,030438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483181" calcext:value-type="float">
            <text:p>0,7483181</text:p>
          </table:table-cell>
          <table:table-cell table:formula="of:=[.A644]-[.E644]" office:value-type="float" office:value="6.12374525" calcext:value-type="float">
            <text:p>6,12374525</text:p>
          </table:table-cell>
          <table:table-cell table:formula="of:=[.B644]-[.D644]" office:value-type="float" office:value="0.0804390000000002" calcext:value-type="float">
            <text:p>0,080439</text:p>
          </table:table-cell>
          <table:table-cell table:formula="of:=[.A644]-[.C644]" office:value-type="float" office:value="0.000995899999999494" calcext:value-type="float">
            <text:p>0,0009959</text:p>
          </table:table-cell>
          <table:table-cell table:formula="of:=[.G644]-[.C644]" office:value-type="float" office:value="0.000745249999999587" calcext:value-type="float">
            <text:p>0,00074525</text:p>
          </table:table-cell>
          <table:table-cell table:formula="of:=[.J644]/[.I644]" office:value-type="float" office:value="0.748318104227297" calcext:value-type="float">
            <text:p>0,7483181042</text:p>
          </table:table-cell>
          <table:table-cell table:formula="of:=[.D644]+[.H644]*[.K644]" office:value-type="float" office:value="-3.97024404001406" calcext:value-type="float">
            <text:p>-3,97024404</text:p>
          </table:table-cell>
        </table:table-row>
        <table:table-row table:style-name="ro1">
          <table:table-cell office:value-type="float" office:value="6.150438" calcext:value-type="float">
            <text:p>6,150438</text:p>
          </table:table-cell>
          <table:table-cell office:value-type="float" office:value="-3.649999" calcext:value-type="float">
            <text:p>-3,649999</text:p>
          </table:table-cell>
          <table:table-cell office:value-type="float" office:value="6.124" calcext:value-type="float">
            <text:p>6,124</text:p>
          </table:table-cell>
          <table:table-cell office:value-type="float" office:value="-3.889806" calcext:value-type="float">
            <text:p>-3,889806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05193" calcext:value-type="float">
            <text:p>0,9905193</text:p>
          </table:table-cell>
          <table:table-cell table:formula="of:=[.A645]-[.E645]" office:value-type="float" office:value="6.15018735" calcext:value-type="float">
            <text:p>6,15018735</text:p>
          </table:table-cell>
          <table:table-cell table:formula="of:=[.B645]-[.D645]" office:value-type="float" office:value="0.239807" calcext:value-type="float">
            <text:p>0,239807</text:p>
          </table:table-cell>
          <table:table-cell table:formula="of:=[.A645]-[.C645]" office:value-type="float" office:value="0.0264380000000006" calcext:value-type="float">
            <text:p>0,026438</text:p>
          </table:table-cell>
          <table:table-cell table:formula="of:=[.G645]-[.C645]" office:value-type="float" office:value="0.0261873500000007" calcext:value-type="float">
            <text:p>0,02618735</text:p>
          </table:table-cell>
          <table:table-cell table:formula="of:=[.J645]/[.I645]" office:value-type="float" office:value="0.990519328239659" calcext:value-type="float">
            <text:p>0,9905193282</text:p>
          </table:table-cell>
          <table:table-cell table:formula="of:=[.D645]+[.H645]*[.K645]" office:value-type="float" office:value="-3.65227253145283" calcext:value-type="float">
            <text:p>-3,6522725315</text:p>
          </table:table-cell>
        </table:table-row>
        <table:table-row table:style-name="ro1">
          <table:table-cell office:value-type="float" office:value="6.1514408" calcext:value-type="float">
            <text:p>6,1514408</text:p>
          </table:table-cell>
          <table:table-cell office:value-type="float" office:value="-3.649999" calcext:value-type="float">
            <text:p>-3,649999</text:p>
          </table:table-cell>
          <table:table-cell office:value-type="float" office:value="6.15" calcext:value-type="float">
            <text:p>6,15</text:p>
          </table:table-cell>
          <table:table-cell office:value-type="float" office:value="-3.412466" calcext:value-type="float">
            <text:p>-3,412466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6519989" calcext:value-type="float">
            <text:p>0,6519989</text:p>
          </table:table-cell>
          <table:table-cell table:formula="of:=[.A646]-[.E646]" office:value-type="float" office:value="6.1509394" calcext:value-type="float">
            <text:p>6,1509394</text:p>
          </table:table-cell>
          <table:table-cell table:formula="of:=[.B646]-[.D646]" office:value-type="float" office:value="-0.237533" calcext:value-type="float">
            <text:p>-0,237533</text:p>
          </table:table-cell>
          <table:table-cell table:formula="of:=[.A646]-[.C646]" office:value-type="float" office:value="0.00144079999999924" calcext:value-type="float">
            <text:p>0,0014408</text:p>
          </table:table-cell>
          <table:table-cell table:formula="of:=[.G646]-[.C646]" office:value-type="float" office:value="0.000939399999999147" calcext:value-type="float">
            <text:p>0,0009394</text:p>
          </table:table-cell>
          <table:table-cell table:formula="of:=[.J646]/[.I646]" office:value-type="float" office:value="0.65199888950558" calcext:value-type="float">
            <text:p>0,6519988895</text:p>
          </table:table-cell>
          <table:table-cell table:formula="of:=[.D646]+[.H646]*[.K646]" office:value-type="float" office:value="-3.56733725222093" calcext:value-type="float">
            <text:p>-3,5673372522</text:p>
          </table:table-cell>
        </table:table-row>
        <table:table-row table:style-name="ro1">
          <table:table-cell office:value-type="float" office:value="6.1529447" calcext:value-type="float">
            <text:p>6,1529447</text:p>
          </table:table-cell>
          <table:table-cell office:value-type="float" office:value="-3.649999" calcext:value-type="float">
            <text:p>-3,649999</text:p>
          </table:table-cell>
          <table:table-cell office:value-type="float" office:value="6.151" calcext:value-type="float">
            <text:p>6,151</text:p>
          </table:table-cell>
          <table:table-cell office:value-type="float" office:value="-3.80487" calcext:value-type="float">
            <text:p>-3,80487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742171" calcext:value-type="float">
            <text:p>0,742171</text:p>
          </table:table-cell>
          <table:table-cell table:formula="of:=[.A647]-[.E647]" office:value-type="float" office:value="6.1524433" calcext:value-type="float">
            <text:p>6,1524433</text:p>
          </table:table-cell>
          <table:table-cell table:formula="of:=[.B647]-[.D647]" office:value-type="float" office:value="0.154871" calcext:value-type="float">
            <text:p>0,154871</text:p>
          </table:table-cell>
          <table:table-cell table:formula="of:=[.A647]-[.C647]" office:value-type="float" office:value="0.00194470000000013" calcext:value-type="float">
            <text:p>0,0019447</text:p>
          </table:table-cell>
          <table:table-cell table:formula="of:=[.G647]-[.C647]" office:value-type="float" office:value="0.00144330000000004" calcext:value-type="float">
            <text:p>0,0014433</text:p>
          </table:table-cell>
          <table:table-cell table:formula="of:=[.J647]/[.I647]" office:value-type="float" office:value="0.742171028950449" calcext:value-type="float">
            <text:p>0,742171029</text:p>
          </table:table-cell>
          <table:table-cell table:formula="of:=[.D647]+[.H647]*[.K647]" office:value-type="float" office:value="-3.68992923057542" calcext:value-type="float">
            <text:p>-3,6899292306</text:p>
          </table:table-cell>
        </table:table-row>
        <table:table-row table:style-name="ro1">
          <table:table-cell office:value-type="float" office:value="6.1549503" calcext:value-type="float">
            <text:p>6,1549503</text:p>
          </table:table-cell>
          <table:table-cell office:value-type="float" office:value="-3.499999" calcext:value-type="float">
            <text:p>-3,499999</text:p>
          </table:table-cell>
          <table:table-cell office:value-type="float" office:value="6.152" calcext:value-type="float">
            <text:p>6,152</text:p>
          </table:table-cell>
          <table:table-cell office:value-type="float" office:value="-3.535058" calcext:value-type="float">
            <text:p>-3,535058</text:p>
          </table:table-cell>
          <table:table-cell office:value-type="float" office:value="0.0007518" calcext:value-type="float">
            <text:p>0,0007518</text:p>
          </table:table-cell>
          <table:table-cell office:value-type="float" office:value="0.7451785" calcext:value-type="float">
            <text:p>0,7451785</text:p>
          </table:table-cell>
          <table:table-cell table:formula="of:=[.A648]-[.E648]" office:value-type="float" office:value="6.1541985" calcext:value-type="float">
            <text:p>6,1541985</text:p>
          </table:table-cell>
          <table:table-cell table:formula="of:=[.B648]-[.D648]" office:value-type="float" office:value="0.035059" calcext:value-type="float">
            <text:p>0,035059</text:p>
          </table:table-cell>
          <table:table-cell table:formula="of:=[.A648]-[.C648]" office:value-type="float" office:value="0.00295030000000018" calcext:value-type="float">
            <text:p>0,0029503</text:p>
          </table:table-cell>
          <table:table-cell table:formula="of:=[.G648]-[.C648]" office:value-type="float" office:value="0.00219850000000044" calcext:value-type="float">
            <text:p>0,0021985</text:p>
          </table:table-cell>
          <table:table-cell table:formula="of:=[.J648]/[.I648]" office:value-type="float" office:value="0.745178456428261" calcext:value-type="float">
            <text:p>0,7451784564</text:p>
          </table:table-cell>
          <table:table-cell table:formula="of:=[.D648]+[.H648]*[.K648]" office:value-type="float" office:value="-3.50893278849608" calcext:value-type="float">
            <text:p>-3,5089327885</text:p>
          </table:table-cell>
        </table:table-row>
        <table:table-row table:style-name="ro1">
          <table:table-cell office:value-type="float" office:value="6.1559528" calcext:value-type="float">
            <text:p>6,1559528</text:p>
          </table:table-cell>
          <table:table-cell office:value-type="float" office:value="-3.499999" calcext:value-type="float">
            <text:p>-3,499999</text:p>
          </table:table-cell>
          <table:table-cell office:value-type="float" office:value="6.154" calcext:value-type="float">
            <text:p>6,154</text:p>
          </table:table-cell>
          <table:table-cell office:value-type="float" office:value="-3.473874" calcext:value-type="float">
            <text:p>-3,473874</text:p>
          </table:table-cell>
          <table:table-cell office:value-type="float" office:value="0.0007518" calcext:value-type="float">
            <text:p>0,0007518</text:p>
          </table:table-cell>
          <table:table-cell office:value-type="float" office:value="0.6150143" calcext:value-type="float">
            <text:p>0,6150143</text:p>
          </table:table-cell>
          <table:table-cell table:formula="of:=[.A649]-[.E649]" office:value-type="float" office:value="6.155201" calcext:value-type="float">
            <text:p>6,155201</text:p>
          </table:table-cell>
          <table:table-cell table:formula="of:=[.B649]-[.D649]" office:value-type="float" office:value="-0.026125" calcext:value-type="float">
            <text:p>-0,026125</text:p>
          </table:table-cell>
          <table:table-cell table:formula="of:=[.A649]-[.C649]" office:value-type="float" office:value="0.00195279999999975" calcext:value-type="float">
            <text:p>0,0019528</text:p>
          </table:table-cell>
          <table:table-cell table:formula="of:=[.G649]-[.C649]" office:value-type="float" office:value="0.00120100000000001" calcext:value-type="float">
            <text:p>0,001201</text:p>
          </table:table-cell>
          <table:table-cell table:formula="of:=[.J649]/[.I649]" office:value-type="float" office:value="0.615014338385989" calcext:value-type="float">
            <text:p>0,6150143384</text:p>
          </table:table-cell>
          <table:table-cell table:formula="of:=[.D649]+[.H649]*[.K649]" office:value-type="float" office:value="-3.48994124959033" calcext:value-type="float">
            <text:p>-3,4899412496</text:p>
          </table:table-cell>
        </table:table-row>
        <table:table-row table:style-name="ro1">
          <table:table-cell office:value-type="float" office:value="6.1855342" calcext:value-type="float">
            <text:p>6,1855342</text:p>
          </table:table-cell>
          <table:table-cell office:value-type="float" office:value="-3.199999" calcext:value-type="float">
            <text:p>-3,199999</text:p>
          </table:table-cell>
          <table:table-cell office:value-type="float" office:value="6.155" calcext:value-type="float">
            <text:p>6,155</text:p>
          </table:table-cell>
          <table:table-cell office:value-type="float" office:value="-3.516067" calcext:value-type="float">
            <text:p>-3,516067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9753752" calcext:value-type="float">
            <text:p>0,9753752</text:p>
          </table:table-cell>
          <table:table-cell table:formula="of:=[.A650]-[.E650]" office:value-type="float" office:value="6.1847823" calcext:value-type="float">
            <text:p>6,1847823</text:p>
          </table:table-cell>
          <table:table-cell table:formula="of:=[.B650]-[.D650]" office:value-type="float" office:value="0.316068" calcext:value-type="float">
            <text:p>0,316068</text:p>
          </table:table-cell>
          <table:table-cell table:formula="of:=[.A650]-[.C650]" office:value-type="float" office:value="0.0305342" calcext:value-type="float">
            <text:p>0,0305342</text:p>
          </table:table-cell>
          <table:table-cell table:formula="of:=[.G650]-[.C650]" office:value-type="float" office:value="0.0297822999999999" calcext:value-type="float">
            <text:p>0,0297823</text:p>
          </table:table-cell>
          <table:table-cell table:formula="of:=[.J650]/[.I650]" office:value-type="float" office:value="0.975375153107007" calcext:value-type="float">
            <text:p>0,9753751531</text:p>
          </table:table-cell>
          <table:table-cell table:formula="of:=[.D650]+[.H650]*[.K650]" office:value-type="float" office:value="-3.20778212610777" calcext:value-type="float">
            <text:p>-3,2077821261</text:p>
          </table:table-cell>
        </table:table-row>
        <table:table-row table:style-name="ro1">
          <table:table-cell office:value-type="float" office:value="6.1875398" calcext:value-type="float">
            <text:p>6,1875398</text:p>
          </table:table-cell>
          <table:table-cell office:value-type="float" office:value="-3.049999" calcext:value-type="float">
            <text:p>-3,049999</text:p>
          </table:table-cell>
          <table:table-cell office:value-type="float" office:value="6.185" calcext:value-type="float">
            <text:p>6,185</text:p>
          </table:table-cell>
          <table:table-cell office:value-type="float" office:value="-2.891714" calcext:value-type="float">
            <text:p>-2,891714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703894" calcext:value-type="float">
            <text:p>0,703894</text:p>
          </table:table-cell>
          <table:table-cell table:formula="of:=[.A651]-[.E651]" office:value-type="float" office:value="6.18678775" calcext:value-type="float">
            <text:p>6,18678775</text:p>
          </table:table-cell>
          <table:table-cell table:formula="of:=[.B651]-[.D651]" office:value-type="float" office:value="-0.158285" calcext:value-type="float">
            <text:p>-0,158285</text:p>
          </table:table-cell>
          <table:table-cell table:formula="of:=[.A651]-[.C651]" office:value-type="float" office:value="0.00253980000000009" calcext:value-type="float">
            <text:p>0,0025398</text:p>
          </table:table-cell>
          <table:table-cell table:formula="of:=[.G651]-[.C651]" office:value-type="float" office:value="0.00178775000000009" calcext:value-type="float">
            <text:p>0,00178775</text:p>
          </table:table-cell>
          <table:table-cell table:formula="of:=[.J651]/[.I651]" office:value-type="float" office:value="0.703894007402167" calcext:value-type="float">
            <text:p>0,7038940074</text:p>
          </table:table-cell>
          <table:table-cell table:formula="of:=[.D651]+[.H651]*[.K651]" office:value-type="float" office:value="-3.00312986296165" calcext:value-type="float">
            <text:p>-3,003129863</text:p>
          </table:table-cell>
        </table:table-row>
        <table:table-row table:style-name="ro1">
          <table:table-cell office:value-type="float" office:value="6.1895449" calcext:value-type="float">
            <text:p>6,1895449</text:p>
          </table:table-cell>
          <table:table-cell office:value-type="float" office:value="-3.049999" calcext:value-type="float">
            <text:p>-3,049999</text:p>
          </table:table-cell>
          <table:table-cell office:value-type="float" office:value="6.187" calcext:value-type="float">
            <text:p>6,187</text:p>
          </table:table-cell>
          <table:table-cell office:value-type="float" office:value="-3.161414" calcext:value-type="float">
            <text:p>-3,161414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7044874" calcext:value-type="float">
            <text:p>0,7044874</text:p>
          </table:table-cell>
          <table:table-cell table:formula="of:=[.A652]-[.E652]" office:value-type="float" office:value="6.18879285" calcext:value-type="float">
            <text:p>6,18879285</text:p>
          </table:table-cell>
          <table:table-cell table:formula="of:=[.B652]-[.D652]" office:value-type="float" office:value="0.111415" calcext:value-type="float">
            <text:p>0,111415</text:p>
          </table:table-cell>
          <table:table-cell table:formula="of:=[.A652]-[.C652]" office:value-type="float" office:value="0.00254489999999929" calcext:value-type="float">
            <text:p>0,0025449</text:p>
          </table:table-cell>
          <table:table-cell table:formula="of:=[.G652]-[.C652]" office:value-type="float" office:value="0.00179284999999929" calcext:value-type="float">
            <text:p>0,00179285</text:p>
          </table:table-cell>
          <table:table-cell table:formula="of:=[.J652]/[.I652]" office:value-type="float" office:value="0.704487406184835" calcext:value-type="float">
            <text:p>0,7044874062</text:p>
          </table:table-cell>
          <table:table-cell table:formula="of:=[.D652]+[.H652]*[.K652]" office:value-type="float" office:value="-3.08292353563992" calcext:value-type="float">
            <text:p>-3,0829235356</text:p>
          </table:table-cell>
        </table:table-row>
        <table:table-row table:style-name="ro1">
          <table:table-cell office:value-type="float" office:value="6.1900467" calcext:value-type="float">
            <text:p>6,1900467</text:p>
          </table:table-cell>
          <table:table-cell office:value-type="float" office:value="-3.049999" calcext:value-type="float">
            <text:p>-3,049999</text:p>
          </table:table-cell>
          <table:table-cell office:value-type="float" office:value="6.189" calcext:value-type="float">
            <text:p>6,189</text:p>
          </table:table-cell>
          <table:table-cell office:value-type="float" office:value="-2.971508" calcext:value-type="float">
            <text:p>-2,971508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2815038" calcext:value-type="float">
            <text:p>0,2815038</text:p>
          </table:table-cell>
          <table:table-cell table:formula="of:=[.A653]-[.E653]" office:value-type="float" office:value="6.18929465" calcext:value-type="float">
            <text:p>6,18929465</text:p>
          </table:table-cell>
          <table:table-cell table:formula="of:=[.B653]-[.D653]" office:value-type="float" office:value="-0.0784910000000001" calcext:value-type="float">
            <text:p>-0,078491</text:p>
          </table:table-cell>
          <table:table-cell table:formula="of:=[.A653]-[.C653]" office:value-type="float" office:value="0.00104669999999985" calcext:value-type="float">
            <text:p>0,0010467</text:p>
          </table:table-cell>
          <table:table-cell table:formula="of:=[.G653]-[.C653]" office:value-type="float" office:value="0.000294649999999841" calcext:value-type="float">
            <text:p>0,00029465</text:p>
          </table:table-cell>
          <table:table-cell table:formula="of:=[.J653]/[.I653]" office:value-type="float" office:value="0.281503773765056" calcext:value-type="float">
            <text:p>0,2815037738</text:p>
          </table:table-cell>
          <table:table-cell table:formula="of:=[.D653]+[.H653]*[.K653]" office:value-type="float" office:value="-2.99360351270659" calcext:value-type="float">
            <text:p>-2,9936035127</text:p>
          </table:table-cell>
        </table:table-row>
        <table:table-row table:style-name="ro1">
          <table:table-cell office:value-type="float" office:value="6.1910492" calcext:value-type="float">
            <text:p>6,1910492</text:p>
          </table:table-cell>
          <table:table-cell office:value-type="float" office:value="-3.049999" calcext:value-type="float">
            <text:p>-3,049999</text:p>
          </table:table-cell>
          <table:table-cell office:value-type="float" office:value="6.189" calcext:value-type="float">
            <text:p>6,189</text:p>
          </table:table-cell>
          <table:table-cell office:value-type="float" office:value="-3.072094" calcext:value-type="float">
            <text:p>-3,072094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776352" calcext:value-type="float">
            <text:p>0,8776352</text:p>
          </table:table-cell>
          <table:table-cell table:formula="of:=[.A654]-[.E654]" office:value-type="float" office:value="6.19079845" calcext:value-type="float">
            <text:p>6,19079845</text:p>
          </table:table-cell>
          <table:table-cell table:formula="of:=[.B654]-[.D654]" office:value-type="float" office:value="0.0220949999999998" calcext:value-type="float">
            <text:p>0,022095</text:p>
          </table:table-cell>
          <table:table-cell table:formula="of:=[.A654]-[.C654]" office:value-type="float" office:value="0.00204920000000008" calcext:value-type="float">
            <text:p>0,0020492</text:p>
          </table:table-cell>
          <table:table-cell table:formula="of:=[.G654]-[.C654]" office:value-type="float" office:value="0.0017984499999999" calcext:value-type="float">
            <text:p>0,00179845</text:p>
          </table:table-cell>
          <table:table-cell table:formula="of:=[.J654]/[.I654]" office:value-type="float" office:value="0.877635174702236" calcext:value-type="float">
            <text:p>0,8776351747</text:p>
          </table:table-cell>
          <table:table-cell table:formula="of:=[.D654]+[.H654]*[.K654]" office:value-type="float" office:value="-3.05270265081495" calcext:value-type="float">
            <text:p>-3,0527026508</text:p>
          </table:table-cell>
        </table:table-row>
        <table:table-row table:style-name="ro1">
          <table:table-cell office:value-type="float" office:value="6.1915503" calcext:value-type="float">
            <text:p>6,1915503</text:p>
          </table:table-cell>
          <table:table-cell office:value-type="float" office:value="-3.049999" calcext:value-type="float">
            <text:p>-3,049999</text:p>
          </table:table-cell>
          <table:table-cell office:value-type="float" office:value="6.191" calcext:value-type="float">
            <text:p>6,191</text:p>
          </table:table-cell>
          <table:table-cell office:value-type="float" office:value="-3.030607" calcext:value-type="float">
            <text:p>-3,030607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5443395" calcext:value-type="float">
            <text:p>0,5443395</text:p>
          </table:table-cell>
          <table:table-cell table:formula="of:=[.A655]-[.E655]" office:value-type="float" office:value="6.19129955" calcext:value-type="float">
            <text:p>6,19129955</text:p>
          </table:table-cell>
          <table:table-cell table:formula="of:=[.B655]-[.D655]" office:value-type="float" office:value="-0.0193920000000003" calcext:value-type="float">
            <text:p>-0,019392</text:p>
          </table:table-cell>
          <table:table-cell table:formula="of:=[.A655]-[.C655]" office:value-type="float" office:value="0.000550300000000448" calcext:value-type="float">
            <text:p>0,0005503</text:p>
          </table:table-cell>
          <table:table-cell table:formula="of:=[.G655]-[.C655]" office:value-type="float" office:value="0.000299550000000259" calcext:value-type="float">
            <text:p>0,00029955</text:p>
          </table:table-cell>
          <table:table-cell table:formula="of:=[.J655]/[.I655]" office:value-type="float" office:value="0.54433945120846" calcext:value-type="float">
            <text:p>0,5443394512</text:p>
          </table:table-cell>
          <table:table-cell table:formula="of:=[.D655]+[.H655]*[.K655]" office:value-type="float" office:value="-3.04116283063783" calcext:value-type="float">
            <text:p>-3,0411628306</text:p>
          </table:table-cell>
        </table:table-row>
        <table:table-row table:style-name="ro1">
          <table:table-cell office:value-type="float" office:value="6.192052" calcext:value-type="float">
            <text:p>6,192052</text:p>
          </table:table-cell>
          <table:table-cell office:value-type="float" office:value="-3.049999" calcext:value-type="float">
            <text:p>-3,049999</text:p>
          </table:table-cell>
          <table:table-cell office:value-type="float" office:value="6.191" calcext:value-type="float">
            <text:p>6,191</text:p>
          </table:table-cell>
          <table:table-cell office:value-type="float" office:value="-3.060555" calcext:value-type="float">
            <text:p>-3,060555</text:p>
          </table:table-cell>
          <table:table-cell office:value-type="float" office:value="0.00025085" calcext:value-type="float">
            <text:p>0,00025085</text:p>
          </table:table-cell>
          <table:table-cell office:value-type="float" office:value="0.7615494" calcext:value-type="float">
            <text:p>0,7615494</text:p>
          </table:table-cell>
          <table:table-cell table:formula="of:=[.A656]-[.E656]" office:value-type="float" office:value="6.19180115" calcext:value-type="float">
            <text:p>6,19180115</text:p>
          </table:table-cell>
          <table:table-cell table:formula="of:=[.B656]-[.D656]" office:value-type="float" office:value="0.0105559999999998" calcext:value-type="float">
            <text:p>0,010556</text:p>
          </table:table-cell>
          <table:table-cell table:formula="of:=[.A656]-[.C656]" office:value-type="float" office:value="0.0010520000000005" calcext:value-type="float">
            <text:p>0,001052</text:p>
          </table:table-cell>
          <table:table-cell table:formula="of:=[.G656]-[.C656]" office:value-type="float" office:value="0.000801150000000916" calcext:value-type="float">
            <text:p>0,00080115</text:p>
          </table:table-cell>
          <table:table-cell table:formula="of:=[.J656]/[.I656]" office:value-type="float" office:value="0.761549429658306" calcext:value-type="float">
            <text:p>0,7615494297</text:p>
          </table:table-cell>
          <table:table-cell table:formula="of:=[.D656]+[.H656]*[.K656]" office:value-type="float" office:value="-3.05251608422053" calcext:value-type="float">
            <text:p>-3,0525160842</text:p>
          </table:table-cell>
        </table:table-row>
        <table:table-row table:style-name="ro1">
          <table:table-cell office:value-type="float" office:value="6.2194025" calcext:value-type="float">
            <text:p>6,2194025</text:p>
          </table:table-cell>
          <table:table-cell office:value-type="float" office:value="-2.749999" calcext:value-type="float">
            <text:p>-2,749999</text:p>
          </table:table-cell>
          <table:table-cell office:value-type="float" office:value="6.192" calcext:value-type="float">
            <text:p>6,192</text:p>
          </table:table-cell>
          <table:table-cell office:value-type="float" office:value="-3.04196" calcext:value-type="float">
            <text:p>-3,04196</text:p>
          </table:table-cell>
          <table:table-cell office:value-type="float" office:value="0.00025085" calcext:value-type="float">
            <text:p>0,00025085</text:p>
          </table:table-cell>
          <table:table-cell office:value-type="float" office:value="0.9908457" calcext:value-type="float">
            <text:p>0,9908457</text:p>
          </table:table-cell>
          <table:table-cell table:formula="of:=[.A657]-[.E657]" office:value-type="float" office:value="6.21915165" calcext:value-type="float">
            <text:p>6,21915165</text:p>
          </table:table-cell>
          <table:table-cell table:formula="of:=[.B657]-[.D657]" office:value-type="float" office:value="0.291961" calcext:value-type="float">
            <text:p>0,291961</text:p>
          </table:table-cell>
          <table:table-cell table:formula="of:=[.A657]-[.C657]" office:value-type="float" office:value="0.0274025" calcext:value-type="float">
            <text:p>0,0274025</text:p>
          </table:table-cell>
          <table:table-cell table:formula="of:=[.G657]-[.C657]" office:value-type="float" office:value="0.0271516500000004" calcext:value-type="float">
            <text:p>0,02715165</text:p>
          </table:table-cell>
          <table:table-cell table:formula="of:=[.J657]/[.I657]" office:value-type="float" office:value="0.990845725754965" calcext:value-type="float">
            <text:p>0,9908457258</text:p>
          </table:table-cell>
          <table:table-cell table:formula="of:=[.D657]+[.H657]*[.K657]" office:value-type="float" office:value="-2.75267169106285" calcext:value-type="float">
            <text:p>-2,7526716911</text:p>
          </table:table-cell>
        </table:table-row>
        <table:table-row table:style-name="ro1">
          <table:table-cell office:value-type="float" office:value="6.2219093" calcext:value-type="float">
            <text:p>6,2219093</text:p>
          </table:table-cell>
          <table:table-cell office:value-type="float" office:value="-2.599998" calcext:value-type="float">
            <text:p>-2,599998</text:p>
          </table:table-cell>
          <table:table-cell office:value-type="float" office:value="6.219" calcext:value-type="float">
            <text:p>6,219</text:p>
          </table:table-cell>
          <table:table-cell office:value-type="float" office:value="-2.46071" calcext:value-type="float">
            <text:p>-2,46071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6553982" calcext:value-type="float">
            <text:p>0,6553982</text:p>
          </table:table-cell>
          <table:table-cell table:formula="of:=[.A658]-[.E658]" office:value-type="float" office:value="6.22090675" calcext:value-type="float">
            <text:p>6,22090675</text:p>
          </table:table-cell>
          <table:table-cell table:formula="of:=[.B658]-[.D658]" office:value-type="float" office:value="-0.139288" calcext:value-type="float">
            <text:p>-0,139288</text:p>
          </table:table-cell>
          <table:table-cell table:formula="of:=[.A658]-[.C658]" office:value-type="float" office:value="0.00290929999999978" calcext:value-type="float">
            <text:p>0,0029093</text:p>
          </table:table-cell>
          <table:table-cell table:formula="of:=[.G658]-[.C658]" office:value-type="float" office:value="0.00190674999999985" calcext:value-type="float">
            <text:p>0,00190675</text:p>
          </table:table-cell>
          <table:table-cell table:formula="of:=[.J658]/[.I658]" office:value-type="float" office:value="0.655398205753958" calcext:value-type="float">
            <text:p>0,6553982058</text:p>
          </table:table-cell>
          <table:table-cell table:formula="of:=[.D658]+[.H658]*[.K658]" office:value-type="float" office:value="-2.55199910528306" calcext:value-type="float">
            <text:p>-2,5519991053</text:p>
          </table:table-cell>
        </table:table-row>
        <table:table-row table:style-name="ro1">
          <table:table-cell office:value-type="float" office:value="6.2239147" calcext:value-type="float">
            <text:p>6,2239147</text:p>
          </table:table-cell>
          <table:table-cell office:value-type="float" office:value="-2.599998" calcext:value-type="float">
            <text:p>-2,599998</text:p>
          </table:table-cell>
          <table:table-cell office:value-type="float" office:value="6.221" calcext:value-type="float">
            <text:p>6,221</text:p>
          </table:table-cell>
          <table:table-cell office:value-type="float" office:value="-2.691288" calcext:value-type="float">
            <text:p>-2,691288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6560366" calcext:value-type="float">
            <text:p>0,6560366</text:p>
          </table:table-cell>
          <table:table-cell table:formula="of:=[.A659]-[.E659]" office:value-type="float" office:value="6.22291215" calcext:value-type="float">
            <text:p>6,22291215</text:p>
          </table:table-cell>
          <table:table-cell table:formula="of:=[.B659]-[.D659]" office:value-type="float" office:value="0.0912900000000003" calcext:value-type="float">
            <text:p>0,09129</text:p>
          </table:table-cell>
          <table:table-cell table:formula="of:=[.A659]-[.C659]" office:value-type="float" office:value="0.00291469999999983" calcext:value-type="float">
            <text:p>0,0029147</text:p>
          </table:table-cell>
          <table:table-cell table:formula="of:=[.G659]-[.C659]" office:value-type="float" office:value="0.00191214999999989" calcext:value-type="float">
            <text:p>0,00191215</text:p>
          </table:table-cell>
          <table:table-cell table:formula="of:=[.J659]/[.I659]" office:value-type="float" office:value="0.656036641849935" calcext:value-type="float">
            <text:p>0,6560366418</text:p>
          </table:table-cell>
          <table:table-cell table:formula="of:=[.D659]+[.H659]*[.K659]" office:value-type="float" office:value="-2.63139841496552" calcext:value-type="float">
            <text:p>-2,631398415</text:p>
          </table:table-cell>
        </table:table-row>
        <table:table-row table:style-name="ro1">
          <table:table-cell office:value-type="float" office:value="6.2244162" calcext:value-type="float">
            <text:p>6,2244162</text:p>
          </table:table-cell>
          <table:table-cell office:value-type="float" office:value="-2.599998" calcext:value-type="float">
            <text:p>-2,599998</text:p>
          </table:table-cell>
          <table:table-cell office:value-type="float" office:value="6.223" calcext:value-type="float">
            <text:p>6,223</text:p>
          </table:table-cell>
          <table:table-cell office:value-type="float" office:value="-2.540109" calcext:value-type="float">
            <text:p>-2,540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660]-[.E660]" office:value-type="float" office:value="6.2244162" calcext:value-type="float">
            <text:p>6,2244162</text:p>
          </table:table-cell>
          <table:table-cell table:formula="of:=[.B660]-[.D660]" office:value-type="float" office:value="-0.0598889999999996" calcext:value-type="float">
            <text:p>-0,059889</text:p>
          </table:table-cell>
          <table:table-cell table:formula="of:=[.A660]-[.C660]" office:value-type="float" office:value="0.00141620000000042" calcext:value-type="float">
            <text:p>0,0014162</text:p>
          </table:table-cell>
          <table:table-cell table:formula="of:=[.G660]-[.C660]" office:value-type="float" office:value="0.00141620000000042" calcext:value-type="float">
            <text:p>0,0014162</text:p>
          </table:table-cell>
          <table:table-cell table:formula="of:=[.J660]/[.I660]" office:value-type="float" office:value="1" calcext:value-type="float">
            <text:p>1</text:p>
          </table:table-cell>
          <table:table-cell table:formula="of:=[.D660]+[.H660]*[.K660]" office:value-type="float" office:value="-2.599998" calcext:value-type="float">
            <text:p>-2,599998</text:p>
          </table:table-cell>
        </table:table-row>
        <table:table-row table:style-name="ro1">
          <table:table-cell office:value-type="float" office:value="6.2249178" calcext:value-type="float">
            <text:p>6,2249178</text:p>
          </table:table-cell>
          <table:table-cell office:value-type="float" office:value="-2.599998" calcext:value-type="float">
            <text:p>-2,599998</text:p>
          </table:table-cell>
          <table:table-cell office:value-type="float" office:value="6.224" calcext:value-type="float">
            <text:p>6,224</text:p>
          </table:table-cell>
          <table:table-cell office:value-type="float" office:value="-2.659888" calcext:value-type="float">
            <text:p>-2,659888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7270647" calcext:value-type="float">
            <text:p>0,7270647</text:p>
          </table:table-cell>
          <table:table-cell table:formula="of:=[.A661]-[.E661]" office:value-type="float" office:value="6.2246673" calcext:value-type="float">
            <text:p>6,2246673</text:p>
          </table:table-cell>
          <table:table-cell table:formula="of:=[.B661]-[.D661]" office:value-type="float" office:value="0.0598900000000002" calcext:value-type="float">
            <text:p>0,05989</text:p>
          </table:table-cell>
          <table:table-cell table:formula="of:=[.A661]-[.C661]" office:value-type="float" office:value="0.000917799999999858" calcext:value-type="float">
            <text:p>0,0009178</text:p>
          </table:table-cell>
          <table:table-cell table:formula="of:=[.G661]-[.C661]" office:value-type="float" office:value="0.000667299999999926" calcext:value-type="float">
            <text:p>0,0006673</text:p>
          </table:table-cell>
          <table:table-cell table:formula="of:=[.J661]/[.I661]" office:value-type="float" office:value="0.727064719982599" calcext:value-type="float">
            <text:p>0,72706472</text:p>
          </table:table-cell>
          <table:table-cell table:formula="of:=[.D661]+[.H661]*[.K661]" office:value-type="float" office:value="-2.61634409392024" calcext:value-type="float">
            <text:p>-2,6163440939</text:p>
          </table:table-cell>
        </table:table-row>
        <table:table-row table:style-name="ro1">
          <table:table-cell office:value-type="float" office:value="6.2259201" calcext:value-type="float">
            <text:p>6,2259201</text:p>
          </table:table-cell>
          <table:table-cell office:value-type="float" office:value="-2.599998" calcext:value-type="float">
            <text:p>-2,599998</text:p>
          </table:table-cell>
          <table:table-cell office:value-type="float" office:value="6.225" calcext:value-type="float">
            <text:p>6,225</text:p>
          </table:table-cell>
          <table:table-cell office:value-type="float" office:value="-2.556455" calcext:value-type="float">
            <text:p>-2,556455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727747" calcext:value-type="float">
            <text:p>0,727747</text:p>
          </table:table-cell>
          <table:table-cell table:formula="of:=[.A662]-[.E662]" office:value-type="float" office:value="6.2256696" calcext:value-type="float">
            <text:p>6,2256696</text:p>
          </table:table-cell>
          <table:table-cell table:formula="of:=[.B662]-[.D662]" office:value-type="float" office:value="-0.0435430000000001" calcext:value-type="float">
            <text:p>-0,043543</text:p>
          </table:table-cell>
          <table:table-cell table:formula="of:=[.A662]-[.C662]" office:value-type="float" office:value="0.00092010000000009" calcext:value-type="float">
            <text:p>0,0009201</text:p>
          </table:table-cell>
          <table:table-cell table:formula="of:=[.G662]-[.C662]" office:value-type="float" office:value="0.000669600000000159" calcext:value-type="float">
            <text:p>0,0006696</text:p>
          </table:table-cell>
          <table:table-cell table:formula="of:=[.J662]/[.I662]" office:value-type="float" office:value="0.727746984023577" calcext:value-type="float">
            <text:p>0,727746984</text:p>
          </table:table-cell>
          <table:table-cell table:formula="of:=[.D662]+[.H662]*[.K662]" office:value-type="float" office:value="-2.58814328692534" calcext:value-type="float">
            <text:p>-2,5881432869</text:p>
          </table:table-cell>
        </table:table-row>
        <table:table-row table:style-name="ro1">
          <table:table-cell office:value-type="float" office:value="6.2524935" calcext:value-type="float">
            <text:p>6,2524935</text:p>
          </table:table-cell>
          <table:table-cell office:value-type="float" office:value="-2.299998" calcext:value-type="float">
            <text:p>-2,299998</text:p>
          </table:table-cell>
          <table:table-cell office:value-type="float" office:value="6.226" calcext:value-type="float">
            <text:p>6,226</text:p>
          </table:table-cell>
          <table:table-cell office:value-type="float" office:value="-2.631687" calcext:value-type="float">
            <text:p>-2,631687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9905449" calcext:value-type="float">
            <text:p>0,9905449</text:p>
          </table:table-cell>
          <table:table-cell table:formula="of:=[.A663]-[.E663]" office:value-type="float" office:value="6.252243" calcext:value-type="float">
            <text:p>6,252243</text:p>
          </table:table-cell>
          <table:table-cell table:formula="of:=[.B663]-[.D663]" office:value-type="float" office:value="0.331689" calcext:value-type="float">
            <text:p>0,331689</text:p>
          </table:table-cell>
          <table:table-cell table:formula="of:=[.A663]-[.C663]" office:value-type="float" office:value="0.0264934999999999" calcext:value-type="float">
            <text:p>0,0264935</text:p>
          </table:table-cell>
          <table:table-cell table:formula="of:=[.G663]-[.C663]" office:value-type="float" office:value="0.026243" calcext:value-type="float">
            <text:p>0,026243</text:p>
          </table:table-cell>
          <table:table-cell table:formula="of:=[.J663]/[.I663]" office:value-type="float" office:value="0.99054485062374" calcext:value-type="float">
            <text:p>0,9905448506</text:p>
          </table:table-cell>
          <table:table-cell table:formula="of:=[.D663]+[.H663]*[.K663]" office:value-type="float" office:value="-2.30313416904146" calcext:value-type="float">
            <text:p>-2,303134169</text:p>
          </table:table-cell>
        </table:table-row>
        <table:table-row table:style-name="ro1">
          <table:table-cell office:value-type="float" office:value="6.2544989" calcext:value-type="float">
            <text:p>6,2544989</text:p>
          </table:table-cell>
          <table:table-cell office:value-type="float" office:value="-2.149998" calcext:value-type="float">
            <text:p>-2,149998</text:p>
          </table:table-cell>
          <table:table-cell office:value-type="float" office:value="6.252" calcext:value-type="float">
            <text:p>6,252</text:p>
          </table:table-cell>
          <table:table-cell office:value-type="float" office:value="-1.971446" calcext:value-type="float">
            <text:p>-1,971446</text:p>
          </table:table-cell>
          <table:table-cell office:value-type="float" office:value="0.00075195" calcext:value-type="float">
            <text:p>0,00075195</text:p>
          </table:table-cell>
          <table:table-cell office:value-type="float" office:value="0.6990876" calcext:value-type="float">
            <text:p>0,6990876</text:p>
          </table:table-cell>
          <table:table-cell table:formula="of:=[.A664]-[.E664]" office:value-type="float" office:value="6.25374695" calcext:value-type="float">
            <text:p>6,25374695</text:p>
          </table:table-cell>
          <table:table-cell table:formula="of:=[.B664]-[.D664]" office:value-type="float" office:value="-0.178552" calcext:value-type="float">
            <text:p>-0,178552</text:p>
          </table:table-cell>
          <table:table-cell table:formula="of:=[.A664]-[.C664]" office:value-type="float" office:value="0.00249889999999997" calcext:value-type="float">
            <text:p>0,0024989</text:p>
          </table:table-cell>
          <table:table-cell table:formula="of:=[.G664]-[.C664]" office:value-type="float" office:value="0.00174695000000025" calcext:value-type="float">
            <text:p>0,00174695</text:p>
          </table:table-cell>
          <table:table-cell table:formula="of:=[.J664]/[.I664]" office:value-type="float" office:value="0.699087598543466" calcext:value-type="float">
            <text:p>0,6990875985</text:p>
          </table:table-cell>
          <table:table-cell table:formula="of:=[.D664]+[.H664]*[.K664]" office:value-type="float" office:value="-2.09626948889513" calcext:value-type="float">
            <text:p>-2,0962694889</text:p>
          </table:table-cell>
        </table:table-row>
        <table:table-row table:style-name="ro1">
          <table:table-cell office:value-type="float" office:value="6.2560035" calcext:value-type="float">
            <text:p>6,2560035</text:p>
          </table:table-cell>
          <table:table-cell office:value-type="float" office:value="-2.149998" calcext:value-type="float">
            <text:p>-2,149998</text:p>
          </table:table-cell>
          <table:table-cell office:value-type="float" office:value="6.254" calcext:value-type="float">
            <text:p>6,254</text:p>
          </table:table-cell>
          <table:table-cell office:value-type="float" office:value="-2.274822" calcext:value-type="float">
            <text:p>-2,274822</text:p>
          </table:table-cell>
          <table:table-cell office:value-type="float" office:value="0.00075195" calcext:value-type="float">
            <text:p>0,00075195</text:p>
          </table:table-cell>
          <table:table-cell office:value-type="float" office:value="0.6246818" calcext:value-type="float">
            <text:p>0,6246818</text:p>
          </table:table-cell>
          <table:table-cell table:formula="of:=[.A665]-[.E665]" office:value-type="float" office:value="6.25525155" calcext:value-type="float">
            <text:p>6,25525155</text:p>
          </table:table-cell>
          <table:table-cell table:formula="of:=[.B665]-[.D665]" office:value-type="float" office:value="0.124824" calcext:value-type="float">
            <text:p>0,124824</text:p>
          </table:table-cell>
          <table:table-cell table:formula="of:=[.A665]-[.C665]" office:value-type="float" office:value="0.00200350000000071" calcext:value-type="float">
            <text:p>0,0020035</text:p>
          </table:table-cell>
          <table:table-cell table:formula="of:=[.G665]-[.C665]" office:value-type="float" office:value="0.00125155000000099" calcext:value-type="float">
            <text:p>0,00125155</text:p>
          </table:table-cell>
          <table:table-cell table:formula="of:=[.J665]/[.I665]" office:value-type="float" office:value="0.624681806838305" calcext:value-type="float">
            <text:p>0,6246818068</text:p>
          </table:table-cell>
          <table:table-cell table:formula="of:=[.D665]+[.H665]*[.K665]" office:value-type="float" office:value="-2.19684671814322" calcext:value-type="float">
            <text:p>-2,1968467181</text:p>
          </table:table-cell>
        </table:table-row>
        <table:table-row table:style-name="ro1">
          <table:table-cell office:value-type="float" office:value="6.2575078" calcext:value-type="float">
            <text:p>6,2575078</text:p>
          </table:table-cell>
          <table:table-cell office:value-type="float" office:value="-2.149998" calcext:value-type="float">
            <text:p>-2,149998</text:p>
          </table:table-cell>
          <table:table-cell office:value-type="float" office:value="6.255" calcext:value-type="float">
            <text:p>6,255</text:p>
          </table:table-cell>
          <table:table-cell office:value-type="float" office:value="-2.072023" calcext:value-type="float">
            <text:p>-2,0720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666]-[.E666]" office:value-type="float" office:value="6.2575078" calcext:value-type="float">
            <text:p>6,2575078</text:p>
          </table:table-cell>
          <table:table-cell table:formula="of:=[.B666]-[.D666]" office:value-type="float" office:value="-0.0779749999999999" calcext:value-type="float">
            <text:p>-0,077975</text:p>
          </table:table-cell>
          <table:table-cell table:formula="of:=[.A666]-[.C666]" office:value-type="float" office:value="0.00250780000000006" calcext:value-type="float">
            <text:p>0,0025078</text:p>
          </table:table-cell>
          <table:table-cell table:formula="of:=[.G666]-[.C666]" office:value-type="float" office:value="0.00250780000000006" calcext:value-type="float">
            <text:p>0,0025078</text:p>
          </table:table-cell>
          <table:table-cell table:formula="of:=[.J666]/[.I666]" office:value-type="float" office:value="1" calcext:value-type="float">
            <text:p>1</text:p>
          </table:table-cell>
          <table:table-cell table:formula="of:=[.D666]+[.H666]*[.K666]" office:value-type="float" office:value="-2.149998" calcext:value-type="float">
            <text:p>-2,149998</text:p>
          </table:table-cell>
        </table:table-row>
        <table:table-row table:style-name="ro1">
          <table:table-cell office:value-type="float" office:value="6.2580086" calcext:value-type="float">
            <text:p>6,2580086</text:p>
          </table:table-cell>
          <table:table-cell office:value-type="float" office:value="-2.149998" calcext:value-type="float">
            <text:p>-2,149998</text:p>
          </table:table-cell>
          <table:table-cell office:value-type="float" office:value="6.258" calcext:value-type="float">
            <text:p>6,258</text:p>
          </table:table-cell>
          <table:table-cell office:value-type="float" office:value="-2.227973" calcext:value-type="float">
            <text:p>-2,2279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667]-[.E667]" office:value-type="float" office:value="6.2580086" calcext:value-type="float">
            <text:p>6,2580086</text:p>
          </table:table-cell>
          <table:table-cell table:formula="of:=[.B667]-[.D667]" office:value-type="float" office:value="0.0779749999999999" calcext:value-type="float">
            <text:p>0,077975</text:p>
          </table:table-cell>
          <table:table-cell table:formula="of:=[.A667]-[.C667]" office:value-type="float" office:value="0.00000860000000013628" calcext:value-type="float">
            <text:p>0,0000086</text:p>
          </table:table-cell>
          <table:table-cell table:formula="of:=[.G667]-[.C667]" office:value-type="float" office:value="0.00000860000000013628" calcext:value-type="float">
            <text:p>0,0000086</text:p>
          </table:table-cell>
          <table:table-cell table:formula="of:=[.J667]/[.I667]" office:value-type="float" office:value="1" calcext:value-type="float">
            <text:p>1</text:p>
          </table:table-cell>
          <table:table-cell table:formula="of:=[.D667]+[.H667]*[.K667]" office:value-type="float" office:value="-2.149998" calcext:value-type="float">
            <text:p>-2,149998</text:p>
          </table:table-cell>
        </table:table-row>
        <table:table-row table:style-name="ro1">
          <table:table-cell office:value-type="float" office:value="6.2590111" calcext:value-type="float">
            <text:p>6,2590111</text:p>
          </table:table-cell>
          <table:table-cell office:value-type="float" office:value="-2.149998" calcext:value-type="float">
            <text:p>-2,149998</text:p>
          </table:table-cell>
          <table:table-cell office:value-type="float" office:value="6.258" calcext:value-type="float">
            <text:p>6,258</text:p>
          </table:table-cell>
          <table:table-cell office:value-type="float" office:value="-2.072023" calcext:value-type="float">
            <text:p>-2,072023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521017" calcext:value-type="float">
            <text:p>0,7521017</text:p>
          </table:table-cell>
          <table:table-cell table:formula="of:=[.A668]-[.E668]" office:value-type="float" office:value="6.25876045" calcext:value-type="float">
            <text:p>6,25876045</text:p>
          </table:table-cell>
          <table:table-cell table:formula="of:=[.B668]-[.D668]" office:value-type="float" office:value="-0.0779749999999999" calcext:value-type="float">
            <text:p>-0,077975</text:p>
          </table:table-cell>
          <table:table-cell table:formula="of:=[.A668]-[.C668]" office:value-type="float" office:value="0.00101110000000038" calcext:value-type="float">
            <text:p>0,0010111</text:p>
          </table:table-cell>
          <table:table-cell table:formula="of:=[.G668]-[.C668]" office:value-type="float" office:value="0.000760450000000468" calcext:value-type="float">
            <text:p>0,00076045</text:p>
          </table:table-cell>
          <table:table-cell table:formula="of:=[.J668]/[.I668]" office:value-type="float" office:value="0.752101671447122" calcext:value-type="float">
            <text:p>0,7521016714</text:p>
          </table:table-cell>
          <table:table-cell table:formula="of:=[.D668]+[.H668]*[.K668]" office:value-type="float" office:value="-2.13066812783109" calcext:value-type="float">
            <text:p>-2,1306681278</text:p>
          </table:table-cell>
        </table:table-row>
        <table:table-row table:style-name="ro1">
          <table:table-cell office:value-type="float" office:value="6.2864898" calcext:value-type="float">
            <text:p>6,2864898</text:p>
          </table:table-cell>
          <table:table-cell office:value-type="float" office:value="-1.849998" calcext:value-type="float">
            <text:p>-1,849998</text:p>
          </table:table-cell>
          <table:table-cell office:value-type="float" office:value="6.259" calcext:value-type="float">
            <text:p>6,259</text:p>
          </table:table-cell>
          <table:table-cell office:value-type="float" office:value="-2.208643" calcext:value-type="float">
            <text:p>-2,208643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9908875" calcext:value-type="float">
            <text:p>0,9908875</text:p>
          </table:table-cell>
          <table:table-cell table:formula="of:=[.A669]-[.E669]" office:value-type="float" office:value="6.2862393" calcext:value-type="float">
            <text:p>6,2862393</text:p>
          </table:table-cell>
          <table:table-cell table:formula="of:=[.B669]-[.D669]" office:value-type="float" office:value="0.358645" calcext:value-type="float">
            <text:p>0,358645</text:p>
          </table:table-cell>
          <table:table-cell table:formula="of:=[.A669]-[.C669]" office:value-type="float" office:value="0.0274897999999997" calcext:value-type="float">
            <text:p>0,0274898</text:p>
          </table:table-cell>
          <table:table-cell table:formula="of:=[.G669]-[.C669]" office:value-type="float" office:value="0.0272392999999997" calcext:value-type="float">
            <text:p>0,0272393</text:p>
          </table:table-cell>
          <table:table-cell table:formula="of:=[.J669]/[.I669]" office:value-type="float" office:value="0.990887529192648" calcext:value-type="float">
            <text:p>0,9908875292</text:p>
          </table:table-cell>
          <table:table-cell table:formula="of:=[.D669]+[.H669]*[.K669]" office:value-type="float" office:value="-1.8532661420927" calcext:value-type="float">
            <text:p>-1,8532661421</text:p>
          </table:table-cell>
        </table:table-row>
        <table:table-row table:style-name="ro1">
          <table:table-cell office:value-type="float" office:value="6.2890013" calcext:value-type="float">
            <text:p>6,2890013</text:p>
          </table:table-cell>
          <table:table-cell office:value-type="float" office:value="-1.699998" calcext:value-type="float">
            <text:p>-1,699998</text:p>
          </table:table-cell>
          <table:table-cell office:value-type="float" office:value="6.286" calcext:value-type="float">
            <text:p>6,286</text:p>
          </table:table-cell>
          <table:table-cell office:value-type="float" office:value="-1.494621" calcext:value-type="float">
            <text:p>-1,494621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9165362" calcext:value-type="float">
            <text:p>0,9165362</text:p>
          </table:table-cell>
          <table:table-cell table:formula="of:=[.A670]-[.E670]" office:value-type="float" office:value="6.2887508" calcext:value-type="float">
            <text:p>6,2887508</text:p>
          </table:table-cell>
          <table:table-cell table:formula="of:=[.B670]-[.D670]" office:value-type="float" office:value="-0.205377" calcext:value-type="float">
            <text:p>-0,205377</text:p>
          </table:table-cell>
          <table:table-cell table:formula="of:=[.A670]-[.C670]" office:value-type="float" office:value="0.00300130000000021" calcext:value-type="float">
            <text:p>0,0030013</text:p>
          </table:table-cell>
          <table:table-cell table:formula="of:=[.G670]-[.C670]" office:value-type="float" office:value="0.00275080000000028" calcext:value-type="float">
            <text:p>0,0027508</text:p>
          </table:table-cell>
          <table:table-cell table:formula="of:=[.J670]/[.I670]" office:value-type="float" office:value="0.916536167660709" calcext:value-type="float">
            <text:p>0,9165361677</text:p>
          </table:table-cell>
          <table:table-cell table:formula="of:=[.D670]+[.H670]*[.K670]" office:value-type="float" office:value="-1.68285644850565" calcext:value-type="float">
            <text:p>-1,6828564485</text:p>
          </table:table-cell>
        </table:table-row>
        <table:table-row table:style-name="ro1">
          <table:table-cell office:value-type="float" office:value="6.2910069" calcext:value-type="float">
            <text:p>6,2910069</text:p>
          </table:table-cell>
          <table:table-cell office:value-type="float" office:value="-1.699998" calcext:value-type="float">
            <text:p>-1,699998</text:p>
          </table:table-cell>
          <table:table-cell office:value-type="float" office:value="6.289" calcext:value-type="float">
            <text:p>6,289</text:p>
          </table:table-cell>
          <table:table-cell office:value-type="float" office:value="-1.888234" calcext:value-type="float">
            <text:p>-1,888234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7502865" calcext:value-type="float">
            <text:p>0,7502865</text:p>
          </table:table-cell>
          <table:table-cell table:formula="of:=[.A671]-[.E671]" office:value-type="float" office:value="6.29050575" calcext:value-type="float">
            <text:p>6,29050575</text:p>
          </table:table-cell>
          <table:table-cell table:formula="of:=[.B671]-[.D671]" office:value-type="float" office:value="0.188236" calcext:value-type="float">
            <text:p>0,188236</text:p>
          </table:table-cell>
          <table:table-cell table:formula="of:=[.A671]-[.C671]" office:value-type="float" office:value="0.00200690000000048" calcext:value-type="float">
            <text:p>0,0020069</text:p>
          </table:table-cell>
          <table:table-cell table:formula="of:=[.G671]-[.C671]" office:value-type="float" office:value="0.00150575000000064" calcext:value-type="float">
            <text:p>0,00150575</text:p>
          </table:table-cell>
          <table:table-cell table:formula="of:=[.J671]/[.I671]" office:value-type="float" office:value="0.750286511535343" calcext:value-type="float">
            <text:p>0,7502865115</text:p>
          </table:table-cell>
          <table:table-cell table:formula="of:=[.D671]+[.H671]*[.K671]" office:value-type="float" office:value="-1.74700306821463" calcext:value-type="float">
            <text:p>-1,7470030682</text:p>
          </table:table-cell>
        </table:table-row>
        <table:table-row table:style-name="ro1">
          <table:table-cell office:value-type="float" office:value="6.3214582" calcext:value-type="float">
            <text:p>6,3214582</text:p>
          </table:table-cell>
          <table:table-cell office:value-type="float" office:value="-1.249998" calcext:value-type="float">
            <text:p>-1,249998</text:p>
          </table:table-cell>
          <table:table-cell office:value-type="float" office:value="6.291" calcext:value-type="float">
            <text:p>6,291</text:p>
          </table:table-cell>
          <table:table-cell office:value-type="float" office:value="-1.558768" calcext:value-type="float">
            <text:p>-1,558768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17707" calcext:value-type="float">
            <text:p>0,9917707</text:p>
          </table:table-cell>
          <table:table-cell table:formula="of:=[.A672]-[.E672]" office:value-type="float" office:value="6.32120755" calcext:value-type="float">
            <text:p>6,32120755</text:p>
          </table:table-cell>
          <table:table-cell table:formula="of:=[.B672]-[.D672]" office:value-type="float" office:value="0.30877" calcext:value-type="float">
            <text:p>0,30877</text:p>
          </table:table-cell>
          <table:table-cell table:formula="of:=[.A672]-[.C672]" office:value-type="float" office:value="0.0304582" calcext:value-type="float">
            <text:p>0,0304582</text:p>
          </table:table-cell>
          <table:table-cell table:formula="of:=[.G672]-[.C672]" office:value-type="float" office:value="0.0302075500000001" calcext:value-type="float">
            <text:p>0,03020755</text:p>
          </table:table-cell>
          <table:table-cell table:formula="of:=[.J672]/[.I672]" office:value-type="float" office:value="0.991770689009859" calcext:value-type="float">
            <text:p>0,991770689</text:p>
          </table:table-cell>
          <table:table-cell table:formula="of:=[.D672]+[.H672]*[.K672]" office:value-type="float" office:value="-1.25253896435443" calcext:value-type="float">
            <text:p>-1,2525389644</text:p>
          </table:table-cell>
        </table:table-row>
        <table:table-row table:style-name="ro1">
          <table:table-cell office:value-type="float" office:value="6.3224607" calcext:value-type="float">
            <text:p>6,3224607</text:p>
          </table:table-cell>
          <table:table-cell office:value-type="float" office:value="-1.249998" calcext:value-type="float">
            <text:p>-1,249998</text:p>
          </table:table-cell>
          <table:table-cell office:value-type="float" office:value="6.321" calcext:value-type="float">
            <text:p>6,321</text:p>
          </table:table-cell>
          <table:table-cell office:value-type="float" office:value="-0.9437699" calcext:value-type="float">
            <text:p>-0,9437699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8284384" calcext:value-type="float">
            <text:p>0,8284384</text:p>
          </table:table-cell>
          <table:table-cell table:formula="of:=[.A673]-[.E673]" office:value-type="float" office:value="6.3222101" calcext:value-type="float">
            <text:p>6,3222101</text:p>
          </table:table-cell>
          <table:table-cell table:formula="of:=[.B673]-[.D673]" office:value-type="float" office:value="-0.3062281" calcext:value-type="float">
            <text:p>-0,3062281</text:p>
          </table:table-cell>
          <table:table-cell table:formula="of:=[.A673]-[.C673]" office:value-type="float" office:value="0.00146069999999998" calcext:value-type="float">
            <text:p>0,0014607</text:p>
          </table:table-cell>
          <table:table-cell table:formula="of:=[.G673]-[.C673]" office:value-type="float" office:value="0.00121009999999977" calcext:value-type="float">
            <text:p>0,0012101</text:p>
          </table:table-cell>
          <table:table-cell table:formula="of:=[.J673]/[.I673]" office:value-type="float" office:value="0.8284384199355" calcext:value-type="float">
            <text:p>0,8284384199</text:p>
          </table:table-cell>
          <table:table-cell table:formula="of:=[.D673]+[.H673]*[.K673]" office:value-type="float" office:value="-1.19746102330385" calcext:value-type="float">
            <text:p>-1,1974610233</text:p>
          </table:table-cell>
        </table:table-row>
        <table:table-row table:style-name="ro1">
          <table:table-cell office:value-type="float" office:value="6.3244661" calcext:value-type="float">
            <text:p>6,3244661</text:p>
          </table:table-cell>
          <table:table-cell office:value-type="float" office:value="-1.249998" calcext:value-type="float">
            <text:p>-1,249998</text:p>
          </table:table-cell>
          <table:table-cell office:value-type="float" office:value="6.322" calcext:value-type="float">
            <text:p>6,322</text:p>
          </table:table-cell>
          <table:table-cell office:value-type="float" office:value="-1.50369" calcext:value-type="float">
            <text:p>-1,50369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951056" calcext:value-type="float">
            <text:p>0,6951056</text:p>
          </table:table-cell>
          <table:table-cell table:formula="of:=[.A674]-[.E674]" office:value-type="float" office:value="6.3237142" calcext:value-type="float">
            <text:p>6,3237142</text:p>
          </table:table-cell>
          <table:table-cell table:formula="of:=[.B674]-[.D674]" office:value-type="float" office:value="0.253692" calcext:value-type="float">
            <text:p>0,253692</text:p>
          </table:table-cell>
          <table:table-cell table:formula="of:=[.A674]-[.C674]" office:value-type="float" office:value="0.00246610000000036" calcext:value-type="float">
            <text:p>0,0024661</text:p>
          </table:table-cell>
          <table:table-cell table:formula="of:=[.G674]-[.C674]" office:value-type="float" office:value="0.00171420000000033" calcext:value-type="float">
            <text:p>0,0017142</text:p>
          </table:table-cell>
          <table:table-cell table:formula="of:=[.J674]/[.I674]" office:value-type="float" office:value="0.695105632375038" calcext:value-type="float">
            <text:p>0,6951056324</text:p>
          </table:table-cell>
          <table:table-cell table:formula="of:=[.D674]+[.H674]*[.K674]" office:value-type="float" office:value="-1.32734726191151" calcext:value-type="float">
            <text:p>-1,3273472619</text:p>
          </table:table-cell>
        </table:table-row>
        <table:table-row table:style-name="ro1">
          <table:table-cell office:value-type="float" office:value="6.3259699" calcext:value-type="float">
            <text:p>6,3259699</text:p>
          </table:table-cell>
          <table:table-cell office:value-type="float" office:value="-1.249998" calcext:value-type="float">
            <text:p>-1,249998</text:p>
          </table:table-cell>
          <table:table-cell office:value-type="float" office:value="6.324" calcext:value-type="float">
            <text:p>6,324</text:p>
          </table:table-cell>
          <table:table-cell office:value-type="float" office:value="-1.073656" calcext:value-type="float">
            <text:p>-1,073656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183055" calcext:value-type="float">
            <text:p>0,6183055</text:p>
          </table:table-cell>
          <table:table-cell table:formula="of:=[.A675]-[.E675]" office:value-type="float" office:value="6.325218" calcext:value-type="float">
            <text:p>6,325218</text:p>
          </table:table-cell>
          <table:table-cell table:formula="of:=[.B675]-[.D675]" office:value-type="float" office:value="-0.176342" calcext:value-type="float">
            <text:p>-0,176342</text:p>
          </table:table-cell>
          <table:table-cell table:formula="of:=[.A675]-[.C675]" office:value-type="float" office:value="0.00196989999999975" calcext:value-type="float">
            <text:p>0,0019699</text:p>
          </table:table-cell>
          <table:table-cell table:formula="of:=[.G675]-[.C675]" office:value-type="float" office:value="0.00121799999999972" calcext:value-type="float">
            <text:p>0,001218</text:p>
          </table:table-cell>
          <table:table-cell table:formula="of:=[.J675]/[.I675]" office:value-type="float" office:value="0.618305497740939" calcext:value-type="float">
            <text:p>0,6183054977</text:p>
          </table:table-cell>
          <table:table-cell table:formula="of:=[.D675]+[.H675]*[.K675]" office:value-type="float" office:value="-1.18268922808263" calcext:value-type="float">
            <text:p>-1,1826892281</text:p>
          </table:table-cell>
        </table:table-row>
        <table:table-row table:style-name="ro1">
          <table:table-cell office:value-type="float" office:value="6.3269725" calcext:value-type="float">
            <text:p>6,3269725</text:p>
          </table:table-cell>
          <table:table-cell office:value-type="float" office:value="-1.249998" calcext:value-type="float">
            <text:p>-1,249998</text:p>
          </table:table-cell>
          <table:table-cell office:value-type="float" office:value="6.325" calcext:value-type="float">
            <text:p>6,325</text:p>
          </table:table-cell>
          <table:table-cell office:value-type="float" office:value="-1.359032" calcext:value-type="float">
            <text:p>-1,35903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729278" calcext:value-type="float">
            <text:p>0,8729278</text:p>
          </table:table-cell>
          <table:table-cell table:formula="of:=[.A676]-[.E676]" office:value-type="float" office:value="6.32672185" calcext:value-type="float">
            <text:p>6,32672185</text:p>
          </table:table-cell>
          <table:table-cell table:formula="of:=[.B676]-[.D676]" office:value-type="float" office:value="0.109034" calcext:value-type="float">
            <text:p>0,109034</text:p>
          </table:table-cell>
          <table:table-cell table:formula="of:=[.A676]-[.C676]" office:value-type="float" office:value="0.00197249999999993" calcext:value-type="float">
            <text:p>0,0019725</text:p>
          </table:table-cell>
          <table:table-cell table:formula="of:=[.G676]-[.C676]" office:value-type="float" office:value="0.00172185000000002" calcext:value-type="float">
            <text:p>0,00172185</text:p>
          </table:table-cell>
          <table:table-cell table:formula="of:=[.J676]/[.I676]" office:value-type="float" office:value="0.872927756654035" calcext:value-type="float">
            <text:p>0,8729277567</text:p>
          </table:table-cell>
          <table:table-cell table:formula="of:=[.D676]+[.H676]*[.K676]" office:value-type="float" office:value="-1.26385319498098" calcext:value-type="float">
            <text:p>-1,263853195</text:p>
          </table:table-cell>
        </table:table-row>
        <table:table-row table:style-name="ro1">
          <table:table-cell office:value-type="float" office:value="6.327474" calcext:value-type="float">
            <text:p>6,327474</text:p>
          </table:table-cell>
          <table:table-cell office:value-type="float" office:value="-1.249998" calcext:value-type="float">
            <text:p>-1,249998</text:p>
          </table:table-cell>
          <table:table-cell office:value-type="float" office:value="6.327" calcext:value-type="float">
            <text:p>6,327</text:p>
          </table:table-cell>
          <table:table-cell office:value-type="float" office:value="-1.15482" calcext:value-type="float">
            <text:p>-1,1548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4712026" calcext:value-type="float">
            <text:p>0,4712026</text:p>
          </table:table-cell>
          <table:table-cell table:formula="of:=[.A677]-[.E677]" office:value-type="float" office:value="6.32722335" calcext:value-type="float">
            <text:p>6,32722335</text:p>
          </table:table-cell>
          <table:table-cell table:formula="of:=[.B677]-[.D677]" office:value-type="float" office:value="-0.095178" calcext:value-type="float">
            <text:p>-0,095178</text:p>
          </table:table-cell>
          <table:table-cell table:formula="of:=[.A677]-[.C677]" office:value-type="float" office:value="0.000473999999999641" calcext:value-type="float">
            <text:p>0,000474</text:p>
          </table:table-cell>
          <table:table-cell table:formula="of:=[.G677]-[.C677]" office:value-type="float" office:value="0.000223349999999733" calcext:value-type="float">
            <text:p>0,00022335</text:p>
          </table:table-cell>
          <table:table-cell table:formula="of:=[.J677]/[.I677]" office:value-type="float" office:value="0.471202531645364" calcext:value-type="float">
            <text:p>0,4712025316</text:p>
          </table:table-cell>
          <table:table-cell table:formula="of:=[.D677]+[.H677]*[.K677]" office:value-type="float" office:value="-1.19966811455694" calcext:value-type="float">
            <text:p>-1,1996681146</text:p>
          </table:table-cell>
        </table:table-row>
        <table:table-row table:style-name="ro1">
          <table:table-cell office:value-type="float" office:value="6.3554233" calcext:value-type="float">
            <text:p>6,3554233</text:p>
          </table:table-cell>
          <table:table-cell office:value-type="float" office:value="-0.7999984" calcext:value-type="float">
            <text:p>-0,7999984</text:p>
          </table:table-cell>
          <table:table-cell office:value-type="float" office:value="6.327" calcext:value-type="float">
            <text:p>6,327</text:p>
          </table:table-cell>
          <table:table-cell office:value-type="float" office:value="-1.294847" calcext:value-type="float">
            <text:p>-1,294847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11816" calcext:value-type="float">
            <text:p>0,9911816</text:p>
          </table:table-cell>
          <table:table-cell table:formula="of:=[.A678]-[.E678]" office:value-type="float" office:value="6.35517265" calcext:value-type="float">
            <text:p>6,35517265</text:p>
          </table:table-cell>
          <table:table-cell table:formula="of:=[.B678]-[.D678]" office:value-type="float" office:value="0.4948486" calcext:value-type="float">
            <text:p>0,4948486</text:p>
          </table:table-cell>
          <table:table-cell table:formula="of:=[.A678]-[.C678]" office:value-type="float" office:value="0.0284233" calcext:value-type="float">
            <text:p>0,0284233</text:p>
          </table:table-cell>
          <table:table-cell table:formula="of:=[.G678]-[.C678]" office:value-type="float" office:value="0.0281726500000001" calcext:value-type="float">
            <text:p>0,02817265</text:p>
          </table:table-cell>
          <table:table-cell table:formula="of:=[.J678]/[.I678]" office:value-type="float" office:value="0.991181530645635" calcext:value-type="float">
            <text:p>0,9911815306</text:p>
          </table:table-cell>
          <table:table-cell table:formula="of:=[.D678]+[.H678]*[.K678]" office:value-type="float" office:value="-0.80436220721415" calcext:value-type="float">
            <text:p>-0,8043622072</text:p>
          </table:table-cell>
        </table:table-row>
        <table:table-row table:style-name="ro1">
          <table:table-cell office:value-type="float" office:value="6.3564258" calcext:value-type="float">
            <text:p>6,3564258</text:p>
          </table:table-cell>
          <table:table-cell office:value-type="float" office:value="-0.7999984" calcext:value-type="float">
            <text:p>-0,7999984</text:p>
          </table:table-cell>
          <table:table-cell office:value-type="float" office:value="6.355" calcext:value-type="float">
            <text:p>6,355</text:p>
          </table:table-cell>
          <table:table-cell office:value-type="float" office:value="-0.309514" calcext:value-type="float">
            <text:p>-0,309514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24204" calcext:value-type="float">
            <text:p>0,824204</text:p>
          </table:table-cell>
          <table:table-cell table:formula="of:=[.A679]-[.E679]" office:value-type="float" office:value="6.35617515" calcext:value-type="float">
            <text:p>6,35617515</text:p>
          </table:table-cell>
          <table:table-cell table:formula="of:=[.B679]-[.D679]" office:value-type="float" office:value="-0.4904844" calcext:value-type="float">
            <text:p>-0,4904844</text:p>
          </table:table-cell>
          <table:table-cell table:formula="of:=[.A679]-[.C679]" office:value-type="float" office:value="0.00142579999999981" calcext:value-type="float">
            <text:p>0,0014258</text:p>
          </table:table-cell>
          <table:table-cell table:formula="of:=[.G679]-[.C679]" office:value-type="float" office:value="0.0011751499999999" calcext:value-type="float">
            <text:p>0,00117515</text:p>
          </table:table-cell>
          <table:table-cell table:formula="of:=[.J679]/[.I679]" office:value-type="float" office:value="0.824203955674049" calcext:value-type="float">
            <text:p>0,8242039557</text:p>
          </table:table-cell>
          <table:table-cell table:formula="of:=[.D679]+[.H679]*[.K679]" office:value-type="float" office:value="-0.713773182676412" calcext:value-type="float">
            <text:p>-0,7137731827</text:p>
          </table:table-cell>
        </table:table-row>
        <table:table-row table:style-name="ro1">
          <table:table-cell office:value-type="float" office:value="6.3589327" calcext:value-type="float">
            <text:p>6,3589327</text:p>
          </table:table-cell>
          <table:table-cell office:value-type="float" office:value="-0.7999984" calcext:value-type="float">
            <text:p>-0,7999984</text:p>
          </table:table-cell>
          <table:table-cell office:value-type="float" office:value="6.356" calcext:value-type="float">
            <text:p>6,356</text:p>
          </table:table-cell>
          <table:table-cell office:value-type="float" office:value="-1.204258" calcext:value-type="float">
            <text:p>-1,204258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145327" calcext:value-type="float">
            <text:p>0,9145327</text:p>
          </table:table-cell>
          <table:table-cell table:formula="of:=[.A680]-[.E680]" office:value-type="float" office:value="6.35868205" calcext:value-type="float">
            <text:p>6,35868205</text:p>
          </table:table-cell>
          <table:table-cell table:formula="of:=[.B680]-[.D680]" office:value-type="float" office:value="0.4042596" calcext:value-type="float">
            <text:p>0,4042596</text:p>
          </table:table-cell>
          <table:table-cell table:formula="of:=[.A680]-[.C680]" office:value-type="float" office:value="0.00293270000000057" calcext:value-type="float">
            <text:p>0,0029327</text:p>
          </table:table-cell>
          <table:table-cell table:formula="of:=[.G680]-[.C680]" office:value-type="float" office:value="0.00268205000000066" calcext:value-type="float">
            <text:p>0,00268205</text:p>
          </table:table-cell>
          <table:table-cell table:formula="of:=[.J680]/[.I680]" office:value-type="float" office:value="0.91453268319301" calcext:value-type="float">
            <text:p>0,9145326832</text:p>
          </table:table-cell>
          <table:table-cell table:formula="of:=[.D680]+[.H680]*[.K680]" office:value-type="float" office:value="-0.834549383305467" calcext:value-type="float">
            <text:p>-0,8345493833</text:p>
          </table:table-cell>
        </table:table-row>
        <table:table-row table:style-name="ro1">
          <table:table-cell office:value-type="float" office:value="6.3890297" calcext:value-type="float">
            <text:p>6,3890297</text:p>
          </table:table-cell>
          <table:table-cell office:value-type="float" office:value="-0.3499984" calcext:value-type="float">
            <text:p>-0,3499984</text:p>
          </table:table-cell>
          <table:table-cell office:value-type="float" office:value="6.359" calcext:value-type="float">
            <text:p>6,359</text:p>
          </table:table-cell>
          <table:table-cell office:value-type="float" office:value="-0.4302902" calcext:value-type="float">
            <text:p>-0,4302902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9916583" calcext:value-type="float">
            <text:p>0,9916583</text:p>
          </table:table-cell>
          <table:table-cell table:formula="of:=[.A681]-[.E681]" office:value-type="float" office:value="6.3887792" calcext:value-type="float">
            <text:p>6,3887792</text:p>
          </table:table-cell>
          <table:table-cell table:formula="of:=[.B681]-[.D681]" office:value-type="float" office:value="0.0802918" calcext:value-type="float">
            <text:p>0,0802918</text:p>
          </table:table-cell>
          <table:table-cell table:formula="of:=[.A681]-[.C681]" office:value-type="float" office:value="0.0300297" calcext:value-type="float">
            <text:p>0,0300297</text:p>
          </table:table-cell>
          <table:table-cell table:formula="of:=[.G681]-[.C681]" office:value-type="float" office:value="0.0297792000000001" calcext:value-type="float">
            <text:p>0,0297792</text:p>
          </table:table-cell>
          <table:table-cell table:formula="of:=[.J681]/[.I681]" office:value-type="float" office:value="0.991658258324261" calcext:value-type="float">
            <text:p>0,9916582583</text:p>
          </table:table-cell>
          <table:table-cell table:formula="of:=[.D681]+[.H681]*[.K681]" office:value-type="float" office:value="-0.35066817345428" calcext:value-type="float">
            <text:p>-0,3506681735</text:p>
          </table:table-cell>
        </table:table-row>
        <table:table-row table:style-name="ro1">
          <table:table-cell office:value-type="float" office:value="6.3905338" calcext:value-type="float">
            <text:p>6,3905338</text:p>
          </table:table-cell>
          <table:table-cell office:value-type="float" office:value="-0.3499984" calcext:value-type="float">
            <text:p>-0,3499984</text:p>
          </table:table-cell>
          <table:table-cell office:value-type="float" office:value="6.389" calcext:value-type="float">
            <text:p>6,389</text:p>
          </table:table-cell>
          <table:table-cell office:value-type="float" office:value="-0.2703764" calcext:value-type="float">
            <text:p>-0,2703764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366802" calcext:value-type="float">
            <text:p>0,8366802</text:p>
          </table:table-cell>
          <table:table-cell table:formula="of:=[.A682]-[.E682]" office:value-type="float" office:value="6.3902833" calcext:value-type="float">
            <text:p>6,3902833</text:p>
          </table:table-cell>
          <table:table-cell table:formula="of:=[.B682]-[.D682]" office:value-type="float" office:value="-0.079622" calcext:value-type="float">
            <text:p>-0,079622</text:p>
          </table:table-cell>
          <table:table-cell table:formula="of:=[.A682]-[.C682]" office:value-type="float" office:value="0.00153379999999981" calcext:value-type="float">
            <text:p>0,0015338</text:p>
          </table:table-cell>
          <table:table-cell table:formula="of:=[.G682]-[.C682]" office:value-type="float" office:value="0.00128329999999988" calcext:value-type="float">
            <text:p>0,0012833</text:p>
          </table:table-cell>
          <table:table-cell table:formula="of:=[.J682]/[.I682]" office:value-type="float" office:value="0.836680140826729" calcext:value-type="float">
            <text:p>0,8366801408</text:p>
          </table:table-cell>
          <table:table-cell table:formula="of:=[.D682]+[.H682]*[.K682]" office:value-type="float" office:value="-0.336994546172906" calcext:value-type="float">
            <text:p>-0,3369945462</text:p>
          </table:table-cell>
        </table:table-row>
        <table:table-row table:style-name="ro1">
          <table:table-cell office:value-type="float" office:value="6.3925389" calcext:value-type="float">
            <text:p>6,3925389</text:p>
          </table:table-cell>
          <table:table-cell office:value-type="float" office:value="-0.3499984" calcext:value-type="float">
            <text:p>-0,3499984</text:p>
          </table:table-cell>
          <table:table-cell office:value-type="float" office:value="6.39" calcext:value-type="float">
            <text:p>6,39</text:p>
          </table:table-cell>
          <table:table-cell office:value-type="float" office:value="-0.4166165" calcext:value-type="float">
            <text:p>-0,4166165</text:p>
          </table:table-cell>
          <table:table-cell office:value-type="float" office:value="0.00075195" calcext:value-type="float">
            <text:p>0,00075195</text:p>
          </table:table-cell>
          <table:table-cell office:value-type="float" office:value="0.7038284" calcext:value-type="float">
            <text:p>0,7038284</text:p>
          </table:table-cell>
          <table:table-cell table:formula="of:=[.A683]-[.E683]" office:value-type="float" office:value="6.39178695" calcext:value-type="float">
            <text:p>6,39178695</text:p>
          </table:table-cell>
          <table:table-cell table:formula="of:=[.B683]-[.D683]" office:value-type="float" office:value="0.0666181" calcext:value-type="float">
            <text:p>0,0666181</text:p>
          </table:table-cell>
          <table:table-cell table:formula="of:=[.A683]-[.C683]" office:value-type="float" office:value="0.00253890000000023" calcext:value-type="float">
            <text:p>0,0025389</text:p>
          </table:table-cell>
          <table:table-cell table:formula="of:=[.G683]-[.C683]" office:value-type="float" office:value="0.00178695000000051" calcext:value-type="float">
            <text:p>0,00178695</text:p>
          </table:table-cell>
          <table:table-cell table:formula="of:=[.J683]/[.I683]" office:value-type="float" office:value="0.703828429635017" calcext:value-type="float">
            <text:p>0,7038284296</text:p>
          </table:table-cell>
          <table:table-cell table:formula="of:=[.D683]+[.H683]*[.K683]" office:value-type="float" office:value="-0.369728787291731" calcext:value-type="float">
            <text:p>-0,3697287873</text:p>
          </table:table-cell>
        </table:table-row>
        <table:table-row table:style-name="ro1">
          <table:table-cell office:value-type="float" office:value="6.3950455" calcext:value-type="float">
            <text:p>6,3950455</text:p>
          </table:table-cell>
          <table:table-cell office:value-type="float" office:value="-0.3499984" calcext:value-type="float">
            <text:p>-0,3499984</text:p>
          </table:table-cell>
          <table:table-cell office:value-type="float" office:value="6.392" calcext:value-type="float">
            <text:p>6,392</text:p>
          </table:table-cell>
          <table:table-cell office:value-type="float" office:value="-0.3031107" calcext:value-type="float">
            <text:p>-0,3031107</text:p>
          </table:table-cell>
          <table:table-cell office:value-type="float" office:value="0.00075195" calcext:value-type="float">
            <text:p>0,00075195</text:p>
          </table:table-cell>
          <table:table-cell office:value-type="float" office:value="0.7530947" calcext:value-type="float">
            <text:p>0,7530947</text:p>
          </table:table-cell>
          <table:table-cell table:formula="of:=[.A684]-[.E684]" office:value-type="float" office:value="6.39429355" calcext:value-type="float">
            <text:p>6,39429355</text:p>
          </table:table-cell>
          <table:table-cell table:formula="of:=[.B684]-[.D684]" office:value-type="float" office:value="-0.0468877" calcext:value-type="float">
            <text:p>-0,0468877</text:p>
          </table:table-cell>
          <table:table-cell table:formula="of:=[.A684]-[.C684]" office:value-type="float" office:value="0.00304549999999981" calcext:value-type="float">
            <text:p>0,0030455</text:p>
          </table:table-cell>
          <table:table-cell table:formula="of:=[.G684]-[.C684]" office:value-type="float" office:value="0.00229355000000009" calcext:value-type="float">
            <text:p>0,00229355</text:p>
          </table:table-cell>
          <table:table-cell table:formula="of:=[.J684]/[.I684]" office:value-type="float" office:value="0.75309472992948" calcext:value-type="float">
            <text:p>0,7530947299</text:p>
          </table:table-cell>
          <table:table-cell table:formula="of:=[.D684]+[.H684]*[.K684]" office:value-type="float" office:value="-0.338421579768514" calcext:value-type="float">
            <text:p>-0,3384215798</text:p>
          </table:table-cell>
        </table:table-row>
        <table:table-row table:style-name="ro1">
          <table:table-cell office:value-type="float" office:value="6.3955475" calcext:value-type="float">
            <text:p>6,3955475</text:p>
          </table:table-cell>
          <table:table-cell office:value-type="float" office:value="-0.3499984" calcext:value-type="float">
            <text:p>-0,3499984</text:p>
          </table:table-cell>
          <table:table-cell office:value-type="float" office:value="6.394" calcext:value-type="float">
            <text:p>6,394</text:p>
          </table:table-cell>
          <table:table-cell office:value-type="float" office:value="-0.3853093" calcext:value-type="float">
            <text:p>-0,38530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685]-[.E685]" office:value-type="float" office:value="6.3955475" calcext:value-type="float">
            <text:p>6,3955475</text:p>
          </table:table-cell>
          <table:table-cell table:formula="of:=[.B685]-[.D685]" office:value-type="float" office:value="0.0353109" calcext:value-type="float">
            <text:p>0,0353109</text:p>
          </table:table-cell>
          <table:table-cell table:formula="of:=[.A685]-[.C685]" office:value-type="float" office:value="0.00154750000000004" calcext:value-type="float">
            <text:p>0,0015475</text:p>
          </table:table-cell>
          <table:table-cell table:formula="of:=[.G685]-[.C685]" office:value-type="float" office:value="0.00154750000000004" calcext:value-type="float">
            <text:p>0,0015475</text:p>
          </table:table-cell>
          <table:table-cell table:formula="of:=[.J685]/[.I685]" office:value-type="float" office:value="1" calcext:value-type="float">
            <text:p>1</text:p>
          </table:table-cell>
          <table:table-cell table:formula="of:=[.D685]+[.H685]*[.K685]" office:value-type="float" office:value="-0.3499984" calcext:value-type="float">
            <text:p>-0,3499984</text:p>
          </table:table-cell>
        </table:table-row>
        <table:table-row table:style-name="ro1">
          <table:table-cell office:value-type="float" office:value="6.3965496" calcext:value-type="float">
            <text:p>6,3965496</text:p>
          </table:table-cell>
          <table:table-cell office:value-type="float" office:value="-0.3499984" calcext:value-type="float">
            <text:p>-0,3499984</text:p>
          </table:table-cell>
          <table:table-cell office:value-type="float" office:value="6.396" calcext:value-type="float">
            <text:p>6,396</text:p>
          </table:table-cell>
          <table:table-cell office:value-type="float" office:value="-0.3146875" calcext:value-type="float">
            <text:p>-0,31468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686]-[.E686]" office:value-type="float" office:value="6.3965496" calcext:value-type="float">
            <text:p>6,3965496</text:p>
          </table:table-cell>
          <table:table-cell table:formula="of:=[.B686]-[.D686]" office:value-type="float" office:value="-0.0353109" calcext:value-type="float">
            <text:p>-0,0353109</text:p>
          </table:table-cell>
          <table:table-cell table:formula="of:=[.A686]-[.C686]" office:value-type="float" office:value="0.000549600000000261" calcext:value-type="float">
            <text:p>0,0005496</text:p>
          </table:table-cell>
          <table:table-cell table:formula="of:=[.G686]-[.C686]" office:value-type="float" office:value="0.000549600000000261" calcext:value-type="float">
            <text:p>0,0005496</text:p>
          </table:table-cell>
          <table:table-cell table:formula="of:=[.J686]/[.I686]" office:value-type="float" office:value="1" calcext:value-type="float">
            <text:p>1</text:p>
          </table:table-cell>
          <table:table-cell table:formula="of:=[.D686]+[.H686]*[.K686]" office:value-type="float" office:value="-0.3499984" calcext:value-type="float">
            <text:p>-0,3499984</text:p>
          </table:table-cell>
        </table:table-row>
        <table:table-row table:style-name="ro1">
          <table:table-cell office:value-type="float" office:value="6.3970508" calcext:value-type="float">
            <text:p>6,3970508</text:p>
          </table:table-cell>
          <table:table-cell office:value-type="float" office:value="-0.3499984" calcext:value-type="float">
            <text:p>-0,3499984</text:p>
          </table:table-cell>
          <table:table-cell office:value-type="float" office:value="6.397" calcext:value-type="float">
            <text:p>6,397</text:p>
          </table:table-cell>
          <table:table-cell office:value-type="float" office:value="-0.3853093" calcext:value-type="float">
            <text:p>-0,3853093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-3.933071" calcext:value-type="float">
            <text:p>-3,933071</text:p>
          </table:table-cell>
          <table:table-cell table:formula="of:=[.A687]-[.E687]" office:value-type="float" office:value="6.3968002" calcext:value-type="float">
            <text:p>6,3968002</text:p>
          </table:table-cell>
          <table:table-cell table:formula="of:=[.B687]-[.D687]" office:value-type="float" office:value="0.0353109" calcext:value-type="float">
            <text:p>0,0353109</text:p>
          </table:table-cell>
          <table:table-cell table:formula="of:=[.A687]-[.C687]" office:value-type="float" office:value="0.0000507999999994624" calcext:value-type="float">
            <text:p>0,0000508</text:p>
          </table:table-cell>
          <table:table-cell table:formula="of:=[.G687]-[.C687]" office:value-type="float" office:value="-0.000199800000000749" calcext:value-type="float">
            <text:p>-0,0001998</text:p>
          </table:table-cell>
          <table:table-cell table:formula="of:=[.J687]/[.I687]" office:value-type="float" office:value="-3.93307086619811" calcext:value-type="float">
            <text:p>-3,9330708662</text:p>
          </table:table-cell>
          <table:table-cell table:formula="of:=[.D687]+[.H687]*[.K687]" office:value-type="float" office:value="-0.524189572049235" calcext:value-type="float">
            <text:p>-0,524189572</text:p>
          </table:table-cell>
        </table:table-row>
        <table:table-row table:style-name="ro1">
          <table:table-cell office:value-type="float" office:value="6.423913" calcext:value-type="float">
            <text:p>6,423913</text:p>
          </table:table-cell>
          <table:table-cell office:value-type="float" office:value="0.1000016" calcext:value-type="float">
            <text:p>0,1000016</text:p>
          </table:table-cell>
          <table:table-cell office:value-type="float" office:value="6.397" calcext:value-type="float">
            <text:p>6,397</text:p>
          </table:table-cell>
          <table:table-cell office:value-type="float" office:value="-0.4888787" calcext:value-type="float">
            <text:p>-0,4888787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9720618" calcext:value-type="float">
            <text:p>0,9720618</text:p>
          </table:table-cell>
          <table:table-cell table:formula="of:=[.A688]-[.E688]" office:value-type="float" office:value="6.4231611" calcext:value-type="float">
            <text:p>6,4231611</text:p>
          </table:table-cell>
          <table:table-cell table:formula="of:=[.B688]-[.D688]" office:value-type="float" office:value="0.5888803" calcext:value-type="float">
            <text:p>0,5888803</text:p>
          </table:table-cell>
          <table:table-cell table:formula="of:=[.A688]-[.C688]" office:value-type="float" office:value="0.0269129999999995" calcext:value-type="float">
            <text:p>0,026913</text:p>
          </table:table-cell>
          <table:table-cell table:formula="of:=[.G688]-[.C688]" office:value-type="float" office:value="0.0261610999999995" calcext:value-type="float">
            <text:p>0,0261611</text:p>
          </table:table-cell>
          <table:table-cell table:formula="of:=[.J688]/[.I688]" office:value-type="float" office:value="0.972061828855942" calcext:value-type="float">
            <text:p>0,9720618289</text:p>
          </table:table-cell>
          <table:table-cell table:formula="of:=[.D688]+[.H688]*[.K688]" office:value-type="float" office:value="0.0835493613952356" calcext:value-type="float">
            <text:p>0,0835493614</text:p>
          </table:table-cell>
        </table:table-row>
        <table:table-row table:style-name="ro1">
          <table:table-cell office:value-type="float" office:value="6.4254171" calcext:value-type="float">
            <text:p>6,4254171</text:p>
          </table:table-cell>
          <table:table-cell office:value-type="float" office:value="0.1000016" calcext:value-type="float">
            <text:p>0,1000016</text:p>
          </table:table-cell>
          <table:table-cell office:value-type="float" office:value="6.423" calcext:value-type="float">
            <text:p>6,423</text:p>
          </table:table-cell>
          <table:table-cell office:value-type="float" office:value="0.6724297" calcext:value-type="float">
            <text:p>0,6724297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889247" calcext:value-type="float">
            <text:p>0,6889247</text:p>
          </table:table-cell>
          <table:table-cell table:formula="of:=[.A689]-[.E689]" office:value-type="float" office:value="6.4246652" calcext:value-type="float">
            <text:p>6,4246652</text:p>
          </table:table-cell>
          <table:table-cell table:formula="of:=[.B689]-[.D689]" office:value-type="float" office:value="-0.5724281" calcext:value-type="float">
            <text:p>-0,5724281</text:p>
          </table:table-cell>
          <table:table-cell table:formula="of:=[.A689]-[.C689]" office:value-type="float" office:value="0.00241709999999973" calcext:value-type="float">
            <text:p>0,0024171</text:p>
          </table:table-cell>
          <table:table-cell table:formula="of:=[.G689]-[.C689]" office:value-type="float" office:value="0.0016651999999997" calcext:value-type="float">
            <text:p>0,0016652</text:p>
          </table:table-cell>
          <table:table-cell table:formula="of:=[.J689]/[.I689]" office:value-type="float" office:value="0.688924744528521" calcext:value-type="float">
            <text:p>0,6889247445</text:p>
          </table:table-cell>
          <table:table-cell table:formula="of:=[.D689]+[.H689]*[.K689]" office:value-type="float" office:value="0.278069817446553" calcext:value-type="float">
            <text:p>0,2780698174</text:p>
          </table:table-cell>
        </table:table-row>
        <table:table-row table:style-name="ro1">
          <table:table-cell office:value-type="float" office:value="6.4264194" calcext:value-type="float">
            <text:p>6,4264194</text:p>
          </table:table-cell>
          <table:table-cell office:value-type="float" office:value="0.1000016" calcext:value-type="float">
            <text:p>0,1000016</text:p>
          </table:table-cell>
          <table:table-cell office:value-type="float" office:value="6.425" calcext:value-type="float">
            <text:p>6,425</text:p>
          </table:table-cell>
          <table:table-cell office:value-type="float" office:value="-0.2943583" calcext:value-type="float">
            <text:p>-0,2943583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234113" calcext:value-type="float">
            <text:p>0,8234113</text:p>
          </table:table-cell>
          <table:table-cell table:formula="of:=[.A690]-[.E690]" office:value-type="float" office:value="6.42616875" calcext:value-type="float">
            <text:p>6,42616875</text:p>
          </table:table-cell>
          <table:table-cell table:formula="of:=[.B690]-[.D690]" office:value-type="float" office:value="0.3943599" calcext:value-type="float">
            <text:p>0,3943599</text:p>
          </table:table-cell>
          <table:table-cell table:formula="of:=[.A690]-[.C690]" office:value-type="float" office:value="0.00141940000000051" calcext:value-type="float">
            <text:p>0,0014194</text:p>
          </table:table-cell>
          <table:table-cell table:formula="of:=[.G690]-[.C690]" office:value-type="float" office:value="0.00116875000000061" calcext:value-type="float">
            <text:p>0,00116875</text:p>
          </table:table-cell>
          <table:table-cell table:formula="of:=[.J690]/[.I690]" office:value-type="float" office:value="0.823411300549657" calcext:value-type="float">
            <text:p>0,8234113005</text:p>
          </table:table-cell>
          <table:table-cell table:formula="of:=[.D690]+[.H690]*[.K690]" office:value-type="float" office:value="0.0303620981436327" calcext:value-type="float">
            <text:p>0,0303620981</text:p>
          </table:table-cell>
        </table:table-row>
        <table:table-row table:style-name="ro1">
          <table:table-cell office:value-type="float" office:value="6.4284263" calcext:value-type="float">
            <text:p>6,4284263</text:p>
          </table:table-cell>
          <table:table-cell office:value-type="float" office:value="0.1000016" calcext:value-type="float">
            <text:p>0,1000016</text:p>
          </table:table-cell>
          <table:table-cell office:value-type="float" office:value="6.426" calcext:value-type="float">
            <text:p>6,426</text:p>
          </table:table-cell>
          <table:table-cell office:value-type="float" office:value="0.424722" calcext:value-type="float">
            <text:p>0,42472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966945" calcext:value-type="float">
            <text:p>0,8966945</text:p>
          </table:table-cell>
          <table:table-cell table:formula="of:=[.A691]-[.E691]" office:value-type="float" office:value="6.42817565" calcext:value-type="float">
            <text:p>6,42817565</text:p>
          </table:table-cell>
          <table:table-cell table:formula="of:=[.B691]-[.D691]" office:value-type="float" office:value="-0.3247204" calcext:value-type="float">
            <text:p>-0,3247204</text:p>
          </table:table-cell>
          <table:table-cell table:formula="of:=[.A691]-[.C691]" office:value-type="float" office:value="0.00242629999999977" calcext:value-type="float">
            <text:p>0,0024263</text:p>
          </table:table-cell>
          <table:table-cell table:formula="of:=[.G691]-[.C691]" office:value-type="float" office:value="0.00217564999999986" calcext:value-type="float">
            <text:p>0,00217565</text:p>
          </table:table-cell>
          <table:table-cell table:formula="of:=[.J691]/[.I691]" office:value-type="float" office:value="0.896694555496051" calcext:value-type="float">
            <text:p>0,8966945555</text:p>
          </table:table-cell>
          <table:table-cell table:formula="of:=[.D691]+[.H691]*[.K691]" office:value-type="float" office:value="0.1335469852615" calcext:value-type="float">
            <text:p>0,1335469853</text:p>
          </table:table-cell>
        </table:table-row>
        <table:table-row table:style-name="ro1">
          <table:table-cell office:value-type="float" office:value="6.4304334" calcext:value-type="float">
            <text:p>6,4304334</text:p>
          </table:table-cell>
          <table:table-cell office:value-type="float" office:value="0.1000016" calcext:value-type="float">
            <text:p>0,1000016</text:p>
          </table:table-cell>
          <table:table-cell office:value-type="float" office:value="6.428" calcext:value-type="float">
            <text:p>6,428</text:p>
          </table:table-cell>
          <table:table-cell office:value-type="float" office:value="-0.1911734" calcext:value-type="float">
            <text:p>-0,1911734</text:p>
          </table:table-cell>
          <table:table-cell office:value-type="float" office:value="0.00075215" calcext:value-type="float">
            <text:p>0,00075215</text:p>
          </table:table-cell>
          <table:table-cell office:value-type="float" office:value="0.6909057" calcext:value-type="float">
            <text:p>0,6909057</text:p>
          </table:table-cell>
          <table:table-cell table:formula="of:=[.A692]-[.E692]" office:value-type="float" office:value="6.42968125" calcext:value-type="float">
            <text:p>6,42968125</text:p>
          </table:table-cell>
          <table:table-cell table:formula="of:=[.B692]-[.D692]" office:value-type="float" office:value="0.291175" calcext:value-type="float">
            <text:p>0,291175</text:p>
          </table:table-cell>
          <table:table-cell table:formula="of:=[.A692]-[.C692]" office:value-type="float" office:value="0.00243340000000014" calcext:value-type="float">
            <text:p>0,0024334</text:p>
          </table:table-cell>
          <table:table-cell table:formula="of:=[.G692]-[.C692]" office:value-type="float" office:value="0.00168124999999986" calcext:value-type="float">
            <text:p>0,00168125</text:p>
          </table:table-cell>
          <table:table-cell table:formula="of:=[.J692]/[.I692]" office:value-type="float" office:value="0.690905728610076" calcext:value-type="float">
            <text:p>0,6909057286</text:p>
          </table:table-cell>
          <table:table-cell table:formula="of:=[.D692]+[.H692]*[.K692]" office:value-type="float" office:value="0.0100010755280389" calcext:value-type="float">
            <text:p>0,0100010755</text:p>
          </table:table-cell>
        </table:table-row>
        <table:table-row table:style-name="ro1">
          <table:table-cell office:value-type="float" office:value="6.4575112" calcext:value-type="float">
            <text:p>6,4575112</text:p>
          </table:table-cell>
          <table:table-cell office:value-type="float" office:value="0.5500016" calcext:value-type="float">
            <text:p>0,5500016</text:p>
          </table:table-cell>
          <table:table-cell office:value-type="float" office:value="6.43" calcext:value-type="float">
            <text:p>6,43</text:p>
          </table:table-cell>
          <table:table-cell office:value-type="float" office:value="0.3011761" calcext:value-type="float">
            <text:p>0,3011761</text:p>
          </table:table-cell>
          <table:table-cell office:value-type="float" office:value="0.00075215" calcext:value-type="float">
            <text:p>0,00075215</text:p>
          </table:table-cell>
          <table:table-cell office:value-type="float" office:value="0.9726602" calcext:value-type="float">
            <text:p>0,9726602</text:p>
          </table:table-cell>
          <table:table-cell table:formula="of:=[.A693]-[.E693]" office:value-type="float" office:value="6.45675905" calcext:value-type="float">
            <text:p>6,45675905</text:p>
          </table:table-cell>
          <table:table-cell table:formula="of:=[.B693]-[.D693]" office:value-type="float" office:value="0.2488255" calcext:value-type="float">
            <text:p>0,2488255</text:p>
          </table:table-cell>
          <table:table-cell table:formula="of:=[.A693]-[.C693]" office:value-type="float" office:value="0.0275112000000002" calcext:value-type="float">
            <text:p>0,0275112</text:p>
          </table:table-cell>
          <table:table-cell table:formula="of:=[.G693]-[.C693]" office:value-type="float" office:value="0.0267590499999999" calcext:value-type="float">
            <text:p>0,02675905</text:p>
          </table:table-cell>
          <table:table-cell table:formula="of:=[.J693]/[.I693]" office:value-type="float" office:value="0.972660225653542" calcext:value-type="float">
            <text:p>0,9726602257</text:p>
          </table:table-cell>
          <table:table-cell table:formula="of:=[.D693]+[.H693]*[.K693]" office:value-type="float" office:value="0.543198766978355" calcext:value-type="float">
            <text:p>0,543198767</text:p>
          </table:table-cell>
        </table:table-row>
        <table:table-row table:style-name="ro1">
          <table:table-cell office:value-type="float" office:value="6.4595168" calcext:value-type="float">
            <text:p>6,4595168</text:p>
          </table:table-cell>
          <table:table-cell office:value-type="float" office:value="0.5500016" calcext:value-type="float">
            <text:p>0,5500016</text:p>
          </table:table-cell>
          <table:table-cell office:value-type="float" office:value="6.457" calcext:value-type="float">
            <text:p>6,457</text:p>
          </table:table-cell>
          <table:table-cell office:value-type="float" office:value="0.7920244" calcext:value-type="float">
            <text:p>0,7920244</text:p>
          </table:table-cell>
          <table:table-cell office:value-type="float" office:value="0.00075215" calcext:value-type="float">
            <text:p>0,00075215</text:p>
          </table:table-cell>
          <table:table-cell office:value-type="float" office:value="0.7011483" calcext:value-type="float">
            <text:p>0,7011483</text:p>
          </table:table-cell>
          <table:table-cell table:formula="of:=[.A694]-[.E694]" office:value-type="float" office:value="6.45876465" calcext:value-type="float">
            <text:p>6,45876465</text:p>
          </table:table-cell>
          <table:table-cell table:formula="of:=[.B694]-[.D694]" office:value-type="float" office:value="-0.2420228" calcext:value-type="float">
            <text:p>-0,2420228</text:p>
          </table:table-cell>
          <table:table-cell table:formula="of:=[.A694]-[.C694]" office:value-type="float" office:value="0.00251680000000043" calcext:value-type="float">
            <text:p>0,0025168</text:p>
          </table:table-cell>
          <table:table-cell table:formula="of:=[.G694]-[.C694]" office:value-type="float" office:value="0.00176465000000015" calcext:value-type="float">
            <text:p>0,00176465</text:p>
          </table:table-cell>
          <table:table-cell table:formula="of:=[.J694]/[.I694]" office:value-type="float" office:value="0.701148283534585" calcext:value-type="float">
            <text:p>0,7011482835</text:p>
          </table:table-cell>
          <table:table-cell table:formula="of:=[.D694]+[.H694]*[.K694]" office:value-type="float" office:value="0.622330529203766" calcext:value-type="float">
            <text:p>0,6223305292</text:p>
          </table:table-cell>
        </table:table-row>
        <table:table-row table:style-name="ro1">
          <table:table-cell office:value-type="float" office:value="6.462023" calcext:value-type="float">
            <text:p>6,462023</text:p>
          </table:table-cell>
          <table:table-cell office:value-type="float" office:value="0.5500016" calcext:value-type="float">
            <text:p>0,5500016</text:p>
          </table:table-cell>
          <table:table-cell office:value-type="float" office:value="6.459" calcext:value-type="float">
            <text:p>6,459</text:p>
          </table:table-cell>
          <table:table-cell office:value-type="float" office:value="0.3803078" calcext:value-type="float">
            <text:p>0,3803078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6683592" calcext:value-type="float">
            <text:p>0,6683592</text:p>
          </table:table-cell>
          <table:table-cell table:formula="of:=[.A695]-[.E695]" office:value-type="float" office:value="6.46102045" calcext:value-type="float">
            <text:p>6,46102045</text:p>
          </table:table-cell>
          <table:table-cell table:formula="of:=[.B695]-[.D695]" office:value-type="float" office:value="0.1696938" calcext:value-type="float">
            <text:p>0,1696938</text:p>
          </table:table-cell>
          <table:table-cell table:formula="of:=[.A695]-[.C695]" office:value-type="float" office:value="0.00302300000000066" calcext:value-type="float">
            <text:p>0,003023</text:p>
          </table:table-cell>
          <table:table-cell table:formula="of:=[.G695]-[.C695]" office:value-type="float" office:value="0.00202045000000073" calcext:value-type="float">
            <text:p>0,00202045</text:p>
          </table:table-cell>
          <table:table-cell table:formula="of:=[.J695]/[.I695]" office:value-type="float" office:value="0.66835924578243" calcext:value-type="float">
            <text:p>0,6683592458</text:p>
          </table:table-cell>
          <table:table-cell table:formula="of:=[.D695]+[.H695]*[.K695]" office:value-type="float" office:value="0.493724220181954" calcext:value-type="float">
            <text:p>0,4937242202</text:p>
          </table:table-cell>
        </table:table-row>
        <table:table-row table:style-name="ro1">
          <table:table-cell office:value-type="float" office:value="6.4625242" calcext:value-type="float">
            <text:p>6,4625242</text:p>
          </table:table-cell>
          <table:table-cell office:value-type="float" office:value="0.5500016" calcext:value-type="float">
            <text:p>0,5500016</text:p>
          </table:table-cell>
          <table:table-cell office:value-type="float" office:value="6.461" calcext:value-type="float">
            <text:p>6,461</text:p>
          </table:table-cell>
          <table:table-cell office:value-type="float" office:value="0.6634181" calcext:value-type="float">
            <text:p>0,6634181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3422451" calcext:value-type="float">
            <text:p>0,3422451</text:p>
          </table:table-cell>
          <table:table-cell table:formula="of:=[.A696]-[.E696]" office:value-type="float" office:value="6.46152165" calcext:value-type="float">
            <text:p>6,46152165</text:p>
          </table:table-cell>
          <table:table-cell table:formula="of:=[.B696]-[.D696]" office:value-type="float" office:value="-0.1134165" calcext:value-type="float">
            <text:p>-0,1134165</text:p>
          </table:table-cell>
          <table:table-cell table:formula="of:=[.A696]-[.C696]" office:value-type="float" office:value="0.00152419999999953" calcext:value-type="float">
            <text:p>0,0015242</text:p>
          </table:table-cell>
          <table:table-cell table:formula="of:=[.G696]-[.C696]" office:value-type="float" office:value="0.000521649999999596" calcext:value-type="float">
            <text:p>0,00052165</text:p>
          </table:table-cell>
          <table:table-cell table:formula="of:=[.J696]/[.I696]" office:value-type="float" office:value="0.342245112189841" calcext:value-type="float">
            <text:p>0,3422451122</text:p>
          </table:table-cell>
          <table:table-cell table:formula="of:=[.D696]+[.H696]*[.K696]" office:value-type="float" office:value="0.624601857233321" calcext:value-type="float">
            <text:p>0,6246018572</text:p>
          </table:table-cell>
        </table:table-row>
        <table:table-row table:style-name="ro1">
          <table:table-cell office:value-type="float" office:value="6.4630258" calcext:value-type="float">
            <text:p>6,4630258</text:p>
          </table:table-cell>
          <table:table-cell office:value-type="float" office:value="0.5500016" calcext:value-type="float">
            <text:p>0,5500016</text:p>
          </table:table-cell>
          <table:table-cell office:value-type="float" office:value="6.462" calcext:value-type="float">
            <text:p>6,462</text:p>
          </table:table-cell>
          <table:table-cell office:value-type="float" office:value="0.5111854" calcext:value-type="float">
            <text:p>0,5111854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02266523" calcext:value-type="float">
            <text:p>0,02266523</text:p>
          </table:table-cell>
          <table:table-cell table:formula="of:=[.A697]-[.E697]" office:value-type="float" office:value="6.46202325" calcext:value-type="float">
            <text:p>6,46202325</text:p>
          </table:table-cell>
          <table:table-cell table:formula="of:=[.B697]-[.D697]" office:value-type="float" office:value="0.0388162" calcext:value-type="float">
            <text:p>0,0388162</text:p>
          </table:table-cell>
          <table:table-cell table:formula="of:=[.A697]-[.C697]" office:value-type="float" office:value="0.00102579999999985" calcext:value-type="float">
            <text:p>0,0010258</text:p>
          </table:table-cell>
          <table:table-cell table:formula="of:=[.G697]-[.C697]" office:value-type="float" office:value="0.0000232499999999192" calcext:value-type="float">
            <text:p>0,00002325</text:p>
          </table:table-cell>
          <table:table-cell table:formula="of:=[.J697]/[.I697]" office:value-type="float" office:value="0.0226652368882067" calcext:value-type="float">
            <text:p>0,0226652369</text:p>
          </table:table-cell>
          <table:table-cell table:formula="of:=[.D697]+[.H697]*[.K697]" office:value-type="float" office:value="0.5120651783681" calcext:value-type="float">
            <text:p>0,5120651784</text:p>
          </table:table-cell>
        </table:table-row>
        <table:table-row table:style-name="ro1">
          <table:table-cell office:value-type="float" office:value="6.4635278" calcext:value-type="float">
            <text:p>6,4635278</text:p>
          </table:table-cell>
          <table:table-cell office:value-type="float" office:value="0.5500016" calcext:value-type="float">
            <text:p>0,5500016</text:p>
          </table:table-cell>
          <table:table-cell office:value-type="float" office:value="6.462" calcext:value-type="float">
            <text:p>6,462</text:p>
          </table:table-cell>
          <table:table-cell office:value-type="float" office:value="0.5508814" calcext:value-type="float">
            <text:p>0,55088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698]-[.E698]" office:value-type="float" office:value="6.4635278" calcext:value-type="float">
            <text:p>6,4635278</text:p>
          </table:table-cell>
          <table:table-cell table:formula="of:=[.B698]-[.D698]" office:value-type="float" office:value="-0.000879799999999986" calcext:value-type="float">
            <text:p>-0,0008798</text:p>
          </table:table-cell>
          <table:table-cell table:formula="of:=[.A698]-[.C698]" office:value-type="float" office:value="0.00152779999999986" calcext:value-type="float">
            <text:p>0,0015278</text:p>
          </table:table-cell>
          <table:table-cell table:formula="of:=[.G698]-[.C698]" office:value-type="float" office:value="0.00152779999999986" calcext:value-type="float">
            <text:p>0,0015278</text:p>
          </table:table-cell>
          <table:table-cell table:formula="of:=[.J698]/[.I698]" office:value-type="float" office:value="1" calcext:value-type="float">
            <text:p>1</text:p>
          </table:table-cell>
          <table:table-cell table:formula="of:=[.D698]+[.H698]*[.K698]" office:value-type="float" office:value="0.5500016" calcext:value-type="float">
            <text:p>0,5500016</text:p>
          </table:table-cell>
        </table:table-row>
        <table:table-row table:style-name="ro1">
          <table:table-cell office:value-type="float" office:value="6.4919993" calcext:value-type="float">
            <text:p>6,4919993</text:p>
          </table:table-cell>
          <table:table-cell office:value-type="float" office:value="1.000002" calcext:value-type="float">
            <text:p>1,000002</text:p>
          </table:table-cell>
          <table:table-cell office:value-type="float" office:value="6.464" calcext:value-type="float">
            <text:p>6,464</text:p>
          </table:table-cell>
          <table:table-cell office:value-type="float" office:value="0.5491219" calcext:value-type="float">
            <text:p>0,54912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699]-[.E699]" office:value-type="float" office:value="6.4919993" calcext:value-type="float">
            <text:p>6,4919993</text:p>
          </table:table-cell>
          <table:table-cell table:formula="of:=[.B699]-[.D699]" office:value-type="float" office:value="0.4508801" calcext:value-type="float">
            <text:p>0,4508801</text:p>
          </table:table-cell>
          <table:table-cell table:formula="of:=[.A699]-[.C699]" office:value-type="float" office:value="0.0279992999999994" calcext:value-type="float">
            <text:p>0,0279993</text:p>
          </table:table-cell>
          <table:table-cell table:formula="of:=[.G699]-[.C699]" office:value-type="float" office:value="0.0279992999999994" calcext:value-type="float">
            <text:p>0,0279993</text:p>
          </table:table-cell>
          <table:table-cell table:formula="of:=[.J699]/[.I699]" office:value-type="float" office:value="1" calcext:value-type="float">
            <text:p>1</text:p>
          </table:table-cell>
          <table:table-cell table:formula="of:=[.D699]+[.H699]*[.K699]" office:value-type="float" office:value="1.000002" calcext:value-type="float">
            <text:p>1,000002</text:p>
          </table:table-cell>
        </table:table-row>
        <table:table-row table:style-name="ro1">
          <table:table-cell office:value-type="float" office:value="6.4940047" calcext:value-type="float">
            <text:p>6,4940047</text:p>
          </table:table-cell>
          <table:table-cell office:value-type="float" office:value="1.000002" calcext:value-type="float">
            <text:p>1,000002</text:p>
          </table:table-cell>
          <table:table-cell office:value-type="float" office:value="6.492" calcext:value-type="float">
            <text:p>6,492</text:p>
          </table:table-cell>
          <table:table-cell office:value-type="float" office:value="1.450881" calcext:value-type="float">
            <text:p>1,450881</text:p>
          </table:table-cell>
          <table:table-cell office:value-type="float" office:value="0.00075195" calcext:value-type="float">
            <text:p>0,00075195</text:p>
          </table:table-cell>
          <table:table-cell office:value-type="float" office:value="0.6249065" calcext:value-type="float">
            <text:p>0,6249065</text:p>
          </table:table-cell>
          <table:table-cell table:formula="of:=[.A700]-[.E700]" office:value-type="float" office:value="6.49325275" calcext:value-type="float">
            <text:p>6,49325275</text:p>
          </table:table-cell>
          <table:table-cell table:formula="of:=[.B700]-[.D700]" office:value-type="float" office:value="-0.450879" calcext:value-type="float">
            <text:p>-0,450879</text:p>
          </table:table-cell>
          <table:table-cell table:formula="of:=[.A700]-[.C700]" office:value-type="float" office:value="0.00200469999999964" calcext:value-type="float">
            <text:p>0,0020047</text:p>
          </table:table-cell>
          <table:table-cell table:formula="of:=[.G700]-[.C700]" office:value-type="float" office:value="0.00125274999999991" calcext:value-type="float">
            <text:p>0,00125275</text:p>
          </table:table-cell>
          <table:table-cell table:formula="of:=[.J700]/[.I700]" office:value-type="float" office:value="0.624906469796049" calcext:value-type="float">
            <text:p>0,6249064698</text:p>
          </table:table-cell>
          <table:table-cell table:formula="of:=[.D700]+[.H700]*[.K700]" office:value-type="float" office:value="1.16912379580483" calcext:value-type="float">
            <text:p>1,1691237958</text:p>
          </table:table-cell>
        </table:table-row>
        <table:table-row table:style-name="ro1">
          <table:table-cell office:value-type="float" office:value="6.4965113" calcext:value-type="float">
            <text:p>6,4965113</text:p>
          </table:table-cell>
          <table:table-cell office:value-type="float" office:value="1.000002" calcext:value-type="float">
            <text:p>1,000002</text:p>
          </table:table-cell>
          <table:table-cell office:value-type="float" office:value="6.493" calcext:value-type="float">
            <text:p>6,493</text:p>
          </table:table-cell>
          <table:table-cell office:value-type="float" office:value="0.7182439" calcext:value-type="float">
            <text:p>0,7182439</text:p>
          </table:table-cell>
          <table:table-cell office:value-type="float" office:value="0.00075195" calcext:value-type="float">
            <text:p>0,00075195</text:p>
          </table:table-cell>
          <table:table-cell office:value-type="float" office:value="0.7858486" calcext:value-type="float">
            <text:p>0,7858486</text:p>
          </table:table-cell>
          <table:table-cell table:formula="of:=[.A701]-[.E701]" office:value-type="float" office:value="6.49575935" calcext:value-type="float">
            <text:p>6,49575935</text:p>
          </table:table-cell>
          <table:table-cell table:formula="of:=[.B701]-[.D701]" office:value-type="float" office:value="0.2817581" calcext:value-type="float">
            <text:p>0,2817581</text:p>
          </table:table-cell>
          <table:table-cell table:formula="of:=[.A701]-[.C701]" office:value-type="float" office:value="0.00351129999999955" calcext:value-type="float">
            <text:p>0,0035113</text:p>
          </table:table-cell>
          <table:table-cell table:formula="of:=[.G701]-[.C701]" office:value-type="float" office:value="0.00275934999999983" calcext:value-type="float">
            <text:p>0,00275935</text:p>
          </table:table-cell>
          <table:table-cell table:formula="of:=[.J701]/[.I701]" office:value-type="float" office:value="0.78584854612257" calcext:value-type="float">
            <text:p>0,7858485461</text:p>
          </table:table-cell>
          <table:table-cell table:formula="of:=[.D701]+[.H701]*[.K701]" office:value-type="float" office:value="0.939663093243258" calcext:value-type="float">
            <text:p>0,9396630932</text:p>
          </table:table-cell>
        </table:table-row>
        <table:table-row table:style-name="ro1">
          <table:table-cell office:value-type="float" office:value="6.4970128" calcext:value-type="float">
            <text:p>6,4970128</text:p>
          </table:table-cell>
          <table:table-cell office:value-type="float" office:value="1.000002" calcext:value-type="float">
            <text:p>1,000002</text:p>
          </table:table-cell>
          <table:table-cell office:value-type="float" office:value="6.496" calcext:value-type="float">
            <text:p>6,496</text:p>
          </table:table-cell>
          <table:table-cell office:value-type="float" office:value="1.22142" calcext:value-type="float">
            <text:p>1,221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02]-[.E702]" office:value-type="float" office:value="6.4970128" calcext:value-type="float">
            <text:p>6,4970128</text:p>
          </table:table-cell>
          <table:table-cell table:formula="of:=[.B702]-[.D702]" office:value-type="float" office:value="-0.221418" calcext:value-type="float">
            <text:p>-0,221418</text:p>
          </table:table-cell>
          <table:table-cell table:formula="of:=[.A702]-[.C702]" office:value-type="float" office:value="0.00101279999999981" calcext:value-type="float">
            <text:p>0,0010128</text:p>
          </table:table-cell>
          <table:table-cell table:formula="of:=[.G702]-[.C702]" office:value-type="float" office:value="0.00101279999999981" calcext:value-type="float">
            <text:p>0,0010128</text:p>
          </table:table-cell>
          <table:table-cell table:formula="of:=[.J702]/[.I702]" office:value-type="float" office:value="1" calcext:value-type="float">
            <text:p>1</text:p>
          </table:table-cell>
          <table:table-cell table:formula="of:=[.D702]+[.H702]*[.K702]" office:value-type="float" office:value="1.000002" calcext:value-type="float">
            <text:p>1,000002</text:p>
          </table:table-cell>
        </table:table-row>
        <table:table-row table:style-name="ro1">
          <table:table-cell office:value-type="float" office:value="6.4970128" calcext:value-type="float">
            <text:p>6,4970128</text:p>
          </table:table-cell>
          <table:table-cell office:value-type="float" office:value="1.000002" calcext:value-type="float">
            <text:p>1,000002</text:p>
          </table:table-cell>
          <table:table-cell office:value-type="float" office:value="6.497" calcext:value-type="float">
            <text:p>6,497</text:p>
          </table:table-cell>
          <table:table-cell office:value-type="float" office:value="0.7785827" calcext:value-type="float">
            <text:p>0,77858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03]-[.E703]" office:value-type="float" office:value="6.4970128" calcext:value-type="float">
            <text:p>6,4970128</text:p>
          </table:table-cell>
          <table:table-cell table:formula="of:=[.B703]-[.D703]" office:value-type="float" office:value="0.2214193" calcext:value-type="float">
            <text:p>0,2214193</text:p>
          </table:table-cell>
          <table:table-cell table:formula="of:=[.A703]-[.C703]" office:value-type="float" office:value="0.0000128000000003681" calcext:value-type="float">
            <text:p>0,0000128</text:p>
          </table:table-cell>
          <table:table-cell table:formula="of:=[.G703]-[.C703]" office:value-type="float" office:value="0.0000128000000003681" calcext:value-type="float">
            <text:p>0,0000128</text:p>
          </table:table-cell>
          <table:table-cell table:formula="of:=[.J703]/[.I703]" office:value-type="float" office:value="1" calcext:value-type="float">
            <text:p>1</text:p>
          </table:table-cell>
          <table:table-cell table:formula="of:=[.D703]+[.H703]*[.K703]" office:value-type="float" office:value="1.000002" calcext:value-type="float">
            <text:p>1,000002</text:p>
          </table:table-cell>
        </table:table-row>
        <table:table-row table:style-name="ro1">
          <table:table-cell office:value-type="float" office:value="6.4989916" calcext:value-type="float">
            <text:p>6,4989916</text:p>
          </table:table-cell>
          <table:table-cell office:value-type="float" office:value="1.000002" calcext:value-type="float">
            <text:p>1,000002</text:p>
          </table:table-cell>
          <table:table-cell office:value-type="float" office:value="6.497" calcext:value-type="float">
            <text:p>6,497</text:p>
          </table:table-cell>
          <table:table-cell office:value-type="float" office:value="1.22142" calcext:value-type="float">
            <text:p>1,22142</text:p>
          </table:table-cell>
          <table:table-cell office:value-type="float" office:value="0.0002523" calcext:value-type="float">
            <text:p>0,0002523</text:p>
          </table:table-cell>
          <table:table-cell office:value-type="float" office:value="0.873318" calcext:value-type="float">
            <text:p>0,873318</text:p>
          </table:table-cell>
          <table:table-cell table:formula="of:=[.A704]-[.E704]" office:value-type="float" office:value="6.4987393" calcext:value-type="float">
            <text:p>6,4987393</text:p>
          </table:table-cell>
          <table:table-cell table:formula="of:=[.B704]-[.D704]" office:value-type="float" office:value="-0.221418" calcext:value-type="float">
            <text:p>-0,221418</text:p>
          </table:table-cell>
          <table:table-cell table:formula="of:=[.A704]-[.C704]" office:value-type="float" office:value="0.0019916000000002" calcext:value-type="float">
            <text:p>0,0019916</text:p>
          </table:table-cell>
          <table:table-cell table:formula="of:=[.G704]-[.C704]" office:value-type="float" office:value="0.00173930000000055" calcext:value-type="float">
            <text:p>0,0017393</text:p>
          </table:table-cell>
          <table:table-cell table:formula="of:=[.J704]/[.I704]" office:value-type="float" office:value="0.873317935328568" calcext:value-type="float">
            <text:p>0,8733179353</text:p>
          </table:table-cell>
          <table:table-cell table:formula="of:=[.D704]+[.H704]*[.K704]" office:value-type="float" office:value="1.02805168939542" calcext:value-type="float">
            <text:p>1,0280516894</text:p>
          </table:table-cell>
        </table:table-row>
        <table:table-row table:style-name="ro1">
          <table:table-cell office:value-type="float" office:value="6.5315326" calcext:value-type="float">
            <text:p>6,5315326</text:p>
          </table:table-cell>
          <table:table-cell office:value-type="float" office:value="1.450001" calcext:value-type="float">
            <text:p>1,450001</text:p>
          </table:table-cell>
          <table:table-cell office:value-type="float" office:value="6.499" calcext:value-type="float">
            <text:p>6,499</text:p>
          </table:table-cell>
          <table:table-cell office:value-type="float" office:value="0.8066325" calcext:value-type="float">
            <text:p>0,8066325</text:p>
          </table:table-cell>
          <table:table-cell office:value-type="float" office:value="0.0002523" calcext:value-type="float">
            <text:p>0,0002523</text:p>
          </table:table-cell>
          <table:table-cell office:value-type="float" office:value="0.9922447" calcext:value-type="float">
            <text:p>0,9922447</text:p>
          </table:table-cell>
          <table:table-cell table:formula="of:=[.A705]-[.E705]" office:value-type="float" office:value="6.5312803" calcext:value-type="float">
            <text:p>6,5312803</text:p>
          </table:table-cell>
          <table:table-cell table:formula="of:=[.B705]-[.D705]" office:value-type="float" office:value="0.6433685" calcext:value-type="float">
            <text:p>0,6433685</text:p>
          </table:table-cell>
          <table:table-cell table:formula="of:=[.A705]-[.C705]" office:value-type="float" office:value="0.0325326000000006" calcext:value-type="float">
            <text:p>0,0325326</text:p>
          </table:table-cell>
          <table:table-cell table:formula="of:=[.G705]-[.C705]" office:value-type="float" office:value="0.0322803000000009" calcext:value-type="float">
            <text:p>0,0322803</text:p>
          </table:table-cell>
          <table:table-cell table:formula="of:=[.J705]/[.I705]" office:value-type="float" office:value="0.992244702237151" calcext:value-type="float">
            <text:p>0,9922447022</text:p>
          </table:table-cell>
          <table:table-cell table:formula="of:=[.D705]+[.H705]*[.K705]" office:value-type="float" office:value="1.44501148571126" calcext:value-type="float">
            <text:p>1,4450114857</text:p>
          </table:table-cell>
        </table:table-row>
        <table:table-row table:style-name="ro1">
          <table:table-cell office:value-type="float" office:value="6.5335385" calcext:value-type="float">
            <text:p>6,5335385</text:p>
          </table:table-cell>
          <table:table-cell office:value-type="float" office:value="1.600001" calcext:value-type="float">
            <text:p>1,600001</text:p>
          </table:table-cell>
          <table:table-cell office:value-type="float" office:value="6.531" calcext:value-type="float">
            <text:p>6,531</text:p>
          </table:table-cell>
          <table:table-cell office:value-type="float" office:value="2.088381" calcext:value-type="float">
            <text:p>2,088381</text:p>
          </table:table-cell>
          <table:table-cell office:value-type="float" office:value="0.0002523" calcext:value-type="float">
            <text:p>0,0002523</text:p>
          </table:table-cell>
          <table:table-cell office:value-type="float" office:value="0.9006106" calcext:value-type="float">
            <text:p>0,9006106</text:p>
          </table:table-cell>
          <table:table-cell table:formula="of:=[.A706]-[.E706]" office:value-type="float" office:value="6.5332862" calcext:value-type="float">
            <text:p>6,5332862</text:p>
          </table:table-cell>
          <table:table-cell table:formula="of:=[.B706]-[.D706]" office:value-type="float" office:value="-0.48838" calcext:value-type="float">
            <text:p>-0,48838</text:p>
          </table:table-cell>
          <table:table-cell table:formula="of:=[.A706]-[.C706]" office:value-type="float" office:value="0.0025385" calcext:value-type="float">
            <text:p>0,0025385</text:p>
          </table:table-cell>
          <table:table-cell table:formula="of:=[.G706]-[.C706]" office:value-type="float" office:value="0.00228620000000035" calcext:value-type="float">
            <text:p>0,0022862</text:p>
          </table:table-cell>
          <table:table-cell table:formula="of:=[.J706]/[.I706]" office:value-type="float" office:value="0.900610596809277" calcext:value-type="float">
            <text:p>0,9006105968</text:p>
          </table:table-cell>
          <table:table-cell table:formula="of:=[.D706]+[.H706]*[.K706]" office:value-type="float" office:value="1.64854079673029" calcext:value-type="float">
            <text:p>1,6485407967</text:p>
          </table:table-cell>
        </table:table-row>
        <table:table-row table:style-name="ro1">
          <table:table-cell office:value-type="float" office:value="6.5365466" calcext:value-type="float">
            <text:p>6,5365466</text:p>
          </table:table-cell>
          <table:table-cell office:value-type="float" office:value="1.600001" calcext:value-type="float">
            <text:p>1,600001</text:p>
          </table:table-cell>
          <table:table-cell office:value-type="float" office:value="6.533" calcext:value-type="float">
            <text:p>6,533</text:p>
          </table:table-cell>
          <table:table-cell office:value-type="float" office:value="1.160162" calcext:value-type="float">
            <text:p>1,160162</text:p>
          </table:table-cell>
          <table:table-cell office:value-type="float" office:value="0.00125355" calcext:value-type="float">
            <text:p>0,00125355</text:p>
          </table:table-cell>
          <table:table-cell office:value-type="float" office:value="0.6465488" calcext:value-type="float">
            <text:p>0,6465488</text:p>
          </table:table-cell>
          <table:table-cell table:formula="of:=[.A707]-[.E707]" office:value-type="float" office:value="6.53529305" calcext:value-type="float">
            <text:p>6,53529305</text:p>
          </table:table-cell>
          <table:table-cell table:formula="of:=[.B707]-[.D707]" office:value-type="float" office:value="0.439839" calcext:value-type="float">
            <text:p>0,439839</text:p>
          </table:table-cell>
          <table:table-cell table:formula="of:=[.A707]-[.C707]" office:value-type="float" office:value="0.00354659999999996" calcext:value-type="float">
            <text:p>0,0035466</text:p>
          </table:table-cell>
          <table:table-cell table:formula="of:=[.G707]-[.C707]" office:value-type="float" office:value="0.00229304999999957" calcext:value-type="float">
            <text:p>0,00229305</text:p>
          </table:table-cell>
          <table:table-cell table:formula="of:=[.J707]/[.I707]" office:value-type="float" office:value="0.646548807308296" calcext:value-type="float">
            <text:p>0,6465488073</text:p>
          </table:table-cell>
          <table:table-cell table:formula="of:=[.D707]+[.H707]*[.K707]" office:value-type="float" office:value="1.44453938085767" calcext:value-type="float">
            <text:p>1,4445393809</text:p>
          </table:table-cell>
        </table:table-row>
        <table:table-row table:style-name="ro1">
          <table:table-cell office:value-type="float" office:value="6.5375489" calcext:value-type="float">
            <text:p>6,5375489</text:p>
          </table:table-cell>
          <table:table-cell office:value-type="float" office:value="1.600001" calcext:value-type="float">
            <text:p>1,600001</text:p>
          </table:table-cell>
          <table:table-cell office:value-type="float" office:value="6.535" calcext:value-type="float">
            <text:p>6,535</text:p>
          </table:table-cell>
          <table:table-cell office:value-type="float" office:value="1.884379" calcext:value-type="float">
            <text:p>1,884379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9016243" calcext:value-type="float">
            <text:p>0,9016243</text:p>
          </table:table-cell>
          <table:table-cell table:formula="of:=[.A708]-[.E708]" office:value-type="float" office:value="6.53729815" calcext:value-type="float">
            <text:p>6,53729815</text:p>
          </table:table-cell>
          <table:table-cell table:formula="of:=[.B708]-[.D708]" office:value-type="float" office:value="-0.284378" calcext:value-type="float">
            <text:p>-0,284378</text:p>
          </table:table-cell>
          <table:table-cell table:formula="of:=[.A708]-[.C708]" office:value-type="float" office:value="0.00254889999999985" calcext:value-type="float">
            <text:p>0,0025489</text:p>
          </table:table-cell>
          <table:table-cell table:formula="of:=[.G708]-[.C708]" office:value-type="float" office:value="0.00229814999999967" calcext:value-type="float">
            <text:p>0,00229815</text:p>
          </table:table-cell>
          <table:table-cell table:formula="of:=[.J708]/[.I708]" office:value-type="float" office:value="0.901624230059946" calcext:value-type="float">
            <text:p>0,9016242301</text:p>
          </table:table-cell>
          <table:table-cell table:formula="of:=[.D708]+[.H708]*[.K708]" office:value-type="float" office:value="1.62797690470401" calcext:value-type="float">
            <text:p>1,6279769047</text:p>
          </table:table-cell>
        </table:table-row>
        <table:table-row table:style-name="ro1">
          <table:table-cell office:value-type="float" office:value="6.5380499" calcext:value-type="float">
            <text:p>6,5380499</text:p>
          </table:table-cell>
          <table:table-cell office:value-type="float" office:value="1.600001" calcext:value-type="float">
            <text:p>1,600001</text:p>
          </table:table-cell>
          <table:table-cell office:value-type="float" office:value="6.537" calcext:value-type="float">
            <text:p>6,537</text:p>
          </table:table-cell>
          <table:table-cell office:value-type="float" office:value="1.3436" calcext:value-type="float">
            <text:p>1,3436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7611678" calcext:value-type="float">
            <text:p>0,7611678</text:p>
          </table:table-cell>
          <table:table-cell table:formula="of:=[.A709]-[.E709]" office:value-type="float" office:value="6.53779915" calcext:value-type="float">
            <text:p>6,53779915</text:p>
          </table:table-cell>
          <table:table-cell table:formula="of:=[.B709]-[.D709]" office:value-type="float" office:value="0.256401" calcext:value-type="float">
            <text:p>0,256401</text:p>
          </table:table-cell>
          <table:table-cell table:formula="of:=[.A709]-[.C709]" office:value-type="float" office:value="0.00104989999999994" calcext:value-type="float">
            <text:p>0,0010499</text:p>
          </table:table-cell>
          <table:table-cell table:formula="of:=[.G709]-[.C709]" office:value-type="float" office:value="0.000799149999999749" calcext:value-type="float">
            <text:p>0,00079915</text:p>
          </table:table-cell>
          <table:table-cell table:formula="of:=[.J709]/[.I709]" office:value-type="float" office:value="0.761167730259831" calcext:value-type="float">
            <text:p>0,7611677303</text:p>
          </table:table-cell>
          <table:table-cell table:formula="of:=[.D709]+[.H709]*[.K709]" office:value-type="float" office:value="1.53876416720635" calcext:value-type="float">
            <text:p>1,5387641672</text:p>
          </table:table-cell>
        </table:table-row>
        <table:table-row table:style-name="ro1">
          <table:table-cell office:value-type="float" office:value="6.5385515" calcext:value-type="float">
            <text:p>6,5385515</text:p>
          </table:table-cell>
          <table:table-cell office:value-type="float" office:value="1.600001" calcext:value-type="float">
            <text:p>1,600001</text:p>
          </table:table-cell>
          <table:table-cell office:value-type="float" office:value="6.538" calcext:value-type="float">
            <text:p>6,538</text:p>
          </table:table-cell>
          <table:table-cell office:value-type="float" office:value="1.795166" calcext:value-type="float">
            <text:p>1,795166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5453309" calcext:value-type="float">
            <text:p>0,5453309</text:p>
          </table:table-cell>
          <table:table-cell table:formula="of:=[.A710]-[.E710]" office:value-type="float" office:value="6.53830075" calcext:value-type="float">
            <text:p>6,53830075</text:p>
          </table:table-cell>
          <table:table-cell table:formula="of:=[.B710]-[.D710]" office:value-type="float" office:value="-0.195165" calcext:value-type="float">
            <text:p>-0,195165</text:p>
          </table:table-cell>
          <table:table-cell table:formula="of:=[.A710]-[.C710]" office:value-type="float" office:value="0.000551499999999372" calcext:value-type="float">
            <text:p>0,0005515</text:p>
          </table:table-cell>
          <table:table-cell table:formula="of:=[.G710]-[.C710]" office:value-type="float" office:value="0.000300749999999184" calcext:value-type="float">
            <text:p>0,00030075</text:p>
          </table:table-cell>
          <table:table-cell table:formula="of:=[.J710]/[.I710]" office:value-type="float" office:value="0.545330915683638" calcext:value-type="float">
            <text:p>0,5453309157</text:p>
          </table:table-cell>
          <table:table-cell table:formula="of:=[.D710]+[.H710]*[.K710]" office:value-type="float" office:value="1.6887364918406" calcext:value-type="float">
            <text:p>1,6887364918</text:p>
          </table:table-cell>
        </table:table-row>
        <table:table-row table:style-name="ro1">
          <table:table-cell office:value-type="float" office:value="6.5631188" calcext:value-type="float">
            <text:p>6,5631188</text:p>
          </table:table-cell>
          <table:table-cell office:value-type="float" office:value="1.900001" calcext:value-type="float">
            <text:p>1,900001</text:p>
          </table:table-cell>
          <table:table-cell office:value-type="float" office:value="6.538" calcext:value-type="float">
            <text:p>6,538</text:p>
          </table:table-cell>
          <table:table-cell office:value-type="float" office:value="1.493572" calcext:value-type="float">
            <text:p>1,493572</text:p>
          </table:table-cell>
          <table:table-cell office:value-type="float" office:value="0.00075165" calcext:value-type="float">
            <text:p>0,00075165</text:p>
          </table:table-cell>
          <table:table-cell office:value-type="float" office:value="0.9700762" calcext:value-type="float">
            <text:p>0,9700762</text:p>
          </table:table-cell>
          <table:table-cell table:formula="of:=[.A711]-[.E711]" office:value-type="float" office:value="6.56236715" calcext:value-type="float">
            <text:p>6,56236715</text:p>
          </table:table-cell>
          <table:table-cell table:formula="of:=[.B711]-[.D711]" office:value-type="float" office:value="0.406429" calcext:value-type="float">
            <text:p>0,406429</text:p>
          </table:table-cell>
          <table:table-cell table:formula="of:=[.A711]-[.C711]" office:value-type="float" office:value="0.0251187999999996" calcext:value-type="float">
            <text:p>0,0251188</text:p>
          </table:table-cell>
          <table:table-cell table:formula="of:=[.G711]-[.C711]" office:value-type="float" office:value="0.0243671499999998" calcext:value-type="float">
            <text:p>0,02436715</text:p>
          </table:table-cell>
          <table:table-cell table:formula="of:=[.J711]/[.I711]" office:value-type="float" office:value="0.970076197907552" calcext:value-type="float">
            <text:p>0,9700761979</text:p>
          </table:table-cell>
          <table:table-cell table:formula="of:=[.D711]+[.H711]*[.K711]" office:value-type="float" office:value="1.88783909903937" calcext:value-type="float">
            <text:p>1,887839099</text:p>
          </table:table-cell>
        </table:table-row>
        <table:table-row table:style-name="ro1">
          <table:table-cell office:value-type="float" office:value="6.5646244" calcext:value-type="float">
            <text:p>6,5646244</text:p>
          </table:table-cell>
          <table:table-cell office:value-type="float" office:value="1.900001" calcext:value-type="float">
            <text:p>1,900001</text:p>
          </table:table-cell>
          <table:table-cell office:value-type="float" office:value="6.562" calcext:value-type="float">
            <text:p>6,562</text:p>
          </table:table-cell>
          <table:table-cell office:value-type="float" office:value="2.294269" calcext:value-type="float">
            <text:p>2,294269</text:p>
          </table:table-cell>
          <table:table-cell office:value-type="float" office:value="0.00075165" calcext:value-type="float">
            <text:p>0,00075165</text:p>
          </table:table-cell>
          <table:table-cell office:value-type="float" office:value="0.7135917" calcext:value-type="float">
            <text:p>0,7135917</text:p>
          </table:table-cell>
          <table:table-cell table:formula="of:=[.A712]-[.E712]" office:value-type="float" office:value="6.56387275" calcext:value-type="float">
            <text:p>6,56387275</text:p>
          </table:table-cell>
          <table:table-cell table:formula="of:=[.B712]-[.D712]" office:value-type="float" office:value="-0.394268" calcext:value-type="float">
            <text:p>-0,394268</text:p>
          </table:table-cell>
          <table:table-cell table:formula="of:=[.A712]-[.C712]" office:value-type="float" office:value="0.0026243999999993" calcext:value-type="float">
            <text:p>0,0026244</text:p>
          </table:table-cell>
          <table:table-cell table:formula="of:=[.G712]-[.C712]" office:value-type="float" office:value="0.00187274999999953" calcext:value-type="float">
            <text:p>0,00187275</text:p>
          </table:table-cell>
          <table:table-cell table:formula="of:=[.J712]/[.I712]" office:value-type="float" office:value="0.713591678097863" calcext:value-type="float">
            <text:p>0,7135916781</text:p>
          </table:table-cell>
          <table:table-cell table:formula="of:=[.D712]+[.H712]*[.K712]" office:value-type="float" office:value="2.01292263625971" calcext:value-type="float">
            <text:p>2,0129226363</text:p>
          </table:table-cell>
        </table:table-row>
        <table:table-row table:style-name="ro1">
          <table:table-cell office:value-type="float" office:value="6.5661275" calcext:value-type="float">
            <text:p>6,5661275</text:p>
          </table:table-cell>
          <table:table-cell office:value-type="float" office:value="1.900001" calcext:value-type="float">
            <text:p>1,900001</text:p>
          </table:table-cell>
          <table:table-cell office:value-type="float" office:value="6.564" calcext:value-type="float">
            <text:p>6,564</text:p>
          </table:table-cell>
          <table:table-cell office:value-type="float" office:value="1.618655" calcext:value-type="float">
            <text:p>1,618655</text:p>
          </table:table-cell>
          <table:table-cell office:value-type="float" office:value="0.00050155" calcext:value-type="float">
            <text:p>0,00050155</text:p>
          </table:table-cell>
          <table:table-cell office:value-type="float" office:value="0.7642539" calcext:value-type="float">
            <text:p>0,7642539</text:p>
          </table:table-cell>
          <table:table-cell table:formula="of:=[.A713]-[.E713]" office:value-type="float" office:value="6.56562595" calcext:value-type="float">
            <text:p>6,56562595</text:p>
          </table:table-cell>
          <table:table-cell table:formula="of:=[.B713]-[.D713]" office:value-type="float" office:value="0.281346" calcext:value-type="float">
            <text:p>0,281346</text:p>
          </table:table-cell>
          <table:table-cell table:formula="of:=[.A713]-[.C713]" office:value-type="float" office:value="0.00212750000000028" calcext:value-type="float">
            <text:p>0,0021275</text:p>
          </table:table-cell>
          <table:table-cell table:formula="of:=[.G713]-[.C713]" office:value-type="float" office:value="0.00162595000000021" calcext:value-type="float">
            <text:p>0,00162595</text:p>
          </table:table-cell>
          <table:table-cell table:formula="of:=[.J713]/[.I713]" office:value-type="float" office:value="0.764253819036425" calcext:value-type="float">
            <text:p>0,764253819</text:p>
          </table:table-cell>
          <table:table-cell table:formula="of:=[.D713]+[.H713]*[.K713]" office:value-type="float" office:value="1.83367475497062" calcext:value-type="float">
            <text:p>1,833674755</text:p>
          </table:table-cell>
        </table:table-row>
        <table:table-row table:style-name="ro1">
          <table:table-cell office:value-type="float" office:value="6.5671298" calcext:value-type="float">
            <text:p>6,5671298</text:p>
          </table:table-cell>
          <table:table-cell office:value-type="float" office:value="2.050001" calcext:value-type="float">
            <text:p>2,050001</text:p>
          </table:table-cell>
          <table:table-cell office:value-type="float" office:value="6.566" calcext:value-type="float">
            <text:p>6,566</text:p>
          </table:table-cell>
          <table:table-cell office:value-type="float" office:value="2.115021" calcext:value-type="float">
            <text:p>2,115021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781466" calcext:value-type="float">
            <text:p>0,7781466</text:p>
          </table:table-cell>
          <table:table-cell table:formula="of:=[.A714]-[.E714]" office:value-type="float" office:value="6.56687915" calcext:value-type="float">
            <text:p>6,56687915</text:p>
          </table:table-cell>
          <table:table-cell table:formula="of:=[.B714]-[.D714]" office:value-type="float" office:value="-0.0650200000000001" calcext:value-type="float">
            <text:p>-0,06502</text:p>
          </table:table-cell>
          <table:table-cell table:formula="of:=[.A714]-[.C714]" office:value-type="float" office:value="0.00112980000000018" calcext:value-type="float">
            <text:p>0,0011298</text:p>
          </table:table-cell>
          <table:table-cell table:formula="of:=[.G714]-[.C714]" office:value-type="float" office:value="0.000879150000000273" calcext:value-type="float">
            <text:p>0,00087915</text:p>
          </table:table-cell>
          <table:table-cell table:formula="of:=[.J714]/[.I714]" office:value-type="float" office:value="0.778146574615093" calcext:value-type="float">
            <text:p>0,7781465746</text:p>
          </table:table-cell>
          <table:table-cell table:formula="of:=[.D714]+[.H714]*[.K714]" office:value-type="float" office:value="2.06442590971853" calcext:value-type="float">
            <text:p>2,0644259097</text:p>
          </table:table-cell>
        </table:table-row>
        <table:table-row table:style-name="ro1">
          <table:table-cell office:value-type="float" office:value="6.5671298" calcext:value-type="float">
            <text:p>6,5671298</text:p>
          </table:table-cell>
          <table:table-cell office:value-type="float" office:value="2.050001" calcext:value-type="float">
            <text:p>2,050001</text:p>
          </table:table-cell>
          <table:table-cell office:value-type="float" office:value="6.567" calcext:value-type="float">
            <text:p>6,567</text:p>
          </table:table-cell>
          <table:table-cell office:value-type="float" office:value="1.999406" calcext:value-type="float">
            <text:p>1,999406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-0.9310477" calcext:value-type="float">
            <text:p>-0,9310477</text:p>
          </table:table-cell>
          <table:table-cell table:formula="of:=[.A715]-[.E715]" office:value-type="float" office:value="6.56687915" calcext:value-type="float">
            <text:p>6,56687915</text:p>
          </table:table-cell>
          <table:table-cell table:formula="of:=[.B715]-[.D715]" office:value-type="float" office:value="0.0505949999999999" calcext:value-type="float">
            <text:p>0,050595</text:p>
          </table:table-cell>
          <table:table-cell table:formula="of:=[.A715]-[.C715]" office:value-type="float" office:value="0.000129799999999847" calcext:value-type="float">
            <text:p>0,0001298</text:p>
          </table:table-cell>
          <table:table-cell table:formula="of:=[.G715]-[.C715]" office:value-type="float" office:value="-0.000120850000000061" calcext:value-type="float">
            <text:p>-0,00012085</text:p>
          </table:table-cell>
          <table:table-cell table:formula="of:=[.J715]/[.I715]" office:value-type="float" office:value="-0.931047765795099" calcext:value-type="float">
            <text:p>-0,9310477658</text:p>
          </table:table-cell>
          <table:table-cell table:formula="of:=[.D715]+[.H715]*[.K715]" office:value-type="float" office:value="1.9522996382896" calcext:value-type="float">
            <text:p>1,9522996383</text:p>
          </table:table-cell>
        </table:table-row>
        <table:table-row table:style-name="ro1">
          <table:table-cell office:value-type="float" office:value="6.5690089" calcext:value-type="float">
            <text:p>6,5690089</text:p>
          </table:table-cell>
          <table:table-cell office:value-type="float" office:value="2.050001" calcext:value-type="float">
            <text:p>2,050001</text:p>
          </table:table-cell>
          <table:table-cell office:value-type="float" office:value="6.567" calcext:value-type="float">
            <text:p>6,567</text:p>
          </table:table-cell>
          <table:table-cell office:value-type="float" office:value="2.002895" calcext:value-type="float">
            <text:p>2,002895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752303" calcext:value-type="float">
            <text:p>0,8752303</text:p>
          </table:table-cell>
          <table:table-cell table:formula="of:=[.A716]-[.E716]" office:value-type="float" office:value="6.56875825" calcext:value-type="float">
            <text:p>6,56875825</text:p>
          </table:table-cell>
          <table:table-cell table:formula="of:=[.B716]-[.D716]" office:value-type="float" office:value="0.0471059999999999" calcext:value-type="float">
            <text:p>0,047106</text:p>
          </table:table-cell>
          <table:table-cell table:formula="of:=[.A716]-[.C716]" office:value-type="float" office:value="0.00200889999999987" calcext:value-type="float">
            <text:p>0,0020089</text:p>
          </table:table-cell>
          <table:table-cell table:formula="of:=[.G716]-[.C716]" office:value-type="float" office:value="0.00175824999999996" calcext:value-type="float">
            <text:p>0,00175825</text:p>
          </table:table-cell>
          <table:table-cell table:formula="of:=[.J716]/[.I716]" office:value-type="float" office:value="0.875230225496578" calcext:value-type="float">
            <text:p>0,8752302255</text:p>
          </table:table-cell>
          <table:table-cell table:formula="of:=[.D716]+[.H716]*[.K716]" office:value-type="float" office:value="2.04412359500224" calcext:value-type="float">
            <text:p>2,044123595</text:p>
          </table:table-cell>
        </table:table-row>
        <table:table-row table:style-name="ro1">
          <table:table-cell office:value-type="float" office:value="6.5975338" calcext:value-type="float">
            <text:p>6,5975338</text:p>
          </table:table-cell>
          <table:table-cell office:value-type="float" office:value="2.350002" calcext:value-type="float">
            <text:p>2,350002</text:p>
          </table:table-cell>
          <table:table-cell office:value-type="float" office:value="6.569" calcext:value-type="float">
            <text:p>6,569</text:p>
          </table:table-cell>
          <table:table-cell office:value-type="float" office:value="2.09123" calcext:value-type="float">
            <text:p>2,09123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12157" calcext:value-type="float">
            <text:p>0,9912157</text:p>
          </table:table-cell>
          <table:table-cell table:formula="of:=[.A717]-[.E717]" office:value-type="float" office:value="6.59728315" calcext:value-type="float">
            <text:p>6,59728315</text:p>
          </table:table-cell>
          <table:table-cell table:formula="of:=[.B717]-[.D717]" office:value-type="float" office:value="0.258772" calcext:value-type="float">
            <text:p>0,258772</text:p>
          </table:table-cell>
          <table:table-cell table:formula="of:=[.A717]-[.C717]" office:value-type="float" office:value="0.0285337999999999" calcext:value-type="float">
            <text:p>0,0285338</text:p>
          </table:table-cell>
          <table:table-cell table:formula="of:=[.G717]-[.C717]" office:value-type="float" office:value="0.02828315" calcext:value-type="float">
            <text:p>0,02828315</text:p>
          </table:table-cell>
          <table:table-cell table:formula="of:=[.J717]/[.I717]" office:value-type="float" office:value="0.991215681051949" calcext:value-type="float">
            <text:p>0,9912156811</text:p>
          </table:table-cell>
          <table:table-cell table:formula="of:=[.D717]+[.H717]*[.K717]" office:value-type="float" office:value="2.34772886421717" calcext:value-type="float">
            <text:p>2,3477288642</text:p>
          </table:table-cell>
        </table:table-row>
        <table:table-row table:style-name="ro1">
          <table:table-cell office:value-type="float" office:value="6.6000407" calcext:value-type="float">
            <text:p>6,6000407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6.597" calcext:value-type="float">
            <text:p>6,597</text:p>
          </table:table-cell>
          <table:table-cell office:value-type="float" office:value="2.6065" calcext:value-type="float">
            <text:p>2,6065</text:p>
          </table:table-cell>
          <table:table-cell office:value-type="float" office:value="0.0015041" calcext:value-type="float">
            <text:p>0,0015041</text:p>
          </table:table-cell>
          <table:table-cell office:value-type="float" office:value="0.5053442" calcext:value-type="float">
            <text:p>0,5053442</text:p>
          </table:table-cell>
          <table:table-cell table:formula="of:=[.A718]-[.E718]" office:value-type="float" office:value="6.5985366" calcext:value-type="float">
            <text:p>6,5985366</text:p>
          </table:table-cell>
          <table:table-cell table:formula="of:=[.B718]-[.D718]" office:value-type="float" office:value="-0.106498" calcext:value-type="float">
            <text:p>-0,106498</text:p>
          </table:table-cell>
          <table:table-cell table:formula="of:=[.A718]-[.C718]" office:value-type="float" office:value="0.00304070000000056" calcext:value-type="float">
            <text:p>0,0030407</text:p>
          </table:table-cell>
          <table:table-cell table:formula="of:=[.G718]-[.C718]" office:value-type="float" office:value="0.00153660000000055" calcext:value-type="float">
            <text:p>0,0015366</text:p>
          </table:table-cell>
          <table:table-cell table:formula="of:=[.J718]/[.I718]" office:value-type="float" office:value="0.505344164172812" calcext:value-type="float">
            <text:p>0,5053441642</text:p>
          </table:table-cell>
          <table:table-cell table:formula="of:=[.D718]+[.H718]*[.K718]" office:value-type="float" office:value="2.55268185720392" calcext:value-type="float">
            <text:p>2,5526818572</text:p>
          </table:table-cell>
        </table:table-row>
        <table:table-row table:style-name="ro1">
          <table:table-cell office:value-type="float" office:value="6.6035504" calcext:value-type="float">
            <text:p>6,6035504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6.599" calcext:value-type="float">
            <text:p>6,599</text:p>
          </table:table-cell>
          <table:table-cell office:value-type="float" office:value="2.446183" calcext:value-type="float">
            <text:p>2,446183</text:p>
          </table:table-cell>
          <table:table-cell office:value-type="float" office:value="0.0015041" calcext:value-type="float">
            <text:p>0,0015041</text:p>
          </table:table-cell>
          <table:table-cell office:value-type="float" office:value="0.6694576" calcext:value-type="float">
            <text:p>0,6694576</text:p>
          </table:table-cell>
          <table:table-cell table:formula="of:=[.A719]-[.E719]" office:value-type="float" office:value="6.6020463" calcext:value-type="float">
            <text:p>6,6020463</text:p>
          </table:table-cell>
          <table:table-cell table:formula="of:=[.B719]-[.D719]" office:value-type="float" office:value="0.0538189999999998" calcext:value-type="float">
            <text:p>0,053819</text:p>
          </table:table-cell>
          <table:table-cell table:formula="of:=[.A719]-[.C719]" office:value-type="float" office:value="0.0045503999999994" calcext:value-type="float">
            <text:p>0,0045504</text:p>
          </table:table-cell>
          <table:table-cell table:formula="of:=[.G719]-[.C719]" office:value-type="float" office:value="0.00304629999999939" calcext:value-type="float">
            <text:p>0,0030463</text:p>
          </table:table-cell>
          <table:table-cell table:formula="of:=[.J719]/[.I719]" office:value-type="float" office:value="0.669457630098407" calcext:value-type="float">
            <text:p>0,6694576301</text:p>
          </table:table-cell>
          <table:table-cell table:formula="of:=[.D719]+[.H719]*[.K719]" office:value-type="float" office:value="2.48221254019427" calcext:value-type="float">
            <text:p>2,4822125402</text:p>
          </table:table-cell>
        </table:table-row>
        <table:table-row table:style-name="ro1">
          <table:table-cell office:value-type="float" office:value="6.6309075" calcext:value-type="float">
            <text:p>6,6309075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6.602" calcext:value-type="float">
            <text:p>6,602</text:p>
          </table:table-cell>
          <table:table-cell office:value-type="float" office:value="2.536031" calcext:value-type="float">
            <text:p>2,536031</text:p>
          </table:table-cell>
          <table:table-cell office:value-type="float" office:value="0.0015041" calcext:value-type="float">
            <text:p>0,0015041</text:p>
          </table:table-cell>
          <table:table-cell office:value-type="float" office:value="0.9479685" calcext:value-type="float">
            <text:p>0,9479685</text:p>
          </table:table-cell>
          <table:table-cell table:formula="of:=[.A720]-[.E720]" office:value-type="float" office:value="6.6294034" calcext:value-type="float">
            <text:p>6,6294034</text:p>
          </table:table-cell>
          <table:table-cell table:formula="of:=[.B720]-[.D720]" office:value-type="float" office:value="0.263971" calcext:value-type="float">
            <text:p>0,263971</text:p>
          </table:table-cell>
          <table:table-cell table:formula="of:=[.A720]-[.C720]" office:value-type="float" office:value="0.0289074999999999" calcext:value-type="float">
            <text:p>0,0289075</text:p>
          </table:table-cell>
          <table:table-cell table:formula="of:=[.G720]-[.C720]" office:value-type="float" office:value="0.0274033999999999" calcext:value-type="float">
            <text:p>0,0274034</text:p>
          </table:table-cell>
          <table:table-cell table:formula="of:=[.J720]/[.I720]" office:value-type="float" office:value="0.947968520280204" calcext:value-type="float">
            <text:p>0,9479685203</text:p>
          </table:table-cell>
          <table:table-cell table:formula="of:=[.D720]+[.H720]*[.K720]" office:value-type="float" office:value="2.78626719826689" calcext:value-type="float">
            <text:p>2,7862671983</text:p>
          </table:table-cell>
        </table:table-row>
        <table:table-row table:style-name="ro1">
          <table:table-cell office:value-type="float" office:value="6.6329131" calcext:value-type="float">
            <text:p>6,6329131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6.629" calcext:value-type="float">
            <text:p>6,629</text:p>
          </table:table-cell>
          <table:table-cell office:value-type="float" office:value="3.050238" calcext:value-type="float">
            <text:p>3,050238</text:p>
          </table:table-cell>
          <table:table-cell office:value-type="float" office:value="0.0015041" calcext:value-type="float">
            <text:p>0,0015041</text:p>
          </table:table-cell>
          <table:table-cell office:value-type="float" office:value="0.6156244" calcext:value-type="float">
            <text:p>0,6156244</text:p>
          </table:table-cell>
          <table:table-cell table:formula="of:=[.A721]-[.E721]" office:value-type="float" office:value="6.631409" calcext:value-type="float">
            <text:p>6,631409</text:p>
          </table:table-cell>
          <table:table-cell table:formula="of:=[.B721]-[.D721]" office:value-type="float" office:value="-0.250236" calcext:value-type="float">
            <text:p>-0,250236</text:p>
          </table:table-cell>
          <table:table-cell table:formula="of:=[.A721]-[.C721]" office:value-type="float" office:value="0.00391310000000011" calcext:value-type="float">
            <text:p>0,0039131</text:p>
          </table:table-cell>
          <table:table-cell table:formula="of:=[.G721]-[.C721]" office:value-type="float" office:value="0.00240900000000011" calcext:value-type="float">
            <text:p>0,002409</text:p>
          </table:table-cell>
          <table:table-cell table:formula="of:=[.J721]/[.I721]" office:value-type="float" office:value="0.615624440980306" calcext:value-type="float">
            <text:p>0,615624441</text:p>
          </table:table-cell>
          <table:table-cell table:formula="of:=[.D721]+[.H721]*[.K721]" office:value-type="float" office:value="2.89618660238685" calcext:value-type="float">
            <text:p>2,8961866024</text:p>
          </table:table-cell>
        </table:table-row>
        <table:table-row table:style-name="ro1">
          <table:table-cell office:value-type="float" office:value="6.63542" calcext:value-type="float">
            <text:p>6,63542</text:p>
          </table:table-cell>
          <table:table-cell office:value-type="float" office:value="2.950002" calcext:value-type="float">
            <text:p>2,950002</text:p>
          </table:table-cell>
          <table:table-cell office:value-type="float" office:value="6.631" calcext:value-type="float">
            <text:p>6,631</text:p>
          </table:table-cell>
          <table:table-cell office:value-type="float" office:value="2.64595" calcext:value-type="float">
            <text:p>2,64595</text:p>
          </table:table-cell>
          <table:table-cell office:value-type="float" office:value="0.0015041" calcext:value-type="float">
            <text:p>0,0015041</text:p>
          </table:table-cell>
          <table:table-cell office:value-type="float" office:value="0.6597059" calcext:value-type="float">
            <text:p>0,6597059</text:p>
          </table:table-cell>
          <table:table-cell table:formula="of:=[.A722]-[.E722]" office:value-type="float" office:value="6.6339159" calcext:value-type="float">
            <text:p>6,6339159</text:p>
          </table:table-cell>
          <table:table-cell table:formula="of:=[.B722]-[.D722]" office:value-type="float" office:value="0.304052" calcext:value-type="float">
            <text:p>0,304052</text:p>
          </table:table-cell>
          <table:table-cell table:formula="of:=[.A722]-[.C722]" office:value-type="float" office:value="0.00441999999999965" calcext:value-type="float">
            <text:p>0,00442</text:p>
          </table:table-cell>
          <table:table-cell table:formula="of:=[.G722]-[.C722]" office:value-type="float" office:value="0.00291589999999964" calcext:value-type="float">
            <text:p>0,0029159</text:p>
          </table:table-cell>
          <table:table-cell table:formula="of:=[.J722]/[.I722]" office:value-type="float" office:value="0.659705882352912" calcext:value-type="float">
            <text:p>0,6597058824</text:p>
          </table:table-cell>
          <table:table-cell table:formula="of:=[.D722]+[.H722]*[.K722]" office:value-type="float" office:value="2.84653489294117" calcext:value-type="float">
            <text:p>2,8465348929</text:p>
          </table:table-cell>
        </table:table-row>
        <table:table-row table:style-name="ro1">
          <table:table-cell office:value-type="float" office:value="6.6364228" calcext:value-type="float">
            <text:p>6,6364228</text:p>
          </table:table-cell>
          <table:table-cell office:value-type="float" office:value="2.950002" calcext:value-type="float">
            <text:p>2,950002</text:p>
          </table:table-cell>
          <table:table-cell office:value-type="float" office:value="6.634" calcext:value-type="float">
            <text:p>6,634</text:p>
          </table:table-cell>
          <table:table-cell office:value-type="float" office:value="3.150587" calcext:value-type="float">
            <text:p>3,150587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8964834" calcext:value-type="float">
            <text:p>0,8964834</text:p>
          </table:table-cell>
          <table:table-cell table:formula="of:=[.A723]-[.E723]" office:value-type="float" office:value="6.636172" calcext:value-type="float">
            <text:p>6,636172</text:p>
          </table:table-cell>
          <table:table-cell table:formula="of:=[.B723]-[.D723]" office:value-type="float" office:value="-0.200585" calcext:value-type="float">
            <text:p>-0,200585</text:p>
          </table:table-cell>
          <table:table-cell table:formula="of:=[.A723]-[.C723]" office:value-type="float" office:value="0.00242279999999973" calcext:value-type="float">
            <text:p>0,0024228</text:p>
          </table:table-cell>
          <table:table-cell table:formula="of:=[.G723]-[.C723]" office:value-type="float" office:value="0.00217199999999984" calcext:value-type="float">
            <text:p>0,002172</text:p>
          </table:table-cell>
          <table:table-cell table:formula="of:=[.J723]/[.I723]" office:value-type="float" office:value="0.896483407627574" calcext:value-type="float">
            <text:p>0,8964834076</text:p>
          </table:table-cell>
          <table:table-cell table:formula="of:=[.D723]+[.H723]*[.K723]" office:value-type="float" office:value="2.97076587568102" calcext:value-type="float">
            <text:p>2,9707658757</text:p>
          </table:table-cell>
        </table:table-row>
        <table:table-row table:style-name="ro1">
          <table:table-cell office:value-type="float" office:value="6.636924" calcext:value-type="float">
            <text:p>6,636924</text:p>
          </table:table-cell>
          <table:table-cell office:value-type="float" office:value="2.950002" calcext:value-type="float">
            <text:p>2,950002</text:p>
          </table:table-cell>
          <table:table-cell office:value-type="float" office:value="6.636" calcext:value-type="float">
            <text:p>6,636</text:p>
          </table:table-cell>
          <table:table-cell office:value-type="float" office:value="2.770181" calcext:value-type="float">
            <text:p>2,770181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7285714" calcext:value-type="float">
            <text:p>0,7285714</text:p>
          </table:table-cell>
          <table:table-cell table:formula="of:=[.A724]-[.E724]" office:value-type="float" office:value="6.6366732" calcext:value-type="float">
            <text:p>6,6366732</text:p>
          </table:table-cell>
          <table:table-cell table:formula="of:=[.B724]-[.D724]" office:value-type="float" office:value="0.179821" calcext:value-type="float">
            <text:p>0,179821</text:p>
          </table:table-cell>
          <table:table-cell table:formula="of:=[.A724]-[.C724]" office:value-type="float" office:value="0.000923999999999481" calcext:value-type="float">
            <text:p>0,000924</text:p>
          </table:table-cell>
          <table:table-cell table:formula="of:=[.G724]-[.C724]" office:value-type="float" office:value="0.000673199999999596" calcext:value-type="float">
            <text:p>0,0006732</text:p>
          </table:table-cell>
          <table:table-cell table:formula="of:=[.J724]/[.I724]" office:value-type="float" office:value="0.728571428571401" calcext:value-type="float">
            <text:p>0,7285714286</text:p>
          </table:table-cell>
          <table:table-cell table:formula="of:=[.D724]+[.H724]*[.K724]" office:value-type="float" office:value="2.90119344285714" calcext:value-type="float">
            <text:p>2,9011934429</text:p>
          </table:table-cell>
        </table:table-row>
        <table:table-row table:style-name="ro1">
          <table:table-cell office:value-type="float" office:value="6.6645059" calcext:value-type="float">
            <text:p>6,6645059</text:p>
          </table:table-cell>
          <table:table-cell office:value-type="float" office:value="3.250002" calcext:value-type="float">
            <text:p>3,250002</text:p>
          </table:table-cell>
          <table:table-cell office:value-type="float" office:value="6.637" calcext:value-type="float">
            <text:p>6,637</text:p>
          </table:table-cell>
          <table:table-cell office:value-type="float" office:value="3.081014" calcext:value-type="float">
            <text:p>3,081014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990882" calcext:value-type="float">
            <text:p>0,990882</text:p>
          </table:table-cell>
          <table:table-cell table:formula="of:=[.A725]-[.E725]" office:value-type="float" office:value="6.6642551" calcext:value-type="float">
            <text:p>6,6642551</text:p>
          </table:table-cell>
          <table:table-cell table:formula="of:=[.B725]-[.D725]" office:value-type="float" office:value="0.168988" calcext:value-type="float">
            <text:p>0,168988</text:p>
          </table:table-cell>
          <table:table-cell table:formula="of:=[.A725]-[.C725]" office:value-type="float" office:value="0.0275058999999995" calcext:value-type="float">
            <text:p>0,0275059</text:p>
          </table:table-cell>
          <table:table-cell table:formula="of:=[.G725]-[.C725]" office:value-type="float" office:value="0.0272550999999996" calcext:value-type="float">
            <text:p>0,0272551</text:p>
          </table:table-cell>
          <table:table-cell table:formula="of:=[.J725]/[.I725]" office:value-type="float" office:value="0.990881956234848" calcext:value-type="float">
            <text:p>0,9908819562</text:p>
          </table:table-cell>
          <table:table-cell table:formula="of:=[.D725]+[.H725]*[.K725]" office:value-type="float" office:value="3.24846116002021" calcext:value-type="float">
            <text:p>3,24846116</text:p>
          </table:table-cell>
        </table:table-row>
        <table:table-row table:style-name="ro1">
          <table:table-cell office:value-type="float" office:value="6.6655085" calcext:value-type="float">
            <text:p>6,6655085</text:p>
          </table:table-cell>
          <table:table-cell office:value-type="float" office:value="3.250002" calcext:value-type="float">
            <text:p>3,250002</text:p>
          </table:table-cell>
          <table:table-cell office:value-type="float" office:value="6.664" calcext:value-type="float">
            <text:p>6,664</text:p>
          </table:table-cell>
          <table:table-cell office:value-type="float" office:value="3.417449" calcext:value-type="float">
            <text:p>3,417449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8337421" calcext:value-type="float">
            <text:p>0,8337421</text:p>
          </table:table-cell>
          <table:table-cell table:formula="of:=[.A726]-[.E726]" office:value-type="float" office:value="6.6652577" calcext:value-type="float">
            <text:p>6,6652577</text:p>
          </table:table-cell>
          <table:table-cell table:formula="of:=[.B726]-[.D726]" office:value-type="float" office:value="-0.167447" calcext:value-type="float">
            <text:p>-0,167447</text:p>
          </table:table-cell>
          <table:table-cell table:formula="of:=[.A726]-[.C726]" office:value-type="float" office:value="0.00150849999999991" calcext:value-type="float">
            <text:p>0,0015085</text:p>
          </table:table-cell>
          <table:table-cell table:formula="of:=[.G726]-[.C726]" office:value-type="float" office:value="0.00125770000000003" calcext:value-type="float">
            <text:p>0,0012577</text:p>
          </table:table-cell>
          <table:table-cell table:formula="of:=[.J726]/[.I726]" office:value-type="float" office:value="0.833742127941731" calcext:value-type="float">
            <text:p>0,8337421279</text:p>
          </table:table-cell>
          <table:table-cell table:formula="of:=[.D726]+[.H726]*[.K726]" office:value-type="float" office:value="3.27784138190254" calcext:value-type="float">
            <text:p>3,2778413819</text:p>
          </table:table-cell>
        </table:table-row>
        <table:table-row table:style-name="ro1">
          <table:table-cell office:value-type="float" office:value="6.6675143" calcext:value-type="float">
            <text:p>6,6675143</text:p>
          </table:table-cell>
          <table:table-cell office:value-type="float" office:value="3.400002" calcext:value-type="float">
            <text:p>3,400002</text:p>
          </table:table-cell>
          <table:table-cell office:value-type="float" office:value="6.665" calcext:value-type="float">
            <text:p>6,665</text:p>
          </table:table-cell>
          <table:table-cell office:value-type="float" office:value="3.110394" calcext:value-type="float">
            <text:p>3,110394</text:p>
          </table:table-cell>
          <table:table-cell office:value-type="float" office:value="0.00075225" calcext:value-type="float">
            <text:p>0,00075225</text:p>
          </table:table-cell>
          <table:table-cell office:value-type="float" office:value="0.7008113" calcext:value-type="float">
            <text:p>0,7008113</text:p>
          </table:table-cell>
          <table:table-cell table:formula="of:=[.A727]-[.E727]" office:value-type="float" office:value="6.66676205" calcext:value-type="float">
            <text:p>6,66676205</text:p>
          </table:table-cell>
          <table:table-cell table:formula="of:=[.B727]-[.D727]" office:value-type="float" office:value="0.289608" calcext:value-type="float">
            <text:p>0,289608</text:p>
          </table:table-cell>
          <table:table-cell table:formula="of:=[.A727]-[.C727]" office:value-type="float" office:value="0.00251429999999964" calcext:value-type="float">
            <text:p>0,0025143</text:p>
          </table:table-cell>
          <table:table-cell table:formula="of:=[.G727]-[.C727]" office:value-type="float" office:value="0.00176204999999996" calcext:value-type="float">
            <text:p>0,00176205</text:p>
          </table:table-cell>
          <table:table-cell table:formula="of:=[.J727]/[.I727]" office:value-type="float" office:value="0.700811359026454" calcext:value-type="float">
            <text:p>0,700811359</text:p>
          </table:table-cell>
          <table:table-cell table:formula="of:=[.D727]+[.H727]*[.K727]" office:value-type="float" office:value="3.31335457606493" calcext:value-type="float">
            <text:p>3,3133545761</text:p>
          </table:table-cell>
        </table:table-row>
        <table:table-row table:style-name="ro1">
          <table:table-cell office:value-type="float" office:value="6.6695248" calcext:value-type="float">
            <text:p>6,6695248</text:p>
          </table:table-cell>
          <table:table-cell office:value-type="float" office:value="3.400002" calcext:value-type="float">
            <text:p>3,400002</text:p>
          </table:table-cell>
          <table:table-cell office:value-type="float" office:value="6.667" calcext:value-type="float">
            <text:p>6,667</text:p>
          </table:table-cell>
          <table:table-cell office:value-type="float" office:value="3.602963" calcext:value-type="float">
            <text:p>3,602963</text:p>
          </table:table-cell>
          <table:table-cell office:value-type="float" office:value="0.00075225" calcext:value-type="float">
            <text:p>0,00075225</text:p>
          </table:table-cell>
          <table:table-cell office:value-type="float" office:value="0.7020556" calcext:value-type="float">
            <text:p>0,7020556</text:p>
          </table:table-cell>
          <table:table-cell table:formula="of:=[.A728]-[.E728]" office:value-type="float" office:value="6.66877255" calcext:value-type="float">
            <text:p>6,66877255</text:p>
          </table:table-cell>
          <table:table-cell table:formula="of:=[.B728]-[.D728]" office:value-type="float" office:value="-0.202961" calcext:value-type="float">
            <text:p>-0,202961</text:p>
          </table:table-cell>
          <table:table-cell table:formula="of:=[.A728]-[.C728]" office:value-type="float" office:value="0.00252479999999977" calcext:value-type="float">
            <text:p>0,0025248</text:p>
          </table:table-cell>
          <table:table-cell table:formula="of:=[.G728]-[.C728]" office:value-type="float" office:value="0.0017725500000001" calcext:value-type="float">
            <text:p>0,00177255</text:p>
          </table:table-cell>
          <table:table-cell table:formula="of:=[.J728]/[.I728]" office:value-type="float" office:value="0.70205560836512" calcext:value-type="float">
            <text:p>0,7020556084</text:p>
          </table:table-cell>
          <table:table-cell table:formula="of:=[.D728]+[.H728]*[.K728]" office:value-type="float" office:value="3.46047309167061" calcext:value-type="float">
            <text:p>3,4604730917</text:p>
          </table:table-cell>
        </table:table-row>
        <table:table-row table:style-name="ro1">
          <table:table-cell office:value-type="float" office:value="6.6990495" calcext:value-type="float">
            <text:p>6,6990495</text:p>
          </table:table-cell>
          <table:table-cell office:value-type="float" office:value="3.700002" calcext:value-type="float">
            <text:p>3,700002</text:p>
          </table:table-cell>
          <table:table-cell office:value-type="float" office:value="6.669" calcext:value-type="float">
            <text:p>6,669</text:p>
          </table:table-cell>
          <table:table-cell office:value-type="float" office:value="3.257513" calcext:value-type="float">
            <text:p>3,257513</text:p>
          </table:table-cell>
          <table:table-cell office:value-type="float" office:value="0.00075225" calcext:value-type="float">
            <text:p>0,00075225</text:p>
          </table:table-cell>
          <table:table-cell office:value-type="float" office:value="0.9749663" calcext:value-type="float">
            <text:p>0,9749663</text:p>
          </table:table-cell>
          <table:table-cell table:formula="of:=[.A729]-[.E729]" office:value-type="float" office:value="6.69829725" calcext:value-type="float">
            <text:p>6,69829725</text:p>
          </table:table-cell>
          <table:table-cell table:formula="of:=[.B729]-[.D729]" office:value-type="float" office:value="0.442489" calcext:value-type="float">
            <text:p>0,442489</text:p>
          </table:table-cell>
          <table:table-cell table:formula="of:=[.A729]-[.C729]" office:value-type="float" office:value="0.0300494999999996" calcext:value-type="float">
            <text:p>0,0300495</text:p>
          </table:table-cell>
          <table:table-cell table:formula="of:=[.G729]-[.C729]" office:value-type="float" office:value="0.0292972499999999" calcext:value-type="float">
            <text:p>0,02929725</text:p>
          </table:table-cell>
          <table:table-cell table:formula="of:=[.J729]/[.I729]" office:value-type="float" office:value="0.974966305595777" calcext:value-type="float">
            <text:p>0,9749663056</text:p>
          </table:table-cell>
          <table:table-cell table:formula="of:=[.D729]+[.H729]*[.K729]" office:value-type="float" office:value="3.68892486559677" calcext:value-type="float">
            <text:p>3,6889248656</text:p>
          </table:table-cell>
        </table:table-row>
        <table:table-row table:style-name="ro1">
          <table:table-cell office:value-type="float" office:value="6.7010553" calcext:value-type="float">
            <text:p>6,7010553</text:p>
          </table:table-cell>
          <table:table-cell office:value-type="float" office:value="3.850003" calcext:value-type="float">
            <text:p>3,850003</text:p>
          </table:table-cell>
          <table:table-cell office:value-type="float" office:value="6.698" calcext:value-type="float">
            <text:p>6,698</text:p>
          </table:table-cell>
          <table:table-cell office:value-type="float" office:value="4.131415" calcext:value-type="float">
            <text:p>4,131415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753854" calcext:value-type="float">
            <text:p>0,753854</text:p>
          </table:table-cell>
          <table:table-cell table:formula="of:=[.A730]-[.E730]" office:value-type="float" office:value="6.70030325" calcext:value-type="float">
            <text:p>6,70030325</text:p>
          </table:table-cell>
          <table:table-cell table:formula="of:=[.B730]-[.D730]" office:value-type="float" office:value="-0.281412" calcext:value-type="float">
            <text:p>-0,281412</text:p>
          </table:table-cell>
          <table:table-cell table:formula="of:=[.A730]-[.C730]" office:value-type="float" office:value="0.00305529999999976" calcext:value-type="float">
            <text:p>0,0030553</text:p>
          </table:table-cell>
          <table:table-cell table:formula="of:=[.G730]-[.C730]" office:value-type="float" office:value="0.00230324999999976" calcext:value-type="float">
            <text:p>0,00230325</text:p>
          </table:table-cell>
          <table:table-cell table:formula="of:=[.J730]/[.I730]" office:value-type="float" office:value="0.753853958694707" calcext:value-type="float">
            <text:p>0,7538539587</text:p>
          </table:table-cell>
          <table:table-cell table:formula="of:=[.D730]+[.H730]*[.K730]" office:value-type="float" office:value="3.91927144977581" calcext:value-type="float">
            <text:p>3,9192714498</text:p>
          </table:table-cell>
        </table:table-row>
        <table:table-row table:style-name="ro1">
          <table:table-cell office:value-type="float" office:value="6.703562" calcext:value-type="float">
            <text:p>6,703562</text:p>
          </table:table-cell>
          <table:table-cell office:value-type="float" office:value="3.850003" calcext:value-type="float">
            <text:p>3,850003</text:p>
          </table:table-cell>
          <table:table-cell office:value-type="float" office:value="6.7" calcext:value-type="float">
            <text:p>6,7</text:p>
          </table:table-cell>
          <table:table-cell office:value-type="float" office:value="3.637859" calcext:value-type="float">
            <text:p>3,637859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7888686" calcext:value-type="float">
            <text:p>0,7888686</text:p>
          </table:table-cell>
          <table:table-cell table:formula="of:=[.A731]-[.E731]" office:value-type="float" office:value="6.70280995" calcext:value-type="float">
            <text:p>6,70280995</text:p>
          </table:table-cell>
          <table:table-cell table:formula="of:=[.B731]-[.D731]" office:value-type="float" office:value="0.212144" calcext:value-type="float">
            <text:p>0,212144</text:p>
          </table:table-cell>
          <table:table-cell table:formula="of:=[.A731]-[.C731]" office:value-type="float" office:value="0.00356199999999962" calcext:value-type="float">
            <text:p>0,003562</text:p>
          </table:table-cell>
          <table:table-cell table:formula="of:=[.G731]-[.C731]" office:value-type="float" office:value="0.00280994999999962" calcext:value-type="float">
            <text:p>0,00280995</text:p>
          </table:table-cell>
          <table:table-cell table:formula="of:=[.J731]/[.I731]" office:value-type="float" office:value="0.788868613138663" calcext:value-type="float">
            <text:p>0,7888686131</text:p>
          </table:table-cell>
          <table:table-cell table:formula="of:=[.D731]+[.H731]*[.K731]" office:value-type="float" office:value="3.80521274306569" calcext:value-type="float">
            <text:p>3,8052127431</text:p>
          </table:table-cell>
        </table:table-row>
        <table:table-row table:style-name="ro1">
          <table:table-cell office:value-type="float" office:value="6.7040635" calcext:value-type="float">
            <text:p>6,7040635</text:p>
          </table:table-cell>
          <table:table-cell office:value-type="float" office:value="3.850003" calcext:value-type="float">
            <text:p>3,850003</text:p>
          </table:table-cell>
          <table:table-cell office:value-type="float" office:value="6.703" calcext:value-type="float">
            <text:p>6,703</text:p>
          </table:table-cell>
          <table:table-cell office:value-type="float" office:value="4.017356" calcext:value-type="float">
            <text:p>4,0173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32]-[.E732]" office:value-type="float" office:value="6.7040635" calcext:value-type="float">
            <text:p>6,7040635</text:p>
          </table:table-cell>
          <table:table-cell table:formula="of:=[.B732]-[.D732]" office:value-type="float" office:value="-0.167353" calcext:value-type="float">
            <text:p>-0,167353</text:p>
          </table:table-cell>
          <table:table-cell table:formula="of:=[.A732]-[.C732]" office:value-type="float" office:value="0.00106349999999988" calcext:value-type="float">
            <text:p>0,0010635</text:p>
          </table:table-cell>
          <table:table-cell table:formula="of:=[.G732]-[.C732]" office:value-type="float" office:value="0.00106349999999988" calcext:value-type="float">
            <text:p>0,0010635</text:p>
          </table:table-cell>
          <table:table-cell table:formula="of:=[.J732]/[.I732]" office:value-type="float" office:value="1" calcext:value-type="float">
            <text:p>1</text:p>
          </table:table-cell>
          <table:table-cell table:formula="of:=[.D732]+[.H732]*[.K732]" office:value-type="float" office:value="3.850003" calcext:value-type="float">
            <text:p>3,850003</text:p>
          </table:table-cell>
        </table:table-row>
        <table:table-row table:style-name="ro1">
          <table:table-cell office:value-type="float" office:value="6.705066" calcext:value-type="float">
            <text:p>6,705066</text:p>
          </table:table-cell>
          <table:table-cell office:value-type="float" office:value="3.850003" calcext:value-type="float">
            <text:p>3,850003</text:p>
          </table:table-cell>
          <table:table-cell office:value-type="float" office:value="6.704" calcext:value-type="float">
            <text:p>6,704</text:p>
          </table:table-cell>
          <table:table-cell office:value-type="float" office:value="3.682649" calcext:value-type="float">
            <text:p>3,6826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33]-[.E733]" office:value-type="float" office:value="6.705066" calcext:value-type="float">
            <text:p>6,705066</text:p>
          </table:table-cell>
          <table:table-cell table:formula="of:=[.B733]-[.D733]" office:value-type="float" office:value="0.167354" calcext:value-type="float">
            <text:p>0,167354</text:p>
          </table:table-cell>
          <table:table-cell table:formula="of:=[.A733]-[.C733]" office:value-type="float" office:value="0.00106600000000068" calcext:value-type="float">
            <text:p>0,001066</text:p>
          </table:table-cell>
          <table:table-cell table:formula="of:=[.G733]-[.C733]" office:value-type="float" office:value="0.00106600000000068" calcext:value-type="float">
            <text:p>0,001066</text:p>
          </table:table-cell>
          <table:table-cell table:formula="of:=[.J733]/[.I733]" office:value-type="float" office:value="1" calcext:value-type="float">
            <text:p>1</text:p>
          </table:table-cell>
          <table:table-cell table:formula="of:=[.D733]+[.H733]*[.K733]" office:value-type="float" office:value="3.850003" calcext:value-type="float">
            <text:p>3,850003</text:p>
          </table:table-cell>
        </table:table-row>
        <table:table-row table:style-name="ro1">
          <table:table-cell office:value-type="float" office:value="6.7324681" calcext:value-type="float">
            <text:p>6,7324681</text:p>
          </table:table-cell>
          <table:table-cell office:value-type="float" office:value="4.150002" calcext:value-type="float">
            <text:p>4,150002</text:p>
          </table:table-cell>
          <table:table-cell office:value-type="float" office:value="6.705" calcext:value-type="float">
            <text:p>6,705</text:p>
          </table:table-cell>
          <table:table-cell office:value-type="float" office:value="4.017356" calcext:value-type="float">
            <text:p>4,017356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08749" calcext:value-type="float">
            <text:p>0,9908749</text:p>
          </table:table-cell>
          <table:table-cell table:formula="of:=[.A734]-[.E734]" office:value-type="float" office:value="6.73221745" calcext:value-type="float">
            <text:p>6,73221745</text:p>
          </table:table-cell>
          <table:table-cell table:formula="of:=[.B734]-[.D734]" office:value-type="float" office:value="0.132645999999999" calcext:value-type="float">
            <text:p>0,132646</text:p>
          </table:table-cell>
          <table:table-cell table:formula="of:=[.A734]-[.C734]" office:value-type="float" office:value="0.0274681000000001" calcext:value-type="float">
            <text:p>0,0274681</text:p>
          </table:table-cell>
          <table:table-cell table:formula="of:=[.G734]-[.C734]" office:value-type="float" office:value="0.0272174500000002" calcext:value-type="float">
            <text:p>0,02721745</text:p>
          </table:table-cell>
          <table:table-cell table:formula="of:=[.J734]/[.I734]" office:value-type="float" office:value="0.990874869393955" calcext:value-type="float">
            <text:p>0,9908748694</text:p>
          </table:table-cell>
          <table:table-cell table:formula="of:=[.D734]+[.H734]*[.K734]" office:value-type="float" office:value="4.14879158792563" calcext:value-type="float">
            <text:p>4,1487915879</text:p>
          </table:table-cell>
        </table:table-row>
        <table:table-row table:style-name="ro1">
          <table:table-cell office:value-type="float" office:value="6.7334706" calcext:value-type="float">
            <text:p>6,7334706</text:p>
          </table:table-cell>
          <table:table-cell office:value-type="float" office:value="4.150002" calcext:value-type="float">
            <text:p>4,150002</text:p>
          </table:table-cell>
          <table:table-cell office:value-type="float" office:value="6.732" calcext:value-type="float">
            <text:p>6,732</text:p>
          </table:table-cell>
          <table:table-cell office:value-type="float" office:value="4.281438" calcext:value-type="float">
            <text:p>4,281438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296614" calcext:value-type="float">
            <text:p>0,8296614</text:p>
          </table:table-cell>
          <table:table-cell table:formula="of:=[.A735]-[.E735]" office:value-type="float" office:value="6.7332201" calcext:value-type="float">
            <text:p>6,7332201</text:p>
          </table:table-cell>
          <table:table-cell table:formula="of:=[.B735]-[.D735]" office:value-type="float" office:value="-0.131436" calcext:value-type="float">
            <text:p>-0,131436</text:p>
          </table:table-cell>
          <table:table-cell table:formula="of:=[.A735]-[.C735]" office:value-type="float" office:value="0.00147060000000021" calcext:value-type="float">
            <text:p>0,0014706</text:p>
          </table:table-cell>
          <table:table-cell table:formula="of:=[.G735]-[.C735]" office:value-type="float" office:value="0.00122010000000028" calcext:value-type="float">
            <text:p>0,0012201</text:p>
          </table:table-cell>
          <table:table-cell table:formula="of:=[.J735]/[.I735]" office:value-type="float" office:value="0.82966136270917" calcext:value-type="float">
            <text:p>0,8296613627</text:p>
          </table:table-cell>
          <table:table-cell table:formula="of:=[.D735]+[.H735]*[.K735]" office:value-type="float" office:value="4.17239062913096" calcext:value-type="float">
            <text:p>4,1723906291</text:p>
          </table:table-cell>
        </table:table-row>
        <table:table-row table:style-name="ro1">
          <table:table-cell office:value-type="float" office:value="6.736479" calcext:value-type="float">
            <text:p>6,736479</text:p>
          </table:table-cell>
          <table:table-cell office:value-type="float" office:value="4.300003" calcext:value-type="float">
            <text:p>4,300003</text:p>
          </table:table-cell>
          <table:table-cell office:value-type="float" office:value="6.733" calcext:value-type="float">
            <text:p>6,733</text:p>
          </table:table-cell>
          <table:table-cell office:value-type="float" office:value="4.040955" calcext:value-type="float">
            <text:p>4,040955</text:p>
          </table:table-cell>
          <table:table-cell office:value-type="float" office:value="0.00125345" calcext:value-type="float">
            <text:p>0,00125345</text:p>
          </table:table-cell>
          <table:table-cell office:value-type="float" office:value="0.6397097" calcext:value-type="float">
            <text:p>0,6397097</text:p>
          </table:table-cell>
          <table:table-cell table:formula="of:=[.A736]-[.E736]" office:value-type="float" office:value="6.73522555" calcext:value-type="float">
            <text:p>6,73522555</text:p>
          </table:table-cell>
          <table:table-cell table:formula="of:=[.B736]-[.D736]" office:value-type="float" office:value="0.259048" calcext:value-type="float">
            <text:p>0,259048</text:p>
          </table:table-cell>
          <table:table-cell table:formula="of:=[.A736]-[.C736]" office:value-type="float" office:value="0.00347900000000045" calcext:value-type="float">
            <text:p>0,003479</text:p>
          </table:table-cell>
          <table:table-cell table:formula="of:=[.G736]-[.C736]" office:value-type="float" office:value="0.00222555000000035" calcext:value-type="float">
            <text:p>0,00222555</text:p>
          </table:table-cell>
          <table:table-cell table:formula="of:=[.J736]/[.I736]" office:value-type="float" office:value="0.639709686691596" calcext:value-type="float">
            <text:p>0,6397096867</text:p>
          </table:table-cell>
          <table:table-cell table:formula="of:=[.D736]+[.H736]*[.K736]" office:value-type="float" office:value="4.20667051491809" calcext:value-type="float">
            <text:p>4,2066705149</text:p>
          </table:table-cell>
        </table:table-row>
        <table:table-row table:style-name="ro1">
          <table:table-cell office:value-type="float" office:value="6.7389908" calcext:value-type="float">
            <text:p>6,7389908</text:p>
          </table:table-cell>
          <table:table-cell office:value-type="float" office:value="4.300003" calcext:value-type="float">
            <text:p>4,300003</text:p>
          </table:table-cell>
          <table:table-cell office:value-type="float" office:value="6.735" calcext:value-type="float">
            <text:p>6,735</text:p>
          </table:table-cell>
          <table:table-cell office:value-type="float" office:value="4.465718" calcext:value-type="float">
            <text:p>4,465718</text:p>
          </table:table-cell>
          <table:table-cell office:value-type="float" office:value="0.00125345" calcext:value-type="float">
            <text:p>0,00125345</text:p>
          </table:table-cell>
          <table:table-cell office:value-type="float" office:value="0.6859151" calcext:value-type="float">
            <text:p>0,6859151</text:p>
          </table:table-cell>
          <table:table-cell table:formula="of:=[.A737]-[.E737]" office:value-type="float" office:value="6.73773735" calcext:value-type="float">
            <text:p>6,73773735</text:p>
          </table:table-cell>
          <table:table-cell table:formula="of:=[.B737]-[.D737]" office:value-type="float" office:value="-0.165715" calcext:value-type="float">
            <text:p>-0,165715</text:p>
          </table:table-cell>
          <table:table-cell table:formula="of:=[.A737]-[.C737]" office:value-type="float" office:value="0.00399079999999952" calcext:value-type="float">
            <text:p>0,0039908</text:p>
          </table:table-cell>
          <table:table-cell table:formula="of:=[.G737]-[.C737]" office:value-type="float" office:value="0.00273734999999942" calcext:value-type="float">
            <text:p>0,00273735</text:p>
          </table:table-cell>
          <table:table-cell table:formula="of:=[.J737]/[.I737]" office:value-type="float" office:value="0.685915104740841" calcext:value-type="float">
            <text:p>0,6859151047</text:p>
          </table:table-cell>
          <table:table-cell table:formula="of:=[.D737]+[.H737]*[.K737]" office:value-type="float" office:value="4.35205157841787" calcext:value-type="float">
            <text:p>4,3520515784</text:p>
          </table:table-cell>
        </table:table-row>
        <table:table-row table:style-name="ro1">
          <table:table-cell office:value-type="float" office:value="6.7460091" calcext:value-type="float">
            <text:p>6,7460091</text:p>
          </table:table-cell>
          <table:table-cell office:value-type="float" office:value="4.450003" calcext:value-type="float">
            <text:p>4,450003</text:p>
          </table:table-cell>
          <table:table-cell office:value-type="float" office:value="6.738" calcext:value-type="float">
            <text:p>6,738</text:p>
          </table:table-cell>
          <table:table-cell office:value-type="float" office:value="4.186336" calcext:value-type="float">
            <text:p>4,186336</text:p>
          </table:table-cell>
          <table:table-cell office:value-type="float" office:value="0.00125345" calcext:value-type="float">
            <text:p>0,00125345</text:p>
          </table:table-cell>
          <table:table-cell office:value-type="float" office:value="0.8434967" calcext:value-type="float">
            <text:p>0,8434967</text:p>
          </table:table-cell>
          <table:table-cell table:formula="of:=[.A738]-[.E738]" office:value-type="float" office:value="6.74475565" calcext:value-type="float">
            <text:p>6,74475565</text:p>
          </table:table-cell>
          <table:table-cell table:formula="of:=[.B738]-[.D738]" office:value-type="float" office:value="0.263667" calcext:value-type="float">
            <text:p>0,263667</text:p>
          </table:table-cell>
          <table:table-cell table:formula="of:=[.A738]-[.C738]" office:value-type="float" office:value="0.00800910000000066" calcext:value-type="float">
            <text:p>0,0080091</text:p>
          </table:table-cell>
          <table:table-cell table:formula="of:=[.G738]-[.C738]" office:value-type="float" office:value="0.00675565000000056" calcext:value-type="float">
            <text:p>0,00675565</text:p>
          </table:table-cell>
          <table:table-cell table:formula="of:=[.J738]/[.I738]" office:value-type="float" office:value="0.843496772421371" calcext:value-type="float">
            <text:p>0,8434967724</text:p>
          </table:table-cell>
          <table:table-cell table:formula="of:=[.D738]+[.H738]*[.K738]" office:value-type="float" office:value="4.40873826349403" calcext:value-type="float">
            <text:p>4,4087382635</text:p>
          </table:table-cell>
        </table:table-row>
        <table:table-row table:style-name="ro1">
          <table:table-cell office:value-type="float" office:value="6.7670683" calcext:value-type="float">
            <text:p>6,7670683</text:p>
          </table:table-cell>
          <table:table-cell office:value-type="float" office:value="4.600003" calcext:value-type="float">
            <text:p>4,600003</text:p>
          </table:table-cell>
          <table:table-cell office:value-type="float" office:value="6.745" calcext:value-type="float">
            <text:p>6,745</text:p>
          </table:table-cell>
          <table:table-cell office:value-type="float" office:value="4.672405" calcext:value-type="float">
            <text:p>4,672405</text:p>
          </table:table-cell>
          <table:table-cell office:value-type="float" office:value="0.00125345" calcext:value-type="float">
            <text:p>0,00125345</text:p>
          </table:table-cell>
          <table:table-cell office:value-type="float" office:value="0.9432013" calcext:value-type="float">
            <text:p>0,9432013</text:p>
          </table:table-cell>
          <table:table-cell table:formula="of:=[.A739]-[.E739]" office:value-type="float" office:value="6.76581485" calcext:value-type="float">
            <text:p>6,76581485</text:p>
          </table:table-cell>
          <table:table-cell table:formula="of:=[.B739]-[.D739]" office:value-type="float" office:value="-0.0724019999999994" calcext:value-type="float">
            <text:p>-0,072402</text:p>
          </table:table-cell>
          <table:table-cell table:formula="of:=[.A739]-[.C739]" office:value-type="float" office:value="0.0220682999999999" calcext:value-type="float">
            <text:p>0,0220683</text:p>
          </table:table-cell>
          <table:table-cell table:formula="of:=[.G739]-[.C739]" office:value-type="float" office:value="0.0208148499999998" calcext:value-type="float">
            <text:p>0,02081485</text:p>
          </table:table-cell>
          <table:table-cell table:formula="of:=[.J739]/[.I739]" office:value-type="float" office:value="0.943201334040225" calcext:value-type="float">
            <text:p>0,943201334</text:p>
          </table:table-cell>
          <table:table-cell table:formula="of:=[.D739]+[.H739]*[.K739]" office:value-type="float" office:value="4.60411533701282" calcext:value-type="float">
            <text:p>4,604115337</text:p>
          </table:table-cell>
        </table:table-row>
        <table:table-row table:style-name="ro1">
          <table:table-cell office:value-type="float" office:value="6.7694998" calcext:value-type="float">
            <text:p>6,7694998</text:p>
          </table:table-cell>
          <table:table-cell office:value-type="float" office:value="4.750003" calcext:value-type="float">
            <text:p>4,750003</text:p>
          </table:table-cell>
          <table:table-cell office:value-type="float" office:value="6.766" calcext:value-type="float">
            <text:p>6,766</text:p>
          </table:table-cell>
          <table:table-cell office:value-type="float" office:value="4.531713" calcext:value-type="float">
            <text:p>4,531713</text:p>
          </table:table-cell>
          <table:table-cell office:value-type="float" office:value="0.00096485" calcext:value-type="float">
            <text:p>0,00096485</text:p>
          </table:table-cell>
          <table:table-cell office:value-type="float" office:value="0.7243128" calcext:value-type="float">
            <text:p>0,7243128</text:p>
          </table:table-cell>
          <table:table-cell table:formula="of:=[.A740]-[.E740]" office:value-type="float" office:value="6.76853495" calcext:value-type="float">
            <text:p>6,76853495</text:p>
          </table:table-cell>
          <table:table-cell table:formula="of:=[.B740]-[.D740]" office:value-type="float" office:value="0.21829" calcext:value-type="float">
            <text:p>0,21829</text:p>
          </table:table-cell>
          <table:table-cell table:formula="of:=[.A740]-[.C740]" office:value-type="float" office:value="0.00349980000000016" calcext:value-type="float">
            <text:p>0,0034998</text:p>
          </table:table-cell>
          <table:table-cell table:formula="of:=[.G740]-[.C740]" office:value-type="float" office:value="0.00253495000000026" calcext:value-type="float">
            <text:p>0,00253495</text:p>
          </table:table-cell>
          <table:table-cell table:formula="of:=[.J740]/[.I740]" office:value-type="float" office:value="0.724312817875347" calcext:value-type="float">
            <text:p>0,7243128179</text:p>
          </table:table-cell>
          <table:table-cell table:formula="of:=[.D740]+[.H740]*[.K740]" office:value-type="float" office:value="4.68982324501401" calcext:value-type="float">
            <text:p>4,689823245</text:p>
          </table:table-cell>
        </table:table-row>
        <table:table-row table:style-name="ro1">
          <table:table-cell office:value-type="float" office:value="6.7710036" calcext:value-type="float">
            <text:p>6,7710036</text:p>
          </table:table-cell>
          <table:table-cell office:value-type="float" office:value="4.750003" calcext:value-type="float">
            <text:p>4,750003</text:p>
          </table:table-cell>
          <table:table-cell office:value-type="float" office:value="6.769" calcext:value-type="float">
            <text:p>6,769</text:p>
          </table:table-cell>
          <table:table-cell office:value-type="float" office:value="4.908113" calcext:value-type="float">
            <text:p>4,908113</text:p>
          </table:table-cell>
          <table:table-cell office:value-type="float" office:value="0.00096485" calcext:value-type="float">
            <text:p>0,00096485</text:p>
          </table:table-cell>
          <table:table-cell office:value-type="float" office:value="0.5184418" calcext:value-type="float">
            <text:p>0,5184418</text:p>
          </table:table-cell>
          <table:table-cell table:formula="of:=[.A741]-[.E741]" office:value-type="float" office:value="6.77003875" calcext:value-type="float">
            <text:p>6,77003875</text:p>
          </table:table-cell>
          <table:table-cell table:formula="of:=[.B741]-[.D741]" office:value-type="float" office:value="-0.158110000000001" calcext:value-type="float">
            <text:p>-0,15811</text:p>
          </table:table-cell>
          <table:table-cell table:formula="of:=[.A741]-[.C741]" office:value-type="float" office:value="0.00200360000000011" calcext:value-type="float">
            <text:p>0,0020036</text:p>
          </table:table-cell>
          <table:table-cell table:formula="of:=[.G741]-[.C741]" office:value-type="float" office:value="0.0010387500000002" calcext:value-type="float">
            <text:p>0,00103875</text:p>
          </table:table-cell>
          <table:table-cell table:formula="of:=[.J741]/[.I741]" office:value-type="float" office:value="0.51844180475152" calcext:value-type="float">
            <text:p>0,5184418048</text:p>
          </table:table-cell>
          <table:table-cell table:formula="of:=[.D741]+[.H741]*[.K741]" office:value-type="float" office:value="4.82614216625074" calcext:value-type="float">
            <text:p>4,8261421663</text:p>
          </table:table-cell>
        </table:table-row>
        <table:table-row table:style-name="ro1">
          <table:table-cell office:value-type="float" office:value="6.7720062" calcext:value-type="float">
            <text:p>6,7720062</text:p>
          </table:table-cell>
          <table:table-cell office:value-type="float" office:value="4.750003" calcext:value-type="float">
            <text:p>4,750003</text:p>
          </table:table-cell>
          <table:table-cell office:value-type="float" office:value="6.77" calcext:value-type="float">
            <text:p>6,77</text:p>
          </table:table-cell>
          <table:table-cell office:value-type="float" office:value="4.668032" calcext:value-type="float">
            <text:p>4,668032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8749377" calcext:value-type="float">
            <text:p>0,8749377</text:p>
          </table:table-cell>
          <table:table-cell table:formula="of:=[.A742]-[.E742]" office:value-type="float" office:value="6.7717553" calcext:value-type="float">
            <text:p>6,7717553</text:p>
          </table:table-cell>
          <table:table-cell table:formula="of:=[.B742]-[.D742]" office:value-type="float" office:value="0.0819709999999994" calcext:value-type="float">
            <text:p>0,081971</text:p>
          </table:table-cell>
          <table:table-cell table:formula="of:=[.A742]-[.C742]" office:value-type="float" office:value="0.00200620000000029" calcext:value-type="float">
            <text:p>0,0020062</text:p>
          </table:table-cell>
          <table:table-cell table:formula="of:=[.G742]-[.C742]" office:value-type="float" office:value="0.00175530000000013" calcext:value-type="float">
            <text:p>0,0017553</text:p>
          </table:table-cell>
          <table:table-cell table:formula="of:=[.J742]/[.I742]" office:value-type="float" office:value="0.874937693151167" calcext:value-type="float">
            <text:p>0,8749376932</text:p>
          </table:table-cell>
          <table:table-cell table:formula="of:=[.D742]+[.H742]*[.K742]" office:value-type="float" office:value="4.73975151764529" calcext:value-type="float">
            <text:p>4,7397515176</text:p>
          </table:table-cell>
        </table:table-row>
        <table:table-row table:style-name="ro1">
          <table:table-cell office:value-type="float" office:value="6.772507" calcext:value-type="float">
            <text:p>6,772507</text:p>
          </table:table-cell>
          <table:table-cell office:value-type="float" office:value="4.750003" calcext:value-type="float">
            <text:p>4,750003</text:p>
          </table:table-cell>
          <table:table-cell office:value-type="float" office:value="6.772" calcext:value-type="float">
            <text:p>6,772</text:p>
          </table:table-cell>
          <table:table-cell office:value-type="float" office:value="4.821722" calcext:value-type="float">
            <text:p>4,821722</text:p>
          </table:table-cell>
          <table:table-cell office:value-type="float" office:value="0.0002504" calcext:value-type="float">
            <text:p>0,0002504</text:p>
          </table:table-cell>
          <table:table-cell office:value-type="float" office:value="0.5061144" calcext:value-type="float">
            <text:p>0,5061144</text:p>
          </table:table-cell>
          <table:table-cell table:formula="of:=[.A743]-[.E743]" office:value-type="float" office:value="6.7722566" calcext:value-type="float">
            <text:p>6,7722566</text:p>
          </table:table-cell>
          <table:table-cell table:formula="of:=[.B743]-[.D743]" office:value-type="float" office:value="-0.0717190000000008" calcext:value-type="float">
            <text:p>-0,071719</text:p>
          </table:table-cell>
          <table:table-cell table:formula="of:=[.A743]-[.C743]" office:value-type="float" office:value="0.000506999999999813" calcext:value-type="float">
            <text:p>0,000507</text:p>
          </table:table-cell>
          <table:table-cell table:formula="of:=[.G743]-[.C743]" office:value-type="float" office:value="0.000256600000000162" calcext:value-type="float">
            <text:p>0,0002566</text:p>
          </table:table-cell>
          <table:table-cell table:formula="of:=[.J743]/[.I743]" office:value-type="float" office:value="0.506114398422597" calcext:value-type="float">
            <text:p>0,5061143984</text:p>
          </table:table-cell>
          <table:table-cell table:formula="of:=[.D743]+[.H743]*[.K743]" office:value-type="float" office:value="4.78542398145953" calcext:value-type="float">
            <text:p>4,7854239815</text:p>
          </table:table-cell>
        </table:table-row>
        <table:table-row table:style-name="ro1">
          <table:table-cell office:value-type="float" office:value="6.7730093" calcext:value-type="float">
            <text:p>6,7730093</text:p>
          </table:table-cell>
          <table:table-cell office:value-type="float" office:value="4.750003" calcext:value-type="float">
            <text:p>4,750003</text:p>
          </table:table-cell>
          <table:table-cell office:value-type="float" office:value="6.772" calcext:value-type="float">
            <text:p>6,772</text:p>
          </table:table-cell>
          <table:table-cell office:value-type="float" office:value="4.713705" calcext:value-type="float">
            <text:p>4,713705</text:p>
          </table:table-cell>
          <table:table-cell office:value-type="float" office:value="0.0002504" calcext:value-type="float">
            <text:p>0,0002504</text:p>
          </table:table-cell>
          <table:table-cell office:value-type="float" office:value="0.7519073" calcext:value-type="float">
            <text:p>0,7519073</text:p>
          </table:table-cell>
          <table:table-cell table:formula="of:=[.A744]-[.E744]" office:value-type="float" office:value="6.7727589" calcext:value-type="float">
            <text:p>6,7727589</text:p>
          </table:table-cell>
          <table:table-cell table:formula="of:=[.B744]-[.D744]" office:value-type="float" office:value="0.0362979999999995" calcext:value-type="float">
            <text:p>0,036298</text:p>
          </table:table-cell>
          <table:table-cell table:formula="of:=[.A744]-[.C744]" office:value-type="float" office:value="0.00100929999999977" calcext:value-type="float">
            <text:p>0,0010093</text:p>
          </table:table-cell>
          <table:table-cell table:formula="of:=[.G744]-[.C744]" office:value-type="float" office:value="0.000758900000000118" calcext:value-type="float">
            <text:p>0,0007589</text:p>
          </table:table-cell>
          <table:table-cell table:formula="of:=[.J744]/[.I744]" office:value-type="float" office:value="0.751907262459419" calcext:value-type="float">
            <text:p>0,7519072625</text:p>
          </table:table-cell>
          <table:table-cell table:formula="of:=[.D744]+[.H744]*[.K744]" office:value-type="float" office:value="4.74099772981275" calcext:value-type="float">
            <text:p>4,7409977298</text:p>
          </table:table-cell>
        </table:table-row>
        <table:table-row table:style-name="ro1">
          <table:table-cell office:value-type="float" office:value="6.8004348" calcext:value-type="float">
            <text:p>6,8004348</text:p>
          </table:table-cell>
          <table:table-cell office:value-type="float" office:value="5.050003" calcext:value-type="float">
            <text:p>5,050003</text:p>
          </table:table-cell>
          <table:table-cell office:value-type="float" office:value="6.773" calcext:value-type="float">
            <text:p>6,773</text:p>
          </table:table-cell>
          <table:table-cell office:value-type="float" office:value="4.777296" calcext:value-type="float">
            <text:p>4,777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45]-[.E745]" office:value-type="float" office:value="6.8004348" calcext:value-type="float">
            <text:p>6,8004348</text:p>
          </table:table-cell>
          <table:table-cell table:formula="of:=[.B745]-[.D745]" office:value-type="float" office:value="0.272707" calcext:value-type="float">
            <text:p>0,272707</text:p>
          </table:table-cell>
          <table:table-cell table:formula="of:=[.A745]-[.C745]" office:value-type="float" office:value="0.0274348" calcext:value-type="float">
            <text:p>0,0274348</text:p>
          </table:table-cell>
          <table:table-cell table:formula="of:=[.G745]-[.C745]" office:value-type="float" office:value="0.0274348" calcext:value-type="float">
            <text:p>0,0274348</text:p>
          </table:table-cell>
          <table:table-cell table:formula="of:=[.J745]/[.I745]" office:value-type="float" office:value="1" calcext:value-type="float">
            <text:p>1</text:p>
          </table:table-cell>
          <table:table-cell table:formula="of:=[.D745]+[.H745]*[.K745]" office:value-type="float" office:value="5.050003" calcext:value-type="float">
            <text:p>5,050003</text:p>
          </table:table-cell>
        </table:table-row>
        <table:table-row table:style-name="ro1">
          <table:table-cell office:value-type="float" office:value="6.8034422" calcext:value-type="float">
            <text:p>6,8034422</text:p>
          </table:table-cell>
          <table:table-cell office:value-type="float" office:value="5" calcext:value-type="float">
            <text:p>5</text:p>
          </table:table-cell>
          <table:table-cell office:value-type="float" office:value="6.8" calcext:value-type="float">
            <text:p>6,8</text:p>
          </table:table-cell>
          <table:table-cell office:value-type="float" office:value="5.322711" calcext:value-type="float">
            <text:p>5,322711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8543373" calcext:value-type="float">
            <text:p>0,8543373</text:p>
          </table:table-cell>
          <table:table-cell table:formula="of:=[.A746]-[.E746]" office:value-type="float" office:value="6.8029408" calcext:value-type="float">
            <text:p>6,8029408</text:p>
          </table:table-cell>
          <table:table-cell table:formula="of:=[.B746]-[.D746]" office:value-type="float" office:value="-0.322711" calcext:value-type="float">
            <text:p>-0,322711</text:p>
          </table:table-cell>
          <table:table-cell table:formula="of:=[.A746]-[.C746]" office:value-type="float" office:value="0.00344220000000028" calcext:value-type="float">
            <text:p>0,0034422</text:p>
          </table:table-cell>
          <table:table-cell table:formula="of:=[.G746]-[.C746]" office:value-type="float" office:value="0.00294080000000019" calcext:value-type="float">
            <text:p>0,0029408</text:p>
          </table:table-cell>
          <table:table-cell table:formula="of:=[.J746]/[.I746]" office:value-type="float" office:value="0.854337342397288" calcext:value-type="float">
            <text:p>0,8543373424</text:p>
          </table:table-cell>
          <table:table-cell table:formula="of:=[.D746]+[.H746]*[.K746]" office:value-type="float" office:value="5.04700694189763" calcext:value-type="float">
            <text:p>5,0470069419</text:p>
          </table:table-cell>
        </table:table-row>
        <table:table-row table:style-name="ro1">
          <table:table-cell office:value-type="float" office:value="6.8349563" calcext:value-type="float">
            <text:p>6,8349563</text:p>
          </table:table-cell>
          <table:table-cell office:value-type="float" office:value="4.85" calcext:value-type="float">
            <text:p>4,85</text:p>
          </table:table-cell>
          <table:table-cell office:value-type="float" office:value="6.803" calcext:value-type="float">
            <text:p>6,803</text:p>
          </table:table-cell>
          <table:table-cell office:value-type="float" office:value="4.724297" calcext:value-type="float">
            <text:p>4,724297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9921612" calcext:value-type="float">
            <text:p>0,9921612</text:p>
          </table:table-cell>
          <table:table-cell table:formula="of:=[.A747]-[.E747]" office:value-type="float" office:value="6.8347058" calcext:value-type="float">
            <text:p>6,8347058</text:p>
          </table:table-cell>
          <table:table-cell table:formula="of:=[.B747]-[.D747]" office:value-type="float" office:value="0.125703" calcext:value-type="float">
            <text:p>0,125703</text:p>
          </table:table-cell>
          <table:table-cell table:formula="of:=[.A747]-[.C747]" office:value-type="float" office:value="0.0319563" calcext:value-type="float">
            <text:p>0,0319563</text:p>
          </table:table-cell>
          <table:table-cell table:formula="of:=[.G747]-[.C747]" office:value-type="float" office:value="0.0317058000000001" calcext:value-type="float">
            <text:p>0,0317058</text:p>
          </table:table-cell>
          <table:table-cell table:formula="of:=[.J747]/[.I747]" office:value-type="float" office:value="0.992161170097917" calcext:value-type="float">
            <text:p>0,9921611701</text:p>
          </table:table-cell>
          <table:table-cell table:formula="of:=[.D747]+[.H747]*[.K747]" office:value-type="float" office:value="4.84901463556482" calcext:value-type="float">
            <text:p>4,8490146356</text:p>
          </table:table-cell>
        </table:table-row>
        <table:table-row table:style-name="ro1">
          <table:table-cell office:value-type="float" office:value="6.8359597" calcext:value-type="float">
            <text:p>6,8359597</text:p>
          </table:table-cell>
          <table:table-cell office:value-type="float" office:value="4.85" calcext:value-type="float">
            <text:p>4,85</text:p>
          </table:table-cell>
          <table:table-cell office:value-type="float" office:value="6.835" calcext:value-type="float">
            <text:p>6,835</text:p>
          </table:table-cell>
          <table:table-cell office:value-type="float" office:value="4.974718" calcext:value-type="float">
            <text:p>4,974718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7389809" calcext:value-type="float">
            <text:p>0,7389809</text:p>
          </table:table-cell>
          <table:table-cell table:formula="of:=[.A748]-[.E748]" office:value-type="float" office:value="6.8357092" calcext:value-type="float">
            <text:p>6,8357092</text:p>
          </table:table-cell>
          <table:table-cell table:formula="of:=[.B748]-[.D748]" office:value-type="float" office:value="-0.124718000000001" calcext:value-type="float">
            <text:p>-0,124718</text:p>
          </table:table-cell>
          <table:table-cell table:formula="of:=[.A748]-[.C748]" office:value-type="float" office:value="0.000959700000000119" calcext:value-type="float">
            <text:p>0,0009597</text:p>
          </table:table-cell>
          <table:table-cell table:formula="of:=[.G748]-[.C748]" office:value-type="float" office:value="0.000709200000000187" calcext:value-type="float">
            <text:p>0,0007092</text:p>
          </table:table-cell>
          <table:table-cell table:formula="of:=[.J748]/[.I748]" office:value-type="float" office:value="0.73898093154121" calcext:value-type="float">
            <text:p>0,7389809315</text:p>
          </table:table-cell>
          <table:table-cell table:formula="of:=[.D748]+[.H748]*[.K748]" office:value-type="float" office:value="4.88255377618004" calcext:value-type="float">
            <text:p>4,8825537762</text:p>
          </table:table-cell>
        </table:table-row>
        <table:table-row table:style-name="ro1">
          <table:table-cell office:value-type="float" office:value="6.837965" calcext:value-type="float">
            <text:p>6,837965</text:p>
          </table:table-cell>
          <table:table-cell office:value-type="float" office:value="4.7" calcext:value-type="float">
            <text:p>4,7</text:p>
          </table:table-cell>
          <table:table-cell office:value-type="float" office:value="6.836" calcext:value-type="float">
            <text:p>6,836</text:p>
          </table:table-cell>
          <table:table-cell office:value-type="float" office:value="4.757835" calcext:value-type="float">
            <text:p>4,757835</text:p>
          </table:table-cell>
          <table:table-cell office:value-type="float" office:value="0.00075215" calcext:value-type="float">
            <text:p>0,00075215</text:p>
          </table:table-cell>
          <table:table-cell office:value-type="float" office:value="0.6172264" calcext:value-type="float">
            <text:p>0,6172264</text:p>
          </table:table-cell>
          <table:table-cell table:formula="of:=[.A749]-[.E749]" office:value-type="float" office:value="6.83721285" calcext:value-type="float">
            <text:p>6,83721285</text:p>
          </table:table-cell>
          <table:table-cell table:formula="of:=[.B749]-[.D749]" office:value-type="float" office:value="-0.0578349999999999" calcext:value-type="float">
            <text:p>-0,057835</text:p>
          </table:table-cell>
          <table:table-cell table:formula="of:=[.A749]-[.C749]" office:value-type="float" office:value="0.00196499999999933" calcext:value-type="float">
            <text:p>0,001965</text:p>
          </table:table-cell>
          <table:table-cell table:formula="of:=[.G749]-[.C749]" office:value-type="float" office:value="0.00121284999999904" calcext:value-type="float">
            <text:p>0,00121285</text:p>
          </table:table-cell>
          <table:table-cell table:formula="of:=[.J749]/[.I749]" office:value-type="float" office:value="0.61722646310405" calcext:value-type="float">
            <text:p>0,6172264631</text:p>
          </table:table-cell>
          <table:table-cell table:formula="of:=[.D749]+[.H749]*[.K749]" office:value-type="float" office:value="4.72213770750638" calcext:value-type="float">
            <text:p>4,7221377075</text:p>
          </table:table-cell>
        </table:table-row>
        <table:table-row table:style-name="ro1">
          <table:table-cell office:value-type="float" office:value="6.8689524" calcext:value-type="float">
            <text:p>6,8689524</text:p>
          </table:table-cell>
          <table:table-cell office:value-type="float" office:value="4.25" calcext:value-type="float">
            <text:p>4,25</text:p>
          </table:table-cell>
          <table:table-cell office:value-type="float" office:value="6.837" calcext:value-type="float">
            <text:p>6,837</text:p>
          </table:table-cell>
          <table:table-cell office:value-type="float" office:value="4.664302" calcext:value-type="float">
            <text:p>4,664302</text:p>
          </table:table-cell>
          <table:table-cell office:value-type="float" office:value="0.00075215" calcext:value-type="float">
            <text:p>0,00075215</text:p>
          </table:table-cell>
          <table:table-cell office:value-type="float" office:value="0.9764603" calcext:value-type="float">
            <text:p>0,9764603</text:p>
          </table:table-cell>
          <table:table-cell table:formula="of:=[.A750]-[.E750]" office:value-type="float" office:value="6.86820025" calcext:value-type="float">
            <text:p>6,86820025</text:p>
          </table:table-cell>
          <table:table-cell table:formula="of:=[.B750]-[.D750]" office:value-type="float" office:value="-0.414302" calcext:value-type="float">
            <text:p>-0,414302</text:p>
          </table:table-cell>
          <table:table-cell table:formula="of:=[.A750]-[.C750]" office:value-type="float" office:value="0.0319523999999998" calcext:value-type="float">
            <text:p>0,0319524</text:p>
          </table:table-cell>
          <table:table-cell table:formula="of:=[.G750]-[.C750]" office:value-type="float" office:value="0.0312002499999995" calcext:value-type="float">
            <text:p>0,03120025</text:p>
          </table:table-cell>
          <table:table-cell table:formula="of:=[.J750]/[.I750]" office:value-type="float" office:value="0.976460297192064" calcext:value-type="float">
            <text:p>0,9764602972</text:p>
          </table:table-cell>
          <table:table-cell table:formula="of:=[.D750]+[.H750]*[.K750]" office:value-type="float" office:value="4.25975254595273" calcext:value-type="float">
            <text:p>4,259752546</text:p>
          </table:table-cell>
        </table:table-row>
        <table:table-row table:style-name="ro1">
          <table:table-cell office:value-type="float" office:value="6.8699549" calcext:value-type="float">
            <text:p>6,8699549</text:p>
          </table:table-cell>
          <table:table-cell office:value-type="float" office:value="4.25" calcext:value-type="float">
            <text:p>4,25</text:p>
          </table:table-cell>
          <table:table-cell office:value-type="float" office:value="6.868" calcext:value-type="float">
            <text:p>6,868</text:p>
          </table:table-cell>
          <table:table-cell office:value-type="float" office:value="3.845449" calcext:value-type="float">
            <text:p>3,845449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718604" calcext:value-type="float">
            <text:p>0,8718604</text:p>
          </table:table-cell>
          <table:table-cell table:formula="of:=[.A751]-[.E751]" office:value-type="float" office:value="6.8697044" calcext:value-type="float">
            <text:p>6,8697044</text:p>
          </table:table-cell>
          <table:table-cell table:formula="of:=[.B751]-[.D751]" office:value-type="float" office:value="0.404551" calcext:value-type="float">
            <text:p>0,404551</text:p>
          </table:table-cell>
          <table:table-cell table:formula="of:=[.A751]-[.C751]" office:value-type="float" office:value="0.00195489999999943" calcext:value-type="float">
            <text:p>0,0019549</text:p>
          </table:table-cell>
          <table:table-cell table:formula="of:=[.G751]-[.C751]" office:value-type="float" office:value="0.0017043999999995" calcext:value-type="float">
            <text:p>0,0017044</text:p>
          </table:table-cell>
          <table:table-cell table:formula="of:=[.J751]/[.I751]" office:value-type="float" office:value="0.871860453220111" calcext:value-type="float">
            <text:p>0,8718604532</text:p>
          </table:table-cell>
          <table:table-cell table:formula="of:=[.D751]+[.H751]*[.K751]" office:value-type="float" office:value="4.19816101821065" calcext:value-type="float">
            <text:p>4,1981610182</text:p>
          </table:table-cell>
        </table:table-row>
        <table:table-row table:style-name="ro1">
          <table:table-cell office:value-type="float" office:value="6.871459" calcext:value-type="float">
            <text:p>6,871459</text:p>
          </table:table-cell>
          <table:table-cell office:value-type="float" office:value="4.25" calcext:value-type="float">
            <text:p>4,25</text:p>
          </table:table-cell>
          <table:table-cell office:value-type="float" office:value="6.87" calcext:value-type="float">
            <text:p>6,87</text:p>
          </table:table-cell>
          <table:table-cell office:value-type="float" office:value="4.602711" calcext:value-type="float">
            <text:p>4,602711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283071" calcext:value-type="float">
            <text:p>0,8283071</text:p>
          </table:table-cell>
          <table:table-cell table:formula="of:=[.A752]-[.E752]" office:value-type="float" office:value="6.8712085" calcext:value-type="float">
            <text:p>6,8712085</text:p>
          </table:table-cell>
          <table:table-cell table:formula="of:=[.B752]-[.D752]" office:value-type="float" office:value="-0.352711" calcext:value-type="float">
            <text:p>-0,352711</text:p>
          </table:table-cell>
          <table:table-cell table:formula="of:=[.A752]-[.C752]" office:value-type="float" office:value="0.00145899999999966" calcext:value-type="float">
            <text:p>0,001459</text:p>
          </table:table-cell>
          <table:table-cell table:formula="of:=[.G752]-[.C752]" office:value-type="float" office:value="0.00120849999999972" calcext:value-type="float">
            <text:p>0,0012085</text:p>
          </table:table-cell>
          <table:table-cell table:formula="of:=[.J752]/[.I752]" office:value-type="float" office:value="0.82830705962989" calcext:value-type="float">
            <text:p>0,8283070596</text:p>
          </table:table-cell>
          <table:table-cell table:formula="of:=[.D752]+[.H752]*[.K752]" office:value-type="float" office:value="4.31055798869088" calcext:value-type="float">
            <text:p>4,3105579887</text:p>
          </table:table-cell>
        </table:table-row>
        <table:table-row table:style-name="ro1">
          <table:table-cell office:value-type="float" office:value="6.8729631" calcext:value-type="float">
            <text:p>6,8729631</text:p>
          </table:table-cell>
          <table:table-cell office:value-type="float" office:value="4.25" calcext:value-type="float">
            <text:p>4,25</text:p>
          </table:table-cell>
          <table:table-cell office:value-type="float" office:value="6.871" calcext:value-type="float">
            <text:p>6,871</text:p>
          </table:table-cell>
          <table:table-cell office:value-type="float" office:value="3.957846" calcext:value-type="float">
            <text:p>3,957846</text:p>
          </table:table-cell>
          <table:table-cell office:value-type="float" office:value="0.00050155" calcext:value-type="float">
            <text:p>0,00050155</text:p>
          </table:table-cell>
          <table:table-cell office:value-type="float" office:value="0.7445112" calcext:value-type="float">
            <text:p>0,7445112</text:p>
          </table:table-cell>
          <table:table-cell table:formula="of:=[.A753]-[.E753]" office:value-type="float" office:value="6.87246155" calcext:value-type="float">
            <text:p>6,87246155</text:p>
          </table:table-cell>
          <table:table-cell table:formula="of:=[.B753]-[.D753]" office:value-type="float" office:value="0.292154" calcext:value-type="float">
            <text:p>0,292154</text:p>
          </table:table-cell>
          <table:table-cell table:formula="of:=[.A753]-[.C753]" office:value-type="float" office:value="0.00196309999999933" calcext:value-type="float">
            <text:p>0,0019631</text:p>
          </table:table-cell>
          <table:table-cell table:formula="of:=[.G753]-[.C753]" office:value-type="float" office:value="0.00146154999999926" calcext:value-type="float">
            <text:p>0,00146155</text:p>
          </table:table-cell>
          <table:table-cell table:formula="of:=[.J753]/[.I753]" office:value-type="float" office:value="0.744511232234606" calcext:value-type="float">
            <text:p>0,7445112322</text:p>
          </table:table-cell>
          <table:table-cell table:formula="of:=[.D753]+[.H753]*[.K753]" office:value-type="float" office:value="4.17535793454227" calcext:value-type="float">
            <text:p>4,1753579345</text:p>
          </table:table-cell>
        </table:table-row>
        <table:table-row table:style-name="ro1">
          <table:table-cell office:value-type="float" office:value="6.8744666" calcext:value-type="float">
            <text:p>6,8744666</text:p>
          </table:table-cell>
          <table:table-cell office:value-type="float" office:value="4.25" calcext:value-type="float">
            <text:p>4,25</text:p>
          </table:table-cell>
          <table:table-cell office:value-type="float" office:value="6.872" calcext:value-type="float">
            <text:p>6,872</text:p>
          </table:table-cell>
          <table:table-cell office:value-type="float" office:value="4.467511" calcext:value-type="float">
            <text:p>4,467511</text:p>
          </table:table-cell>
          <table:table-cell office:value-type="float" office:value="0.00050155" calcext:value-type="float">
            <text:p>0,00050155</text:p>
          </table:table-cell>
          <table:table-cell office:value-type="float" office:value="0.7966634" calcext:value-type="float">
            <text:p>0,7966634</text:p>
          </table:table-cell>
          <table:table-cell table:formula="of:=[.A754]-[.E754]" office:value-type="float" office:value="6.87396505" calcext:value-type="float">
            <text:p>6,87396505</text:p>
          </table:table-cell>
          <table:table-cell table:formula="of:=[.B754]-[.D754]" office:value-type="float" office:value="-0.217511" calcext:value-type="float">
            <text:p>-0,217511</text:p>
          </table:table-cell>
          <table:table-cell table:formula="of:=[.A754]-[.C754]" office:value-type="float" office:value="0.00246659999999999" calcext:value-type="float">
            <text:p>0,0024666</text:p>
          </table:table-cell>
          <table:table-cell table:formula="of:=[.G754]-[.C754]" office:value-type="float" office:value="0.00196504999999991" calcext:value-type="float">
            <text:p>0,00196505</text:p>
          </table:table-cell>
          <table:table-cell table:formula="of:=[.J754]/[.I754]" office:value-type="float" office:value="0.796663423335735" calcext:value-type="float">
            <text:p>0,7966634233</text:p>
          </table:table-cell>
          <table:table-cell table:formula="of:=[.D754]+[.H754]*[.K754]" office:value-type="float" office:value="4.29422794212682" calcext:value-type="float">
            <text:p>4,2942279421</text:p>
          </table:table-cell>
        </table:table-row>
        <table:table-row table:style-name="ro1">
          <table:table-cell office:value-type="float" office:value="6.8754694" calcext:value-type="float">
            <text:p>6,8754694</text:p>
          </table:table-cell>
          <table:table-cell office:value-type="float" office:value="4.25" calcext:value-type="float">
            <text:p>4,25</text:p>
          </table:table-cell>
          <table:table-cell office:value-type="float" office:value="6.874" calcext:value-type="float">
            <text:p>6,874</text:p>
          </table:table-cell>
          <table:table-cell office:value-type="float" office:value="4.076716" calcext:value-type="float">
            <text:p>4,076716</text:p>
          </table:table-cell>
          <table:table-cell office:value-type="float" office:value="0.00050155" calcext:value-type="float">
            <text:p>0,00050155</text:p>
          </table:table-cell>
          <table:table-cell office:value-type="float" office:value="0.6586702" calcext:value-type="float">
            <text:p>0,6586702</text:p>
          </table:table-cell>
          <table:table-cell table:formula="of:=[.A755]-[.E755]" office:value-type="float" office:value="6.87496785" calcext:value-type="float">
            <text:p>6,87496785</text:p>
          </table:table-cell>
          <table:table-cell table:formula="of:=[.B755]-[.D755]" office:value-type="float" office:value="0.173284" calcext:value-type="float">
            <text:p>0,173284</text:p>
          </table:table-cell>
          <table:table-cell table:formula="of:=[.A755]-[.C755]" office:value-type="float" office:value="0.0014694000000004" calcext:value-type="float">
            <text:p>0,0014694</text:p>
          </table:table-cell>
          <table:table-cell table:formula="of:=[.G755]-[.C755]" office:value-type="float" office:value="0.000967850000000325" calcext:value-type="float">
            <text:p>0,00096785</text:p>
          </table:table-cell>
          <table:table-cell table:formula="of:=[.J755]/[.I755]" office:value-type="float" office:value="0.658670205526108" calcext:value-type="float">
            <text:p>0,6586702055</text:p>
          </table:table-cell>
          <table:table-cell table:formula="of:=[.D755]+[.H755]*[.K755]" office:value-type="float" office:value="4.19085300789439" calcext:value-type="float">
            <text:p>4,1908530079</text:p>
          </table:table-cell>
        </table:table-row>
        <table:table-row table:style-name="ro1">
          <table:table-cell office:value-type="float" office:value="6.9019757" calcext:value-type="float">
            <text:p>6,9019757</text:p>
          </table:table-cell>
          <table:table-cell office:value-type="float" office:value="3.949999" calcext:value-type="float">
            <text:p>3,949999</text:p>
          </table:table-cell>
          <table:table-cell office:value-type="float" office:value="6.875" calcext:value-type="float">
            <text:p>6,875</text:p>
          </table:table-cell>
          <table:table-cell office:value-type="float" office:value="4.364136" calcext:value-type="float">
            <text:p>4,3641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56]-[.E756]" office:value-type="float" office:value="6.9019757" calcext:value-type="float">
            <text:p>6,9019757</text:p>
          </table:table-cell>
          <table:table-cell table:formula="of:=[.B756]-[.D756]" office:value-type="float" office:value="-0.414137" calcext:value-type="float">
            <text:p>-0,414137</text:p>
          </table:table-cell>
          <table:table-cell table:formula="of:=[.A756]-[.C756]" office:value-type="float" office:value="0.0269756999999995" calcext:value-type="float">
            <text:p>0,0269757</text:p>
          </table:table-cell>
          <table:table-cell table:formula="of:=[.G756]-[.C756]" office:value-type="float" office:value="0.0269756999999995" calcext:value-type="float">
            <text:p>0,0269757</text:p>
          </table:table-cell>
          <table:table-cell table:formula="of:=[.J756]/[.I756]" office:value-type="float" office:value="1" calcext:value-type="float">
            <text:p>1</text:p>
          </table:table-cell>
          <table:table-cell table:formula="of:=[.D756]+[.H756]*[.K756]" office:value-type="float" office:value="3.949999" calcext:value-type="float">
            <text:p>3,949999</text:p>
          </table:table-cell>
        </table:table-row>
        <table:table-row table:style-name="ro1">
          <table:table-cell office:value-type="float" office:value="6.9034795" calcext:value-type="float">
            <text:p>6,9034795</text:p>
          </table:table-cell>
          <table:table-cell office:value-type="float" office:value="3.949999" calcext:value-type="float">
            <text:p>3,949999</text:p>
          </table:table-cell>
          <table:table-cell office:value-type="float" office:value="6.902" calcext:value-type="float">
            <text:p>6,902</text:p>
          </table:table-cell>
          <table:table-cell office:value-type="float" office:value="3.535863" calcext:value-type="float">
            <text:p>3,5358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57]-[.E757]" office:value-type="float" office:value="6.9034795" calcext:value-type="float">
            <text:p>6,9034795</text:p>
          </table:table-cell>
          <table:table-cell table:formula="of:=[.B757]-[.D757]" office:value-type="float" office:value="0.414136" calcext:value-type="float">
            <text:p>0,414136</text:p>
          </table:table-cell>
          <table:table-cell table:formula="of:=[.A757]-[.C757]" office:value-type="float" office:value="0.00147949999999941" calcext:value-type="float">
            <text:p>0,0014795</text:p>
          </table:table-cell>
          <table:table-cell table:formula="of:=[.G757]-[.C757]" office:value-type="float" office:value="0.00147949999999941" calcext:value-type="float">
            <text:p>0,0014795</text:p>
          </table:table-cell>
          <table:table-cell table:formula="of:=[.J757]/[.I757]" office:value-type="float" office:value="1" calcext:value-type="float">
            <text:p>1</text:p>
          </table:table-cell>
          <table:table-cell table:formula="of:=[.D757]+[.H757]*[.K757]" office:value-type="float" office:value="3.949999" calcext:value-type="float">
            <text:p>3,949999</text:p>
          </table:table-cell>
        </table:table-row>
        <table:table-row table:style-name="ro1">
          <table:table-cell office:value-type="float" office:value="6.9054849" calcext:value-type="float">
            <text:p>6,9054849</text:p>
          </table:table-cell>
          <table:table-cell office:value-type="float" office:value="3.949999" calcext:value-type="float">
            <text:p>3,949999</text:p>
          </table:table-cell>
          <table:table-cell office:value-type="float" office:value="6.903" calcext:value-type="float">
            <text:p>6,903</text:p>
          </table:table-cell>
          <table:table-cell office:value-type="float" office:value="4.364136" calcext:value-type="float">
            <text:p>4,3641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58]-[.E758]" office:value-type="float" office:value="6.9054849" calcext:value-type="float">
            <text:p>6,9054849</text:p>
          </table:table-cell>
          <table:table-cell table:formula="of:=[.B758]-[.D758]" office:value-type="float" office:value="-0.414137" calcext:value-type="float">
            <text:p>-0,414137</text:p>
          </table:table-cell>
          <table:table-cell table:formula="of:=[.A758]-[.C758]" office:value-type="float" office:value="0.00248489999999979" calcext:value-type="float">
            <text:p>0,0024849</text:p>
          </table:table-cell>
          <table:table-cell table:formula="of:=[.G758]-[.C758]" office:value-type="float" office:value="0.00248489999999979" calcext:value-type="float">
            <text:p>0,0024849</text:p>
          </table:table-cell>
          <table:table-cell table:formula="of:=[.J758]/[.I758]" office:value-type="float" office:value="1" calcext:value-type="float">
            <text:p>1</text:p>
          </table:table-cell>
          <table:table-cell table:formula="of:=[.D758]+[.H758]*[.K758]" office:value-type="float" office:value="3.949999" calcext:value-type="float">
            <text:p>3,949999</text:p>
          </table:table-cell>
        </table:table-row>
        <table:table-row table:style-name="ro1">
          <table:table-cell office:value-type="float" office:value="6.9204718" calcext:value-type="float">
            <text:p>6,9204718</text:p>
          </table:table-cell>
          <table:table-cell office:value-type="float" office:value="3.949999" calcext:value-type="float">
            <text:p>3,949999</text:p>
          </table:table-cell>
          <table:table-cell office:value-type="float" office:value="6.905" calcext:value-type="float">
            <text:p>6,905</text:p>
          </table:table-cell>
          <table:table-cell office:value-type="float" office:value="3.535863" calcext:value-type="float">
            <text:p>3,5358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59]-[.E759]" office:value-type="float" office:value="6.9204718" calcext:value-type="float">
            <text:p>6,9204718</text:p>
          </table:table-cell>
          <table:table-cell table:formula="of:=[.B759]-[.D759]" office:value-type="float" office:value="0.414136" calcext:value-type="float">
            <text:p>0,414136</text:p>
          </table:table-cell>
          <table:table-cell table:formula="of:=[.A759]-[.C759]" office:value-type="float" office:value="0.0154717999999994" calcext:value-type="float">
            <text:p>0,0154718</text:p>
          </table:table-cell>
          <table:table-cell table:formula="of:=[.G759]-[.C759]" office:value-type="float" office:value="0.0154717999999994" calcext:value-type="float">
            <text:p>0,0154718</text:p>
          </table:table-cell>
          <table:table-cell table:formula="of:=[.J759]/[.I759]" office:value-type="float" office:value="1" calcext:value-type="float">
            <text:p>1</text:p>
          </table:table-cell>
          <table:table-cell table:formula="of:=[.D759]+[.H759]*[.K759]" office:value-type="float" office:value="3.949999" calcext:value-type="float">
            <text:p>3,949999</text:p>
          </table:table-cell>
        </table:table-row>
        <table:table-row table:style-name="ro1">
          <table:table-cell table:style-name="ce1" office:value-type="float" office:value="13.5272378" calcext:value-type="float">
            <text:p>13,5272378</text:p>
          </table:table-cell>
          <table:table-cell table:style-name="ce1" office:value-type="float" office:value="-0.2500016" calcext:value-type="float">
            <text:p>-0,2500016</text:p>
          </table:table-cell>
          <table:table-cell table:style-name="ce1" office:value-type="float" office:value="13.525" calcext:value-type="float">
            <text:p>13,525</text:p>
          </table:table-cell>
          <table:table-cell table:style-name="ce1" office:value-type="float" office:value="0.3948853" calcext:value-type="float">
            <text:p>0,3948853</text:p>
          </table:table-cell>
          <table:table-cell table:style-name="ce1" office:value-type="float" office:value="0.00050125" calcext:value-type="float">
            <text:p>0,00050125</text:p>
          </table:table-cell>
          <table:table-cell table:style-name="ce1" office:value-type="float" office:value="0.7760077" calcext:value-type="float">
            <text:p>0,7760077</text:p>
          </table:table-cell>
          <table:table-cell table:formula="of:=[.A760]-[.E760]" office:value-type="float" office:value="13.52673655" calcext:value-type="float">
            <text:p>13,52673655</text:p>
          </table:table-cell>
          <table:table-cell table:formula="of:=[.B760]-[.D760]" office:value-type="float" office:value="-0.6448869" calcext:value-type="float">
            <text:p>-0,6448869</text:p>
          </table:table-cell>
          <table:table-cell table:formula="of:=[.A760]-[.C760]" office:value-type="float" office:value="0.00223779999999962" calcext:value-type="float">
            <text:p>0,0022378</text:p>
          </table:table-cell>
          <table:table-cell table:formula="of:=[.G760]-[.C760]" office:value-type="float" office:value="0.00173655000000039" calcext:value-type="float">
            <text:p>0,00173655</text:p>
          </table:table-cell>
          <table:table-cell table:formula="of:=[.J760]/[.I760]" office:value-type="float" office:value="0.776007686120602" calcext:value-type="float">
            <text:p>0,7760076861</text:p>
          </table:table-cell>
          <table:table-cell table:formula="of:=[.D760]+[.H760]*[.K760]" office:value-type="float" office:value="-0.105551891078488" calcext:value-type="float">
            <text:p>-0,1055518911</text:p>
          </table:table-cell>
        </table:table-row>
        <table:table-row table:style-name="ro1">
          <table:table-cell table:style-name="ce1" office:value-type="float" office:value="11.4116079" calcext:value-type="float">
            <text:p>11,4116079</text:p>
          </table:table-cell>
          <table:table-cell table:style-name="ce1" office:value-type="float" office:value="2.500002" calcext:value-type="float">
            <text:p>2,500002</text:p>
          </table:table-cell>
          <table:table-cell table:style-name="ce1" office:value-type="float" office:value="11.385" calcext:value-type="float">
            <text:p>11,385</text:p>
          </table:table-cell>
          <table:table-cell table:style-name="ce1" office:value-type="float" office:value="2.182167" calcext:value-type="float">
            <text:p>2,182167</text:p>
          </table:table-cell>
          <table:table-cell table:style-name="ce1" office:value-type="float" office:value="0.00025075" calcext:value-type="float">
            <text:p>0,00025075</text:p>
          </table:table-cell>
          <table:table-cell table:style-name="ce1" office:value-type="float" office:value="0.9905761" calcext:value-type="float">
            <text:p>0,9905761</text:p>
          </table:table-cell>
          <table:table-cell table:formula="of:=[.A761]-[.E761]" office:value-type="float" office:value="11.41135715" calcext:value-type="float">
            <text:p>11,41135715</text:p>
          </table:table-cell>
          <table:table-cell table:formula="of:=[.B761]-[.D761]" office:value-type="float" office:value="0.317835" calcext:value-type="float">
            <text:p>0,317835</text:p>
          </table:table-cell>
          <table:table-cell table:formula="of:=[.A761]-[.C761]" office:value-type="float" office:value="0.0266079000000001" calcext:value-type="float">
            <text:p>0,0266079</text:p>
          </table:table-cell>
          <table:table-cell table:formula="of:=[.G761]-[.C761]" office:value-type="float" office:value="0.0263571500000008" calcext:value-type="float">
            <text:p>0,02635715</text:p>
          </table:table-cell>
          <table:table-cell table:formula="of:=[.J761]/[.I761]" office:value-type="float" office:value="0.990576107096039" calcext:value-type="float">
            <text:p>0,9905761071</text:p>
          </table:table-cell>
          <table:table-cell table:formula="of:=[.D761]+[.H761]*[.K761]" office:value-type="float" office:value="2.49700675699887" calcext:value-type="float">
            <text:p>2,4970067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7T16:08:21.261000000</dc:date>
    <meta:editing-duration>PT2H7M13S</meta:editing-duration>
    <meta:editing-cycles>1</meta:editing-cycles>
    <meta:document-statistic meta:table-count="1" meta:cell-count="9132" meta:object-count="0"/>
    <meta:generator>LibreOffice/5.1.6.2$Windows_x86 LibreOffice_project/07ac168c60a517dba0f0d7bc7540f5afa45f0909</meta:generator>
  </office:meta>
</office:document-meta>
</file>